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3.69pt"/>
    </style:style>
    <style:style style:name="co2" style:family="table-column">
      <style:table-column-properties fo:break-before="auto" style:column-width="177.25pt"/>
    </style:style>
    <style:style style:name="co3" style:family="table-column">
      <style:table-column-properties fo:break-before="auto" style:column-width="333.21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257.95pt"/>
    </style:style>
    <style:style style:name="co6" style:family="table-column">
      <style:table-column-properties fo:break-before="auto" style:column-width="113.75pt"/>
    </style:style>
    <style:style style:name="co7" style:family="table-column">
      <style:table-column-properties fo:break-before="auto" style:column-width="17.4pt"/>
    </style:style>
    <style:style style:name="co8" style:family="table-column">
      <style:table-column-properties fo:break-before="auto" style:column-width="34.61pt"/>
    </style:style>
    <style:style style:name="co9" style:family="table-column">
      <style:table-column-properties fo:break-before="auto" style:column-width="19.76pt"/>
    </style:style>
    <style:style style:name="co10" style:family="table-column">
      <style:table-column-properties fo:break-before="auto" style:column-width="36.96pt"/>
    </style:style>
    <style:style style:name="co11" style:family="table-column">
      <style:table-column-properties fo:break-before="auto" style:column-width="49.49pt"/>
    </style:style>
    <style:style style:name="co12" style:family="table-column">
      <style:table-column-properties fo:break-before="auto" style:column-width="35.4pt"/>
    </style:style>
    <style:style style:name="co13" style:family="table-column">
      <style:table-column-properties fo:break-before="auto" style:column-width="37.76pt"/>
    </style:style>
    <style:style style:name="co14" style:family="table-column">
      <style:table-column-properties fo:break-before="auto" style:column-width="32.26pt"/>
    </style:style>
    <style:style style:name="co15" style:family="table-column">
      <style:table-column-properties fo:break-before="auto" style:column-width="30.7pt"/>
    </style:style>
    <style:style style:name="co16" style:family="table-column">
      <style:table-column-properties fo:break-before="auto" style:column-width="13.44pt"/>
    </style:style>
    <style:style style:name="co17" style:family="table-column">
      <style:table-column-properties fo:break-before="auto" style:column-width="25.2pt"/>
    </style:style>
    <style:style style:name="co18" style:family="table-column">
      <style:table-column-properties fo:break-before="auto" style:column-width="14.26pt"/>
    </style:style>
    <style:style style:name="co19" style:family="table-column">
      <style:table-column-properties fo:break-before="auto" style:column-width="31.49pt"/>
    </style:style>
    <style:style style:name="co20" style:family="table-column">
      <style:table-column-properties fo:break-before="auto" style:column-width="16.61pt"/>
    </style:style>
    <style:style style:name="co21" style:family="table-column">
      <style:table-column-properties fo:break-before="auto" style:column-width="33.85pt"/>
    </style:style>
    <style:style style:name="co22" style:family="table-column">
      <style:table-column-properties fo:break-before="auto" style:column-width="33.05pt"/>
    </style:style>
    <style:style style:name="co23" style:family="table-column">
      <style:table-column-properties fo:break-before="auto" style:column-width="18.14pt"/>
    </style:style>
    <style:style style:name="co24" style:family="table-column">
      <style:table-column-properties fo:break-before="auto" style:column-width="15.05pt"/>
    </style:style>
    <style:style style:name="co25" style:family="table-column">
      <style:table-column-properties fo:break-before="auto" style:column-width="38.55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294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la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Flag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-S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-D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AT</text:p>
          </table:table-cell>
          <table:table-cell office:value-type="string" calcext:value-type="string">
            <text:p>de-CH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AE</text:p>
          </table:table-cell>
          <table:table-cell office:value-type="string" calcext:value-type="string">
            <text:p>en-AU</text:p>
          </table:table-cell>
          <table:table-cell office:value-type="string" calcext:value-type="string">
            <text:p>en-CA</text:p>
          </table:table-cell>
          <table:table-cell office:value-type="string" calcext:value-type="string">
            <text:p>en-CZ</text:p>
          </table:table-cell>
          <table:table-cell office:value-type="string" calcext:value-type="string">
            <text:p>en-GB</text:p>
          </table:table-cell>
          <table:table-cell office:value-type="string" calcext:value-type="string">
            <text:p>en-GR</text:p>
          </table:table-cell>
          <table:table-cell office:value-type="string" calcext:value-type="string">
            <text:p>en-HK</text:p>
          </table:table-cell>
          <table:table-cell office:value-type="string" calcext:value-type="string">
            <text:p>en-HU</text:p>
          </table:table-cell>
          <table:table-cell office:value-type="string" calcext:value-type="string">
            <text:p>en-IE</text:p>
          </table:table-cell>
          <table:table-cell office:value-type="string" calcext:value-type="string">
            <text:p>en-IL</text:p>
          </table:table-cell>
          <table:table-cell office:value-type="string" calcext:value-type="string">
            <text:p>en-IN</text:p>
          </table:table-cell>
          <table:table-cell office:value-type="string" calcext:value-type="string">
            <text:p>en-NZ</text:p>
          </table:table-cell>
          <table:table-cell office:value-type="string" calcext:value-type="string">
            <text:p>en-SA</text:p>
          </table:table-cell>
          <table:table-cell office:value-type="string" calcext:value-type="string">
            <text:p>en-SG</text:p>
          </table:table-cell>
          <table:table-cell office:value-type="string" calcext:value-type="string">
            <text:p>en-SK</text:p>
          </table:table-cell>
          <table:table-cell office:value-type="string" calcext:value-type="string">
            <text:p>en-US</text:p>
          </table:table-cell>
          <table:table-cell office:value-type="string" calcext:value-type="string">
            <text:p>en-Z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R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es-CO</text:p>
          </table:table-cell>
          <table:table-cell office:value-type="string" calcext:value-type="string">
            <text:p>es-ES</text:p>
          </table:table-cell>
          <table:table-cell office:value-type="string" calcext:value-type="string">
            <text:p>es-MX</text:p>
          </table:table-cell>
          <table:table-cell office:value-type="string" calcext:value-type="string">
            <text:p>es-U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-FI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BE</text:p>
          </table:table-cell>
          <table:table-cell office:value-type="string" calcext:value-type="string">
            <text:p>fr-CA</text:p>
          </table:table-cell>
          <table:table-cell office:value-type="string" calcext:value-type="string">
            <text:p>fr-CH</text:p>
          </table:table-cell>
          <table:table-cell office:value-type="string" calcext:value-type="string">
            <text:p>fr-FR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-IL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-I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-JP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-K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b-N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-BE</text:p>
          </table:table-cell>
          <table:table-cell office:value-type="string" calcext:value-type="string">
            <text:p>nl-N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l-P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pt-PT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-RU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v-S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-TR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zh-CN</text:p>
          </table:table-cell>
          <table:table-cell office:value-type="string" calcext:value-type="string">
            <text:p>zh-HK</text:p>
          </table:table-cell>
          <table:table-cell office:value-type="string" calcext:value-type="string">
            <text:p>zh-SG</text:p>
          </table:table-cell>
          <table:table-cell office:value-type="string" calcext:value-type="string">
            <text:p>zh-TW</text:p>
          </table:table-cell>
        </table:table-row>
        <table:table-row table:style-name="ro2">
          <table:table-cell office:value-type="string" calcext:value-type="string">
            <text:p>54d1ca14-852e-4c21-ba7b-ed46223f99d0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Level your Librarian up to LVL 10</text:p>
          </table:table-cell>
          <table:table-cell table:formula="of:=MATCH([.C2];Value;1)" office:value-type="float" office:value="36" calcext:value-type="float">
            <text:p>36</text:p>
          </table:table-cell>
          <table:table-cell table:formula="of:=INDIRECT(ADDRESS([.D2];1;1;1;&quot;en-US&quot;))" office:value-type="string" office:string-value="$ACHV_AZRA_LVL_10_DESC" calcext:value-type="string">
            <text:p>$ACHV_AZRA_LVL_10_DESC</text:p>
          </table:table-cell>
          <table:table-cell table:number-columns-repeated="5"/>
          <table:table-cell table:formula="of:=INDIRECT(ADDRESS(MATCH([.$E2];DEFlag;1) ;2;1;1;[.$N$1]))" office:value-type="string" office:string-value="Bringe deine Bibliothekarin auf Level 10" calcext:value-type="string">
            <text:p>Bringe deine Bibliothekarin auf Level 10</text:p>
          </table:table-cell>
          <table:table-cell table:number-columns-repeated="2"/>
          <table:table-cell table:formula="of:=INDIRECT(ADDRESS(MATCH([.$E2];DEFlag;1) ;2;1;1;[.$N$1]))" office:value-type="string" office:string-value="Bringe deine Bibliothekarin auf Level 10" calcext:value-type="string">
            <text:p>Bringe deine Bibliothekarin auf Level 10</text:p>
          </table:table-cell>
          <table:table-cell table:formula="of:=[.$C2]" office:value-type="string" office:string-value="Level your Librarian up to LVL 10" calcext:value-type="string">
            <text:p>Level your Librarian up to LVL 10</text:p>
          </table:table-cell>
          <table:table-cell table:number-columns-repeated="15"/>
          <table:table-cell table:formula="of:=[.$C2]" office:value-type="string" office:string-value="Level your Librarian up to LVL 10" calcext:value-type="string">
            <text:p>Level your Librarian up to LVL 10</text:p>
          </table:table-cell>
          <table:table-cell/>
          <table:table-cell table:formula="of:=INDIRECT(ADDRESS(MATCH([.$E2];ESFlag;1) ;2;1;1;[.$AK$1]))" office:value-type="string" office:string-value="Alcanza el nivel 10 con la Bibliotecaria" calcext:value-type="string">
            <text:p>Alcanza el nivel 10 con la Bibliotecaria</text:p>
          </table:table-cell>
          <table:table-cell table:number-columns-repeated="3"/>
          <table:table-cell table:formula="of:=INDIRECT(ADDRESS(MATCH([.$E2];ESFlag;1) ;2;1;1;[.$AK$1]))" office:value-type="string" office:string-value="Alcanza el nivel 10 con la Bibliotecaria" calcext:value-type="string">
            <text:p>Alcanza el nivel 10 con la Bibliotecaria</text:p>
          </table:table-cell>
          <table:table-cell table:number-columns-repeated="4"/>
          <table:table-cell table:formula="of:=INDIRECT(ADDRESS(MATCH([.$E2];FRFlag;1) ;2;1;1;[.$AT$1]))" office:value-type="string" office:string-value="Améliorer votre Érudite jusqu'au NIV 10" calcext:value-type="string">
            <text:p>Améliorer votre Érudite jusqu'au NIV 10</text:p>
          </table:table-cell>
          <table:table-cell table:number-columns-repeated="3"/>
          <table:table-cell table:formula="of:=INDIRECT(ADDRESS(MATCH([.$E2];FRFlag;1) ;2;1;1;[.$AT$1]))" office:value-type="string" office:string-value="Améliorer votre Érudite jusqu'au NIV 10" calcext:value-type="string">
            <text:p>Améliorer votre Érudite jusqu'au NIV 10</text:p>
          </table:table-cell>
          <table:table-cell table:number-columns-repeated="2"/>
          <table:table-cell table:formula="of:=INDIRECT(ADDRESS(MATCH([.$E2];ITFlag;1) ;2;1;1;[.$AX$1]))" office:value-type="string" office:string-value="Raggiungi il LIV 10 con la tua bibliotecaria" calcext:value-type="string">
            <text:p>Raggiungi il LIV 10 con la tua bibliotecaria</text:p>
          </table:table-cell>
          <table:table-cell table:formula="of:=INDIRECT(ADDRESS(MATCH([.$E2];ITFlag;1) ;2;1;1;[.$AX$1]))" office:value-type="string" office:string-value="Raggiungi il LIV 10 con la tua bibliotecaria" calcext:value-type="string">
            <text:p>Raggiungi il LIV 10 con la tua bibliotecaria</text:p>
          </table:table-cell>
          <table:table-cell table:formula="of:=INDIRECT(ADDRESS(MATCH([.$E2];JPFlag;1) ;2;1;1;[.$AZ$1]))" office:value-type="string" office:string-value="司書のレベルが10になった" calcext:value-type="string">
            <text:p>司書のレベルが10になった</text:p>
          </table:table-cell>
          <table:table-cell table:formula="of:=INDIRECT(ADDRESS(MATCH([.$E2];JPFlag;1) ;2;1;1;[.$AZ$1]))" office:value-type="string" office:string-value="司書のレベルが10になった" calcext:value-type="string">
            <text:p>司書のレベルが10になった</text:p>
          </table:table-cell>
          <table:table-cell table:formula="of:=INDIRECT(ADDRESS(MATCH([.$E2];KOFlag;1) ;2;1;1;[.$BB$1]))" office:value-type="string" office:string-value="사서 레벨 10 달성" calcext:value-type="string">
            <text:p>사서 레벨 10 달성</text:p>
          </table:table-cell>
          <table:table-cell table:formula="of:=INDIRECT(ADDRESS(MATCH([.$E2];KOFlag;1) ;2;1;1;[.$BB$1]))" office:value-type="string" office:string-value="사서 레벨 10 달성" calcext:value-type="string">
            <text:p>사서 레벨 10 달성</text:p>
          </table:table-cell>
          <table:table-cell table:number-columns-repeated="10"/>
          <table:table-cell table:formula="of:=INDIRECT(ADDRESS(MATCH([.$E2];RUFlag;1) ;2;1;1;[.$BN$1]))" office:value-type="string" office:string-value="Поднять уровень библиотекаря до 10" calcext:value-type="string">
            <text:p>Поднять уровень библиотекаря до 10</text:p>
          </table:table-cell>
          <table:table-cell table:formula="of:=INDIRECT(ADDRESS(MATCH([.$E2];RUFlag;1) ;2;1;1;[.$BN$1]))" office:value-type="string" office:string-value="Поднять уровень библиотекаря до 10" calcext:value-type="string">
            <text:p>Поднять уровень библиотекаря до 10</text:p>
          </table:table-cell>
          <table:table-cell table:number-columns-repeated="4"/>
          <table:table-cell table:formula="of:=INDIRECT(ADDRESS(MATCH([.$E2];ZHHansFlag;1) ;2;1;1;[.$BT$1]))" office:value-type="string" office:string-value="将你的图书管理员升级到10级" calcext:value-type="string">
            <text:p>将你的图书管理员升级到10级</text:p>
          </table:table-cell>
          <table:table-cell table:formula="of:=INDIRECT(ADDRESS(MATCH([.$E2];ZHHansFlag;1) ;2;1;1;[.$BT$1]))" office:value-type="string" office:string-value="将你的图书管理员升级到10级" calcext:value-type="string">
            <text:p>将你的图书管理员升级到10级</text:p>
          </table:table-cell>
          <table:table-cell table:formula="of:=INDIRECT(ADDRESS(MATCH([.$E2];ZHHantFlag;1) ;2;1;1;[.$BU$1]))" office:value-type="string" office:string-value="將你的圖書管理員升級到10級" calcext:value-type="string">
            <text:p>將你的圖書管理員升級到10級</text:p>
          </table:table-cell>
          <table:table-cell table:formula="of:=INDIRECT(ADDRESS(MATCH([.$E2];ZHHansFlag;1) ;2;1;1;[.$BT$1]))" office:value-type="string" office:string-value="将你的图书管理员升级到10级" calcext:value-type="string">
            <text:p>将你的图书管理员升级到10级</text:p>
          </table:table-cell>
          <table:table-cell table:formula="of:=INDIRECT(ADDRESS(MATCH([.$E2];ZHHantFlag;1) ;2;1;1;[.$BU$1]))" office:value-type="string" office:string-value="將你的圖書管理員升級到10級" calcext:value-type="string">
            <text:p>將你的圖書管理員升級到10級</text:p>
          </table:table-cell>
        </table:table-row>
        <table:table-row table:style-name="ro1">
          <table:table-cell office:value-type="string" calcext:value-type="string">
            <text:p>8601b3d2-042b-4091-8443-84cb5583e37f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Intro to Library Science</text:p>
          </table:table-cell>
          <table:table-cell table:formula="of:=MATCH([.C3];Value;1)" office:value-type="float" office:value="35" calcext:value-type="float">
            <text:p>35</text:p>
          </table:table-cell>
          <table:table-cell table:formula="of:=INDIRECT(ADDRESS([.D3];1;1;1;&quot;en-US&quot;))" office:value-type="string" office:string-value="$ACHV_AZRA_LVL_10_TITLE" calcext:value-type="string">
            <text:p>$ACHV_AZRA_LVL_10_TITLE</text:p>
          </table:table-cell>
          <table:table-cell table:number-columns-repeated="5"/>
          <table:table-cell table:formula="of:=INDIRECT(ADDRESS(MATCH([.$E3];DEFlag;1) ;2;1;1;[.$N$1]))" office:value-type="string" office:string-value="Büchereinräumer" calcext:value-type="string">
            <text:p>Büchereinräumer</text:p>
          </table:table-cell>
          <table:table-cell table:number-columns-repeated="2"/>
          <table:table-cell table:formula="of:=INDIRECT(ADDRESS(MATCH([.$E3];DEFlag;1) ;2;1;1;[.$N$1]))" office:value-type="string" office:string-value="Büchereinräumer" calcext:value-type="string">
            <text:p>Büchereinräumer</text:p>
          </table:table-cell>
          <table:table-cell table:formula="of:=[.$C3]" office:value-type="string" office:string-value="Intro to Library Science" calcext:value-type="string">
            <text:p>Intro to Library Science</text:p>
          </table:table-cell>
          <table:table-cell table:number-columns-repeated="15"/>
          <table:table-cell table:formula="of:=[.$C3]" office:value-type="string" office:string-value="Intro to Library Science" calcext:value-type="string">
            <text:p>Intro to Library Science</text:p>
          </table:table-cell>
          <table:table-cell/>
          <table:table-cell table:formula="of:=INDIRECT(ADDRESS(MATCH([.$E3];ESFlag;1) ;2;1;1;[.$AK$1]))" office:value-type="string" office:string-value="Introducción a la Biblioteconomía" calcext:value-type="string">
            <text:p>Introducción a la Biblioteconomía</text:p>
          </table:table-cell>
          <table:table-cell table:number-columns-repeated="3"/>
          <table:table-cell table:formula="of:=INDIRECT(ADDRESS(MATCH([.$E3];ESFlag;1) ;2;1;1;[.$AK$1]))" office:value-type="string" office:string-value="Introducción a la Biblioteconomía" calcext:value-type="string">
            <text:p>Introducción a la Biblioteconomía</text:p>
          </table:table-cell>
          <table:table-cell table:number-columns-repeated="4"/>
          <table:table-cell table:formula="of:=INDIRECT(ADDRESS(MATCH([.$E3];FRFlag;1) ;2;1;1;[.$AT$1]))" office:value-type="string" office:string-value="La science des bibliothèques" calcext:value-type="string">
            <text:p>La science des bibliothèques</text:p>
          </table:table-cell>
          <table:table-cell table:number-columns-repeated="3"/>
          <table:table-cell table:formula="of:=INDIRECT(ADDRESS(MATCH([.$E3];FRFlag;1) ;2;1;1;[.$AT$1]))" office:value-type="string" office:string-value="La science des bibliothèques" calcext:value-type="string">
            <text:p>La science des bibliothèques</text:p>
          </table:table-cell>
          <table:table-cell table:number-columns-repeated="2"/>
          <table:table-cell table:formula="of:=INDIRECT(ADDRESS(MATCH([.$E3];ITFlag;1) ;2;1;1;[.$AX$1]))" office:value-type="string" office:string-value="Introduzione alle scienze bibliotecarie" calcext:value-type="string">
            <text:p>Introduzione alle scienze bibliotecarie</text:p>
          </table:table-cell>
          <table:table-cell table:formula="of:=INDIRECT(ADDRESS(MATCH([.$E3];ITFlag;1) ;2;1;1;[.$AX$1]))" office:value-type="string" office:string-value="Introduzione alle scienze bibliotecarie" calcext:value-type="string">
            <text:p>Introduzione alle scienze bibliotecarie</text:p>
          </table:table-cell>
          <table:table-cell table:formula="of:=INDIRECT(ADDRESS(MATCH([.$E3];JPFlag;1) ;2;1;1;[.$AZ$1]))" office:value-type="string" office:string-value="図書館学入門" calcext:value-type="string">
            <text:p>図書館学入門</text:p>
          </table:table-cell>
          <table:table-cell table:formula="of:=INDIRECT(ADDRESS(MATCH([.$E3];JPFlag;1) ;2;1;1;[.$AZ$1]))" office:value-type="string" office:string-value="図書館学入門" calcext:value-type="string">
            <text:p>図書館学入門</text:p>
          </table:table-cell>
          <table:table-cell table:formula="of:=INDIRECT(ADDRESS(MATCH([.$E3];KOFlag;1) ;2;1;1;[.$BB$1]))" office:value-type="string" office:string-value="도서관학 입문" calcext:value-type="string">
            <text:p>도서관학 입문</text:p>
          </table:table-cell>
          <table:table-cell table:formula="of:=INDIRECT(ADDRESS(MATCH([.$E3];KOFlag;1) ;2;1;1;[.$BB$1]))" office:value-type="string" office:string-value="도서관학 입문" calcext:value-type="string">
            <text:p>도서관학 입문</text:p>
          </table:table-cell>
          <table:table-cell table:number-columns-repeated="10"/>
          <table:table-cell table:formula="of:=INDIRECT(ADDRESS(MATCH([.$E3];RUFlag;1) ;2;1;1;[.$BN$1]))" office:value-type="string" office:string-value="Введение в библиологию" calcext:value-type="string">
            <text:p>Введение в библиологию</text:p>
          </table:table-cell>
          <table:table-cell table:formula="of:=INDIRECT(ADDRESS(MATCH([.$E3];RUFlag;1) ;2;1;1;[.$BN$1]))" office:value-type="string" office:string-value="Введение в библиологию" calcext:value-type="string">
            <text:p>Введение в библиологию</text:p>
          </table:table-cell>
          <table:table-cell table:number-columns-repeated="4"/>
          <table:table-cell table:formula="of:=INDIRECT(ADDRESS(MATCH([.$E3];ZHHansFlag;1) ;2;1;1;[.$BT$1]))" office:value-type="string" office:string-value="图书馆科学导论" calcext:value-type="string">
            <text:p>图书馆科学导论</text:p>
          </table:table-cell>
          <table:table-cell table:formula="of:=INDIRECT(ADDRESS(MATCH([.$E3];ZHHansFlag;1) ;2;1;1;[.$BT$1]))" office:value-type="string" office:string-value="图书馆科学导论" calcext:value-type="string">
            <text:p>图书馆科学导论</text:p>
          </table:table-cell>
          <table:table-cell table:formula="of:=INDIRECT(ADDRESS(MATCH([.$E3];ZHHantFlag;1) ;2;1;1;[.$BU$1]))" office:value-type="string" office:string-value="圖書館科學導論" calcext:value-type="string">
            <text:p>圖書館科學導論</text:p>
          </table:table-cell>
          <table:table-cell table:formula="of:=INDIRECT(ADDRESS(MATCH([.$E3];ZHHansFlag;1) ;2;1;1;[.$BT$1]))" office:value-type="string" office:string-value="图书馆科学导论" calcext:value-type="string">
            <text:p>图书馆科学导论</text:p>
          </table:table-cell>
          <table:table-cell table:formula="of:=INDIRECT(ADDRESS(MATCH([.$E3];ZHHantFlag;1) ;2;1;1;[.$BU$1]))" office:value-type="string" office:string-value="圖書館科學導論" calcext:value-type="string">
            <text:p>圖書館科學導論</text:p>
          </table:table-cell>
        </table:table-row>
        <table:table-row table:style-name="ro2">
          <table:table-cell office:value-type="string" calcext:value-type="string">
            <text:p>cc795df7-35ae-4480-9e1b-e214d2d41de9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Level your Librarian up to LVL 10</text:p>
          </table:table-cell>
          <table:table-cell table:formula="of:=MATCH([.C4];Value;1)" office:value-type="float" office:value="36" calcext:value-type="float">
            <text:p>36</text:p>
          </table:table-cell>
          <table:table-cell table:formula="of:=INDIRECT(ADDRESS([.D4];1;1;1;&quot;en-US&quot;))" office:value-type="string" office:string-value="$ACHV_AZRA_LVL_10_DESC" calcext:value-type="string">
            <text:p>$ACHV_AZRA_LVL_10_DESC</text:p>
          </table:table-cell>
          <table:table-cell table:number-columns-repeated="5"/>
          <table:table-cell table:formula="of:=INDIRECT(ADDRESS(MATCH([.$E4];DEFlag;1) ;2;1;1;[.$N$1]))" office:value-type="string" office:string-value="Bringe deine Bibliothekarin auf Level 10" calcext:value-type="string">
            <text:p>Bringe deine Bibliothekarin auf Level 10</text:p>
          </table:table-cell>
          <table:table-cell table:number-columns-repeated="2"/>
          <table:table-cell table:formula="of:=INDIRECT(ADDRESS(MATCH([.$E4];DEFlag;1) ;2;1;1;[.$N$1]))" office:value-type="string" office:string-value="Bringe deine Bibliothekarin auf Level 10" calcext:value-type="string">
            <text:p>Bringe deine Bibliothekarin auf Level 10</text:p>
          </table:table-cell>
          <table:table-cell table:formula="of:=[.$C4]" office:value-type="string" office:string-value="Level your Librarian up to LVL 10" calcext:value-type="string">
            <text:p>Level your Librarian up to LVL 10</text:p>
          </table:table-cell>
          <table:table-cell table:number-columns-repeated="15"/>
          <table:table-cell table:formula="of:=[.$C4]" office:value-type="string" office:string-value="Level your Librarian up to LVL 10" calcext:value-type="string">
            <text:p>Level your Librarian up to LVL 10</text:p>
          </table:table-cell>
          <table:table-cell/>
          <table:table-cell table:formula="of:=INDIRECT(ADDRESS(MATCH([.$E4];ESFlag;1) ;2;1;1;[.$AK$1]))" office:value-type="string" office:string-value="Alcanza el nivel 10 con la Bibliotecaria" calcext:value-type="string">
            <text:p>Alcanza el nivel 10 con la Bibliotecaria</text:p>
          </table:table-cell>
          <table:table-cell table:number-columns-repeated="3"/>
          <table:table-cell table:formula="of:=INDIRECT(ADDRESS(MATCH([.$E4];ESFlag;1) ;2;1;1;[.$AK$1]))" office:value-type="string" office:string-value="Alcanza el nivel 10 con la Bibliotecaria" calcext:value-type="string">
            <text:p>Alcanza el nivel 10 con la Bibliotecaria</text:p>
          </table:table-cell>
          <table:table-cell table:number-columns-repeated="4"/>
          <table:table-cell table:formula="of:=INDIRECT(ADDRESS(MATCH([.$E4];FRFlag;1) ;2;1;1;[.$AT$1]))" office:value-type="string" office:string-value="Améliorer votre Érudite jusqu'au NIV 10" calcext:value-type="string">
            <text:p>Améliorer votre Érudite jusqu'au NIV 10</text:p>
          </table:table-cell>
          <table:table-cell table:number-columns-repeated="3"/>
          <table:table-cell table:formula="of:=INDIRECT(ADDRESS(MATCH([.$E4];FRFlag;1) ;2;1;1;[.$AT$1]))" office:value-type="string" office:string-value="Améliorer votre Érudite jusqu'au NIV 10" calcext:value-type="string">
            <text:p>Améliorer votre Érudite jusqu'au NIV 10</text:p>
          </table:table-cell>
          <table:table-cell table:number-columns-repeated="2"/>
          <table:table-cell table:formula="of:=INDIRECT(ADDRESS(MATCH([.$E4];ITFlag;1) ;2;1;1;[.$AX$1]))" office:value-type="string" office:string-value="Raggiungi il LIV 10 con la tua bibliotecaria" calcext:value-type="string">
            <text:p>Raggiungi il LIV 10 con la tua bibliotecaria</text:p>
          </table:table-cell>
          <table:table-cell table:formula="of:=INDIRECT(ADDRESS(MATCH([.$E4];ITFlag;1) ;2;1;1;[.$AX$1]))" office:value-type="string" office:string-value="Raggiungi il LIV 10 con la tua bibliotecaria" calcext:value-type="string">
            <text:p>Raggiungi il LIV 10 con la tua bibliotecaria</text:p>
          </table:table-cell>
          <table:table-cell table:formula="of:=INDIRECT(ADDRESS(MATCH([.$E4];JPFlag;1) ;2;1;1;[.$AZ$1]))" office:value-type="string" office:string-value="司書のレベルが10になった" calcext:value-type="string">
            <text:p>司書のレベルが10になった</text:p>
          </table:table-cell>
          <table:table-cell table:formula="of:=INDIRECT(ADDRESS(MATCH([.$E4];JPFlag;1) ;2;1;1;[.$AZ$1]))" office:value-type="string" office:string-value="司書のレベルが10になった" calcext:value-type="string">
            <text:p>司書のレベルが10になった</text:p>
          </table:table-cell>
          <table:table-cell table:formula="of:=INDIRECT(ADDRESS(MATCH([.$E4];KOFlag;1) ;2;1;1;[.$BB$1]))" office:value-type="string" office:string-value="사서 레벨 10 달성" calcext:value-type="string">
            <text:p>사서 레벨 10 달성</text:p>
          </table:table-cell>
          <table:table-cell table:formula="of:=INDIRECT(ADDRESS(MATCH([.$E4];KOFlag;1) ;2;1;1;[.$BB$1]))" office:value-type="string" office:string-value="사서 레벨 10 달성" calcext:value-type="string">
            <text:p>사서 레벨 10 달성</text:p>
          </table:table-cell>
          <table:table-cell table:number-columns-repeated="10"/>
          <table:table-cell table:formula="of:=INDIRECT(ADDRESS(MATCH([.$E4];RUFlag;1) ;2;1;1;[.$BN$1]))" office:value-type="string" office:string-value="Поднять уровень библиотекаря до 10" calcext:value-type="string">
            <text:p>Поднять уровень библиотекаря до 10</text:p>
          </table:table-cell>
          <table:table-cell table:formula="of:=INDIRECT(ADDRESS(MATCH([.$E4];RUFlag;1) ;2;1;1;[.$BN$1]))" office:value-type="string" office:string-value="Поднять уровень библиотекаря до 10" calcext:value-type="string">
            <text:p>Поднять уровень библиотекаря до 10</text:p>
          </table:table-cell>
          <table:table-cell table:number-columns-repeated="4"/>
          <table:table-cell table:formula="of:=INDIRECT(ADDRESS(MATCH([.$E4];ZHHansFlag;1) ;2;1;1;[.$BT$1]))" office:value-type="string" office:string-value="将你的图书管理员升级到10级" calcext:value-type="string">
            <text:p>将你的图书管理员升级到10级</text:p>
          </table:table-cell>
          <table:table-cell table:formula="of:=INDIRECT(ADDRESS(MATCH([.$E4];ZHHansFlag;1) ;2;1;1;[.$BT$1]))" office:value-type="string" office:string-value="将你的图书管理员升级到10级" calcext:value-type="string">
            <text:p>将你的图书管理员升级到10级</text:p>
          </table:table-cell>
          <table:table-cell table:formula="of:=INDIRECT(ADDRESS(MATCH([.$E4];ZHHantFlag;1) ;2;1;1;[.$BU$1]))" office:value-type="string" office:string-value="將你的圖書管理員升級到10級" calcext:value-type="string">
            <text:p>將你的圖書管理員升級到10級</text:p>
          </table:table-cell>
          <table:table-cell table:formula="of:=INDIRECT(ADDRESS(MATCH([.$E4];ZHHansFlag;1) ;2;1;1;[.$BT$1]))" office:value-type="string" office:string-value="将你的图书管理员升级到10级" calcext:value-type="string">
            <text:p>将你的图书管理员升级到10级</text:p>
          </table:table-cell>
          <table:table-cell table:formula="of:=INDIRECT(ADDRESS(MATCH([.$E4];ZHHantFlag;1) ;2;1;1;[.$BU$1]))" office:value-type="string" office:string-value="將你的圖書管理員升級到10級" calcext:value-type="string">
            <text:p>將你的圖書管理員升級到10級</text:p>
          </table:table-cell>
        </table:table-row>
        <table:table-row table:style-name="ro2">
          <table:table-cell office:value-type="string" calcext:value-type="string">
            <text:p>8be95da7-4958-40f5-91e4-d9cd0067f52a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Level your Librarian up to LVL 25</text:p>
          </table:table-cell>
          <table:table-cell table:formula="of:=MATCH([.C5];Value;1)" office:value-type="float" office:value="37" calcext:value-type="float">
            <text:p>37</text:p>
          </table:table-cell>
          <table:table-cell table:formula="of:=INDIRECT(ADDRESS([.D5];1;1;1;&quot;en-US&quot;))" office:value-type="string" office:string-value="$ACHV_AZRA_LVL_25_DESC" calcext:value-type="string">
            <text:p>$ACHV_AZRA_LVL_25_DESC</text:p>
          </table:table-cell>
          <table:table-cell table:number-columns-repeated="5"/>
          <table:table-cell table:formula="of:=INDIRECT(ADDRESS(MATCH([.$E5];DEFlag;1) ;2;1;1;[.$N$1]))" office:value-type="string" office:string-value="Bringe deine Bibliothekarin auf Level 25" calcext:value-type="string">
            <text:p>Bringe deine Bibliothekarin auf Level 25</text:p>
          </table:table-cell>
          <table:table-cell table:number-columns-repeated="2"/>
          <table:table-cell table:formula="of:=INDIRECT(ADDRESS(MATCH([.$E5];DEFlag;1) ;2;1;1;[.$N$1]))" office:value-type="string" office:string-value="Bringe deine Bibliothekarin auf Level 25" calcext:value-type="string">
            <text:p>Bringe deine Bibliothekarin auf Level 25</text:p>
          </table:table-cell>
          <table:table-cell table:formula="of:=[.$C5]" office:value-type="string" office:string-value="Level your Librarian up to LVL 25" calcext:value-type="string">
            <text:p>Level your Librarian up to LVL 25</text:p>
          </table:table-cell>
          <table:table-cell table:number-columns-repeated="15"/>
          <table:table-cell table:formula="of:=[.$C5]" office:value-type="string" office:string-value="Level your Librarian up to LVL 25" calcext:value-type="string">
            <text:p>Level your Librarian up to LVL 25</text:p>
          </table:table-cell>
          <table:table-cell/>
          <table:table-cell table:formula="of:=INDIRECT(ADDRESS(MATCH([.$E5];ESFlag;1) ;2;1;1;[.$AK$1]))" office:value-type="string" office:string-value="Alcanza el nivel 25 con la Bibliotecaria" calcext:value-type="string">
            <text:p>Alcanza el nivel 25 con la Bibliotecaria</text:p>
          </table:table-cell>
          <table:table-cell table:number-columns-repeated="3"/>
          <table:table-cell table:formula="of:=INDIRECT(ADDRESS(MATCH([.$E5];ESFlag;1) ;2;1;1;[.$AK$1]))" office:value-type="string" office:string-value="Alcanza el nivel 25 con la Bibliotecaria" calcext:value-type="string">
            <text:p>Alcanza el nivel 25 con la Bibliotecaria</text:p>
          </table:table-cell>
          <table:table-cell table:number-columns-repeated="4"/>
          <table:table-cell table:formula="of:=INDIRECT(ADDRESS(MATCH([.$E5];FRFlag;1) ;2;1;1;[.$AT$1]))" office:value-type="string" office:string-value="Améliorer votre Érudite jusqu'au NIV 25" calcext:value-type="string">
            <text:p>Améliorer votre Érudite jusqu'au NIV 25</text:p>
          </table:table-cell>
          <table:table-cell table:number-columns-repeated="3"/>
          <table:table-cell table:formula="of:=INDIRECT(ADDRESS(MATCH([.$E5];FRFlag;1) ;2;1;1;[.$AT$1]))" office:value-type="string" office:string-value="Améliorer votre Érudite jusqu'au NIV 25" calcext:value-type="string">
            <text:p>Améliorer votre Érudite jusqu'au NIV 25</text:p>
          </table:table-cell>
          <table:table-cell table:number-columns-repeated="2"/>
          <table:table-cell table:formula="of:=INDIRECT(ADDRESS(MATCH([.$E5];ITFlag;1) ;2;1;1;[.$AX$1]))" office:value-type="string" office:string-value="Raggiungi il LIV 25 con la tua bibliotecaria" calcext:value-type="string">
            <text:p>Raggiungi il LIV 25 con la tua bibliotecaria</text:p>
          </table:table-cell>
          <table:table-cell table:formula="of:=INDIRECT(ADDRESS(MATCH([.$E5];ITFlag;1) ;2;1;1;[.$AX$1]))" office:value-type="string" office:string-value="Raggiungi il LIV 25 con la tua bibliotecaria" calcext:value-type="string">
            <text:p>Raggiungi il LIV 25 con la tua bibliotecaria</text:p>
          </table:table-cell>
          <table:table-cell table:formula="of:=INDIRECT(ADDRESS(MATCH([.$E5];JPFlag;1) ;2;1;1;[.$AZ$1]))" office:value-type="string" office:string-value="司書のレベルが25になった" calcext:value-type="string">
            <text:p>司書のレベルが25になった</text:p>
          </table:table-cell>
          <table:table-cell table:formula="of:=INDIRECT(ADDRESS(MATCH([.$E5];JPFlag;1) ;2;1;1;[.$AZ$1]))" office:value-type="string" office:string-value="司書のレベルが25になった" calcext:value-type="string">
            <text:p>司書のレベルが25になった</text:p>
          </table:table-cell>
          <table:table-cell table:formula="of:=INDIRECT(ADDRESS(MATCH([.$E5];KOFlag;1) ;2;1;1;[.$BB$1]))" office:value-type="string" office:string-value="사서 레벨 25 달성" calcext:value-type="string">
            <text:p>사서 레벨 25 달성</text:p>
          </table:table-cell>
          <table:table-cell table:formula="of:=INDIRECT(ADDRESS(MATCH([.$E5];KOFlag;1) ;2;1;1;[.$BB$1]))" office:value-type="string" office:string-value="사서 레벨 25 달성" calcext:value-type="string">
            <text:p>사서 레벨 25 달성</text:p>
          </table:table-cell>
          <table:table-cell table:number-columns-repeated="10"/>
          <table:table-cell table:formula="of:=INDIRECT(ADDRESS(MATCH([.$E5];RUFlag;1) ;2;1;1;[.$BN$1]))" office:value-type="string" office:string-value="Поднять уровень библиотекаря до 25" calcext:value-type="string">
            <text:p>Поднять уровень библиотекаря до 25</text:p>
          </table:table-cell>
          <table:table-cell table:formula="of:=INDIRECT(ADDRESS(MATCH([.$E5];RUFlag;1) ;2;1;1;[.$BN$1]))" office:value-type="string" office:string-value="Поднять уровень библиотекаря до 25" calcext:value-type="string">
            <text:p>Поднять уровень библиотекаря до 25</text:p>
          </table:table-cell>
          <table:table-cell table:number-columns-repeated="4"/>
          <table:table-cell table:formula="of:=INDIRECT(ADDRESS(MATCH([.$E5];ZHHansFlag;1) ;2;1;1;[.$BT$1]))" office:value-type="string" office:string-value="将你的图书管理员升级到25级" calcext:value-type="string">
            <text:p>将你的图书管理员升级到25级</text:p>
          </table:table-cell>
          <table:table-cell table:formula="of:=INDIRECT(ADDRESS(MATCH([.$E5];ZHHansFlag;1) ;2;1;1;[.$BT$1]))" office:value-type="string" office:string-value="将你的图书管理员升级到25级" calcext:value-type="string">
            <text:p>将你的图书管理员升级到25级</text:p>
          </table:table-cell>
          <table:table-cell table:formula="of:=INDIRECT(ADDRESS(MATCH([.$E5];ZHHantFlag;1) ;2;1;1;[.$BU$1]))" office:value-type="string" office:string-value="將你的圖書管理員升級到25級" calcext:value-type="string">
            <text:p>將你的圖書管理員升級到25級</text:p>
          </table:table-cell>
          <table:table-cell table:formula="of:=INDIRECT(ADDRESS(MATCH([.$E5];ZHHansFlag;1) ;2;1;1;[.$BT$1]))" office:value-type="string" office:string-value="将你的图书管理员升级到25级" calcext:value-type="string">
            <text:p>将你的图书管理员升级到25级</text:p>
          </table:table-cell>
          <table:table-cell table:formula="of:=INDIRECT(ADDRESS(MATCH([.$E5];ZHHantFlag;1) ;2;1;1;[.$BU$1]))" office:value-type="string" office:string-value="將你的圖書管理員升級到25級" calcext:value-type="string">
            <text:p>將你的圖書管理員升級到25級</text:p>
          </table:table-cell>
        </table:table-row>
        <table:table-row table:style-name="ro1">
          <table:table-cell office:value-type="string" calcext:value-type="string">
            <text:p>0ee828ca-d0a7-488a-93db-f18edece1574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Intermediate Librariology</text:p>
          </table:table-cell>
          <table:table-cell table:formula="of:=MATCH([.C6];Value;1)" office:value-type="float" office:value="34" calcext:value-type="float">
            <text:p>34</text:p>
          </table:table-cell>
          <table:table-cell table:formula="of:=INDIRECT(ADDRESS([.D6];1;1;1;&quot;en-US&quot;))" office:value-type="string" office:string-value="$ACHV_AZRA_LVL_25_TITLE" calcext:value-type="string">
            <text:p>$ACHV_AZRA_LVL_25_TITLE</text:p>
          </table:table-cell>
          <table:table-cell table:number-columns-repeated="5"/>
          <table:table-cell table:formula="of:=INDIRECT(ADDRESS(MATCH([.$E6];DEFlag;1) ;2;1;1;[.$N$1]))" office:value-type="string" office:string-value="Bibliotheksverantwortlich" calcext:value-type="string">
            <text:p>Bibliotheksverantwortlich</text:p>
          </table:table-cell>
          <table:table-cell table:number-columns-repeated="2"/>
          <table:table-cell table:formula="of:=INDIRECT(ADDRESS(MATCH([.$E6];DEFlag;1) ;2;1;1;[.$N$1]))" office:value-type="string" office:string-value="Bibliotheksverantwortlich" calcext:value-type="string">
            <text:p>Bibliotheksverantwortlich</text:p>
          </table:table-cell>
          <table:table-cell table:formula="of:=[.$C6]" office:value-type="string" office:string-value="Intermediate Librariology" calcext:value-type="string">
            <text:p>Intermediate Librariology</text:p>
          </table:table-cell>
          <table:table-cell table:number-columns-repeated="15"/>
          <table:table-cell table:formula="of:=[.$C6]" office:value-type="string" office:string-value="Intermediate Librariology" calcext:value-type="string">
            <text:p>Intermediate Librariology</text:p>
          </table:table-cell>
          <table:table-cell/>
          <table:table-cell table:formula="of:=INDIRECT(ADDRESS(MATCH([.$E6];ESFlag;1) ;2;1;1;[.$AK$1]))" office:value-type="string" office:string-value="Bibliotecología intermedia" calcext:value-type="string">
            <text:p>Bibliotecología intermedia</text:p>
          </table:table-cell>
          <table:table-cell table:number-columns-repeated="3"/>
          <table:table-cell table:formula="of:=INDIRECT(ADDRESS(MATCH([.$E6];ESFlag;1) ;2;1;1;[.$AK$1]))" office:value-type="string" office:string-value="Bibliotecología intermedia" calcext:value-type="string">
            <text:p>Bibliotecología intermedia</text:p>
          </table:table-cell>
          <table:table-cell table:number-columns-repeated="4"/>
          <table:table-cell table:formula="of:=INDIRECT(ADDRESS(MATCH([.$E6];FRFlag;1) ;2;1;1;[.$AT$1]))" office:value-type="string" office:string-value="Bibliothècologie" calcext:value-type="string">
            <text:p>Bibliothècologie</text:p>
          </table:table-cell>
          <table:table-cell table:number-columns-repeated="3"/>
          <table:table-cell table:formula="of:=INDIRECT(ADDRESS(MATCH([.$E6];FRFlag;1) ;2;1;1;[.$AT$1]))" office:value-type="string" office:string-value="Bibliothècologie" calcext:value-type="string">
            <text:p>Bibliothècologie</text:p>
          </table:table-cell>
          <table:table-cell table:number-columns-repeated="2"/>
          <table:table-cell table:formula="of:=INDIRECT(ADDRESS(MATCH([.$E6];ITFlag;1) ;2;1;1;[.$AX$1]))" office:value-type="string" office:string-value="Bibliologia Intermedia" calcext:value-type="string">
            <text:p>Bibliologia Intermedia</text:p>
          </table:table-cell>
          <table:table-cell table:formula="of:=INDIRECT(ADDRESS(MATCH([.$E6];ITFlag;1) ;2;1;1;[.$AX$1]))" office:value-type="string" office:string-value="Bibliologia Intermedia" calcext:value-type="string">
            <text:p>Bibliologia Intermedia</text:p>
          </table:table-cell>
          <table:table-cell table:formula="of:=INDIRECT(ADDRESS(MATCH([.$E6];JPFlag;1) ;2;1;1;[.$AZ$1]))" office:value-type="string" office:string-value="図書館学中級" calcext:value-type="string">
            <text:p>図書館学中級</text:p>
          </table:table-cell>
          <table:table-cell table:formula="of:=INDIRECT(ADDRESS(MATCH([.$E6];JPFlag;1) ;2;1;1;[.$AZ$1]))" office:value-type="string" office:string-value="図書館学中級" calcext:value-type="string">
            <text:p>図書館学中級</text:p>
          </table:table-cell>
          <table:table-cell table:formula="of:=INDIRECT(ADDRESS(MATCH([.$E6];KOFlag;1) ;2;1;1;[.$BB$1]))" office:value-type="string" office:string-value="중급 도서학" calcext:value-type="string">
            <text:p>중급 도서학</text:p>
          </table:table-cell>
          <table:table-cell table:formula="of:=INDIRECT(ADDRESS(MATCH([.$E6];KOFlag;1) ;2;1;1;[.$BB$1]))" office:value-type="string" office:string-value="중급 도서학" calcext:value-type="string">
            <text:p>중급 도서학</text:p>
          </table:table-cell>
          <table:table-cell table:number-columns-repeated="10"/>
          <table:table-cell table:formula="of:=INDIRECT(ADDRESS(MATCH([.$E6];RUFlag;1) ;2;1;1;[.$BN$1]))" office:value-type="string" office:string-value="Начинающий библиолог" calcext:value-type="string">
            <text:p>Начинающий библиолог</text:p>
          </table:table-cell>
          <table:table-cell table:formula="of:=INDIRECT(ADDRESS(MATCH([.$E6];RUFlag;1) ;2;1;1;[.$BN$1]))" office:value-type="string" office:string-value="Начинающий библиолог" calcext:value-type="string">
            <text:p>Начинающий библиолог</text:p>
          </table:table-cell>
          <table:table-cell table:number-columns-repeated="4"/>
          <table:table-cell table:formula="of:=INDIRECT(ADDRESS(MATCH([.$E6];ZHHansFlag;1) ;2;1;1;[.$BT$1]))" office:value-type="string" office:string-value="中级图书馆学" calcext:value-type="string">
            <text:p>中级图书馆学</text:p>
          </table:table-cell>
          <table:table-cell table:formula="of:=INDIRECT(ADDRESS(MATCH([.$E6];ZHHansFlag;1) ;2;1;1;[.$BT$1]))" office:value-type="string" office:string-value="中级图书馆学" calcext:value-type="string">
            <text:p>中级图书馆学</text:p>
          </table:table-cell>
          <table:table-cell table:formula="of:=INDIRECT(ADDRESS(MATCH([.$E6];ZHHantFlag;1) ;2;1;1;[.$BU$1]))" office:value-type="string" office:string-value="中級圖書館學" calcext:value-type="string">
            <text:p>中級圖書館學</text:p>
          </table:table-cell>
          <table:table-cell table:formula="of:=INDIRECT(ADDRESS(MATCH([.$E6];ZHHansFlag;1) ;2;1;1;[.$BT$1]))" office:value-type="string" office:string-value="中级图书馆学" calcext:value-type="string">
            <text:p>中级图书馆学</text:p>
          </table:table-cell>
          <table:table-cell table:formula="of:=INDIRECT(ADDRESS(MATCH([.$E6];ZHHantFlag;1) ;2;1;1;[.$BU$1]))" office:value-type="string" office:string-value="中級圖書館學" calcext:value-type="string">
            <text:p>中級圖書館學</text:p>
          </table:table-cell>
        </table:table-row>
        <table:table-row table:style-name="ro2">
          <table:table-cell office:value-type="string" calcext:value-type="string">
            <text:p>df49f25f-6fb6-47f3-80bf-f15ce6b4f3fd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Level your Librarian up to LVL 25</text:p>
          </table:table-cell>
          <table:table-cell table:formula="of:=MATCH([.C7];Value;1)" office:value-type="float" office:value="37" calcext:value-type="float">
            <text:p>37</text:p>
          </table:table-cell>
          <table:table-cell table:formula="of:=INDIRECT(ADDRESS([.D7];1;1;1;&quot;en-US&quot;))" office:value-type="string" office:string-value="$ACHV_AZRA_LVL_25_DESC" calcext:value-type="string">
            <text:p>$ACHV_AZRA_LVL_25_DESC</text:p>
          </table:table-cell>
          <table:table-cell table:number-columns-repeated="5"/>
          <table:table-cell table:formula="of:=INDIRECT(ADDRESS(MATCH([.$E7];DEFlag;1) ;2;1;1;[.$N$1]))" office:value-type="string" office:string-value="Bringe deine Bibliothekarin auf Level 25" calcext:value-type="string">
            <text:p>Bringe deine Bibliothekarin auf Level 25</text:p>
          </table:table-cell>
          <table:table-cell table:number-columns-repeated="2"/>
          <table:table-cell table:formula="of:=INDIRECT(ADDRESS(MATCH([.$E7];DEFlag;1) ;2;1;1;[.$N$1]))" office:value-type="string" office:string-value="Bringe deine Bibliothekarin auf Level 25" calcext:value-type="string">
            <text:p>Bringe deine Bibliothekarin auf Level 25</text:p>
          </table:table-cell>
          <table:table-cell table:formula="of:=[.$C7]" office:value-type="string" office:string-value="Level your Librarian up to LVL 25" calcext:value-type="string">
            <text:p>Level your Librarian up to LVL 25</text:p>
          </table:table-cell>
          <table:table-cell table:number-columns-repeated="15"/>
          <table:table-cell table:formula="of:=[.$C7]" office:value-type="string" office:string-value="Level your Librarian up to LVL 25" calcext:value-type="string">
            <text:p>Level your Librarian up to LVL 25</text:p>
          </table:table-cell>
          <table:table-cell/>
          <table:table-cell table:formula="of:=INDIRECT(ADDRESS(MATCH([.$E7];ESFlag;1) ;2;1;1;[.$AK$1]))" office:value-type="string" office:string-value="Alcanza el nivel 25 con la Bibliotecaria" calcext:value-type="string">
            <text:p>Alcanza el nivel 25 con la Bibliotecaria</text:p>
          </table:table-cell>
          <table:table-cell table:number-columns-repeated="3"/>
          <table:table-cell table:formula="of:=INDIRECT(ADDRESS(MATCH([.$E7];ESFlag;1) ;2;1;1;[.$AK$1]))" office:value-type="string" office:string-value="Alcanza el nivel 25 con la Bibliotecaria" calcext:value-type="string">
            <text:p>Alcanza el nivel 25 con la Bibliotecaria</text:p>
          </table:table-cell>
          <table:table-cell table:number-columns-repeated="4"/>
          <table:table-cell table:formula="of:=INDIRECT(ADDRESS(MATCH([.$E7];FRFlag;1) ;2;1;1;[.$AT$1]))" office:value-type="string" office:string-value="Améliorer votre Érudite jusqu'au NIV 25" calcext:value-type="string">
            <text:p>Améliorer votre Érudite jusqu'au NIV 25</text:p>
          </table:table-cell>
          <table:table-cell table:number-columns-repeated="3"/>
          <table:table-cell table:formula="of:=INDIRECT(ADDRESS(MATCH([.$E7];FRFlag;1) ;2;1;1;[.$AT$1]))" office:value-type="string" office:string-value="Améliorer votre Érudite jusqu'au NIV 25" calcext:value-type="string">
            <text:p>Améliorer votre Érudite jusqu'au NIV 25</text:p>
          </table:table-cell>
          <table:table-cell table:number-columns-repeated="2"/>
          <table:table-cell table:formula="of:=INDIRECT(ADDRESS(MATCH([.$E7];ITFlag;1) ;2;1;1;[.$AX$1]))" office:value-type="string" office:string-value="Raggiungi il LIV 25 con la tua bibliotecaria" calcext:value-type="string">
            <text:p>Raggiungi il LIV 25 con la tua bibliotecaria</text:p>
          </table:table-cell>
          <table:table-cell table:formula="of:=INDIRECT(ADDRESS(MATCH([.$E7];ITFlag;1) ;2;1;1;[.$AX$1]))" office:value-type="string" office:string-value="Raggiungi il LIV 25 con la tua bibliotecaria" calcext:value-type="string">
            <text:p>Raggiungi il LIV 25 con la tua bibliotecaria</text:p>
          </table:table-cell>
          <table:table-cell table:formula="of:=INDIRECT(ADDRESS(MATCH([.$E7];JPFlag;1) ;2;1;1;[.$AZ$1]))" office:value-type="string" office:string-value="司書のレベルが25になった" calcext:value-type="string">
            <text:p>司書のレベルが25になった</text:p>
          </table:table-cell>
          <table:table-cell table:formula="of:=INDIRECT(ADDRESS(MATCH([.$E7];JPFlag;1) ;2;1;1;[.$AZ$1]))" office:value-type="string" office:string-value="司書のレベルが25になった" calcext:value-type="string">
            <text:p>司書のレベルが25になった</text:p>
          </table:table-cell>
          <table:table-cell table:formula="of:=INDIRECT(ADDRESS(MATCH([.$E7];KOFlag;1) ;2;1;1;[.$BB$1]))" office:value-type="string" office:string-value="사서 레벨 25 달성" calcext:value-type="string">
            <text:p>사서 레벨 25 달성</text:p>
          </table:table-cell>
          <table:table-cell table:formula="of:=INDIRECT(ADDRESS(MATCH([.$E7];KOFlag;1) ;2;1;1;[.$BB$1]))" office:value-type="string" office:string-value="사서 레벨 25 달성" calcext:value-type="string">
            <text:p>사서 레벨 25 달성</text:p>
          </table:table-cell>
          <table:table-cell table:number-columns-repeated="10"/>
          <table:table-cell table:formula="of:=INDIRECT(ADDRESS(MATCH([.$E7];RUFlag;1) ;2;1;1;[.$BN$1]))" office:value-type="string" office:string-value="Поднять уровень библиотекаря до 25" calcext:value-type="string">
            <text:p>Поднять уровень библиотекаря до 25</text:p>
          </table:table-cell>
          <table:table-cell table:formula="of:=INDIRECT(ADDRESS(MATCH([.$E7];RUFlag;1) ;2;1;1;[.$BN$1]))" office:value-type="string" office:string-value="Поднять уровень библиотекаря до 25" calcext:value-type="string">
            <text:p>Поднять уровень библиотекаря до 25</text:p>
          </table:table-cell>
          <table:table-cell table:number-columns-repeated="4"/>
          <table:table-cell table:formula="of:=INDIRECT(ADDRESS(MATCH([.$E7];ZHHansFlag;1) ;2;1;1;[.$BT$1]))" office:value-type="string" office:string-value="将你的图书管理员升级到25级" calcext:value-type="string">
            <text:p>将你的图书管理员升级到25级</text:p>
          </table:table-cell>
          <table:table-cell table:formula="of:=INDIRECT(ADDRESS(MATCH([.$E7];ZHHansFlag;1) ;2;1;1;[.$BT$1]))" office:value-type="string" office:string-value="将你的图书管理员升级到25级" calcext:value-type="string">
            <text:p>将你的图书管理员升级到25级</text:p>
          </table:table-cell>
          <table:table-cell table:formula="of:=INDIRECT(ADDRESS(MATCH([.$E7];ZHHantFlag;1) ;2;1;1;[.$BU$1]))" office:value-type="string" office:string-value="將你的圖書管理員升級到25級" calcext:value-type="string">
            <text:p>將你的圖書管理員升級到25級</text:p>
          </table:table-cell>
          <table:table-cell table:formula="of:=INDIRECT(ADDRESS(MATCH([.$E7];ZHHansFlag;1) ;2;1;1;[.$BT$1]))" office:value-type="string" office:string-value="将你的图书管理员升级到25级" calcext:value-type="string">
            <text:p>将你的图书管理员升级到25级</text:p>
          </table:table-cell>
          <table:table-cell table:formula="of:=INDIRECT(ADDRESS(MATCH([.$E7];ZHHantFlag;1) ;2;1;1;[.$BU$1]))" office:value-type="string" office:string-value="將你的圖書管理員升級到25級" calcext:value-type="string">
            <text:p>將你的圖書管理員升級到25級</text:p>
          </table:table-cell>
        </table:table-row>
        <table:table-row table:style-name="ro2">
          <table:table-cell office:value-type="string" calcext:value-type="string">
            <text:p>9479f10c-eff7-4fc4-87f6-176a3bc80f0a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Unlock all 6 character classes (not counting Librarian)</text:p>
          </table:table-cell>
          <table:table-cell table:formula="of:=MATCH([.C8];Value;1)" office:value-type="float" office:value="54" calcext:value-type="float">
            <text:p>54</text:p>
          </table:table-cell>
          <table:table-cell table:formula="of:=INDIRECT(ADDRESS([.D8];1;1;1;&quot;en-US&quot;))" office:value-type="string" office:string-value="$ACHV_HAVE_ALL_CLASSES_DESC" calcext:value-type="string">
            <text:p>$ACHV_HAVE_ALL_CLASSES_DESC</text:p>
          </table:table-cell>
          <table:table-cell table:number-columns-repeated="5"/>
          <table:table-cell table:formula="of:=INDIRECT(ADDRESS(MATCH([.$E8];DEFlag;1) ;2;1;1;[.$N$1]))" office:value-type="string" office:string-value="Schalte alle 6 Charakterklassen frei (ohne Bibliothekar)" calcext:value-type="string">
            <text:p>Schalte alle 6 Charakterklassen frei (ohne Bibliothekar)</text:p>
          </table:table-cell>
          <table:table-cell table:number-columns-repeated="2"/>
          <table:table-cell table:formula="of:=INDIRECT(ADDRESS(MATCH([.$E8];DEFlag;1) ;2;1;1;[.$N$1]))" office:value-type="string" office:string-value="Schalte alle 6 Charakterklassen frei (ohne Bibliothekar)" calcext:value-type="string">
            <text:p>Schalte alle 6 Charakterklassen frei (ohne Bibliothekar)</text:p>
          </table:table-cell>
          <table:table-cell table:formula="of:=[.$C8]" office:value-type="string" office:string-value="Unlock all 6 character classes (not counting Librarian)" calcext:value-type="string">
            <text:p>Unlock all 6 character classes (not counting Librarian)</text:p>
          </table:table-cell>
          <table:table-cell table:number-columns-repeated="15"/>
          <table:table-cell table:formula="of:=[.$C8]" office:value-type="string" office:string-value="Unlock all 6 character classes (not counting Librarian)" calcext:value-type="string">
            <text:p>Unlock all 6 character classes (not counting Librarian)</text:p>
          </table:table-cell>
          <table:table-cell/>
          <table:table-cell table:formula="of:=INDIRECT(ADDRESS(MATCH([.$E8];ESFlag;1) ;2;1;1;[.$AK$1]))" office:value-type="string" office:string-value="Desbloquea 6 clases de personajes (sin contar Bibliotecaria)" calcext:value-type="string">
            <text:p>Desbloquea 6 clases de personajes (sin contar Bibliotecaria)</text:p>
          </table:table-cell>
          <table:table-cell table:number-columns-repeated="3"/>
          <table:table-cell table:formula="of:=INDIRECT(ADDRESS(MATCH([.$E8];ESFlag;1) ;2;1;1;[.$AK$1]))" office:value-type="string" office:string-value="Desbloquea 6 clases de personajes (sin contar Bibliotecaria)" calcext:value-type="string">
            <text:p>Desbloquea 6 clases de personajes (sin contar Bibliotecaria)</text:p>
          </table:table-cell>
          <table:table-cell table:number-columns-repeated="4"/>
          <table:table-cell table:formula="of:=INDIRECT(ADDRESS(MATCH([.$E8];FRFlag;1) ;2;1;1;[.$AT$1]))" office:value-type="string" office:string-value="Déverrouiller les 6 classes de défenseurs" calcext:value-type="string">
            <text:p>Déverrouiller les 6 classes de défenseurs</text:p>
          </table:table-cell>
          <table:table-cell table:number-columns-repeated="3"/>
          <table:table-cell table:formula="of:=INDIRECT(ADDRESS(MATCH([.$E8];FRFlag;1) ;2;1;1;[.$AT$1]))" office:value-type="string" office:string-value="Déverrouiller les 6 classes de défenseurs" calcext:value-type="string">
            <text:p>Déverrouiller les 6 classes de défenseurs</text:p>
          </table:table-cell>
          <table:table-cell table:number-columns-repeated="2"/>
          <table:table-cell table:formula="of:=INDIRECT(ADDRESS(MATCH([.$E8];ITFlag;1) ;2;1;1;[.$AX$1]))" office:value-type="string" office:string-value="Sblocca tutte e 6 le classi di personaggi (la Bibliotecaria non conta)" calcext:value-type="string">
            <text:p>Sblocca tutte e 6 le classi di personaggi (la Bibliotecaria non conta)</text:p>
          </table:table-cell>
          <table:table-cell table:formula="of:=INDIRECT(ADDRESS(MATCH([.$E8];ITFlag;1) ;2;1;1;[.$AX$1]))" office:value-type="string" office:string-value="Sblocca tutte e 6 le classi di personaggi (la Bibliotecaria non conta)" calcext:value-type="string">
            <text:p>Sblocca tutte e 6 le classi di personaggi (la Bibliotecaria non conta)</text:p>
          </table:table-cell>
          <table:table-cell table:formula="of:=INDIRECT(ADDRESS(MATCH([.$E8];JPFlag;1) ;2;1;1;[.$AZ$1]))" office:value-type="string" office:string-value="司書以外で6クラスで戦えるようになった" calcext:value-type="string">
            <text:p>司書以外で6クラスで戦えるようになった</text:p>
          </table:table-cell>
          <table:table-cell table:formula="of:=INDIRECT(ADDRESS(MATCH([.$E8];JPFlag;1) ;2;1;1;[.$AZ$1]))" office:value-type="string" office:string-value="司書以外で6クラスで戦えるようになった" calcext:value-type="string">
            <text:p>司書以外で6クラスで戦えるようになった</text:p>
          </table:table-cell>
          <table:table-cell table:formula="of:=INDIRECT(ADDRESS(MATCH([.$E8];KOFlag;1) ;2;1;1;[.$BB$1]))" office:value-type="string" office:string-value="사서 이외 6개의 직업을 모두 해금" calcext:value-type="string">
            <text:p>사서 이외 6개의 직업을 모두 해금</text:p>
          </table:table-cell>
          <table:table-cell table:formula="of:=INDIRECT(ADDRESS(MATCH([.$E8];KOFlag;1) ;2;1;1;[.$BB$1]))" office:value-type="string" office:string-value="사서 이외 6개의 직업을 모두 해금" calcext:value-type="string">
            <text:p>사서 이외 6개의 직업을 모두 해금</text:p>
          </table:table-cell>
          <table:table-cell table:number-columns-repeated="10"/>
          <table:table-cell table:formula="of:=INDIRECT(ADDRESS(MATCH([.$E8];RUFlag;1) ;2;1;1;[.$BN$1]))" office:value-type="string" office:string-value="Открыть все 6 классов (не считая библиотекаря)" calcext:value-type="string">
            <text:p>Открыть все 6 классов (не считая библиотекаря)</text:p>
          </table:table-cell>
          <table:table-cell table:formula="of:=INDIRECT(ADDRESS(MATCH([.$E8];RUFlag;1) ;2;1;1;[.$BN$1]))" office:value-type="string" office:string-value="Открыть все 6 классов (не считая библиотекаря)" calcext:value-type="string">
            <text:p>Открыть все 6 классов (не считая библиотекаря)</text:p>
          </table:table-cell>
          <table:table-cell table:number-columns-repeated="4"/>
          <table:table-cell table:formula="of:=INDIRECT(ADDRESS(MATCH([.$E8];ZHHansFlag;1) ;2;1;1;[.$BT$1]))" office:value-type="string" office:string-value="解锁6种职业（不包括图书管理员）" calcext:value-type="string">
            <text:p>解锁6种职业（不包括图书管理员）</text:p>
          </table:table-cell>
          <table:table-cell table:formula="of:=INDIRECT(ADDRESS(MATCH([.$E8];ZHHansFlag;1) ;2;1;1;[.$BT$1]))" office:value-type="string" office:string-value="解锁6种职业（不包括图书管理员）" calcext:value-type="string">
            <text:p>解锁6种职业（不包括图书管理员）</text:p>
          </table:table-cell>
          <table:table-cell table:formula="of:=INDIRECT(ADDRESS(MATCH([.$E8];ZHHantFlag;1) ;2;1;1;[.$BU$1]))" office:value-type="string" office:string-value="解鎖6種職業（不包括圖書管理員）" calcext:value-type="string">
            <text:p>解鎖6種職業（不包括圖書管理員）</text:p>
          </table:table-cell>
          <table:table-cell table:formula="of:=INDIRECT(ADDRESS(MATCH([.$E8];ZHHansFlag;1) ;2;1;1;[.$BT$1]))" office:value-type="string" office:string-value="解锁6种职业（不包括图书管理员）" calcext:value-type="string">
            <text:p>解锁6种职业（不包括图书管理员）</text:p>
          </table:table-cell>
          <table:table-cell table:formula="of:=INDIRECT(ADDRESS(MATCH([.$E8];ZHHantFlag;1) ;2;1;1;[.$BU$1]))" office:value-type="string" office:string-value="解鎖6種職業（不包括圖書管理員）" calcext:value-type="string">
            <text:p>解鎖6種職業（不包括圖書管理員）</text:p>
          </table:table-cell>
        </table:table-row>
        <table:table-row table:style-name="ro1">
          <table:table-cell office:value-type="string" calcext:value-type="string">
            <text:p>a05e364c-8075-47b4-947d-d5cadb139fdb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My Own Personal Army</text:p>
          </table:table-cell>
          <table:table-cell table:formula="of:=MATCH([.C9];Value;1)" office:value-type="float" office:value="42" calcext:value-type="float">
            <text:p>42</text:p>
          </table:table-cell>
          <table:table-cell table:formula="of:=INDIRECT(ADDRESS([.D9];1;1;1;&quot;en-US&quot;))" office:value-type="string" office:string-value="$ACHV_HAVE_ALL_CLASSES_TITLE" calcext:value-type="string">
            <text:p>$ACHV_HAVE_ALL_CLASSES_TITLE</text:p>
          </table:table-cell>
          <table:table-cell table:number-columns-repeated="5"/>
          <table:table-cell table:formula="of:=INDIRECT(ADDRESS(MATCH([.$E9];DEFlag;1) ;2;1;1;[.$N$1]))" office:value-type="string" office:string-value="Meine eigene Armee" calcext:value-type="string">
            <text:p>Meine eigene Armee</text:p>
          </table:table-cell>
          <table:table-cell table:number-columns-repeated="2"/>
          <table:table-cell table:formula="of:=INDIRECT(ADDRESS(MATCH([.$E9];DEFlag;1) ;2;1;1;[.$N$1]))" office:value-type="string" office:string-value="Meine eigene Armee" calcext:value-type="string">
            <text:p>Meine eigene Armee</text:p>
          </table:table-cell>
          <table:table-cell table:formula="of:=[.$C9]" office:value-type="string" office:string-value="My Own Personal Army" calcext:value-type="string">
            <text:p>My Own Personal Army</text:p>
          </table:table-cell>
          <table:table-cell table:number-columns-repeated="15"/>
          <table:table-cell table:formula="of:=[.$C9]" office:value-type="string" office:string-value="My Own Personal Army" calcext:value-type="string">
            <text:p>My Own Personal Army</text:p>
          </table:table-cell>
          <table:table-cell/>
          <table:table-cell table:formula="of:=INDIRECT(ADDRESS(MATCH([.$E9];ESFlag;1) ;2;1;1;[.$AK$1]))" office:value-type="string" office:string-value="Mi propio ejército personal" calcext:value-type="string">
            <text:p>Mi propio ejército personal</text:p>
          </table:table-cell>
          <table:table-cell table:number-columns-repeated="3"/>
          <table:table-cell table:formula="of:=INDIRECT(ADDRESS(MATCH([.$E9];ESFlag;1) ;2;1;1;[.$AK$1]))" office:value-type="string" office:string-value="Mi propio ejército personal" calcext:value-type="string">
            <text:p>Mi propio ejército personal</text:p>
          </table:table-cell>
          <table:table-cell table:number-columns-repeated="4"/>
          <table:table-cell table:formula="of:=INDIRECT(ADDRESS(MATCH([.$E9];FRFlag;1) ;2;1;1;[.$AT$1]))" office:value-type="string" office:string-value="Mon armée personnelle" calcext:value-type="string">
            <text:p>Mon armée personnelle</text:p>
          </table:table-cell>
          <table:table-cell table:number-columns-repeated="3"/>
          <table:table-cell table:formula="of:=INDIRECT(ADDRESS(MATCH([.$E9];FRFlag;1) ;2;1;1;[.$AT$1]))" office:value-type="string" office:string-value="Mon armée personnelle" calcext:value-type="string">
            <text:p>Mon armée personnelle</text:p>
          </table:table-cell>
          <table:table-cell table:number-columns-repeated="2"/>
          <table:table-cell table:formula="of:=INDIRECT(ADDRESS(MATCH([.$E9];ITFlag;1) ;2;1;1;[.$AX$1]))" office:value-type="string" office:string-value="Il Mio Esercito Personale" calcext:value-type="string">
            <text:p>Il Mio Esercito Personale</text:p>
          </table:table-cell>
          <table:table-cell table:formula="of:=INDIRECT(ADDRESS(MATCH([.$E9];ITFlag;1) ;2;1;1;[.$AX$1]))" office:value-type="string" office:string-value="Il Mio Esercito Personale" calcext:value-type="string">
            <text:p>Il Mio Esercito Personale</text:p>
          </table:table-cell>
          <table:table-cell table:formula="of:=INDIRECT(ADDRESS(MATCH([.$E9];JPFlag;1) ;2;1;1;[.$AZ$1]))" office:value-type="string" office:string-value="私兵隊" calcext:value-type="string">
            <text:p>私兵隊</text:p>
          </table:table-cell>
          <table:table-cell table:formula="of:=INDIRECT(ADDRESS(MATCH([.$E9];JPFlag;1) ;2;1;1;[.$AZ$1]))" office:value-type="string" office:string-value="私兵隊" calcext:value-type="string">
            <text:p>私兵隊</text:p>
          </table:table-cell>
          <table:table-cell table:formula="of:=INDIRECT(ADDRESS(MATCH([.$E9];KOFlag;1) ;2;1;1;[.$BB$1]))" office:value-type="string" office:string-value="내 소중한 군대" calcext:value-type="string">
            <text:p>내 소중한 군대</text:p>
          </table:table-cell>
          <table:table-cell table:formula="of:=INDIRECT(ADDRESS(MATCH([.$E9];KOFlag;1) ;2;1;1;[.$BB$1]))" office:value-type="string" office:string-value="내 소중한 군대" calcext:value-type="string">
            <text:p>내 소중한 군대</text:p>
          </table:table-cell>
          <table:table-cell table:number-columns-repeated="10"/>
          <table:table-cell table:formula="of:=INDIRECT(ADDRESS(MATCH([.$E9];RUFlag;1) ;2;1;1;[.$BN$1]))" office:value-type="string" office:string-value="Моя собственная армия" calcext:value-type="string">
            <text:p>Моя собственная армия</text:p>
          </table:table-cell>
          <table:table-cell table:formula="of:=INDIRECT(ADDRESS(MATCH([.$E9];RUFlag;1) ;2;1;1;[.$BN$1]))" office:value-type="string" office:string-value="Моя собственная армия" calcext:value-type="string">
            <text:p>Моя собственная армия</text:p>
          </table:table-cell>
          <table:table-cell table:number-columns-repeated="4"/>
          <table:table-cell table:formula="of:=INDIRECT(ADDRESS(MATCH([.$E9];ZHHansFlag;1) ;2;1;1;[.$BT$1]))" office:value-type="string" office:string-value="私人军队" calcext:value-type="string">
            <text:p>私人军队</text:p>
          </table:table-cell>
          <table:table-cell table:formula="of:=INDIRECT(ADDRESS(MATCH([.$E9];ZHHansFlag;1) ;2;1;1;[.$BT$1]))" office:value-type="string" office:string-value="私人军队" calcext:value-type="string">
            <text:p>私人军队</text:p>
          </table:table-cell>
          <table:table-cell table:formula="of:=INDIRECT(ADDRESS(MATCH([.$E9];ZHHantFlag;1) ;2;1;1;[.$BU$1]))" office:value-type="string" office:string-value="私人軍隊" calcext:value-type="string">
            <text:p>私人軍隊</text:p>
          </table:table-cell>
          <table:table-cell table:formula="of:=INDIRECT(ADDRESS(MATCH([.$E9];ZHHansFlag;1) ;2;1;1;[.$BT$1]))" office:value-type="string" office:string-value="私人军队" calcext:value-type="string">
            <text:p>私人军队</text:p>
          </table:table-cell>
          <table:table-cell table:formula="of:=INDIRECT(ADDRESS(MATCH([.$E9];ZHHantFlag;1) ;2;1;1;[.$BU$1]))" office:value-type="string" office:string-value="私人軍隊" calcext:value-type="string">
            <text:p>私人軍隊</text:p>
          </table:table-cell>
        </table:table-row>
        <table:table-row table:style-name="ro2">
          <table:table-cell office:value-type="string" calcext:value-type="string">
            <text:p>c4f2936a-54aa-4374-84d7-3f0dd6219789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Unlock all 6 character classes (not counting Librarian)</text:p>
          </table:table-cell>
          <table:table-cell table:formula="of:=MATCH([.C10];Value;1)" office:value-type="float" office:value="54" calcext:value-type="float">
            <text:p>54</text:p>
          </table:table-cell>
          <table:table-cell table:formula="of:=INDIRECT(ADDRESS([.D10];1;1;1;&quot;en-US&quot;))" office:value-type="string" office:string-value="$ACHV_HAVE_ALL_CLASSES_DESC" calcext:value-type="string">
            <text:p>$ACHV_HAVE_ALL_CLASSES_DESC</text:p>
          </table:table-cell>
          <table:table-cell table:number-columns-repeated="5"/>
          <table:table-cell table:formula="of:=INDIRECT(ADDRESS(MATCH([.$E10];DEFlag;1) ;2;1;1;[.$N$1]))" office:value-type="string" office:string-value="Schalte alle 6 Charakterklassen frei (ohne Bibliothekar)" calcext:value-type="string">
            <text:p>Schalte alle 6 Charakterklassen frei (ohne Bibliothekar)</text:p>
          </table:table-cell>
          <table:table-cell table:number-columns-repeated="2"/>
          <table:table-cell table:formula="of:=INDIRECT(ADDRESS(MATCH([.$E10];DEFlag;1) ;2;1;1;[.$N$1]))" office:value-type="string" office:string-value="Schalte alle 6 Charakterklassen frei (ohne Bibliothekar)" calcext:value-type="string">
            <text:p>Schalte alle 6 Charakterklassen frei (ohne Bibliothekar)</text:p>
          </table:table-cell>
          <table:table-cell table:formula="of:=[.$C10]" office:value-type="string" office:string-value="Unlock all 6 character classes (not counting Librarian)" calcext:value-type="string">
            <text:p>Unlock all 6 character classes (not counting Librarian)</text:p>
          </table:table-cell>
          <table:table-cell table:number-columns-repeated="15"/>
          <table:table-cell table:formula="of:=[.$C10]" office:value-type="string" office:string-value="Unlock all 6 character classes (not counting Librarian)" calcext:value-type="string">
            <text:p>Unlock all 6 character classes (not counting Librarian)</text:p>
          </table:table-cell>
          <table:table-cell/>
          <table:table-cell table:formula="of:=INDIRECT(ADDRESS(MATCH([.$E10];ESFlag;1) ;2;1;1;[.$AK$1]))" office:value-type="string" office:string-value="Desbloquea 6 clases de personajes (sin contar Bibliotecaria)" calcext:value-type="string">
            <text:p>Desbloquea 6 clases de personajes (sin contar Bibliotecaria)</text:p>
          </table:table-cell>
          <table:table-cell table:number-columns-repeated="3"/>
          <table:table-cell table:formula="of:=INDIRECT(ADDRESS(MATCH([.$E10];ESFlag;1) ;2;1;1;[.$AK$1]))" office:value-type="string" office:string-value="Desbloquea 6 clases de personajes (sin contar Bibliotecaria)" calcext:value-type="string">
            <text:p>Desbloquea 6 clases de personajes (sin contar Bibliotecaria)</text:p>
          </table:table-cell>
          <table:table-cell table:number-columns-repeated="4"/>
          <table:table-cell table:formula="of:=INDIRECT(ADDRESS(MATCH([.$E10];FRFlag;1) ;2;1;1;[.$AT$1]))" office:value-type="string" office:string-value="Déverrouiller les 6 classes de défenseurs" calcext:value-type="string">
            <text:p>Déverrouiller les 6 classes de défenseurs</text:p>
          </table:table-cell>
          <table:table-cell table:number-columns-repeated="3"/>
          <table:table-cell table:formula="of:=INDIRECT(ADDRESS(MATCH([.$E10];FRFlag;1) ;2;1;1;[.$AT$1]))" office:value-type="string" office:string-value="Déverrouiller les 6 classes de défenseurs" calcext:value-type="string">
            <text:p>Déverrouiller les 6 classes de défenseurs</text:p>
          </table:table-cell>
          <table:table-cell table:number-columns-repeated="2"/>
          <table:table-cell table:formula="of:=INDIRECT(ADDRESS(MATCH([.$E10];ITFlag;1) ;2;1;1;[.$AX$1]))" office:value-type="string" office:string-value="Sblocca tutte e 6 le classi di personaggi (la Bibliotecaria non conta)" calcext:value-type="string">
            <text:p>Sblocca tutte e 6 le classi di personaggi (la Bibliotecaria non conta)</text:p>
          </table:table-cell>
          <table:table-cell table:formula="of:=INDIRECT(ADDRESS(MATCH([.$E10];ITFlag;1) ;2;1;1;[.$AX$1]))" office:value-type="string" office:string-value="Sblocca tutte e 6 le classi di personaggi (la Bibliotecaria non conta)" calcext:value-type="string">
            <text:p>Sblocca tutte e 6 le classi di personaggi (la Bibliotecaria non conta)</text:p>
          </table:table-cell>
          <table:table-cell table:formula="of:=INDIRECT(ADDRESS(MATCH([.$E10];JPFlag;1) ;2;1;1;[.$AZ$1]))" office:value-type="string" office:string-value="司書以外で6クラスで戦えるようになった" calcext:value-type="string">
            <text:p>司書以外で6クラスで戦えるようになった</text:p>
          </table:table-cell>
          <table:table-cell table:formula="of:=INDIRECT(ADDRESS(MATCH([.$E10];JPFlag;1) ;2;1;1;[.$AZ$1]))" office:value-type="string" office:string-value="司書以外で6クラスで戦えるようになった" calcext:value-type="string">
            <text:p>司書以外で6クラスで戦えるようになった</text:p>
          </table:table-cell>
          <table:table-cell table:formula="of:=INDIRECT(ADDRESS(MATCH([.$E10];KOFlag;1) ;2;1;1;[.$BB$1]))" office:value-type="string" office:string-value="사서 이외 6개의 직업을 모두 해금" calcext:value-type="string">
            <text:p>사서 이외 6개의 직업을 모두 해금</text:p>
          </table:table-cell>
          <table:table-cell table:formula="of:=INDIRECT(ADDRESS(MATCH([.$E10];KOFlag;1) ;2;1;1;[.$BB$1]))" office:value-type="string" office:string-value="사서 이외 6개의 직업을 모두 해금" calcext:value-type="string">
            <text:p>사서 이외 6개의 직업을 모두 해금</text:p>
          </table:table-cell>
          <table:table-cell table:number-columns-repeated="10"/>
          <table:table-cell table:formula="of:=INDIRECT(ADDRESS(MATCH([.$E10];RUFlag;1) ;2;1;1;[.$BN$1]))" office:value-type="string" office:string-value="Открыть все 6 классов (не считая библиотекаря)" calcext:value-type="string">
            <text:p>Открыть все 6 классов (не считая библиотекаря)</text:p>
          </table:table-cell>
          <table:table-cell table:formula="of:=INDIRECT(ADDRESS(MATCH([.$E10];RUFlag;1) ;2;1;1;[.$BN$1]))" office:value-type="string" office:string-value="Открыть все 6 классов (не считая библиотекаря)" calcext:value-type="string">
            <text:p>Открыть все 6 классов (не считая библиотекаря)</text:p>
          </table:table-cell>
          <table:table-cell table:number-columns-repeated="4"/>
          <table:table-cell table:formula="of:=INDIRECT(ADDRESS(MATCH([.$E10];ZHHansFlag;1) ;2;1;1;[.$BT$1]))" office:value-type="string" office:string-value="解锁6种职业（不包括图书管理员）" calcext:value-type="string">
            <text:p>解锁6种职业（不包括图书管理员）</text:p>
          </table:table-cell>
          <table:table-cell table:formula="of:=INDIRECT(ADDRESS(MATCH([.$E10];ZHHansFlag;1) ;2;1;1;[.$BT$1]))" office:value-type="string" office:string-value="解锁6种职业（不包括图书管理员）" calcext:value-type="string">
            <text:p>解锁6种职业（不包括图书管理员）</text:p>
          </table:table-cell>
          <table:table-cell table:formula="of:=INDIRECT(ADDRESS(MATCH([.$E10];ZHHantFlag;1) ;2;1;1;[.$BU$1]))" office:value-type="string" office:string-value="解鎖6種職業（不包括圖書管理員）" calcext:value-type="string">
            <text:p>解鎖6種職業（不包括圖書管理員）</text:p>
          </table:table-cell>
          <table:table-cell table:formula="of:=INDIRECT(ADDRESS(MATCH([.$E10];ZHHansFlag;1) ;2;1;1;[.$BT$1]))" office:value-type="string" office:string-value="解锁6种职业（不包括图书管理员）" calcext:value-type="string">
            <text:p>解锁6种职业（不包括图书管理员）</text:p>
          </table:table-cell>
          <table:table-cell table:formula="of:=INDIRECT(ADDRESS(MATCH([.$E10];ZHHantFlag;1) ;2;1;1;[.$BU$1]))" office:value-type="string" office:string-value="解鎖6種職業（不包括圖書管理員）" calcext:value-type="string">
            <text:p>解鎖6種職業（不包括圖書管理員）</text:p>
          </table:table-cell>
        </table:table-row>
        <table:table-row table:style-name="ro1">
          <table:table-cell office:value-type="string" calcext:value-type="string">
            <text:p>7ce18476-df38-47df-9cb8-11b46ea8cc61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Beat any level on Extreme.</text:p>
          </table:table-cell>
          <table:table-cell table:formula="of:=MATCH([.C11];Value;1)" office:value-type="float" office:value="7" calcext:value-type="float">
            <text:p>7</text:p>
          </table:table-cell>
          <table:table-cell table:formula="of:=INDIRECT(ADDRESS([.D11];1;1;1;&quot;en-US&quot;))" office:value-type="string" office:string-value="$ACHV_BEAT_ANY_EXTREME_DESC" calcext:value-type="string">
            <text:p>$ACHV_BEAT_ANY_EXTREME_DESC</text:p>
          </table:table-cell>
          <table:table-cell table:number-columns-repeated="5"/>
          <table:table-cell table:formula="of:=INDIRECT(ADDRESS(MATCH([.$E11];DEFlag;1) ;2;1;1;[.$N$1]))" office:value-type="string" office:string-value="Schaffe irgendein Level auf Extrem" calcext:value-type="string">
            <text:p>Schaffe irgendein Level auf Extrem</text:p>
          </table:table-cell>
          <table:table-cell table:number-columns-repeated="2"/>
          <table:table-cell table:formula="of:=INDIRECT(ADDRESS(MATCH([.$E11];DEFlag;1) ;2;1;1;[.$N$1]))" office:value-type="string" office:string-value="Schaffe irgendein Level auf Extrem" calcext:value-type="string">
            <text:p>Schaffe irgendein Level auf Extrem</text:p>
          </table:table-cell>
          <table:table-cell table:formula="of:=[.$C11]" office:value-type="string" office:string-value="Beat any level on Extreme." calcext:value-type="string">
            <text:p>Beat any level on Extreme.</text:p>
          </table:table-cell>
          <table:table-cell table:number-columns-repeated="15"/>
          <table:table-cell table:formula="of:=[.$C11]" office:value-type="string" office:string-value="Beat any level on Extreme." calcext:value-type="string">
            <text:p>Beat any level on Extreme.</text:p>
          </table:table-cell>
          <table:table-cell/>
          <table:table-cell table:formula="of:=INDIRECT(ADDRESS(MATCH([.$E11];ESFlag;1) ;2;1;1;[.$AK$1]))" office:value-type="string" office:string-value="Supera cualquier nivel en Extremo." calcext:value-type="string">
            <text:p>Supera cualquier nivel en Extremo.</text:p>
          </table:table-cell>
          <table:table-cell table:number-columns-repeated="3"/>
          <table:table-cell table:formula="of:=INDIRECT(ADDRESS(MATCH([.$E11];ESFlag;1) ;2;1;1;[.$AK$1]))" office:value-type="string" office:string-value="Supera cualquier nivel en Extremo." calcext:value-type="string">
            <text:p>Supera cualquier nivel en Extremo.</text:p>
          </table:table-cell>
          <table:table-cell table:number-columns-repeated="4"/>
          <table:table-cell table:formula="of:=INDIRECT(ADDRESS(MATCH([.$E11];FRFlag;1) ;2;1;1;[.$AT$1]))" office:value-type="string" office:string-value="Réussir un niveau en mode Extrême" calcext:value-type="string">
            <text:p>Réussir un niveau en mode Extrême</text:p>
          </table:table-cell>
          <table:table-cell table:number-columns-repeated="3"/>
          <table:table-cell table:formula="of:=INDIRECT(ADDRESS(MATCH([.$E11];FRFlag;1) ;2;1;1;[.$AT$1]))" office:value-type="string" office:string-value="Réussir un niveau en mode Extrême" calcext:value-type="string">
            <text:p>Réussir un niveau en mode Extrême</text:p>
          </table:table-cell>
          <table:table-cell table:number-columns-repeated="2"/>
          <table:table-cell table:formula="of:=INDIRECT(ADDRESS(MATCH([.$E11];ITFlag;1) ;2;1;1;[.$AX$1]))" office:value-type="string" office:string-value="Completa un livello in modalità Estrema." calcext:value-type="string">
            <text:p>Completa un livello in modalità Estrema.</text:p>
          </table:table-cell>
          <table:table-cell table:formula="of:=INDIRECT(ADDRESS(MATCH([.$E11];ITFlag;1) ;2;1;1;[.$AX$1]))" office:value-type="string" office:string-value="Completa un livello in modalità Estrema." calcext:value-type="string">
            <text:p>Completa un livello in modalità Estrema.</text:p>
          </table:table-cell>
          <table:table-cell table:formula="of:=INDIRECT(ADDRESS(MATCH([.$E11];JPFlag;1) ;2;1;1;[.$AZ$1]))" office:value-type="string" office:string-value="いずれかのステージで最難度でクリアした" calcext:value-type="string">
            <text:p>いずれかのステージで最難度でクリアした</text:p>
          </table:table-cell>
          <table:table-cell table:formula="of:=INDIRECT(ADDRESS(MATCH([.$E11];JPFlag;1) ;2;1;1;[.$AZ$1]))" office:value-type="string" office:string-value="いずれかのステージで最難度でクリアした" calcext:value-type="string">
            <text:p>いずれかのステージで最難度でクリアした</text:p>
          </table:table-cell>
          <table:table-cell table:formula="of:=INDIRECT(ADDRESS(MATCH([.$E11];KOFlag;1) ;2;1;1;[.$BB$1]))" office:value-type="string" office:string-value="익스트림에서 아무 레벨이나 승리" calcext:value-type="string">
            <text:p>익스트림에서 아무 레벨이나 승리</text:p>
          </table:table-cell>
          <table:table-cell table:formula="of:=INDIRECT(ADDRESS(MATCH([.$E11];KOFlag;1) ;2;1;1;[.$BB$1]))" office:value-type="string" office:string-value="익스트림에서 아무 레벨이나 승리" calcext:value-type="string">
            <text:p>익스트림에서 아무 레벨이나 승리</text:p>
          </table:table-cell>
          <table:table-cell table:number-columns-repeated="10"/>
          <table:table-cell table:formula="of:=INDIRECT(ADDRESS(MATCH([.$E11];RUFlag;1) ;2;1;1;[.$BN$1]))" office:value-type="string" office:string-value="Пройти любой уровень на сложности 'Экстрим'" calcext:value-type="string">
            <text:p>Пройти любой уровень на сложности 'Экстрим'</text:p>
          </table:table-cell>
          <table:table-cell table:formula="of:=INDIRECT(ADDRESS(MATCH([.$E11];RUFlag;1) ;2;1;1;[.$BN$1]))" office:value-type="string" office:string-value="Пройти любой уровень на сложности 'Экстрим'" calcext:value-type="string">
            <text:p>Пройти любой уровень на сложности 'Экстрим'</text:p>
          </table:table-cell>
          <table:table-cell table:number-columns-repeated="4"/>
          <table:table-cell table:formula="of:=INDIRECT(ADDRESS(MATCH([.$E11];ZHHansFlag;1) ;2;1;1;[.$BT$1]))" office:value-type="string" office:string-value="在终极难度下通过任意一关。" calcext:value-type="string">
            <text:p>在终极难度下通过任意一关。</text:p>
          </table:table-cell>
          <table:table-cell table:formula="of:=INDIRECT(ADDRESS(MATCH([.$E11];ZHHansFlag;1) ;2;1;1;[.$BT$1]))" office:value-type="string" office:string-value="在终极难度下通过任意一关。" calcext:value-type="string">
            <text:p>在终极难度下通过任意一关。</text:p>
          </table:table-cell>
          <table:table-cell table:formula="of:=INDIRECT(ADDRESS(MATCH([.$E11];ZHHantFlag;1) ;2;1;1;[.$BU$1]))" office:value-type="string" office:string-value="在終極難度下通過任意一關。" calcext:value-type="string">
            <text:p>在終極難度下通過任意一關。</text:p>
          </table:table-cell>
          <table:table-cell table:formula="of:=INDIRECT(ADDRESS(MATCH([.$E11];ZHHansFlag;1) ;2;1;1;[.$BT$1]))" office:value-type="string" office:string-value="在终极难度下通过任意一关。" calcext:value-type="string">
            <text:p>在终极难度下通过任意一关。</text:p>
          </table:table-cell>
          <table:table-cell table:formula="of:=INDIRECT(ADDRESS(MATCH([.$E11];ZHHantFlag;1) ;2;1;1;[.$BU$1]))" office:value-type="string" office:string-value="在終極難度下通過任意一關。" calcext:value-type="string">
            <text:p>在終極難度下通過任意一關。</text:p>
          </table:table-cell>
        </table:table-row>
        <table:table-row table:style-name="ro1">
          <table:table-cell office:value-type="string" calcext:value-type="string">
            <text:p>b6a71ce3-bfc1-4f68-a72d-6cc429733886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You get a Gold Star!</text:p>
          </table:table-cell>
          <table:table-cell table:formula="of:=MATCH([.C12];Value;1)" office:value-type="float" office:value="62" calcext:value-type="float">
            <text:p>62</text:p>
          </table:table-cell>
          <table:table-cell table:formula="of:=INDIRECT(ADDRESS([.D12];1;1;1;&quot;en-US&quot;))" office:value-type="string" office:string-value="$ACHV_BEAT_ANY_EXTREME_TITLE" calcext:value-type="string">
            <text:p>$ACHV_BEAT_ANY_EXTREME_TITLE</text:p>
          </table:table-cell>
          <table:table-cell table:number-columns-repeated="5"/>
          <table:table-cell table:formula="of:=INDIRECT(ADDRESS(MATCH([.$E12];DEFlag;1) ;2;1;1;[.$N$1]))" office:value-type="string" office:string-value="Ein Goldstern für dich!" calcext:value-type="string">
            <text:p>Ein Goldstern für dich!</text:p>
          </table:table-cell>
          <table:table-cell table:number-columns-repeated="2"/>
          <table:table-cell table:formula="of:=INDIRECT(ADDRESS(MATCH([.$E12];DEFlag;1) ;2;1;1;[.$N$1]))" office:value-type="string" office:string-value="Ein Goldstern für dich!" calcext:value-type="string">
            <text:p>Ein Goldstern für dich!</text:p>
          </table:table-cell>
          <table:table-cell table:formula="of:=[.$C12]" office:value-type="string" office:string-value="You get a Gold Star!" calcext:value-type="string">
            <text:p>You get a Gold Star!</text:p>
          </table:table-cell>
          <table:table-cell table:number-columns-repeated="15"/>
          <table:table-cell table:formula="of:=[.$C12]" office:value-type="string" office:string-value="You get a Gold Star!" calcext:value-type="string">
            <text:p>You get a Gold Star!</text:p>
          </table:table-cell>
          <table:table-cell/>
          <table:table-cell table:formula="of:=INDIRECT(ADDRESS(MATCH([.$E12];ESFlag;1) ;2;1;1;[.$AK$1]))" office:value-type="string" office:string-value="¡Has conseguido una estrella dorada!" calcext:value-type="string">
            <text:p>¡Has conseguido una estrella dorada!</text:p>
          </table:table-cell>
          <table:table-cell table:number-columns-repeated="3"/>
          <table:table-cell table:formula="of:=INDIRECT(ADDRESS(MATCH([.$E12];ESFlag;1) ;2;1;1;[.$AK$1]))" office:value-type="string" office:string-value="¡Has conseguido una estrella dorada!" calcext:value-type="string">
            <text:p>¡Has conseguido una estrella dorada!</text:p>
          </table:table-cell>
          <table:table-cell table:number-columns-repeated="4"/>
          <table:table-cell table:formula="of:=INDIRECT(ADDRESS(MATCH([.$E12];FRFlag;1) ;2;1;1;[.$AT$1]))" office:value-type="string" office:string-value="Une Étoile d'Or !" calcext:value-type="string">
            <text:p>Une Étoile d'Or !</text:p>
          </table:table-cell>
          <table:table-cell table:number-columns-repeated="3"/>
          <table:table-cell table:formula="of:=INDIRECT(ADDRESS(MATCH([.$E12];FRFlag;1) ;2;1;1;[.$AT$1]))" office:value-type="string" office:string-value="Une Étoile d'Or !" calcext:value-type="string">
            <text:p>Une Étoile d'Or !</text:p>
          </table:table-cell>
          <table:table-cell table:number-columns-repeated="2"/>
          <table:table-cell table:formula="of:=INDIRECT(ADDRESS(MATCH([.$E12];ITFlag;1) ;2;1;1;[.$AX$1]))" office:value-type="string" office:string-value="Medaglia D'oro!" calcext:value-type="string">
            <text:p>Medaglia D'oro!</text:p>
          </table:table-cell>
          <table:table-cell table:formula="of:=INDIRECT(ADDRESS(MATCH([.$E12];ITFlag;1) ;2;1;1;[.$AX$1]))" office:value-type="string" office:string-value="Medaglia D'oro!" calcext:value-type="string">
            <text:p>Medaglia D'oro!</text:p>
          </table:table-cell>
          <table:table-cell table:formula="of:=INDIRECT(ADDRESS(MATCH([.$E12];JPFlag;1) ;2;1;1;[.$AZ$1]))" office:value-type="string" office:string-value="ゴールドスター獲得！" calcext:value-type="string">
            <text:p>ゴールドスター獲得！</text:p>
          </table:table-cell>
          <table:table-cell table:formula="of:=INDIRECT(ADDRESS(MATCH([.$E12];JPFlag;1) ;2;1;1;[.$AZ$1]))" office:value-type="string" office:string-value="ゴールドスター獲得！" calcext:value-type="string">
            <text:p>ゴールドスター獲得！</text:p>
          </table:table-cell>
          <table:table-cell table:formula="of:=INDIRECT(ADDRESS(MATCH([.$E12];KOFlag;1) ;2;1;1;[.$BB$1]))" office:value-type="string" office:string-value="황금별 획득!" calcext:value-type="string">
            <text:p>황금별 획득!</text:p>
          </table:table-cell>
          <table:table-cell table:formula="of:=INDIRECT(ADDRESS(MATCH([.$E12];KOFlag;1) ;2;1;1;[.$BB$1]))" office:value-type="string" office:string-value="황금별 획득!" calcext:value-type="string">
            <text:p>황금별 획득!</text:p>
          </table:table-cell>
          <table:table-cell table:number-columns-repeated="10"/>
          <table:table-cell table:formula="of:=INDIRECT(ADDRESS(MATCH([.$E12];RUFlag;1) ;2;1;1;[.$BN$1]))" office:value-type="string" office:string-value="Золотая звезда – ваша!" calcext:value-type="string">
            <text:p>Золотая звезда – ваша!</text:p>
          </table:table-cell>
          <table:table-cell table:formula="of:=INDIRECT(ADDRESS(MATCH([.$E12];RUFlag;1) ;2;1;1;[.$BN$1]))" office:value-type="string" office:string-value="Золотая звезда – ваша!" calcext:value-type="string">
            <text:p>Золотая звезда – ваша!</text:p>
          </table:table-cell>
          <table:table-cell table:number-columns-repeated="4"/>
          <table:table-cell table:formula="of:=INDIRECT(ADDRESS(MATCH([.$E12];ZHHansFlag;1) ;2;1;1;[.$BT$1]))" office:value-type="string" office:string-value="获得一颗金星！" calcext:value-type="string">
            <text:p>获得一颗金星！</text:p>
          </table:table-cell>
          <table:table-cell table:formula="of:=INDIRECT(ADDRESS(MATCH([.$E12];ZHHansFlag;1) ;2;1;1;[.$BT$1]))" office:value-type="string" office:string-value="获得一颗金星！" calcext:value-type="string">
            <text:p>获得一颗金星！</text:p>
          </table:table-cell>
          <table:table-cell table:formula="of:=INDIRECT(ADDRESS(MATCH([.$E12];ZHHantFlag;1) ;2;1;1;[.$BU$1]))" office:value-type="string" office:string-value="獲得一顆金星！" calcext:value-type="string">
            <text:p>獲得一顆金星！</text:p>
          </table:table-cell>
          <table:table-cell table:formula="of:=INDIRECT(ADDRESS(MATCH([.$E12];ZHHansFlag;1) ;2;1;1;[.$BT$1]))" office:value-type="string" office:string-value="获得一颗金星！" calcext:value-type="string">
            <text:p>获得一颗金星！</text:p>
          </table:table-cell>
          <table:table-cell table:formula="of:=INDIRECT(ADDRESS(MATCH([.$E12];ZHHantFlag;1) ;2;1;1;[.$BU$1]))" office:value-type="string" office:string-value="獲得一顆金星！" calcext:value-type="string">
            <text:p>獲得一顆金星！</text:p>
          </table:table-cell>
        </table:table-row>
        <table:table-row table:style-name="ro1">
          <table:table-cell office:value-type="string" calcext:value-type="string">
            <text:p>c9dbce76-37f1-4add-9012-dc57bf950985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Beat any level on Extreme.</text:p>
          </table:table-cell>
          <table:table-cell table:formula="of:=MATCH([.C13];Value;1)" office:value-type="float" office:value="7" calcext:value-type="float">
            <text:p>7</text:p>
          </table:table-cell>
          <table:table-cell table:formula="of:=INDIRECT(ADDRESS([.D13];1;1;1;&quot;en-US&quot;))" office:value-type="string" office:string-value="$ACHV_BEAT_ANY_EXTREME_DESC" calcext:value-type="string">
            <text:p>$ACHV_BEAT_ANY_EXTREME_DESC</text:p>
          </table:table-cell>
          <table:table-cell table:number-columns-repeated="5"/>
          <table:table-cell table:formula="of:=INDIRECT(ADDRESS(MATCH([.$E13];DEFlag;1) ;2;1;1;[.$N$1]))" office:value-type="string" office:string-value="Schaffe irgendein Level auf Extrem" calcext:value-type="string">
            <text:p>Schaffe irgendein Level auf Extrem</text:p>
          </table:table-cell>
          <table:table-cell table:number-columns-repeated="2"/>
          <table:table-cell table:formula="of:=INDIRECT(ADDRESS(MATCH([.$E13];DEFlag;1) ;2;1;1;[.$N$1]))" office:value-type="string" office:string-value="Schaffe irgendein Level auf Extrem" calcext:value-type="string">
            <text:p>Schaffe irgendein Level auf Extrem</text:p>
          </table:table-cell>
          <table:table-cell table:formula="of:=[.$C13]" office:value-type="string" office:string-value="Beat any level on Extreme." calcext:value-type="string">
            <text:p>Beat any level on Extreme.</text:p>
          </table:table-cell>
          <table:table-cell table:number-columns-repeated="15"/>
          <table:table-cell table:formula="of:=[.$C13]" office:value-type="string" office:string-value="Beat any level on Extreme." calcext:value-type="string">
            <text:p>Beat any level on Extreme.</text:p>
          </table:table-cell>
          <table:table-cell/>
          <table:table-cell table:formula="of:=INDIRECT(ADDRESS(MATCH([.$E13];ESFlag;1) ;2;1;1;[.$AK$1]))" office:value-type="string" office:string-value="Supera cualquier nivel en Extremo." calcext:value-type="string">
            <text:p>Supera cualquier nivel en Extremo.</text:p>
          </table:table-cell>
          <table:table-cell table:number-columns-repeated="3"/>
          <table:table-cell table:formula="of:=INDIRECT(ADDRESS(MATCH([.$E13];ESFlag;1) ;2;1;1;[.$AK$1]))" office:value-type="string" office:string-value="Supera cualquier nivel en Extremo." calcext:value-type="string">
            <text:p>Supera cualquier nivel en Extremo.</text:p>
          </table:table-cell>
          <table:table-cell table:number-columns-repeated="4"/>
          <table:table-cell table:formula="of:=INDIRECT(ADDRESS(MATCH([.$E13];FRFlag;1) ;2;1;1;[.$AT$1]))" office:value-type="string" office:string-value="Réussir un niveau en mode Extrême" calcext:value-type="string">
            <text:p>Réussir un niveau en mode Extrême</text:p>
          </table:table-cell>
          <table:table-cell table:number-columns-repeated="3"/>
          <table:table-cell table:formula="of:=INDIRECT(ADDRESS(MATCH([.$E13];FRFlag;1) ;2;1;1;[.$AT$1]))" office:value-type="string" office:string-value="Réussir un niveau en mode Extrême" calcext:value-type="string">
            <text:p>Réussir un niveau en mode Extrême</text:p>
          </table:table-cell>
          <table:table-cell table:number-columns-repeated="2"/>
          <table:table-cell table:formula="of:=INDIRECT(ADDRESS(MATCH([.$E13];ITFlag;1) ;2;1;1;[.$AX$1]))" office:value-type="string" office:string-value="Completa un livello in modalità Estrema." calcext:value-type="string">
            <text:p>Completa un livello in modalità Estrema.</text:p>
          </table:table-cell>
          <table:table-cell table:formula="of:=INDIRECT(ADDRESS(MATCH([.$E13];ITFlag;1) ;2;1;1;[.$AX$1]))" office:value-type="string" office:string-value="Completa un livello in modalità Estrema." calcext:value-type="string">
            <text:p>Completa un livello in modalità Estrema.</text:p>
          </table:table-cell>
          <table:table-cell table:formula="of:=INDIRECT(ADDRESS(MATCH([.$E13];JPFlag;1) ;2;1;1;[.$AZ$1]))" office:value-type="string" office:string-value="いずれかのステージで最難度でクリアした" calcext:value-type="string">
            <text:p>いずれかのステージで最難度でクリアした</text:p>
          </table:table-cell>
          <table:table-cell table:formula="of:=INDIRECT(ADDRESS(MATCH([.$E13];JPFlag;1) ;2;1;1;[.$AZ$1]))" office:value-type="string" office:string-value="いずれかのステージで最難度でクリアした" calcext:value-type="string">
            <text:p>いずれかのステージで最難度でクリアした</text:p>
          </table:table-cell>
          <table:table-cell table:formula="of:=INDIRECT(ADDRESS(MATCH([.$E13];KOFlag;1) ;2;1;1;[.$BB$1]))" office:value-type="string" office:string-value="익스트림에서 아무 레벨이나 승리" calcext:value-type="string">
            <text:p>익스트림에서 아무 레벨이나 승리</text:p>
          </table:table-cell>
          <table:table-cell table:formula="of:=INDIRECT(ADDRESS(MATCH([.$E13];KOFlag;1) ;2;1;1;[.$BB$1]))" office:value-type="string" office:string-value="익스트림에서 아무 레벨이나 승리" calcext:value-type="string">
            <text:p>익스트림에서 아무 레벨이나 승리</text:p>
          </table:table-cell>
          <table:table-cell table:number-columns-repeated="10"/>
          <table:table-cell table:formula="of:=INDIRECT(ADDRESS(MATCH([.$E13];RUFlag;1) ;2;1;1;[.$BN$1]))" office:value-type="string" office:string-value="Пройти любой уровень на сложности 'Экстрим'" calcext:value-type="string">
            <text:p>Пройти любой уровень на сложности 'Экстрим'</text:p>
          </table:table-cell>
          <table:table-cell table:formula="of:=INDIRECT(ADDRESS(MATCH([.$E13];RUFlag;1) ;2;1;1;[.$BN$1]))" office:value-type="string" office:string-value="Пройти любой уровень на сложности 'Экстрим'" calcext:value-type="string">
            <text:p>Пройти любой уровень на сложности 'Экстрим'</text:p>
          </table:table-cell>
          <table:table-cell table:number-columns-repeated="4"/>
          <table:table-cell table:formula="of:=INDIRECT(ADDRESS(MATCH([.$E13];ZHHansFlag;1) ;2;1;1;[.$BT$1]))" office:value-type="string" office:string-value="在终极难度下通过任意一关。" calcext:value-type="string">
            <text:p>在终极难度下通过任意一关。</text:p>
          </table:table-cell>
          <table:table-cell table:formula="of:=INDIRECT(ADDRESS(MATCH([.$E13];ZHHansFlag;1) ;2;1;1;[.$BT$1]))" office:value-type="string" office:string-value="在终极难度下通过任意一关。" calcext:value-type="string">
            <text:p>在终极难度下通过任意一关。</text:p>
          </table:table-cell>
          <table:table-cell table:formula="of:=INDIRECT(ADDRESS(MATCH([.$E13];ZHHantFlag;1) ;2;1;1;[.$BU$1]))" office:value-type="string" office:string-value="在終極難度下通過任意一關。" calcext:value-type="string">
            <text:p>在終極難度下通過任意一關。</text:p>
          </table:table-cell>
          <table:table-cell table:formula="of:=INDIRECT(ADDRESS(MATCH([.$E13];ZHHansFlag;1) ;2;1;1;[.$BT$1]))" office:value-type="string" office:string-value="在终极难度下通过任意一关。" calcext:value-type="string">
            <text:p>在终极难度下通过任意一关。</text:p>
          </table:table-cell>
          <table:table-cell table:formula="of:=INDIRECT(ADDRESS(MATCH([.$E13];ZHHantFlag;1) ;2;1;1;[.$BU$1]))" office:value-type="string" office:string-value="在終極難度下通過任意一關。" calcext:value-type="string">
            <text:p>在終極難度下通過任意一關。</text:p>
          </table:table-cell>
        </table:table-row>
        <table:table-row table:style-name="ro2">
          <table:table-cell office:value-type="string" calcext:value-type="string">
            <text:p>2d12131f-8b43-4b86-a6b6-aff9572db7d8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Unlock a level 20 skill</text:p>
          </table:table-cell>
          <table:table-cell table:formula="of:=MATCH([.C14];Value;1)" office:value-type="float" office:value="53" calcext:value-type="float">
            <text:p>53</text:p>
          </table:table-cell>
          <table:table-cell table:formula="of:=INDIRECT(ADDRESS([.D14];1;1;1;&quot;en-US&quot;))" office:value-type="string" office:string-value="$ACHV_HAVE_SKILL_LVL_20_DESC" calcext:value-type="string">
            <text:p>$ACHV_HAVE_SKILL_LVL_20_DESC</text:p>
          </table:table-cell>
          <table:table-cell table:number-columns-repeated="5"/>
          <table:table-cell table:formula="of:=INDIRECT(ADDRESS(MATCH([.$E14];DEFlag;1) ;2;1;1;[.$N$1]))" office:value-type="string" office:string-value="Schalte ein Level-20-Talent frei" calcext:value-type="string">
            <text:p>Schalte ein Level-20-Talent frei</text:p>
          </table:table-cell>
          <table:table-cell table:number-columns-repeated="2"/>
          <table:table-cell table:formula="of:=INDIRECT(ADDRESS(MATCH([.$E14];DEFlag;1) ;2;1;1;[.$N$1]))" office:value-type="string" office:string-value="Schalte ein Level-20-Talent frei" calcext:value-type="string">
            <text:p>Schalte ein Level-20-Talent frei</text:p>
          </table:table-cell>
          <table:table-cell table:formula="of:=[.$C14]" office:value-type="string" office:string-value="Unlock a level 20 skill" calcext:value-type="string">
            <text:p>Unlock a level 20 skill</text:p>
          </table:table-cell>
          <table:table-cell table:number-columns-repeated="15"/>
          <table:table-cell table:formula="of:=[.$C14]" office:value-type="string" office:string-value="Unlock a level 20 skill" calcext:value-type="string">
            <text:p>Unlock a level 20 skill</text:p>
          </table:table-cell>
          <table:table-cell/>
          <table:table-cell table:formula="of:=INDIRECT(ADDRESS(MATCH([.$E14];ESFlag;1) ;2;1;1;[.$AK$1]))" office:value-type="string" office:string-value="Desbloquea una habilidad de nivel 20" calcext:value-type="string">
            <text:p>Desbloquea una habilidad de nivel 20</text:p>
          </table:table-cell>
          <table:table-cell table:number-columns-repeated="3"/>
          <table:table-cell table:formula="of:=INDIRECT(ADDRESS(MATCH([.$E14];ESFlag;1) ;2;1;1;[.$AK$1]))" office:value-type="string" office:string-value="Desbloquea una habilidad de nivel 20" calcext:value-type="string">
            <text:p>Desbloquea una habilidad de nivel 20</text:p>
          </table:table-cell>
          <table:table-cell table:number-columns-repeated="4"/>
          <table:table-cell table:formula="of:=INDIRECT(ADDRESS(MATCH([.$E14];FRFlag;1) ;2;1;1;[.$AT$1]))" office:value-type="string" office:string-value="Déverrouiller une compétence de niveau 20" calcext:value-type="string">
            <text:p>Déverrouiller une compétence de niveau 20</text:p>
          </table:table-cell>
          <table:table-cell table:number-columns-repeated="3"/>
          <table:table-cell table:formula="of:=INDIRECT(ADDRESS(MATCH([.$E14];FRFlag;1) ;2;1;1;[.$AT$1]))" office:value-type="string" office:string-value="Déverrouiller une compétence de niveau 20" calcext:value-type="string">
            <text:p>Déverrouiller une compétence de niveau 20</text:p>
          </table:table-cell>
          <table:table-cell table:number-columns-repeated="2"/>
          <table:table-cell table:formula="of:=INDIRECT(ADDRESS(MATCH([.$E14];ITFlag;1) ;2;1;1;[.$AX$1]))" office:value-type="string" office:string-value="Sblocca un'abilità di livello 20" calcext:value-type="string">
            <text:p>Sblocca un'abilità di livello 20</text:p>
          </table:table-cell>
          <table:table-cell table:formula="of:=INDIRECT(ADDRESS(MATCH([.$E14];ITFlag;1) ;2;1;1;[.$AX$1]))" office:value-type="string" office:string-value="Sblocca un'abilità di livello 20" calcext:value-type="string">
            <text:p>Sblocca un'abilità di livello 20</text:p>
          </table:table-cell>
          <table:table-cell table:formula="of:=INDIRECT(ADDRESS(MATCH([.$E14];JPFlag;1) ;2;1;1;[.$AZ$1]))" office:value-type="string" office:string-value="レベル20のスキルを解除した" calcext:value-type="string">
            <text:p>レベル20のスキルを解除した</text:p>
          </table:table-cell>
          <table:table-cell table:formula="of:=INDIRECT(ADDRESS(MATCH([.$E14];JPFlag;1) ;2;1;1;[.$AZ$1]))" office:value-type="string" office:string-value="レベル20のスキルを解除した" calcext:value-type="string">
            <text:p>レベル20のスキルを解除した</text:p>
          </table:table-cell>
          <table:table-cell table:formula="of:=INDIRECT(ADDRESS(MATCH([.$E14];KOFlag;1) ;2;1;1;[.$BB$1]))" office:value-type="string" office:string-value="레벨 20 스킬을 언락하세요&lt;C&gt;" calcext:value-type="string">
            <text:p>레벨 20 스킬을 언락하세요&lt;C&gt;</text:p>
          </table:table-cell>
          <table:table-cell table:formula="of:=INDIRECT(ADDRESS(MATCH([.$E14];KOFlag;1) ;2;1;1;[.$BB$1]))" office:value-type="string" office:string-value="레벨 20 스킬을 언락하세요&lt;C&gt;" calcext:value-type="string">
            <text:p>레벨 20 스킬을 언락하세요&lt;C&gt;</text:p>
          </table:table-cell>
          <table:table-cell table:number-columns-repeated="10"/>
          <table:table-cell table:formula="of:=INDIRECT(ADDRESS(MATCH([.$E14];RUFlag;1) ;2;1;1;[.$BN$1]))" office:value-type="string" office:string-value="Разблокировать навык 20-го уровня" calcext:value-type="string">
            <text:p>Разблокировать навык 20-го уровня</text:p>
          </table:table-cell>
          <table:table-cell table:formula="of:=INDIRECT(ADDRESS(MATCH([.$E14];RUFlag;1) ;2;1;1;[.$BN$1]))" office:value-type="string" office:string-value="Разблокировать навык 20-го уровня" calcext:value-type="string">
            <text:p>Разблокировать навык 20-го уровня</text:p>
          </table:table-cell>
          <table:table-cell table:number-columns-repeated="4"/>
          <table:table-cell table:formula="of:=INDIRECT(ADDRESS(MATCH([.$E14];ZHHansFlag;1) ;2;1;1;[.$BT$1]))" office:value-type="string" office:string-value="解锁一个20级的技能" calcext:value-type="string">
            <text:p>解锁一个20级的技能</text:p>
          </table:table-cell>
          <table:table-cell table:formula="of:=INDIRECT(ADDRESS(MATCH([.$E14];ZHHansFlag;1) ;2;1;1;[.$BT$1]))" office:value-type="string" office:string-value="解锁一个20级的技能" calcext:value-type="string">
            <text:p>解锁一个20级的技能</text:p>
          </table:table-cell>
          <table:table-cell table:formula="of:=INDIRECT(ADDRESS(MATCH([.$E14];ZHHantFlag;1) ;2;1;1;[.$BU$1]))" office:value-type="string" office:string-value="解鎖一個20級的技能" calcext:value-type="string">
            <text:p>解鎖一個20級的技能</text:p>
          </table:table-cell>
          <table:table-cell table:formula="of:=INDIRECT(ADDRESS(MATCH([.$E14];ZHHansFlag;1) ;2;1;1;[.$BT$1]))" office:value-type="string" office:string-value="解锁一个20级的技能" calcext:value-type="string">
            <text:p>解锁一个20级的技能</text:p>
          </table:table-cell>
          <table:table-cell table:formula="of:=INDIRECT(ADDRESS(MATCH([.$E14];ZHHantFlag;1) ;2;1;1;[.$BU$1]))" office:value-type="string" office:string-value="解鎖一個20級的技能" calcext:value-type="string">
            <text:p>解鎖一個20級的技能</text:p>
          </table:table-cell>
        </table:table-row>
        <table:table-row table:style-name="ro1">
          <table:table-cell office:value-type="string" calcext:value-type="string">
            <text:p>e3bb22b5-c503-4cb4-8352-188d35b7193c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Mad Skills</text:p>
          </table:table-cell>
          <table:table-cell table:formula="of:=MATCH([.C15];Value;1)" office:value-type="float" office:value="40" calcext:value-type="float">
            <text:p>40</text:p>
          </table:table-cell>
          <table:table-cell table:formula="of:=INDIRECT(ADDRESS([.D15];1;1;1;&quot;en-US&quot;))" office:value-type="string" office:string-value="$ACHV_HAVE_SKILL_LVL_20_TITLE" calcext:value-type="string">
            <text:p>$ACHV_HAVE_SKILL_LVL_20_TITLE</text:p>
          </table:table-cell>
          <table:table-cell table:number-columns-repeated="5"/>
          <table:table-cell table:formula="of:=INDIRECT(ADDRESS(MATCH([.$E15];DEFlag;1) ;2;1;1;[.$N$1]))" office:value-type="string" office:string-value="Unglaublich talentiert" calcext:value-type="string">
            <text:p>Unglaublich talentiert</text:p>
          </table:table-cell>
          <table:table-cell table:number-columns-repeated="2"/>
          <table:table-cell table:formula="of:=INDIRECT(ADDRESS(MATCH([.$E15];DEFlag;1) ;2;1;1;[.$N$1]))" office:value-type="string" office:string-value="Unglaublich talentiert" calcext:value-type="string">
            <text:p>Unglaublich talentiert</text:p>
          </table:table-cell>
          <table:table-cell table:formula="of:=[.$C15]" office:value-type="string" office:string-value="Mad Skills" calcext:value-type="string">
            <text:p>Mad Skills</text:p>
          </table:table-cell>
          <table:table-cell table:number-columns-repeated="15"/>
          <table:table-cell table:formula="of:=[.$C15]" office:value-type="string" office:string-value="Mad Skills" calcext:value-type="string">
            <text:p>Mad Skills</text:p>
          </table:table-cell>
          <table:table-cell/>
          <table:table-cell table:formula="of:=INDIRECT(ADDRESS(MATCH([.$E15];ESFlag;1) ;2;1;1;[.$AK$1]))" office:value-type="string" office:string-value="Habilidades impresionantes" calcext:value-type="string">
            <text:p>Habilidades impresionantes</text:p>
          </table:table-cell>
          <table:table-cell table:number-columns-repeated="3"/>
          <table:table-cell table:formula="of:=INDIRECT(ADDRESS(MATCH([.$E15];ESFlag;1) ;2;1;1;[.$AK$1]))" office:value-type="string" office:string-value="Habilidades impresionantes" calcext:value-type="string">
            <text:p>Habilidades impresionantes</text:p>
          </table:table-cell>
          <table:table-cell table:number-columns-repeated="4"/>
          <table:table-cell table:formula="of:=INDIRECT(ADDRESS(MATCH([.$E15];FRFlag;1) ;2;1;1;[.$AT$1]))" office:value-type="string" office:string-value="Hyper compétent" calcext:value-type="string">
            <text:p>Hyper compétent</text:p>
          </table:table-cell>
          <table:table-cell table:number-columns-repeated="3"/>
          <table:table-cell table:formula="of:=INDIRECT(ADDRESS(MATCH([.$E15];FRFlag;1) ;2;1;1;[.$AT$1]))" office:value-type="string" office:string-value="Hyper compétent" calcext:value-type="string">
            <text:p>Hyper compétent</text:p>
          </table:table-cell>
          <table:table-cell table:number-columns-repeated="2"/>
          <table:table-cell table:formula="of:=INDIRECT(ADDRESS(MATCH([.$E15];ITFlag;1) ;2;1;1;[.$AX$1]))" office:value-type="string" office:string-value="Abilità da paura" calcext:value-type="string">
            <text:p>Abilità da paura</text:p>
          </table:table-cell>
          <table:table-cell table:formula="of:=INDIRECT(ADDRESS(MATCH([.$E15];ITFlag;1) ;2;1;1;[.$AX$1]))" office:value-type="string" office:string-value="Abilità da paura" calcext:value-type="string">
            <text:p>Abilità da paura</text:p>
          </table:table-cell>
          <table:table-cell table:formula="of:=INDIRECT(ADDRESS(MATCH([.$E15];JPFlag;1) ;2;1;1;[.$AZ$1]))" office:value-type="string" office:string-value="マッドスキル" calcext:value-type="string">
            <text:p>マッドスキル</text:p>
          </table:table-cell>
          <table:table-cell table:formula="of:=INDIRECT(ADDRESS(MATCH([.$E15];JPFlag;1) ;2;1;1;[.$AZ$1]))" office:value-type="string" office:string-value="マッドスキル" calcext:value-type="string">
            <text:p>マッドスキル</text:p>
          </table:table-cell>
          <table:table-cell table:formula="of:=INDIRECT(ADDRESS(MATCH([.$E15];KOFlag;1) ;2;1;1;[.$BB$1]))" office:value-type="string" office:string-value="미친 스킬들" calcext:value-type="string">
            <text:p>미친 스킬들</text:p>
          </table:table-cell>
          <table:table-cell table:formula="of:=INDIRECT(ADDRESS(MATCH([.$E15];KOFlag;1) ;2;1;1;[.$BB$1]))" office:value-type="string" office:string-value="미친 스킬들" calcext:value-type="string">
            <text:p>미친 스킬들</text:p>
          </table:table-cell>
          <table:table-cell table:number-columns-repeated="10"/>
          <table:table-cell table:formula="of:=INDIRECT(ADDRESS(MATCH([.$E15];RUFlag;1) ;2;1;1;[.$BN$1]))" office:value-type="string" office:string-value="Безумные навыки" calcext:value-type="string">
            <text:p>Безумные навыки</text:p>
          </table:table-cell>
          <table:table-cell table:formula="of:=INDIRECT(ADDRESS(MATCH([.$E15];RUFlag;1) ;2;1;1;[.$BN$1]))" office:value-type="string" office:string-value="Безумные навыки" calcext:value-type="string">
            <text:p>Безумные навыки</text:p>
          </table:table-cell>
          <table:table-cell table:number-columns-repeated="4"/>
          <table:table-cell table:formula="of:=INDIRECT(ADDRESS(MATCH([.$E15];ZHHansFlag;1) ;2;1;1;[.$BT$1]))" office:value-type="string" office:string-value="疯狂技能" calcext:value-type="string">
            <text:p>疯狂技能</text:p>
          </table:table-cell>
          <table:table-cell table:formula="of:=INDIRECT(ADDRESS(MATCH([.$E15];ZHHansFlag;1) ;2;1;1;[.$BT$1]))" office:value-type="string" office:string-value="疯狂技能" calcext:value-type="string">
            <text:p>疯狂技能</text:p>
          </table:table-cell>
          <table:table-cell table:formula="of:=INDIRECT(ADDRESS(MATCH([.$E15];ZHHantFlag;1) ;2;1;1;[.$BU$1]))" office:value-type="string" office:string-value="瘋狂技能" calcext:value-type="string">
            <text:p>瘋狂技能</text:p>
          </table:table-cell>
          <table:table-cell table:formula="of:=INDIRECT(ADDRESS(MATCH([.$E15];ZHHansFlag;1) ;2;1;1;[.$BT$1]))" office:value-type="string" office:string-value="疯狂技能" calcext:value-type="string">
            <text:p>疯狂技能</text:p>
          </table:table-cell>
          <table:table-cell table:formula="of:=INDIRECT(ADDRESS(MATCH([.$E15];ZHHantFlag;1) ;2;1;1;[.$BU$1]))" office:value-type="string" office:string-value="瘋狂技能" calcext:value-type="string">
            <text:p>瘋狂技能</text:p>
          </table:table-cell>
        </table:table-row>
        <table:table-row table:style-name="ro2">
          <table:table-cell office:value-type="string" calcext:value-type="string">
            <text:p>a49d60c3-e7f3-4edb-ab49-87b085b197c6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Unlock a level 20 skill</text:p>
          </table:table-cell>
          <table:table-cell table:formula="of:=MATCH([.C16];Value;1)" office:value-type="float" office:value="53" calcext:value-type="float">
            <text:p>53</text:p>
          </table:table-cell>
          <table:table-cell table:formula="of:=INDIRECT(ADDRESS([.D16];1;1;1;&quot;en-US&quot;))" office:value-type="string" office:string-value="$ACHV_HAVE_SKILL_LVL_20_DESC" calcext:value-type="string">
            <text:p>$ACHV_HAVE_SKILL_LVL_20_DESC</text:p>
          </table:table-cell>
          <table:table-cell table:number-columns-repeated="5"/>
          <table:table-cell table:formula="of:=INDIRECT(ADDRESS(MATCH([.$E16];DEFlag;1) ;2;1;1;[.$N$1]))" office:value-type="string" office:string-value="Schalte ein Level-20-Talent frei" calcext:value-type="string">
            <text:p>Schalte ein Level-20-Talent frei</text:p>
          </table:table-cell>
          <table:table-cell table:number-columns-repeated="2"/>
          <table:table-cell table:formula="of:=INDIRECT(ADDRESS(MATCH([.$E16];DEFlag;1) ;2;1;1;[.$N$1]))" office:value-type="string" office:string-value="Schalte ein Level-20-Talent frei" calcext:value-type="string">
            <text:p>Schalte ein Level-20-Talent frei</text:p>
          </table:table-cell>
          <table:table-cell table:formula="of:=[.$C16]" office:value-type="string" office:string-value="Unlock a level 20 skill" calcext:value-type="string">
            <text:p>Unlock a level 20 skill</text:p>
          </table:table-cell>
          <table:table-cell table:number-columns-repeated="15"/>
          <table:table-cell table:formula="of:=[.$C16]" office:value-type="string" office:string-value="Unlock a level 20 skill" calcext:value-type="string">
            <text:p>Unlock a level 20 skill</text:p>
          </table:table-cell>
          <table:table-cell/>
          <table:table-cell table:formula="of:=INDIRECT(ADDRESS(MATCH([.$E16];ESFlag;1) ;2;1;1;[.$AK$1]))" office:value-type="string" office:string-value="Desbloquea una habilidad de nivel 20" calcext:value-type="string">
            <text:p>Desbloquea una habilidad de nivel 20</text:p>
          </table:table-cell>
          <table:table-cell table:number-columns-repeated="3"/>
          <table:table-cell table:formula="of:=INDIRECT(ADDRESS(MATCH([.$E16];ESFlag;1) ;2;1;1;[.$AK$1]))" office:value-type="string" office:string-value="Desbloquea una habilidad de nivel 20" calcext:value-type="string">
            <text:p>Desbloquea una habilidad de nivel 20</text:p>
          </table:table-cell>
          <table:table-cell table:number-columns-repeated="4"/>
          <table:table-cell table:formula="of:=INDIRECT(ADDRESS(MATCH([.$E16];FRFlag;1) ;2;1;1;[.$AT$1]))" office:value-type="string" office:string-value="Déverrouiller une compétence de niveau 20" calcext:value-type="string">
            <text:p>Déverrouiller une compétence de niveau 20</text:p>
          </table:table-cell>
          <table:table-cell table:number-columns-repeated="3"/>
          <table:table-cell table:formula="of:=INDIRECT(ADDRESS(MATCH([.$E16];FRFlag;1) ;2;1;1;[.$AT$1]))" office:value-type="string" office:string-value="Déverrouiller une compétence de niveau 20" calcext:value-type="string">
            <text:p>Déverrouiller une compétence de niveau 20</text:p>
          </table:table-cell>
          <table:table-cell table:number-columns-repeated="2"/>
          <table:table-cell table:formula="of:=INDIRECT(ADDRESS(MATCH([.$E16];ITFlag;1) ;2;1;1;[.$AX$1]))" office:value-type="string" office:string-value="Sblocca un'abilità di livello 20" calcext:value-type="string">
            <text:p>Sblocca un'abilità di livello 20</text:p>
          </table:table-cell>
          <table:table-cell table:formula="of:=INDIRECT(ADDRESS(MATCH([.$E16];ITFlag;1) ;2;1;1;[.$AX$1]))" office:value-type="string" office:string-value="Sblocca un'abilità di livello 20" calcext:value-type="string">
            <text:p>Sblocca un'abilità di livello 20</text:p>
          </table:table-cell>
          <table:table-cell table:formula="of:=INDIRECT(ADDRESS(MATCH([.$E16];JPFlag;1) ;2;1;1;[.$AZ$1]))" office:value-type="string" office:string-value="レベル20のスキルを解除した" calcext:value-type="string">
            <text:p>レベル20のスキルを解除した</text:p>
          </table:table-cell>
          <table:table-cell table:formula="of:=INDIRECT(ADDRESS(MATCH([.$E16];JPFlag;1) ;2;1;1;[.$AZ$1]))" office:value-type="string" office:string-value="レベル20のスキルを解除した" calcext:value-type="string">
            <text:p>レベル20のスキルを解除した</text:p>
          </table:table-cell>
          <table:table-cell table:formula="of:=INDIRECT(ADDRESS(MATCH([.$E16];KOFlag;1) ;2;1;1;[.$BB$1]))" office:value-type="string" office:string-value="레벨 20 스킬을 언락하세요&lt;C&gt;" calcext:value-type="string">
            <text:p>레벨 20 스킬을 언락하세요&lt;C&gt;</text:p>
          </table:table-cell>
          <table:table-cell table:formula="of:=INDIRECT(ADDRESS(MATCH([.$E16];KOFlag;1) ;2;1;1;[.$BB$1]))" office:value-type="string" office:string-value="레벨 20 스킬을 언락하세요&lt;C&gt;" calcext:value-type="string">
            <text:p>레벨 20 스킬을 언락하세요&lt;C&gt;</text:p>
          </table:table-cell>
          <table:table-cell table:number-columns-repeated="10"/>
          <table:table-cell table:formula="of:=INDIRECT(ADDRESS(MATCH([.$E16];RUFlag;1) ;2;1;1;[.$BN$1]))" office:value-type="string" office:string-value="Разблокировать навык 20-го уровня" calcext:value-type="string">
            <text:p>Разблокировать навык 20-го уровня</text:p>
          </table:table-cell>
          <table:table-cell table:formula="of:=INDIRECT(ADDRESS(MATCH([.$E16];RUFlag;1) ;2;1;1;[.$BN$1]))" office:value-type="string" office:string-value="Разблокировать навык 20-го уровня" calcext:value-type="string">
            <text:p>Разблокировать навык 20-го уровня</text:p>
          </table:table-cell>
          <table:table-cell table:number-columns-repeated="4"/>
          <table:table-cell table:formula="of:=INDIRECT(ADDRESS(MATCH([.$E16];ZHHansFlag;1) ;2;1;1;[.$BT$1]))" office:value-type="string" office:string-value="解锁一个20级的技能" calcext:value-type="string">
            <text:p>解锁一个20级的技能</text:p>
          </table:table-cell>
          <table:table-cell table:formula="of:=INDIRECT(ADDRESS(MATCH([.$E16];ZHHansFlag;1) ;2;1;1;[.$BT$1]))" office:value-type="string" office:string-value="解锁一个20级的技能" calcext:value-type="string">
            <text:p>解锁一个20级的技能</text:p>
          </table:table-cell>
          <table:table-cell table:formula="of:=INDIRECT(ADDRESS(MATCH([.$E16];ZHHantFlag;1) ;2;1;1;[.$BU$1]))" office:value-type="string" office:string-value="解鎖一個20級的技能" calcext:value-type="string">
            <text:p>解鎖一個20級的技能</text:p>
          </table:table-cell>
          <table:table-cell table:formula="of:=INDIRECT(ADDRESS(MATCH([.$E16];ZHHansFlag;1) ;2;1;1;[.$BT$1]))" office:value-type="string" office:string-value="解锁一个20级的技能" calcext:value-type="string">
            <text:p>解锁一个20级的技能</text:p>
          </table:table-cell>
          <table:table-cell table:formula="of:=INDIRECT(ADDRESS(MATCH([.$E16];ZHHantFlag;1) ;2;1;1;[.$BU$1]))" office:value-type="string" office:string-value="解鎖一個20級的技能" calcext:value-type="string">
            <text:p>解鎖一個20級的技能</text:p>
          </table:table-cell>
        </table:table-row>
        <table:table-row table:style-name="ro2">
          <table:table-cell office:value-type="string" calcext:value-type="string">
            <text:p>f1417d34-c18a-48db-ade5-b835d3e5c2b7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In battle, boost a character to the max boost level</text:p>
          </table:table-cell>
          <table:table-cell table:formula="of:=MATCH([.C17];Value;1)" office:value-type="float" office:value="33" calcext:value-type="float">
            <text:p>33</text:p>
          </table:table-cell>
          <table:table-cell table:formula="of:=INDIRECT(ADDRESS([.D17];1;1;1;&quot;en-US&quot;))" office:value-type="string" office:string-value="$ACHV_BOOST_TECH_5_DESC" calcext:value-type="string">
            <text:p>$ACHV_BOOST_TECH_5_DESC</text:p>
          </table:table-cell>
          <table:table-cell table:number-columns-repeated="5"/>
          <table:table-cell table:formula="of:=INDIRECT(ADDRESS(MATCH([.$E17];DEFlag;1) ;2;1;1;[.$N$1]))" office:value-type="string" office:string-value="Verstärke einen Charakter in einem Kampf maximal" calcext:value-type="string">
            <text:p>Verstärke einen Charakter in einem Kampf maximal</text:p>
          </table:table-cell>
          <table:table-cell table:number-columns-repeated="2"/>
          <table:table-cell table:formula="of:=INDIRECT(ADDRESS(MATCH([.$E17];DEFlag;1) ;2;1;1;[.$N$1]))" office:value-type="string" office:string-value="Verstärke einen Charakter in einem Kampf maximal" calcext:value-type="string">
            <text:p>Verstärke einen Charakter in einem Kampf maximal</text:p>
          </table:table-cell>
          <table:table-cell table:formula="of:=[.$C17]" office:value-type="string" office:string-value="In battle, boost a character to the max boost level" calcext:value-type="string">
            <text:p>In battle, boost a character to the max boost level</text:p>
          </table:table-cell>
          <table:table-cell table:number-columns-repeated="15"/>
          <table:table-cell table:formula="of:=[.$C17]" office:value-type="string" office:string-value="In battle, boost a character to the max boost level" calcext:value-type="string">
            <text:p>In battle, boost a character to the max boost level</text:p>
          </table:table-cell>
          <table:table-cell/>
          <table:table-cell table:formula="of:=INDIRECT(ADDRESS(MATCH([.$E17];ESFlag;1) ;2;1;1;[.$AK$1]))" office:value-type="string" office:string-value="Mejora a un personaje hasta el nivel máximo de mejora en una batalla" calcext:value-type="string">
            <text:p>Mejora a un personaje hasta el nivel máximo de mejora en una batalla</text:p>
          </table:table-cell>
          <table:table-cell table:number-columns-repeated="3"/>
          <table:table-cell table:formula="of:=INDIRECT(ADDRESS(MATCH([.$E17];ESFlag;1) ;2;1;1;[.$AK$1]))" office:value-type="string" office:string-value="Mejora a un personaje hasta el nivel máximo de mejora en una batalla" calcext:value-type="string">
            <text:p>Mejora a un personaje hasta el nivel máximo de mejora en una batalla</text:p>
          </table:table-cell>
          <table:table-cell table:number-columns-repeated="4"/>
          <table:table-cell table:formula="of:=INDIRECT(ADDRESS(MATCH([.$E17];FRFlag;1) ;2;1;1;[.$AT$1]))" office:value-type="string" office:string-value="Au combat, booster un défenseur au niveau maximum" calcext:value-type="string">
            <text:p>Au combat, booster un défenseur au niveau maximum</text:p>
          </table:table-cell>
          <table:table-cell table:number-columns-repeated="3"/>
          <table:table-cell table:formula="of:=INDIRECT(ADDRESS(MATCH([.$E17];FRFlag;1) ;2;1;1;[.$AT$1]))" office:value-type="string" office:string-value="Au combat, booster un défenseur au niveau maximum" calcext:value-type="string">
            <text:p>Au combat, booster un défenseur au niveau maximum</text:p>
          </table:table-cell>
          <table:table-cell table:number-columns-repeated="2"/>
          <table:table-cell table:formula="of:=INDIRECT(ADDRESS(MATCH([.$E17];ITFlag;1) ;2;1;1;[.$AX$1]))" office:value-type="string" office:string-value="In battaglia, potenzia un personaggio sino al massimo livello" calcext:value-type="string">
            <text:p>In battaglia, potenzia un personaggio sino al massimo livello</text:p>
          </table:table-cell>
          <table:table-cell table:formula="of:=INDIRECT(ADDRESS(MATCH([.$E17];ITFlag;1) ;2;1;1;[.$AX$1]))" office:value-type="string" office:string-value="In battaglia, potenzia un personaggio sino al massimo livello" calcext:value-type="string">
            <text:p>In battaglia, potenzia un personaggio sino al massimo livello</text:p>
          </table:table-cell>
          <table:table-cell table:formula="of:=INDIRECT(ADDRESS(MATCH([.$E17];JPFlag;1) ;2;1;1;[.$AZ$1]))" office:value-type="string" office:string-value="バトルでブーストレベルをMAXにした" calcext:value-type="string">
            <text:p>バトルでブーストレベルをMAXにした</text:p>
          </table:table-cell>
          <table:table-cell table:formula="of:=INDIRECT(ADDRESS(MATCH([.$E17];JPFlag;1) ;2;1;1;[.$AZ$1]))" office:value-type="string" office:string-value="バトルでブーストレベルをMAXにした" calcext:value-type="string">
            <text:p>バトルでブーストレベルをMAXにした</text:p>
          </table:table-cell>
          <table:table-cell table:formula="of:=INDIRECT(ADDRESS(MATCH([.$E17];KOFlag;1) ;2;1;1;[.$BB$1]))" office:value-type="string" office:string-value="전투에서 한 캐릭터에게 최대 부스트 레벨 부여" calcext:value-type="string">
            <text:p>전투에서 한 캐릭터에게 최대 부스트 레벨 부여</text:p>
          </table:table-cell>
          <table:table-cell table:formula="of:=INDIRECT(ADDRESS(MATCH([.$E17];KOFlag;1) ;2;1;1;[.$BB$1]))" office:value-type="string" office:string-value="전투에서 한 캐릭터에게 최대 부스트 레벨 부여" calcext:value-type="string">
            <text:p>전투에서 한 캐릭터에게 최대 부스트 레벨 부여</text:p>
          </table:table-cell>
          <table:table-cell table:number-columns-repeated="10"/>
          <table:table-cell table:formula="of:=INDIRECT(ADDRESS(MATCH([.$E17];RUFlag;1) ;2;1;1;[.$BN$1]))" office:value-type="string" office:string-value="В бою повысить персонажа до максимального уровня" calcext:value-type="string">
            <text:p>В бою повысить персонажа до максимального уровня</text:p>
          </table:table-cell>
          <table:table-cell table:formula="of:=INDIRECT(ADDRESS(MATCH([.$E17];RUFlag;1) ;2;1;1;[.$BN$1]))" office:value-type="string" office:string-value="В бою повысить персонажа до максимального уровня" calcext:value-type="string">
            <text:p>В бою повысить персонажа до максимального уровня</text:p>
          </table:table-cell>
          <table:table-cell table:number-columns-repeated="4"/>
          <table:table-cell table:formula="of:=INDIRECT(ADDRESS(MATCH([.$E17];ZHHansFlag;1) ;2;1;1;[.$BT$1]))" office:value-type="string" office:string-value="在战斗中，将一个角色强化到最高强化等级。" calcext:value-type="string">
            <text:p>在战斗中，将一个角色强化到最高强化等级。</text:p>
          </table:table-cell>
          <table:table-cell table:formula="of:=INDIRECT(ADDRESS(MATCH([.$E17];ZHHansFlag;1) ;2;1;1;[.$BT$1]))" office:value-type="string" office:string-value="在战斗中，将一个角色强化到最高强化等级。" calcext:value-type="string">
            <text:p>在战斗中，将一个角色强化到最高强化等级。</text:p>
          </table:table-cell>
          <table:table-cell table:formula="of:=INDIRECT(ADDRESS(MATCH([.$E17];ZHHantFlag;1) ;2;1;1;[.$BU$1]))" office:value-type="string" office:string-value="在戰鬥中，將一個角色強化到最高強化等級。" calcext:value-type="string">
            <text:p>在戰鬥中，將一個角色強化到最高強化等級。</text:p>
          </table:table-cell>
          <table:table-cell table:formula="of:=INDIRECT(ADDRESS(MATCH([.$E17];ZHHansFlag;1) ;2;1;1;[.$BT$1]))" office:value-type="string" office:string-value="在战斗中，将一个角色强化到最高强化等级。" calcext:value-type="string">
            <text:p>在战斗中，将一个角色强化到最高强化等级。</text:p>
          </table:table-cell>
          <table:table-cell table:formula="of:=INDIRECT(ADDRESS(MATCH([.$E17];ZHHantFlag;1) ;2;1;1;[.$BU$1]))" office:value-type="string" office:string-value="在戰鬥中，將一個角色強化到最高強化等級。" calcext:value-type="string">
            <text:p>在戰鬥中，將一個角色強化到最高強化等級。</text:p>
          </table:table-cell>
        </table:table-row>
        <table:table-row table:style-name="ro1">
          <table:table-cell office:value-type="string" calcext:value-type="string">
            <text:p>b0f97c73-db6f-4a0c-8149-4da2f76496e9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I've Got the Power!</text:p>
          </table:table-cell>
          <table:table-cell table:formula="of:=MATCH([.C18];Value;1)" office:value-type="float" office:value="32" calcext:value-type="float">
            <text:p>32</text:p>
          </table:table-cell>
          <table:table-cell table:formula="of:=INDIRECT(ADDRESS([.D18];1;1;1;&quot;en-US&quot;))" office:value-type="string" office:string-value="$ACHV_BOOST_TECH_5_TITLE" calcext:value-type="string">
            <text:p>$ACHV_BOOST_TECH_5_TITLE</text:p>
          </table:table-cell>
          <table:table-cell table:number-columns-repeated="5"/>
          <table:table-cell table:formula="of:=INDIRECT(ADDRESS(MATCH([.$E18];DEFlag;1) ;2;1;1;[.$N$1]))" office:value-type="string" office:string-value="I've Got the Power!" calcext:value-type="string">
            <text:p>I've Got the Power!</text:p>
          </table:table-cell>
          <table:table-cell table:number-columns-repeated="2"/>
          <table:table-cell table:formula="of:=INDIRECT(ADDRESS(MATCH([.$E18];DEFlag;1) ;2;1;1;[.$N$1]))" office:value-type="string" office:string-value="I've Got the Power!" calcext:value-type="string">
            <text:p>I've Got the Power!</text:p>
          </table:table-cell>
          <table:table-cell table:formula="of:=[.$C18]" office:value-type="string" office:string-value="I've Got the Power!" calcext:value-type="string">
            <text:p>I've Got the Power!</text:p>
          </table:table-cell>
          <table:table-cell table:number-columns-repeated="15"/>
          <table:table-cell table:formula="of:=[.$C18]" office:value-type="string" office:string-value="I've Got the Power!" calcext:value-type="string">
            <text:p>I've Got the Power!</text:p>
          </table:table-cell>
          <table:table-cell/>
          <table:table-cell table:formula="of:=INDIRECT(ADDRESS(MATCH([.$E18];ESFlag;1) ;2;1;1;[.$AK$1]))" office:value-type="string" office:string-value="¡Yo tengo el poder!" calcext:value-type="string">
            <text:p>¡Yo tengo el poder!</text:p>
          </table:table-cell>
          <table:table-cell table:number-columns-repeated="3"/>
          <table:table-cell table:formula="of:=INDIRECT(ADDRESS(MATCH([.$E18];ESFlag;1) ;2;1;1;[.$AK$1]))" office:value-type="string" office:string-value="¡Yo tengo el poder!" calcext:value-type="string">
            <text:p>¡Yo tengo el poder!</text:p>
          </table:table-cell>
          <table:table-cell table:number-columns-repeated="4"/>
          <table:table-cell table:formula="of:=INDIRECT(ADDRESS(MATCH([.$E18];FRFlag;1) ;2;1;1;[.$AT$1]))" office:value-type="string" office:string-value="Je suis tout-puissant !" calcext:value-type="string">
            <text:p>Je suis tout-puissant !</text:p>
          </table:table-cell>
          <table:table-cell table:number-columns-repeated="3"/>
          <table:table-cell table:formula="of:=INDIRECT(ADDRESS(MATCH([.$E18];FRFlag;1) ;2;1;1;[.$AT$1]))" office:value-type="string" office:string-value="Je suis tout-puissant !" calcext:value-type="string">
            <text:p>Je suis tout-puissant !</text:p>
          </table:table-cell>
          <table:table-cell table:number-columns-repeated="2"/>
          <table:table-cell table:formula="of:=INDIRECT(ADDRESS(MATCH([.$E18];ITFlag;1) ;2;1;1;[.$AX$1]))" office:value-type="string" office:string-value="Io Ho Il Potere!" calcext:value-type="string">
            <text:p>Io Ho Il Potere!</text:p>
          </table:table-cell>
          <table:table-cell table:formula="of:=INDIRECT(ADDRESS(MATCH([.$E18];ITFlag;1) ;2;1;1;[.$AX$1]))" office:value-type="string" office:string-value="Io Ho Il Potere!" calcext:value-type="string">
            <text:p>Io Ho Il Potere!</text:p>
          </table:table-cell>
          <table:table-cell table:formula="of:=INDIRECT(ADDRESS(MATCH([.$E18];JPFlag;1) ;2;1;1;[.$AZ$1]))" office:value-type="string" office:string-value="大いなる力" calcext:value-type="string">
            <text:p>大いなる力</text:p>
          </table:table-cell>
          <table:table-cell table:formula="of:=INDIRECT(ADDRESS(MATCH([.$E18];JPFlag;1) ;2;1;1;[.$AZ$1]))" office:value-type="string" office:string-value="大いなる力" calcext:value-type="string">
            <text:p>大いなる力</text:p>
          </table:table-cell>
          <table:table-cell table:formula="of:=INDIRECT(ADDRESS(MATCH([.$E18];KOFlag;1) ;2;1;1;[.$BB$1]))" office:value-type="string" office:string-value="호랑이 힘이 솟아난다!" calcext:value-type="string">
            <text:p>호랑이 힘이 솟아난다!</text:p>
          </table:table-cell>
          <table:table-cell table:formula="of:=INDIRECT(ADDRESS(MATCH([.$E18];KOFlag;1) ;2;1;1;[.$BB$1]))" office:value-type="string" office:string-value="호랑이 힘이 솟아난다!" calcext:value-type="string">
            <text:p>호랑이 힘이 솟아난다!</text:p>
          </table:table-cell>
          <table:table-cell table:number-columns-repeated="10"/>
          <table:table-cell table:formula="of:=INDIRECT(ADDRESS(MATCH([.$E18];RUFlag;1) ;2;1;1;[.$BN$1]))" office:value-type="string" office:string-value="У меня есть сила!" calcext:value-type="string">
            <text:p>У меня есть сила!</text:p>
          </table:table-cell>
          <table:table-cell table:formula="of:=INDIRECT(ADDRESS(MATCH([.$E18];RUFlag;1) ;2;1;1;[.$BN$1]))" office:value-type="string" office:string-value="У меня есть сила!" calcext:value-type="string">
            <text:p>У меня есть сила!</text:p>
          </table:table-cell>
          <table:table-cell table:number-columns-repeated="4"/>
          <table:table-cell table:formula="of:=INDIRECT(ADDRESS(MATCH([.$E18];ZHHansFlag;1) ;2;1;1;[.$BT$1]))" office:value-type="string" office:string-value="我得到了力量！" calcext:value-type="string">
            <text:p>我得到了力量！</text:p>
          </table:table-cell>
          <table:table-cell table:formula="of:=INDIRECT(ADDRESS(MATCH([.$E18];ZHHansFlag;1) ;2;1;1;[.$BT$1]))" office:value-type="string" office:string-value="我得到了力量！" calcext:value-type="string">
            <text:p>我得到了力量！</text:p>
          </table:table-cell>
          <table:table-cell table:formula="of:=INDIRECT(ADDRESS(MATCH([.$E18];ZHHantFlag;1) ;2;1;1;[.$BU$1]))" office:value-type="string" office:string-value="我得到了力量！" calcext:value-type="string">
            <text:p>我得到了力量！</text:p>
          </table:table-cell>
          <table:table-cell table:formula="of:=INDIRECT(ADDRESS(MATCH([.$E18];ZHHansFlag;1) ;2;1;1;[.$BT$1]))" office:value-type="string" office:string-value="我得到了力量！" calcext:value-type="string">
            <text:p>我得到了力量！</text:p>
          </table:table-cell>
          <table:table-cell table:formula="of:=INDIRECT(ADDRESS(MATCH([.$E18];ZHHantFlag;1) ;2;1;1;[.$BU$1]))" office:value-type="string" office:string-value="我得到了力量！" calcext:value-type="string">
            <text:p>我得到了力量！</text:p>
          </table:table-cell>
        </table:table-row>
        <table:table-row table:style-name="ro2">
          <table:table-cell office:value-type="string" calcext:value-type="string">
            <text:p>8ee47b83-b277-4d39-b00f-a54fa63d563b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In battle, boost a character to the max boost level</text:p>
          </table:table-cell>
          <table:table-cell table:formula="of:=MATCH([.C19];Value;1)" office:value-type="float" office:value="33" calcext:value-type="float">
            <text:p>33</text:p>
          </table:table-cell>
          <table:table-cell table:formula="of:=INDIRECT(ADDRESS([.D19];1;1;1;&quot;en-US&quot;))" office:value-type="string" office:string-value="$ACHV_BOOST_TECH_5_DESC" calcext:value-type="string">
            <text:p>$ACHV_BOOST_TECH_5_DESC</text:p>
          </table:table-cell>
          <table:table-cell table:number-columns-repeated="5"/>
          <table:table-cell table:formula="of:=INDIRECT(ADDRESS(MATCH([.$E19];DEFlag;1) ;2;1;1;[.$N$1]))" office:value-type="string" office:string-value="Verstärke einen Charakter in einem Kampf maximal" calcext:value-type="string">
            <text:p>Verstärke einen Charakter in einem Kampf maximal</text:p>
          </table:table-cell>
          <table:table-cell table:number-columns-repeated="2"/>
          <table:table-cell table:formula="of:=INDIRECT(ADDRESS(MATCH([.$E19];DEFlag;1) ;2;1;1;[.$N$1]))" office:value-type="string" office:string-value="Verstärke einen Charakter in einem Kampf maximal" calcext:value-type="string">
            <text:p>Verstärke einen Charakter in einem Kampf maximal</text:p>
          </table:table-cell>
          <table:table-cell table:formula="of:=[.$C19]" office:value-type="string" office:string-value="In battle, boost a character to the max boost level" calcext:value-type="string">
            <text:p>In battle, boost a character to the max boost level</text:p>
          </table:table-cell>
          <table:table-cell table:number-columns-repeated="15"/>
          <table:table-cell table:formula="of:=[.$C19]" office:value-type="string" office:string-value="In battle, boost a character to the max boost level" calcext:value-type="string">
            <text:p>In battle, boost a character to the max boost level</text:p>
          </table:table-cell>
          <table:table-cell/>
          <table:table-cell table:formula="of:=INDIRECT(ADDRESS(MATCH([.$E19];ESFlag;1) ;2;1;1;[.$AK$1]))" office:value-type="string" office:string-value="Mejora a un personaje hasta el nivel máximo de mejora en una batalla" calcext:value-type="string">
            <text:p>Mejora a un personaje hasta el nivel máximo de mejora en una batalla</text:p>
          </table:table-cell>
          <table:table-cell table:number-columns-repeated="3"/>
          <table:table-cell table:formula="of:=INDIRECT(ADDRESS(MATCH([.$E19];ESFlag;1) ;2;1;1;[.$AK$1]))" office:value-type="string" office:string-value="Mejora a un personaje hasta el nivel máximo de mejora en una batalla" calcext:value-type="string">
            <text:p>Mejora a un personaje hasta el nivel máximo de mejora en una batalla</text:p>
          </table:table-cell>
          <table:table-cell table:number-columns-repeated="4"/>
          <table:table-cell table:formula="of:=INDIRECT(ADDRESS(MATCH([.$E19];FRFlag;1) ;2;1;1;[.$AT$1]))" office:value-type="string" office:string-value="Au combat, booster un défenseur au niveau maximum" calcext:value-type="string">
            <text:p>Au combat, booster un défenseur au niveau maximum</text:p>
          </table:table-cell>
          <table:table-cell table:number-columns-repeated="3"/>
          <table:table-cell table:formula="of:=INDIRECT(ADDRESS(MATCH([.$E19];FRFlag;1) ;2;1;1;[.$AT$1]))" office:value-type="string" office:string-value="Au combat, booster un défenseur au niveau maximum" calcext:value-type="string">
            <text:p>Au combat, booster un défenseur au niveau maximum</text:p>
          </table:table-cell>
          <table:table-cell table:number-columns-repeated="2"/>
          <table:table-cell table:formula="of:=INDIRECT(ADDRESS(MATCH([.$E19];ITFlag;1) ;2;1;1;[.$AX$1]))" office:value-type="string" office:string-value="In battaglia, potenzia un personaggio sino al massimo livello" calcext:value-type="string">
            <text:p>In battaglia, potenzia un personaggio sino al massimo livello</text:p>
          </table:table-cell>
          <table:table-cell table:formula="of:=INDIRECT(ADDRESS(MATCH([.$E19];ITFlag;1) ;2;1;1;[.$AX$1]))" office:value-type="string" office:string-value="In battaglia, potenzia un personaggio sino al massimo livello" calcext:value-type="string">
            <text:p>In battaglia, potenzia un personaggio sino al massimo livello</text:p>
          </table:table-cell>
          <table:table-cell table:formula="of:=INDIRECT(ADDRESS(MATCH([.$E19];JPFlag;1) ;2;1;1;[.$AZ$1]))" office:value-type="string" office:string-value="バトルでブーストレベルをMAXにした" calcext:value-type="string">
            <text:p>バトルでブーストレベルをMAXにした</text:p>
          </table:table-cell>
          <table:table-cell table:formula="of:=INDIRECT(ADDRESS(MATCH([.$E19];JPFlag;1) ;2;1;1;[.$AZ$1]))" office:value-type="string" office:string-value="バトルでブーストレベルをMAXにした" calcext:value-type="string">
            <text:p>バトルでブーストレベルをMAXにした</text:p>
          </table:table-cell>
          <table:table-cell table:formula="of:=INDIRECT(ADDRESS(MATCH([.$E19];KOFlag;1) ;2;1;1;[.$BB$1]))" office:value-type="string" office:string-value="전투에서 한 캐릭터에게 최대 부스트 레벨 부여" calcext:value-type="string">
            <text:p>전투에서 한 캐릭터에게 최대 부스트 레벨 부여</text:p>
          </table:table-cell>
          <table:table-cell table:formula="of:=INDIRECT(ADDRESS(MATCH([.$E19];KOFlag;1) ;2;1;1;[.$BB$1]))" office:value-type="string" office:string-value="전투에서 한 캐릭터에게 최대 부스트 레벨 부여" calcext:value-type="string">
            <text:p>전투에서 한 캐릭터에게 최대 부스트 레벨 부여</text:p>
          </table:table-cell>
          <table:table-cell table:number-columns-repeated="10"/>
          <table:table-cell table:formula="of:=INDIRECT(ADDRESS(MATCH([.$E19];RUFlag;1) ;2;1;1;[.$BN$1]))" office:value-type="string" office:string-value="В бою повысить персонажа до максимального уровня" calcext:value-type="string">
            <text:p>В бою повысить персонажа до максимального уровня</text:p>
          </table:table-cell>
          <table:table-cell table:formula="of:=INDIRECT(ADDRESS(MATCH([.$E19];RUFlag;1) ;2;1;1;[.$BN$1]))" office:value-type="string" office:string-value="В бою повысить персонажа до максимального уровня" calcext:value-type="string">
            <text:p>В бою повысить персонажа до максимального уровня</text:p>
          </table:table-cell>
          <table:table-cell table:number-columns-repeated="4"/>
          <table:table-cell table:formula="of:=INDIRECT(ADDRESS(MATCH([.$E19];ZHHansFlag;1) ;2;1;1;[.$BT$1]))" office:value-type="string" office:string-value="在战斗中，将一个角色强化到最高强化等级。" calcext:value-type="string">
            <text:p>在战斗中，将一个角色强化到最高强化等级。</text:p>
          </table:table-cell>
          <table:table-cell table:formula="of:=INDIRECT(ADDRESS(MATCH([.$E19];ZHHansFlag;1) ;2;1;1;[.$BT$1]))" office:value-type="string" office:string-value="在战斗中，将一个角色强化到最高强化等级。" calcext:value-type="string">
            <text:p>在战斗中，将一个角色强化到最高强化等级。</text:p>
          </table:table-cell>
          <table:table-cell table:formula="of:=INDIRECT(ADDRESS(MATCH([.$E19];ZHHantFlag;1) ;2;1;1;[.$BU$1]))" office:value-type="string" office:string-value="在戰鬥中，將一個角色強化到最高強化等級。" calcext:value-type="string">
            <text:p>在戰鬥中，將一個角色強化到最高強化等級。</text:p>
          </table:table-cell>
          <table:table-cell table:formula="of:=INDIRECT(ADDRESS(MATCH([.$E19];ZHHansFlag;1) ;2;1;1;[.$BT$1]))" office:value-type="string" office:string-value="在战斗中，将一个角色强化到最高强化等级。" calcext:value-type="string">
            <text:p>在战斗中，将一个角色强化到最高强化等级。</text:p>
          </table:table-cell>
          <table:table-cell table:formula="of:=INDIRECT(ADDRESS(MATCH([.$E19];ZHHantFlag;1) ;2;1;1;[.$BU$1]))" office:value-type="string" office:string-value="在戰鬥中，將一個角色強化到最高強化等級。" calcext:value-type="string">
            <text:p>在戰鬥中，將一個角色強化到最高強化等級。</text:p>
          </table:table-cell>
        </table:table-row>
        <table:table-row table:style-name="ro2">
          <table:table-cell office:value-type="string" calcext:value-type="string">
            <text:p>c2c15372-72fc-4fe0-b790-8ec2b58a57f8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Level your Librarian up to LVL 40</text:p>
          </table:table-cell>
          <table:table-cell table:formula="of:=MATCH([.C20];Value;1)" office:value-type="float" office:value="38" calcext:value-type="float">
            <text:p>38</text:p>
          </table:table-cell>
          <table:table-cell table:formula="of:=INDIRECT(ADDRESS([.D20];1;1;1;&quot;en-US&quot;))" office:value-type="string" office:string-value="$ACHV_AZRA_LVL_40_DESC" calcext:value-type="string">
            <text:p>$ACHV_AZRA_LVL_40_DESC</text:p>
          </table:table-cell>
          <table:table-cell table:number-columns-repeated="5"/>
          <table:table-cell table:formula="of:=INDIRECT(ADDRESS(MATCH([.$E20];DEFlag;1) ;2;1;1;[.$N$1]))" office:value-type="string" office:string-value="Bringe deine Bibliothekarin auf Level 40" calcext:value-type="string">
            <text:p>Bringe deine Bibliothekarin auf Level 40</text:p>
          </table:table-cell>
          <table:table-cell table:number-columns-repeated="2"/>
          <table:table-cell table:formula="of:=INDIRECT(ADDRESS(MATCH([.$E20];DEFlag;1) ;2;1;1;[.$N$1]))" office:value-type="string" office:string-value="Bringe deine Bibliothekarin auf Level 40" calcext:value-type="string">
            <text:p>Bringe deine Bibliothekarin auf Level 40</text:p>
          </table:table-cell>
          <table:table-cell table:formula="of:=[.$C20]" office:value-type="string" office:string-value="Level your Librarian up to LVL 40" calcext:value-type="string">
            <text:p>Level your Librarian up to LVL 40</text:p>
          </table:table-cell>
          <table:table-cell table:number-columns-repeated="15"/>
          <table:table-cell table:formula="of:=[.$C20]" office:value-type="string" office:string-value="Level your Librarian up to LVL 40" calcext:value-type="string">
            <text:p>Level your Librarian up to LVL 40</text:p>
          </table:table-cell>
          <table:table-cell/>
          <table:table-cell table:formula="of:=INDIRECT(ADDRESS(MATCH([.$E20];ESFlag;1) ;2;1;1;[.$AK$1]))" office:value-type="string" office:string-value="Alcanza el nivel 40 con la Bibliotecaria" calcext:value-type="string">
            <text:p>Alcanza el nivel 40 con la Bibliotecaria</text:p>
          </table:table-cell>
          <table:table-cell table:number-columns-repeated="3"/>
          <table:table-cell table:formula="of:=INDIRECT(ADDRESS(MATCH([.$E20];ESFlag;1) ;2;1;1;[.$AK$1]))" office:value-type="string" office:string-value="Alcanza el nivel 40 con la Bibliotecaria" calcext:value-type="string">
            <text:p>Alcanza el nivel 40 con la Bibliotecaria</text:p>
          </table:table-cell>
          <table:table-cell table:number-columns-repeated="4"/>
          <table:table-cell table:formula="of:=INDIRECT(ADDRESS(MATCH([.$E20];FRFlag;1) ;2;1;1;[.$AT$1]))" office:value-type="string" office:string-value="Améliorer votre Érudite jusqu'au NIV 40" calcext:value-type="string">
            <text:p>Améliorer votre Érudite jusqu'au NIV 40</text:p>
          </table:table-cell>
          <table:table-cell table:number-columns-repeated="3"/>
          <table:table-cell table:formula="of:=INDIRECT(ADDRESS(MATCH([.$E20];FRFlag;1) ;2;1;1;[.$AT$1]))" office:value-type="string" office:string-value="Améliorer votre Érudite jusqu'au NIV 40" calcext:value-type="string">
            <text:p>Améliorer votre Érudite jusqu'au NIV 40</text:p>
          </table:table-cell>
          <table:table-cell table:number-columns-repeated="2"/>
          <table:table-cell table:formula="of:=INDIRECT(ADDRESS(MATCH([.$E20];ITFlag;1) ;2;1;1;[.$AX$1]))" office:value-type="string" office:string-value="Raggiungi il LIV 40 con la tua bibliotecaria" calcext:value-type="string">
            <text:p>Raggiungi il LIV 40 con la tua bibliotecaria</text:p>
          </table:table-cell>
          <table:table-cell table:formula="of:=INDIRECT(ADDRESS(MATCH([.$E20];ITFlag;1) ;2;1;1;[.$AX$1]))" office:value-type="string" office:string-value="Raggiungi il LIV 40 con la tua bibliotecaria" calcext:value-type="string">
            <text:p>Raggiungi il LIV 40 con la tua bibliotecaria</text:p>
          </table:table-cell>
          <table:table-cell table:formula="of:=INDIRECT(ADDRESS(MATCH([.$E20];JPFlag;1) ;2;1;1;[.$AZ$1]))" office:value-type="string" office:string-value="司書のレベルが40になった" calcext:value-type="string">
            <text:p>司書のレベルが40になった</text:p>
          </table:table-cell>
          <table:table-cell table:formula="of:=INDIRECT(ADDRESS(MATCH([.$E20];JPFlag;1) ;2;1;1;[.$AZ$1]))" office:value-type="string" office:string-value="司書のレベルが40になった" calcext:value-type="string">
            <text:p>司書のレベルが40になった</text:p>
          </table:table-cell>
          <table:table-cell table:formula="of:=INDIRECT(ADDRESS(MATCH([.$E20];KOFlag;1) ;2;1;1;[.$BB$1]))" office:value-type="string" office:string-value="사서 레벨 40 달성" calcext:value-type="string">
            <text:p>사서 레벨 40 달성</text:p>
          </table:table-cell>
          <table:table-cell table:formula="of:=INDIRECT(ADDRESS(MATCH([.$E20];KOFlag;1) ;2;1;1;[.$BB$1]))" office:value-type="string" office:string-value="사서 레벨 40 달성" calcext:value-type="string">
            <text:p>사서 레벨 40 달성</text:p>
          </table:table-cell>
          <table:table-cell table:number-columns-repeated="10"/>
          <table:table-cell table:formula="of:=INDIRECT(ADDRESS(MATCH([.$E20];RUFlag;1) ;2;1;1;[.$BN$1]))" office:value-type="string" office:string-value="Поднять уровень библиотекаря до 40" calcext:value-type="string">
            <text:p>Поднять уровень библиотекаря до 40</text:p>
          </table:table-cell>
          <table:table-cell table:formula="of:=INDIRECT(ADDRESS(MATCH([.$E20];RUFlag;1) ;2;1;1;[.$BN$1]))" office:value-type="string" office:string-value="Поднять уровень библиотекаря до 40" calcext:value-type="string">
            <text:p>Поднять уровень библиотекаря до 40</text:p>
          </table:table-cell>
          <table:table-cell table:number-columns-repeated="4"/>
          <table:table-cell table:formula="of:=INDIRECT(ADDRESS(MATCH([.$E20];ZHHansFlag;1) ;2;1;1;[.$BT$1]))" office:value-type="string" office:string-value="将你的图书管理员升级到40级" calcext:value-type="string">
            <text:p>将你的图书管理员升级到40级</text:p>
          </table:table-cell>
          <table:table-cell table:formula="of:=INDIRECT(ADDRESS(MATCH([.$E20];ZHHansFlag;1) ;2;1;1;[.$BT$1]))" office:value-type="string" office:string-value="将你的图书管理员升级到40级" calcext:value-type="string">
            <text:p>将你的图书管理员升级到40级</text:p>
          </table:table-cell>
          <table:table-cell table:formula="of:=INDIRECT(ADDRESS(MATCH([.$E20];ZHHantFlag;1) ;2;1;1;[.$BU$1]))" office:value-type="string" office:string-value="將你的圖書管理員升級到40級" calcext:value-type="string">
            <text:p>將你的圖書管理員升級到40級</text:p>
          </table:table-cell>
          <table:table-cell table:formula="of:=INDIRECT(ADDRESS(MATCH([.$E20];ZHHansFlag;1) ;2;1;1;[.$BT$1]))" office:value-type="string" office:string-value="将你的图书管理员升级到40级" calcext:value-type="string">
            <text:p>将你的图书管理员升级到40级</text:p>
          </table:table-cell>
          <table:table-cell table:formula="of:=INDIRECT(ADDRESS(MATCH([.$E20];ZHHantFlag;1) ;2;1;1;[.$BU$1]))" office:value-type="string" office:string-value="將你的圖書管理員升級到40級" calcext:value-type="string">
            <text:p>將你的圖書管理員升級到40級</text:p>
          </table:table-cell>
        </table:table-row>
        <table:table-row table:style-name="ro1">
          <table:table-cell office:value-type="string" calcext:value-type="string">
            <text:p>2a73db82-db09-4abd-a7e0-0566b1562c1a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Advanced Librarophysics</text:p>
          </table:table-cell>
          <table:table-cell table:formula="of:=MATCH([.C21];Value;1)" office:value-type="float" office:value="4" calcext:value-type="float">
            <text:p>4</text:p>
          </table:table-cell>
          <table:table-cell table:formula="of:=INDIRECT(ADDRESS([.D21];1;1;1;&quot;en-US&quot;))" office:value-type="string" office:string-value="$ACHV_AZRA_LVL_40_TITLE" calcext:value-type="string">
            <text:p>$ACHV_AZRA_LVL_40_TITLE</text:p>
          </table:table-cell>
          <table:table-cell table:number-columns-repeated="5"/>
          <table:table-cell table:formula="of:=INDIRECT(ADDRESS(MATCH([.$E21];DEFlag;1) ;2;1;1;[.$N$1]))" office:value-type="string" office:string-value="Bibliophysiker" calcext:value-type="string">
            <text:p>Bibliophysiker</text:p>
          </table:table-cell>
          <table:table-cell table:number-columns-repeated="2"/>
          <table:table-cell table:formula="of:=INDIRECT(ADDRESS(MATCH([.$E21];DEFlag;1) ;2;1;1;[.$N$1]))" office:value-type="string" office:string-value="Bibliophysiker" calcext:value-type="string">
            <text:p>Bibliophysiker</text:p>
          </table:table-cell>
          <table:table-cell table:formula="of:=[.$C21]" office:value-type="string" office:string-value="Advanced Librarophysics" calcext:value-type="string">
            <text:p>Advanced Librarophysics</text:p>
          </table:table-cell>
          <table:table-cell table:number-columns-repeated="15"/>
          <table:table-cell table:formula="of:=[.$C21]" office:value-type="string" office:string-value="Advanced Librarophysics" calcext:value-type="string">
            <text:p>Advanced Librarophysics</text:p>
          </table:table-cell>
          <table:table-cell/>
          <table:table-cell table:formula="of:=INDIRECT(ADDRESS(MATCH([.$E21];ESFlag;1) ;2;1;1;[.$AK$1]))" office:value-type="string" office:string-value="Bibliotecofísica avanzada" calcext:value-type="string">
            <text:p>Bibliotecofísica avanzada</text:p>
          </table:table-cell>
          <table:table-cell table:number-columns-repeated="3"/>
          <table:table-cell table:formula="of:=INDIRECT(ADDRESS(MATCH([.$E21];ESFlag;1) ;2;1;1;[.$AK$1]))" office:value-type="string" office:string-value="Bibliotecofísica avanzada" calcext:value-type="string">
            <text:p>Bibliotecofísica avanzada</text:p>
          </table:table-cell>
          <table:table-cell table:number-columns-repeated="4"/>
          <table:table-cell table:formula="of:=INDIRECT(ADDRESS(MATCH([.$E21];FRFlag;1) ;2;1;1;[.$AT$1]))" office:value-type="string" office:string-value="Bibliophysique appliquée" calcext:value-type="string">
            <text:p>Bibliophysique appliquée</text:p>
          </table:table-cell>
          <table:table-cell table:number-columns-repeated="3"/>
          <table:table-cell table:formula="of:=INDIRECT(ADDRESS(MATCH([.$E21];FRFlag;1) ;2;1;1;[.$AT$1]))" office:value-type="string" office:string-value="Bibliophysique appliquée" calcext:value-type="string">
            <text:p>Bibliophysique appliquée</text:p>
          </table:table-cell>
          <table:table-cell table:number-columns-repeated="2"/>
          <table:table-cell table:formula="of:=INDIRECT(ADDRESS(MATCH([.$E21];ITFlag;1) ;2;1;1;[.$AX$1]))" office:value-type="string" office:string-value="Bibliofisica Avanzata" calcext:value-type="string">
            <text:p>Bibliofisica Avanzata</text:p>
          </table:table-cell>
          <table:table-cell table:formula="of:=INDIRECT(ADDRESS(MATCH([.$E21];ITFlag;1) ;2;1;1;[.$AX$1]))" office:value-type="string" office:string-value="Bibliofisica Avanzata" calcext:value-type="string">
            <text:p>Bibliofisica Avanzata</text:p>
          </table:table-cell>
          <table:table-cell table:formula="of:=INDIRECT(ADDRESS(MATCH([.$E21];JPFlag;1) ;2;1;1;[.$AZ$1]))" office:value-type="string" office:string-value="上級図書館学" calcext:value-type="string">
            <text:p>上級図書館学</text:p>
          </table:table-cell>
          <table:table-cell table:formula="of:=INDIRECT(ADDRESS(MATCH([.$E21];JPFlag;1) ;2;1;1;[.$AZ$1]))" office:value-type="string" office:string-value="上級図書館学" calcext:value-type="string">
            <text:p>上級図書館学</text:p>
          </table:table-cell>
          <table:table-cell table:formula="of:=INDIRECT(ADDRESS(MATCH([.$E21];KOFlag;1) ;2;1;1;[.$BB$1]))" office:value-type="string" office:string-value="고급 도서 물리학" calcext:value-type="string">
            <text:p>고급 도서 물리학</text:p>
          </table:table-cell>
          <table:table-cell table:formula="of:=INDIRECT(ADDRESS(MATCH([.$E21];KOFlag;1) ;2;1;1;[.$BB$1]))" office:value-type="string" office:string-value="고급 도서 물리학" calcext:value-type="string">
            <text:p>고급 도서 물리학</text:p>
          </table:table-cell>
          <table:table-cell table:number-columns-repeated="10"/>
          <table:table-cell table:formula="of:=INDIRECT(ADDRESS(MATCH([.$E21];RUFlag;1) ;2;1;1;[.$BN$1]))" office:value-type="string" office:string-value="Продвинутый библиолог" calcext:value-type="string">
            <text:p>Продвинутый библиолог</text:p>
          </table:table-cell>
          <table:table-cell table:formula="of:=INDIRECT(ADDRESS(MATCH([.$E21];RUFlag;1) ;2;1;1;[.$BN$1]))" office:value-type="string" office:string-value="Продвинутый библиолог" calcext:value-type="string">
            <text:p>Продвинутый библиолог</text:p>
          </table:table-cell>
          <table:table-cell table:number-columns-repeated="4"/>
          <table:table-cell table:formula="of:=INDIRECT(ADDRESS(MATCH([.$E21];ZHHansFlag;1) ;2;1;1;[.$BT$1]))" office:value-type="string" office:string-value="高级图书管理学" calcext:value-type="string">
            <text:p>高级图书管理学</text:p>
          </table:table-cell>
          <table:table-cell table:formula="of:=INDIRECT(ADDRESS(MATCH([.$E21];ZHHansFlag;1) ;2;1;1;[.$BT$1]))" office:value-type="string" office:string-value="高级图书管理学" calcext:value-type="string">
            <text:p>高级图书管理学</text:p>
          </table:table-cell>
          <table:table-cell table:formula="of:=INDIRECT(ADDRESS(MATCH([.$E21];ZHHantFlag;1) ;2;1;1;[.$BU$1]))" office:value-type="string" office:string-value="高級圖書管理學" calcext:value-type="string">
            <text:p>高級圖書管理學</text:p>
          </table:table-cell>
          <table:table-cell table:formula="of:=INDIRECT(ADDRESS(MATCH([.$E21];ZHHansFlag;1) ;2;1;1;[.$BT$1]))" office:value-type="string" office:string-value="高级图书管理学" calcext:value-type="string">
            <text:p>高级图书管理学</text:p>
          </table:table-cell>
          <table:table-cell table:formula="of:=INDIRECT(ADDRESS(MATCH([.$E21];ZHHantFlag;1) ;2;1;1;[.$BU$1]))" office:value-type="string" office:string-value="高級圖書管理學" calcext:value-type="string">
            <text:p>高級圖書管理學</text:p>
          </table:table-cell>
        </table:table-row>
        <table:table-row table:style-name="ro2">
          <table:table-cell office:value-type="string" calcext:value-type="string">
            <text:p>b13af768-f170-4f99-8820-fad6e3ecb737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Level your Librarian up to LVL 40</text:p>
          </table:table-cell>
          <table:table-cell table:formula="of:=MATCH([.C22];Value;1)" office:value-type="float" office:value="38" calcext:value-type="float">
            <text:p>38</text:p>
          </table:table-cell>
          <table:table-cell table:formula="of:=INDIRECT(ADDRESS([.D22];1;1;1;&quot;en-US&quot;))" office:value-type="string" office:string-value="$ACHV_AZRA_LVL_40_DESC" calcext:value-type="string">
            <text:p>$ACHV_AZRA_LVL_40_DESC</text:p>
          </table:table-cell>
          <table:table-cell table:number-columns-repeated="5"/>
          <table:table-cell table:formula="of:=INDIRECT(ADDRESS(MATCH([.$E22];DEFlag;1) ;2;1;1;[.$N$1]))" office:value-type="string" office:string-value="Bringe deine Bibliothekarin auf Level 40" calcext:value-type="string">
            <text:p>Bringe deine Bibliothekarin auf Level 40</text:p>
          </table:table-cell>
          <table:table-cell table:number-columns-repeated="2"/>
          <table:table-cell table:formula="of:=INDIRECT(ADDRESS(MATCH([.$E22];DEFlag;1) ;2;1;1;[.$N$1]))" office:value-type="string" office:string-value="Bringe deine Bibliothekarin auf Level 40" calcext:value-type="string">
            <text:p>Bringe deine Bibliothekarin auf Level 40</text:p>
          </table:table-cell>
          <table:table-cell table:formula="of:=[.$C22]" office:value-type="string" office:string-value="Level your Librarian up to LVL 40" calcext:value-type="string">
            <text:p>Level your Librarian up to LVL 40</text:p>
          </table:table-cell>
          <table:table-cell table:number-columns-repeated="15"/>
          <table:table-cell table:formula="of:=[.$C22]" office:value-type="string" office:string-value="Level your Librarian up to LVL 40" calcext:value-type="string">
            <text:p>Level your Librarian up to LVL 40</text:p>
          </table:table-cell>
          <table:table-cell/>
          <table:table-cell table:formula="of:=INDIRECT(ADDRESS(MATCH([.$E22];ESFlag;1) ;2;1;1;[.$AK$1]))" office:value-type="string" office:string-value="Alcanza el nivel 40 con la Bibliotecaria" calcext:value-type="string">
            <text:p>Alcanza el nivel 40 con la Bibliotecaria</text:p>
          </table:table-cell>
          <table:table-cell table:number-columns-repeated="3"/>
          <table:table-cell table:formula="of:=INDIRECT(ADDRESS(MATCH([.$E22];ESFlag;1) ;2;1;1;[.$AK$1]))" office:value-type="string" office:string-value="Alcanza el nivel 40 con la Bibliotecaria" calcext:value-type="string">
            <text:p>Alcanza el nivel 40 con la Bibliotecaria</text:p>
          </table:table-cell>
          <table:table-cell table:number-columns-repeated="4"/>
          <table:table-cell table:formula="of:=INDIRECT(ADDRESS(MATCH([.$E22];FRFlag;1) ;2;1;1;[.$AT$1]))" office:value-type="string" office:string-value="Améliorer votre Érudite jusqu'au NIV 40" calcext:value-type="string">
            <text:p>Améliorer votre Érudite jusqu'au NIV 40</text:p>
          </table:table-cell>
          <table:table-cell table:number-columns-repeated="3"/>
          <table:table-cell table:formula="of:=INDIRECT(ADDRESS(MATCH([.$E22];FRFlag;1) ;2;1;1;[.$AT$1]))" office:value-type="string" office:string-value="Améliorer votre Érudite jusqu'au NIV 40" calcext:value-type="string">
            <text:p>Améliorer votre Érudite jusqu'au NIV 40</text:p>
          </table:table-cell>
          <table:table-cell table:number-columns-repeated="2"/>
          <table:table-cell table:formula="of:=INDIRECT(ADDRESS(MATCH([.$E22];ITFlag;1) ;2;1;1;[.$AX$1]))" office:value-type="string" office:string-value="Raggiungi il LIV 40 con la tua bibliotecaria" calcext:value-type="string">
            <text:p>Raggiungi il LIV 40 con la tua bibliotecaria</text:p>
          </table:table-cell>
          <table:table-cell table:formula="of:=INDIRECT(ADDRESS(MATCH([.$E22];ITFlag;1) ;2;1;1;[.$AX$1]))" office:value-type="string" office:string-value="Raggiungi il LIV 40 con la tua bibliotecaria" calcext:value-type="string">
            <text:p>Raggiungi il LIV 40 con la tua bibliotecaria</text:p>
          </table:table-cell>
          <table:table-cell table:formula="of:=INDIRECT(ADDRESS(MATCH([.$E22];JPFlag;1) ;2;1;1;[.$AZ$1]))" office:value-type="string" office:string-value="司書のレベルが40になった" calcext:value-type="string">
            <text:p>司書のレベルが40になった</text:p>
          </table:table-cell>
          <table:table-cell table:formula="of:=INDIRECT(ADDRESS(MATCH([.$E22];JPFlag;1) ;2;1;1;[.$AZ$1]))" office:value-type="string" office:string-value="司書のレベルが40になった" calcext:value-type="string">
            <text:p>司書のレベルが40になった</text:p>
          </table:table-cell>
          <table:table-cell table:formula="of:=INDIRECT(ADDRESS(MATCH([.$E22];KOFlag;1) ;2;1;1;[.$BB$1]))" office:value-type="string" office:string-value="사서 레벨 40 달성" calcext:value-type="string">
            <text:p>사서 레벨 40 달성</text:p>
          </table:table-cell>
          <table:table-cell table:formula="of:=INDIRECT(ADDRESS(MATCH([.$E22];KOFlag;1) ;2;1;1;[.$BB$1]))" office:value-type="string" office:string-value="사서 레벨 40 달성" calcext:value-type="string">
            <text:p>사서 레벨 40 달성</text:p>
          </table:table-cell>
          <table:table-cell table:number-columns-repeated="10"/>
          <table:table-cell table:formula="of:=INDIRECT(ADDRESS(MATCH([.$E22];RUFlag;1) ;2;1;1;[.$BN$1]))" office:value-type="string" office:string-value="Поднять уровень библиотекаря до 40" calcext:value-type="string">
            <text:p>Поднять уровень библиотекаря до 40</text:p>
          </table:table-cell>
          <table:table-cell table:formula="of:=INDIRECT(ADDRESS(MATCH([.$E22];RUFlag;1) ;2;1;1;[.$BN$1]))" office:value-type="string" office:string-value="Поднять уровень библиотекаря до 40" calcext:value-type="string">
            <text:p>Поднять уровень библиотекаря до 40</text:p>
          </table:table-cell>
          <table:table-cell table:number-columns-repeated="4"/>
          <table:table-cell table:formula="of:=INDIRECT(ADDRESS(MATCH([.$E22];ZHHansFlag;1) ;2;1;1;[.$BT$1]))" office:value-type="string" office:string-value="将你的图书管理员升级到40级" calcext:value-type="string">
            <text:p>将你的图书管理员升级到40级</text:p>
          </table:table-cell>
          <table:table-cell table:formula="of:=INDIRECT(ADDRESS(MATCH([.$E22];ZHHansFlag;1) ;2;1;1;[.$BT$1]))" office:value-type="string" office:string-value="将你的图书管理员升级到40级" calcext:value-type="string">
            <text:p>将你的图书管理员升级到40级</text:p>
          </table:table-cell>
          <table:table-cell table:formula="of:=INDIRECT(ADDRESS(MATCH([.$E22];ZHHantFlag;1) ;2;1;1;[.$BU$1]))" office:value-type="string" office:string-value="將你的圖書管理員升級到40級" calcext:value-type="string">
            <text:p>將你的圖書管理員升級到40級</text:p>
          </table:table-cell>
          <table:table-cell table:formula="of:=INDIRECT(ADDRESS(MATCH([.$E22];ZHHansFlag;1) ;2;1;1;[.$BT$1]))" office:value-type="string" office:string-value="将你的图书管理员升级到40级" calcext:value-type="string">
            <text:p>将你的图书管理员升级到40级</text:p>
          </table:table-cell>
          <table:table-cell table:formula="of:=INDIRECT(ADDRESS(MATCH([.$E22];ZHHantFlag;1) ;2;1;1;[.$BU$1]))" office:value-type="string" office:string-value="將你的圖書管理員升級到40級" calcext:value-type="string">
            <text:p>將你的圖書管理員升級到40級</text:p>
          </table:table-cell>
        </table:table-row>
        <table:table-row table:style-name="ro2">
          <table:table-cell office:value-type="string" calcext:value-type="string">
            <text:p>4d43007c-f22d-481b-898c-6f1a904d4d52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Level your Librarian up to LVL 60</text:p>
          </table:table-cell>
          <table:table-cell table:formula="of:=MATCH([.C23];Value;1)" office:value-type="float" office:value="39" calcext:value-type="float">
            <text:p>39</text:p>
          </table:table-cell>
          <table:table-cell table:formula="of:=INDIRECT(ADDRESS([.D23];1;1;1;&quot;en-US&quot;))" office:value-type="string" office:string-value="$ACHV_AZRA_LVL_60_DESC" calcext:value-type="string">
            <text:p>$ACHV_AZRA_LVL_60_DESC</text:p>
          </table:table-cell>
          <table:table-cell table:number-columns-repeated="5"/>
          <table:table-cell table:formula="of:=INDIRECT(ADDRESS(MATCH([.$E23];DEFlag;1) ;2;1;1;[.$N$1]))" office:value-type="string" office:string-value="Bringe deine Bibliothekarin auf Level 60" calcext:value-type="string">
            <text:p>Bringe deine Bibliothekarin auf Level 60</text:p>
          </table:table-cell>
          <table:table-cell table:number-columns-repeated="2"/>
          <table:table-cell table:formula="of:=INDIRECT(ADDRESS(MATCH([.$E23];DEFlag;1) ;2;1;1;[.$N$1]))" office:value-type="string" office:string-value="Bringe deine Bibliothekarin auf Level 60" calcext:value-type="string">
            <text:p>Bringe deine Bibliothekarin auf Level 60</text:p>
          </table:table-cell>
          <table:table-cell table:formula="of:=[.$C23]" office:value-type="string" office:string-value="Level your Librarian up to LVL 60" calcext:value-type="string">
            <text:p>Level your Librarian up to LVL 60</text:p>
          </table:table-cell>
          <table:table-cell table:number-columns-repeated="15"/>
          <table:table-cell table:formula="of:=[.$C23]" office:value-type="string" office:string-value="Level your Librarian up to LVL 60" calcext:value-type="string">
            <text:p>Level your Librarian up to LVL 60</text:p>
          </table:table-cell>
          <table:table-cell/>
          <table:table-cell table:formula="of:=INDIRECT(ADDRESS(MATCH([.$E23];ESFlag;1) ;2;1;1;[.$AK$1]))" office:value-type="string" office:string-value="Alcanza el nivel 60 con la Bibliotecaria" calcext:value-type="string">
            <text:p>Alcanza el nivel 60 con la Bibliotecaria</text:p>
          </table:table-cell>
          <table:table-cell table:number-columns-repeated="3"/>
          <table:table-cell table:formula="of:=INDIRECT(ADDRESS(MATCH([.$E23];ESFlag;1) ;2;1;1;[.$AK$1]))" office:value-type="string" office:string-value="Alcanza el nivel 60 con la Bibliotecaria" calcext:value-type="string">
            <text:p>Alcanza el nivel 60 con la Bibliotecaria</text:p>
          </table:table-cell>
          <table:table-cell table:number-columns-repeated="4"/>
          <table:table-cell table:formula="of:=INDIRECT(ADDRESS(MATCH([.$E23];FRFlag;1) ;2;1;1;[.$AT$1]))" office:value-type="string" office:string-value="Améliorer votre Érudite jusqu'au NIV 60" calcext:value-type="string">
            <text:p>Améliorer votre Érudite jusqu'au NIV 60</text:p>
          </table:table-cell>
          <table:table-cell table:number-columns-repeated="3"/>
          <table:table-cell table:formula="of:=INDIRECT(ADDRESS(MATCH([.$E23];FRFlag;1) ;2;1;1;[.$AT$1]))" office:value-type="string" office:string-value="Améliorer votre Érudite jusqu'au NIV 60" calcext:value-type="string">
            <text:p>Améliorer votre Érudite jusqu'au NIV 60</text:p>
          </table:table-cell>
          <table:table-cell table:number-columns-repeated="2"/>
          <table:table-cell table:formula="of:=INDIRECT(ADDRESS(MATCH([.$E23];ITFlag;1) ;2;1;1;[.$AX$1]))" office:value-type="string" office:string-value="Raggiungi il LIV 60 con la tua bibliotecaria" calcext:value-type="string">
            <text:p>Raggiungi il LIV 60 con la tua bibliotecaria</text:p>
          </table:table-cell>
          <table:table-cell table:formula="of:=INDIRECT(ADDRESS(MATCH([.$E23];ITFlag;1) ;2;1;1;[.$AX$1]))" office:value-type="string" office:string-value="Raggiungi il LIV 60 con la tua bibliotecaria" calcext:value-type="string">
            <text:p>Raggiungi il LIV 60 con la tua bibliotecaria</text:p>
          </table:table-cell>
          <table:table-cell table:formula="of:=INDIRECT(ADDRESS(MATCH([.$E23];JPFlag;1) ;2;1;1;[.$AZ$1]))" office:value-type="string" office:string-value="司書のレベルが60になった" calcext:value-type="string">
            <text:p>司書のレベルが60になった</text:p>
          </table:table-cell>
          <table:table-cell table:formula="of:=INDIRECT(ADDRESS(MATCH([.$E23];JPFlag;1) ;2;1;1;[.$AZ$1]))" office:value-type="string" office:string-value="司書のレベルが60になった" calcext:value-type="string">
            <text:p>司書のレベルが60になった</text:p>
          </table:table-cell>
          <table:table-cell table:formula="of:=INDIRECT(ADDRESS(MATCH([.$E23];KOFlag;1) ;2;1;1;[.$BB$1]))" office:value-type="string" office:string-value="사서 레벨 60 달성" calcext:value-type="string">
            <text:p>사서 레벨 60 달성</text:p>
          </table:table-cell>
          <table:table-cell table:formula="of:=INDIRECT(ADDRESS(MATCH([.$E23];KOFlag;1) ;2;1;1;[.$BB$1]))" office:value-type="string" office:string-value="사서 레벨 60 달성" calcext:value-type="string">
            <text:p>사서 레벨 60 달성</text:p>
          </table:table-cell>
          <table:table-cell table:number-columns-repeated="10"/>
          <table:table-cell table:formula="of:=INDIRECT(ADDRESS(MATCH([.$E23];RUFlag;1) ;2;1;1;[.$BN$1]))" office:value-type="string" office:string-value="Поднять уровень библиотекаря до 60" calcext:value-type="string">
            <text:p>Поднять уровень библиотекаря до 60</text:p>
          </table:table-cell>
          <table:table-cell table:formula="of:=INDIRECT(ADDRESS(MATCH([.$E23];RUFlag;1) ;2;1;1;[.$BN$1]))" office:value-type="string" office:string-value="Поднять уровень библиотекаря до 60" calcext:value-type="string">
            <text:p>Поднять уровень библиотекаря до 60</text:p>
          </table:table-cell>
          <table:table-cell table:number-columns-repeated="4"/>
          <table:table-cell table:formula="of:=INDIRECT(ADDRESS(MATCH([.$E23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23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23];ZHHantFlag;1) ;2;1;1;[.$BU$1]))" office:value-type="string" office:string-value="將你的圖書管理員升級到60級" calcext:value-type="string">
            <text:p>將你的圖書管理員升級到60級</text:p>
          </table:table-cell>
          <table:table-cell table:formula="of:=INDIRECT(ADDRESS(MATCH([.$E23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23];ZHHantFlag;1) ;2;1;1;[.$BU$1]))" office:value-type="string" office:string-value="將你的圖書管理員升級到60級" calcext:value-type="string">
            <text:p>將你的圖書管理員升級到60級</text:p>
          </table:table-cell>
        </table:table-row>
        <table:table-row table:style-name="ro1">
          <table:table-cell office:value-type="string" calcext:value-type="string">
            <text:p>8957da86-76a6-4e5c-a727-e34a7a1af824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Elite Libraromancy</text:p>
          </table:table-cell>
          <table:table-cell table:formula="of:=MATCH([.C24];Value;1)" office:value-type="float" office:value="26" calcext:value-type="float">
            <text:p>26</text:p>
          </table:table-cell>
          <table:table-cell table:formula="of:=INDIRECT(ADDRESS([.D24];1;1;1;&quot;en-US&quot;))" office:value-type="string" office:string-value="$ACHV_AZRA_LVL_60_TITLE" calcext:value-type="string">
            <text:p>$ACHV_AZRA_LVL_60_TITLE</text:p>
          </table:table-cell>
          <table:table-cell table:number-columns-repeated="5"/>
          <table:table-cell table:formula="of:=INDIRECT(ADDRESS(MATCH([.$E24];DEFlag;1) ;2;1;1;[.$N$1]))" office:value-type="string" office:string-value="Bibliomane" calcext:value-type="string">
            <text:p>Bibliomane</text:p>
          </table:table-cell>
          <table:table-cell table:number-columns-repeated="2"/>
          <table:table-cell table:formula="of:=INDIRECT(ADDRESS(MATCH([.$E24];DEFlag;1) ;2;1;1;[.$N$1]))" office:value-type="string" office:string-value="Bibliomane" calcext:value-type="string">
            <text:p>Bibliomane</text:p>
          </table:table-cell>
          <table:table-cell table:formula="of:=[.$C24]" office:value-type="string" office:string-value="Elite Libraromancy" calcext:value-type="string">
            <text:p>Elite Libraromancy</text:p>
          </table:table-cell>
          <table:table-cell table:number-columns-repeated="15"/>
          <table:table-cell table:formula="of:=[.$C24]" office:value-type="string" office:string-value="Elite Libraromancy" calcext:value-type="string">
            <text:p>Elite Libraromancy</text:p>
          </table:table-cell>
          <table:table-cell/>
          <table:table-cell table:formula="of:=INDIRECT(ADDRESS(MATCH([.$E24];ESFlag;1) ;2;1;1;[.$AK$1]))" office:value-type="string" office:string-value="Bibliotecomancia superior" calcext:value-type="string">
            <text:p>Bibliotecomancia superior</text:p>
          </table:table-cell>
          <table:table-cell table:number-columns-repeated="3"/>
          <table:table-cell table:formula="of:=INDIRECT(ADDRESS(MATCH([.$E24];ESFlag;1) ;2;1;1;[.$AK$1]))" office:value-type="string" office:string-value="Bibliotecomancia superior" calcext:value-type="string">
            <text:p>Bibliotecomancia superior</text:p>
          </table:table-cell>
          <table:table-cell table:number-columns-repeated="4"/>
          <table:table-cell table:formula="of:=INDIRECT(ADDRESS(MATCH([.$E24];FRFlag;1) ;2;1;1;[.$AT$1]))" office:value-type="string" office:string-value="Bibliomancie d'élite" calcext:value-type="string">
            <text:p>Bibliomancie d'élite</text:p>
          </table:table-cell>
          <table:table-cell table:number-columns-repeated="3"/>
          <table:table-cell table:formula="of:=INDIRECT(ADDRESS(MATCH([.$E24];FRFlag;1) ;2;1;1;[.$AT$1]))" office:value-type="string" office:string-value="Bibliomancie d'élite" calcext:value-type="string">
            <text:p>Bibliomancie d'élite</text:p>
          </table:table-cell>
          <table:table-cell table:number-columns-repeated="2"/>
          <table:table-cell table:formula="of:=INDIRECT(ADDRESS(MATCH([.$E24];ITFlag;1) ;2;1;1;[.$AX$1]))" office:value-type="string" office:string-value="Bibliomanzia d'elite" calcext:value-type="string">
            <text:p>Bibliomanzia d'elite</text:p>
          </table:table-cell>
          <table:table-cell table:formula="of:=INDIRECT(ADDRESS(MATCH([.$E24];ITFlag;1) ;2;1;1;[.$AX$1]))" office:value-type="string" office:string-value="Bibliomanzia d'elite" calcext:value-type="string">
            <text:p>Bibliomanzia d'elite</text:p>
          </table:table-cell>
          <table:table-cell table:formula="of:=INDIRECT(ADDRESS(MATCH([.$E24];JPFlag;1) ;2;1;1;[.$AZ$1]))" office:value-type="string" office:string-value="エリート司書" calcext:value-type="string">
            <text:p>エリート司書</text:p>
          </table:table-cell>
          <table:table-cell table:formula="of:=INDIRECT(ADDRESS(MATCH([.$E24];JPFlag;1) ;2;1;1;[.$AZ$1]))" office:value-type="string" office:string-value="エリート司書" calcext:value-type="string">
            <text:p>エリート司書</text:p>
          </table:table-cell>
          <table:table-cell table:formula="of:=INDIRECT(ADDRESS(MATCH([.$E24];KOFlag;1) ;2;1;1;[.$BB$1]))" office:value-type="string" office:string-value="특급 독서술" calcext:value-type="string">
            <text:p>특급 독서술</text:p>
          </table:table-cell>
          <table:table-cell table:formula="of:=INDIRECT(ADDRESS(MATCH([.$E24];KOFlag;1) ;2;1;1;[.$BB$1]))" office:value-type="string" office:string-value="특급 독서술" calcext:value-type="string">
            <text:p>특급 독서술</text:p>
          </table:table-cell>
          <table:table-cell table:number-columns-repeated="10"/>
          <table:table-cell table:formula="of:=INDIRECT(ADDRESS(MATCH([.$E24];RUFlag;1) ;2;1;1;[.$BN$1]))" office:value-type="string" office:string-value="Элитный библиолог" calcext:value-type="string">
            <text:p>Элитный библиолог</text:p>
          </table:table-cell>
          <table:table-cell table:formula="of:=INDIRECT(ADDRESS(MATCH([.$E24];RUFlag;1) ;2;1;1;[.$BN$1]))" office:value-type="string" office:string-value="Элитный библиолог" calcext:value-type="string">
            <text:p>Элитный библиолог</text:p>
          </table:table-cell>
          <table:table-cell table:number-columns-repeated="4"/>
          <table:table-cell table:formula="of:=INDIRECT(ADDRESS(MATCH([.$E24];ZHHansFlag;1) ;2;1;1;[.$BT$1]))" office:value-type="string" office:string-value="精英图书管理学" calcext:value-type="string">
            <text:p>精英图书管理学</text:p>
          </table:table-cell>
          <table:table-cell table:formula="of:=INDIRECT(ADDRESS(MATCH([.$E24];ZHHansFlag;1) ;2;1;1;[.$BT$1]))" office:value-type="string" office:string-value="精英图书管理学" calcext:value-type="string">
            <text:p>精英图书管理学</text:p>
          </table:table-cell>
          <table:table-cell table:formula="of:=INDIRECT(ADDRESS(MATCH([.$E24];ZHHantFlag;1) ;2;1;1;[.$BU$1]))" office:value-type="string" office:string-value="精英圖書管理學" calcext:value-type="string">
            <text:p>精英圖書管理學</text:p>
          </table:table-cell>
          <table:table-cell table:formula="of:=INDIRECT(ADDRESS(MATCH([.$E24];ZHHansFlag;1) ;2;1;1;[.$BT$1]))" office:value-type="string" office:string-value="精英图书管理学" calcext:value-type="string">
            <text:p>精英图书管理学</text:p>
          </table:table-cell>
          <table:table-cell table:formula="of:=INDIRECT(ADDRESS(MATCH([.$E24];ZHHantFlag;1) ;2;1;1;[.$BU$1]))" office:value-type="string" office:string-value="精英圖書管理學" calcext:value-type="string">
            <text:p>精英圖書管理學</text:p>
          </table:table-cell>
        </table:table-row>
        <table:table-row table:style-name="ro2">
          <table:table-cell office:value-type="string" calcext:value-type="string">
            <text:p>677f3157-ddc4-4d3f-9f38-7d82850e3f85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Level your Librarian up to LVL 60</text:p>
          </table:table-cell>
          <table:table-cell table:formula="of:=MATCH([.C25];Value;1)" office:value-type="float" office:value="39" calcext:value-type="float">
            <text:p>39</text:p>
          </table:table-cell>
          <table:table-cell table:formula="of:=INDIRECT(ADDRESS([.D25];1;1;1;&quot;en-US&quot;))" office:value-type="string" office:string-value="$ACHV_AZRA_LVL_60_DESC" calcext:value-type="string">
            <text:p>$ACHV_AZRA_LVL_60_DESC</text:p>
          </table:table-cell>
          <table:table-cell table:number-columns-repeated="5"/>
          <table:table-cell table:formula="of:=INDIRECT(ADDRESS(MATCH([.$E25];DEFlag;1) ;2;1;1;[.$N$1]))" office:value-type="string" office:string-value="Bringe deine Bibliothekarin auf Level 60" calcext:value-type="string">
            <text:p>Bringe deine Bibliothekarin auf Level 60</text:p>
          </table:table-cell>
          <table:table-cell table:number-columns-repeated="2"/>
          <table:table-cell table:formula="of:=INDIRECT(ADDRESS(MATCH([.$E25];DEFlag;1) ;2;1;1;[.$N$1]))" office:value-type="string" office:string-value="Bringe deine Bibliothekarin auf Level 60" calcext:value-type="string">
            <text:p>Bringe deine Bibliothekarin auf Level 60</text:p>
          </table:table-cell>
          <table:table-cell table:formula="of:=[.$C25]" office:value-type="string" office:string-value="Level your Librarian up to LVL 60" calcext:value-type="string">
            <text:p>Level your Librarian up to LVL 60</text:p>
          </table:table-cell>
          <table:table-cell table:number-columns-repeated="15"/>
          <table:table-cell table:formula="of:=[.$C25]" office:value-type="string" office:string-value="Level your Librarian up to LVL 60" calcext:value-type="string">
            <text:p>Level your Librarian up to LVL 60</text:p>
          </table:table-cell>
          <table:table-cell/>
          <table:table-cell table:formula="of:=INDIRECT(ADDRESS(MATCH([.$E25];ESFlag;1) ;2;1;1;[.$AK$1]))" office:value-type="string" office:string-value="Alcanza el nivel 60 con la Bibliotecaria" calcext:value-type="string">
            <text:p>Alcanza el nivel 60 con la Bibliotecaria</text:p>
          </table:table-cell>
          <table:table-cell table:number-columns-repeated="3"/>
          <table:table-cell table:formula="of:=INDIRECT(ADDRESS(MATCH([.$E25];ESFlag;1) ;2;1;1;[.$AK$1]))" office:value-type="string" office:string-value="Alcanza el nivel 60 con la Bibliotecaria" calcext:value-type="string">
            <text:p>Alcanza el nivel 60 con la Bibliotecaria</text:p>
          </table:table-cell>
          <table:table-cell table:number-columns-repeated="4"/>
          <table:table-cell table:formula="of:=INDIRECT(ADDRESS(MATCH([.$E25];FRFlag;1) ;2;1;1;[.$AT$1]))" office:value-type="string" office:string-value="Améliorer votre Érudite jusqu'au NIV 60" calcext:value-type="string">
            <text:p>Améliorer votre Érudite jusqu'au NIV 60</text:p>
          </table:table-cell>
          <table:table-cell table:number-columns-repeated="3"/>
          <table:table-cell table:formula="of:=INDIRECT(ADDRESS(MATCH([.$E25];FRFlag;1) ;2;1;1;[.$AT$1]))" office:value-type="string" office:string-value="Améliorer votre Érudite jusqu'au NIV 60" calcext:value-type="string">
            <text:p>Améliorer votre Érudite jusqu'au NIV 60</text:p>
          </table:table-cell>
          <table:table-cell table:number-columns-repeated="2"/>
          <table:table-cell table:formula="of:=INDIRECT(ADDRESS(MATCH([.$E25];ITFlag;1) ;2;1;1;[.$AX$1]))" office:value-type="string" office:string-value="Raggiungi il LIV 60 con la tua bibliotecaria" calcext:value-type="string">
            <text:p>Raggiungi il LIV 60 con la tua bibliotecaria</text:p>
          </table:table-cell>
          <table:table-cell table:formula="of:=INDIRECT(ADDRESS(MATCH([.$E25];ITFlag;1) ;2;1;1;[.$AX$1]))" office:value-type="string" office:string-value="Raggiungi il LIV 60 con la tua bibliotecaria" calcext:value-type="string">
            <text:p>Raggiungi il LIV 60 con la tua bibliotecaria</text:p>
          </table:table-cell>
          <table:table-cell table:formula="of:=INDIRECT(ADDRESS(MATCH([.$E25];JPFlag;1) ;2;1;1;[.$AZ$1]))" office:value-type="string" office:string-value="司書のレベルが60になった" calcext:value-type="string">
            <text:p>司書のレベルが60になった</text:p>
          </table:table-cell>
          <table:table-cell table:formula="of:=INDIRECT(ADDRESS(MATCH([.$E25];JPFlag;1) ;2;1;1;[.$AZ$1]))" office:value-type="string" office:string-value="司書のレベルが60になった" calcext:value-type="string">
            <text:p>司書のレベルが60になった</text:p>
          </table:table-cell>
          <table:table-cell table:formula="of:=INDIRECT(ADDRESS(MATCH([.$E25];KOFlag;1) ;2;1;1;[.$BB$1]))" office:value-type="string" office:string-value="사서 레벨 60 달성" calcext:value-type="string">
            <text:p>사서 레벨 60 달성</text:p>
          </table:table-cell>
          <table:table-cell table:formula="of:=INDIRECT(ADDRESS(MATCH([.$E25];KOFlag;1) ;2;1;1;[.$BB$1]))" office:value-type="string" office:string-value="사서 레벨 60 달성" calcext:value-type="string">
            <text:p>사서 레벨 60 달성</text:p>
          </table:table-cell>
          <table:table-cell table:number-columns-repeated="10"/>
          <table:table-cell table:formula="of:=INDIRECT(ADDRESS(MATCH([.$E25];RUFlag;1) ;2;1;1;[.$BN$1]))" office:value-type="string" office:string-value="Поднять уровень библиотекаря до 60" calcext:value-type="string">
            <text:p>Поднять уровень библиотекаря до 60</text:p>
          </table:table-cell>
          <table:table-cell table:formula="of:=INDIRECT(ADDRESS(MATCH([.$E25];RUFlag;1) ;2;1;1;[.$BN$1]))" office:value-type="string" office:string-value="Поднять уровень библиотекаря до 60" calcext:value-type="string">
            <text:p>Поднять уровень библиотекаря до 60</text:p>
          </table:table-cell>
          <table:table-cell table:number-columns-repeated="4"/>
          <table:table-cell table:formula="of:=INDIRECT(ADDRESS(MATCH([.$E25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25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25];ZHHantFlag;1) ;2;1;1;[.$BU$1]))" office:value-type="string" office:string-value="將你的圖書管理員升級到60級" calcext:value-type="string">
            <text:p>將你的圖書管理員升級到60級</text:p>
          </table:table-cell>
          <table:table-cell table:formula="of:=INDIRECT(ADDRESS(MATCH([.$E25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25];ZHHantFlag;1) ;2;1;1;[.$BU$1]))" office:value-type="string" office:string-value="將你的圖書管理員升級到60級" calcext:value-type="string">
            <text:p>將你的圖書管理員升級到60級</text:p>
          </table:table-cell>
        </table:table-row>
        <table:table-row table:style-name="ro1">
          <table:table-cell office:value-type="string" calcext:value-type="string">
            <text:p>9b01a375-fe78-4110-b089-992eace70487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Earn all the unique weapons in the standard game</text:p>
          </table:table-cell>
          <table:table-cell table:formula="of:=MATCH([.C26];Value;1)" office:value-type="float" office:value="25" calcext:value-type="float">
            <text:p>25</text:p>
          </table:table-cell>
          <table:table-cell table:formula="of:=INDIRECT(ADDRESS([.D26];1;1;1;&quot;en-US&quot;))" office:value-type="string" office:string-value="$ACHV_HAVE_ALL_WEAPONS_UNIQUE_DESC" calcext:value-type="string">
            <text:p>$ACHV_HAVE_ALL_WEAPONS_UNIQUE_DESC</text:p>
          </table:table-cell>
          <table:table-cell table:number-columns-repeated="5"/>
          <table:table-cell table:formula="of:=INDIRECT(ADDRESS(MATCH([.$E26];DEFlag;1) ;2;1;1;[.$N$1]))" office:value-type="string" office:string-value="Verdiene alle einzigartigen Waffen im Standardspiel" calcext:value-type="string">
            <text:p>Verdiene alle einzigartigen Waffen im Standardspiel</text:p>
          </table:table-cell>
          <table:table-cell table:number-columns-repeated="2"/>
          <table:table-cell table:formula="of:=INDIRECT(ADDRESS(MATCH([.$E26];DEFlag;1) ;2;1;1;[.$N$1]))" office:value-type="string" office:string-value="Verdiene alle einzigartigen Waffen im Standardspiel" calcext:value-type="string">
            <text:p>Verdiene alle einzigartigen Waffen im Standardspiel</text:p>
          </table:table-cell>
          <table:table-cell table:formula="of:=[.$C26]" office:value-type="string" office:string-value="Earn all the unique weapons in the standard game" calcext:value-type="string">
            <text:p>Earn all the unique weapons in the standard game</text:p>
          </table:table-cell>
          <table:table-cell table:number-columns-repeated="15"/>
          <table:table-cell table:formula="of:=[.$C26]" office:value-type="string" office:string-value="Earn all the unique weapons in the standard game" calcext:value-type="string">
            <text:p>Earn all the unique weapons in the standard game</text:p>
          </table:table-cell>
          <table:table-cell/>
          <table:table-cell table:formula="of:=INDIRECT(ADDRESS(MATCH([.$E26];ESFlag;1) ;2;1;1;[.$AK$1]))" office:value-type="string" office:string-value="Consigue todas las armas únicas en el modo normal" calcext:value-type="string">
            <text:p>Consigue todas las armas únicas en el modo normal</text:p>
          </table:table-cell>
          <table:table-cell table:number-columns-repeated="3"/>
          <table:table-cell table:formula="of:=INDIRECT(ADDRESS(MATCH([.$E26];ESFlag;1) ;2;1;1;[.$AK$1]))" office:value-type="string" office:string-value="Consigue todas las armas únicas en el modo normal" calcext:value-type="string">
            <text:p>Consigue todas las armas únicas en el modo normal</text:p>
          </table:table-cell>
          <table:table-cell table:number-columns-repeated="4"/>
          <table:table-cell table:formula="of:=INDIRECT(ADDRESS(MATCH([.$E26];FRFlag;1) ;2;1;1;[.$AT$1]))" office:value-type="string" office:string-value="Posséder toutes les armes uniques d'une partie standard" calcext:value-type="string">
            <text:p>Posséder toutes les armes uniques d'une partie standard</text:p>
          </table:table-cell>
          <table:table-cell table:number-columns-repeated="3"/>
          <table:table-cell table:formula="of:=INDIRECT(ADDRESS(MATCH([.$E26];FRFlag;1) ;2;1;1;[.$AT$1]))" office:value-type="string" office:string-value="Posséder toutes les armes uniques d'une partie standard" calcext:value-type="string">
            <text:p>Posséder toutes les armes uniques d'une partie standard</text:p>
          </table:table-cell>
          <table:table-cell table:number-columns-repeated="2"/>
          <table:table-cell table:formula="of:=INDIRECT(ADDRESS(MATCH([.$E26];ITFlag;1) ;2;1;1;[.$AX$1]))" office:value-type="string" office:string-value="Ottieni tutte le armi uniche nel gioco normale" calcext:value-type="string">
            <text:p>Ottieni tutte le armi uniche nel gioco normale</text:p>
          </table:table-cell>
          <table:table-cell table:formula="of:=INDIRECT(ADDRESS(MATCH([.$E26];ITFlag;1) ;2;1;1;[.$AX$1]))" office:value-type="string" office:string-value="Ottieni tutte le armi uniche nel gioco normale" calcext:value-type="string">
            <text:p>Ottieni tutte le armi uniche nel gioco normale</text:p>
          </table:table-cell>
          <table:table-cell table:formula="of:=INDIRECT(ADDRESS(MATCH([.$E26];JPFlag;1) ;2;1;1;[.$AZ$1]))" office:value-type="string" office:string-value="スタンダードゲームで特別な武器をすべて入手した" calcext:value-type="string">
            <text:p>スタンダードゲームで特別な武器をすべて入手した</text:p>
          </table:table-cell>
          <table:table-cell table:formula="of:=INDIRECT(ADDRESS(MATCH([.$E26];JPFlag;1) ;2;1;1;[.$AZ$1]))" office:value-type="string" office:string-value="スタンダードゲームで特別な武器をすべて入手した" calcext:value-type="string">
            <text:p>スタンダードゲームで特別な武器をすべて入手した</text:p>
          </table:table-cell>
          <table:table-cell table:formula="of:=INDIRECT(ADDRESS(MATCH([.$E26];KOFlag;1) ;2;1;1;[.$BB$1]))" office:value-type="string" office:string-value="기본 게임에서 희귀 무기를 모두 획득" calcext:value-type="string">
            <text:p>기본 게임에서 희귀 무기를 모두 획득</text:p>
          </table:table-cell>
          <table:table-cell table:formula="of:=INDIRECT(ADDRESS(MATCH([.$E26];KOFlag;1) ;2;1;1;[.$BB$1]))" office:value-type="string" office:string-value="기본 게임에서 희귀 무기를 모두 획득" calcext:value-type="string">
            <text:p>기본 게임에서 희귀 무기를 모두 획득</text:p>
          </table:table-cell>
          <table:table-cell table:number-columns-repeated="10"/>
          <table:table-cell table:formula="of:=INDIRECT(ADDRESS(MATCH([.$E26];RUFlag;1) ;2;1;1;[.$BN$1]))" office:value-type="string" office:string-value="Получить все уникальное оружие в стандартной игре" calcext:value-type="string">
            <text:p>Получить все уникальное оружие в стандартной игре</text:p>
          </table:table-cell>
          <table:table-cell table:formula="of:=INDIRECT(ADDRESS(MATCH([.$E26];RUFlag;1) ;2;1;1;[.$BN$1]))" office:value-type="string" office:string-value="Получить все уникальное оружие в стандартной игре" calcext:value-type="string">
            <text:p>Получить все уникальное оружие в стандартной игре</text:p>
          </table:table-cell>
          <table:table-cell table:number-columns-repeated="4"/>
          <table:table-cell table:formula="of:=INDIRECT(ADDRESS(MATCH([.$E26];ZHHansFlag;1) ;2;1;1;[.$BT$1]))" office:value-type="string" office:string-value="在标准游戏获得所有独特武器" calcext:value-type="string">
            <text:p>在标准游戏获得所有独特武器</text:p>
          </table:table-cell>
          <table:table-cell table:formula="of:=INDIRECT(ADDRESS(MATCH([.$E26];ZHHansFlag;1) ;2;1;1;[.$BT$1]))" office:value-type="string" office:string-value="在标准游戏获得所有独特武器" calcext:value-type="string">
            <text:p>在标准游戏获得所有独特武器</text:p>
          </table:table-cell>
          <table:table-cell table:formula="of:=INDIRECT(ADDRESS(MATCH([.$E26];ZHHantFlag;1) ;2;1;1;[.$BU$1]))" office:value-type="string" office:string-value="在標準遊戲獲得所有獨特武器" calcext:value-type="string">
            <text:p>在標準遊戲獲得所有獨特武器</text:p>
          </table:table-cell>
          <table:table-cell table:formula="of:=INDIRECT(ADDRESS(MATCH([.$E26];ZHHansFlag;1) ;2;1;1;[.$BT$1]))" office:value-type="string" office:string-value="在标准游戏获得所有独特武器" calcext:value-type="string">
            <text:p>在标准游戏获得所有独特武器</text:p>
          </table:table-cell>
          <table:table-cell table:formula="of:=INDIRECT(ADDRESS(MATCH([.$E26];ZHHantFlag;1) ;2;1;1;[.$BU$1]))" office:value-type="string" office:string-value="在標準遊戲獲得所有獨特武器" calcext:value-type="string">
            <text:p>在標準遊戲獲得所有獨特武器</text:p>
          </table:table-cell>
        </table:table-row>
        <table:table-row table:style-name="ro1">
          <table:table-cell office:value-type="string" calcext:value-type="string">
            <text:p>2b407743-ee0d-4af0-9da8-83d1a91cf251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Swiss Army Sword</text:p>
          </table:table-cell>
          <table:table-cell table:formula="of:=MATCH([.C27];Value;1)" office:value-type="float" office:value="51" calcext:value-type="float">
            <text:p>51</text:p>
          </table:table-cell>
          <table:table-cell table:formula="of:=INDIRECT(ADDRESS([.D27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27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27];DEFlag;1) ;2;1;1;[.$N$1]))" office:value-type="string" office:string-value="Schweizer Armeeschwert" calcext:value-type="string">
            <text:p>Schweizer Armeeschwert</text:p>
          </table:table-cell>
          <table:table-cell table:formula="of:=[.$C27]" office:value-type="string" office:string-value="Swiss Army Sword" calcext:value-type="string">
            <text:p>Swiss Army Sword</text:p>
          </table:table-cell>
          <table:table-cell table:number-columns-repeated="15"/>
          <table:table-cell table:formula="of:=[.$C27]" office:value-type="string" office:string-value="Swiss Army Sword" calcext:value-type="string">
            <text:p>Swiss Army Sword</text:p>
          </table:table-cell>
          <table:table-cell/>
          <table:table-cell table:formula="of:=INDIRECT(ADDRESS(MATCH([.$E27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27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27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27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27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27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27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27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27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27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27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27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27];ZHHansFlag;1) ;2;1;1;[.$BT$1]))" office:value-type="string" office:string-value="瑞士军刀" calcext:value-type="string">
            <text:p>瑞士军刀</text:p>
          </table:table-cell>
          <table:table-cell table:formula="of:=INDIRECT(ADDRESS(MATCH([.$E27];ZHHansFlag;1) ;2;1;1;[.$BT$1]))" office:value-type="string" office:string-value="瑞士军刀" calcext:value-type="string">
            <text:p>瑞士军刀</text:p>
          </table:table-cell>
          <table:table-cell table:formula="of:=INDIRECT(ADDRESS(MATCH([.$E27];ZHHantFlag;1) ;2;1;1;[.$BU$1]))" office:value-type="string" office:string-value="瑞士軍刀" calcext:value-type="string">
            <text:p>瑞士軍刀</text:p>
          </table:table-cell>
          <table:table-cell table:formula="of:=INDIRECT(ADDRESS(MATCH([.$E27];ZHHansFlag;1) ;2;1;1;[.$BT$1]))" office:value-type="string" office:string-value="瑞士军刀" calcext:value-type="string">
            <text:p>瑞士军刀</text:p>
          </table:table-cell>
          <table:table-cell table:formula="of:=INDIRECT(ADDRESS(MATCH([.$E27];ZHHantFlag;1) ;2;1;1;[.$BU$1]))" office:value-type="string" office:string-value="瑞士軍刀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9e911e4b-f4ea-44a0-a084-00136e170d1c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Earn all the unique weapons in the standard game</text:p>
          </table:table-cell>
          <table:table-cell table:formula="of:=MATCH([.C28];Value;1)" office:value-type="float" office:value="25" calcext:value-type="float">
            <text:p>25</text:p>
          </table:table-cell>
          <table:table-cell table:formula="of:=INDIRECT(ADDRESS([.D28];1;1;1;&quot;en-US&quot;))" office:value-type="string" office:string-value="$ACHV_HAVE_ALL_WEAPONS_UNIQUE_DESC" calcext:value-type="string">
            <text:p>$ACHV_HAVE_ALL_WEAPONS_UNIQUE_DESC</text:p>
          </table:table-cell>
          <table:table-cell table:number-columns-repeated="5"/>
          <table:table-cell table:formula="of:=INDIRECT(ADDRESS(MATCH([.$E28];DEFlag;1) ;2;1;1;[.$N$1]))" office:value-type="string" office:string-value="Verdiene alle einzigartigen Waffen im Standardspiel" calcext:value-type="string">
            <text:p>Verdiene alle einzigartigen Waffen im Standardspiel</text:p>
          </table:table-cell>
          <table:table-cell table:number-columns-repeated="2"/>
          <table:table-cell table:formula="of:=INDIRECT(ADDRESS(MATCH([.$E28];DEFlag;1) ;2;1;1;[.$N$1]))" office:value-type="string" office:string-value="Verdiene alle einzigartigen Waffen im Standardspiel" calcext:value-type="string">
            <text:p>Verdiene alle einzigartigen Waffen im Standardspiel</text:p>
          </table:table-cell>
          <table:table-cell table:formula="of:=[.$C28]" office:value-type="string" office:string-value="Earn all the unique weapons in the standard game" calcext:value-type="string">
            <text:p>Earn all the unique weapons in the standard game</text:p>
          </table:table-cell>
          <table:table-cell table:number-columns-repeated="15"/>
          <table:table-cell table:formula="of:=[.$C28]" office:value-type="string" office:string-value="Earn all the unique weapons in the standard game" calcext:value-type="string">
            <text:p>Earn all the unique weapons in the standard game</text:p>
          </table:table-cell>
          <table:table-cell/>
          <table:table-cell table:formula="of:=INDIRECT(ADDRESS(MATCH([.$E28];ESFlag;1) ;2;1;1;[.$AK$1]))" office:value-type="string" office:string-value="Consigue todas las armas únicas en el modo normal" calcext:value-type="string">
            <text:p>Consigue todas las armas únicas en el modo normal</text:p>
          </table:table-cell>
          <table:table-cell table:number-columns-repeated="3"/>
          <table:table-cell table:formula="of:=INDIRECT(ADDRESS(MATCH([.$E28];ESFlag;1) ;2;1;1;[.$AK$1]))" office:value-type="string" office:string-value="Consigue todas las armas únicas en el modo normal" calcext:value-type="string">
            <text:p>Consigue todas las armas únicas en el modo normal</text:p>
          </table:table-cell>
          <table:table-cell table:number-columns-repeated="4"/>
          <table:table-cell table:formula="of:=INDIRECT(ADDRESS(MATCH([.$E28];FRFlag;1) ;2;1;1;[.$AT$1]))" office:value-type="string" office:string-value="Posséder toutes les armes uniques d'une partie standard" calcext:value-type="string">
            <text:p>Posséder toutes les armes uniques d'une partie standard</text:p>
          </table:table-cell>
          <table:table-cell table:number-columns-repeated="3"/>
          <table:table-cell table:formula="of:=INDIRECT(ADDRESS(MATCH([.$E28];FRFlag;1) ;2;1;1;[.$AT$1]))" office:value-type="string" office:string-value="Posséder toutes les armes uniques d'une partie standard" calcext:value-type="string">
            <text:p>Posséder toutes les armes uniques d'une partie standard</text:p>
          </table:table-cell>
          <table:table-cell table:number-columns-repeated="2"/>
          <table:table-cell table:formula="of:=INDIRECT(ADDRESS(MATCH([.$E28];ITFlag;1) ;2;1;1;[.$AX$1]))" office:value-type="string" office:string-value="Ottieni tutte le armi uniche nel gioco normale" calcext:value-type="string">
            <text:p>Ottieni tutte le armi uniche nel gioco normale</text:p>
          </table:table-cell>
          <table:table-cell table:formula="of:=INDIRECT(ADDRESS(MATCH([.$E28];ITFlag;1) ;2;1;1;[.$AX$1]))" office:value-type="string" office:string-value="Ottieni tutte le armi uniche nel gioco normale" calcext:value-type="string">
            <text:p>Ottieni tutte le armi uniche nel gioco normale</text:p>
          </table:table-cell>
          <table:table-cell table:formula="of:=INDIRECT(ADDRESS(MATCH([.$E28];JPFlag;1) ;2;1;1;[.$AZ$1]))" office:value-type="string" office:string-value="スタンダードゲームで特別な武器をすべて入手した" calcext:value-type="string">
            <text:p>スタンダードゲームで特別な武器をすべて入手した</text:p>
          </table:table-cell>
          <table:table-cell table:formula="of:=INDIRECT(ADDRESS(MATCH([.$E28];JPFlag;1) ;2;1;1;[.$AZ$1]))" office:value-type="string" office:string-value="スタンダードゲームで特別な武器をすべて入手した" calcext:value-type="string">
            <text:p>スタンダードゲームで特別な武器をすべて入手した</text:p>
          </table:table-cell>
          <table:table-cell table:formula="of:=INDIRECT(ADDRESS(MATCH([.$E28];KOFlag;1) ;2;1;1;[.$BB$1]))" office:value-type="string" office:string-value="기본 게임에서 희귀 무기를 모두 획득" calcext:value-type="string">
            <text:p>기본 게임에서 희귀 무기를 모두 획득</text:p>
          </table:table-cell>
          <table:table-cell table:formula="of:=INDIRECT(ADDRESS(MATCH([.$E28];KOFlag;1) ;2;1;1;[.$BB$1]))" office:value-type="string" office:string-value="기본 게임에서 희귀 무기를 모두 획득" calcext:value-type="string">
            <text:p>기본 게임에서 희귀 무기를 모두 획득</text:p>
          </table:table-cell>
          <table:table-cell table:number-columns-repeated="10"/>
          <table:table-cell table:formula="of:=INDIRECT(ADDRESS(MATCH([.$E28];RUFlag;1) ;2;1;1;[.$BN$1]))" office:value-type="string" office:string-value="Получить все уникальное оружие в стандартной игре" calcext:value-type="string">
            <text:p>Получить все уникальное оружие в стандартной игре</text:p>
          </table:table-cell>
          <table:table-cell table:formula="of:=INDIRECT(ADDRESS(MATCH([.$E28];RUFlag;1) ;2;1;1;[.$BN$1]))" office:value-type="string" office:string-value="Получить все уникальное оружие в стандартной игре" calcext:value-type="string">
            <text:p>Получить все уникальное оружие в стандартной игре</text:p>
          </table:table-cell>
          <table:table-cell table:number-columns-repeated="4"/>
          <table:table-cell table:formula="of:=INDIRECT(ADDRESS(MATCH([.$E28];ZHHansFlag;1) ;2;1;1;[.$BT$1]))" office:value-type="string" office:string-value="在标准游戏获得所有独特武器" calcext:value-type="string">
            <text:p>在标准游戏获得所有独特武器</text:p>
          </table:table-cell>
          <table:table-cell table:formula="of:=INDIRECT(ADDRESS(MATCH([.$E28];ZHHansFlag;1) ;2;1;1;[.$BT$1]))" office:value-type="string" office:string-value="在标准游戏获得所有独特武器" calcext:value-type="string">
            <text:p>在标准游戏获得所有独特武器</text:p>
          </table:table-cell>
          <table:table-cell table:formula="of:=INDIRECT(ADDRESS(MATCH([.$E28];ZHHantFlag;1) ;2;1;1;[.$BU$1]))" office:value-type="string" office:string-value="在標準遊戲獲得所有獨特武器" calcext:value-type="string">
            <text:p>在標準遊戲獲得所有獨特武器</text:p>
          </table:table-cell>
          <table:table-cell table:formula="of:=INDIRECT(ADDRESS(MATCH([.$E28];ZHHansFlag;1) ;2;1;1;[.$BT$1]))" office:value-type="string" office:string-value="在标准游戏获得所有独特武器" calcext:value-type="string">
            <text:p>在标准游戏获得所有独特武器</text:p>
          </table:table-cell>
          <table:table-cell table:formula="of:=INDIRECT(ADDRESS(MATCH([.$E28];ZHHantFlag;1) ;2;1;1;[.$BU$1]))" office:value-type="string" office:string-value="在標準遊戲獲得所有獨特武器" calcext:value-type="string">
            <text:p>在標準遊戲獲得所有獨特武器</text:p>
          </table:table-cell>
        </table:table-row>
        <table:table-row table:style-name="ro1">
          <table:table-cell office:value-type="string" calcext:value-type="string">
            <text:p>17d9ca86-21f2-448a-a7ba-2385fa17224b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Earn all the unique armor in the standard game</text:p>
          </table:table-cell>
          <table:table-cell table:formula="of:=MATCH([.C29];Value;1)" office:value-type="float" office:value="24" calcext:value-type="float">
            <text:p>24</text:p>
          </table:table-cell>
          <table:table-cell table:formula="of:=INDIRECT(ADDRESS([.D29];1;1;1;&quot;en-US&quot;))" office:value-type="string" office:string-value="$ACHV_HAVE_ALL_ARMOR_UNIQUE_DESC" calcext:value-type="string">
            <text:p>$ACHV_HAVE_ALL_ARMOR_UNIQUE_DESC</text:p>
          </table:table-cell>
          <table:table-cell table:number-columns-repeated="5"/>
          <table:table-cell table:formula="of:=INDIRECT(ADDRESS(MATCH([.$E29];DEFlag;1) ;2;1;1;[.$N$1]))" office:value-type="string" office:string-value="Verdiene alle einzigartigen Rüstungen im Standardspiel" calcext:value-type="string">
            <text:p>Verdiene alle einzigartigen Rüstungen im Standardspiel</text:p>
          </table:table-cell>
          <table:table-cell table:number-columns-repeated="2"/>
          <table:table-cell table:formula="of:=INDIRECT(ADDRESS(MATCH([.$E29];DEFlag;1) ;2;1;1;[.$N$1]))" office:value-type="string" office:string-value="Verdiene alle einzigartigen Rüstungen im Standardspiel" calcext:value-type="string">
            <text:p>Verdiene alle einzigartigen Rüstungen im Standardspiel</text:p>
          </table:table-cell>
          <table:table-cell table:formula="of:=[.$C29]" office:value-type="string" office:string-value="Earn all the unique armor in the standard game" calcext:value-type="string">
            <text:p>Earn all the unique armor in the standard game</text:p>
          </table:table-cell>
          <table:table-cell table:number-columns-repeated="15"/>
          <table:table-cell table:formula="of:=[.$C29]" office:value-type="string" office:string-value="Earn all the unique armor in the standard game" calcext:value-type="string">
            <text:p>Earn all the unique armor in the standard game</text:p>
          </table:table-cell>
          <table:table-cell/>
          <table:table-cell table:formula="of:=INDIRECT(ADDRESS(MATCH([.$E29];ESFlag;1) ;2;1;1;[.$AK$1]))" office:value-type="string" office:string-value="Consigue todas las armaduras únicas en el modo normal" calcext:value-type="string">
            <text:p>Consigue todas las armaduras únicas en el modo normal</text:p>
          </table:table-cell>
          <table:table-cell table:number-columns-repeated="3"/>
          <table:table-cell table:formula="of:=INDIRECT(ADDRESS(MATCH([.$E29];ESFlag;1) ;2;1;1;[.$AK$1]))" office:value-type="string" office:string-value="Consigue todas las armaduras únicas en el modo normal" calcext:value-type="string">
            <text:p>Consigue todas las armaduras únicas en el modo normal</text:p>
          </table:table-cell>
          <table:table-cell table:number-columns-repeated="4"/>
          <table:table-cell table:formula="of:=INDIRECT(ADDRESS(MATCH([.$E29];FRFlag;1) ;2;1;1;[.$AT$1]))" office:value-type="string" office:string-value="Posséder toutes les armures uniques d'une partie standard" calcext:value-type="string">
            <text:p>Posséder toutes les armures uniques d'une partie standard</text:p>
          </table:table-cell>
          <table:table-cell table:number-columns-repeated="3"/>
          <table:table-cell table:formula="of:=INDIRECT(ADDRESS(MATCH([.$E29];FRFlag;1) ;2;1;1;[.$AT$1]))" office:value-type="string" office:string-value="Posséder toutes les armures uniques d'une partie standard" calcext:value-type="string">
            <text:p>Posséder toutes les armures uniques d'une partie standard</text:p>
          </table:table-cell>
          <table:table-cell table:number-columns-repeated="2"/>
          <table:table-cell table:formula="of:=INDIRECT(ADDRESS(MATCH([.$E29];ITFlag;1) ;2;1;1;[.$AX$1]))" office:value-type="string" office:string-value="Ottieni tutte le armature uniche nel gioco normale" calcext:value-type="string">
            <text:p>Ottieni tutte le armature uniche nel gioco normale</text:p>
          </table:table-cell>
          <table:table-cell table:formula="of:=INDIRECT(ADDRESS(MATCH([.$E29];ITFlag;1) ;2;1;1;[.$AX$1]))" office:value-type="string" office:string-value="Ottieni tutte le armature uniche nel gioco normale" calcext:value-type="string">
            <text:p>Ottieni tutte le armature uniche nel gioco normale</text:p>
          </table:table-cell>
          <table:table-cell table:formula="of:=INDIRECT(ADDRESS(MATCH([.$E29];JPFlag;1) ;2;1;1;[.$AZ$1]))" office:value-type="string" office:string-value="スタンダードゲームで特別な鎧をすべて入手した" calcext:value-type="string">
            <text:p>スタンダードゲームで特別な鎧をすべて入手した</text:p>
          </table:table-cell>
          <table:table-cell table:formula="of:=INDIRECT(ADDRESS(MATCH([.$E29];JPFlag;1) ;2;1;1;[.$AZ$1]))" office:value-type="string" office:string-value="スタンダードゲームで特別な鎧をすべて入手した" calcext:value-type="string">
            <text:p>スタンダードゲームで特別な鎧をすべて入手した</text:p>
          </table:table-cell>
          <table:table-cell table:formula="of:=INDIRECT(ADDRESS(MATCH([.$E29];KOFlag;1) ;2;1;1;[.$BB$1]))" office:value-type="string" office:string-value="기본 게임에서 희귀 방어구를 모두 획득" calcext:value-type="string">
            <text:p>기본 게임에서 희귀 방어구를 모두 획득</text:p>
          </table:table-cell>
          <table:table-cell table:formula="of:=INDIRECT(ADDRESS(MATCH([.$E29];KOFlag;1) ;2;1;1;[.$BB$1]))" office:value-type="string" office:string-value="기본 게임에서 희귀 방어구를 모두 획득" calcext:value-type="string">
            <text:p>기본 게임에서 희귀 방어구를 모두 획득</text:p>
          </table:table-cell>
          <table:table-cell table:number-columns-repeated="10"/>
          <table:table-cell table:formula="of:=INDIRECT(ADDRESS(MATCH([.$E29];RUFlag;1) ;2;1;1;[.$BN$1]))" office:value-type="string" office:string-value="Получить всю уникальную броню в стандартной игре" calcext:value-type="string">
            <text:p>Получить всю уникальную броню в стандартной игре</text:p>
          </table:table-cell>
          <table:table-cell table:formula="of:=INDIRECT(ADDRESS(MATCH([.$E29];RUFlag;1) ;2;1;1;[.$BN$1]))" office:value-type="string" office:string-value="Получить всю уникальную броню в стандартной игре" calcext:value-type="string">
            <text:p>Получить всю уникальную броню в стандартной игре</text:p>
          </table:table-cell>
          <table:table-cell table:number-columns-repeated="4"/>
          <table:table-cell table:formula="of:=INDIRECT(ADDRESS(MATCH([.$E29];ZHHansFlag;1) ;2;1;1;[.$BT$1]))" office:value-type="string" office:string-value="在标准游戏获得所有独特护甲" calcext:value-type="string">
            <text:p>在标准游戏获得所有独特护甲</text:p>
          </table:table-cell>
          <table:table-cell table:formula="of:=INDIRECT(ADDRESS(MATCH([.$E29];ZHHansFlag;1) ;2;1;1;[.$BT$1]))" office:value-type="string" office:string-value="在标准游戏获得所有独特护甲" calcext:value-type="string">
            <text:p>在标准游戏获得所有独特护甲</text:p>
          </table:table-cell>
          <table:table-cell table:formula="of:=INDIRECT(ADDRESS(MATCH([.$E29];ZHHantFlag;1) ;2;1;1;[.$BU$1]))" office:value-type="string" office:string-value="在標準遊戲獲得所有獨特護甲" calcext:value-type="string">
            <text:p>在標準遊戲獲得所有獨特護甲</text:p>
          </table:table-cell>
          <table:table-cell table:formula="of:=INDIRECT(ADDRESS(MATCH([.$E29];ZHHansFlag;1) ;2;1;1;[.$BT$1]))" office:value-type="string" office:string-value="在标准游戏获得所有独特护甲" calcext:value-type="string">
            <text:p>在标准游戏获得所有独特护甲</text:p>
          </table:table-cell>
          <table:table-cell table:formula="of:=INDIRECT(ADDRESS(MATCH([.$E29];ZHHantFlag;1) ;2;1;1;[.$BU$1]))" office:value-type="string" office:string-value="在標準遊戲獲得所有獨特護甲" calcext:value-type="string">
            <text:p>在標準遊戲獲得所有獨特護甲</text:p>
          </table:table-cell>
        </table:table-row>
        <table:table-row table:style-name="ro1">
          <table:table-cell office:value-type="string" calcext:value-type="string">
            <text:p>ba279d2a-aa36-47e8-b153-8ff9ff949b4a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Swiss Army Breastplate</text:p>
          </table:table-cell>
          <table:table-cell table:formula="of:=MATCH([.C30];Value;1)" office:value-type="float" office:value="50" calcext:value-type="float">
            <text:p>50</text:p>
          </table:table-cell>
          <table:table-cell table:formula="of:=INDIRECT(ADDRESS([.D30];1;1;1;&quot;en-US&quot;))" office:value-type="string" office:string-value="$ACHV_HAVE_ALL_ARMOR_UNIQUE_TITLE" calcext:value-type="string">
            <text:p>$ACHV_HAVE_ALL_ARMOR_UNIQUE_TITLE</text:p>
          </table:table-cell>
          <table:table-cell table:number-columns-repeated="5"/>
          <table:table-cell table:formula="of:=INDIRECT(ADDRESS(MATCH([.$E30];DEFlag;1) ;2;1;1;[.$N$1]))" office:value-type="string" office:string-value="Schweizer Armeeplatte" calcext:value-type="string">
            <text:p>Schweizer Armeeplatte</text:p>
          </table:table-cell>
          <table:table-cell table:number-columns-repeated="2"/>
          <table:table-cell table:formula="of:=INDIRECT(ADDRESS(MATCH([.$E30];DEFlag;1) ;2;1;1;[.$N$1]))" office:value-type="string" office:string-value="Schweizer Armeeplatte" calcext:value-type="string">
            <text:p>Schweizer Armeeplatte</text:p>
          </table:table-cell>
          <table:table-cell table:formula="of:=[.$C30]" office:value-type="string" office:string-value="Swiss Army Breastplate" calcext:value-type="string">
            <text:p>Swiss Army Breastplate</text:p>
          </table:table-cell>
          <table:table-cell table:number-columns-repeated="15"/>
          <table:table-cell table:formula="of:=[.$C30]" office:value-type="string" office:string-value="Swiss Army Breastplate" calcext:value-type="string">
            <text:p>Swiss Army Breastplate</text:p>
          </table:table-cell>
          <table:table-cell/>
          <table:table-cell table:formula="of:=INDIRECT(ADDRESS(MATCH([.$E30];ESFlag;1) ;2;1;1;[.$AK$1]))" office:value-type="string" office:string-value="Coraza suiza" calcext:value-type="string">
            <text:p>Coraza suiza</text:p>
          </table:table-cell>
          <table:table-cell table:number-columns-repeated="3"/>
          <table:table-cell table:formula="of:=INDIRECT(ADDRESS(MATCH([.$E30];ESFlag;1) ;2;1;1;[.$AK$1]))" office:value-type="string" office:string-value="Coraza suiza" calcext:value-type="string">
            <text:p>Coraza suiza</text:p>
          </table:table-cell>
          <table:table-cell table:number-columns-repeated="4"/>
          <table:table-cell table:formula="of:=INDIRECT(ADDRESS(MATCH([.$E30];FRFlag;1) ;2;1;1;[.$AT$1]))" office:value-type="string" office:string-value="Plastron suisse" calcext:value-type="string">
            <text:p>Plastron suisse</text:p>
          </table:table-cell>
          <table:table-cell table:number-columns-repeated="3"/>
          <table:table-cell table:formula="of:=INDIRECT(ADDRESS(MATCH([.$E30];FRFlag;1) ;2;1;1;[.$AT$1]))" office:value-type="string" office:string-value="Plastron suisse" calcext:value-type="string">
            <text:p>Plastron suisse</text:p>
          </table:table-cell>
          <table:table-cell table:number-columns-repeated="2"/>
          <table:table-cell table:formula="of:=INDIRECT(ADDRESS(MATCH([.$E30];ITFlag;1) ;2;1;1;[.$AX$1]))" office:value-type="string" office:string-value="Collezione autunno inverno" calcext:value-type="string">
            <text:p>Collezione autunno inverno</text:p>
          </table:table-cell>
          <table:table-cell table:formula="of:=INDIRECT(ADDRESS(MATCH([.$E30];ITFlag;1) ;2;1;1;[.$AX$1]))" office:value-type="string" office:string-value="Collezione autunno inverno" calcext:value-type="string">
            <text:p>Collezione autunno inverno</text:p>
          </table:table-cell>
          <table:table-cell table:formula="of:=INDIRECT(ADDRESS(MATCH([.$E30];JPFlag;1) ;2;1;1;[.$AZ$1]))" office:value-type="string" office:string-value="鎧コレクター" calcext:value-type="string">
            <text:p>鎧コレクター</text:p>
          </table:table-cell>
          <table:table-cell table:formula="of:=INDIRECT(ADDRESS(MATCH([.$E30];JPFlag;1) ;2;1;1;[.$AZ$1]))" office:value-type="string" office:string-value="鎧コレクター" calcext:value-type="string">
            <text:p>鎧コレクター</text:p>
          </table:table-cell>
          <table:table-cell table:formula="of:=INDIRECT(ADDRESS(MATCH([.$E30];KOFlag;1) ;2;1;1;[.$BB$1]))" office:value-type="string" office:string-value="스위스제 군용 흉갑" calcext:value-type="string">
            <text:p>스위스제 군용 흉갑</text:p>
          </table:table-cell>
          <table:table-cell table:formula="of:=INDIRECT(ADDRESS(MATCH([.$E30];KOFlag;1) ;2;1;1;[.$BB$1]))" office:value-type="string" office:string-value="스위스제 군용 흉갑" calcext:value-type="string">
            <text:p>스위스제 군용 흉갑</text:p>
          </table:table-cell>
          <table:table-cell table:number-columns-repeated="10"/>
          <table:table-cell table:formula="of:=INDIRECT(ADDRESS(MATCH([.$E30];RUFlag;1) ;2;1;1;[.$BN$1]))" office:value-type="string" office:string-value="Швейцарская кираса" calcext:value-type="string">
            <text:p>Швейцарская кираса</text:p>
          </table:table-cell>
          <table:table-cell table:formula="of:=INDIRECT(ADDRESS(MATCH([.$E30];RUFlag;1) ;2;1;1;[.$BN$1]))" office:value-type="string" office:string-value="Швейцарская кираса" calcext:value-type="string">
            <text:p>Швейцарская кираса</text:p>
          </table:table-cell>
          <table:table-cell table:number-columns-repeated="4"/>
          <table:table-cell table:formula="of:=INDIRECT(ADDRESS(MATCH([.$E30];ZHHansFlag;1) ;2;1;1;[.$BT$1]))" office:value-type="string" office:string-value="瑞士军胸甲" calcext:value-type="string">
            <text:p>瑞士军胸甲</text:p>
          </table:table-cell>
          <table:table-cell table:formula="of:=INDIRECT(ADDRESS(MATCH([.$E30];ZHHansFlag;1) ;2;1;1;[.$BT$1]))" office:value-type="string" office:string-value="瑞士军胸甲" calcext:value-type="string">
            <text:p>瑞士军胸甲</text:p>
          </table:table-cell>
          <table:table-cell table:formula="of:=INDIRECT(ADDRESS(MATCH([.$E30];ZHHantFlag;1) ;2;1;1;[.$BU$1]))" office:value-type="string" office:string-value="瑞士軍胸甲" calcext:value-type="string">
            <text:p>瑞士軍胸甲</text:p>
          </table:table-cell>
          <table:table-cell table:formula="of:=INDIRECT(ADDRESS(MATCH([.$E30];ZHHansFlag;1) ;2;1;1;[.$BT$1]))" office:value-type="string" office:string-value="瑞士军胸甲" calcext:value-type="string">
            <text:p>瑞士军胸甲</text:p>
          </table:table-cell>
          <table:table-cell table:formula="of:=INDIRECT(ADDRESS(MATCH([.$E30];ZHHantFlag;1) ;2;1;1;[.$BU$1]))" office:value-type="string" office:string-value="瑞士軍胸甲" calcext:value-type="string">
            <text:p>瑞士軍胸甲</text:p>
          </table:table-cell>
        </table:table-row>
        <table:table-row table:style-name="ro1">
          <table:table-cell office:value-type="string" calcext:value-type="string">
            <text:p>3178db2e-7527-4f6a-9a7d-8e8d0cb7114f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Earn all the unique armor in the standard game</text:p>
          </table:table-cell>
          <table:table-cell table:formula="of:=MATCH([.C31];Value;1)" office:value-type="float" office:value="24" calcext:value-type="float">
            <text:p>24</text:p>
          </table:table-cell>
          <table:table-cell table:formula="of:=INDIRECT(ADDRESS([.D31];1;1;1;&quot;en-US&quot;))" office:value-type="string" office:string-value="$ACHV_HAVE_ALL_ARMOR_UNIQUE_DESC" calcext:value-type="string">
            <text:p>$ACHV_HAVE_ALL_ARMOR_UNIQUE_DESC</text:p>
          </table:table-cell>
          <table:table-cell table:number-columns-repeated="5"/>
          <table:table-cell table:formula="of:=INDIRECT(ADDRESS(MATCH([.$E31];DEFlag;1) ;2;1;1;[.$N$1]))" office:value-type="string" office:string-value="Verdiene alle einzigartigen Rüstungen im Standardspiel" calcext:value-type="string">
            <text:p>Verdiene alle einzigartigen Rüstungen im Standardspiel</text:p>
          </table:table-cell>
          <table:table-cell table:number-columns-repeated="2"/>
          <table:table-cell table:formula="of:=INDIRECT(ADDRESS(MATCH([.$E31];DEFlag;1) ;2;1;1;[.$N$1]))" office:value-type="string" office:string-value="Verdiene alle einzigartigen Rüstungen im Standardspiel" calcext:value-type="string">
            <text:p>Verdiene alle einzigartigen Rüstungen im Standardspiel</text:p>
          </table:table-cell>
          <table:table-cell table:formula="of:=[.$C31]" office:value-type="string" office:string-value="Earn all the unique armor in the standard game" calcext:value-type="string">
            <text:p>Earn all the unique armor in the standard game</text:p>
          </table:table-cell>
          <table:table-cell table:number-columns-repeated="15"/>
          <table:table-cell table:formula="of:=[.$C31]" office:value-type="string" office:string-value="Earn all the unique armor in the standard game" calcext:value-type="string">
            <text:p>Earn all the unique armor in the standard game</text:p>
          </table:table-cell>
          <table:table-cell/>
          <table:table-cell table:formula="of:=INDIRECT(ADDRESS(MATCH([.$E31];ESFlag;1) ;2;1;1;[.$AK$1]))" office:value-type="string" office:string-value="Consigue todas las armaduras únicas en el modo normal" calcext:value-type="string">
            <text:p>Consigue todas las armaduras únicas en el modo normal</text:p>
          </table:table-cell>
          <table:table-cell table:number-columns-repeated="3"/>
          <table:table-cell table:formula="of:=INDIRECT(ADDRESS(MATCH([.$E31];ESFlag;1) ;2;1;1;[.$AK$1]))" office:value-type="string" office:string-value="Consigue todas las armaduras únicas en el modo normal" calcext:value-type="string">
            <text:p>Consigue todas las armaduras únicas en el modo normal</text:p>
          </table:table-cell>
          <table:table-cell table:number-columns-repeated="4"/>
          <table:table-cell table:formula="of:=INDIRECT(ADDRESS(MATCH([.$E31];FRFlag;1) ;2;1;1;[.$AT$1]))" office:value-type="string" office:string-value="Posséder toutes les armures uniques d'une partie standard" calcext:value-type="string">
            <text:p>Posséder toutes les armures uniques d'une partie standard</text:p>
          </table:table-cell>
          <table:table-cell table:number-columns-repeated="3"/>
          <table:table-cell table:formula="of:=INDIRECT(ADDRESS(MATCH([.$E31];FRFlag;1) ;2;1;1;[.$AT$1]))" office:value-type="string" office:string-value="Posséder toutes les armures uniques d'une partie standard" calcext:value-type="string">
            <text:p>Posséder toutes les armures uniques d'une partie standard</text:p>
          </table:table-cell>
          <table:table-cell table:number-columns-repeated="2"/>
          <table:table-cell table:formula="of:=INDIRECT(ADDRESS(MATCH([.$E31];ITFlag;1) ;2;1;1;[.$AX$1]))" office:value-type="string" office:string-value="Ottieni tutte le armature uniche nel gioco normale" calcext:value-type="string">
            <text:p>Ottieni tutte le armature uniche nel gioco normale</text:p>
          </table:table-cell>
          <table:table-cell table:formula="of:=INDIRECT(ADDRESS(MATCH([.$E31];ITFlag;1) ;2;1;1;[.$AX$1]))" office:value-type="string" office:string-value="Ottieni tutte le armature uniche nel gioco normale" calcext:value-type="string">
            <text:p>Ottieni tutte le armature uniche nel gioco normale</text:p>
          </table:table-cell>
          <table:table-cell table:formula="of:=INDIRECT(ADDRESS(MATCH([.$E31];JPFlag;1) ;2;1;1;[.$AZ$1]))" office:value-type="string" office:string-value="スタンダードゲームで特別な鎧をすべて入手した" calcext:value-type="string">
            <text:p>スタンダードゲームで特別な鎧をすべて入手した</text:p>
          </table:table-cell>
          <table:table-cell table:formula="of:=INDIRECT(ADDRESS(MATCH([.$E31];JPFlag;1) ;2;1;1;[.$AZ$1]))" office:value-type="string" office:string-value="スタンダードゲームで特別な鎧をすべて入手した" calcext:value-type="string">
            <text:p>スタンダードゲームで特別な鎧をすべて入手した</text:p>
          </table:table-cell>
          <table:table-cell table:formula="of:=INDIRECT(ADDRESS(MATCH([.$E31];KOFlag;1) ;2;1;1;[.$BB$1]))" office:value-type="string" office:string-value="기본 게임에서 희귀 방어구를 모두 획득" calcext:value-type="string">
            <text:p>기본 게임에서 희귀 방어구를 모두 획득</text:p>
          </table:table-cell>
          <table:table-cell table:formula="of:=INDIRECT(ADDRESS(MATCH([.$E31];KOFlag;1) ;2;1;1;[.$BB$1]))" office:value-type="string" office:string-value="기본 게임에서 희귀 방어구를 모두 획득" calcext:value-type="string">
            <text:p>기본 게임에서 희귀 방어구를 모두 획득</text:p>
          </table:table-cell>
          <table:table-cell table:number-columns-repeated="10"/>
          <table:table-cell table:formula="of:=INDIRECT(ADDRESS(MATCH([.$E31];RUFlag;1) ;2;1;1;[.$BN$1]))" office:value-type="string" office:string-value="Получить всю уникальную броню в стандартной игре" calcext:value-type="string">
            <text:p>Получить всю уникальную броню в стандартной игре</text:p>
          </table:table-cell>
          <table:table-cell table:formula="of:=INDIRECT(ADDRESS(MATCH([.$E31];RUFlag;1) ;2;1;1;[.$BN$1]))" office:value-type="string" office:string-value="Получить всю уникальную броню в стандартной игре" calcext:value-type="string">
            <text:p>Получить всю уникальную броню в стандартной игре</text:p>
          </table:table-cell>
          <table:table-cell table:number-columns-repeated="4"/>
          <table:table-cell table:formula="of:=INDIRECT(ADDRESS(MATCH([.$E31];ZHHansFlag;1) ;2;1;1;[.$BT$1]))" office:value-type="string" office:string-value="在标准游戏获得所有独特护甲" calcext:value-type="string">
            <text:p>在标准游戏获得所有独特护甲</text:p>
          </table:table-cell>
          <table:table-cell table:formula="of:=INDIRECT(ADDRESS(MATCH([.$E31];ZHHansFlag;1) ;2;1;1;[.$BT$1]))" office:value-type="string" office:string-value="在标准游戏获得所有独特护甲" calcext:value-type="string">
            <text:p>在标准游戏获得所有独特护甲</text:p>
          </table:table-cell>
          <table:table-cell table:formula="of:=INDIRECT(ADDRESS(MATCH([.$E31];ZHHantFlag;1) ;2;1;1;[.$BU$1]))" office:value-type="string" office:string-value="在標準遊戲獲得所有獨特護甲" calcext:value-type="string">
            <text:p>在標準遊戲獲得所有獨特護甲</text:p>
          </table:table-cell>
          <table:table-cell table:formula="of:=INDIRECT(ADDRESS(MATCH([.$E31];ZHHansFlag;1) ;2;1;1;[.$BT$1]))" office:value-type="string" office:string-value="在标准游戏获得所有独特护甲" calcext:value-type="string">
            <text:p>在标准游戏获得所有独特护甲</text:p>
          </table:table-cell>
          <table:table-cell table:formula="of:=INDIRECT(ADDRESS(MATCH([.$E31];ZHHantFlag;1) ;2;1;1;[.$BU$1]))" office:value-type="string" office:string-value="在標準遊戲獲得所有獨特護甲" calcext:value-type="string">
            <text:p>在標準遊戲獲得所有獨特護甲</text:p>
          </table:table-cell>
        </table:table-row>
        <table:table-row table:style-name="ro1">
          <table:table-cell office:value-type="string" calcext:value-type="string">
            <text:p>77dc261c-0a87-47fa-bae6-a34004900275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Earn all the books from bonus challenges in the standard game</text:p>
          </table:table-cell>
          <table:table-cell table:formula="of:=MATCH([.C32];Value;1)" office:value-type="float" office:value="23" calcext:value-type="float">
            <text:p>23</text:p>
          </table:table-cell>
          <table:table-cell table:formula="of:=INDIRECT(ADDRESS([.D32];1;1;1;&quot;en-US&quot;))" office:value-type="string" office:string-value="$ACHV_HAVE_ALL_BOOKS_NORMAL_DESC" calcext:value-type="string">
            <text:p>$ACHV_HAVE_ALL_BOOKS_NORMAL_DESC</text:p>
          </table:table-cell>
          <table:table-cell table:number-columns-repeated="5"/>
          <table:table-cell table:formula="of:=INDIRECT(ADDRESS(MATCH([.$E32];DEFlag;1) ;2;1;1;[.$N$1]))" office:value-type="string" office:string-value="Kriege alle Herausforderungsbücher im Standardspiel" calcext:value-type="string">
            <text:p>Kriege alle Herausforderungsbücher im Standardspiel</text:p>
          </table:table-cell>
          <table:table-cell table:number-columns-repeated="2"/>
          <table:table-cell table:formula="of:=INDIRECT(ADDRESS(MATCH([.$E32];DEFlag;1) ;2;1;1;[.$N$1]))" office:value-type="string" office:string-value="Kriege alle Herausforderungsbücher im Standardspiel" calcext:value-type="string">
            <text:p>Kriege alle Herausforderungsbücher im Standardspiel</text:p>
          </table:table-cell>
          <table:table-cell table:formula="of:=[.$C32]" office:value-type="string" office:string-value="Earn all the books from bonus challenges in the standard game" calcext:value-type="string">
            <text:p>Earn all the books from bonus challenges in the standard game</text:p>
          </table:table-cell>
          <table:table-cell table:number-columns-repeated="15"/>
          <table:table-cell table:formula="of:=[.$C32]" office:value-type="string" office:string-value="Earn all the books from bonus challenges in the standard game" calcext:value-type="string">
            <text:p>Earn all the books from bonus challenges in the standard game</text:p>
          </table:table-cell>
          <table:table-cell/>
          <table:table-cell table:formula="of:=INDIRECT(ADDRESS(MATCH([.$E32];ESFlag;1) ;2;1;1;[.$AK$1]))" office:value-type="string" office:string-value="Consigue todos los libros de los desafíos de Bonus en normal" calcext:value-type="string">
            <text:p>Consigue todos los libros de los desafíos de Bonus en normal</text:p>
          </table:table-cell>
          <table:table-cell table:number-columns-repeated="3"/>
          <table:table-cell table:formula="of:=INDIRECT(ADDRESS(MATCH([.$E32];ESFlag;1) ;2;1;1;[.$AK$1]))" office:value-type="string" office:string-value="Consigue todos los libros de los desafíos de Bonus en normal" calcext:value-type="string">
            <text:p>Consigue todos los libros de los desafíos de Bonus en normal</text:p>
          </table:table-cell>
          <table:table-cell table:number-columns-repeated="4"/>
          <table:table-cell table:formula="of:=INDIRECT(ADDRESS(MATCH([.$E32];FRFlag;1) ;2;1;1;[.$AT$1]))" office:value-type="string" office:string-value="Posséder tous les livres des défis bonus d'une partie standard" calcext:value-type="string">
            <text:p>Posséder tous les livres des défis bonus d'une partie standard</text:p>
          </table:table-cell>
          <table:table-cell table:number-columns-repeated="3"/>
          <table:table-cell table:formula="of:=INDIRECT(ADDRESS(MATCH([.$E32];FRFlag;1) ;2;1;1;[.$AT$1]))" office:value-type="string" office:string-value="Posséder tous les livres des défis bonus d'une partie standard" calcext:value-type="string">
            <text:p>Posséder tous les livres des défis bonus d'une partie standard</text:p>
          </table:table-cell>
          <table:table-cell table:number-columns-repeated="2"/>
          <table:table-cell table:formula="of:=INDIRECT(ADDRESS(MATCH([.$E32];ITFlag;1) ;2;1;1;[.$AX$1]))" office:value-type="string" office:string-value="Ottieni tutti i libri dalle sfide bonus nella partita normale" calcext:value-type="string">
            <text:p>Ottieni tutti i libri dalle sfide bonus nella partita normale</text:p>
          </table:table-cell>
          <table:table-cell table:formula="of:=INDIRECT(ADDRESS(MATCH([.$E32];ITFlag;1) ;2;1;1;[.$AX$1]))" office:value-type="string" office:string-value="Ottieni tutti i libri dalle sfide bonus nella partita normale" calcext:value-type="string">
            <text:p>Ottieni tutti i libri dalle sfide bonus nella partita normale</text:p>
          </table:table-cell>
          <table:table-cell table:formula="of:=INDIRECT(ADDRESS(MATCH([.$E32];JPFlag;1) ;2;1;1;[.$AZ$1]))" office:value-type="string" office:string-value="スタンダードゲームのボーナスチャレンジで本をすべて入手した" calcext:value-type="string">
            <text:p>スタンダードゲームのボーナスチャレンジで本をすべて入手した</text:p>
          </table:table-cell>
          <table:table-cell table:formula="of:=INDIRECT(ADDRESS(MATCH([.$E32];JPFlag;1) ;2;1;1;[.$AZ$1]))" office:value-type="string" office:string-value="スタンダードゲームのボーナスチャレンジで本をすべて入手した" calcext:value-type="string">
            <text:p>スタンダードゲームのボーナスチャレンジで本をすべて入手した</text:p>
          </table:table-cell>
          <table:table-cell table:formula="of:=INDIRECT(ADDRESS(MATCH([.$E32];KOFlag;1) ;2;1;1;[.$BB$1]))" office:value-type="string" office:string-value="기본 게임의 추가 도전에서 모든 책 획득" calcext:value-type="string">
            <text:p>기본 게임의 추가 도전에서 모든 책 획득</text:p>
          </table:table-cell>
          <table:table-cell table:formula="of:=INDIRECT(ADDRESS(MATCH([.$E32];KOFlag;1) ;2;1;1;[.$BB$1]))" office:value-type="string" office:string-value="기본 게임의 추가 도전에서 모든 책 획득" calcext:value-type="string">
            <text:p>기본 게임의 추가 도전에서 모든 책 획득</text:p>
          </table:table-cell>
          <table:table-cell table:number-columns-repeated="10"/>
          <table:table-cell table:formula="of:=INDIRECT(ADDRESS(MATCH([.$E32];RUFlag;1) ;2;1;1;[.$BN$1]))" office:value-type="string" office:string-value="Получить все книги в бонусных испытаниях стандартной игры" calcext:value-type="string">
            <text:p>Получить все книги в бонусных испытаниях стандартной игры</text:p>
          </table:table-cell>
          <table:table-cell table:formula="of:=INDIRECT(ADDRESS(MATCH([.$E32];RUFlag;1) ;2;1;1;[.$BN$1]))" office:value-type="string" office:string-value="Получить все книги в бонусных испытаниях стандартной игры" calcext:value-type="string">
            <text:p>Получить все книги в бонусных испытаниях стандартной игры</text:p>
          </table:table-cell>
          <table:table-cell table:number-columns-repeated="4"/>
          <table:table-cell table:formula="of:=INDIRECT(ADDRESS(MATCH([.$E32];ZHHansFlag;1) ;2;1;1;[.$BT$1]))" office:value-type="string" office:string-value="在标准游戏的额外挑战中获得所有书籍" calcext:value-type="string">
            <text:p>在标准游戏的额外挑战中获得所有书籍</text:p>
          </table:table-cell>
          <table:table-cell table:formula="of:=INDIRECT(ADDRESS(MATCH([.$E32];ZHHansFlag;1) ;2;1;1;[.$BT$1]))" office:value-type="string" office:string-value="在标准游戏的额外挑战中获得所有书籍" calcext:value-type="string">
            <text:p>在标准游戏的额外挑战中获得所有书籍</text:p>
          </table:table-cell>
          <table:table-cell table:formula="of:=INDIRECT(ADDRESS(MATCH([.$E32];ZHHantFlag;1) ;2;1;1;[.$BU$1]))" office:value-type="string" office:string-value="在標準遊戲的額外挑戰中獲得所有書籍" calcext:value-type="string">
            <text:p>在標準遊戲的額外挑戰中獲得所有書籍</text:p>
          </table:table-cell>
          <table:table-cell table:formula="of:=INDIRECT(ADDRESS(MATCH([.$E32];ZHHansFlag;1) ;2;1;1;[.$BT$1]))" office:value-type="string" office:string-value="在标准游戏的额外挑战中获得所有书籍" calcext:value-type="string">
            <text:p>在标准游戏的额外挑战中获得所有书籍</text:p>
          </table:table-cell>
          <table:table-cell table:formula="of:=INDIRECT(ADDRESS(MATCH([.$E32];ZHHantFlag;1) ;2;1;1;[.$BU$1]))" office:value-type="string" office:string-value="在標準遊戲的額外挑戰中獲得所有書籍" calcext:value-type="string">
            <text:p>在標準遊戲的額外挑戰中獲得所有書籍</text:p>
          </table:table-cell>
        </table:table-row>
        <table:table-row table:style-name="ro1">
          <table:table-cell office:value-type="string" calcext:value-type="string">
            <text:p>7911d37c-1241-4d2f-a25b-5818332c464c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Book Worm</text:p>
          </table:table-cell>
          <table:table-cell table:formula="of:=MATCH([.C33];Value;1)" office:value-type="float" office:value="13" calcext:value-type="float">
            <text:p>13</text:p>
          </table:table-cell>
          <table:table-cell table:formula="of:=INDIRECT(ADDRESS([.D33];1;1;1;&quot;en-US&quot;))" office:value-type="string" office:string-value="$ACHV_HAVE_ALL_BOOKS_NORMAL_TITLE" calcext:value-type="string">
            <text:p>$ACHV_HAVE_ALL_BOOKS_NORMAL_TITLE</text:p>
          </table:table-cell>
          <table:table-cell table:number-columns-repeated="5"/>
          <table:table-cell table:formula="of:=INDIRECT(ADDRESS(MATCH([.$E33];DEFlag;1) ;2;1;1;[.$N$1]))" office:value-type="string" office:string-value="Bücherwurm" calcext:value-type="string">
            <text:p>Bücherwurm</text:p>
          </table:table-cell>
          <table:table-cell table:number-columns-repeated="2"/>
          <table:table-cell table:formula="of:=INDIRECT(ADDRESS(MATCH([.$E33];DEFlag;1) ;2;1;1;[.$N$1]))" office:value-type="string" office:string-value="Bücherwurm" calcext:value-type="string">
            <text:p>Bücherwurm</text:p>
          </table:table-cell>
          <table:table-cell table:formula="of:=[.$C33]" office:value-type="string" office:string-value="Book Worm" calcext:value-type="string">
            <text:p>Book Worm</text:p>
          </table:table-cell>
          <table:table-cell table:number-columns-repeated="15"/>
          <table:table-cell table:formula="of:=[.$C33]" office:value-type="string" office:string-value="Book Worm" calcext:value-type="string">
            <text:p>Book Worm</text:p>
          </table:table-cell>
          <table:table-cell/>
          <table:table-cell table:formula="of:=INDIRECT(ADDRESS(MATCH([.$E33];ESFlag;1) ;2;1;1;[.$AK$1]))" office:value-type="string" office:string-value="Gusano de biblioteca" calcext:value-type="string">
            <text:p>Gusano de biblioteca</text:p>
          </table:table-cell>
          <table:table-cell table:number-columns-repeated="3"/>
          <table:table-cell table:formula="of:=INDIRECT(ADDRESS(MATCH([.$E33];ESFlag;1) ;2;1;1;[.$AK$1]))" office:value-type="string" office:string-value="Gusano de biblioteca" calcext:value-type="string">
            <text:p>Gusano de biblioteca</text:p>
          </table:table-cell>
          <table:table-cell table:number-columns-repeated="4"/>
          <table:table-cell table:formula="of:=INDIRECT(ADDRESS(MATCH([.$E33];FRFlag;1) ;2;1;1;[.$AT$1]))" office:value-type="string" office:string-value="Rat de bibliothèque" calcext:value-type="string">
            <text:p>Rat de bibliothèque</text:p>
          </table:table-cell>
          <table:table-cell table:number-columns-repeated="3"/>
          <table:table-cell table:formula="of:=INDIRECT(ADDRESS(MATCH([.$E33];FRFlag;1) ;2;1;1;[.$AT$1]))" office:value-type="string" office:string-value="Rat de bibliothèque" calcext:value-type="string">
            <text:p>Rat de bibliothèque</text:p>
          </table:table-cell>
          <table:table-cell table:number-columns-repeated="2"/>
          <table:table-cell table:formula="of:=INDIRECT(ADDRESS(MATCH([.$E33];ITFlag;1) ;2;1;1;[.$AX$1]))" office:value-type="string" office:string-value="Secchione" calcext:value-type="string">
            <text:p>Secchione</text:p>
          </table:table-cell>
          <table:table-cell table:formula="of:=INDIRECT(ADDRESS(MATCH([.$E33];ITFlag;1) ;2;1;1;[.$AX$1]))" office:value-type="string" office:string-value="Secchione" calcext:value-type="string">
            <text:p>Secchione</text:p>
          </table:table-cell>
          <table:table-cell table:formula="of:=INDIRECT(ADDRESS(MATCH([.$E33];JPFlag;1) ;2;1;1;[.$AZ$1]))" office:value-type="string" office:string-value="本の虫" calcext:value-type="string">
            <text:p>本の虫</text:p>
          </table:table-cell>
          <table:table-cell table:formula="of:=INDIRECT(ADDRESS(MATCH([.$E33];JPFlag;1) ;2;1;1;[.$AZ$1]))" office:value-type="string" office:string-value="本の虫" calcext:value-type="string">
            <text:p>本の虫</text:p>
          </table:table-cell>
          <table:table-cell table:formula="of:=INDIRECT(ADDRESS(MATCH([.$E33];KOFlag;1) ;2;1;1;[.$BB$1]))" office:value-type="string" office:string-value="책벌레" calcext:value-type="string">
            <text:p>책벌레</text:p>
          </table:table-cell>
          <table:table-cell table:formula="of:=INDIRECT(ADDRESS(MATCH([.$E33];KOFlag;1) ;2;1;1;[.$BB$1]))" office:value-type="string" office:string-value="책벌레" calcext:value-type="string">
            <text:p>책벌레</text:p>
          </table:table-cell>
          <table:table-cell table:number-columns-repeated="10"/>
          <table:table-cell table:formula="of:=INDIRECT(ADDRESS(MATCH([.$E33];RUFlag;1) ;2;1;1;[.$BN$1]))" office:value-type="string" office:string-value="Книжный червь" calcext:value-type="string">
            <text:p>Книжный червь</text:p>
          </table:table-cell>
          <table:table-cell table:formula="of:=INDIRECT(ADDRESS(MATCH([.$E33];RUFlag;1) ;2;1;1;[.$BN$1]))" office:value-type="string" office:string-value="Книжный червь" calcext:value-type="string">
            <text:p>Книжный червь</text:p>
          </table:table-cell>
          <table:table-cell table:number-columns-repeated="4"/>
          <table:table-cell table:formula="of:=INDIRECT(ADDRESS(MATCH([.$E33];ZHHansFlag;1) ;2;1;1;[.$BT$1]))" office:value-type="string" office:string-value="书呆子" calcext:value-type="string">
            <text:p>书呆子</text:p>
          </table:table-cell>
          <table:table-cell table:formula="of:=INDIRECT(ADDRESS(MATCH([.$E33];ZHHansFlag;1) ;2;1;1;[.$BT$1]))" office:value-type="string" office:string-value="书呆子" calcext:value-type="string">
            <text:p>书呆子</text:p>
          </table:table-cell>
          <table:table-cell table:formula="of:=INDIRECT(ADDRESS(MATCH([.$E33];ZHHantFlag;1) ;2;1;1;[.$BU$1]))" office:value-type="string" office:string-value="書呆子" calcext:value-type="string">
            <text:p>書呆子</text:p>
          </table:table-cell>
          <table:table-cell table:formula="of:=INDIRECT(ADDRESS(MATCH([.$E33];ZHHansFlag;1) ;2;1;1;[.$BT$1]))" office:value-type="string" office:string-value="书呆子" calcext:value-type="string">
            <text:p>书呆子</text:p>
          </table:table-cell>
          <table:table-cell table:formula="of:=INDIRECT(ADDRESS(MATCH([.$E33];ZHHantFlag;1) ;2;1;1;[.$BU$1]))" office:value-type="string" office:string-value="書呆子" calcext:value-type="string">
            <text:p>書呆子</text:p>
          </table:table-cell>
        </table:table-row>
        <table:table-row table:style-name="ro1">
          <table:table-cell office:value-type="string" calcext:value-type="string">
            <text:p>4d675d9e-e6eb-466e-ae70-371fb29aeed5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Earn all the books from bonus challenges in the standard game</text:p>
          </table:table-cell>
          <table:table-cell table:formula="of:=MATCH([.C34];Value;1)" office:value-type="float" office:value="23" calcext:value-type="float">
            <text:p>23</text:p>
          </table:table-cell>
          <table:table-cell table:formula="of:=INDIRECT(ADDRESS([.D34];1;1;1;&quot;en-US&quot;))" office:value-type="string" office:string-value="$ACHV_HAVE_ALL_BOOKS_NORMAL_DESC" calcext:value-type="string">
            <text:p>$ACHV_HAVE_ALL_BOOKS_NORMAL_DESC</text:p>
          </table:table-cell>
          <table:table-cell table:number-columns-repeated="5"/>
          <table:table-cell table:formula="of:=INDIRECT(ADDRESS(MATCH([.$E34];DEFlag;1) ;2;1;1;[.$N$1]))" office:value-type="string" office:string-value="Kriege alle Herausforderungsbücher im Standardspiel" calcext:value-type="string">
            <text:p>Kriege alle Herausforderungsbücher im Standardspiel</text:p>
          </table:table-cell>
          <table:table-cell table:number-columns-repeated="2"/>
          <table:table-cell table:formula="of:=INDIRECT(ADDRESS(MATCH([.$E34];DEFlag;1) ;2;1;1;[.$N$1]))" office:value-type="string" office:string-value="Kriege alle Herausforderungsbücher im Standardspiel" calcext:value-type="string">
            <text:p>Kriege alle Herausforderungsbücher im Standardspiel</text:p>
          </table:table-cell>
          <table:table-cell table:formula="of:=[.$C34]" office:value-type="string" office:string-value="Earn all the books from bonus challenges in the standard game" calcext:value-type="string">
            <text:p>Earn all the books from bonus challenges in the standard game</text:p>
          </table:table-cell>
          <table:table-cell table:number-columns-repeated="15"/>
          <table:table-cell table:formula="of:=[.$C34]" office:value-type="string" office:string-value="Earn all the books from bonus challenges in the standard game" calcext:value-type="string">
            <text:p>Earn all the books from bonus challenges in the standard game</text:p>
          </table:table-cell>
          <table:table-cell/>
          <table:table-cell table:formula="of:=INDIRECT(ADDRESS(MATCH([.$E34];ESFlag;1) ;2;1;1;[.$AK$1]))" office:value-type="string" office:string-value="Consigue todos los libros de los desafíos de Bonus en normal" calcext:value-type="string">
            <text:p>Consigue todos los libros de los desafíos de Bonus en normal</text:p>
          </table:table-cell>
          <table:table-cell table:number-columns-repeated="3"/>
          <table:table-cell table:formula="of:=INDIRECT(ADDRESS(MATCH([.$E34];ESFlag;1) ;2;1;1;[.$AK$1]))" office:value-type="string" office:string-value="Consigue todos los libros de los desafíos de Bonus en normal" calcext:value-type="string">
            <text:p>Consigue todos los libros de los desafíos de Bonus en normal</text:p>
          </table:table-cell>
          <table:table-cell table:number-columns-repeated="4"/>
          <table:table-cell table:formula="of:=INDIRECT(ADDRESS(MATCH([.$E34];FRFlag;1) ;2;1;1;[.$AT$1]))" office:value-type="string" office:string-value="Posséder tous les livres des défis bonus d'une partie standard" calcext:value-type="string">
            <text:p>Posséder tous les livres des défis bonus d'une partie standard</text:p>
          </table:table-cell>
          <table:table-cell table:number-columns-repeated="3"/>
          <table:table-cell table:formula="of:=INDIRECT(ADDRESS(MATCH([.$E34];FRFlag;1) ;2;1;1;[.$AT$1]))" office:value-type="string" office:string-value="Posséder tous les livres des défis bonus d'une partie standard" calcext:value-type="string">
            <text:p>Posséder tous les livres des défis bonus d'une partie standard</text:p>
          </table:table-cell>
          <table:table-cell table:number-columns-repeated="2"/>
          <table:table-cell table:formula="of:=INDIRECT(ADDRESS(MATCH([.$E34];ITFlag;1) ;2;1;1;[.$AX$1]))" office:value-type="string" office:string-value="Ottieni tutti i libri dalle sfide bonus nella partita normale" calcext:value-type="string">
            <text:p>Ottieni tutti i libri dalle sfide bonus nella partita normale</text:p>
          </table:table-cell>
          <table:table-cell table:formula="of:=INDIRECT(ADDRESS(MATCH([.$E34];ITFlag;1) ;2;1;1;[.$AX$1]))" office:value-type="string" office:string-value="Ottieni tutti i libri dalle sfide bonus nella partita normale" calcext:value-type="string">
            <text:p>Ottieni tutti i libri dalle sfide bonus nella partita normale</text:p>
          </table:table-cell>
          <table:table-cell table:formula="of:=INDIRECT(ADDRESS(MATCH([.$E34];JPFlag;1) ;2;1;1;[.$AZ$1]))" office:value-type="string" office:string-value="スタンダードゲームのボーナスチャレンジで本をすべて入手した" calcext:value-type="string">
            <text:p>スタンダードゲームのボーナスチャレンジで本をすべて入手した</text:p>
          </table:table-cell>
          <table:table-cell table:formula="of:=INDIRECT(ADDRESS(MATCH([.$E34];JPFlag;1) ;2;1;1;[.$AZ$1]))" office:value-type="string" office:string-value="スタンダードゲームのボーナスチャレンジで本をすべて入手した" calcext:value-type="string">
            <text:p>スタンダードゲームのボーナスチャレンジで本をすべて入手した</text:p>
          </table:table-cell>
          <table:table-cell table:formula="of:=INDIRECT(ADDRESS(MATCH([.$E34];KOFlag;1) ;2;1;1;[.$BB$1]))" office:value-type="string" office:string-value="기본 게임의 추가 도전에서 모든 책 획득" calcext:value-type="string">
            <text:p>기본 게임의 추가 도전에서 모든 책 획득</text:p>
          </table:table-cell>
          <table:table-cell table:formula="of:=INDIRECT(ADDRESS(MATCH([.$E34];KOFlag;1) ;2;1;1;[.$BB$1]))" office:value-type="string" office:string-value="기본 게임의 추가 도전에서 모든 책 획득" calcext:value-type="string">
            <text:p>기본 게임의 추가 도전에서 모든 책 획득</text:p>
          </table:table-cell>
          <table:table-cell table:number-columns-repeated="10"/>
          <table:table-cell table:formula="of:=INDIRECT(ADDRESS(MATCH([.$E34];RUFlag;1) ;2;1;1;[.$BN$1]))" office:value-type="string" office:string-value="Получить все книги в бонусных испытаниях стандартной игры" calcext:value-type="string">
            <text:p>Получить все книги в бонусных испытаниях стандартной игры</text:p>
          </table:table-cell>
          <table:table-cell table:formula="of:=INDIRECT(ADDRESS(MATCH([.$E34];RUFlag;1) ;2;1;1;[.$BN$1]))" office:value-type="string" office:string-value="Получить все книги в бонусных испытаниях стандартной игры" calcext:value-type="string">
            <text:p>Получить все книги в бонусных испытаниях стандартной игры</text:p>
          </table:table-cell>
          <table:table-cell table:number-columns-repeated="4"/>
          <table:table-cell table:formula="of:=INDIRECT(ADDRESS(MATCH([.$E34];ZHHansFlag;1) ;2;1;1;[.$BT$1]))" office:value-type="string" office:string-value="在标准游戏的额外挑战中获得所有书籍" calcext:value-type="string">
            <text:p>在标准游戏的额外挑战中获得所有书籍</text:p>
          </table:table-cell>
          <table:table-cell table:formula="of:=INDIRECT(ADDRESS(MATCH([.$E34];ZHHansFlag;1) ;2;1;1;[.$BT$1]))" office:value-type="string" office:string-value="在标准游戏的额外挑战中获得所有书籍" calcext:value-type="string">
            <text:p>在标准游戏的额外挑战中获得所有书籍</text:p>
          </table:table-cell>
          <table:table-cell table:formula="of:=INDIRECT(ADDRESS(MATCH([.$E34];ZHHantFlag;1) ;2;1;1;[.$BU$1]))" office:value-type="string" office:string-value="在標準遊戲的額外挑戰中獲得所有書籍" calcext:value-type="string">
            <text:p>在標準遊戲的額外挑戰中獲得所有書籍</text:p>
          </table:table-cell>
          <table:table-cell table:formula="of:=INDIRECT(ADDRESS(MATCH([.$E34];ZHHansFlag;1) ;2;1;1;[.$BT$1]))" office:value-type="string" office:string-value="在标准游戏的额外挑战中获得所有书籍" calcext:value-type="string">
            <text:p>在标准游戏的额外挑战中获得所有书籍</text:p>
          </table:table-cell>
          <table:table-cell table:formula="of:=INDIRECT(ADDRESS(MATCH([.$E34];ZHHantFlag;1) ;2;1;1;[.$BU$1]))" office:value-type="string" office:string-value="在標準遊戲的額外挑戰中獲得所有書籍" calcext:value-type="string">
            <text:p>在標準遊戲的額外挑戰中獲得所有書籍</text:p>
          </table:table-cell>
        </table:table-row>
        <table:table-row table:style-name="ro2">
          <table:table-cell office:value-type="string" calcext:value-type="string">
            <text:p>88abf1d7-5a7b-4555-8169-10f789b7ffcc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Reach wave 100 on Endless Challenge 2 in the standard game</text:p>
          </table:table-cell>
          <table:table-cell table:formula="of:=MATCH([.C35];Value;1)" office:value-type="float" office:value="47" calcext:value-type="float">
            <text:p>47</text:p>
          </table:table-cell>
          <table:table-cell table:formula="of:=INDIRECT(ADDRESS([.D35];1;1;1;&quot;en-US&quot;))" office:value-type="string" office:string-value="$ACHV_ENDLESS_100_NORMAL_DESC" calcext:value-type="string">
            <text:p>$ACHV_ENDLESS_100_NORMAL_DESC</text:p>
          </table:table-cell>
          <table:table-cell table:number-columns-repeated="5"/>
          <table:table-cell table:formula="of:=INDIRECT(ADDRESS(MATCH([.$E35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number-columns-repeated="2"/>
          <table:table-cell table:formula="of:=INDIRECT(ADDRESS(MATCH([.$E35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formula="of:=[.$C35]" office:value-type="string" office:string-value="Reach wave 100 on Endless Challenge 2 in the standard game" calcext:value-type="string">
            <text:p>Reach wave 100 on Endless Challenge 2 in the standard game</text:p>
          </table:table-cell>
          <table:table-cell table:number-columns-repeated="15"/>
          <table:table-cell table:formula="of:=[.$C35]" office:value-type="string" office:string-value="Reach wave 100 on Endless Challenge 2 in the standard game" calcext:value-type="string">
            <text:p>Reach wave 100 on Endless Challenge 2 in the standard game</text:p>
          </table:table-cell>
          <table:table-cell/>
          <table:table-cell table:formula="of:=INDIRECT(ADDRESS(MATCH([.$E35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3"/>
          <table:table-cell table:formula="of:=INDIRECT(ADDRESS(MATCH([.$E35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4"/>
          <table:table-cell table:formula="of:=INDIRECT(ADDRESS(MATCH([.$E35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3"/>
          <table:table-cell table:formula="of:=INDIRECT(ADDRESS(MATCH([.$E35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2"/>
          <table:table-cell table:formula="of:=INDIRECT(ADDRESS(MATCH([.$E35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35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35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35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35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formula="of:=INDIRECT(ADDRESS(MATCH([.$E35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number-columns-repeated="10"/>
          <table:table-cell table:formula="of:=INDIRECT(ADDRESS(MATCH([.$E35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formula="of:=INDIRECT(ADDRESS(MATCH([.$E35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number-columns-repeated="4"/>
          <table:table-cell table:formula="of:=INDIRECT(ADDRESS(MATCH([.$E35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35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35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  <table:table-cell table:formula="of:=INDIRECT(ADDRESS(MATCH([.$E35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35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</table:table-row>
        <table:table-row table:style-name="ro1">
          <table:table-cell office:value-type="string" calcext:value-type="string">
            <text:p>f19ba9c3-83a0-45b7-91a6-22f9919da0ed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Endurance</text:p>
          </table:table-cell>
          <table:table-cell table:formula="of:=MATCH([.C36];Value;1)" office:value-type="float" office:value="27" calcext:value-type="float">
            <text:p>27</text:p>
          </table:table-cell>
          <table:table-cell table:formula="of:=INDIRECT(ADDRESS([.D36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36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36];DEFlag;1) ;2;1;1;[.$N$1]))" office:value-type="string" office:string-value="Ausdauer" calcext:value-type="string">
            <text:p>Ausdauer</text:p>
          </table:table-cell>
          <table:table-cell table:formula="of:=[.$C36]" office:value-type="string" office:string-value="Endurance" calcext:value-type="string">
            <text:p>Endurance</text:p>
          </table:table-cell>
          <table:table-cell table:number-columns-repeated="15"/>
          <table:table-cell table:formula="of:=[.$C36]" office:value-type="string" office:string-value="Endurance" calcext:value-type="string">
            <text:p>Endurance</text:p>
          </table:table-cell>
          <table:table-cell/>
          <table:table-cell table:formula="of:=INDIRECT(ADDRESS(MATCH([.$E36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36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36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36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36];ITFlag;1) ;2;1;1;[.$AX$1]))" office:value-type="string" office:string-value="Resistenza" calcext:value-type="string">
            <text:p>Resistenza</text:p>
          </table:table-cell>
          <table:table-cell table:formula="of:=INDIRECT(ADDRESS(MATCH([.$E36];ITFlag;1) ;2;1;1;[.$AX$1]))" office:value-type="string" office:string-value="Resistenza" calcext:value-type="string">
            <text:p>Resistenza</text:p>
          </table:table-cell>
          <table:table-cell table:formula="of:=INDIRECT(ADDRESS(MATCH([.$E36];JPFlag;1) ;2;1;1;[.$AZ$1]))" office:value-type="string" office:string-value="持久力" calcext:value-type="string">
            <text:p>持久力</text:p>
          </table:table-cell>
          <table:table-cell table:formula="of:=INDIRECT(ADDRESS(MATCH([.$E36];JPFlag;1) ;2;1;1;[.$AZ$1]))" office:value-type="string" office:string-value="持久力" calcext:value-type="string">
            <text:p>持久力</text:p>
          </table:table-cell>
          <table:table-cell table:formula="of:=INDIRECT(ADDRESS(MATCH([.$E36];KOFlag;1) ;2;1;1;[.$BB$1]))" office:value-type="string" office:string-value="인내심" calcext:value-type="string">
            <text:p>인내심</text:p>
          </table:table-cell>
          <table:table-cell table:formula="of:=INDIRECT(ADDRESS(MATCH([.$E36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36];RUFlag;1) ;2;1;1;[.$BN$1]))" office:value-type="string" office:string-value="Терпение" calcext:value-type="string">
            <text:p>Терпение</text:p>
          </table:table-cell>
          <table:table-cell table:formula="of:=INDIRECT(ADDRESS(MATCH([.$E36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36];ZHHansFlag;1) ;2;1;1;[.$BT$1]))" office:value-type="string" office:string-value="忍耐" calcext:value-type="string">
            <text:p>忍耐</text:p>
          </table:table-cell>
          <table:table-cell table:formula="of:=INDIRECT(ADDRESS(MATCH([.$E36];ZHHansFlag;1) ;2;1;1;[.$BT$1]))" office:value-type="string" office:string-value="忍耐" calcext:value-type="string">
            <text:p>忍耐</text:p>
          </table:table-cell>
          <table:table-cell table:formula="of:=INDIRECT(ADDRESS(MATCH([.$E36];ZHHantFlag;1) ;2;1;1;[.$BU$1]))" office:value-type="string" office:string-value="忍耐" calcext:value-type="string">
            <text:p>忍耐</text:p>
          </table:table-cell>
          <table:table-cell table:formula="of:=INDIRECT(ADDRESS(MATCH([.$E36];ZHHansFlag;1) ;2;1;1;[.$BT$1]))" office:value-type="string" office:string-value="忍耐" calcext:value-type="string">
            <text:p>忍耐</text:p>
          </table:table-cell>
          <table:table-cell table:formula="of:=INDIRECT(ADDRESS(MATCH([.$E36];ZHHantFlag;1) ;2;1;1;[.$BU$1]))" office:value-type="string" office:string-value="忍耐" calcext:value-type="string">
            <text:p>忍耐</text:p>
          </table:table-cell>
        </table:table-row>
        <table:table-row table:style-name="ro2">
          <table:table-cell office:value-type="string" calcext:value-type="string">
            <text:p>59f9bb6a-d931-4ed5-9d39-b79e23fd90a7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Reach wave 100 on Endless Challenge 2 in the standard game</text:p>
          </table:table-cell>
          <table:table-cell table:formula="of:=MATCH([.C37];Value;1)" office:value-type="float" office:value="47" calcext:value-type="float">
            <text:p>47</text:p>
          </table:table-cell>
          <table:table-cell table:formula="of:=INDIRECT(ADDRESS([.D37];1;1;1;&quot;en-US&quot;))" office:value-type="string" office:string-value="$ACHV_ENDLESS_100_NORMAL_DESC" calcext:value-type="string">
            <text:p>$ACHV_ENDLESS_100_NORMAL_DESC</text:p>
          </table:table-cell>
          <table:table-cell table:number-columns-repeated="5"/>
          <table:table-cell table:formula="of:=INDIRECT(ADDRESS(MATCH([.$E37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number-columns-repeated="2"/>
          <table:table-cell table:formula="of:=INDIRECT(ADDRESS(MATCH([.$E37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formula="of:=[.$C37]" office:value-type="string" office:string-value="Reach wave 100 on Endless Challenge 2 in the standard game" calcext:value-type="string">
            <text:p>Reach wave 100 on Endless Challenge 2 in the standard game</text:p>
          </table:table-cell>
          <table:table-cell table:number-columns-repeated="15"/>
          <table:table-cell table:formula="of:=[.$C37]" office:value-type="string" office:string-value="Reach wave 100 on Endless Challenge 2 in the standard game" calcext:value-type="string">
            <text:p>Reach wave 100 on Endless Challenge 2 in the standard game</text:p>
          </table:table-cell>
          <table:table-cell/>
          <table:table-cell table:formula="of:=INDIRECT(ADDRESS(MATCH([.$E37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3"/>
          <table:table-cell table:formula="of:=INDIRECT(ADDRESS(MATCH([.$E37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4"/>
          <table:table-cell table:formula="of:=INDIRECT(ADDRESS(MATCH([.$E37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3"/>
          <table:table-cell table:formula="of:=INDIRECT(ADDRESS(MATCH([.$E37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2"/>
          <table:table-cell table:formula="of:=INDIRECT(ADDRESS(MATCH([.$E37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37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37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37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37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formula="of:=INDIRECT(ADDRESS(MATCH([.$E37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number-columns-repeated="10"/>
          <table:table-cell table:formula="of:=INDIRECT(ADDRESS(MATCH([.$E37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formula="of:=INDIRECT(ADDRESS(MATCH([.$E37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number-columns-repeated="4"/>
          <table:table-cell table:formula="of:=INDIRECT(ADDRESS(MATCH([.$E37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37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37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  <table:table-cell table:formula="of:=INDIRECT(ADDRESS(MATCH([.$E37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37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</table:table-row>
        <table:table-row table:style-name="ro1">
          <table:table-cell office:value-type="string" calcext:value-type="string">
            <text:p>b7c99cf9-eda2-42d2-bf3f-99ef855b3950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Complete the standard game</text:p>
          </table:table-cell>
          <table:table-cell table:formula="of:=MATCH([.C38];Value;1)" office:value-type="float" office:value="15" calcext:value-type="float">
            <text:p>15</text:p>
          </table:table-cell>
          <table:table-cell table:formula="of:=INDIRECT(ADDRESS([.D38];1;1;1;&quot;en-US&quot;))" office:value-type="string" office:string-value="$ACHV_BEAT_GAME_NORMAL_DESC" calcext:value-type="string">
            <text:p>$ACHV_BEAT_GAME_NORMAL_DESC</text:p>
          </table:table-cell>
          <table:table-cell table:number-columns-repeated="5"/>
          <table:table-cell table:formula="of:=INDIRECT(ADDRESS(MATCH([.$E38];DEFlag;1) ;2;1;1;[.$N$1]))" office:value-type="string" office:string-value="Schließe das Standardspiel ab" calcext:value-type="string">
            <text:p>Schließe das Standardspiel ab</text:p>
          </table:table-cell>
          <table:table-cell table:number-columns-repeated="2"/>
          <table:table-cell table:formula="of:=INDIRECT(ADDRESS(MATCH([.$E38];DEFlag;1) ;2;1;1;[.$N$1]))" office:value-type="string" office:string-value="Schließe das Standardspiel ab" calcext:value-type="string">
            <text:p>Schließe das Standardspiel ab</text:p>
          </table:table-cell>
          <table:table-cell table:formula="of:=[.$C38]" office:value-type="string" office:string-value="Complete the standard game" calcext:value-type="string">
            <text:p>Complete the standard game</text:p>
          </table:table-cell>
          <table:table-cell table:number-columns-repeated="15"/>
          <table:table-cell table:formula="of:=[.$C38]" office:value-type="string" office:string-value="Complete the standard game" calcext:value-type="string">
            <text:p>Complete the standard game</text:p>
          </table:table-cell>
          <table:table-cell/>
          <table:table-cell table:formula="of:=INDIRECT(ADDRESS(MATCH([.$E38];ESFlag;1) ;2;1;1;[.$AK$1]))" office:value-type="string" office:string-value="Completa el modo normal" calcext:value-type="string">
            <text:p>Completa el modo normal</text:p>
          </table:table-cell>
          <table:table-cell table:number-columns-repeated="3"/>
          <table:table-cell table:formula="of:=INDIRECT(ADDRESS(MATCH([.$E38];ESFlag;1) ;2;1;1;[.$AK$1]))" office:value-type="string" office:string-value="Completa el modo normal" calcext:value-type="string">
            <text:p>Completa el modo normal</text:p>
          </table:table-cell>
          <table:table-cell table:number-columns-repeated="4"/>
          <table:table-cell table:formula="of:=INDIRECT(ADDRESS(MATCH([.$E38];FRFlag;1) ;2;1;1;[.$AT$1]))" office:value-type="string" office:string-value="Terminer le jeu standard" calcext:value-type="string">
            <text:p>Terminer le jeu standard</text:p>
          </table:table-cell>
          <table:table-cell table:number-columns-repeated="3"/>
          <table:table-cell table:formula="of:=INDIRECT(ADDRESS(MATCH([.$E38];FRFlag;1) ;2;1;1;[.$AT$1]))" office:value-type="string" office:string-value="Terminer le jeu standard" calcext:value-type="string">
            <text:p>Terminer le jeu standard</text:p>
          </table:table-cell>
          <table:table-cell table:number-columns-repeated="2"/>
          <table:table-cell table:formula="of:=INDIRECT(ADDRESS(MATCH([.$E38];ITFlag;1) ;2;1;1;[.$AX$1]))" office:value-type="string" office:string-value="Completa una partita normale" calcext:value-type="string">
            <text:p>Completa una partita normale</text:p>
          </table:table-cell>
          <table:table-cell table:formula="of:=INDIRECT(ADDRESS(MATCH([.$E38];ITFlag;1) ;2;1;1;[.$AX$1]))" office:value-type="string" office:string-value="Completa una partita normale" calcext:value-type="string">
            <text:p>Completa una partita normale</text:p>
          </table:table-cell>
          <table:table-cell table:formula="of:=INDIRECT(ADDRESS(MATCH([.$E38];JPFlag;1) ;2;1;1;[.$AZ$1]))" office:value-type="string" office:string-value="スタンダードゲームを完全攻略した" calcext:value-type="string">
            <text:p>スタンダードゲームを完全攻略した</text:p>
          </table:table-cell>
          <table:table-cell table:formula="of:=INDIRECT(ADDRESS(MATCH([.$E38];JPFlag;1) ;2;1;1;[.$AZ$1]))" office:value-type="string" office:string-value="スタンダードゲームを完全攻略した" calcext:value-type="string">
            <text:p>スタンダードゲームを完全攻略した</text:p>
          </table:table-cell>
          <table:table-cell table:formula="of:=INDIRECT(ADDRESS(MATCH([.$E38];KOFlag;1) ;2;1;1;[.$BB$1]))" office:value-type="string" office:string-value="기본 게임을 완료" calcext:value-type="string">
            <text:p>기본 게임을 완료</text:p>
          </table:table-cell>
          <table:table-cell table:formula="of:=INDIRECT(ADDRESS(MATCH([.$E38];KOFlag;1) ;2;1;1;[.$BB$1]))" office:value-type="string" office:string-value="기본 게임을 완료" calcext:value-type="string">
            <text:p>기본 게임을 완료</text:p>
          </table:table-cell>
          <table:table-cell table:number-columns-repeated="10"/>
          <table:table-cell table:formula="of:=INDIRECT(ADDRESS(MATCH([.$E38];RUFlag;1) ;2;1;1;[.$BN$1]))" office:value-type="string" office:string-value="Завершить стандартную игру" calcext:value-type="string">
            <text:p>Завершить стандартную игру</text:p>
          </table:table-cell>
          <table:table-cell table:formula="of:=INDIRECT(ADDRESS(MATCH([.$E38];RUFlag;1) ;2;1;1;[.$BN$1]))" office:value-type="string" office:string-value="Завершить стандартную игру" calcext:value-type="string">
            <text:p>Завершить стандартную игру</text:p>
          </table:table-cell>
          <table:table-cell table:number-columns-repeated="4"/>
          <table:table-cell table:formula="of:=INDIRECT(ADDRESS(MATCH([.$E38];ZHHansFlag;1) ;2;1;1;[.$BT$1]))" office:value-type="string" office:string-value="通关标准游戏" calcext:value-type="string">
            <text:p>通关标准游戏</text:p>
          </table:table-cell>
          <table:table-cell table:formula="of:=INDIRECT(ADDRESS(MATCH([.$E38];ZHHansFlag;1) ;2;1;1;[.$BT$1]))" office:value-type="string" office:string-value="通关标准游戏" calcext:value-type="string">
            <text:p>通关标准游戏</text:p>
          </table:table-cell>
          <table:table-cell table:formula="of:=INDIRECT(ADDRESS(MATCH([.$E38];ZHHantFlag;1) ;2;1;1;[.$BU$1]))" office:value-type="string" office:string-value="通關標準遊戲" calcext:value-type="string">
            <text:p>通關標準遊戲</text:p>
          </table:table-cell>
          <table:table-cell table:formula="of:=INDIRECT(ADDRESS(MATCH([.$E38];ZHHansFlag;1) ;2;1;1;[.$BT$1]))" office:value-type="string" office:string-value="通关标准游戏" calcext:value-type="string">
            <text:p>通关标准游戏</text:p>
          </table:table-cell>
          <table:table-cell table:formula="of:=INDIRECT(ADDRESS(MATCH([.$E38];ZHHantFlag;1) ;2;1;1;[.$BU$1]))" office:value-type="string" office:string-value="通關標準遊戲" calcext:value-type="string">
            <text:p>通關標準遊戲</text:p>
          </table:table-cell>
        </table:table-row>
        <table:table-row table:style-name="ro1">
          <table:table-cell office:value-type="string" calcext:value-type="string">
            <text:p>b8ba426f-3199-40c9-add1-c11ec9d2be12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A Winner is You!</text:p>
          </table:table-cell>
          <table:table-cell table:formula="of:=MATCH([.C39];Value;1)" office:value-type="float" office:value="2" calcext:value-type="float">
            <text:p>2</text:p>
          </table:table-cell>
          <table:table-cell table:formula="of:=INDIRECT(ADDRESS([.D39];1;1;1;&quot;en-US&quot;))" office:value-type="string" office:string-value="$ACHV_BEAT_GAME_NORMAL_TITLE" calcext:value-type="string">
            <text:p>$ACHV_BEAT_GAME_NORMAL_TITLE</text:p>
          </table:table-cell>
          <table:table-cell table:number-columns-repeated="5"/>
          <table:table-cell table:formula="of:=INDIRECT(ADDRESS(MATCH([.$E39];DEFlag;1) ;2;1;1;[.$N$1]))" office:value-type="string" office:string-value="Ein Gewinner bist du!" calcext:value-type="string">
            <text:p>Ein Gewinner bist du!</text:p>
          </table:table-cell>
          <table:table-cell table:number-columns-repeated="2"/>
          <table:table-cell table:formula="of:=INDIRECT(ADDRESS(MATCH([.$E39];DEFlag;1) ;2;1;1;[.$N$1]))" office:value-type="string" office:string-value="Ein Gewinner bist du!" calcext:value-type="string">
            <text:p>Ein Gewinner bist du!</text:p>
          </table:table-cell>
          <table:table-cell table:formula="of:=[.$C39]" office:value-type="string" office:string-value="A Winner is You!" calcext:value-type="string">
            <text:p>A Winner is You!</text:p>
          </table:table-cell>
          <table:table-cell table:number-columns-repeated="15"/>
          <table:table-cell table:formula="of:=[.$C39]" office:value-type="string" office:string-value="A Winner is You!" calcext:value-type="string">
            <text:p>A Winner is You!</text:p>
          </table:table-cell>
          <table:table-cell/>
          <table:table-cell table:formula="of:=INDIRECT(ADDRESS(MATCH([.$E39];ESFlag;1) ;2;1;1;[.$AK$1]))" office:value-type="string" office:string-value="¡Y el ganador es... tú!" calcext:value-type="string">
            <text:p>¡Y el ganador es... tú!</text:p>
          </table:table-cell>
          <table:table-cell table:number-columns-repeated="3"/>
          <table:table-cell table:formula="of:=INDIRECT(ADDRESS(MATCH([.$E39];ESFlag;1) ;2;1;1;[.$AK$1]))" office:value-type="string" office:string-value="¡Y el ganador es... tú!" calcext:value-type="string">
            <text:p>¡Y el ganador es... tú!</text:p>
          </table:table-cell>
          <table:table-cell table:number-columns-repeated="4"/>
          <table:table-cell table:formula="of:=INDIRECT(ADDRESS(MATCH([.$E39];FRFlag;1) ;2;1;1;[.$AT$1]))" office:value-type="string" office:string-value="Et vous avez gagné !" calcext:value-type="string">
            <text:p>Et vous avez gagné !</text:p>
          </table:table-cell>
          <table:table-cell table:number-columns-repeated="3"/>
          <table:table-cell table:formula="of:=INDIRECT(ADDRESS(MATCH([.$E39];FRFlag;1) ;2;1;1;[.$AT$1]))" office:value-type="string" office:string-value="Et vous avez gagné !" calcext:value-type="string">
            <text:p>Et vous avez gagné !</text:p>
          </table:table-cell>
          <table:table-cell table:number-columns-repeated="2"/>
          <table:table-cell table:formula="of:=INDIRECT(ADDRESS(MATCH([.$E39];ITFlag;1) ;2;1;1;[.$AX$1]))" office:value-type="string" office:string-value="E il vincitore è... tu!" calcext:value-type="string">
            <text:p>E il vincitore è... tu!</text:p>
          </table:table-cell>
          <table:table-cell table:formula="of:=INDIRECT(ADDRESS(MATCH([.$E39];ITFlag;1) ;2;1;1;[.$AX$1]))" office:value-type="string" office:string-value="E il vincitore è... tu!" calcext:value-type="string">
            <text:p>E il vincitore è... tu!</text:p>
          </table:table-cell>
          <table:table-cell table:formula="of:=INDIRECT(ADDRESS(MATCH([.$E39];JPFlag;1) ;2;1;1;[.$AZ$1]))" office:value-type="string" office:string-value="勝者はキミだ！" calcext:value-type="string">
            <text:p>勝者はキミだ！</text:p>
          </table:table-cell>
          <table:table-cell table:formula="of:=INDIRECT(ADDRESS(MATCH([.$E39];JPFlag;1) ;2;1;1;[.$AZ$1]))" office:value-type="string" office:string-value="勝者はキミだ！" calcext:value-type="string">
            <text:p>勝者はキミだ！</text:p>
          </table:table-cell>
          <table:table-cell table:formula="of:=INDIRECT(ADDRESS(MATCH([.$E39];KOFlag;1) ;2;1;1;[.$BB$1]))" office:value-type="string" office:string-value="승자는 당신!" calcext:value-type="string">
            <text:p>승자는 당신!</text:p>
          </table:table-cell>
          <table:table-cell table:formula="of:=INDIRECT(ADDRESS(MATCH([.$E39];KOFlag;1) ;2;1;1;[.$BB$1]))" office:value-type="string" office:string-value="승자는 당신!" calcext:value-type="string">
            <text:p>승자는 당신!</text:p>
          </table:table-cell>
          <table:table-cell table:number-columns-repeated="10"/>
          <table:table-cell table:formula="of:=INDIRECT(ADDRESS(MATCH([.$E39];RUFlag;1) ;2;1;1;[.$BN$1]))" office:value-type="string" office:string-value="Победитель – это ты!" calcext:value-type="string">
            <text:p>Победитель – это ты!</text:p>
          </table:table-cell>
          <table:table-cell table:formula="of:=INDIRECT(ADDRESS(MATCH([.$E39];RUFlag;1) ;2;1;1;[.$BN$1]))" office:value-type="string" office:string-value="Победитель – это ты!" calcext:value-type="string">
            <text:p>Победитель – это ты!</text:p>
          </table:table-cell>
          <table:table-cell table:number-columns-repeated="4"/>
          <table:table-cell table:formula="of:=INDIRECT(ADDRESS(MATCH([.$E39];ZHHansFlag;1) ;2;1;1;[.$BT$1]))" office:value-type="string" office:string-value="大赢家！" calcext:value-type="string">
            <text:p>大赢家！</text:p>
          </table:table-cell>
          <table:table-cell table:formula="of:=INDIRECT(ADDRESS(MATCH([.$E39];ZHHansFlag;1) ;2;1;1;[.$BT$1]))" office:value-type="string" office:string-value="大赢家！" calcext:value-type="string">
            <text:p>大赢家！</text:p>
          </table:table-cell>
          <table:table-cell table:formula="of:=INDIRECT(ADDRESS(MATCH([.$E39];ZHHantFlag;1) ;2;1;1;[.$BU$1]))" office:value-type="string" office:string-value="大贏家！" calcext:value-type="string">
            <text:p>大贏家！</text:p>
          </table:table-cell>
          <table:table-cell table:formula="of:=INDIRECT(ADDRESS(MATCH([.$E39];ZHHansFlag;1) ;2;1;1;[.$BT$1]))" office:value-type="string" office:string-value="大赢家！" calcext:value-type="string">
            <text:p>大赢家！</text:p>
          </table:table-cell>
          <table:table-cell table:formula="of:=INDIRECT(ADDRESS(MATCH([.$E39];ZHHantFlag;1) ;2;1;1;[.$BU$1]))" office:value-type="string" office:string-value="大贏家！" calcext:value-type="string">
            <text:p>大贏家！</text:p>
          </table:table-cell>
        </table:table-row>
        <table:table-row table:style-name="ro1">
          <table:table-cell office:value-type="string" calcext:value-type="string">
            <text:p>a1ba9a51-4ac9-4a90-86aa-5bb3503dcbd9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Complete the standard game</text:p>
          </table:table-cell>
          <table:table-cell table:formula="of:=MATCH([.C40];Value;1)" office:value-type="float" office:value="15" calcext:value-type="float">
            <text:p>15</text:p>
          </table:table-cell>
          <table:table-cell table:formula="of:=INDIRECT(ADDRESS([.D40];1;1;1;&quot;en-US&quot;))" office:value-type="string" office:string-value="$ACHV_BEAT_GAME_NORMAL_DESC" calcext:value-type="string">
            <text:p>$ACHV_BEAT_GAME_NORMAL_DESC</text:p>
          </table:table-cell>
          <table:table-cell table:number-columns-repeated="5"/>
          <table:table-cell table:formula="of:=INDIRECT(ADDRESS(MATCH([.$E40];DEFlag;1) ;2;1;1;[.$N$1]))" office:value-type="string" office:string-value="Schließe das Standardspiel ab" calcext:value-type="string">
            <text:p>Schließe das Standardspiel ab</text:p>
          </table:table-cell>
          <table:table-cell table:number-columns-repeated="2"/>
          <table:table-cell table:formula="of:=INDIRECT(ADDRESS(MATCH([.$E40];DEFlag;1) ;2;1;1;[.$N$1]))" office:value-type="string" office:string-value="Schließe das Standardspiel ab" calcext:value-type="string">
            <text:p>Schließe das Standardspiel ab</text:p>
          </table:table-cell>
          <table:table-cell table:formula="of:=[.$C40]" office:value-type="string" office:string-value="Complete the standard game" calcext:value-type="string">
            <text:p>Complete the standard game</text:p>
          </table:table-cell>
          <table:table-cell table:number-columns-repeated="15"/>
          <table:table-cell table:formula="of:=[.$C40]" office:value-type="string" office:string-value="Complete the standard game" calcext:value-type="string">
            <text:p>Complete the standard game</text:p>
          </table:table-cell>
          <table:table-cell/>
          <table:table-cell table:formula="of:=INDIRECT(ADDRESS(MATCH([.$E40];ESFlag;1) ;2;1;1;[.$AK$1]))" office:value-type="string" office:string-value="Completa el modo normal" calcext:value-type="string">
            <text:p>Completa el modo normal</text:p>
          </table:table-cell>
          <table:table-cell table:number-columns-repeated="3"/>
          <table:table-cell table:formula="of:=INDIRECT(ADDRESS(MATCH([.$E40];ESFlag;1) ;2;1;1;[.$AK$1]))" office:value-type="string" office:string-value="Completa el modo normal" calcext:value-type="string">
            <text:p>Completa el modo normal</text:p>
          </table:table-cell>
          <table:table-cell table:number-columns-repeated="4"/>
          <table:table-cell table:formula="of:=INDIRECT(ADDRESS(MATCH([.$E40];FRFlag;1) ;2;1;1;[.$AT$1]))" office:value-type="string" office:string-value="Terminer le jeu standard" calcext:value-type="string">
            <text:p>Terminer le jeu standard</text:p>
          </table:table-cell>
          <table:table-cell table:number-columns-repeated="3"/>
          <table:table-cell table:formula="of:=INDIRECT(ADDRESS(MATCH([.$E40];FRFlag;1) ;2;1;1;[.$AT$1]))" office:value-type="string" office:string-value="Terminer le jeu standard" calcext:value-type="string">
            <text:p>Terminer le jeu standard</text:p>
          </table:table-cell>
          <table:table-cell table:number-columns-repeated="2"/>
          <table:table-cell table:formula="of:=INDIRECT(ADDRESS(MATCH([.$E40];ITFlag;1) ;2;1;1;[.$AX$1]))" office:value-type="string" office:string-value="Completa una partita normale" calcext:value-type="string">
            <text:p>Completa una partita normale</text:p>
          </table:table-cell>
          <table:table-cell table:formula="of:=INDIRECT(ADDRESS(MATCH([.$E40];ITFlag;1) ;2;1;1;[.$AX$1]))" office:value-type="string" office:string-value="Completa una partita normale" calcext:value-type="string">
            <text:p>Completa una partita normale</text:p>
          </table:table-cell>
          <table:table-cell table:formula="of:=INDIRECT(ADDRESS(MATCH([.$E40];JPFlag;1) ;2;1;1;[.$AZ$1]))" office:value-type="string" office:string-value="スタンダードゲームを完全攻略した" calcext:value-type="string">
            <text:p>スタンダードゲームを完全攻略した</text:p>
          </table:table-cell>
          <table:table-cell table:formula="of:=INDIRECT(ADDRESS(MATCH([.$E40];JPFlag;1) ;2;1;1;[.$AZ$1]))" office:value-type="string" office:string-value="スタンダードゲームを完全攻略した" calcext:value-type="string">
            <text:p>スタンダードゲームを完全攻略した</text:p>
          </table:table-cell>
          <table:table-cell table:formula="of:=INDIRECT(ADDRESS(MATCH([.$E40];KOFlag;1) ;2;1;1;[.$BB$1]))" office:value-type="string" office:string-value="기본 게임을 완료" calcext:value-type="string">
            <text:p>기본 게임을 완료</text:p>
          </table:table-cell>
          <table:table-cell table:formula="of:=INDIRECT(ADDRESS(MATCH([.$E40];KOFlag;1) ;2;1;1;[.$BB$1]))" office:value-type="string" office:string-value="기본 게임을 완료" calcext:value-type="string">
            <text:p>기본 게임을 완료</text:p>
          </table:table-cell>
          <table:table-cell table:number-columns-repeated="10"/>
          <table:table-cell table:formula="of:=INDIRECT(ADDRESS(MATCH([.$E40];RUFlag;1) ;2;1;1;[.$BN$1]))" office:value-type="string" office:string-value="Завершить стандартную игру" calcext:value-type="string">
            <text:p>Завершить стандартную игру</text:p>
          </table:table-cell>
          <table:table-cell table:formula="of:=INDIRECT(ADDRESS(MATCH([.$E40];RUFlag;1) ;2;1;1;[.$BN$1]))" office:value-type="string" office:string-value="Завершить стандартную игру" calcext:value-type="string">
            <text:p>Завершить стандартную игру</text:p>
          </table:table-cell>
          <table:table-cell table:number-columns-repeated="4"/>
          <table:table-cell table:formula="of:=INDIRECT(ADDRESS(MATCH([.$E40];ZHHansFlag;1) ;2;1;1;[.$BT$1]))" office:value-type="string" office:string-value="通关标准游戏" calcext:value-type="string">
            <text:p>通关标准游戏</text:p>
          </table:table-cell>
          <table:table-cell table:formula="of:=INDIRECT(ADDRESS(MATCH([.$E40];ZHHansFlag;1) ;2;1;1;[.$BT$1]))" office:value-type="string" office:string-value="通关标准游戏" calcext:value-type="string">
            <text:p>通关标准游戏</text:p>
          </table:table-cell>
          <table:table-cell table:formula="of:=INDIRECT(ADDRESS(MATCH([.$E40];ZHHantFlag;1) ;2;1;1;[.$BU$1]))" office:value-type="string" office:string-value="通關標準遊戲" calcext:value-type="string">
            <text:p>通關標準遊戲</text:p>
          </table:table-cell>
          <table:table-cell table:formula="of:=INDIRECT(ADDRESS(MATCH([.$E40];ZHHansFlag;1) ;2;1;1;[.$BT$1]))" office:value-type="string" office:string-value="通关标准游戏" calcext:value-type="string">
            <text:p>通关标准游戏</text:p>
          </table:table-cell>
          <table:table-cell table:formula="of:=INDIRECT(ADDRESS(MATCH([.$E40];ZHHantFlag;1) ;2;1;1;[.$BU$1]))" office:value-type="string" office:string-value="通關標準遊戲" calcext:value-type="string">
            <text:p>通關標準遊戲</text:p>
          </table:table-cell>
        </table:table-row>
        <table:table-row table:style-name="ro2">
          <table:table-cell office:value-type="string" calcext:value-type="string">
            <text:p>6157b5d9-10db-47d5-93a1-e194f0f4a244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Beat all side quests in new game+</text:p>
          </table:table-cell>
          <table:table-cell table:formula="of:=MATCH([.C41];Value;1)" office:value-type="float" office:value="6" calcext:value-type="float">
            <text:p>6</text:p>
          </table:table-cell>
          <table:table-cell table:formula="of:=INDIRECT(ADDRESS([.D41];1;1;1;&quot;en-US&quot;))" office:value-type="string" office:string-value="$ACHV_BEAT_ALL_SIDEQUESTS_DESC" calcext:value-type="string">
            <text:p>$ACHV_BEAT_ALL_SIDEQUESTS_DESC</text:p>
          </table:table-cell>
          <table:table-cell table:number-columns-repeated="5"/>
          <table:table-cell table:formula="of:=INDIRECT(ADDRESS(MATCH([.$E41];DEFlag;1) ;2;1;1;[.$N$1]))" office:value-type="string" office:string-value="Schaffe alle Nebenaufgaben in einem neuen Spiel+" calcext:value-type="string">
            <text:p>Schaffe alle Nebenaufgaben in einem neuen Spiel+</text:p>
          </table:table-cell>
          <table:table-cell table:number-columns-repeated="2"/>
          <table:table-cell table:formula="of:=INDIRECT(ADDRESS(MATCH([.$E41];DEFlag;1) ;2;1;1;[.$N$1]))" office:value-type="string" office:string-value="Schaffe alle Nebenaufgaben in einem neuen Spiel+" calcext:value-type="string">
            <text:p>Schaffe alle Nebenaufgaben in einem neuen Spiel+</text:p>
          </table:table-cell>
          <table:table-cell table:formula="of:=[.$C41]" office:value-type="string" office:string-value="Beat all side quests in new game+" calcext:value-type="string">
            <text:p>Beat all side quests in new game+</text:p>
          </table:table-cell>
          <table:table-cell table:number-columns-repeated="15"/>
          <table:table-cell table:formula="of:=[.$C41]" office:value-type="string" office:string-value="Beat all side quests in new game+" calcext:value-type="string">
            <text:p>Beat all side quests in new game+</text:p>
          </table:table-cell>
          <table:table-cell/>
          <table:table-cell table:formula="of:=INDIRECT(ADDRESS(MATCH([.$E41];ESFlag;1) ;2;1;1;[.$AK$1]))" office:value-type="string" office:string-value="Completa todas las misiones secundarias en Nueva partida+" calcext:value-type="string">
            <text:p>Completa todas las misiones secundarias en Nueva partida+</text:p>
          </table:table-cell>
          <table:table-cell table:number-columns-repeated="3"/>
          <table:table-cell table:formula="of:=INDIRECT(ADDRESS(MATCH([.$E41];ESFlag;1) ;2;1;1;[.$AK$1]))" office:value-type="string" office:string-value="Completa todas las misiones secundarias en Nueva partida+" calcext:value-type="string">
            <text:p>Completa todas las misiones secundarias en Nueva partida+</text:p>
          </table:table-cell>
          <table:table-cell table:number-columns-repeated="4"/>
          <table:table-cell table:formula="of:=INDIRECT(ADDRESS(MATCH([.$E41];FRFlag;1) ;2;1;1;[.$AT$1]))" office:value-type="string" office:string-value="Terminer toutes les quêtes secondaires d'une partie+" calcext:value-type="string">
            <text:p>Terminer toutes les quêtes secondaires d'une partie+</text:p>
          </table:table-cell>
          <table:table-cell table:number-columns-repeated="3"/>
          <table:table-cell table:formula="of:=INDIRECT(ADDRESS(MATCH([.$E41];FRFlag;1) ;2;1;1;[.$AT$1]))" office:value-type="string" office:string-value="Terminer toutes les quêtes secondaires d'une partie+" calcext:value-type="string">
            <text:p>Terminer toutes les quêtes secondaires d'une partie+</text:p>
          </table:table-cell>
          <table:table-cell table:number-columns-repeated="2"/>
          <table:table-cell table:formula="of:=INDIRECT(ADDRESS(MATCH([.$E41];ITFlag;1) ;2;1;1;[.$AX$1]))" office:value-type="string" office:string-value="Completa tutte le missioni secondarie in NP+" calcext:value-type="string">
            <text:p>Completa tutte le missioni secondarie in NP+</text:p>
          </table:table-cell>
          <table:table-cell table:formula="of:=INDIRECT(ADDRESS(MATCH([.$E41];ITFlag;1) ;2;1;1;[.$AX$1]))" office:value-type="string" office:string-value="Completa tutte le missioni secondarie in NP+" calcext:value-type="string">
            <text:p>Completa tutte le missioni secondarie in NP+</text:p>
          </table:table-cell>
          <table:table-cell table:formula="of:=INDIRECT(ADDRESS(MATCH([.$E41];JPFlag;1) ;2;1;1;[.$AZ$1]))" office:value-type="string" office:string-value="ニューゲーム+でサブゲームも攻略した" calcext:value-type="string">
            <text:p>ニューゲーム+でサブゲームも攻略した</text:p>
          </table:table-cell>
          <table:table-cell table:formula="of:=INDIRECT(ADDRESS(MATCH([.$E41];JPFlag;1) ;2;1;1;[.$AZ$1]))" office:value-type="string" office:string-value="ニューゲーム+でサブゲームも攻略した" calcext:value-type="string">
            <text:p>ニューゲーム+でサブゲームも攻略した</text:p>
          </table:table-cell>
          <table:table-cell table:formula="of:=INDIRECT(ADDRESS(MATCH([.$E41];KOFlag;1) ;2;1;1;[.$BB$1]))" office:value-type="string" office:string-value="새 게임+에서 보조 퀘스트를 모두 달성" calcext:value-type="string">
            <text:p>새 게임+에서 보조 퀘스트를 모두 달성</text:p>
          </table:table-cell>
          <table:table-cell table:formula="of:=INDIRECT(ADDRESS(MATCH([.$E41];KOFlag;1) ;2;1;1;[.$BB$1]))" office:value-type="string" office:string-value="새 게임+에서 보조 퀘스트를 모두 달성" calcext:value-type="string">
            <text:p>새 게임+에서 보조 퀘스트를 모두 달성</text:p>
          </table:table-cell>
          <table:table-cell table:number-columns-repeated="10"/>
          <table:table-cell table:formula="of:=INDIRECT(ADDRESS(MATCH([.$E41];RUFlag;1) ;2;1;1;[.$BN$1]))" office:value-type="string" office:string-value="Пройти все побочные задания в новой игре+" calcext:value-type="string">
            <text:p>Пройти все побочные задания в новой игре+</text:p>
          </table:table-cell>
          <table:table-cell table:formula="of:=INDIRECT(ADDRESS(MATCH([.$E41];RUFlag;1) ;2;1;1;[.$BN$1]))" office:value-type="string" office:string-value="Пройти все побочные задания в новой игре+" calcext:value-type="string">
            <text:p>Пройти все побочные задания в новой игре+</text:p>
          </table:table-cell>
          <table:table-cell table:number-columns-repeated="4"/>
          <table:table-cell table:formula="of:=INDIRECT(ADDRESS(MATCH([.$E41];ZHHansFlag;1) ;2;1;1;[.$BT$1]))" office:value-type="string" office:string-value="在新游戏+中完成所有支线任务" calcext:value-type="string">
            <text:p>在新游戏+中完成所有支线任务</text:p>
          </table:table-cell>
          <table:table-cell table:formula="of:=INDIRECT(ADDRESS(MATCH([.$E41];ZHHansFlag;1) ;2;1;1;[.$BT$1]))" office:value-type="string" office:string-value="在新游戏+中完成所有支线任务" calcext:value-type="string">
            <text:p>在新游戏+中完成所有支线任务</text:p>
          </table:table-cell>
          <table:table-cell table:formula="of:=INDIRECT(ADDRESS(MATCH([.$E41];ZHHantFlag;1) ;2;1;1;[.$BU$1]))" office:value-type="string" office:string-value="在新遊戲+中完成所有支線任務" calcext:value-type="string">
            <text:p>在新遊戲+中完成所有支線任務</text:p>
          </table:table-cell>
          <table:table-cell table:formula="of:=INDIRECT(ADDRESS(MATCH([.$E41];ZHHansFlag;1) ;2;1;1;[.$BT$1]))" office:value-type="string" office:string-value="在新游戏+中完成所有支线任务" calcext:value-type="string">
            <text:p>在新游戏+中完成所有支线任务</text:p>
          </table:table-cell>
          <table:table-cell table:formula="of:=INDIRECT(ADDRESS(MATCH([.$E41];ZHHantFlag;1) ;2;1;1;[.$BU$1]))" office:value-type="string" office:string-value="在新遊戲+中完成所有支線任務" calcext:value-type="string">
            <text:p>在新遊戲+中完成所有支線任務</text:p>
          </table:table-cell>
        </table:table-row>
        <table:table-row table:style-name="ro1">
          <table:table-cell office:value-type="string" calcext:value-type="string">
            <text:p>036a521c-6d58-4f2e-b26a-2e39dbdbe7d9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No Loose Ends</text:p>
          </table:table-cell>
          <table:table-cell table:formula="of:=MATCH([.C42];Value;1)" office:value-type="float" office:value="43" calcext:value-type="float">
            <text:p>43</text:p>
          </table:table-cell>
          <table:table-cell table:formula="of:=INDIRECT(ADDRESS([.D42];1;1;1;&quot;en-US&quot;))" office:value-type="string" office:string-value="$ACHV_BEAT_ALL_SIDEQUESTS_TITLE" calcext:value-type="string">
            <text:p>$ACHV_BEAT_ALL_SIDEQUESTS_TITLE</text:p>
          </table:table-cell>
          <table:table-cell table:number-columns-repeated="5"/>
          <table:table-cell table:formula="of:=INDIRECT(ADDRESS(MATCH([.$E42];DEFlag;1) ;2;1;1;[.$N$1]))" office:value-type="string" office:string-value="Keine losen Enden" calcext:value-type="string">
            <text:p>Keine losen Enden</text:p>
          </table:table-cell>
          <table:table-cell table:number-columns-repeated="2"/>
          <table:table-cell table:formula="of:=INDIRECT(ADDRESS(MATCH([.$E42];DEFlag;1) ;2;1;1;[.$N$1]))" office:value-type="string" office:string-value="Keine losen Enden" calcext:value-type="string">
            <text:p>Keine losen Enden</text:p>
          </table:table-cell>
          <table:table-cell table:formula="of:=[.$C42]" office:value-type="string" office:string-value="No Loose Ends" calcext:value-type="string">
            <text:p>No Loose Ends</text:p>
          </table:table-cell>
          <table:table-cell table:number-columns-repeated="15"/>
          <table:table-cell table:formula="of:=[.$C42]" office:value-type="string" office:string-value="No Loose Ends" calcext:value-type="string">
            <text:p>No Loose Ends</text:p>
          </table:table-cell>
          <table:table-cell/>
          <table:table-cell table:formula="of:=INDIRECT(ADDRESS(MATCH([.$E42];ESFlag;1) ;2;1;1;[.$AK$1]))" office:value-type="string" office:string-value="Un final sin cabos sueltos" calcext:value-type="string">
            <text:p>Un final sin cabos sueltos</text:p>
          </table:table-cell>
          <table:table-cell table:number-columns-repeated="3"/>
          <table:table-cell table:formula="of:=INDIRECT(ADDRESS(MATCH([.$E42];ESFlag;1) ;2;1;1;[.$AK$1]))" office:value-type="string" office:string-value="Un final sin cabos sueltos" calcext:value-type="string">
            <text:p>Un final sin cabos sueltos</text:p>
          </table:table-cell>
          <table:table-cell table:number-columns-repeated="4"/>
          <table:table-cell table:formula="of:=INDIRECT(ADDRESS(MATCH([.$E42];FRFlag;1) ;2;1;1;[.$AT$1]))" office:value-type="string" office:string-value="Dans les moindres détails" calcext:value-type="string">
            <text:p>Dans les moindres détails</text:p>
          </table:table-cell>
          <table:table-cell table:number-columns-repeated="3"/>
          <table:table-cell table:formula="of:=INDIRECT(ADDRESS(MATCH([.$E42];FRFlag;1) ;2;1;1;[.$AT$1]))" office:value-type="string" office:string-value="Dans les moindres détails" calcext:value-type="string">
            <text:p>Dans les moindres détails</text:p>
          </table:table-cell>
          <table:table-cell table:number-columns-repeated="2"/>
          <table:table-cell table:formula="of:=INDIRECT(ADDRESS(MATCH([.$E42];ITFlag;1) ;2;1;1;[.$AX$1]))" office:value-type="string" office:string-value="Niente in sospeso" calcext:value-type="string">
            <text:p>Niente in sospeso</text:p>
          </table:table-cell>
          <table:table-cell table:formula="of:=INDIRECT(ADDRESS(MATCH([.$E42];ITFlag;1) ;2;1;1;[.$AX$1]))" office:value-type="string" office:string-value="Niente in sospeso" calcext:value-type="string">
            <text:p>Niente in sospeso</text:p>
          </table:table-cell>
          <table:table-cell table:formula="of:=INDIRECT(ADDRESS(MATCH([.$E42];JPFlag;1) ;2;1;1;[.$AZ$1]))" office:value-type="string" office:string-value="やり残しナシ" calcext:value-type="string">
            <text:p>やり残しナシ</text:p>
          </table:table-cell>
          <table:table-cell table:formula="of:=INDIRECT(ADDRESS(MATCH([.$E42];JPFlag;1) ;2;1;1;[.$AZ$1]))" office:value-type="string" office:string-value="やり残しナシ" calcext:value-type="string">
            <text:p>やり残しナシ</text:p>
          </table:table-cell>
          <table:table-cell table:formula="of:=INDIRECT(ADDRESS(MATCH([.$E42];KOFlag;1) ;2;1;1;[.$BB$1]))" office:value-type="string" office:string-value="쉽게 끝내지는 않아" calcext:value-type="string">
            <text:p>쉽게 끝내지는 않아</text:p>
          </table:table-cell>
          <table:table-cell table:formula="of:=INDIRECT(ADDRESS(MATCH([.$E42];KOFlag;1) ;2;1;1;[.$BB$1]))" office:value-type="string" office:string-value="쉽게 끝내지는 않아" calcext:value-type="string">
            <text:p>쉽게 끝내지는 않아</text:p>
          </table:table-cell>
          <table:table-cell table:number-columns-repeated="10"/>
          <table:table-cell table:formula="of:=INDIRECT(ADDRESS(MATCH([.$E42];RUFlag;1) ;2;1;1;[.$BN$1]))" office:value-type="string" office:string-value="Нет неоконченных дел" calcext:value-type="string">
            <text:p>Нет неоконченных дел</text:p>
          </table:table-cell>
          <table:table-cell table:formula="of:=INDIRECT(ADDRESS(MATCH([.$E42];RUFlag;1) ;2;1;1;[.$BN$1]))" office:value-type="string" office:string-value="Нет неоконченных дел" calcext:value-type="string">
            <text:p>Нет неоконченных дел</text:p>
          </table:table-cell>
          <table:table-cell table:number-columns-repeated="4"/>
          <table:table-cell table:formula="of:=INDIRECT(ADDRESS(MATCH([.$E42];ZHHansFlag;1) ;2;1;1;[.$BT$1]))" office:value-type="string" office:string-value="了无牵挂" calcext:value-type="string">
            <text:p>了无牵挂</text:p>
          </table:table-cell>
          <table:table-cell table:formula="of:=INDIRECT(ADDRESS(MATCH([.$E42];ZHHansFlag;1) ;2;1;1;[.$BT$1]))" office:value-type="string" office:string-value="了无牵挂" calcext:value-type="string">
            <text:p>了无牵挂</text:p>
          </table:table-cell>
          <table:table-cell table:formula="of:=INDIRECT(ADDRESS(MATCH([.$E42];ZHHantFlag;1) ;2;1;1;[.$BU$1]))" office:value-type="string" office:string-value="了無牽掛" calcext:value-type="string">
            <text:p>了無牽掛</text:p>
          </table:table-cell>
          <table:table-cell table:formula="of:=INDIRECT(ADDRESS(MATCH([.$E42];ZHHansFlag;1) ;2;1;1;[.$BT$1]))" office:value-type="string" office:string-value="了无牵挂" calcext:value-type="string">
            <text:p>了无牵挂</text:p>
          </table:table-cell>
          <table:table-cell table:formula="of:=INDIRECT(ADDRESS(MATCH([.$E42];ZHHantFlag;1) ;2;1;1;[.$BU$1]))" office:value-type="string" office:string-value="了無牽掛" calcext:value-type="string">
            <text:p>了無牽掛</text:p>
          </table:table-cell>
        </table:table-row>
        <table:table-row table:style-name="ro2">
          <table:table-cell office:value-type="string" calcext:value-type="string">
            <text:p>107f099c-0cfa-426a-ad82-a5305072ca8c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Beat all side quests in new game+</text:p>
          </table:table-cell>
          <table:table-cell table:formula="of:=MATCH([.C43];Value;1)" office:value-type="float" office:value="6" calcext:value-type="float">
            <text:p>6</text:p>
          </table:table-cell>
          <table:table-cell table:formula="of:=INDIRECT(ADDRESS([.D43];1;1;1;&quot;en-US&quot;))" office:value-type="string" office:string-value="$ACHV_BEAT_ALL_SIDEQUESTS_DESC" calcext:value-type="string">
            <text:p>$ACHV_BEAT_ALL_SIDEQUESTS_DESC</text:p>
          </table:table-cell>
          <table:table-cell table:number-columns-repeated="5"/>
          <table:table-cell table:formula="of:=INDIRECT(ADDRESS(MATCH([.$E43];DEFlag;1) ;2;1;1;[.$N$1]))" office:value-type="string" office:string-value="Schaffe alle Nebenaufgaben in einem neuen Spiel+" calcext:value-type="string">
            <text:p>Schaffe alle Nebenaufgaben in einem neuen Spiel+</text:p>
          </table:table-cell>
          <table:table-cell table:number-columns-repeated="2"/>
          <table:table-cell table:formula="of:=INDIRECT(ADDRESS(MATCH([.$E43];DEFlag;1) ;2;1;1;[.$N$1]))" office:value-type="string" office:string-value="Schaffe alle Nebenaufgaben in einem neuen Spiel+" calcext:value-type="string">
            <text:p>Schaffe alle Nebenaufgaben in einem neuen Spiel+</text:p>
          </table:table-cell>
          <table:table-cell table:formula="of:=[.$C43]" office:value-type="string" office:string-value="Beat all side quests in new game+" calcext:value-type="string">
            <text:p>Beat all side quests in new game+</text:p>
          </table:table-cell>
          <table:table-cell table:number-columns-repeated="15"/>
          <table:table-cell table:formula="of:=[.$C43]" office:value-type="string" office:string-value="Beat all side quests in new game+" calcext:value-type="string">
            <text:p>Beat all side quests in new game+</text:p>
          </table:table-cell>
          <table:table-cell/>
          <table:table-cell table:formula="of:=INDIRECT(ADDRESS(MATCH([.$E43];ESFlag;1) ;2;1;1;[.$AK$1]))" office:value-type="string" office:string-value="Completa todas las misiones secundarias en Nueva partida+" calcext:value-type="string">
            <text:p>Completa todas las misiones secundarias en Nueva partida+</text:p>
          </table:table-cell>
          <table:table-cell table:number-columns-repeated="3"/>
          <table:table-cell table:formula="of:=INDIRECT(ADDRESS(MATCH([.$E43];ESFlag;1) ;2;1;1;[.$AK$1]))" office:value-type="string" office:string-value="Completa todas las misiones secundarias en Nueva partida+" calcext:value-type="string">
            <text:p>Completa todas las misiones secundarias en Nueva partida+</text:p>
          </table:table-cell>
          <table:table-cell table:number-columns-repeated="4"/>
          <table:table-cell table:formula="of:=INDIRECT(ADDRESS(MATCH([.$E43];FRFlag;1) ;2;1;1;[.$AT$1]))" office:value-type="string" office:string-value="Terminer toutes les quêtes secondaires d'une partie+" calcext:value-type="string">
            <text:p>Terminer toutes les quêtes secondaires d'une partie+</text:p>
          </table:table-cell>
          <table:table-cell table:number-columns-repeated="3"/>
          <table:table-cell table:formula="of:=INDIRECT(ADDRESS(MATCH([.$E43];FRFlag;1) ;2;1;1;[.$AT$1]))" office:value-type="string" office:string-value="Terminer toutes les quêtes secondaires d'une partie+" calcext:value-type="string">
            <text:p>Terminer toutes les quêtes secondaires d'une partie+</text:p>
          </table:table-cell>
          <table:table-cell table:number-columns-repeated="2"/>
          <table:table-cell table:formula="of:=INDIRECT(ADDRESS(MATCH([.$E43];ITFlag;1) ;2;1;1;[.$AX$1]))" office:value-type="string" office:string-value="Completa tutte le missioni secondarie in NP+" calcext:value-type="string">
            <text:p>Completa tutte le missioni secondarie in NP+</text:p>
          </table:table-cell>
          <table:table-cell table:formula="of:=INDIRECT(ADDRESS(MATCH([.$E43];ITFlag;1) ;2;1;1;[.$AX$1]))" office:value-type="string" office:string-value="Completa tutte le missioni secondarie in NP+" calcext:value-type="string">
            <text:p>Completa tutte le missioni secondarie in NP+</text:p>
          </table:table-cell>
          <table:table-cell table:formula="of:=INDIRECT(ADDRESS(MATCH([.$E43];JPFlag;1) ;2;1;1;[.$AZ$1]))" office:value-type="string" office:string-value="ニューゲーム+でサブゲームも攻略した" calcext:value-type="string">
            <text:p>ニューゲーム+でサブゲームも攻略した</text:p>
          </table:table-cell>
          <table:table-cell table:formula="of:=INDIRECT(ADDRESS(MATCH([.$E43];JPFlag;1) ;2;1;1;[.$AZ$1]))" office:value-type="string" office:string-value="ニューゲーム+でサブゲームも攻略した" calcext:value-type="string">
            <text:p>ニューゲーム+でサブゲームも攻略した</text:p>
          </table:table-cell>
          <table:table-cell table:formula="of:=INDIRECT(ADDRESS(MATCH([.$E43];KOFlag;1) ;2;1;1;[.$BB$1]))" office:value-type="string" office:string-value="새 게임+에서 보조 퀘스트를 모두 달성" calcext:value-type="string">
            <text:p>새 게임+에서 보조 퀘스트를 모두 달성</text:p>
          </table:table-cell>
          <table:table-cell table:formula="of:=INDIRECT(ADDRESS(MATCH([.$E43];KOFlag;1) ;2;1;1;[.$BB$1]))" office:value-type="string" office:string-value="새 게임+에서 보조 퀘스트를 모두 달성" calcext:value-type="string">
            <text:p>새 게임+에서 보조 퀘스트를 모두 달성</text:p>
          </table:table-cell>
          <table:table-cell table:number-columns-repeated="10"/>
          <table:table-cell table:formula="of:=INDIRECT(ADDRESS(MATCH([.$E43];RUFlag;1) ;2;1;1;[.$BN$1]))" office:value-type="string" office:string-value="Пройти все побочные задания в новой игре+" calcext:value-type="string">
            <text:p>Пройти все побочные задания в новой игре+</text:p>
          </table:table-cell>
          <table:table-cell table:formula="of:=INDIRECT(ADDRESS(MATCH([.$E43];RUFlag;1) ;2;1;1;[.$BN$1]))" office:value-type="string" office:string-value="Пройти все побочные задания в новой игре+" calcext:value-type="string">
            <text:p>Пройти все побочные задания в новой игре+</text:p>
          </table:table-cell>
          <table:table-cell table:number-columns-repeated="4"/>
          <table:table-cell table:formula="of:=INDIRECT(ADDRESS(MATCH([.$E43];ZHHansFlag;1) ;2;1;1;[.$BT$1]))" office:value-type="string" office:string-value="在新游戏+中完成所有支线任务" calcext:value-type="string">
            <text:p>在新游戏+中完成所有支线任务</text:p>
          </table:table-cell>
          <table:table-cell table:formula="of:=INDIRECT(ADDRESS(MATCH([.$E43];ZHHansFlag;1) ;2;1;1;[.$BT$1]))" office:value-type="string" office:string-value="在新游戏+中完成所有支线任务" calcext:value-type="string">
            <text:p>在新游戏+中完成所有支线任务</text:p>
          </table:table-cell>
          <table:table-cell table:formula="of:=INDIRECT(ADDRESS(MATCH([.$E43];ZHHantFlag;1) ;2;1;1;[.$BU$1]))" office:value-type="string" office:string-value="在新遊戲+中完成所有支線任務" calcext:value-type="string">
            <text:p>在新遊戲+中完成所有支線任務</text:p>
          </table:table-cell>
          <table:table-cell table:formula="of:=INDIRECT(ADDRESS(MATCH([.$E43];ZHHansFlag;1) ;2;1;1;[.$BT$1]))" office:value-type="string" office:string-value="在新游戏+中完成所有支线任务" calcext:value-type="string">
            <text:p>在新游戏+中完成所有支线任务</text:p>
          </table:table-cell>
          <table:table-cell table:formula="of:=INDIRECT(ADDRESS(MATCH([.$E43];ZHHantFlag;1) ;2;1;1;[.$BU$1]))" office:value-type="string" office:string-value="在新遊戲+中完成所有支線任務" calcext:value-type="string">
            <text:p>在新遊戲+中完成所有支線任務</text:p>
          </table:table-cell>
        </table:table-row>
        <table:table-row table:style-name="ro2">
          <table:table-cell office:value-type="string" calcext:value-type="string">
            <text:p>87944de4-8356-4881-bdfb-c7ff6845a9c0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Earn 201 Blue Stars</text:p>
          </table:table-cell>
          <table:table-cell table:formula="of:=MATCH([.C44];Value;1)" office:value-type="float" office:value="20" calcext:value-type="float">
            <text:p>20</text:p>
          </table:table-cell>
          <table:table-cell table:formula="of:=INDIRECT(ADDRESS([.D44];1;1;1;&quot;en-US&quot;))" office:value-type="string" office:string-value="$ACHV_HAVE_201_STARS_BLUE_DESC" calcext:value-type="string">
            <text:p>$ACHV_HAVE_201_STARS_BLUE_DESC</text:p>
          </table:table-cell>
          <table:table-cell table:number-columns-repeated="5"/>
          <table:table-cell table:formula="of:=INDIRECT(ADDRESS(MATCH([.$E44];DEFlag;1) ;2;1;1;[.$N$1]))" office:value-type="string" office:string-value="Verdiene 201 blaue Sterne" calcext:value-type="string">
            <text:p>Verdiene 201 blaue Sterne</text:p>
          </table:table-cell>
          <table:table-cell table:number-columns-repeated="2"/>
          <table:table-cell table:formula="of:=INDIRECT(ADDRESS(MATCH([.$E44];DEFlag;1) ;2;1;1;[.$N$1]))" office:value-type="string" office:string-value="Verdiene 201 blaue Sterne" calcext:value-type="string">
            <text:p>Verdiene 201 blaue Sterne</text:p>
          </table:table-cell>
          <table:table-cell table:formula="of:=[.$C44]" office:value-type="string" office:string-value="Earn 201 Blue Stars" calcext:value-type="string">
            <text:p>Earn 201 Blue Stars</text:p>
          </table:table-cell>
          <table:table-cell table:number-columns-repeated="15"/>
          <table:table-cell table:formula="of:=[.$C44]" office:value-type="string" office:string-value="Earn 201 Blue Stars" calcext:value-type="string">
            <text:p>Earn 201 Blue Stars</text:p>
          </table:table-cell>
          <table:table-cell/>
          <table:table-cell table:formula="of:=INDIRECT(ADDRESS(MATCH([.$E44];ESFlag;1) ;2;1;1;[.$AK$1]))" office:value-type="string" office:string-value="Consigue 201 estrellas azules" calcext:value-type="string">
            <text:p>Consigue 201 estrellas azules</text:p>
          </table:table-cell>
          <table:table-cell table:number-columns-repeated="3"/>
          <table:table-cell table:formula="of:=INDIRECT(ADDRESS(MATCH([.$E44];ESFlag;1) ;2;1;1;[.$AK$1]))" office:value-type="string" office:string-value="Consigue 201 estrellas azules" calcext:value-type="string">
            <text:p>Consigue 201 estrellas azules</text:p>
          </table:table-cell>
          <table:table-cell table:number-columns-repeated="4"/>
          <table:table-cell table:formula="of:=INDIRECT(ADDRESS(MATCH([.$E44];FRFlag;1) ;2;1;1;[.$AT$1]))" office:value-type="string" office:string-value="Obtenir 201 Étoiles Bleues" calcext:value-type="string">
            <text:p>Obtenir 201 Étoiles Bleues</text:p>
          </table:table-cell>
          <table:table-cell table:number-columns-repeated="3"/>
          <table:table-cell table:formula="of:=INDIRECT(ADDRESS(MATCH([.$E44];FRFlag;1) ;2;1;1;[.$AT$1]))" office:value-type="string" office:string-value="Obtenir 201 Étoiles Bleues" calcext:value-type="string">
            <text:p>Obtenir 201 Étoiles Bleues</text:p>
          </table:table-cell>
          <table:table-cell table:number-columns-repeated="2"/>
          <table:table-cell table:formula="of:=INDIRECT(ADDRESS(MATCH([.$E44];ITFlag;1) ;2;1;1;[.$AX$1]))" office:value-type="string" office:string-value="Guadagna 201 stelle blu" calcext:value-type="string">
            <text:p>Guadagna 201 stelle blu</text:p>
          </table:table-cell>
          <table:table-cell table:formula="of:=INDIRECT(ADDRESS(MATCH([.$E44];ITFlag;1) ;2;1;1;[.$AX$1]))" office:value-type="string" office:string-value="Guadagna 201 stelle blu" calcext:value-type="string">
            <text:p>Guadagna 201 stelle blu</text:p>
          </table:table-cell>
          <table:table-cell table:formula="of:=INDIRECT(ADDRESS(MATCH([.$E44];JPFlag;1) ;2;1;1;[.$AZ$1]))" office:value-type="string" office:string-value="201の青い星を手に入れた" calcext:value-type="string">
            <text:p>201の青い星を手に入れた</text:p>
          </table:table-cell>
          <table:table-cell table:formula="of:=INDIRECT(ADDRESS(MATCH([.$E44];JPFlag;1) ;2;1;1;[.$AZ$1]))" office:value-type="string" office:string-value="201の青い星を手に入れた" calcext:value-type="string">
            <text:p>201の青い星を手に入れた</text:p>
          </table:table-cell>
          <table:table-cell table:formula="of:=INDIRECT(ADDRESS(MATCH([.$E44];KOFlag;1) ;2;1;1;[.$BB$1]))" office:value-type="string" office:string-value="파란 별 201개 획득" calcext:value-type="string">
            <text:p>파란 별 201개 획득</text:p>
          </table:table-cell>
          <table:table-cell table:formula="of:=INDIRECT(ADDRESS(MATCH([.$E44];KOFlag;1) ;2;1;1;[.$BB$1]))" office:value-type="string" office:string-value="파란 별 201개 획득" calcext:value-type="string">
            <text:p>파란 별 201개 획득</text:p>
          </table:table-cell>
          <table:table-cell table:number-columns-repeated="10"/>
          <table:table-cell table:formula="of:=INDIRECT(ADDRESS(MATCH([.$E44];RUFlag;1) ;2;1;1;[.$BN$1]))" office:value-type="string" office:string-value="Получить 201 синюю звезду" calcext:value-type="string">
            <text:p>Получить 201 синюю звезду</text:p>
          </table:table-cell>
          <table:table-cell table:formula="of:=INDIRECT(ADDRESS(MATCH([.$E44];RUFlag;1) ;2;1;1;[.$BN$1]))" office:value-type="string" office:string-value="Получить 201 синюю звезду" calcext:value-type="string">
            <text:p>Получить 201 синюю звезду</text:p>
          </table:table-cell>
          <table:table-cell table:number-columns-repeated="4"/>
          <table:table-cell table:formula="of:=INDIRECT(ADDRESS(MATCH([.$E44];ZHHansFlag;1) ;2;1;1;[.$BT$1]))" office:value-type="string" office:string-value="获得201颗蓝星星" calcext:value-type="string">
            <text:p>获得201颗蓝星星</text:p>
          </table:table-cell>
          <table:table-cell table:formula="of:=INDIRECT(ADDRESS(MATCH([.$E44];ZHHansFlag;1) ;2;1;1;[.$BT$1]))" office:value-type="string" office:string-value="获得201颗蓝星星" calcext:value-type="string">
            <text:p>获得201颗蓝星星</text:p>
          </table:table-cell>
          <table:table-cell table:formula="of:=INDIRECT(ADDRESS(MATCH([.$E44];ZHHantFlag;1) ;2;1;1;[.$BU$1]))" office:value-type="string" office:string-value="獲得201顆藍星星" calcext:value-type="string">
            <text:p>獲得201顆藍星星</text:p>
          </table:table-cell>
          <table:table-cell table:formula="of:=INDIRECT(ADDRESS(MATCH([.$E44];ZHHansFlag;1) ;2;1;1;[.$BT$1]))" office:value-type="string" office:string-value="获得201颗蓝星星" calcext:value-type="string">
            <text:p>获得201颗蓝星星</text:p>
          </table:table-cell>
          <table:table-cell table:formula="of:=INDIRECT(ADDRESS(MATCH([.$E44];ZHHantFlag;1) ;2;1;1;[.$BU$1]))" office:value-type="string" office:string-value="獲得201顆藍星星" calcext:value-type="string">
            <text:p>獲得201顆藍星星</text:p>
          </table:table-cell>
        </table:table-row>
        <table:table-row table:style-name="ro1">
          <table:table-cell office:value-type="string" calcext:value-type="string">
            <text:p>b634d097-304b-4519-bffb-42169b28a24a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Completionist</text:p>
          </table:table-cell>
          <table:table-cell table:formula="of:=MATCH([.C45];Value;1)" office:value-type="float" office:value="16" calcext:value-type="float">
            <text:p>16</text:p>
          </table:table-cell>
          <table:table-cell table:formula="of:=INDIRECT(ADDRESS([.D45];1;1;1;&quot;en-US&quot;))" office:value-type="string" office:string-value="$ACHV_HAVE_201_STARS_BLUE_TITLE" calcext:value-type="string">
            <text:p>$ACHV_HAVE_201_STARS_BLUE_TITLE</text:p>
          </table:table-cell>
          <table:table-cell table:number-columns-repeated="5"/>
          <table:table-cell table:formula="of:=INDIRECT(ADDRESS(MATCH([.$E45];DEFlag;1) ;2;1;1;[.$N$1]))" office:value-type="string" office:string-value="Vervollständiger" calcext:value-type="string">
            <text:p>Vervollständiger</text:p>
          </table:table-cell>
          <table:table-cell table:number-columns-repeated="2"/>
          <table:table-cell table:formula="of:=INDIRECT(ADDRESS(MATCH([.$E45];DEFlag;1) ;2;1;1;[.$N$1]))" office:value-type="string" office:string-value="Vervollständiger" calcext:value-type="string">
            <text:p>Vervollständiger</text:p>
          </table:table-cell>
          <table:table-cell table:formula="of:=[.$C45]" office:value-type="string" office:string-value="Completionist" calcext:value-type="string">
            <text:p>Completionist</text:p>
          </table:table-cell>
          <table:table-cell table:number-columns-repeated="15"/>
          <table:table-cell table:formula="of:=[.$C45]" office:value-type="string" office:string-value="Completionist" calcext:value-type="string">
            <text:p>Completionist</text:p>
          </table:table-cell>
          <table:table-cell/>
          <table:table-cell table:formula="of:=INDIRECT(ADDRESS(MATCH([.$E45];ESFlag;1) ;2;1;1;[.$AK$1]))" office:value-type="string" office:string-value="Finalizador" calcext:value-type="string">
            <text:p>Finalizador</text:p>
          </table:table-cell>
          <table:table-cell table:number-columns-repeated="3"/>
          <table:table-cell table:formula="of:=INDIRECT(ADDRESS(MATCH([.$E45];ESFlag;1) ;2;1;1;[.$AK$1]))" office:value-type="string" office:string-value="Finalizador" calcext:value-type="string">
            <text:p>Finalizador</text:p>
          </table:table-cell>
          <table:table-cell table:number-columns-repeated="4"/>
          <table:table-cell table:formula="of:=INDIRECT(ADDRESS(MATCH([.$E45];FRFlag;1) ;2;1;1;[.$AT$1]))" office:value-type="string" office:string-value="Complétiste" calcext:value-type="string">
            <text:p>Complétiste</text:p>
          </table:table-cell>
          <table:table-cell table:number-columns-repeated="3"/>
          <table:table-cell table:formula="of:=INDIRECT(ADDRESS(MATCH([.$E45];FRFlag;1) ;2;1;1;[.$AT$1]))" office:value-type="string" office:string-value="Complétiste" calcext:value-type="string">
            <text:p>Complétiste</text:p>
          </table:table-cell>
          <table:table-cell table:number-columns-repeated="2"/>
          <table:table-cell table:formula="of:=INDIRECT(ADDRESS(MATCH([.$E45];ITFlag;1) ;2;1;1;[.$AX$1]))" office:value-type="string" office:string-value="Completatore" calcext:value-type="string">
            <text:p>Completatore</text:p>
          </table:table-cell>
          <table:table-cell table:formula="of:=INDIRECT(ADDRESS(MATCH([.$E45];ITFlag;1) ;2;1;1;[.$AX$1]))" office:value-type="string" office:string-value="Completatore" calcext:value-type="string">
            <text:p>Completatore</text:p>
          </table:table-cell>
          <table:table-cell table:formula="of:=INDIRECT(ADDRESS(MATCH([.$E45];JPFlag;1) ;2;1;1;[.$AZ$1]))" office:value-type="string" office:string-value="完璧主義者" calcext:value-type="string">
            <text:p>完璧主義者</text:p>
          </table:table-cell>
          <table:table-cell table:formula="of:=INDIRECT(ADDRESS(MATCH([.$E45];JPFlag;1) ;2;1;1;[.$AZ$1]))" office:value-type="string" office:string-value="完璧主義者" calcext:value-type="string">
            <text:p>完璧主義者</text:p>
          </table:table-cell>
          <table:table-cell table:formula="of:=INDIRECT(ADDRESS(MATCH([.$E45];KOFlag;1) ;2;1;1;[.$BB$1]))" office:value-type="string" office:string-value="완벽주의자" calcext:value-type="string">
            <text:p>완벽주의자</text:p>
          </table:table-cell>
          <table:table-cell table:formula="of:=INDIRECT(ADDRESS(MATCH([.$E45];KOFlag;1) ;2;1;1;[.$BB$1]))" office:value-type="string" office:string-value="완벽주의자" calcext:value-type="string">
            <text:p>완벽주의자</text:p>
          </table:table-cell>
          <table:table-cell table:number-columns-repeated="10"/>
          <table:table-cell table:formula="of:=INDIRECT(ADDRESS(MATCH([.$E45];RUFlag;1) ;2;1;1;[.$BN$1]))" office:value-type="string" office:string-value="Перфекционист" calcext:value-type="string">
            <text:p>Перфекционист</text:p>
          </table:table-cell>
          <table:table-cell table:formula="of:=INDIRECT(ADDRESS(MATCH([.$E45];RUFlag;1) ;2;1;1;[.$BN$1]))" office:value-type="string" office:string-value="Перфекционист" calcext:value-type="string">
            <text:p>Перфекционист</text:p>
          </table:table-cell>
          <table:table-cell table:number-columns-repeated="4"/>
          <table:table-cell table:formula="of:=INDIRECT(ADDRESS(MATCH([.$E45];ZHHansFlag;1) ;2;1;1;[.$BT$1]))" office:value-type="string" office:string-value="尽善尽美" calcext:value-type="string">
            <text:p>尽善尽美</text:p>
          </table:table-cell>
          <table:table-cell table:formula="of:=INDIRECT(ADDRESS(MATCH([.$E45];ZHHansFlag;1) ;2;1;1;[.$BT$1]))" office:value-type="string" office:string-value="尽善尽美" calcext:value-type="string">
            <text:p>尽善尽美</text:p>
          </table:table-cell>
          <table:table-cell table:formula="of:=INDIRECT(ADDRESS(MATCH([.$E45];ZHHantFlag;1) ;2;1;1;[.$BU$1]))" office:value-type="string" office:string-value="盡善盡美" calcext:value-type="string">
            <text:p>盡善盡美</text:p>
          </table:table-cell>
          <table:table-cell table:formula="of:=INDIRECT(ADDRESS(MATCH([.$E45];ZHHansFlag;1) ;2;1;1;[.$BT$1]))" office:value-type="string" office:string-value="尽善尽美" calcext:value-type="string">
            <text:p>尽善尽美</text:p>
          </table:table-cell>
          <table:table-cell table:formula="of:=INDIRECT(ADDRESS(MATCH([.$E45];ZHHantFlag;1) ;2;1;1;[.$BU$1]))" office:value-type="string" office:string-value="盡善盡美" calcext:value-type="string">
            <text:p>盡善盡美</text:p>
          </table:table-cell>
        </table:table-row>
        <table:table-row table:style-name="ro2">
          <table:table-cell office:value-type="string" calcext:value-type="string">
            <text:p>e1e935f2-ed60-48af-bc6c-567cc2f443a2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Earn 201 Blue Stars</text:p>
          </table:table-cell>
          <table:table-cell table:formula="of:=MATCH([.C46];Value;1)" office:value-type="float" office:value="20" calcext:value-type="float">
            <text:p>20</text:p>
          </table:table-cell>
          <table:table-cell table:formula="of:=INDIRECT(ADDRESS([.D46];1;1;1;&quot;en-US&quot;))" office:value-type="string" office:string-value="$ACHV_HAVE_201_STARS_BLUE_DESC" calcext:value-type="string">
            <text:p>$ACHV_HAVE_201_STARS_BLUE_DESC</text:p>
          </table:table-cell>
          <table:table-cell table:number-columns-repeated="5"/>
          <table:table-cell table:formula="of:=INDIRECT(ADDRESS(MATCH([.$E46];DEFlag;1) ;2;1;1;[.$N$1]))" office:value-type="string" office:string-value="Verdiene 201 blaue Sterne" calcext:value-type="string">
            <text:p>Verdiene 201 blaue Sterne</text:p>
          </table:table-cell>
          <table:table-cell table:number-columns-repeated="2"/>
          <table:table-cell table:formula="of:=INDIRECT(ADDRESS(MATCH([.$E46];DEFlag;1) ;2;1;1;[.$N$1]))" office:value-type="string" office:string-value="Verdiene 201 blaue Sterne" calcext:value-type="string">
            <text:p>Verdiene 201 blaue Sterne</text:p>
          </table:table-cell>
          <table:table-cell table:formula="of:=[.$C46]" office:value-type="string" office:string-value="Earn 201 Blue Stars" calcext:value-type="string">
            <text:p>Earn 201 Blue Stars</text:p>
          </table:table-cell>
          <table:table-cell table:number-columns-repeated="15"/>
          <table:table-cell table:formula="of:=[.$C46]" office:value-type="string" office:string-value="Earn 201 Blue Stars" calcext:value-type="string">
            <text:p>Earn 201 Blue Stars</text:p>
          </table:table-cell>
          <table:table-cell/>
          <table:table-cell table:formula="of:=INDIRECT(ADDRESS(MATCH([.$E46];ESFlag;1) ;2;1;1;[.$AK$1]))" office:value-type="string" office:string-value="Consigue 201 estrellas azules" calcext:value-type="string">
            <text:p>Consigue 201 estrellas azules</text:p>
          </table:table-cell>
          <table:table-cell table:number-columns-repeated="3"/>
          <table:table-cell table:formula="of:=INDIRECT(ADDRESS(MATCH([.$E46];ESFlag;1) ;2;1;1;[.$AK$1]))" office:value-type="string" office:string-value="Consigue 201 estrellas azules" calcext:value-type="string">
            <text:p>Consigue 201 estrellas azules</text:p>
          </table:table-cell>
          <table:table-cell table:number-columns-repeated="4"/>
          <table:table-cell table:formula="of:=INDIRECT(ADDRESS(MATCH([.$E46];FRFlag;1) ;2;1;1;[.$AT$1]))" office:value-type="string" office:string-value="Obtenir 201 Étoiles Bleues" calcext:value-type="string">
            <text:p>Obtenir 201 Étoiles Bleues</text:p>
          </table:table-cell>
          <table:table-cell table:number-columns-repeated="3"/>
          <table:table-cell table:formula="of:=INDIRECT(ADDRESS(MATCH([.$E46];FRFlag;1) ;2;1;1;[.$AT$1]))" office:value-type="string" office:string-value="Obtenir 201 Étoiles Bleues" calcext:value-type="string">
            <text:p>Obtenir 201 Étoiles Bleues</text:p>
          </table:table-cell>
          <table:table-cell table:number-columns-repeated="2"/>
          <table:table-cell table:formula="of:=INDIRECT(ADDRESS(MATCH([.$E46];ITFlag;1) ;2;1;1;[.$AX$1]))" office:value-type="string" office:string-value="Guadagna 201 stelle blu" calcext:value-type="string">
            <text:p>Guadagna 201 stelle blu</text:p>
          </table:table-cell>
          <table:table-cell table:formula="of:=INDIRECT(ADDRESS(MATCH([.$E46];ITFlag;1) ;2;1;1;[.$AX$1]))" office:value-type="string" office:string-value="Guadagna 201 stelle blu" calcext:value-type="string">
            <text:p>Guadagna 201 stelle blu</text:p>
          </table:table-cell>
          <table:table-cell table:formula="of:=INDIRECT(ADDRESS(MATCH([.$E46];JPFlag;1) ;2;1;1;[.$AZ$1]))" office:value-type="string" office:string-value="201の青い星を手に入れた" calcext:value-type="string">
            <text:p>201の青い星を手に入れた</text:p>
          </table:table-cell>
          <table:table-cell table:formula="of:=INDIRECT(ADDRESS(MATCH([.$E46];JPFlag;1) ;2;1;1;[.$AZ$1]))" office:value-type="string" office:string-value="201の青い星を手に入れた" calcext:value-type="string">
            <text:p>201の青い星を手に入れた</text:p>
          </table:table-cell>
          <table:table-cell table:formula="of:=INDIRECT(ADDRESS(MATCH([.$E46];KOFlag;1) ;2;1;1;[.$BB$1]))" office:value-type="string" office:string-value="파란 별 201개 획득" calcext:value-type="string">
            <text:p>파란 별 201개 획득</text:p>
          </table:table-cell>
          <table:table-cell table:formula="of:=INDIRECT(ADDRESS(MATCH([.$E46];KOFlag;1) ;2;1;1;[.$BB$1]))" office:value-type="string" office:string-value="파란 별 201개 획득" calcext:value-type="string">
            <text:p>파란 별 201개 획득</text:p>
          </table:table-cell>
          <table:table-cell table:number-columns-repeated="10"/>
          <table:table-cell table:formula="of:=INDIRECT(ADDRESS(MATCH([.$E46];RUFlag;1) ;2;1;1;[.$BN$1]))" office:value-type="string" office:string-value="Получить 201 синюю звезду" calcext:value-type="string">
            <text:p>Получить 201 синюю звезду</text:p>
          </table:table-cell>
          <table:table-cell table:formula="of:=INDIRECT(ADDRESS(MATCH([.$E46];RUFlag;1) ;2;1;1;[.$BN$1]))" office:value-type="string" office:string-value="Получить 201 синюю звезду" calcext:value-type="string">
            <text:p>Получить 201 синюю звезду</text:p>
          </table:table-cell>
          <table:table-cell table:number-columns-repeated="4"/>
          <table:table-cell table:formula="of:=INDIRECT(ADDRESS(MATCH([.$E46];ZHHansFlag;1) ;2;1;1;[.$BT$1]))" office:value-type="string" office:string-value="获得201颗蓝星星" calcext:value-type="string">
            <text:p>获得201颗蓝星星</text:p>
          </table:table-cell>
          <table:table-cell table:formula="of:=INDIRECT(ADDRESS(MATCH([.$E46];ZHHansFlag;1) ;2;1;1;[.$BT$1]))" office:value-type="string" office:string-value="获得201颗蓝星星" calcext:value-type="string">
            <text:p>获得201颗蓝星星</text:p>
          </table:table-cell>
          <table:table-cell table:formula="of:=INDIRECT(ADDRESS(MATCH([.$E46];ZHHantFlag;1) ;2;1;1;[.$BU$1]))" office:value-type="string" office:string-value="獲得201顆藍星星" calcext:value-type="string">
            <text:p>獲得201顆藍星星</text:p>
          </table:table-cell>
          <table:table-cell table:formula="of:=INDIRECT(ADDRESS(MATCH([.$E46];ZHHansFlag;1) ;2;1;1;[.$BT$1]))" office:value-type="string" office:string-value="获得201颗蓝星星" calcext:value-type="string">
            <text:p>获得201颗蓝星星</text:p>
          </table:table-cell>
          <table:table-cell table:formula="of:=INDIRECT(ADDRESS(MATCH([.$E46];ZHHantFlag;1) ;2;1;1;[.$BU$1]))" office:value-type="string" office:string-value="獲得201顆藍星星" calcext:value-type="string">
            <text:p>獲得201顆藍星星</text:p>
          </table:table-cell>
        </table:table-row>
        <table:table-row table:style-name="ro2">
          <table:table-cell office:value-type="string" calcext:value-type="string">
            <text:p>a1754f25-0abf-4fef-8c48-693f8581d7f2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Upgrade all the unique weapons in new game+</text:p>
          </table:table-cell>
          <table:table-cell table:formula="of:=MATCH([.C47];Value;1)" office:value-type="float" office:value="56" calcext:value-type="float">
            <text:p>56</text:p>
          </table:table-cell>
          <table:table-cell table:formula="of:=INDIRECT(ADDRESS([.D47];1;1;1;&quot;en-US&quot;))" office:value-type="string" office:string-value="$ACHV_UPGRADE_ALL_WEAPONS_UNIQUE_DESC" calcext:value-type="string">
            <text:p>$ACHV_UPGRADE_ALL_WEAPONS_UNIQUE_DESC</text:p>
          </table:table-cell>
          <table:table-cell table:number-columns-repeated="5"/>
          <table:table-cell table:formula="of:=INDIRECT(ADDRESS(MATCH([.$E47];DEFlag;1) ;2;1;1;[.$N$1]))" office:value-type="string" office:string-value="Verbessere alle einzigartigen Waffen in einem neuen Spiel+" calcext:value-type="string">
            <text:p>Verbessere alle einzigartigen Waffen in einem neuen Spiel+</text:p>
          </table:table-cell>
          <table:table-cell table:number-columns-repeated="2"/>
          <table:table-cell table:formula="of:=INDIRECT(ADDRESS(MATCH([.$E47];DEFlag;1) ;2;1;1;[.$N$1]))" office:value-type="string" office:string-value="Verbessere alle einzigartigen Waffen in einem neuen Spiel+" calcext:value-type="string">
            <text:p>Verbessere alle einzigartigen Waffen in einem neuen Spiel+</text:p>
          </table:table-cell>
          <table:table-cell table:formula="of:=[.$C47]" office:value-type="string" office:string-value="Upgrade all the unique weapons in new game+" calcext:value-type="string">
            <text:p>Upgrade all the unique weapons in new game+</text:p>
          </table:table-cell>
          <table:table-cell table:number-columns-repeated="15"/>
          <table:table-cell table:formula="of:=[.$C47]" office:value-type="string" office:string-value="Upgrade all the unique weapons in new game+" calcext:value-type="string">
            <text:p>Upgrade all the unique weapons in new game+</text:p>
          </table:table-cell>
          <table:table-cell/>
          <table:table-cell table:formula="of:=INDIRECT(ADDRESS(MATCH([.$E47];ESFlag;1) ;2;1;1;[.$AK$1]))" office:value-type="string" office:string-value="Mejora todas las armas únicas en Nueva partida+" calcext:value-type="string">
            <text:p>Mejora todas las armas únicas en Nueva partida+</text:p>
          </table:table-cell>
          <table:table-cell table:number-columns-repeated="3"/>
          <table:table-cell table:formula="of:=INDIRECT(ADDRESS(MATCH([.$E47];ESFlag;1) ;2;1;1;[.$AK$1]))" office:value-type="string" office:string-value="Mejora todas las armas únicas en Nueva partida+" calcext:value-type="string">
            <text:p>Mejora todas las armas únicas en Nueva partida+</text:p>
          </table:table-cell>
          <table:table-cell table:number-columns-repeated="4"/>
          <table:table-cell table:formula="of:=INDIRECT(ADDRESS(MATCH([.$E47];FRFlag;1) ;2;1;1;[.$AT$1]))" office:value-type="string" office:string-value="Améliorer toutes les armes uniques d'une nouvelle partie+" calcext:value-type="string">
            <text:p>Améliorer toutes les armes uniques d'une nouvelle partie+</text:p>
          </table:table-cell>
          <table:table-cell table:number-columns-repeated="3"/>
          <table:table-cell table:formula="of:=INDIRECT(ADDRESS(MATCH([.$E47];FRFlag;1) ;2;1;1;[.$AT$1]))" office:value-type="string" office:string-value="Améliorer toutes les armes uniques d'une nouvelle partie+" calcext:value-type="string">
            <text:p>Améliorer toutes les armes uniques d'une nouvelle partie+</text:p>
          </table:table-cell>
          <table:table-cell table:number-columns-repeated="2"/>
          <table:table-cell table:formula="of:=INDIRECT(ADDRESS(MATCH([.$E47];ITFlag;1) ;2;1;1;[.$AX$1]))" office:value-type="string" office:string-value="Migliora tutte le armi uniche in modalità NP+" calcext:value-type="string">
            <text:p>Migliora tutte le armi uniche in modalità NP+</text:p>
          </table:table-cell>
          <table:table-cell table:formula="of:=INDIRECT(ADDRESS(MATCH([.$E47];ITFlag;1) ;2;1;1;[.$AX$1]))" office:value-type="string" office:string-value="Migliora tutte le armi uniche in modalità NP+" calcext:value-type="string">
            <text:p>Migliora tutte le armi uniche in modalità NP+</text:p>
          </table:table-cell>
          <table:table-cell table:formula="of:=INDIRECT(ADDRESS(MATCH([.$E47];JPFlag;1) ;2;1;1;[.$AZ$1]))" office:value-type="string" office:string-value="ニューゲーム+で特別な武器をすべてアップグレードした" calcext:value-type="string">
            <text:p>ニューゲーム+で特別な武器をすべてアップグレードした</text:p>
          </table:table-cell>
          <table:table-cell table:formula="of:=INDIRECT(ADDRESS(MATCH([.$E47];JPFlag;1) ;2;1;1;[.$AZ$1]))" office:value-type="string" office:string-value="ニューゲーム+で特別な武器をすべてアップグレードした" calcext:value-type="string">
            <text:p>ニューゲーム+で特別な武器をすべてアップグレードした</text:p>
          </table:table-cell>
          <table:table-cell table:formula="of:=INDIRECT(ADDRESS(MATCH([.$E47];KOFlag;1) ;2;1;1;[.$BB$1]))" office:value-type="string" office:string-value="새 게임+에서 모든 희귀 무기를 업그레이드" calcext:value-type="string">
            <text:p>새 게임+에서 모든 희귀 무기를 업그레이드</text:p>
          </table:table-cell>
          <table:table-cell table:formula="of:=INDIRECT(ADDRESS(MATCH([.$E47];KOFlag;1) ;2;1;1;[.$BB$1]))" office:value-type="string" office:string-value="새 게임+에서 모든 희귀 무기를 업그레이드" calcext:value-type="string">
            <text:p>새 게임+에서 모든 희귀 무기를 업그레이드</text:p>
          </table:table-cell>
          <table:table-cell table:number-columns-repeated="10"/>
          <table:table-cell table:formula="of:=INDIRECT(ADDRESS(MATCH([.$E47];RUFlag;1) ;2;1;1;[.$BN$1]))" office:value-type="string" office:string-value="Улучшить все уникальное оружие в новой игре+" calcext:value-type="string">
            <text:p>Улучшить все уникальное оружие в новой игре+</text:p>
          </table:table-cell>
          <table:table-cell table:formula="of:=INDIRECT(ADDRESS(MATCH([.$E47];RUFlag;1) ;2;1;1;[.$BN$1]))" office:value-type="string" office:string-value="Улучшить все уникальное оружие в новой игре+" calcext:value-type="string">
            <text:p>Улучшить все уникальное оружие в новой игре+</text:p>
          </table:table-cell>
          <table:table-cell table:number-columns-repeated="4"/>
          <table:table-cell table:formula="of:=INDIRECT(ADDRESS(MATCH([.$E47];ZHHansFlag;1) ;2;1;1;[.$BT$1]))" office:value-type="string" office:string-value="在新游戏+ 中升级所有特殊武器" calcext:value-type="string">
            <text:p>在新游戏+ 中升级所有特殊武器</text:p>
          </table:table-cell>
          <table:table-cell table:formula="of:=INDIRECT(ADDRESS(MATCH([.$E47];ZHHansFlag;1) ;2;1;1;[.$BT$1]))" office:value-type="string" office:string-value="在新游戏+ 中升级所有特殊武器" calcext:value-type="string">
            <text:p>在新游戏+ 中升级所有特殊武器</text:p>
          </table:table-cell>
          <table:table-cell table:formula="of:=INDIRECT(ADDRESS(MATCH([.$E47];ZHHantFlag;1) ;2;1;1;[.$BU$1]))" office:value-type="string" office:string-value="在新遊戲+ 中升級所有特殊武器" calcext:value-type="string">
            <text:p>在新遊戲+ 中升級所有特殊武器</text:p>
          </table:table-cell>
          <table:table-cell table:formula="of:=INDIRECT(ADDRESS(MATCH([.$E47];ZHHansFlag;1) ;2;1;1;[.$BT$1]))" office:value-type="string" office:string-value="在新游戏+ 中升级所有特殊武器" calcext:value-type="string">
            <text:p>在新游戏+ 中升级所有特殊武器</text:p>
          </table:table-cell>
          <table:table-cell table:formula="of:=INDIRECT(ADDRESS(MATCH([.$E47];ZHHantFlag;1) ;2;1;1;[.$BU$1]))" office:value-type="string" office:string-value="在新遊戲+ 中升級所有特殊武器" calcext:value-type="string">
            <text:p>在新遊戲+ 中升級所有特殊武器</text:p>
          </table:table-cell>
        </table:table-row>
        <table:table-row table:style-name="ro1">
          <table:table-cell office:value-type="string" calcext:value-type="string">
            <text:p>aa9523bd-2e15-46d5-b391-206c0402bf55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Big Box o' Killing-Stuff</text:p>
          </table:table-cell>
          <table:table-cell table:formula="of:=MATCH([.C48];Value;1)" office:value-type="float" office:value="10" calcext:value-type="float">
            <text:p>10</text:p>
          </table:table-cell>
          <table:table-cell table:formula="of:=INDIRECT(ADDRESS([.D48];1;1;1;&quot;en-US&quot;))" office:value-type="string" office:string-value="$ACHV_UPGRADE_ALL_WEAPONS_UNIQUE_TITLE" calcext:value-type="string">
            <text:p>$ACHV_UPGRADE_ALL_WEAPONS_UNIQUE_TITLE</text:p>
          </table:table-cell>
          <table:table-cell table:number-columns-repeated="5"/>
          <table:table-cell table:formula="of:=INDIRECT(ADDRESS(MATCH([.$E48];DEFlag;1) ;2;1;1;[.$N$1]))" office:value-type="string" office:string-value="Große Box tötenden Zeugs" calcext:value-type="string">
            <text:p>Große Box tötenden Zeugs</text:p>
          </table:table-cell>
          <table:table-cell table:number-columns-repeated="2"/>
          <table:table-cell table:formula="of:=INDIRECT(ADDRESS(MATCH([.$E48];DEFlag;1) ;2;1;1;[.$N$1]))" office:value-type="string" office:string-value="Große Box tötenden Zeugs" calcext:value-type="string">
            <text:p>Große Box tötenden Zeugs</text:p>
          </table:table-cell>
          <table:table-cell table:formula="of:=[.$C48]" office:value-type="string" office:string-value="Big Box o' Killing-Stuff" calcext:value-type="string">
            <text:p>Big Box o' Killing-Stuff</text:p>
          </table:table-cell>
          <table:table-cell table:number-columns-repeated="15"/>
          <table:table-cell table:formula="of:=[.$C48]" office:value-type="string" office:string-value="Big Box o' Killing-Stuff" calcext:value-type="string">
            <text:p>Big Box o' Killing-Stuff</text:p>
          </table:table-cell>
          <table:table-cell/>
          <table:table-cell table:formula="of:=INDIRECT(ADDRESS(MATCH([.$E48];ESFlag;1) ;2;1;1;[.$AK$1]))" office:value-type="string" office:string-value="Cachivaches para matar" calcext:value-type="string">
            <text:p>Cachivaches para matar</text:p>
          </table:table-cell>
          <table:table-cell table:number-columns-repeated="3"/>
          <table:table-cell table:formula="of:=INDIRECT(ADDRESS(MATCH([.$E48];ESFlag;1) ;2;1;1;[.$AK$1]))" office:value-type="string" office:string-value="Cachivaches para matar" calcext:value-type="string">
            <text:p>Cachivaches para matar</text:p>
          </table:table-cell>
          <table:table-cell table:number-columns-repeated="4"/>
          <table:table-cell table:formula="of:=INDIRECT(ADDRESS(MATCH([.$E48];FRFlag;1) ;2;1;1;[.$AT$1]))" office:value-type="string" office:string-value="Un max de trucs qui tuent" calcext:value-type="string">
            <text:p>Un max de trucs qui tuent</text:p>
          </table:table-cell>
          <table:table-cell table:number-columns-repeated="3"/>
          <table:table-cell table:formula="of:=INDIRECT(ADDRESS(MATCH([.$E48];FRFlag;1) ;2;1;1;[.$AT$1]))" office:value-type="string" office:string-value="Un max de trucs qui tuent" calcext:value-type="string">
            <text:p>Un max de trucs qui tuent</text:p>
          </table:table-cell>
          <table:table-cell table:number-columns-repeated="2"/>
          <table:table-cell table:formula="of:=INDIRECT(ADDRESS(MATCH([.$E48];ITFlag;1) ;2;1;1;[.$AX$1]))" office:value-type="string" office:string-value="Tenere lontano dalla portata dei bambini" calcext:value-type="string">
            <text:p>Tenere lontano dalla portata dei bambini</text:p>
          </table:table-cell>
          <table:table-cell table:formula="of:=INDIRECT(ADDRESS(MATCH([.$E48];ITFlag;1) ;2;1;1;[.$AX$1]))" office:value-type="string" office:string-value="Tenere lontano dalla portata dei bambini" calcext:value-type="string">
            <text:p>Tenere lontano dalla portata dei bambini</text:p>
          </table:table-cell>
          <table:table-cell table:formula="of:=INDIRECT(ADDRESS(MATCH([.$E48];JPFlag;1) ;2;1;1;[.$AZ$1]))" office:value-type="string" office:string-value="凶暴コレクター" calcext:value-type="string">
            <text:p>凶暴コレクター</text:p>
          </table:table-cell>
          <table:table-cell table:formula="of:=INDIRECT(ADDRESS(MATCH([.$E48];JPFlag;1) ;2;1;1;[.$AZ$1]))" office:value-type="string" office:string-value="凶暴コレクター" calcext:value-type="string">
            <text:p>凶暴コレクター</text:p>
          </table:table-cell>
          <table:table-cell table:formula="of:=INDIRECT(ADDRESS(MATCH([.$E48];KOFlag;1) ;2;1;1;[.$BB$1]))" office:value-type="string" office:string-value="살인도구용 큰 상자" calcext:value-type="string">
            <text:p>살인도구용 큰 상자</text:p>
          </table:table-cell>
          <table:table-cell table:formula="of:=INDIRECT(ADDRESS(MATCH([.$E48];KOFlag;1) ;2;1;1;[.$BB$1]))" office:value-type="string" office:string-value="살인도구용 큰 상자" calcext:value-type="string">
            <text:p>살인도구용 큰 상자</text:p>
          </table:table-cell>
          <table:table-cell table:number-columns-repeated="10"/>
          <table:table-cell table:formula="of:=INDIRECT(ADDRESS(MATCH([.$E48];RUFlag;1) ;2;1;1;[.$BN$1]))" office:value-type="string" office:string-value="Коробка убийств" calcext:value-type="string">
            <text:p>Коробка убийств</text:p>
          </table:table-cell>
          <table:table-cell table:formula="of:=INDIRECT(ADDRESS(MATCH([.$E48];RUFlag;1) ;2;1;1;[.$BN$1]))" office:value-type="string" office:string-value="Коробка убийств" calcext:value-type="string">
            <text:p>Коробка убийств</text:p>
          </table:table-cell>
          <table:table-cell table:number-columns-repeated="4"/>
          <table:table-cell table:formula="of:=INDIRECT(ADDRESS(MATCH([.$E48];ZHHansFlag;1) ;2;1;1;[.$BT$1]))" office:value-type="string" office:string-value="大杀器" calcext:value-type="string">
            <text:p>大杀器</text:p>
          </table:table-cell>
          <table:table-cell table:formula="of:=INDIRECT(ADDRESS(MATCH([.$E48];ZHHansFlag;1) ;2;1;1;[.$BT$1]))" office:value-type="string" office:string-value="大杀器" calcext:value-type="string">
            <text:p>大杀器</text:p>
          </table:table-cell>
          <table:table-cell table:formula="of:=INDIRECT(ADDRESS(MATCH([.$E48];ZHHantFlag;1) ;2;1;1;[.$BU$1]))" office:value-type="string" office:string-value="大殺器" calcext:value-type="string">
            <text:p>大殺器</text:p>
          </table:table-cell>
          <table:table-cell table:formula="of:=INDIRECT(ADDRESS(MATCH([.$E48];ZHHansFlag;1) ;2;1;1;[.$BT$1]))" office:value-type="string" office:string-value="大杀器" calcext:value-type="string">
            <text:p>大杀器</text:p>
          </table:table-cell>
          <table:table-cell table:formula="of:=INDIRECT(ADDRESS(MATCH([.$E48];ZHHantFlag;1) ;2;1;1;[.$BU$1]))" office:value-type="string" office:string-value="大殺器" calcext:value-type="string">
            <text:p>大殺器</text:p>
          </table:table-cell>
        </table:table-row>
        <table:table-row table:style-name="ro2">
          <table:table-cell office:value-type="string" calcext:value-type="string">
            <text:p>b1cd408a-9c20-4e6e-8a3c-4c1f471745b7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Upgrade all the unique weapons in new game+</text:p>
          </table:table-cell>
          <table:table-cell table:formula="of:=MATCH([.C49];Value;1)" office:value-type="float" office:value="56" calcext:value-type="float">
            <text:p>56</text:p>
          </table:table-cell>
          <table:table-cell table:formula="of:=INDIRECT(ADDRESS([.D49];1;1;1;&quot;en-US&quot;))" office:value-type="string" office:string-value="$ACHV_UPGRADE_ALL_WEAPONS_UNIQUE_DESC" calcext:value-type="string">
            <text:p>$ACHV_UPGRADE_ALL_WEAPONS_UNIQUE_DESC</text:p>
          </table:table-cell>
          <table:table-cell table:number-columns-repeated="5"/>
          <table:table-cell table:formula="of:=INDIRECT(ADDRESS(MATCH([.$E49];DEFlag;1) ;2;1;1;[.$N$1]))" office:value-type="string" office:string-value="Verbessere alle einzigartigen Waffen in einem neuen Spiel+" calcext:value-type="string">
            <text:p>Verbessere alle einzigartigen Waffen in einem neuen Spiel+</text:p>
          </table:table-cell>
          <table:table-cell table:number-columns-repeated="2"/>
          <table:table-cell table:formula="of:=INDIRECT(ADDRESS(MATCH([.$E49];DEFlag;1) ;2;1;1;[.$N$1]))" office:value-type="string" office:string-value="Verbessere alle einzigartigen Waffen in einem neuen Spiel+" calcext:value-type="string">
            <text:p>Verbessere alle einzigartigen Waffen in einem neuen Spiel+</text:p>
          </table:table-cell>
          <table:table-cell table:formula="of:=[.$C49]" office:value-type="string" office:string-value="Upgrade all the unique weapons in new game+" calcext:value-type="string">
            <text:p>Upgrade all the unique weapons in new game+</text:p>
          </table:table-cell>
          <table:table-cell table:number-columns-repeated="15"/>
          <table:table-cell table:formula="of:=[.$C49]" office:value-type="string" office:string-value="Upgrade all the unique weapons in new game+" calcext:value-type="string">
            <text:p>Upgrade all the unique weapons in new game+</text:p>
          </table:table-cell>
          <table:table-cell/>
          <table:table-cell table:formula="of:=INDIRECT(ADDRESS(MATCH([.$E49];ESFlag;1) ;2;1;1;[.$AK$1]))" office:value-type="string" office:string-value="Mejora todas las armas únicas en Nueva partida+" calcext:value-type="string">
            <text:p>Mejora todas las armas únicas en Nueva partida+</text:p>
          </table:table-cell>
          <table:table-cell table:number-columns-repeated="3"/>
          <table:table-cell table:formula="of:=INDIRECT(ADDRESS(MATCH([.$E49];ESFlag;1) ;2;1;1;[.$AK$1]))" office:value-type="string" office:string-value="Mejora todas las armas únicas en Nueva partida+" calcext:value-type="string">
            <text:p>Mejora todas las armas únicas en Nueva partida+</text:p>
          </table:table-cell>
          <table:table-cell table:number-columns-repeated="4"/>
          <table:table-cell table:formula="of:=INDIRECT(ADDRESS(MATCH([.$E49];FRFlag;1) ;2;1;1;[.$AT$1]))" office:value-type="string" office:string-value="Améliorer toutes les armes uniques d'une nouvelle partie+" calcext:value-type="string">
            <text:p>Améliorer toutes les armes uniques d'une nouvelle partie+</text:p>
          </table:table-cell>
          <table:table-cell table:number-columns-repeated="3"/>
          <table:table-cell table:formula="of:=INDIRECT(ADDRESS(MATCH([.$E49];FRFlag;1) ;2;1;1;[.$AT$1]))" office:value-type="string" office:string-value="Améliorer toutes les armes uniques d'une nouvelle partie+" calcext:value-type="string">
            <text:p>Améliorer toutes les armes uniques d'une nouvelle partie+</text:p>
          </table:table-cell>
          <table:table-cell table:number-columns-repeated="2"/>
          <table:table-cell table:formula="of:=INDIRECT(ADDRESS(MATCH([.$E49];ITFlag;1) ;2;1;1;[.$AX$1]))" office:value-type="string" office:string-value="Migliora tutte le armi uniche in modalità NP+" calcext:value-type="string">
            <text:p>Migliora tutte le armi uniche in modalità NP+</text:p>
          </table:table-cell>
          <table:table-cell table:formula="of:=INDIRECT(ADDRESS(MATCH([.$E49];ITFlag;1) ;2;1;1;[.$AX$1]))" office:value-type="string" office:string-value="Migliora tutte le armi uniche in modalità NP+" calcext:value-type="string">
            <text:p>Migliora tutte le armi uniche in modalità NP+</text:p>
          </table:table-cell>
          <table:table-cell table:formula="of:=INDIRECT(ADDRESS(MATCH([.$E49];JPFlag;1) ;2;1;1;[.$AZ$1]))" office:value-type="string" office:string-value="ニューゲーム+で特別な武器をすべてアップグレードした" calcext:value-type="string">
            <text:p>ニューゲーム+で特別な武器をすべてアップグレードした</text:p>
          </table:table-cell>
          <table:table-cell table:formula="of:=INDIRECT(ADDRESS(MATCH([.$E49];JPFlag;1) ;2;1;1;[.$AZ$1]))" office:value-type="string" office:string-value="ニューゲーム+で特別な武器をすべてアップグレードした" calcext:value-type="string">
            <text:p>ニューゲーム+で特別な武器をすべてアップグレードした</text:p>
          </table:table-cell>
          <table:table-cell table:formula="of:=INDIRECT(ADDRESS(MATCH([.$E49];KOFlag;1) ;2;1;1;[.$BB$1]))" office:value-type="string" office:string-value="새 게임+에서 모든 희귀 무기를 업그레이드" calcext:value-type="string">
            <text:p>새 게임+에서 모든 희귀 무기를 업그레이드</text:p>
          </table:table-cell>
          <table:table-cell table:formula="of:=INDIRECT(ADDRESS(MATCH([.$E49];KOFlag;1) ;2;1;1;[.$BB$1]))" office:value-type="string" office:string-value="새 게임+에서 모든 희귀 무기를 업그레이드" calcext:value-type="string">
            <text:p>새 게임+에서 모든 희귀 무기를 업그레이드</text:p>
          </table:table-cell>
          <table:table-cell table:number-columns-repeated="10"/>
          <table:table-cell table:formula="of:=INDIRECT(ADDRESS(MATCH([.$E49];RUFlag;1) ;2;1;1;[.$BN$1]))" office:value-type="string" office:string-value="Улучшить все уникальное оружие в новой игре+" calcext:value-type="string">
            <text:p>Улучшить все уникальное оружие в новой игре+</text:p>
          </table:table-cell>
          <table:table-cell table:formula="of:=INDIRECT(ADDRESS(MATCH([.$E49];RUFlag;1) ;2;1;1;[.$BN$1]))" office:value-type="string" office:string-value="Улучшить все уникальное оружие в новой игре+" calcext:value-type="string">
            <text:p>Улучшить все уникальное оружие в новой игре+</text:p>
          </table:table-cell>
          <table:table-cell table:number-columns-repeated="4"/>
          <table:table-cell table:formula="of:=INDIRECT(ADDRESS(MATCH([.$E49];ZHHansFlag;1) ;2;1;1;[.$BT$1]))" office:value-type="string" office:string-value="在新游戏+ 中升级所有特殊武器" calcext:value-type="string">
            <text:p>在新游戏+ 中升级所有特殊武器</text:p>
          </table:table-cell>
          <table:table-cell table:formula="of:=INDIRECT(ADDRESS(MATCH([.$E49];ZHHansFlag;1) ;2;1;1;[.$BT$1]))" office:value-type="string" office:string-value="在新游戏+ 中升级所有特殊武器" calcext:value-type="string">
            <text:p>在新游戏+ 中升级所有特殊武器</text:p>
          </table:table-cell>
          <table:table-cell table:formula="of:=INDIRECT(ADDRESS(MATCH([.$E49];ZHHantFlag;1) ;2;1;1;[.$BU$1]))" office:value-type="string" office:string-value="在新遊戲+ 中升級所有特殊武器" calcext:value-type="string">
            <text:p>在新遊戲+ 中升級所有特殊武器</text:p>
          </table:table-cell>
          <table:table-cell table:formula="of:=INDIRECT(ADDRESS(MATCH([.$E49];ZHHansFlag;1) ;2;1;1;[.$BT$1]))" office:value-type="string" office:string-value="在新游戏+ 中升级所有特殊武器" calcext:value-type="string">
            <text:p>在新游戏+ 中升级所有特殊武器</text:p>
          </table:table-cell>
          <table:table-cell table:formula="of:=INDIRECT(ADDRESS(MATCH([.$E49];ZHHantFlag;1) ;2;1;1;[.$BU$1]))" office:value-type="string" office:string-value="在新遊戲+ 中升級所有特殊武器" calcext:value-type="string">
            <text:p>在新遊戲+ 中升級所有特殊武器</text:p>
          </table:table-cell>
        </table:table-row>
        <table:table-row table:style-name="ro2">
          <table:table-cell office:value-type="string" calcext:value-type="string">
            <text:p>9fa1d485-c2f4-417f-886d-b5c8da1a541b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Upgrade all the unique armor in new game+</text:p>
          </table:table-cell>
          <table:table-cell table:formula="of:=MATCH([.C50];Value;1)" office:value-type="float" office:value="55" calcext:value-type="float">
            <text:p>55</text:p>
          </table:table-cell>
          <table:table-cell table:formula="of:=INDIRECT(ADDRESS([.D50];1;1;1;&quot;en-US&quot;))" office:value-type="string" office:string-value="$ACHV_UPGRADE_ALL_ARMOR_UNIQUE_DESC" calcext:value-type="string">
            <text:p>$ACHV_UPGRADE_ALL_ARMOR_UNIQUE_DESC</text:p>
          </table:table-cell>
          <table:table-cell table:number-columns-repeated="5"/>
          <table:table-cell table:formula="of:=INDIRECT(ADDRESS(MATCH([.$E50];DEFlag;1) ;2;1;1;[.$N$1]))" office:value-type="string" office:string-value="Verbessere alle einzigartigen Rüstungen in einem neuen Spiel+" calcext:value-type="string">
            <text:p>Verbessere alle einzigartigen Rüstungen in einem neuen Spiel+</text:p>
          </table:table-cell>
          <table:table-cell table:number-columns-repeated="2"/>
          <table:table-cell table:formula="of:=INDIRECT(ADDRESS(MATCH([.$E50];DEFlag;1) ;2;1;1;[.$N$1]))" office:value-type="string" office:string-value="Verbessere alle einzigartigen Rüstungen in einem neuen Spiel+" calcext:value-type="string">
            <text:p>Verbessere alle einzigartigen Rüstungen in einem neuen Spiel+</text:p>
          </table:table-cell>
          <table:table-cell table:formula="of:=[.$C50]" office:value-type="string" office:string-value="Upgrade all the unique armor in new game+" calcext:value-type="string">
            <text:p>Upgrade all the unique armor in new game+</text:p>
          </table:table-cell>
          <table:table-cell table:number-columns-repeated="15"/>
          <table:table-cell table:formula="of:=[.$C50]" office:value-type="string" office:string-value="Upgrade all the unique armor in new game+" calcext:value-type="string">
            <text:p>Upgrade all the unique armor in new game+</text:p>
          </table:table-cell>
          <table:table-cell/>
          <table:table-cell table:formula="of:=INDIRECT(ADDRESS(MATCH([.$E50];ESFlag;1) ;2;1;1;[.$AK$1]))" office:value-type="string" office:string-value="Mejora todas las armaduras únicas en Nueva partida+" calcext:value-type="string">
            <text:p>Mejora todas las armaduras únicas en Nueva partida+</text:p>
          </table:table-cell>
          <table:table-cell table:number-columns-repeated="3"/>
          <table:table-cell table:formula="of:=INDIRECT(ADDRESS(MATCH([.$E50];ESFlag;1) ;2;1;1;[.$AK$1]))" office:value-type="string" office:string-value="Mejora todas las armaduras únicas en Nueva partida+" calcext:value-type="string">
            <text:p>Mejora todas las armaduras únicas en Nueva partida+</text:p>
          </table:table-cell>
          <table:table-cell table:number-columns-repeated="4"/>
          <table:table-cell table:formula="of:=INDIRECT(ADDRESS(MATCH([.$E50];FRFlag;1) ;2;1;1;[.$AT$1]))" office:value-type="string" office:string-value="Améliorer toutes les armures uniques d'une nouvelle partie+" calcext:value-type="string">
            <text:p>Améliorer toutes les armures uniques d'une nouvelle partie+</text:p>
          </table:table-cell>
          <table:table-cell table:number-columns-repeated="3"/>
          <table:table-cell table:formula="of:=INDIRECT(ADDRESS(MATCH([.$E50];FRFlag;1) ;2;1;1;[.$AT$1]))" office:value-type="string" office:string-value="Améliorer toutes les armures uniques d'une nouvelle partie+" calcext:value-type="string">
            <text:p>Améliorer toutes les armures uniques d'une nouvelle partie+</text:p>
          </table:table-cell>
          <table:table-cell table:number-columns-repeated="2"/>
          <table:table-cell table:formula="of:=INDIRECT(ADDRESS(MATCH([.$E50];ITFlag;1) ;2;1;1;[.$AX$1]))" office:value-type="string" office:string-value="Migliora tutte le armature uniche in modalità NP+" calcext:value-type="string">
            <text:p>Migliora tutte le armature uniche in modalità NP+</text:p>
          </table:table-cell>
          <table:table-cell table:formula="of:=INDIRECT(ADDRESS(MATCH([.$E50];ITFlag;1) ;2;1;1;[.$AX$1]))" office:value-type="string" office:string-value="Migliora tutte le armature uniche in modalità NP+" calcext:value-type="string">
            <text:p>Migliora tutte le armature uniche in modalità NP+</text:p>
          </table:table-cell>
          <table:table-cell table:formula="of:=INDIRECT(ADDRESS(MATCH([.$E50];JPFlag;1) ;2;1;1;[.$AZ$1]))" office:value-type="string" office:string-value="ニューゲーム+で特別な鎧をすべてアップグレードした" calcext:value-type="string">
            <text:p>ニューゲーム+で特別な鎧をすべてアップグレードした</text:p>
          </table:table-cell>
          <table:table-cell table:formula="of:=INDIRECT(ADDRESS(MATCH([.$E50];JPFlag;1) ;2;1;1;[.$AZ$1]))" office:value-type="string" office:string-value="ニューゲーム+で特別な鎧をすべてアップグレードした" calcext:value-type="string">
            <text:p>ニューゲーム+で特別な鎧をすべてアップグレードした</text:p>
          </table:table-cell>
          <table:table-cell table:formula="of:=INDIRECT(ADDRESS(MATCH([.$E50];KOFlag;1) ;2;1;1;[.$BB$1]))" office:value-type="string" office:string-value="새 게임+에서 모든 희귀 방어구를 업그레이드" calcext:value-type="string">
            <text:p>새 게임+에서 모든 희귀 방어구를 업그레이드</text:p>
          </table:table-cell>
          <table:table-cell table:formula="of:=INDIRECT(ADDRESS(MATCH([.$E50];KOFlag;1) ;2;1;1;[.$BB$1]))" office:value-type="string" office:string-value="새 게임+에서 모든 희귀 방어구를 업그레이드" calcext:value-type="string">
            <text:p>새 게임+에서 모든 희귀 방어구를 업그레이드</text:p>
          </table:table-cell>
          <table:table-cell table:number-columns-repeated="10"/>
          <table:table-cell table:formula="of:=INDIRECT(ADDRESS(MATCH([.$E50];RUFlag;1) ;2;1;1;[.$BN$1]))" office:value-type="string" office:string-value="Улучшить всю уникальную броню в новой игре+" calcext:value-type="string">
            <text:p>Улучшить всю уникальную броню в новой игре+</text:p>
          </table:table-cell>
          <table:table-cell table:formula="of:=INDIRECT(ADDRESS(MATCH([.$E50];RUFlag;1) ;2;1;1;[.$BN$1]))" office:value-type="string" office:string-value="Улучшить всю уникальную броню в новой игре+" calcext:value-type="string">
            <text:p>Улучшить всю уникальную броню в новой игре+</text:p>
          </table:table-cell>
          <table:table-cell table:number-columns-repeated="4"/>
          <table:table-cell table:formula="of:=INDIRECT(ADDRESS(MATCH([.$E50];ZHHansFlag;1) ;2;1;1;[.$BT$1]))" office:value-type="string" office:string-value="在新游戏+ 中升级所有特殊护甲" calcext:value-type="string">
            <text:p>在新游戏+ 中升级所有特殊护甲</text:p>
          </table:table-cell>
          <table:table-cell table:formula="of:=INDIRECT(ADDRESS(MATCH([.$E50];ZHHansFlag;1) ;2;1;1;[.$BT$1]))" office:value-type="string" office:string-value="在新游戏+ 中升级所有特殊护甲" calcext:value-type="string">
            <text:p>在新游戏+ 中升级所有特殊护甲</text:p>
          </table:table-cell>
          <table:table-cell table:formula="of:=INDIRECT(ADDRESS(MATCH([.$E50];ZHHantFlag;1) ;2;1;1;[.$BU$1]))" office:value-type="string" office:string-value="在新遊戲+ 中升級所有特殊護甲" calcext:value-type="string">
            <text:p>在新遊戲+ 中升級所有特殊護甲</text:p>
          </table:table-cell>
          <table:table-cell table:formula="of:=INDIRECT(ADDRESS(MATCH([.$E50];ZHHansFlag;1) ;2;1;1;[.$BT$1]))" office:value-type="string" office:string-value="在新游戏+ 中升级所有特殊护甲" calcext:value-type="string">
            <text:p>在新游戏+ 中升级所有特殊护甲</text:p>
          </table:table-cell>
          <table:table-cell table:formula="of:=INDIRECT(ADDRESS(MATCH([.$E50];ZHHantFlag;1) ;2;1;1;[.$BU$1]))" office:value-type="string" office:string-value="在新遊戲+ 中升級所有特殊護甲" calcext:value-type="string">
            <text:p>在新遊戲+ 中升級所有特殊護甲</text:p>
          </table:table-cell>
        </table:table-row>
        <table:table-row table:style-name="ro1">
          <table:table-cell office:value-type="string" calcext:value-type="string">
            <text:p>9f16d185-58d4-428b-a8ee-d5609a01b243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Big Box o' Not-Dying</text:p>
          </table:table-cell>
          <table:table-cell table:formula="of:=MATCH([.C51];Value;1)" office:value-type="float" office:value="11" calcext:value-type="float">
            <text:p>11</text:p>
          </table:table-cell>
          <table:table-cell table:formula="of:=INDIRECT(ADDRESS([.D51];1;1;1;&quot;en-US&quot;))" office:value-type="string" office:string-value="$ACHV_UPGRADE_ALL_ARMOR_UNIQUE_TITLE" calcext:value-type="string">
            <text:p>$ACHV_UPGRADE_ALL_ARMOR_UNIQUE_TITLE</text:p>
          </table:table-cell>
          <table:table-cell table:number-columns-repeated="5"/>
          <table:table-cell table:formula="of:=INDIRECT(ADDRESS(MATCH([.$E51];DEFlag;1) ;2;1;1;[.$N$1]))" office:value-type="string" office:string-value="Große Box des Nichtsterbens" calcext:value-type="string">
            <text:p>Große Box des Nichtsterbens</text:p>
          </table:table-cell>
          <table:table-cell table:number-columns-repeated="2"/>
          <table:table-cell table:formula="of:=INDIRECT(ADDRESS(MATCH([.$E51];DEFlag;1) ;2;1;1;[.$N$1]))" office:value-type="string" office:string-value="Große Box des Nichtsterbens" calcext:value-type="string">
            <text:p>Große Box des Nichtsterbens</text:p>
          </table:table-cell>
          <table:table-cell table:formula="of:=[.$C51]" office:value-type="string" office:string-value="Big Box o' Not-Dying" calcext:value-type="string">
            <text:p>Big Box o' Not-Dying</text:p>
          </table:table-cell>
          <table:table-cell table:number-columns-repeated="15"/>
          <table:table-cell table:formula="of:=[.$C51]" office:value-type="string" office:string-value="Big Box o' Not-Dying" calcext:value-type="string">
            <text:p>Big Box o' Not-Dying</text:p>
          </table:table-cell>
          <table:table-cell/>
          <table:table-cell table:formula="of:=INDIRECT(ADDRESS(MATCH([.$E51];ESFlag;1) ;2;1;1;[.$AK$1]))" office:value-type="string" office:string-value="Chismes para sobrevivir" calcext:value-type="string">
            <text:p>Chismes para sobrevivir</text:p>
          </table:table-cell>
          <table:table-cell table:number-columns-repeated="3"/>
          <table:table-cell table:formula="of:=INDIRECT(ADDRESS(MATCH([.$E51];ESFlag;1) ;2;1;1;[.$AK$1]))" office:value-type="string" office:string-value="Chismes para sobrevivir" calcext:value-type="string">
            <text:p>Chismes para sobrevivir</text:p>
          </table:table-cell>
          <table:table-cell table:number-columns-repeated="4"/>
          <table:table-cell table:formula="of:=INDIRECT(ADDRESS(MATCH([.$E51];FRFlag;1) ;2;1;1;[.$AT$1]))" office:value-type="string" office:string-value="J'veux pas mourir !" calcext:value-type="string">
            <text:p>J'veux pas mourir !</text:p>
          </table:table-cell>
          <table:table-cell table:number-columns-repeated="3"/>
          <table:table-cell table:formula="of:=INDIRECT(ADDRESS(MATCH([.$E51];FRFlag;1) ;2;1;1;[.$AT$1]))" office:value-type="string" office:string-value="J'veux pas mourir !" calcext:value-type="string">
            <text:p>J'veux pas mourir !</text:p>
          </table:table-cell>
          <table:table-cell table:number-columns-repeated="2"/>
          <table:table-cell table:formula="of:=INDIRECT(ADDRESS(MATCH([.$E51];ITFlag;1) ;2;1;1;[.$AX$1]))" office:value-type="string" office:string-value="Invincibile" calcext:value-type="string">
            <text:p>Invincibile</text:p>
          </table:table-cell>
          <table:table-cell table:formula="of:=INDIRECT(ADDRESS(MATCH([.$E51];ITFlag;1) ;2;1;1;[.$AX$1]))" office:value-type="string" office:string-value="Invincibile" calcext:value-type="string">
            <text:p>Invincibile</text:p>
          </table:table-cell>
          <table:table-cell table:formula="of:=INDIRECT(ADDRESS(MATCH([.$E51];JPFlag;1) ;2;1;1;[.$AZ$1]))" office:value-type="string" office:string-value="不死身のコレクター" calcext:value-type="string">
            <text:p>不死身のコレクター</text:p>
          </table:table-cell>
          <table:table-cell table:formula="of:=INDIRECT(ADDRESS(MATCH([.$E51];JPFlag;1) ;2;1;1;[.$AZ$1]))" office:value-type="string" office:string-value="不死身のコレクター" calcext:value-type="string">
            <text:p>不死身のコレクター</text:p>
          </table:table-cell>
          <table:table-cell table:formula="of:=INDIRECT(ADDRESS(MATCH([.$E51];KOFlag;1) ;2;1;1;[.$BB$1]))" office:value-type="string" office:string-value="죽지 않는 것들의 큰 상자" calcext:value-type="string">
            <text:p>죽지 않는 것들의 큰 상자</text:p>
          </table:table-cell>
          <table:table-cell table:formula="of:=INDIRECT(ADDRESS(MATCH([.$E51];KOFlag;1) ;2;1;1;[.$BB$1]))" office:value-type="string" office:string-value="죽지 않는 것들의 큰 상자" calcext:value-type="string">
            <text:p>죽지 않는 것들의 큰 상자</text:p>
          </table:table-cell>
          <table:table-cell table:number-columns-repeated="10"/>
          <table:table-cell table:formula="of:=INDIRECT(ADDRESS(MATCH([.$E51];RUFlag;1) ;2;1;1;[.$BN$1]))" office:value-type="string" office:string-value="Коробка бессмертия" calcext:value-type="string">
            <text:p>Коробка бессмертия</text:p>
          </table:table-cell>
          <table:table-cell table:formula="of:=INDIRECT(ADDRESS(MATCH([.$E51];RUFlag;1) ;2;1;1;[.$BN$1]))" office:value-type="string" office:string-value="Коробка бессмертия" calcext:value-type="string">
            <text:p>Коробка бессмертия</text:p>
          </table:table-cell>
          <table:table-cell table:number-columns-repeated="4"/>
          <table:table-cell table:formula="of:=INDIRECT(ADDRESS(MATCH([.$E51];ZHHansFlag;1) ;2;1;1;[.$BT$1]))" office:value-type="string" office:string-value="大铠甲" calcext:value-type="string">
            <text:p>大铠甲</text:p>
          </table:table-cell>
          <table:table-cell table:formula="of:=INDIRECT(ADDRESS(MATCH([.$E51];ZHHansFlag;1) ;2;1;1;[.$BT$1]))" office:value-type="string" office:string-value="大铠甲" calcext:value-type="string">
            <text:p>大铠甲</text:p>
          </table:table-cell>
          <table:table-cell table:formula="of:=INDIRECT(ADDRESS(MATCH([.$E51];ZHHantFlag;1) ;2;1;1;[.$BU$1]))" office:value-type="string" office:string-value="大鎧甲" calcext:value-type="string">
            <text:p>大鎧甲</text:p>
          </table:table-cell>
          <table:table-cell table:formula="of:=INDIRECT(ADDRESS(MATCH([.$E51];ZHHansFlag;1) ;2;1;1;[.$BT$1]))" office:value-type="string" office:string-value="大铠甲" calcext:value-type="string">
            <text:p>大铠甲</text:p>
          </table:table-cell>
          <table:table-cell table:formula="of:=INDIRECT(ADDRESS(MATCH([.$E51];ZHHantFlag;1) ;2;1;1;[.$BU$1]))" office:value-type="string" office:string-value="大鎧甲" calcext:value-type="string">
            <text:p>大鎧甲</text:p>
          </table:table-cell>
        </table:table-row>
        <table:table-row table:style-name="ro2">
          <table:table-cell office:value-type="string" calcext:value-type="string">
            <text:p>9903ca47-6f98-481e-b667-a525027563b2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Upgrade all the unique armor in new game+</text:p>
          </table:table-cell>
          <table:table-cell table:formula="of:=MATCH([.C52];Value;1)" office:value-type="float" office:value="55" calcext:value-type="float">
            <text:p>55</text:p>
          </table:table-cell>
          <table:table-cell table:formula="of:=INDIRECT(ADDRESS([.D52];1;1;1;&quot;en-US&quot;))" office:value-type="string" office:string-value="$ACHV_UPGRADE_ALL_ARMOR_UNIQUE_DESC" calcext:value-type="string">
            <text:p>$ACHV_UPGRADE_ALL_ARMOR_UNIQUE_DESC</text:p>
          </table:table-cell>
          <table:table-cell table:number-columns-repeated="5"/>
          <table:table-cell table:formula="of:=INDIRECT(ADDRESS(MATCH([.$E52];DEFlag;1) ;2;1;1;[.$N$1]))" office:value-type="string" office:string-value="Verbessere alle einzigartigen Rüstungen in einem neuen Spiel+" calcext:value-type="string">
            <text:p>Verbessere alle einzigartigen Rüstungen in einem neuen Spiel+</text:p>
          </table:table-cell>
          <table:table-cell table:number-columns-repeated="2"/>
          <table:table-cell table:formula="of:=INDIRECT(ADDRESS(MATCH([.$E52];DEFlag;1) ;2;1;1;[.$N$1]))" office:value-type="string" office:string-value="Verbessere alle einzigartigen Rüstungen in einem neuen Spiel+" calcext:value-type="string">
            <text:p>Verbessere alle einzigartigen Rüstungen in einem neuen Spiel+</text:p>
          </table:table-cell>
          <table:table-cell table:formula="of:=[.$C52]" office:value-type="string" office:string-value="Upgrade all the unique armor in new game+" calcext:value-type="string">
            <text:p>Upgrade all the unique armor in new game+</text:p>
          </table:table-cell>
          <table:table-cell table:number-columns-repeated="15"/>
          <table:table-cell table:formula="of:=[.$C52]" office:value-type="string" office:string-value="Upgrade all the unique armor in new game+" calcext:value-type="string">
            <text:p>Upgrade all the unique armor in new game+</text:p>
          </table:table-cell>
          <table:table-cell/>
          <table:table-cell table:formula="of:=INDIRECT(ADDRESS(MATCH([.$E52];ESFlag;1) ;2;1;1;[.$AK$1]))" office:value-type="string" office:string-value="Mejora todas las armaduras únicas en Nueva partida+" calcext:value-type="string">
            <text:p>Mejora todas las armaduras únicas en Nueva partida+</text:p>
          </table:table-cell>
          <table:table-cell table:number-columns-repeated="3"/>
          <table:table-cell table:formula="of:=INDIRECT(ADDRESS(MATCH([.$E52];ESFlag;1) ;2;1;1;[.$AK$1]))" office:value-type="string" office:string-value="Mejora todas las armaduras únicas en Nueva partida+" calcext:value-type="string">
            <text:p>Mejora todas las armaduras únicas en Nueva partida+</text:p>
          </table:table-cell>
          <table:table-cell table:number-columns-repeated="4"/>
          <table:table-cell table:formula="of:=INDIRECT(ADDRESS(MATCH([.$E52];FRFlag;1) ;2;1;1;[.$AT$1]))" office:value-type="string" office:string-value="Améliorer toutes les armures uniques d'une nouvelle partie+" calcext:value-type="string">
            <text:p>Améliorer toutes les armures uniques d'une nouvelle partie+</text:p>
          </table:table-cell>
          <table:table-cell table:number-columns-repeated="3"/>
          <table:table-cell table:formula="of:=INDIRECT(ADDRESS(MATCH([.$E52];FRFlag;1) ;2;1;1;[.$AT$1]))" office:value-type="string" office:string-value="Améliorer toutes les armures uniques d'une nouvelle partie+" calcext:value-type="string">
            <text:p>Améliorer toutes les armures uniques d'une nouvelle partie+</text:p>
          </table:table-cell>
          <table:table-cell table:number-columns-repeated="2"/>
          <table:table-cell table:formula="of:=INDIRECT(ADDRESS(MATCH([.$E52];ITFlag;1) ;2;1;1;[.$AX$1]))" office:value-type="string" office:string-value="Migliora tutte le armature uniche in modalità NP+" calcext:value-type="string">
            <text:p>Migliora tutte le armature uniche in modalità NP+</text:p>
          </table:table-cell>
          <table:table-cell table:formula="of:=INDIRECT(ADDRESS(MATCH([.$E52];ITFlag;1) ;2;1;1;[.$AX$1]))" office:value-type="string" office:string-value="Migliora tutte le armature uniche in modalità NP+" calcext:value-type="string">
            <text:p>Migliora tutte le armature uniche in modalità NP+</text:p>
          </table:table-cell>
          <table:table-cell table:formula="of:=INDIRECT(ADDRESS(MATCH([.$E52];JPFlag;1) ;2;1;1;[.$AZ$1]))" office:value-type="string" office:string-value="ニューゲーム+で特別な鎧をすべてアップグレードした" calcext:value-type="string">
            <text:p>ニューゲーム+で特別な鎧をすべてアップグレードした</text:p>
          </table:table-cell>
          <table:table-cell table:formula="of:=INDIRECT(ADDRESS(MATCH([.$E52];JPFlag;1) ;2;1;1;[.$AZ$1]))" office:value-type="string" office:string-value="ニューゲーム+で特別な鎧をすべてアップグレードした" calcext:value-type="string">
            <text:p>ニューゲーム+で特別な鎧をすべてアップグレードした</text:p>
          </table:table-cell>
          <table:table-cell table:formula="of:=INDIRECT(ADDRESS(MATCH([.$E52];KOFlag;1) ;2;1;1;[.$BB$1]))" office:value-type="string" office:string-value="새 게임+에서 모든 희귀 방어구를 업그레이드" calcext:value-type="string">
            <text:p>새 게임+에서 모든 희귀 방어구를 업그레이드</text:p>
          </table:table-cell>
          <table:table-cell table:formula="of:=INDIRECT(ADDRESS(MATCH([.$E52];KOFlag;1) ;2;1;1;[.$BB$1]))" office:value-type="string" office:string-value="새 게임+에서 모든 희귀 방어구를 업그레이드" calcext:value-type="string">
            <text:p>새 게임+에서 모든 희귀 방어구를 업그레이드</text:p>
          </table:table-cell>
          <table:table-cell table:number-columns-repeated="10"/>
          <table:table-cell table:formula="of:=INDIRECT(ADDRESS(MATCH([.$E52];RUFlag;1) ;2;1;1;[.$BN$1]))" office:value-type="string" office:string-value="Улучшить всю уникальную броню в новой игре+" calcext:value-type="string">
            <text:p>Улучшить всю уникальную броню в новой игре+</text:p>
          </table:table-cell>
          <table:table-cell table:formula="of:=INDIRECT(ADDRESS(MATCH([.$E52];RUFlag;1) ;2;1;1;[.$BN$1]))" office:value-type="string" office:string-value="Улучшить всю уникальную броню в новой игре+" calcext:value-type="string">
            <text:p>Улучшить всю уникальную броню в новой игре+</text:p>
          </table:table-cell>
          <table:table-cell table:number-columns-repeated="4"/>
          <table:table-cell table:formula="of:=INDIRECT(ADDRESS(MATCH([.$E52];ZHHansFlag;1) ;2;1;1;[.$BT$1]))" office:value-type="string" office:string-value="在新游戏+ 中升级所有特殊护甲" calcext:value-type="string">
            <text:p>在新游戏+ 中升级所有特殊护甲</text:p>
          </table:table-cell>
          <table:table-cell table:formula="of:=INDIRECT(ADDRESS(MATCH([.$E52];ZHHansFlag;1) ;2;1;1;[.$BT$1]))" office:value-type="string" office:string-value="在新游戏+ 中升级所有特殊护甲" calcext:value-type="string">
            <text:p>在新游戏+ 中升级所有特殊护甲</text:p>
          </table:table-cell>
          <table:table-cell table:formula="of:=INDIRECT(ADDRESS(MATCH([.$E52];ZHHantFlag;1) ;2;1;1;[.$BU$1]))" office:value-type="string" office:string-value="在新遊戲+ 中升級所有特殊護甲" calcext:value-type="string">
            <text:p>在新遊戲+ 中升級所有特殊護甲</text:p>
          </table:table-cell>
          <table:table-cell table:formula="of:=INDIRECT(ADDRESS(MATCH([.$E52];ZHHansFlag;1) ;2;1;1;[.$BT$1]))" office:value-type="string" office:string-value="在新游戏+ 中升级所有特殊护甲" calcext:value-type="string">
            <text:p>在新游戏+ 中升级所有特殊护甲</text:p>
          </table:table-cell>
          <table:table-cell table:formula="of:=INDIRECT(ADDRESS(MATCH([.$E52];ZHHantFlag;1) ;2;1;1;[.$BU$1]))" office:value-type="string" office:string-value="在新遊戲+ 中升級所有特殊護甲" calcext:value-type="string">
            <text:p>在新遊戲+ 中升級所有特殊護甲</text:p>
          </table:table-cell>
        </table:table-row>
        <table:table-row table:style-name="ro2">
          <table:table-cell office:value-type="string" calcext:value-type="string">
            <text:p>56ec77c2-f101-4408-bac3-ba1a53d5315d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Earn all the books from bonus challenges in new game+</text:p>
          </table:table-cell>
          <table:table-cell table:formula="of:=MATCH([.C53];Value;1)" office:value-type="float" office:value="22" calcext:value-type="float">
            <text:p>22</text:p>
          </table:table-cell>
          <table:table-cell table:formula="of:=INDIRECT(ADDRESS([.D53];1;1;1;&quot;en-US&quot;))" office:value-type="string" office:string-value="$ACHV_HAVE_ALL_BOOKS_PLUS_DESC" calcext:value-type="string">
            <text:p>$ACHV_HAVE_ALL_BOOKS_PLUS_DESC</text:p>
          </table:table-cell>
          <table:table-cell table:number-columns-repeated="5"/>
          <table:table-cell table:formula="of:=INDIRECT(ADDRESS(MATCH([.$E53];DEFlag;1) ;2;1;1;[.$N$1]))" office:value-type="string" office:string-value="Kriege alle Herausforderungsbücher in einem neuen Spiel+" calcext:value-type="string">
            <text:p>Kriege alle Herausforderungsbücher in einem neuen Spiel+</text:p>
          </table:table-cell>
          <table:table-cell table:number-columns-repeated="2"/>
          <table:table-cell table:formula="of:=INDIRECT(ADDRESS(MATCH([.$E53];DEFlag;1) ;2;1;1;[.$N$1]))" office:value-type="string" office:string-value="Kriege alle Herausforderungsbücher in einem neuen Spiel+" calcext:value-type="string">
            <text:p>Kriege alle Herausforderungsbücher in einem neuen Spiel+</text:p>
          </table:table-cell>
          <table:table-cell table:formula="of:=[.$C53]" office:value-type="string" office:string-value="Earn all the books from bonus challenges in new game+" calcext:value-type="string">
            <text:p>Earn all the books from bonus challenges in new game+</text:p>
          </table:table-cell>
          <table:table-cell table:number-columns-repeated="15"/>
          <table:table-cell table:formula="of:=[.$C53]" office:value-type="string" office:string-value="Earn all the books from bonus challenges in new game+" calcext:value-type="string">
            <text:p>Earn all the books from bonus challenges in new game+</text:p>
          </table:table-cell>
          <table:table-cell/>
          <table:table-cell table:formula="of:=INDIRECT(ADDRESS(MATCH([.$E53];ESFlag;1) ;2;1;1;[.$AK$1]))" office:value-type="string" office:string-value="Consigue todos los libros de Bonus en Nueva partida+" calcext:value-type="string">
            <text:p>Consigue todos los libros de Bonus en Nueva partida+</text:p>
          </table:table-cell>
          <table:table-cell table:number-columns-repeated="3"/>
          <table:table-cell table:formula="of:=INDIRECT(ADDRESS(MATCH([.$E53];ESFlag;1) ;2;1;1;[.$AK$1]))" office:value-type="string" office:string-value="Consigue todos los libros de Bonus en Nueva partida+" calcext:value-type="string">
            <text:p>Consigue todos los libros de Bonus en Nueva partida+</text:p>
          </table:table-cell>
          <table:table-cell table:number-columns-repeated="4"/>
          <table:table-cell table:formula="of:=INDIRECT(ADDRESS(MATCH([.$E53];FRFlag;1) ;2;1;1;[.$AT$1]))" office:value-type="string" office:string-value="Posséder tous les livres des défis bonus d'une nouvelle partie+" calcext:value-type="string">
            <text:p>Posséder tous les livres des défis bonus d'une nouvelle partie+</text:p>
          </table:table-cell>
          <table:table-cell table:number-columns-repeated="3"/>
          <table:table-cell table:formula="of:=INDIRECT(ADDRESS(MATCH([.$E53];FRFlag;1) ;2;1;1;[.$AT$1]))" office:value-type="string" office:string-value="Posséder tous les livres des défis bonus d'une nouvelle partie+" calcext:value-type="string">
            <text:p>Posséder tous les livres des défis bonus d'une nouvelle partie+</text:p>
          </table:table-cell>
          <table:table-cell table:number-columns-repeated="2"/>
          <table:table-cell table:formula="of:=INDIRECT(ADDRESS(MATCH([.$E53];ITFlag;1) ;2;1;1;[.$AX$1]))" office:value-type="string" office:string-value="Ottieni tutti i libri dalle sfide bonus in modalità NP+" calcext:value-type="string">
            <text:p>Ottieni tutti i libri dalle sfide bonus in modalità NP+</text:p>
          </table:table-cell>
          <table:table-cell table:formula="of:=INDIRECT(ADDRESS(MATCH([.$E53];ITFlag;1) ;2;1;1;[.$AX$1]))" office:value-type="string" office:string-value="Ottieni tutti i libri dalle sfide bonus in modalità NP+" calcext:value-type="string">
            <text:p>Ottieni tutti i libri dalle sfide bonus in modalità NP+</text:p>
          </table:table-cell>
          <table:table-cell table:formula="of:=INDIRECT(ADDRESS(MATCH([.$E53];JPFlag;1) ;2;1;1;[.$AZ$1]))" office:value-type="string" office:string-value="ニューゲーム+のボーナスチャレンジですべての本を入手した" calcext:value-type="string">
            <text:p>ニューゲーム+のボーナスチャレンジですべての本を入手した</text:p>
          </table:table-cell>
          <table:table-cell table:formula="of:=INDIRECT(ADDRESS(MATCH([.$E53];JPFlag;1) ;2;1;1;[.$AZ$1]))" office:value-type="string" office:string-value="ニューゲーム+のボーナスチャレンジですべての本を入手した" calcext:value-type="string">
            <text:p>ニューゲーム+のボーナスチャレンジですべての本を入手した</text:p>
          </table:table-cell>
          <table:table-cell table:formula="of:=INDIRECT(ADDRESS(MATCH([.$E53];KOFlag;1) ;2;1;1;[.$BB$1]))" office:value-type="string" office:string-value="새 게임+의 추가 도전에서 모든 책 획득" calcext:value-type="string">
            <text:p>새 게임+의 추가 도전에서 모든 책 획득</text:p>
          </table:table-cell>
          <table:table-cell table:formula="of:=INDIRECT(ADDRESS(MATCH([.$E53];KOFlag;1) ;2;1;1;[.$BB$1]))" office:value-type="string" office:string-value="새 게임+의 추가 도전에서 모든 책 획득" calcext:value-type="string">
            <text:p>새 게임+의 추가 도전에서 모든 책 획득</text:p>
          </table:table-cell>
          <table:table-cell table:number-columns-repeated="10"/>
          <table:table-cell table:formula="of:=INDIRECT(ADDRESS(MATCH([.$E53];RUFlag;1) ;2;1;1;[.$BN$1]))" office:value-type="string" office:string-value="Получить все книги в бонусных испытаниях новой игры+" calcext:value-type="string">
            <text:p>Получить все книги в бонусных испытаниях новой игры+</text:p>
          </table:table-cell>
          <table:table-cell table:formula="of:=INDIRECT(ADDRESS(MATCH([.$E53];RUFlag;1) ;2;1;1;[.$BN$1]))" office:value-type="string" office:string-value="Получить все книги в бонусных испытаниях новой игры+" calcext:value-type="string">
            <text:p>Получить все книги в бонусных испытаниях новой игры+</text:p>
          </table:table-cell>
          <table:table-cell table:number-columns-repeated="4"/>
          <table:table-cell table:formula="of:=INDIRECT(ADDRESS(MATCH([.$E53];ZHHansFlag;1) ;2;1;1;[.$BT$1]))" office:value-type="string" office:string-value="在新游戏+ 的额外挑战中获得所有书籍" calcext:value-type="string">
            <text:p>在新游戏+ 的额外挑战中获得所有书籍</text:p>
          </table:table-cell>
          <table:table-cell table:formula="of:=INDIRECT(ADDRESS(MATCH([.$E53];ZHHansFlag;1) ;2;1;1;[.$BT$1]))" office:value-type="string" office:string-value="在新游戏+ 的额外挑战中获得所有书籍" calcext:value-type="string">
            <text:p>在新游戏+ 的额外挑战中获得所有书籍</text:p>
          </table:table-cell>
          <table:table-cell table:formula="of:=INDIRECT(ADDRESS(MATCH([.$E53];ZHHantFlag;1) ;2;1;1;[.$BU$1]))" office:value-type="string" office:string-value="在新遊戲+ 的額外挑戰中獲得所有書籍" calcext:value-type="string">
            <text:p>在新遊戲+ 的額外挑戰中獲得所有書籍</text:p>
          </table:table-cell>
          <table:table-cell table:formula="of:=INDIRECT(ADDRESS(MATCH([.$E53];ZHHansFlag;1) ;2;1;1;[.$BT$1]))" office:value-type="string" office:string-value="在新游戏+ 的额外挑战中获得所有书籍" calcext:value-type="string">
            <text:p>在新游戏+ 的额外挑战中获得所有书籍</text:p>
          </table:table-cell>
          <table:table-cell table:formula="of:=INDIRECT(ADDRESS(MATCH([.$E53];ZHHantFlag;1) ;2;1;1;[.$BU$1]))" office:value-type="string" office:string-value="在新遊戲+ 的額外挑戰中獲得所有書籍" calcext:value-type="string">
            <text:p>在新遊戲+ 的額外挑戰中獲得所有書籍</text:p>
          </table:table-cell>
        </table:table-row>
        <table:table-row table:style-name="ro1">
          <table:table-cell office:value-type="string" calcext:value-type="string">
            <text:p>4a30e0af-bcd8-4b87-9e79-67e1602e21d1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Book Dragon</text:p>
          </table:table-cell>
          <table:table-cell table:formula="of:=MATCH([.C54];Value;1)" office:value-type="float" office:value="12" calcext:value-type="float">
            <text:p>12</text:p>
          </table:table-cell>
          <table:table-cell table:formula="of:=INDIRECT(ADDRESS([.D54];1;1;1;&quot;en-US&quot;))" office:value-type="string" office:string-value="$ACHV_HAVE_ALL_BOOKS_PLUS_TITLE" calcext:value-type="string">
            <text:p>$ACHV_HAVE_ALL_BOOKS_PLUS_TITLE</text:p>
          </table:table-cell>
          <table:table-cell table:number-columns-repeated="5"/>
          <table:table-cell table:formula="of:=INDIRECT(ADDRESS(MATCH([.$E54];DEFlag;1) ;2;1;1;[.$N$1]))" office:value-type="string" office:string-value="Bücherdrache" calcext:value-type="string">
            <text:p>Bücherdrache</text:p>
          </table:table-cell>
          <table:table-cell table:number-columns-repeated="2"/>
          <table:table-cell table:formula="of:=INDIRECT(ADDRESS(MATCH([.$E54];DEFlag;1) ;2;1;1;[.$N$1]))" office:value-type="string" office:string-value="Bücherdrache" calcext:value-type="string">
            <text:p>Bücherdrache</text:p>
          </table:table-cell>
          <table:table-cell table:formula="of:=[.$C54]" office:value-type="string" office:string-value="Book Dragon" calcext:value-type="string">
            <text:p>Book Dragon</text:p>
          </table:table-cell>
          <table:table-cell table:number-columns-repeated="15"/>
          <table:table-cell table:formula="of:=[.$C54]" office:value-type="string" office:string-value="Book Dragon" calcext:value-type="string">
            <text:p>Book Dragon</text:p>
          </table:table-cell>
          <table:table-cell/>
          <table:table-cell table:formula="of:=INDIRECT(ADDRESS(MATCH([.$E54];ESFlag;1) ;2;1;1;[.$AK$1]))" office:value-type="string" office:string-value="Libro del dragón" calcext:value-type="string">
            <text:p>Libro del dragón</text:p>
          </table:table-cell>
          <table:table-cell table:number-columns-repeated="3"/>
          <table:table-cell table:formula="of:=INDIRECT(ADDRESS(MATCH([.$E54];ESFlag;1) ;2;1;1;[.$AK$1]))" office:value-type="string" office:string-value="Libro del dragón" calcext:value-type="string">
            <text:p>Libro del dragón</text:p>
          </table:table-cell>
          <table:table-cell table:number-columns-repeated="4"/>
          <table:table-cell table:formula="of:=INDIRECT(ADDRESS(MATCH([.$E54];FRFlag;1) ;2;1;1;[.$AT$1]))" office:value-type="string" office:string-value="Dragon de bibliothèque" calcext:value-type="string">
            <text:p>Dragon de bibliothèque</text:p>
          </table:table-cell>
          <table:table-cell table:number-columns-repeated="3"/>
          <table:table-cell table:formula="of:=INDIRECT(ADDRESS(MATCH([.$E54];FRFlag;1) ;2;1;1;[.$AT$1]))" office:value-type="string" office:string-value="Dragon de bibliothèque" calcext:value-type="string">
            <text:p>Dragon de bibliothèque</text:p>
          </table:table-cell>
          <table:table-cell table:number-columns-repeated="2"/>
          <table:table-cell table:formula="of:=INDIRECT(ADDRESS(MATCH([.$E54];ITFlag;1) ;2;1;1;[.$AX$1]))" office:value-type="string" office:string-value="Drago da Biblioteca" calcext:value-type="string">
            <text:p>Drago da Biblioteca</text:p>
          </table:table-cell>
          <table:table-cell table:formula="of:=INDIRECT(ADDRESS(MATCH([.$E54];ITFlag;1) ;2;1;1;[.$AX$1]))" office:value-type="string" office:string-value="Drago da Biblioteca" calcext:value-type="string">
            <text:p>Drago da Biblioteca</text:p>
          </table:table-cell>
          <table:table-cell table:formula="of:=INDIRECT(ADDRESS(MATCH([.$E54];JPFlag;1) ;2;1;1;[.$AZ$1]))" office:value-type="string" office:string-value="本の竜" calcext:value-type="string">
            <text:p>本の竜</text:p>
          </table:table-cell>
          <table:table-cell table:formula="of:=INDIRECT(ADDRESS(MATCH([.$E54];JPFlag;1) ;2;1;1;[.$AZ$1]))" office:value-type="string" office:string-value="本の竜" calcext:value-type="string">
            <text:p>本の竜</text:p>
          </table:table-cell>
          <table:table-cell table:formula="of:=INDIRECT(ADDRESS(MATCH([.$E54];KOFlag;1) ;2;1;1;[.$BB$1]))" office:value-type="string" office:string-value="책용" calcext:value-type="string">
            <text:p>책용</text:p>
          </table:table-cell>
          <table:table-cell table:formula="of:=INDIRECT(ADDRESS(MATCH([.$E54];KOFlag;1) ;2;1;1;[.$BB$1]))" office:value-type="string" office:string-value="책용" calcext:value-type="string">
            <text:p>책용</text:p>
          </table:table-cell>
          <table:table-cell table:number-columns-repeated="10"/>
          <table:table-cell table:formula="of:=INDIRECT(ADDRESS(MATCH([.$E54];RUFlag;1) ;2;1;1;[.$BN$1]))" office:value-type="string" office:string-value="Книга дракона" calcext:value-type="string">
            <text:p>Книга дракона</text:p>
          </table:table-cell>
          <table:table-cell table:formula="of:=INDIRECT(ADDRESS(MATCH([.$E54];RUFlag;1) ;2;1;1;[.$BN$1]))" office:value-type="string" office:string-value="Книга дракона" calcext:value-type="string">
            <text:p>Книга дракона</text:p>
          </table:table-cell>
          <table:table-cell table:number-columns-repeated="4"/>
          <table:table-cell table:formula="of:=INDIRECT(ADDRESS(MATCH([.$E54];ZHHansFlag;1) ;2;1;1;[.$BT$1]))" office:value-type="string" office:string-value="超级书呆子" calcext:value-type="string">
            <text:p>超级书呆子</text:p>
          </table:table-cell>
          <table:table-cell table:formula="of:=INDIRECT(ADDRESS(MATCH([.$E54];ZHHansFlag;1) ;2;1;1;[.$BT$1]))" office:value-type="string" office:string-value="超级书呆子" calcext:value-type="string">
            <text:p>超级书呆子</text:p>
          </table:table-cell>
          <table:table-cell table:formula="of:=INDIRECT(ADDRESS(MATCH([.$E54];ZHHantFlag;1) ;2;1;1;[.$BU$1]))" office:value-type="string" office:string-value="超級書呆子" calcext:value-type="string">
            <text:p>超級書呆子</text:p>
          </table:table-cell>
          <table:table-cell table:formula="of:=INDIRECT(ADDRESS(MATCH([.$E54];ZHHansFlag;1) ;2;1;1;[.$BT$1]))" office:value-type="string" office:string-value="超级书呆子" calcext:value-type="string">
            <text:p>超级书呆子</text:p>
          </table:table-cell>
          <table:table-cell table:formula="of:=INDIRECT(ADDRESS(MATCH([.$E54];ZHHantFlag;1) ;2;1;1;[.$BU$1]))" office:value-type="string" office:string-value="超級書呆子" calcext:value-type="string">
            <text:p>超級書呆子</text:p>
          </table:table-cell>
        </table:table-row>
        <table:table-row table:style-name="ro2">
          <table:table-cell office:value-type="string" calcext:value-type="string">
            <text:p>32d20d81-183b-4666-b6d1-85efa92a0b57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Earn all the books from bonus challenges in new game+</text:p>
          </table:table-cell>
          <table:table-cell table:formula="of:=MATCH([.C55];Value;1)" office:value-type="float" office:value="22" calcext:value-type="float">
            <text:p>22</text:p>
          </table:table-cell>
          <table:table-cell table:formula="of:=INDIRECT(ADDRESS([.D55];1;1;1;&quot;en-US&quot;))" office:value-type="string" office:string-value="$ACHV_HAVE_ALL_BOOKS_PLUS_DESC" calcext:value-type="string">
            <text:p>$ACHV_HAVE_ALL_BOOKS_PLUS_DESC</text:p>
          </table:table-cell>
          <table:table-cell table:number-columns-repeated="5"/>
          <table:table-cell table:formula="of:=INDIRECT(ADDRESS(MATCH([.$E55];DEFlag;1) ;2;1;1;[.$N$1]))" office:value-type="string" office:string-value="Kriege alle Herausforderungsbücher in einem neuen Spiel+" calcext:value-type="string">
            <text:p>Kriege alle Herausforderungsbücher in einem neuen Spiel+</text:p>
          </table:table-cell>
          <table:table-cell table:number-columns-repeated="2"/>
          <table:table-cell table:formula="of:=INDIRECT(ADDRESS(MATCH([.$E55];DEFlag;1) ;2;1;1;[.$N$1]))" office:value-type="string" office:string-value="Kriege alle Herausforderungsbücher in einem neuen Spiel+" calcext:value-type="string">
            <text:p>Kriege alle Herausforderungsbücher in einem neuen Spiel+</text:p>
          </table:table-cell>
          <table:table-cell table:formula="of:=[.$C55]" office:value-type="string" office:string-value="Earn all the books from bonus challenges in new game+" calcext:value-type="string">
            <text:p>Earn all the books from bonus challenges in new game+</text:p>
          </table:table-cell>
          <table:table-cell table:number-columns-repeated="15"/>
          <table:table-cell table:formula="of:=[.$C55]" office:value-type="string" office:string-value="Earn all the books from bonus challenges in new game+" calcext:value-type="string">
            <text:p>Earn all the books from bonus challenges in new game+</text:p>
          </table:table-cell>
          <table:table-cell/>
          <table:table-cell table:formula="of:=INDIRECT(ADDRESS(MATCH([.$E55];ESFlag;1) ;2;1;1;[.$AK$1]))" office:value-type="string" office:string-value="Consigue todos los libros de Bonus en Nueva partida+" calcext:value-type="string">
            <text:p>Consigue todos los libros de Bonus en Nueva partida+</text:p>
          </table:table-cell>
          <table:table-cell table:number-columns-repeated="3"/>
          <table:table-cell table:formula="of:=INDIRECT(ADDRESS(MATCH([.$E55];ESFlag;1) ;2;1;1;[.$AK$1]))" office:value-type="string" office:string-value="Consigue todos los libros de Bonus en Nueva partida+" calcext:value-type="string">
            <text:p>Consigue todos los libros de Bonus en Nueva partida+</text:p>
          </table:table-cell>
          <table:table-cell table:number-columns-repeated="4"/>
          <table:table-cell table:formula="of:=INDIRECT(ADDRESS(MATCH([.$E55];FRFlag;1) ;2;1;1;[.$AT$1]))" office:value-type="string" office:string-value="Posséder tous les livres des défis bonus d'une nouvelle partie+" calcext:value-type="string">
            <text:p>Posséder tous les livres des défis bonus d'une nouvelle partie+</text:p>
          </table:table-cell>
          <table:table-cell table:number-columns-repeated="3"/>
          <table:table-cell table:formula="of:=INDIRECT(ADDRESS(MATCH([.$E55];FRFlag;1) ;2;1;1;[.$AT$1]))" office:value-type="string" office:string-value="Posséder tous les livres des défis bonus d'une nouvelle partie+" calcext:value-type="string">
            <text:p>Posséder tous les livres des défis bonus d'une nouvelle partie+</text:p>
          </table:table-cell>
          <table:table-cell table:number-columns-repeated="2"/>
          <table:table-cell table:formula="of:=INDIRECT(ADDRESS(MATCH([.$E55];ITFlag;1) ;2;1;1;[.$AX$1]))" office:value-type="string" office:string-value="Ottieni tutti i libri dalle sfide bonus in modalità NP+" calcext:value-type="string">
            <text:p>Ottieni tutti i libri dalle sfide bonus in modalità NP+</text:p>
          </table:table-cell>
          <table:table-cell table:formula="of:=INDIRECT(ADDRESS(MATCH([.$E55];ITFlag;1) ;2;1;1;[.$AX$1]))" office:value-type="string" office:string-value="Ottieni tutti i libri dalle sfide bonus in modalità NP+" calcext:value-type="string">
            <text:p>Ottieni tutti i libri dalle sfide bonus in modalità NP+</text:p>
          </table:table-cell>
          <table:table-cell table:formula="of:=INDIRECT(ADDRESS(MATCH([.$E55];JPFlag;1) ;2;1;1;[.$AZ$1]))" office:value-type="string" office:string-value="ニューゲーム+のボーナスチャレンジですべての本を入手した" calcext:value-type="string">
            <text:p>ニューゲーム+のボーナスチャレンジですべての本を入手した</text:p>
          </table:table-cell>
          <table:table-cell table:formula="of:=INDIRECT(ADDRESS(MATCH([.$E55];JPFlag;1) ;2;1;1;[.$AZ$1]))" office:value-type="string" office:string-value="ニューゲーム+のボーナスチャレンジですべての本を入手した" calcext:value-type="string">
            <text:p>ニューゲーム+のボーナスチャレンジですべての本を入手した</text:p>
          </table:table-cell>
          <table:table-cell table:formula="of:=INDIRECT(ADDRESS(MATCH([.$E55];KOFlag;1) ;2;1;1;[.$BB$1]))" office:value-type="string" office:string-value="새 게임+의 추가 도전에서 모든 책 획득" calcext:value-type="string">
            <text:p>새 게임+의 추가 도전에서 모든 책 획득</text:p>
          </table:table-cell>
          <table:table-cell table:formula="of:=INDIRECT(ADDRESS(MATCH([.$E55];KOFlag;1) ;2;1;1;[.$BB$1]))" office:value-type="string" office:string-value="새 게임+의 추가 도전에서 모든 책 획득" calcext:value-type="string">
            <text:p>새 게임+의 추가 도전에서 모든 책 획득</text:p>
          </table:table-cell>
          <table:table-cell table:number-columns-repeated="10"/>
          <table:table-cell table:formula="of:=INDIRECT(ADDRESS(MATCH([.$E55];RUFlag;1) ;2;1;1;[.$BN$1]))" office:value-type="string" office:string-value="Получить все книги в бонусных испытаниях новой игры+" calcext:value-type="string">
            <text:p>Получить все книги в бонусных испытаниях новой игры+</text:p>
          </table:table-cell>
          <table:table-cell table:formula="of:=INDIRECT(ADDRESS(MATCH([.$E55];RUFlag;1) ;2;1;1;[.$BN$1]))" office:value-type="string" office:string-value="Получить все книги в бонусных испытаниях новой игры+" calcext:value-type="string">
            <text:p>Получить все книги в бонусных испытаниях новой игры+</text:p>
          </table:table-cell>
          <table:table-cell table:number-columns-repeated="4"/>
          <table:table-cell table:formula="of:=INDIRECT(ADDRESS(MATCH([.$E55];ZHHansFlag;1) ;2;1;1;[.$BT$1]))" office:value-type="string" office:string-value="在新游戏+ 的额外挑战中获得所有书籍" calcext:value-type="string">
            <text:p>在新游戏+ 的额外挑战中获得所有书籍</text:p>
          </table:table-cell>
          <table:table-cell table:formula="of:=INDIRECT(ADDRESS(MATCH([.$E55];ZHHansFlag;1) ;2;1;1;[.$BT$1]))" office:value-type="string" office:string-value="在新游戏+ 的额外挑战中获得所有书籍" calcext:value-type="string">
            <text:p>在新游戏+ 的额外挑战中获得所有书籍</text:p>
          </table:table-cell>
          <table:table-cell table:formula="of:=INDIRECT(ADDRESS(MATCH([.$E55];ZHHantFlag;1) ;2;1;1;[.$BU$1]))" office:value-type="string" office:string-value="在新遊戲+ 的額外挑戰中獲得所有書籍" calcext:value-type="string">
            <text:p>在新遊戲+ 的額外挑戰中獲得所有書籍</text:p>
          </table:table-cell>
          <table:table-cell table:formula="of:=INDIRECT(ADDRESS(MATCH([.$E55];ZHHansFlag;1) ;2;1;1;[.$BT$1]))" office:value-type="string" office:string-value="在新游戏+ 的额外挑战中获得所有书籍" calcext:value-type="string">
            <text:p>在新游戏+ 的额外挑战中获得所有书籍</text:p>
          </table:table-cell>
          <table:table-cell table:formula="of:=INDIRECT(ADDRESS(MATCH([.$E55];ZHHantFlag;1) ;2;1;1;[.$BU$1]))" office:value-type="string" office:string-value="在新遊戲+ 的額外挑戰中獲得所有書籍" calcext:value-type="string">
            <text:p>在新遊戲+ 的額外挑戰中獲得所有書籍</text:p>
          </table:table-cell>
        </table:table-row>
        <table:table-row table:style-name="ro2">
          <table:table-cell office:value-type="string" calcext:value-type="string">
            <text:p>4907417e-5f6e-443a-894b-617835ec3470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Reach wave 100 on Endless Challenge 2 in new game+</text:p>
          </table:table-cell>
          <table:table-cell table:formula="of:=MATCH([.C56];Value;1)" office:value-type="float" office:value="46" calcext:value-type="float">
            <text:p>46</text:p>
          </table:table-cell>
          <table:table-cell table:formula="of:=INDIRECT(ADDRESS([.D56];1;1;1;&quot;en-US&quot;))" office:value-type="string" office:string-value="$ACHV_ENDLESS_100_PLUS_DESC" calcext:value-type="string">
            <text:p>$ACHV_ENDLESS_100_PLUS_DESC</text:p>
          </table:table-cell>
          <table:table-cell table:number-columns-repeated="5"/>
          <table:table-cell table:formula="of:=INDIRECT(ADDRESS(MATCH([.$E56];DEFlag;1) ;2;1;1;[.$N$1]))" office:value-type="string" office:string-value="Erreiche Welle 100 in der Endlos 2 in einem neuen Spiel+" calcext:value-type="string">
            <text:p>Erreiche Welle 100 in der Endlos 2 in einem neuen Spiel+</text:p>
          </table:table-cell>
          <table:table-cell table:number-columns-repeated="2"/>
          <table:table-cell table:formula="of:=INDIRECT(ADDRESS(MATCH([.$E56];DEFlag;1) ;2;1;1;[.$N$1]))" office:value-type="string" office:string-value="Erreiche Welle 100 in der Endlos 2 in einem neuen Spiel+" calcext:value-type="string">
            <text:p>Erreiche Welle 100 in der Endlos 2 in einem neuen Spiel+</text:p>
          </table:table-cell>
          <table:table-cell table:formula="of:=[.$C56]" office:value-type="string" office:string-value="Reach wave 100 on Endless Challenge 2 in new game+" calcext:value-type="string">
            <text:p>Reach wave 100 on Endless Challenge 2 in new game+</text:p>
          </table:table-cell>
          <table:table-cell table:number-columns-repeated="15"/>
          <table:table-cell table:formula="of:=[.$C56]" office:value-type="string" office:string-value="Reach wave 100 on Endless Challenge 2 in new game+" calcext:value-type="string">
            <text:p>Reach wave 100 on Endless Challenge 2 in new game+</text:p>
          </table:table-cell>
          <table:table-cell/>
          <table:table-cell table:formula="of:=INDIRECT(ADDRESS(MATCH([.$E56];ESFlag;1) ;2;1;1;[.$AK$1]))" office:value-type="string" office:string-value="Alcanza la oleada 100 en el Desafío infinito 2 en Nueva partida+" calcext:value-type="string">
            <text:p>Alcanza la oleada 100 en el Desafío infinito 2 en Nueva partida+</text:p>
          </table:table-cell>
          <table:table-cell table:number-columns-repeated="3"/>
          <table:table-cell table:formula="of:=INDIRECT(ADDRESS(MATCH([.$E56];ESFlag;1) ;2;1;1;[.$AK$1]))" office:value-type="string" office:string-value="Alcanza la oleada 100 en el Desafío infinito 2 en Nueva partida+" calcext:value-type="string">
            <text:p>Alcanza la oleada 100 en el Desafío infinito 2 en Nueva partida+</text:p>
          </table:table-cell>
          <table:table-cell table:number-columns-repeated="4"/>
          <table:table-cell table:formula="of:=INDIRECT(ADDRESS(MATCH([.$E56];FRFlag;1) ;2;1;1;[.$AT$1]))" office:value-type="string" office:string-value="Atteindre la vague 100 en mode Défi Infini 2 d'une partie+" calcext:value-type="string">
            <text:p>Atteindre la vague 100 en mode Défi Infini 2 d'une partie+</text:p>
          </table:table-cell>
          <table:table-cell table:number-columns-repeated="3"/>
          <table:table-cell table:formula="of:=INDIRECT(ADDRESS(MATCH([.$E56];FRFlag;1) ;2;1;1;[.$AT$1]))" office:value-type="string" office:string-value="Atteindre la vague 100 en mode Défi Infini 2 d'une partie+" calcext:value-type="string">
            <text:p>Atteindre la vague 100 en mode Défi Infini 2 d'une partie+</text:p>
          </table:table-cell>
          <table:table-cell table:number-columns-repeated="2"/>
          <table:table-cell table:formula="of:=INDIRECT(ADDRESS(MATCH([.$E56];ITFlag;1) ;2;1;1;[.$AX$1]))" office:value-type="string" office:string-value="Raggiungi la centesima ondata della Sfida Infinita 2 in modalità NP+" calcext:value-type="string">
            <text:p>Raggiungi la centesima ondata della Sfida Infinita 2 in modalità NP+</text:p>
          </table:table-cell>
          <table:table-cell table:formula="of:=INDIRECT(ADDRESS(MATCH([.$E56];ITFlag;1) ;2;1;1;[.$AX$1]))" office:value-type="string" office:string-value="Raggiungi la centesima ondata della Sfida Infinita 2 in modalità NP+" calcext:value-type="string">
            <text:p>Raggiungi la centesima ondata della Sfida Infinita 2 in modalità NP+</text:p>
          </table:table-cell>
          <table:table-cell table:formula="of:=INDIRECT(ADDRESS(MATCH([.$E56];JPFlag;1) ;2;1;1;[.$AZ$1]))" office:value-type="string" office:string-value="ニューゲーム+のエンドレス2でwave100に到達した" calcext:value-type="string">
            <text:p>ニューゲーム+のエンドレス2でwave100に到達した</text:p>
          </table:table-cell>
          <table:table-cell table:formula="of:=INDIRECT(ADDRESS(MATCH([.$E56];JPFlag;1) ;2;1;1;[.$AZ$1]))" office:value-type="string" office:string-value="ニューゲーム+のエンドレス2でwave100に到達した" calcext:value-type="string">
            <text:p>ニューゲーム+のエンドレス2でwave100に到達した</text:p>
          </table:table-cell>
          <table:table-cell table:formula="of:=INDIRECT(ADDRESS(MATCH([.$E56];KOFlag;1) ;2;1;1;[.$BB$1]))" office:value-type="string" office:string-value="새 게임+의 무한 도전 2에서 100번째 웨이브에 도달" calcext:value-type="string">
            <text:p>새 게임+의 무한 도전 2에서 100번째 웨이브에 도달</text:p>
          </table:table-cell>
          <table:table-cell table:formula="of:=INDIRECT(ADDRESS(MATCH([.$E56];KOFlag;1) ;2;1;1;[.$BB$1]))" office:value-type="string" office:string-value="새 게임+의 무한 도전 2에서 100번째 웨이브에 도달" calcext:value-type="string">
            <text:p>새 게임+의 무한 도전 2에서 100번째 웨이브에 도달</text:p>
          </table:table-cell>
          <table:table-cell table:number-columns-repeated="10"/>
          <table:table-cell table:formula="of:=INDIRECT(ADDRESS(MATCH([.$E56];RUFlag;1) ;2;1;1;[.$BN$1]))" office:value-type="string" office:string-value="Достичь волны 100 в Выживании 2 в новой игре+" calcext:value-type="string">
            <text:p>Достичь волны 100 в Выживании 2 в новой игре+</text:p>
          </table:table-cell>
          <table:table-cell table:formula="of:=INDIRECT(ADDRESS(MATCH([.$E56];RUFlag;1) ;2;1;1;[.$BN$1]))" office:value-type="string" office:string-value="Достичь волны 100 в Выживании 2 в новой игре+" calcext:value-type="string">
            <text:p>Достичь волны 100 в Выживании 2 в новой игре+</text:p>
          </table:table-cell>
          <table:table-cell table:number-columns-repeated="4"/>
          <table:table-cell table:formula="of:=INDIRECT(ADDRESS(MATCH([.$E56];ZHHansFlag;1) ;2;1;1;[.$BT$1]))" office:value-type="string" office:string-value="在新游戏+ 无尽挑战 2中，击败100波敌人" calcext:value-type="string">
            <text:p>在新游戏+ 无尽挑战 2中，击败100波敌人</text:p>
          </table:table-cell>
          <table:table-cell table:formula="of:=INDIRECT(ADDRESS(MATCH([.$E56];ZHHansFlag;1) ;2;1;1;[.$BT$1]))" office:value-type="string" office:string-value="在新游戏+ 无尽挑战 2中，击败100波敌人" calcext:value-type="string">
            <text:p>在新游戏+ 无尽挑战 2中，击败100波敌人</text:p>
          </table:table-cell>
          <table:table-cell table:formula="of:=INDIRECT(ADDRESS(MATCH([.$E56];ZHHantFlag;1) ;2;1;1;[.$BU$1]))" office:value-type="string" office:string-value="在新遊戲+ 無盡挑戰 2中，擊敗100波敵人" calcext:value-type="string">
            <text:p>在新遊戲+ 無盡挑戰 2中，擊敗100波敵人</text:p>
          </table:table-cell>
          <table:table-cell table:formula="of:=INDIRECT(ADDRESS(MATCH([.$E56];ZHHansFlag;1) ;2;1;1;[.$BT$1]))" office:value-type="string" office:string-value="在新游戏+ 无尽挑战 2中，击败100波敌人" calcext:value-type="string">
            <text:p>在新游戏+ 无尽挑战 2中，击败100波敌人</text:p>
          </table:table-cell>
          <table:table-cell table:formula="of:=INDIRECT(ADDRESS(MATCH([.$E56];ZHHantFlag;1) ;2;1;1;[.$BU$1]))" office:value-type="string" office:string-value="在新遊戲+ 無盡挑戰 2中，擊敗100波敵人" calcext:value-type="string">
            <text:p>在新遊戲+ 無盡挑戰 2中，擊敗100波敵人</text:p>
          </table:table-cell>
        </table:table-row>
        <table:table-row table:style-name="ro1">
          <table:table-cell office:value-type="string" calcext:value-type="string">
            <text:p>ff781597-d294-4ab7-b30d-e22cb08afbea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Marathon</text:p>
          </table:table-cell>
          <table:table-cell table:formula="of:=MATCH([.C57];Value;1)" office:value-type="float" office:value="41" calcext:value-type="float">
            <text:p>41</text:p>
          </table:table-cell>
          <table:table-cell table:formula="of:=INDIRECT(ADDRESS([.D57];1;1;1;&quot;en-US&quot;))" office:value-type="string" office:string-value="$ACHV_ENDLESS_100_PLUS_TITLE" calcext:value-type="string">
            <text:p>$ACHV_ENDLESS_100_PLUS_TITLE</text:p>
          </table:table-cell>
          <table:table-cell table:number-columns-repeated="5"/>
          <table:table-cell table:formula="of:=INDIRECT(ADDRESS(MATCH([.$E57];DEFlag;1) ;2;1;1;[.$N$1]))" office:value-type="string" office:string-value="Marathon" calcext:value-type="string">
            <text:p>Marathon</text:p>
          </table:table-cell>
          <table:table-cell table:number-columns-repeated="2"/>
          <table:table-cell table:formula="of:=INDIRECT(ADDRESS(MATCH([.$E57];DEFlag;1) ;2;1;1;[.$N$1]))" office:value-type="string" office:string-value="Marathon" calcext:value-type="string">
            <text:p>Marathon</text:p>
          </table:table-cell>
          <table:table-cell table:formula="of:=[.$C57]" office:value-type="string" office:string-value="Marathon" calcext:value-type="string">
            <text:p>Marathon</text:p>
          </table:table-cell>
          <table:table-cell table:number-columns-repeated="15"/>
          <table:table-cell table:formula="of:=[.$C57]" office:value-type="string" office:string-value="Marathon" calcext:value-type="string">
            <text:p>Marathon</text:p>
          </table:table-cell>
          <table:table-cell/>
          <table:table-cell table:formula="of:=INDIRECT(ADDRESS(MATCH([.$E57];ESFlag;1) ;2;1;1;[.$AK$1]))" office:value-type="string" office:string-value="Maratón" calcext:value-type="string">
            <text:p>Maratón</text:p>
          </table:table-cell>
          <table:table-cell table:number-columns-repeated="3"/>
          <table:table-cell table:formula="of:=INDIRECT(ADDRESS(MATCH([.$E57];ESFlag;1) ;2;1;1;[.$AK$1]))" office:value-type="string" office:string-value="Maratón" calcext:value-type="string">
            <text:p>Maratón</text:p>
          </table:table-cell>
          <table:table-cell table:number-columns-repeated="4"/>
          <table:table-cell table:formula="of:=INDIRECT(ADDRESS(MATCH([.$E57];FRFlag;1) ;2;1;1;[.$AT$1]))" office:value-type="string" office:string-value="Marathon" calcext:value-type="string">
            <text:p>Marathon</text:p>
          </table:table-cell>
          <table:table-cell table:number-columns-repeated="3"/>
          <table:table-cell table:formula="of:=INDIRECT(ADDRESS(MATCH([.$E57];FRFlag;1) ;2;1;1;[.$AT$1]))" office:value-type="string" office:string-value="Marathon" calcext:value-type="string">
            <text:p>Marathon</text:p>
          </table:table-cell>
          <table:table-cell table:number-columns-repeated="2"/>
          <table:table-cell table:formula="of:=INDIRECT(ADDRESS(MATCH([.$E57];ITFlag;1) ;2;1;1;[.$AX$1]))" office:value-type="string" office:string-value="Maratona" calcext:value-type="string">
            <text:p>Maratona</text:p>
          </table:table-cell>
          <table:table-cell table:formula="of:=INDIRECT(ADDRESS(MATCH([.$E57];ITFlag;1) ;2;1;1;[.$AX$1]))" office:value-type="string" office:string-value="Maratona" calcext:value-type="string">
            <text:p>Maratona</text:p>
          </table:table-cell>
          <table:table-cell table:formula="of:=INDIRECT(ADDRESS(MATCH([.$E57];JPFlag;1) ;2;1;1;[.$AZ$1]))" office:value-type="string" office:string-value="マラソン" calcext:value-type="string">
            <text:p>マラソン</text:p>
          </table:table-cell>
          <table:table-cell table:formula="of:=INDIRECT(ADDRESS(MATCH([.$E57];JPFlag;1) ;2;1;1;[.$AZ$1]))" office:value-type="string" office:string-value="マラソン" calcext:value-type="string">
            <text:p>マラソン</text:p>
          </table:table-cell>
          <table:table-cell table:formula="of:=INDIRECT(ADDRESS(MATCH([.$E57];KOFlag;1) ;2;1;1;[.$BB$1]))" office:value-type="string" office:string-value="마라톤" calcext:value-type="string">
            <text:p>마라톤</text:p>
          </table:table-cell>
          <table:table-cell table:formula="of:=INDIRECT(ADDRESS(MATCH([.$E57];KOFlag;1) ;2;1;1;[.$BB$1]))" office:value-type="string" office:string-value="마라톤" calcext:value-type="string">
            <text:p>마라톤</text:p>
          </table:table-cell>
          <table:table-cell table:number-columns-repeated="10"/>
          <table:table-cell table:formula="of:=INDIRECT(ADDRESS(MATCH([.$E57];RUFlag;1) ;2;1;1;[.$BN$1]))" office:value-type="string" office:string-value="Марафон" calcext:value-type="string">
            <text:p>Марафон</text:p>
          </table:table-cell>
          <table:table-cell table:formula="of:=INDIRECT(ADDRESS(MATCH([.$E57];RUFlag;1) ;2;1;1;[.$BN$1]))" office:value-type="string" office:string-value="Марафон" calcext:value-type="string">
            <text:p>Марафон</text:p>
          </table:table-cell>
          <table:table-cell table:number-columns-repeated="4"/>
          <table:table-cell table:formula="of:=INDIRECT(ADDRESS(MATCH([.$E57];ZHHansFlag;1) ;2;1;1;[.$BT$1]))" office:value-type="string" office:string-value="马拉松" calcext:value-type="string">
            <text:p>马拉松</text:p>
          </table:table-cell>
          <table:table-cell table:formula="of:=INDIRECT(ADDRESS(MATCH([.$E57];ZHHansFlag;1) ;2;1;1;[.$BT$1]))" office:value-type="string" office:string-value="马拉松" calcext:value-type="string">
            <text:p>马拉松</text:p>
          </table:table-cell>
          <table:table-cell table:formula="of:=INDIRECT(ADDRESS(MATCH([.$E57];ZHHantFlag;1) ;2;1;1;[.$BU$1]))" office:value-type="string" office:string-value="馬拉松" calcext:value-type="string">
            <text:p>馬拉松</text:p>
          </table:table-cell>
          <table:table-cell table:formula="of:=INDIRECT(ADDRESS(MATCH([.$E57];ZHHansFlag;1) ;2;1;1;[.$BT$1]))" office:value-type="string" office:string-value="马拉松" calcext:value-type="string">
            <text:p>马拉松</text:p>
          </table:table-cell>
          <table:table-cell table:formula="of:=INDIRECT(ADDRESS(MATCH([.$E57];ZHHantFlag;1) ;2;1;1;[.$BU$1]))" office:value-type="string" office:string-value="馬拉松" calcext:value-type="string">
            <text:p>馬拉松</text:p>
          </table:table-cell>
        </table:table-row>
        <table:table-row table:style-name="ro2">
          <table:table-cell office:value-type="string" calcext:value-type="string">
            <text:p>b4453c1f-09d0-4d2a-938b-d6e46c35084a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Reach wave 100 on Endless Challenge 2 in new game+</text:p>
          </table:table-cell>
          <table:table-cell table:formula="of:=MATCH([.C58];Value;1)" office:value-type="float" office:value="46" calcext:value-type="float">
            <text:p>46</text:p>
          </table:table-cell>
          <table:table-cell table:formula="of:=INDIRECT(ADDRESS([.D58];1;1;1;&quot;en-US&quot;))" office:value-type="string" office:string-value="$ACHV_ENDLESS_100_PLUS_DESC" calcext:value-type="string">
            <text:p>$ACHV_ENDLESS_100_PLUS_DESC</text:p>
          </table:table-cell>
          <table:table-cell table:number-columns-repeated="5"/>
          <table:table-cell table:formula="of:=INDIRECT(ADDRESS(MATCH([.$E58];DEFlag;1) ;2;1;1;[.$N$1]))" office:value-type="string" office:string-value="Erreiche Welle 100 in der Endlos 2 in einem neuen Spiel+" calcext:value-type="string">
            <text:p>Erreiche Welle 100 in der Endlos 2 in einem neuen Spiel+</text:p>
          </table:table-cell>
          <table:table-cell table:number-columns-repeated="2"/>
          <table:table-cell table:formula="of:=INDIRECT(ADDRESS(MATCH([.$E58];DEFlag;1) ;2;1;1;[.$N$1]))" office:value-type="string" office:string-value="Erreiche Welle 100 in der Endlos 2 in einem neuen Spiel+" calcext:value-type="string">
            <text:p>Erreiche Welle 100 in der Endlos 2 in einem neuen Spiel+</text:p>
          </table:table-cell>
          <table:table-cell table:formula="of:=[.$C58]" office:value-type="string" office:string-value="Reach wave 100 on Endless Challenge 2 in new game+" calcext:value-type="string">
            <text:p>Reach wave 100 on Endless Challenge 2 in new game+</text:p>
          </table:table-cell>
          <table:table-cell table:number-columns-repeated="15"/>
          <table:table-cell table:formula="of:=[.$C58]" office:value-type="string" office:string-value="Reach wave 100 on Endless Challenge 2 in new game+" calcext:value-type="string">
            <text:p>Reach wave 100 on Endless Challenge 2 in new game+</text:p>
          </table:table-cell>
          <table:table-cell/>
          <table:table-cell table:formula="of:=INDIRECT(ADDRESS(MATCH([.$E58];ESFlag;1) ;2;1;1;[.$AK$1]))" office:value-type="string" office:string-value="Alcanza la oleada 100 en el Desafío infinito 2 en Nueva partida+" calcext:value-type="string">
            <text:p>Alcanza la oleada 100 en el Desafío infinito 2 en Nueva partida+</text:p>
          </table:table-cell>
          <table:table-cell table:number-columns-repeated="3"/>
          <table:table-cell table:formula="of:=INDIRECT(ADDRESS(MATCH([.$E58];ESFlag;1) ;2;1;1;[.$AK$1]))" office:value-type="string" office:string-value="Alcanza la oleada 100 en el Desafío infinito 2 en Nueva partida+" calcext:value-type="string">
            <text:p>Alcanza la oleada 100 en el Desafío infinito 2 en Nueva partida+</text:p>
          </table:table-cell>
          <table:table-cell table:number-columns-repeated="4"/>
          <table:table-cell table:formula="of:=INDIRECT(ADDRESS(MATCH([.$E58];FRFlag;1) ;2;1;1;[.$AT$1]))" office:value-type="string" office:string-value="Atteindre la vague 100 en mode Défi Infini 2 d'une partie+" calcext:value-type="string">
            <text:p>Atteindre la vague 100 en mode Défi Infini 2 d'une partie+</text:p>
          </table:table-cell>
          <table:table-cell table:number-columns-repeated="3"/>
          <table:table-cell table:formula="of:=INDIRECT(ADDRESS(MATCH([.$E58];FRFlag;1) ;2;1;1;[.$AT$1]))" office:value-type="string" office:string-value="Atteindre la vague 100 en mode Défi Infini 2 d'une partie+" calcext:value-type="string">
            <text:p>Atteindre la vague 100 en mode Défi Infini 2 d'une partie+</text:p>
          </table:table-cell>
          <table:table-cell table:number-columns-repeated="2"/>
          <table:table-cell table:formula="of:=INDIRECT(ADDRESS(MATCH([.$E58];ITFlag;1) ;2;1;1;[.$AX$1]))" office:value-type="string" office:string-value="Raggiungi la centesima ondata della Sfida Infinita 2 in modalità NP+" calcext:value-type="string">
            <text:p>Raggiungi la centesima ondata della Sfida Infinita 2 in modalità NP+</text:p>
          </table:table-cell>
          <table:table-cell table:formula="of:=INDIRECT(ADDRESS(MATCH([.$E58];ITFlag;1) ;2;1;1;[.$AX$1]))" office:value-type="string" office:string-value="Raggiungi la centesima ondata della Sfida Infinita 2 in modalità NP+" calcext:value-type="string">
            <text:p>Raggiungi la centesima ondata della Sfida Infinita 2 in modalità NP+</text:p>
          </table:table-cell>
          <table:table-cell table:formula="of:=INDIRECT(ADDRESS(MATCH([.$E58];JPFlag;1) ;2;1;1;[.$AZ$1]))" office:value-type="string" office:string-value="ニューゲーム+のエンドレス2でwave100に到達した" calcext:value-type="string">
            <text:p>ニューゲーム+のエンドレス2でwave100に到達した</text:p>
          </table:table-cell>
          <table:table-cell table:formula="of:=INDIRECT(ADDRESS(MATCH([.$E58];JPFlag;1) ;2;1;1;[.$AZ$1]))" office:value-type="string" office:string-value="ニューゲーム+のエンドレス2でwave100に到達した" calcext:value-type="string">
            <text:p>ニューゲーム+のエンドレス2でwave100に到達した</text:p>
          </table:table-cell>
          <table:table-cell table:formula="of:=INDIRECT(ADDRESS(MATCH([.$E58];KOFlag;1) ;2;1;1;[.$BB$1]))" office:value-type="string" office:string-value="새 게임+의 무한 도전 2에서 100번째 웨이브에 도달" calcext:value-type="string">
            <text:p>새 게임+의 무한 도전 2에서 100번째 웨이브에 도달</text:p>
          </table:table-cell>
          <table:table-cell table:formula="of:=INDIRECT(ADDRESS(MATCH([.$E58];KOFlag;1) ;2;1;1;[.$BB$1]))" office:value-type="string" office:string-value="새 게임+의 무한 도전 2에서 100번째 웨이브에 도달" calcext:value-type="string">
            <text:p>새 게임+의 무한 도전 2에서 100번째 웨이브에 도달</text:p>
          </table:table-cell>
          <table:table-cell table:number-columns-repeated="10"/>
          <table:table-cell table:formula="of:=INDIRECT(ADDRESS(MATCH([.$E58];RUFlag;1) ;2;1;1;[.$BN$1]))" office:value-type="string" office:string-value="Достичь волны 100 в Выживании 2 в новой игре+" calcext:value-type="string">
            <text:p>Достичь волны 100 в Выживании 2 в новой игре+</text:p>
          </table:table-cell>
          <table:table-cell table:formula="of:=INDIRECT(ADDRESS(MATCH([.$E58];RUFlag;1) ;2;1;1;[.$BN$1]))" office:value-type="string" office:string-value="Достичь волны 100 в Выживании 2 в новой игре+" calcext:value-type="string">
            <text:p>Достичь волны 100 в Выживании 2 в новой игре+</text:p>
          </table:table-cell>
          <table:table-cell table:number-columns-repeated="4"/>
          <table:table-cell table:formula="of:=INDIRECT(ADDRESS(MATCH([.$E58];ZHHansFlag;1) ;2;1;1;[.$BT$1]))" office:value-type="string" office:string-value="在新游戏+ 无尽挑战 2中，击败100波敌人" calcext:value-type="string">
            <text:p>在新游戏+ 无尽挑战 2中，击败100波敌人</text:p>
          </table:table-cell>
          <table:table-cell table:formula="of:=INDIRECT(ADDRESS(MATCH([.$E58];ZHHansFlag;1) ;2;1;1;[.$BT$1]))" office:value-type="string" office:string-value="在新游戏+ 无尽挑战 2中，击败100波敌人" calcext:value-type="string">
            <text:p>在新游戏+ 无尽挑战 2中，击败100波敌人</text:p>
          </table:table-cell>
          <table:table-cell table:formula="of:=INDIRECT(ADDRESS(MATCH([.$E58];ZHHantFlag;1) ;2;1;1;[.$BU$1]))" office:value-type="string" office:string-value="在新遊戲+ 無盡挑戰 2中，擊敗100波敵人" calcext:value-type="string">
            <text:p>在新遊戲+ 無盡挑戰 2中，擊敗100波敵人</text:p>
          </table:table-cell>
          <table:table-cell table:formula="of:=INDIRECT(ADDRESS(MATCH([.$E58];ZHHansFlag;1) ;2;1;1;[.$BT$1]))" office:value-type="string" office:string-value="在新游戏+ 无尽挑战 2中，击败100波敌人" calcext:value-type="string">
            <text:p>在新游戏+ 无尽挑战 2中，击败100波敌人</text:p>
          </table:table-cell>
          <table:table-cell table:formula="of:=INDIRECT(ADDRESS(MATCH([.$E58];ZHHantFlag;1) ;2;1;1;[.$BU$1]))" office:value-type="string" office:string-value="在新遊戲+ 無盡挑戰 2中，擊敗100波敵人" calcext:value-type="string">
            <text:p>在新遊戲+ 無盡挑戰 2中，擊敗100波敵人</text:p>
          </table:table-cell>
        </table:table-row>
        <table:table-row table:style-name="ro2">
          <table:table-cell office:value-type="string" calcext:value-type="string">
            <text:p>b21e6ef4-8152-4713-aba1-87bad5ea3608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Complete the game in new game+</text:p>
          </table:table-cell>
          <table:table-cell table:formula="of:=MATCH([.C59];Value;1)" office:value-type="float" office:value="14" calcext:value-type="float">
            <text:p>14</text:p>
          </table:table-cell>
          <table:table-cell table:formula="of:=INDIRECT(ADDRESS([.D59];1;1;1;&quot;en-US&quot;))" office:value-type="string" office:string-value="$ACHV_BEAT_GAME_PLUS_DESC" calcext:value-type="string">
            <text:p>$ACHV_BEAT_GAME_PLUS_DESC</text:p>
          </table:table-cell>
          <table:table-cell table:number-columns-repeated="5"/>
          <table:table-cell table:formula="of:=INDIRECT(ADDRESS(MATCH([.$E59];DEFlag;1) ;2;1;1;[.$N$1]))" office:value-type="string" office:string-value="Schließe das Spiel in als neues Spiel+ ab" calcext:value-type="string">
            <text:p>Schließe das Spiel in als neues Spiel+ ab</text:p>
          </table:table-cell>
          <table:table-cell table:number-columns-repeated="2"/>
          <table:table-cell table:formula="of:=INDIRECT(ADDRESS(MATCH([.$E59];DEFlag;1) ;2;1;1;[.$N$1]))" office:value-type="string" office:string-value="Schließe das Spiel in als neues Spiel+ ab" calcext:value-type="string">
            <text:p>Schließe das Spiel in als neues Spiel+ ab</text:p>
          </table:table-cell>
          <table:table-cell table:formula="of:=[.$C59]" office:value-type="string" office:string-value="Complete the game in new game+" calcext:value-type="string">
            <text:p>Complete the game in new game+</text:p>
          </table:table-cell>
          <table:table-cell table:number-columns-repeated="15"/>
          <table:table-cell table:formula="of:=[.$C59]" office:value-type="string" office:string-value="Complete the game in new game+" calcext:value-type="string">
            <text:p>Complete the game in new game+</text:p>
          </table:table-cell>
          <table:table-cell/>
          <table:table-cell table:formula="of:=INDIRECT(ADDRESS(MATCH([.$E59];ESFlag;1) ;2;1;1;[.$AK$1]))" office:value-type="string" office:string-value="Completa el juego en el modo nueva partida+" calcext:value-type="string">
            <text:p>Completa el juego en el modo nueva partida+</text:p>
          </table:table-cell>
          <table:table-cell table:number-columns-repeated="3"/>
          <table:table-cell table:formula="of:=INDIRECT(ADDRESS(MATCH([.$E59];ESFlag;1) ;2;1;1;[.$AK$1]))" office:value-type="string" office:string-value="Completa el juego en el modo nueva partida+" calcext:value-type="string">
            <text:p>Completa el juego en el modo nueva partida+</text:p>
          </table:table-cell>
          <table:table-cell table:number-columns-repeated="4"/>
          <table:table-cell table:formula="of:=INDIRECT(ADDRESS(MATCH([.$E59];FRFlag;1) ;2;1;1;[.$AT$1]))" office:value-type="string" office:string-value="Terminer le jeu en nouvelle partie+" calcext:value-type="string">
            <text:p>Terminer le jeu en nouvelle partie+</text:p>
          </table:table-cell>
          <table:table-cell table:number-columns-repeated="3"/>
          <table:table-cell table:formula="of:=INDIRECT(ADDRESS(MATCH([.$E59];FRFlag;1) ;2;1;1;[.$AT$1]))" office:value-type="string" office:string-value="Terminer le jeu en nouvelle partie+" calcext:value-type="string">
            <text:p>Terminer le jeu en nouvelle partie+</text:p>
          </table:table-cell>
          <table:table-cell table:number-columns-repeated="2"/>
          <table:table-cell table:formula="of:=INDIRECT(ADDRESS(MATCH([.$E59];ITFlag;1) ;2;1;1;[.$AX$1]))" office:value-type="string" office:string-value="Completa la partita in modalità NP+" calcext:value-type="string">
            <text:p>Completa la partita in modalità NP+</text:p>
          </table:table-cell>
          <table:table-cell table:formula="of:=INDIRECT(ADDRESS(MATCH([.$E59];ITFlag;1) ;2;1;1;[.$AX$1]))" office:value-type="string" office:string-value="Completa la partita in modalità NP+" calcext:value-type="string">
            <text:p>Completa la partita in modalità NP+</text:p>
          </table:table-cell>
          <table:table-cell table:formula="of:=INDIRECT(ADDRESS(MATCH([.$E59];JPFlag;1) ;2;1;1;[.$AZ$1]))" office:value-type="string" office:string-value="ニューゲーム+をクリアした" calcext:value-type="string">
            <text:p>ニューゲーム+をクリアした</text:p>
          </table:table-cell>
          <table:table-cell table:formula="of:=INDIRECT(ADDRESS(MATCH([.$E59];JPFlag;1) ;2;1;1;[.$AZ$1]))" office:value-type="string" office:string-value="ニューゲーム+をクリアした" calcext:value-type="string">
            <text:p>ニューゲーム+をクリアした</text:p>
          </table:table-cell>
          <table:table-cell table:formula="of:=INDIRECT(ADDRESS(MATCH([.$E59];KOFlag;1) ;2;1;1;[.$BB$1]))" office:value-type="string" office:string-value="새 게임+를 완료" calcext:value-type="string">
            <text:p>새 게임+를 완료</text:p>
          </table:table-cell>
          <table:table-cell table:formula="of:=INDIRECT(ADDRESS(MATCH([.$E59];KOFlag;1) ;2;1;1;[.$BB$1]))" office:value-type="string" office:string-value="새 게임+를 완료" calcext:value-type="string">
            <text:p>새 게임+를 완료</text:p>
          </table:table-cell>
          <table:table-cell table:number-columns-repeated="10"/>
          <table:table-cell table:formula="of:=INDIRECT(ADDRESS(MATCH([.$E59];RUFlag;1) ;2;1;1;[.$BN$1]))" office:value-type="string" office:string-value="Завершить игру в режиме новой игры+" calcext:value-type="string">
            <text:p>Завершить игру в режиме новой игры+</text:p>
          </table:table-cell>
          <table:table-cell table:formula="of:=INDIRECT(ADDRESS(MATCH([.$E59];RUFlag;1) ;2;1;1;[.$BN$1]))" office:value-type="string" office:string-value="Завершить игру в режиме новой игры+" calcext:value-type="string">
            <text:p>Завершить игру в режиме новой игры+</text:p>
          </table:table-cell>
          <table:table-cell table:number-columns-repeated="4"/>
          <table:table-cell table:formula="of:=INDIRECT(ADDRESS(MATCH([.$E59];ZHHansFlag;1) ;2;1;1;[.$BT$1]))" office:value-type="string" office:string-value="通关新游戏+" calcext:value-type="string">
            <text:p>通关新游戏+</text:p>
          </table:table-cell>
          <table:table-cell table:formula="of:=INDIRECT(ADDRESS(MATCH([.$E59];ZHHansFlag;1) ;2;1;1;[.$BT$1]))" office:value-type="string" office:string-value="通关新游戏+" calcext:value-type="string">
            <text:p>通关新游戏+</text:p>
          </table:table-cell>
          <table:table-cell table:formula="of:=INDIRECT(ADDRESS(MATCH([.$E59];ZHHantFlag;1) ;2;1;1;[.$BU$1]))" office:value-type="string" office:string-value="通關新遊戲+" calcext:value-type="string">
            <text:p>通關新遊戲+</text:p>
          </table:table-cell>
          <table:table-cell table:formula="of:=INDIRECT(ADDRESS(MATCH([.$E59];ZHHansFlag;1) ;2;1;1;[.$BT$1]))" office:value-type="string" office:string-value="通关新游戏+" calcext:value-type="string">
            <text:p>通关新游戏+</text:p>
          </table:table-cell>
          <table:table-cell table:formula="of:=INDIRECT(ADDRESS(MATCH([.$E59];ZHHantFlag;1) ;2;1;1;[.$BU$1]))" office:value-type="string" office:string-value="通關新遊戲+" calcext:value-type="string">
            <text:p>通關新遊戲+</text:p>
          </table:table-cell>
        </table:table-row>
        <table:table-row table:style-name="ro1">
          <table:table-cell office:value-type="string" calcext:value-type="string">
            <text:p>1bfdf0f8-5260-4b16-8736-d509015a6673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A Winner+ is You!</text:p>
          </table:table-cell>
          <table:table-cell table:formula="of:=MATCH([.C60];Value;1)" office:value-type="float" office:value="2" calcext:value-type="float">
            <text:p>2</text:p>
          </table:table-cell>
          <table:table-cell table:formula="of:=INDIRECT(ADDRESS([.D60];1;1;1;&quot;en-US&quot;))" office:value-type="string" office:string-value="$ACHV_BEAT_GAME_NORMAL_TITLE" calcext:value-type="string">
            <text:p>$ACHV_BEAT_GAME_NORMAL_TITLE</text:p>
          </table:table-cell>
          <table:table-cell table:number-columns-repeated="5"/>
          <table:table-cell table:formula="of:=INDIRECT(ADDRESS(MATCH([.$E60];DEFlag;1) ;2;1;1;[.$N$1]))" office:value-type="string" office:string-value="Ein Gewinner bist du!" calcext:value-type="string">
            <text:p>Ein Gewinner bist du!</text:p>
          </table:table-cell>
          <table:table-cell table:number-columns-repeated="2"/>
          <table:table-cell table:formula="of:=INDIRECT(ADDRESS(MATCH([.$E60];DEFlag;1) ;2;1;1;[.$N$1]))" office:value-type="string" office:string-value="Ein Gewinner bist du!" calcext:value-type="string">
            <text:p>Ein Gewinner bist du!</text:p>
          </table:table-cell>
          <table:table-cell table:formula="of:=[.$C60]" office:value-type="string" office:string-value="A Winner+ is You!" calcext:value-type="string">
            <text:p>A Winner+ is You!</text:p>
          </table:table-cell>
          <table:table-cell table:number-columns-repeated="15"/>
          <table:table-cell table:formula="of:=[.$C60]" office:value-type="string" office:string-value="A Winner+ is You!" calcext:value-type="string">
            <text:p>A Winner+ is You!</text:p>
          </table:table-cell>
          <table:table-cell/>
          <table:table-cell table:formula="of:=INDIRECT(ADDRESS(MATCH([.$E60];ESFlag;1) ;2;1;1;[.$AK$1]))" office:value-type="string" office:string-value="¡Y el ganador es... tú!" calcext:value-type="string">
            <text:p>¡Y el ganador es... tú!</text:p>
          </table:table-cell>
          <table:table-cell table:number-columns-repeated="3"/>
          <table:table-cell table:formula="of:=INDIRECT(ADDRESS(MATCH([.$E60];ESFlag;1) ;2;1;1;[.$AK$1]))" office:value-type="string" office:string-value="¡Y el ganador es... tú!" calcext:value-type="string">
            <text:p>¡Y el ganador es... tú!</text:p>
          </table:table-cell>
          <table:table-cell table:number-columns-repeated="4"/>
          <table:table-cell table:formula="of:=INDIRECT(ADDRESS(MATCH([.$E60];FRFlag;1) ;2;1;1;[.$AT$1]))" office:value-type="string" office:string-value="Et vous avez gagné !" calcext:value-type="string">
            <text:p>Et vous avez gagné !</text:p>
          </table:table-cell>
          <table:table-cell table:number-columns-repeated="3"/>
          <table:table-cell table:formula="of:=INDIRECT(ADDRESS(MATCH([.$E60];FRFlag;1) ;2;1;1;[.$AT$1]))" office:value-type="string" office:string-value="Et vous avez gagné !" calcext:value-type="string">
            <text:p>Et vous avez gagné !</text:p>
          </table:table-cell>
          <table:table-cell table:number-columns-repeated="2"/>
          <table:table-cell table:formula="of:=INDIRECT(ADDRESS(MATCH([.$E60];ITFlag;1) ;2;1;1;[.$AX$1]))" office:value-type="string" office:string-value="E il vincitore è... tu!" calcext:value-type="string">
            <text:p>E il vincitore è... tu!</text:p>
          </table:table-cell>
          <table:table-cell table:formula="of:=INDIRECT(ADDRESS(MATCH([.$E60];ITFlag;1) ;2;1;1;[.$AX$1]))" office:value-type="string" office:string-value="E il vincitore è... tu!" calcext:value-type="string">
            <text:p>E il vincitore è... tu!</text:p>
          </table:table-cell>
          <table:table-cell table:formula="of:=INDIRECT(ADDRESS(MATCH([.$E60];JPFlag;1) ;2;1;1;[.$AZ$1]))" office:value-type="string" office:string-value="勝者はキミだ！" calcext:value-type="string">
            <text:p>勝者はキミだ！</text:p>
          </table:table-cell>
          <table:table-cell table:formula="of:=INDIRECT(ADDRESS(MATCH([.$E60];JPFlag;1) ;2;1;1;[.$AZ$1]))" office:value-type="string" office:string-value="勝者はキミだ！" calcext:value-type="string">
            <text:p>勝者はキミだ！</text:p>
          </table:table-cell>
          <table:table-cell table:formula="of:=INDIRECT(ADDRESS(MATCH([.$E60];KOFlag;1) ;2;1;1;[.$BB$1]))" office:value-type="string" office:string-value="승자는 당신!" calcext:value-type="string">
            <text:p>승자는 당신!</text:p>
          </table:table-cell>
          <table:table-cell table:formula="of:=INDIRECT(ADDRESS(MATCH([.$E60];KOFlag;1) ;2;1;1;[.$BB$1]))" office:value-type="string" office:string-value="승자는 당신!" calcext:value-type="string">
            <text:p>승자는 당신!</text:p>
          </table:table-cell>
          <table:table-cell table:number-columns-repeated="10"/>
          <table:table-cell table:formula="of:=INDIRECT(ADDRESS(MATCH([.$E60];RUFlag;1) ;2;1;1;[.$BN$1]))" office:value-type="string" office:string-value="Победитель – это ты!" calcext:value-type="string">
            <text:p>Победитель – это ты!</text:p>
          </table:table-cell>
          <table:table-cell table:formula="of:=INDIRECT(ADDRESS(MATCH([.$E60];RUFlag;1) ;2;1;1;[.$BN$1]))" office:value-type="string" office:string-value="Победитель – это ты!" calcext:value-type="string">
            <text:p>Победитель – это ты!</text:p>
          </table:table-cell>
          <table:table-cell table:number-columns-repeated="4"/>
          <table:table-cell table:formula="of:=INDIRECT(ADDRESS(MATCH([.$E60];ZHHansFlag;1) ;2;1;1;[.$BT$1]))" office:value-type="string" office:string-value="大赢家！" calcext:value-type="string">
            <text:p>大赢家！</text:p>
          </table:table-cell>
          <table:table-cell table:formula="of:=INDIRECT(ADDRESS(MATCH([.$E60];ZHHansFlag;1) ;2;1;1;[.$BT$1]))" office:value-type="string" office:string-value="大赢家！" calcext:value-type="string">
            <text:p>大赢家！</text:p>
          </table:table-cell>
          <table:table-cell table:formula="of:=INDIRECT(ADDRESS(MATCH([.$E60];ZHHantFlag;1) ;2;1;1;[.$BU$1]))" office:value-type="string" office:string-value="大贏家！" calcext:value-type="string">
            <text:p>大贏家！</text:p>
          </table:table-cell>
          <table:table-cell table:formula="of:=INDIRECT(ADDRESS(MATCH([.$E60];ZHHansFlag;1) ;2;1;1;[.$BT$1]))" office:value-type="string" office:string-value="大赢家！" calcext:value-type="string">
            <text:p>大赢家！</text:p>
          </table:table-cell>
          <table:table-cell table:formula="of:=INDIRECT(ADDRESS(MATCH([.$E60];ZHHantFlag;1) ;2;1;1;[.$BU$1]))" office:value-type="string" office:string-value="大贏家！" calcext:value-type="string">
            <text:p>大贏家！</text:p>
          </table:table-cell>
        </table:table-row>
        <table:table-row table:style-name="ro2">
          <table:table-cell office:value-type="string" calcext:value-type="string">
            <text:p>74a0f9e8-17cb-4bcf-b4a0-bf1da7450d9b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Complete the game in new game+</text:p>
          </table:table-cell>
          <table:table-cell table:formula="of:=MATCH([.C61];Value;1)" office:value-type="float" office:value="14" calcext:value-type="float">
            <text:p>14</text:p>
          </table:table-cell>
          <table:table-cell table:formula="of:=INDIRECT(ADDRESS([.D61];1;1;1;&quot;en-US&quot;))" office:value-type="string" office:string-value="$ACHV_BEAT_GAME_PLUS_DESC" calcext:value-type="string">
            <text:p>$ACHV_BEAT_GAME_PLUS_DESC</text:p>
          </table:table-cell>
          <table:table-cell table:number-columns-repeated="5"/>
          <table:table-cell table:formula="of:=INDIRECT(ADDRESS(MATCH([.$E61];DEFlag;1) ;2;1;1;[.$N$1]))" office:value-type="string" office:string-value="Schließe das Spiel in als neues Spiel+ ab" calcext:value-type="string">
            <text:p>Schließe das Spiel in als neues Spiel+ ab</text:p>
          </table:table-cell>
          <table:table-cell table:number-columns-repeated="2"/>
          <table:table-cell table:formula="of:=INDIRECT(ADDRESS(MATCH([.$E61];DEFlag;1) ;2;1;1;[.$N$1]))" office:value-type="string" office:string-value="Schließe das Spiel in als neues Spiel+ ab" calcext:value-type="string">
            <text:p>Schließe das Spiel in als neues Spiel+ ab</text:p>
          </table:table-cell>
          <table:table-cell table:formula="of:=[.$C61]" office:value-type="string" office:string-value="Complete the game in new game+" calcext:value-type="string">
            <text:p>Complete the game in new game+</text:p>
          </table:table-cell>
          <table:table-cell table:number-columns-repeated="15"/>
          <table:table-cell table:formula="of:=[.$C61]" office:value-type="string" office:string-value="Complete the game in new game+" calcext:value-type="string">
            <text:p>Complete the game in new game+</text:p>
          </table:table-cell>
          <table:table-cell/>
          <table:table-cell table:formula="of:=INDIRECT(ADDRESS(MATCH([.$E61];ESFlag;1) ;2;1;1;[.$AK$1]))" office:value-type="string" office:string-value="Completa el juego en el modo nueva partida+" calcext:value-type="string">
            <text:p>Completa el juego en el modo nueva partida+</text:p>
          </table:table-cell>
          <table:table-cell table:number-columns-repeated="3"/>
          <table:table-cell table:formula="of:=INDIRECT(ADDRESS(MATCH([.$E61];ESFlag;1) ;2;1;1;[.$AK$1]))" office:value-type="string" office:string-value="Completa el juego en el modo nueva partida+" calcext:value-type="string">
            <text:p>Completa el juego en el modo nueva partida+</text:p>
          </table:table-cell>
          <table:table-cell table:number-columns-repeated="4"/>
          <table:table-cell table:formula="of:=INDIRECT(ADDRESS(MATCH([.$E61];FRFlag;1) ;2;1;1;[.$AT$1]))" office:value-type="string" office:string-value="Terminer le jeu en nouvelle partie+" calcext:value-type="string">
            <text:p>Terminer le jeu en nouvelle partie+</text:p>
          </table:table-cell>
          <table:table-cell table:number-columns-repeated="3"/>
          <table:table-cell table:formula="of:=INDIRECT(ADDRESS(MATCH([.$E61];FRFlag;1) ;2;1;1;[.$AT$1]))" office:value-type="string" office:string-value="Terminer le jeu en nouvelle partie+" calcext:value-type="string">
            <text:p>Terminer le jeu en nouvelle partie+</text:p>
          </table:table-cell>
          <table:table-cell table:number-columns-repeated="2"/>
          <table:table-cell table:formula="of:=INDIRECT(ADDRESS(MATCH([.$E61];ITFlag;1) ;2;1;1;[.$AX$1]))" office:value-type="string" office:string-value="Completa la partita in modalità NP+" calcext:value-type="string">
            <text:p>Completa la partita in modalità NP+</text:p>
          </table:table-cell>
          <table:table-cell table:formula="of:=INDIRECT(ADDRESS(MATCH([.$E61];ITFlag;1) ;2;1;1;[.$AX$1]))" office:value-type="string" office:string-value="Completa la partita in modalità NP+" calcext:value-type="string">
            <text:p>Completa la partita in modalità NP+</text:p>
          </table:table-cell>
          <table:table-cell table:formula="of:=INDIRECT(ADDRESS(MATCH([.$E61];JPFlag;1) ;2;1;1;[.$AZ$1]))" office:value-type="string" office:string-value="ニューゲーム+をクリアした" calcext:value-type="string">
            <text:p>ニューゲーム+をクリアした</text:p>
          </table:table-cell>
          <table:table-cell table:formula="of:=INDIRECT(ADDRESS(MATCH([.$E61];JPFlag;1) ;2;1;1;[.$AZ$1]))" office:value-type="string" office:string-value="ニューゲーム+をクリアした" calcext:value-type="string">
            <text:p>ニューゲーム+をクリアした</text:p>
          </table:table-cell>
          <table:table-cell table:formula="of:=INDIRECT(ADDRESS(MATCH([.$E61];KOFlag;1) ;2;1;1;[.$BB$1]))" office:value-type="string" office:string-value="새 게임+를 완료" calcext:value-type="string">
            <text:p>새 게임+를 완료</text:p>
          </table:table-cell>
          <table:table-cell table:formula="of:=INDIRECT(ADDRESS(MATCH([.$E61];KOFlag;1) ;2;1;1;[.$BB$1]))" office:value-type="string" office:string-value="새 게임+를 완료" calcext:value-type="string">
            <text:p>새 게임+를 완료</text:p>
          </table:table-cell>
          <table:table-cell table:number-columns-repeated="10"/>
          <table:table-cell table:formula="of:=INDIRECT(ADDRESS(MATCH([.$E61];RUFlag;1) ;2;1;1;[.$BN$1]))" office:value-type="string" office:string-value="Завершить игру в режиме новой игры+" calcext:value-type="string">
            <text:p>Завершить игру в режиме новой игры+</text:p>
          </table:table-cell>
          <table:table-cell table:formula="of:=INDIRECT(ADDRESS(MATCH([.$E61];RUFlag;1) ;2;1;1;[.$BN$1]))" office:value-type="string" office:string-value="Завершить игру в режиме новой игры+" calcext:value-type="string">
            <text:p>Завершить игру в режиме новой игры+</text:p>
          </table:table-cell>
          <table:table-cell table:number-columns-repeated="4"/>
          <table:table-cell table:formula="of:=INDIRECT(ADDRESS(MATCH([.$E61];ZHHansFlag;1) ;2;1;1;[.$BT$1]))" office:value-type="string" office:string-value="通关新游戏+" calcext:value-type="string">
            <text:p>通关新游戏+</text:p>
          </table:table-cell>
          <table:table-cell table:formula="of:=INDIRECT(ADDRESS(MATCH([.$E61];ZHHansFlag;1) ;2;1;1;[.$BT$1]))" office:value-type="string" office:string-value="通关新游戏+" calcext:value-type="string">
            <text:p>通关新游戏+</text:p>
          </table:table-cell>
          <table:table-cell table:formula="of:=INDIRECT(ADDRESS(MATCH([.$E61];ZHHantFlag;1) ;2;1;1;[.$BU$1]))" office:value-type="string" office:string-value="通關新遊戲+" calcext:value-type="string">
            <text:p>通關新遊戲+</text:p>
          </table:table-cell>
          <table:table-cell table:formula="of:=INDIRECT(ADDRESS(MATCH([.$E61];ZHHansFlag;1) ;2;1;1;[.$BT$1]))" office:value-type="string" office:string-value="通关新游戏+" calcext:value-type="string">
            <text:p>通关新游戏+</text:p>
          </table:table-cell>
          <table:table-cell table:formula="of:=INDIRECT(ADDRESS(MATCH([.$E61];ZHHantFlag;1) ;2;1;1;[.$BU$1]))" office:value-type="string" office:string-value="通關新遊戲+" calcext:value-type="string">
            <text:p>通關新遊戲+</text:p>
          </table:table-cell>
        </table:table-row>
        <table:table-row table:style-name="ro1">
          <table:table-cell office:value-type="string" calcext:value-type="string">
            <text:p>e8df8070-059d-4966-9472-66ae666651d4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Defeat the Super Sheep in the standard game</text:p>
          </table:table-cell>
          <table:table-cell table:formula="of:=MATCH([.C62];Value;1)" office:value-type="float" office:value="18" calcext:value-type="float">
            <text:p>18</text:p>
          </table:table-cell>
          <table:table-cell table:formula="of:=INDIRECT(ADDRESS([.D62];1;1;1;&quot;en-US&quot;))" office:value-type="string" office:string-value="$ACHV_BEAT_SUPER_SHEEP_NORMAL_DESC" calcext:value-type="string">
            <text:p>$ACHV_BEAT_SUPER_SHEEP_NORMAL_DESC</text:p>
          </table:table-cell>
          <table:table-cell table:number-columns-repeated="5"/>
          <table:table-cell table:formula="of:=INDIRECT(ADDRESS(MATCH([.$E62];DEFlag;1) ;2;1;1;[.$N$1]))" office:value-type="string" office:string-value="Besiege das Superschaf im Standardspiel" calcext:value-type="string">
            <text:p>Besiege das Superschaf im Standardspiel</text:p>
          </table:table-cell>
          <table:table-cell table:number-columns-repeated="2"/>
          <table:table-cell table:formula="of:=INDIRECT(ADDRESS(MATCH([.$E62];DEFlag;1) ;2;1;1;[.$N$1]))" office:value-type="string" office:string-value="Besiege das Superschaf im Standardspiel" calcext:value-type="string">
            <text:p>Besiege das Superschaf im Standardspiel</text:p>
          </table:table-cell>
          <table:table-cell table:formula="of:=[.$C62]" office:value-type="string" office:string-value="Defeat the Super Sheep in the standard game" calcext:value-type="string">
            <text:p>Defeat the Super Sheep in the standard game</text:p>
          </table:table-cell>
          <table:table-cell table:number-columns-repeated="15"/>
          <table:table-cell table:formula="of:=[.$C62]" office:value-type="string" office:string-value="Defeat the Super Sheep in the standard game" calcext:value-type="string">
            <text:p>Defeat the Super Sheep in the standard game</text:p>
          </table:table-cell>
          <table:table-cell/>
          <table:table-cell table:formula="of:=INDIRECT(ADDRESS(MATCH([.$E62];ESFlag;1) ;2;1;1;[.$AK$1]))" office:value-type="string" office:string-value="Vence a la Superoveja en el modo normal" calcext:value-type="string">
            <text:p>Vence a la Superoveja en el modo normal</text:p>
          </table:table-cell>
          <table:table-cell table:number-columns-repeated="3"/>
          <table:table-cell table:formula="of:=INDIRECT(ADDRESS(MATCH([.$E62];ESFlag;1) ;2;1;1;[.$AK$1]))" office:value-type="string" office:string-value="Vence a la Superoveja en el modo normal" calcext:value-type="string">
            <text:p>Vence a la Superoveja en el modo normal</text:p>
          </table:table-cell>
          <table:table-cell table:number-columns-repeated="4"/>
          <table:table-cell table:formula="of:=INDIRECT(ADDRESS(MATCH([.$E62];FRFlag;1) ;2;1;1;[.$AT$1]))" office:value-type="string" office:string-value="Vaincre le Super Mouton en mode standard" calcext:value-type="string">
            <text:p>Vaincre le Super Mouton en mode standard</text:p>
          </table:table-cell>
          <table:table-cell table:number-columns-repeated="3"/>
          <table:table-cell table:formula="of:=INDIRECT(ADDRESS(MATCH([.$E62];FRFlag;1) ;2;1;1;[.$AT$1]))" office:value-type="string" office:string-value="Vaincre le Super Mouton en mode standard" calcext:value-type="string">
            <text:p>Vaincre le Super Mouton en mode standard</text:p>
          </table:table-cell>
          <table:table-cell table:number-columns-repeated="2"/>
          <table:table-cell table:formula="of:=INDIRECT(ADDRESS(MATCH([.$E62];ITFlag;1) ;2;1;1;[.$AX$1]))" office:value-type="string" office:string-value="Sconfiggi la Super Pecora in una partita normale" calcext:value-type="string">
            <text:p>Sconfiggi la Super Pecora in una partita normale</text:p>
          </table:table-cell>
          <table:table-cell table:formula="of:=INDIRECT(ADDRESS(MATCH([.$E62];ITFlag;1) ;2;1;1;[.$AX$1]))" office:value-type="string" office:string-value="Sconfiggi la Super Pecora in una partita normale" calcext:value-type="string">
            <text:p>Sconfiggi la Super Pecora in una partita normale</text:p>
          </table:table-cell>
          <table:table-cell table:formula="of:=INDIRECT(ADDRESS(MATCH([.$E62];JPFlag;1) ;2;1;1;[.$AZ$1]))" office:value-type="string" office:string-value="スタンダードゲームでスーパーシープを倒した" calcext:value-type="string">
            <text:p>スタンダードゲームでスーパーシープを倒した</text:p>
          </table:table-cell>
          <table:table-cell table:formula="of:=INDIRECT(ADDRESS(MATCH([.$E62];JPFlag;1) ;2;1;1;[.$AZ$1]))" office:value-type="string" office:string-value="スタンダードゲームでスーパーシープを倒した" calcext:value-type="string">
            <text:p>スタンダードゲームでスーパーシープを倒した</text:p>
          </table:table-cell>
          <table:table-cell table:formula="of:=INDIRECT(ADDRESS(MATCH([.$E62];KOFlag;1) ;2;1;1;[.$BB$1]))" office:value-type="string" office:string-value="기본 게임에서 슈퍼 양을 격파" calcext:value-type="string">
            <text:p>기본 게임에서 슈퍼 양을 격파</text:p>
          </table:table-cell>
          <table:table-cell table:formula="of:=INDIRECT(ADDRESS(MATCH([.$E62];KOFlag;1) ;2;1;1;[.$BB$1]))" office:value-type="string" office:string-value="기본 게임에서 슈퍼 양을 격파" calcext:value-type="string">
            <text:p>기본 게임에서 슈퍼 양을 격파</text:p>
          </table:table-cell>
          <table:table-cell table:number-columns-repeated="10"/>
          <table:table-cell table:formula="of:=INDIRECT(ADDRESS(MATCH([.$E62];RUFlag;1) ;2;1;1;[.$BN$1]))" office:value-type="string" office:string-value="Победить Супер-овцу в стандартной игре" calcext:value-type="string">
            <text:p>Победить Супер-овцу в стандартной игре</text:p>
          </table:table-cell>
          <table:table-cell table:formula="of:=INDIRECT(ADDRESS(MATCH([.$E62];RUFlag;1) ;2;1;1;[.$BN$1]))" office:value-type="string" office:string-value="Победить Супер-овцу в стандартной игре" calcext:value-type="string">
            <text:p>Победить Супер-овцу в стандартной игре</text:p>
          </table:table-cell>
          <table:table-cell table:number-columns-repeated="4"/>
          <table:table-cell table:formula="of:=INDIRECT(ADDRESS(MATCH([.$E62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62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62];ZHHantFlag;1) ;2;1;1;[.$BU$1]))" office:value-type="string" office:string-value="在標準遊戲擊敗超級綿羊" calcext:value-type="string">
            <text:p>在標準遊戲擊敗超級綿羊</text:p>
          </table:table-cell>
          <table:table-cell table:formula="of:=INDIRECT(ADDRESS(MATCH([.$E62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62];ZHHantFlag;1) ;2;1;1;[.$BU$1]))" office:value-type="string" office:string-value="在標準遊戲擊敗超級綿羊" calcext:value-type="string">
            <text:p>在標準遊戲擊敗超級綿羊</text:p>
          </table:table-cell>
        </table:table-row>
        <table:table-row table:style-name="ro1">
          <table:table-cell office:value-type="string" calcext:value-type="string">
            <text:p>0aa60920-2f87-4df5-bd7a-2a13c873701b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Sheep Slayer</text:p>
          </table:table-cell>
          <table:table-cell table:formula="of:=MATCH([.C63];Value;1)" office:value-type="float" office:value="48" calcext:value-type="float">
            <text:p>48</text:p>
          </table:table-cell>
          <table:table-cell table:formula="of:=INDIRECT(ADDRESS([.D63];1;1;1;&quot;en-US&quot;))" office:value-type="string" office:string-value="$ACHV_BEAT_SUPER_SHEEP_NORMAL_TITLE" calcext:value-type="string">
            <text:p>$ACHV_BEAT_SUPER_SHEEP_NORMAL_TITLE</text:p>
          </table:table-cell>
          <table:table-cell table:number-columns-repeated="5"/>
          <table:table-cell table:formula="of:=INDIRECT(ADDRESS(MATCH([.$E63];DEFlag;1) ;2;1;1;[.$N$1]))" office:value-type="string" office:string-value="Schafschlächter" calcext:value-type="string">
            <text:p>Schafschlächter</text:p>
          </table:table-cell>
          <table:table-cell table:number-columns-repeated="2"/>
          <table:table-cell table:formula="of:=INDIRECT(ADDRESS(MATCH([.$E63];DEFlag;1) ;2;1;1;[.$N$1]))" office:value-type="string" office:string-value="Schafschlächter" calcext:value-type="string">
            <text:p>Schafschlächter</text:p>
          </table:table-cell>
          <table:table-cell table:formula="of:=[.$C63]" office:value-type="string" office:string-value="Sheep Slayer" calcext:value-type="string">
            <text:p>Sheep Slayer</text:p>
          </table:table-cell>
          <table:table-cell table:number-columns-repeated="15"/>
          <table:table-cell table:formula="of:=[.$C63]" office:value-type="string" office:string-value="Sheep Slayer" calcext:value-type="string">
            <text:p>Sheep Slayer</text:p>
          </table:table-cell>
          <table:table-cell/>
          <table:table-cell table:formula="of:=INDIRECT(ADDRESS(MATCH([.$E63];ESFlag;1) ;2;1;1;[.$AK$1]))" office:value-type="string" office:string-value="Mataovejas" calcext:value-type="string">
            <text:p>Mataovejas</text:p>
          </table:table-cell>
          <table:table-cell table:number-columns-repeated="3"/>
          <table:table-cell table:formula="of:=INDIRECT(ADDRESS(MATCH([.$E63];ESFlag;1) ;2;1;1;[.$AK$1]))" office:value-type="string" office:string-value="Mataovejas" calcext:value-type="string">
            <text:p>Mataovejas</text:p>
          </table:table-cell>
          <table:table-cell table:number-columns-repeated="4"/>
          <table:table-cell table:formula="of:=INDIRECT(ADDRESS(MATCH([.$E63];FRFlag;1) ;2;1;1;[.$AT$1]))" office:value-type="string" office:string-value="Tueur de mouton" calcext:value-type="string">
            <text:p>Tueur de mouton</text:p>
          </table:table-cell>
          <table:table-cell table:number-columns-repeated="3"/>
          <table:table-cell table:formula="of:=INDIRECT(ADDRESS(MATCH([.$E63];FRFlag;1) ;2;1;1;[.$AT$1]))" office:value-type="string" office:string-value="Tueur de mouton" calcext:value-type="string">
            <text:p>Tueur de mouton</text:p>
          </table:table-cell>
          <table:table-cell table:number-columns-repeated="2"/>
          <table:table-cell table:formula="of:=INDIRECT(ADDRESS(MATCH([.$E63];ITFlag;1) ;2;1;1;[.$AX$1]))" office:value-type="string" office:string-value="Cacciatore di Pecore" calcext:value-type="string">
            <text:p>Cacciatore di Pecore</text:p>
          </table:table-cell>
          <table:table-cell table:formula="of:=INDIRECT(ADDRESS(MATCH([.$E63];ITFlag;1) ;2;1;1;[.$AX$1]))" office:value-type="string" office:string-value="Cacciatore di Pecore" calcext:value-type="string">
            <text:p>Cacciatore di Pecore</text:p>
          </table:table-cell>
          <table:table-cell table:formula="of:=INDIRECT(ADDRESS(MATCH([.$E63];JPFlag;1) ;2;1;1;[.$AZ$1]))" office:value-type="string" office:string-value="シープスレイヤー" calcext:value-type="string">
            <text:p>シープスレイヤー</text:p>
          </table:table-cell>
          <table:table-cell table:formula="of:=INDIRECT(ADDRESS(MATCH([.$E63];JPFlag;1) ;2;1;1;[.$AZ$1]))" office:value-type="string" office:string-value="シープスレイヤー" calcext:value-type="string">
            <text:p>シープスレイヤー</text:p>
          </table:table-cell>
          <table:table-cell table:formula="of:=INDIRECT(ADDRESS(MATCH([.$E63];KOFlag;1) ;2;1;1;[.$BB$1]))" office:value-type="string" office:string-value="양 학살자" calcext:value-type="string">
            <text:p>양 학살자</text:p>
          </table:table-cell>
          <table:table-cell table:formula="of:=INDIRECT(ADDRESS(MATCH([.$E63];KOFlag;1) ;2;1;1;[.$BB$1]))" office:value-type="string" office:string-value="양 학살자" calcext:value-type="string">
            <text:p>양 학살자</text:p>
          </table:table-cell>
          <table:table-cell table:number-columns-repeated="10"/>
          <table:table-cell table:formula="of:=INDIRECT(ADDRESS(MATCH([.$E63];RUFlag;1) ;2;1;1;[.$BN$1]))" office:value-type="string" office:string-value="Убийца овец" calcext:value-type="string">
            <text:p>Убийца овец</text:p>
          </table:table-cell>
          <table:table-cell table:formula="of:=INDIRECT(ADDRESS(MATCH([.$E63];RUFlag;1) ;2;1;1;[.$BN$1]))" office:value-type="string" office:string-value="Убийца овец" calcext:value-type="string">
            <text:p>Убийца овец</text:p>
          </table:table-cell>
          <table:table-cell table:number-columns-repeated="4"/>
          <table:table-cell table:formula="of:=INDIRECT(ADDRESS(MATCH([.$E63];ZHHansFlag;1) ;2;1;1;[.$BT$1]))" office:value-type="string" office:string-value="屠羊狂魔" calcext:value-type="string">
            <text:p>屠羊狂魔</text:p>
          </table:table-cell>
          <table:table-cell table:formula="of:=INDIRECT(ADDRESS(MATCH([.$E63];ZHHansFlag;1) ;2;1;1;[.$BT$1]))" office:value-type="string" office:string-value="屠羊狂魔" calcext:value-type="string">
            <text:p>屠羊狂魔</text:p>
          </table:table-cell>
          <table:table-cell table:formula="of:=INDIRECT(ADDRESS(MATCH([.$E63];ZHHantFlag;1) ;2;1;1;[.$BU$1]))" office:value-type="string" office:string-value="屠羊狂魔" calcext:value-type="string">
            <text:p>屠羊狂魔</text:p>
          </table:table-cell>
          <table:table-cell table:formula="of:=INDIRECT(ADDRESS(MATCH([.$E63];ZHHansFlag;1) ;2;1;1;[.$BT$1]))" office:value-type="string" office:string-value="屠羊狂魔" calcext:value-type="string">
            <text:p>屠羊狂魔</text:p>
          </table:table-cell>
          <table:table-cell table:formula="of:=INDIRECT(ADDRESS(MATCH([.$E63];ZHHantFlag;1) ;2;1;1;[.$BU$1]))" office:value-type="string" office:string-value="屠羊狂魔" calcext:value-type="string">
            <text:p>屠羊狂魔</text:p>
          </table:table-cell>
        </table:table-row>
        <table:table-row table:style-name="ro1">
          <table:table-cell office:value-type="string" calcext:value-type="string">
            <text:p>7b82d1fd-6205-44a2-93c4-beafd449e60c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Defeat the Super Sheep in the standard game</text:p>
          </table:table-cell>
          <table:table-cell table:formula="of:=MATCH([.C64];Value;1)" office:value-type="float" office:value="18" calcext:value-type="float">
            <text:p>18</text:p>
          </table:table-cell>
          <table:table-cell table:formula="of:=INDIRECT(ADDRESS([.D64];1;1;1;&quot;en-US&quot;))" office:value-type="string" office:string-value="$ACHV_BEAT_SUPER_SHEEP_NORMAL_DESC" calcext:value-type="string">
            <text:p>$ACHV_BEAT_SUPER_SHEEP_NORMAL_DESC</text:p>
          </table:table-cell>
          <table:table-cell table:number-columns-repeated="5"/>
          <table:table-cell table:formula="of:=INDIRECT(ADDRESS(MATCH([.$E64];DEFlag;1) ;2;1;1;[.$N$1]))" office:value-type="string" office:string-value="Besiege das Superschaf im Standardspiel" calcext:value-type="string">
            <text:p>Besiege das Superschaf im Standardspiel</text:p>
          </table:table-cell>
          <table:table-cell table:number-columns-repeated="2"/>
          <table:table-cell table:formula="of:=INDIRECT(ADDRESS(MATCH([.$E64];DEFlag;1) ;2;1;1;[.$N$1]))" office:value-type="string" office:string-value="Besiege das Superschaf im Standardspiel" calcext:value-type="string">
            <text:p>Besiege das Superschaf im Standardspiel</text:p>
          </table:table-cell>
          <table:table-cell table:formula="of:=[.$C64]" office:value-type="string" office:string-value="Defeat the Super Sheep in the standard game" calcext:value-type="string">
            <text:p>Defeat the Super Sheep in the standard game</text:p>
          </table:table-cell>
          <table:table-cell table:number-columns-repeated="15"/>
          <table:table-cell table:formula="of:=[.$C64]" office:value-type="string" office:string-value="Defeat the Super Sheep in the standard game" calcext:value-type="string">
            <text:p>Defeat the Super Sheep in the standard game</text:p>
          </table:table-cell>
          <table:table-cell/>
          <table:table-cell table:formula="of:=INDIRECT(ADDRESS(MATCH([.$E64];ESFlag;1) ;2;1;1;[.$AK$1]))" office:value-type="string" office:string-value="Vence a la Superoveja en el modo normal" calcext:value-type="string">
            <text:p>Vence a la Superoveja en el modo normal</text:p>
          </table:table-cell>
          <table:table-cell table:number-columns-repeated="3"/>
          <table:table-cell table:formula="of:=INDIRECT(ADDRESS(MATCH([.$E64];ESFlag;1) ;2;1;1;[.$AK$1]))" office:value-type="string" office:string-value="Vence a la Superoveja en el modo normal" calcext:value-type="string">
            <text:p>Vence a la Superoveja en el modo normal</text:p>
          </table:table-cell>
          <table:table-cell table:number-columns-repeated="4"/>
          <table:table-cell table:formula="of:=INDIRECT(ADDRESS(MATCH([.$E64];FRFlag;1) ;2;1;1;[.$AT$1]))" office:value-type="string" office:string-value="Vaincre le Super Mouton en mode standard" calcext:value-type="string">
            <text:p>Vaincre le Super Mouton en mode standard</text:p>
          </table:table-cell>
          <table:table-cell table:number-columns-repeated="3"/>
          <table:table-cell table:formula="of:=INDIRECT(ADDRESS(MATCH([.$E64];FRFlag;1) ;2;1;1;[.$AT$1]))" office:value-type="string" office:string-value="Vaincre le Super Mouton en mode standard" calcext:value-type="string">
            <text:p>Vaincre le Super Mouton en mode standard</text:p>
          </table:table-cell>
          <table:table-cell table:number-columns-repeated="2"/>
          <table:table-cell table:formula="of:=INDIRECT(ADDRESS(MATCH([.$E64];ITFlag;1) ;2;1;1;[.$AX$1]))" office:value-type="string" office:string-value="Sconfiggi la Super Pecora in una partita normale" calcext:value-type="string">
            <text:p>Sconfiggi la Super Pecora in una partita normale</text:p>
          </table:table-cell>
          <table:table-cell table:formula="of:=INDIRECT(ADDRESS(MATCH([.$E64];ITFlag;1) ;2;1;1;[.$AX$1]))" office:value-type="string" office:string-value="Sconfiggi la Super Pecora in una partita normale" calcext:value-type="string">
            <text:p>Sconfiggi la Super Pecora in una partita normale</text:p>
          </table:table-cell>
          <table:table-cell table:formula="of:=INDIRECT(ADDRESS(MATCH([.$E64];JPFlag;1) ;2;1;1;[.$AZ$1]))" office:value-type="string" office:string-value="スタンダードゲームでスーパーシープを倒した" calcext:value-type="string">
            <text:p>スタンダードゲームでスーパーシープを倒した</text:p>
          </table:table-cell>
          <table:table-cell table:formula="of:=INDIRECT(ADDRESS(MATCH([.$E64];JPFlag;1) ;2;1;1;[.$AZ$1]))" office:value-type="string" office:string-value="スタンダードゲームでスーパーシープを倒した" calcext:value-type="string">
            <text:p>スタンダードゲームでスーパーシープを倒した</text:p>
          </table:table-cell>
          <table:table-cell table:formula="of:=INDIRECT(ADDRESS(MATCH([.$E64];KOFlag;1) ;2;1;1;[.$BB$1]))" office:value-type="string" office:string-value="기본 게임에서 슈퍼 양을 격파" calcext:value-type="string">
            <text:p>기본 게임에서 슈퍼 양을 격파</text:p>
          </table:table-cell>
          <table:table-cell table:formula="of:=INDIRECT(ADDRESS(MATCH([.$E64];KOFlag;1) ;2;1;1;[.$BB$1]))" office:value-type="string" office:string-value="기본 게임에서 슈퍼 양을 격파" calcext:value-type="string">
            <text:p>기본 게임에서 슈퍼 양을 격파</text:p>
          </table:table-cell>
          <table:table-cell table:number-columns-repeated="10"/>
          <table:table-cell table:formula="of:=INDIRECT(ADDRESS(MATCH([.$E64];RUFlag;1) ;2;1;1;[.$BN$1]))" office:value-type="string" office:string-value="Победить Супер-овцу в стандартной игре" calcext:value-type="string">
            <text:p>Победить Супер-овцу в стандартной игре</text:p>
          </table:table-cell>
          <table:table-cell table:formula="of:=INDIRECT(ADDRESS(MATCH([.$E64];RUFlag;1) ;2;1;1;[.$BN$1]))" office:value-type="string" office:string-value="Победить Супер-овцу в стандартной игре" calcext:value-type="string">
            <text:p>Победить Супер-овцу в стандартной игре</text:p>
          </table:table-cell>
          <table:table-cell table:number-columns-repeated="4"/>
          <table:table-cell table:formula="of:=INDIRECT(ADDRESS(MATCH([.$E64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64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64];ZHHantFlag;1) ;2;1;1;[.$BU$1]))" office:value-type="string" office:string-value="在標準遊戲擊敗超級綿羊" calcext:value-type="string">
            <text:p>在標準遊戲擊敗超級綿羊</text:p>
          </table:table-cell>
          <table:table-cell table:formula="of:=INDIRECT(ADDRESS(MATCH([.$E64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64];ZHHantFlag;1) ;2;1;1;[.$BU$1]))" office:value-type="string" office:string-value="在標準遊戲擊敗超級綿羊" calcext:value-type="string">
            <text:p>在標準遊戲擊敗超級綿羊</text:p>
          </table:table-cell>
        </table:table-row>
        <table:table-row table:style-name="ro1">
          <table:table-cell office:value-type="string" calcext:value-type="string">
            <text:p>2f94bbe4-4a7f-40c8-8f5c-abe81057e0fc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Beat the standard game without any generic recruits</text:p>
          </table:table-cell>
          <table:table-cell table:formula="of:=MATCH([.C65];Value;1)" office:value-type="float" office:value="9" calcext:value-type="float">
            <text:p>9</text:p>
          </table:table-cell>
          <table:table-cell table:formula="of:=INDIRECT(ADDRESS([.D65];1;1;1;&quot;en-US&quot;))" office:value-type="string" office:string-value="$ACHV_HERO_MODE_DESC" calcext:value-type="string">
            <text:p>$ACHV_HERO_MODE_DESC</text:p>
          </table:table-cell>
          <table:table-cell table:number-columns-repeated="5"/>
          <table:table-cell table:formula="of:=INDIRECT(ADDRESS(MATCH([.$E65];DEFlag;1) ;2;1;1;[.$N$1]))" office:value-type="string" office:string-value="Schaffe das Standardspiel ohne generische Rekruten" calcext:value-type="string">
            <text:p>Schaffe das Standardspiel ohne generische Rekruten</text:p>
          </table:table-cell>
          <table:table-cell table:number-columns-repeated="2"/>
          <table:table-cell table:formula="of:=INDIRECT(ADDRESS(MATCH([.$E65];DEFlag;1) ;2;1;1;[.$N$1]))" office:value-type="string" office:string-value="Schaffe das Standardspiel ohne generische Rekruten" calcext:value-type="string">
            <text:p>Schaffe das Standardspiel ohne generische Rekruten</text:p>
          </table:table-cell>
          <table:table-cell table:formula="of:=[.$C65]" office:value-type="string" office:string-value="Beat the standard game without any generic recruits" calcext:value-type="string">
            <text:p>Beat the standard game without any generic recruits</text:p>
          </table:table-cell>
          <table:table-cell table:number-columns-repeated="15"/>
          <table:table-cell table:formula="of:=[.$C65]" office:value-type="string" office:string-value="Beat the standard game without any generic recruits" calcext:value-type="string">
            <text:p>Beat the standard game without any generic recruits</text:p>
          </table:table-cell>
          <table:table-cell/>
          <table:table-cell table:formula="of:=INDIRECT(ADDRESS(MATCH([.$E65];ESFlag;1) ;2;1;1;[.$AK$1]))" office:value-type="string" office:string-value="Supera el modo normal sin ningún recluta genérico" calcext:value-type="string">
            <text:p>Supera el modo normal sin ningún recluta genérico</text:p>
          </table:table-cell>
          <table:table-cell table:number-columns-repeated="3"/>
          <table:table-cell table:formula="of:=INDIRECT(ADDRESS(MATCH([.$E65];ESFlag;1) ;2;1;1;[.$AK$1]))" office:value-type="string" office:string-value="Supera el modo normal sin ningún recluta genérico" calcext:value-type="string">
            <text:p>Supera el modo normal sin ningún recluta genérico</text:p>
          </table:table-cell>
          <table:table-cell table:number-columns-repeated="4"/>
          <table:table-cell table:formula="of:=INDIRECT(ADDRESS(MATCH([.$E65];FRFlag;1) ;2;1;1;[.$AT$1]))" office:value-type="string" office:string-value="Terminer le jeu standard sans recruter d'unité générique" calcext:value-type="string">
            <text:p>Terminer le jeu standard sans recruter d'unité générique</text:p>
          </table:table-cell>
          <table:table-cell table:number-columns-repeated="3"/>
          <table:table-cell table:formula="of:=INDIRECT(ADDRESS(MATCH([.$E65];FRFlag;1) ;2;1;1;[.$AT$1]))" office:value-type="string" office:string-value="Terminer le jeu standard sans recruter d'unité générique" calcext:value-type="string">
            <text:p>Terminer le jeu standard sans recruter d'unité générique</text:p>
          </table:table-cell>
          <table:table-cell table:number-columns-repeated="2"/>
          <table:table-cell table:formula="of:=INDIRECT(ADDRESS(MATCH([.$E65];ITFlag;1) ;2;1;1;[.$AX$1]))" office:value-type="string" office:string-value="Finisci il gioco normale senza nessuna recluta generica" calcext:value-type="string">
            <text:p>Finisci il gioco normale senza nessuna recluta generica</text:p>
          </table:table-cell>
          <table:table-cell table:formula="of:=INDIRECT(ADDRESS(MATCH([.$E65];ITFlag;1) ;2;1;1;[.$AX$1]))" office:value-type="string" office:string-value="Finisci il gioco normale senza nessuna recluta generica" calcext:value-type="string">
            <text:p>Finisci il gioco normale senza nessuna recluta generica</text:p>
          </table:table-cell>
          <table:table-cell table:formula="of:=INDIRECT(ADDRESS(MATCH([.$E65];JPFlag;1) ;2;1;1;[.$AZ$1]))" office:value-type="string" office:string-value="味方を雇用せずスタンダードゲームをクリアした" calcext:value-type="string">
            <text:p>味方を雇用せずスタンダードゲームをクリアした</text:p>
          </table:table-cell>
          <table:table-cell table:formula="of:=INDIRECT(ADDRESS(MATCH([.$E65];JPFlag;1) ;2;1;1;[.$AZ$1]))" office:value-type="string" office:string-value="味方を雇用せずスタンダードゲームをクリアした" calcext:value-type="string">
            <text:p>味方を雇用せずスタンダードゲームをクリアした</text:p>
          </table:table-cell>
          <table:table-cell table:formula="of:=INDIRECT(ADDRESS(MATCH([.$E65];KOFlag;1) ;2;1;1;[.$BB$1]))" office:value-type="string" office:string-value="기본 게임에서 캐릭터를 추가로 고용하지 않고 게임을 완료" calcext:value-type="string">
            <text:p>기본 게임에서 캐릭터를 추가로 고용하지 않고 게임을 완료</text:p>
          </table:table-cell>
          <table:table-cell table:formula="of:=INDIRECT(ADDRESS(MATCH([.$E65];KOFlag;1) ;2;1;1;[.$BB$1]))" office:value-type="string" office:string-value="기본 게임에서 캐릭터를 추가로 고용하지 않고 게임을 완료" calcext:value-type="string">
            <text:p>기본 게임에서 캐릭터를 추가로 고용하지 않고 게임을 완료</text:p>
          </table:table-cell>
          <table:table-cell table:number-columns-repeated="10"/>
          <table:table-cell table:formula="of:=INDIRECT(ADDRESS(MATCH([.$E65];RUFlag;1) ;2;1;1;[.$BN$1]))" office:value-type="string" office:string-value="Пройти стандартную игру без наемников" calcext:value-type="string">
            <text:p>Пройти стандартную игру без наемников</text:p>
          </table:table-cell>
          <table:table-cell table:formula="of:=INDIRECT(ADDRESS(MATCH([.$E65];RUFlag;1) ;2;1;1;[.$BN$1]))" office:value-type="string" office:string-value="Пройти стандартную игру без наемников" calcext:value-type="string">
            <text:p>Пройти стандартную игру без наемников</text:p>
          </table:table-cell>
          <table:table-cell table:number-columns-repeated="4"/>
          <table:table-cell table:formula="of:=INDIRECT(ADDRESS(MATCH([.$E65];ZHHansFlag;1) ;2;1;1;[.$BT$1]))" office:value-type="string" office:string-value="在不招募任何人物的情况下通关标准游戏" calcext:value-type="string">
            <text:p>在不招募任何人物的情况下通关标准游戏</text:p>
          </table:table-cell>
          <table:table-cell table:formula="of:=INDIRECT(ADDRESS(MATCH([.$E65];ZHHansFlag;1) ;2;1;1;[.$BT$1]))" office:value-type="string" office:string-value="在不招募任何人物的情况下通关标准游戏" calcext:value-type="string">
            <text:p>在不招募任何人物的情况下通关标准游戏</text:p>
          </table:table-cell>
          <table:table-cell table:formula="of:=INDIRECT(ADDRESS(MATCH([.$E65];ZHHantFlag;1) ;2;1;1;[.$BU$1]))" office:value-type="string" office:string-value="在不招募任何人物的情況下通關標準遊戲" calcext:value-type="string">
            <text:p>在不招募任何人物的情況下通關標準遊戲</text:p>
          </table:table-cell>
          <table:table-cell table:formula="of:=INDIRECT(ADDRESS(MATCH([.$E65];ZHHansFlag;1) ;2;1;1;[.$BT$1]))" office:value-type="string" office:string-value="在不招募任何人物的情况下通关标准游戏" calcext:value-type="string">
            <text:p>在不招募任何人物的情况下通关标准游戏</text:p>
          </table:table-cell>
          <table:table-cell table:formula="of:=INDIRECT(ADDRESS(MATCH([.$E65];ZHHantFlag;1) ;2;1;1;[.$BU$1]))" office:value-type="string" office:string-value="在不招募任何人物的情況下通關標準遊戲" calcext:value-type="string">
            <text:p>在不招募任何人物的情況下通關標準遊戲</text:p>
          </table:table-cell>
        </table:table-row>
        <table:table-row table:style-name="ro1">
          <table:table-cell office:value-type="string" calcext:value-type="string">
            <text:p>310d4f23-f613-4b47-9456-b019897dc205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Hero Mode</text:p>
          </table:table-cell>
          <table:table-cell table:formula="of:=MATCH([.C66];Value;1)" office:value-type="float" office:value="28" calcext:value-type="float">
            <text:p>28</text:p>
          </table:table-cell>
          <table:table-cell table:formula="of:=INDIRECT(ADDRESS([.D66];1;1;1;&quot;en-US&quot;))" office:value-type="string" office:string-value="$ACHV_HERO_MODE_TITLE" calcext:value-type="string">
            <text:p>$ACHV_HERO_MODE_TITLE</text:p>
          </table:table-cell>
          <table:table-cell table:number-columns-repeated="5"/>
          <table:table-cell table:formula="of:=INDIRECT(ADDRESS(MATCH([.$E66];DEFlag;1) ;2;1;1;[.$N$1]))" office:value-type="string" office:string-value="Heldenmodus" calcext:value-type="string">
            <text:p>Heldenmodus</text:p>
          </table:table-cell>
          <table:table-cell table:number-columns-repeated="2"/>
          <table:table-cell table:formula="of:=INDIRECT(ADDRESS(MATCH([.$E66];DEFlag;1) ;2;1;1;[.$N$1]))" office:value-type="string" office:string-value="Heldenmodus" calcext:value-type="string">
            <text:p>Heldenmodus</text:p>
          </table:table-cell>
          <table:table-cell table:formula="of:=[.$C66]" office:value-type="string" office:string-value="Hero Mode" calcext:value-type="string">
            <text:p>Hero Mode</text:p>
          </table:table-cell>
          <table:table-cell table:number-columns-repeated="15"/>
          <table:table-cell table:formula="of:=[.$C66]" office:value-type="string" office:string-value="Hero Mode" calcext:value-type="string">
            <text:p>Hero Mode</text:p>
          </table:table-cell>
          <table:table-cell/>
          <table:table-cell table:formula="of:=INDIRECT(ADDRESS(MATCH([.$E66];ESFlag;1) ;2;1;1;[.$AK$1]))" office:value-type="string" office:string-value="Modo héroe" calcext:value-type="string">
            <text:p>Modo héroe</text:p>
          </table:table-cell>
          <table:table-cell table:number-columns-repeated="3"/>
          <table:table-cell table:formula="of:=INDIRECT(ADDRESS(MATCH([.$E66];ESFlag;1) ;2;1;1;[.$AK$1]))" office:value-type="string" office:string-value="Modo héroe" calcext:value-type="string">
            <text:p>Modo héroe</text:p>
          </table:table-cell>
          <table:table-cell table:number-columns-repeated="4"/>
          <table:table-cell table:formula="of:=INDIRECT(ADDRESS(MATCH([.$E66];FRFlag;1) ;2;1;1;[.$AT$1]))" office:value-type="string" office:string-value="Mode Hero" calcext:value-type="string">
            <text:p>Mode Hero</text:p>
          </table:table-cell>
          <table:table-cell table:number-columns-repeated="3"/>
          <table:table-cell table:formula="of:=INDIRECT(ADDRESS(MATCH([.$E66];FRFlag;1) ;2;1;1;[.$AT$1]))" office:value-type="string" office:string-value="Mode Hero" calcext:value-type="string">
            <text:p>Mode Hero</text:p>
          </table:table-cell>
          <table:table-cell table:number-columns-repeated="2"/>
          <table:table-cell table:formula="of:=INDIRECT(ADDRESS(MATCH([.$E66];ITFlag;1) ;2;1;1;[.$AX$1]))" office:value-type="string" office:string-value="Modalità Eroe" calcext:value-type="string">
            <text:p>Modalità Eroe</text:p>
          </table:table-cell>
          <table:table-cell table:formula="of:=INDIRECT(ADDRESS(MATCH([.$E66];ITFlag;1) ;2;1;1;[.$AX$1]))" office:value-type="string" office:string-value="Modalità Eroe" calcext:value-type="string">
            <text:p>Modalità Eroe</text:p>
          </table:table-cell>
          <table:table-cell table:formula="of:=INDIRECT(ADDRESS(MATCH([.$E66];JPFlag;1) ;2;1;1;[.$AZ$1]))" office:value-type="string" office:string-value="ヒーローモード" calcext:value-type="string">
            <text:p>ヒーローモード</text:p>
          </table:table-cell>
          <table:table-cell table:formula="of:=INDIRECT(ADDRESS(MATCH([.$E66];JPFlag;1) ;2;1;1;[.$AZ$1]))" office:value-type="string" office:string-value="ヒーローモード" calcext:value-type="string">
            <text:p>ヒーローモード</text:p>
          </table:table-cell>
          <table:table-cell table:formula="of:=INDIRECT(ADDRESS(MATCH([.$E66];KOFlag;1) ;2;1;1;[.$BB$1]))" office:value-type="string" office:string-value="영웅 모드" calcext:value-type="string">
            <text:p>영웅 모드</text:p>
          </table:table-cell>
          <table:table-cell table:formula="of:=INDIRECT(ADDRESS(MATCH([.$E66];KOFlag;1) ;2;1;1;[.$BB$1]))" office:value-type="string" office:string-value="영웅 모드" calcext:value-type="string">
            <text:p>영웅 모드</text:p>
          </table:table-cell>
          <table:table-cell table:number-columns-repeated="10"/>
          <table:table-cell table:formula="of:=INDIRECT(ADDRESS(MATCH([.$E66];RUFlag;1) ;2;1;1;[.$BN$1]))" office:value-type="string" office:string-value="Режим Героя" calcext:value-type="string">
            <text:p>Режим Героя</text:p>
          </table:table-cell>
          <table:table-cell table:formula="of:=INDIRECT(ADDRESS(MATCH([.$E66];RUFlag;1) ;2;1;1;[.$BN$1]))" office:value-type="string" office:string-value="Режим Героя" calcext:value-type="string">
            <text:p>Режим Героя</text:p>
          </table:table-cell>
          <table:table-cell table:number-columns-repeated="4"/>
          <table:table-cell table:formula="of:=INDIRECT(ADDRESS(MATCH([.$E66];ZHHansFlag;1) ;2;1;1;[.$BT$1]))" office:value-type="string" office:string-value="英雄模式" calcext:value-type="string">
            <text:p>英雄模式</text:p>
          </table:table-cell>
          <table:table-cell table:formula="of:=INDIRECT(ADDRESS(MATCH([.$E66];ZHHansFlag;1) ;2;1;1;[.$BT$1]))" office:value-type="string" office:string-value="英雄模式" calcext:value-type="string">
            <text:p>英雄模式</text:p>
          </table:table-cell>
          <table:table-cell table:formula="of:=INDIRECT(ADDRESS(MATCH([.$E66];ZHHantFlag;1) ;2;1;1;[.$BU$1]))" office:value-type="string" office:string-value="英雄模式" calcext:value-type="string">
            <text:p>英雄模式</text:p>
          </table:table-cell>
          <table:table-cell table:formula="of:=INDIRECT(ADDRESS(MATCH([.$E66];ZHHansFlag;1) ;2;1;1;[.$BT$1]))" office:value-type="string" office:string-value="英雄模式" calcext:value-type="string">
            <text:p>英雄模式</text:p>
          </table:table-cell>
          <table:table-cell table:formula="of:=INDIRECT(ADDRESS(MATCH([.$E66];ZHHantFlag;1) ;2;1;1;[.$BU$1]))" office:value-type="string" office:string-value="英雄模式" calcext:value-type="string">
            <text:p>英雄模式</text:p>
          </table:table-cell>
        </table:table-row>
        <table:table-row table:style-name="ro1">
          <table:table-cell office:value-type="string" calcext:value-type="string">
            <text:p>0bb22132-d907-4ac0-aa61-cb853d53e40a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Beat the standard game without any generic recruits</text:p>
          </table:table-cell>
          <table:table-cell table:formula="of:=MATCH([.C67];Value;1)" office:value-type="float" office:value="9" calcext:value-type="float">
            <text:p>9</text:p>
          </table:table-cell>
          <table:table-cell table:formula="of:=INDIRECT(ADDRESS([.D67];1;1;1;&quot;en-US&quot;))" office:value-type="string" office:string-value="$ACHV_HERO_MODE_DESC" calcext:value-type="string">
            <text:p>$ACHV_HERO_MODE_DESC</text:p>
          </table:table-cell>
          <table:table-cell table:number-columns-repeated="5"/>
          <table:table-cell table:formula="of:=INDIRECT(ADDRESS(MATCH([.$E67];DEFlag;1) ;2;1;1;[.$N$1]))" office:value-type="string" office:string-value="Schaffe das Standardspiel ohne generische Rekruten" calcext:value-type="string">
            <text:p>Schaffe das Standardspiel ohne generische Rekruten</text:p>
          </table:table-cell>
          <table:table-cell table:number-columns-repeated="2"/>
          <table:table-cell table:formula="of:=INDIRECT(ADDRESS(MATCH([.$E67];DEFlag;1) ;2;1;1;[.$N$1]))" office:value-type="string" office:string-value="Schaffe das Standardspiel ohne generische Rekruten" calcext:value-type="string">
            <text:p>Schaffe das Standardspiel ohne generische Rekruten</text:p>
          </table:table-cell>
          <table:table-cell table:formula="of:=[.$C67]" office:value-type="string" office:string-value="Beat the standard game without any generic recruits" calcext:value-type="string">
            <text:p>Beat the standard game without any generic recruits</text:p>
          </table:table-cell>
          <table:table-cell table:number-columns-repeated="15"/>
          <table:table-cell table:formula="of:=[.$C67]" office:value-type="string" office:string-value="Beat the standard game without any generic recruits" calcext:value-type="string">
            <text:p>Beat the standard game without any generic recruits</text:p>
          </table:table-cell>
          <table:table-cell/>
          <table:table-cell table:formula="of:=INDIRECT(ADDRESS(MATCH([.$E67];ESFlag;1) ;2;1;1;[.$AK$1]))" office:value-type="string" office:string-value="Supera el modo normal sin ningún recluta genérico" calcext:value-type="string">
            <text:p>Supera el modo normal sin ningún recluta genérico</text:p>
          </table:table-cell>
          <table:table-cell table:number-columns-repeated="3"/>
          <table:table-cell table:formula="of:=INDIRECT(ADDRESS(MATCH([.$E67];ESFlag;1) ;2;1;1;[.$AK$1]))" office:value-type="string" office:string-value="Supera el modo normal sin ningún recluta genérico" calcext:value-type="string">
            <text:p>Supera el modo normal sin ningún recluta genérico</text:p>
          </table:table-cell>
          <table:table-cell table:number-columns-repeated="4"/>
          <table:table-cell table:formula="of:=INDIRECT(ADDRESS(MATCH([.$E67];FRFlag;1) ;2;1;1;[.$AT$1]))" office:value-type="string" office:string-value="Terminer le jeu standard sans recruter d'unité générique" calcext:value-type="string">
            <text:p>Terminer le jeu standard sans recruter d'unité générique</text:p>
          </table:table-cell>
          <table:table-cell table:number-columns-repeated="3"/>
          <table:table-cell table:formula="of:=INDIRECT(ADDRESS(MATCH([.$E67];FRFlag;1) ;2;1;1;[.$AT$1]))" office:value-type="string" office:string-value="Terminer le jeu standard sans recruter d'unité générique" calcext:value-type="string">
            <text:p>Terminer le jeu standard sans recruter d'unité générique</text:p>
          </table:table-cell>
          <table:table-cell table:number-columns-repeated="2"/>
          <table:table-cell table:formula="of:=INDIRECT(ADDRESS(MATCH([.$E67];ITFlag;1) ;2;1;1;[.$AX$1]))" office:value-type="string" office:string-value="Finisci il gioco normale senza nessuna recluta generica" calcext:value-type="string">
            <text:p>Finisci il gioco normale senza nessuna recluta generica</text:p>
          </table:table-cell>
          <table:table-cell table:formula="of:=INDIRECT(ADDRESS(MATCH([.$E67];ITFlag;1) ;2;1;1;[.$AX$1]))" office:value-type="string" office:string-value="Finisci il gioco normale senza nessuna recluta generica" calcext:value-type="string">
            <text:p>Finisci il gioco normale senza nessuna recluta generica</text:p>
          </table:table-cell>
          <table:table-cell table:formula="of:=INDIRECT(ADDRESS(MATCH([.$E67];JPFlag;1) ;2;1;1;[.$AZ$1]))" office:value-type="string" office:string-value="味方を雇用せずスタンダードゲームをクリアした" calcext:value-type="string">
            <text:p>味方を雇用せずスタンダードゲームをクリアした</text:p>
          </table:table-cell>
          <table:table-cell table:formula="of:=INDIRECT(ADDRESS(MATCH([.$E67];JPFlag;1) ;2;1;1;[.$AZ$1]))" office:value-type="string" office:string-value="味方を雇用せずスタンダードゲームをクリアした" calcext:value-type="string">
            <text:p>味方を雇用せずスタンダードゲームをクリアした</text:p>
          </table:table-cell>
          <table:table-cell table:formula="of:=INDIRECT(ADDRESS(MATCH([.$E67];KOFlag;1) ;2;1;1;[.$BB$1]))" office:value-type="string" office:string-value="기본 게임에서 캐릭터를 추가로 고용하지 않고 게임을 완료" calcext:value-type="string">
            <text:p>기본 게임에서 캐릭터를 추가로 고용하지 않고 게임을 완료</text:p>
          </table:table-cell>
          <table:table-cell table:formula="of:=INDIRECT(ADDRESS(MATCH([.$E67];KOFlag;1) ;2;1;1;[.$BB$1]))" office:value-type="string" office:string-value="기본 게임에서 캐릭터를 추가로 고용하지 않고 게임을 완료" calcext:value-type="string">
            <text:p>기본 게임에서 캐릭터를 추가로 고용하지 않고 게임을 완료</text:p>
          </table:table-cell>
          <table:table-cell table:number-columns-repeated="10"/>
          <table:table-cell table:formula="of:=INDIRECT(ADDRESS(MATCH([.$E67];RUFlag;1) ;2;1;1;[.$BN$1]))" office:value-type="string" office:string-value="Пройти стандартную игру без наемников" calcext:value-type="string">
            <text:p>Пройти стандартную игру без наемников</text:p>
          </table:table-cell>
          <table:table-cell table:formula="of:=INDIRECT(ADDRESS(MATCH([.$E67];RUFlag;1) ;2;1;1;[.$BN$1]))" office:value-type="string" office:string-value="Пройти стандартную игру без наемников" calcext:value-type="string">
            <text:p>Пройти стандартную игру без наемников</text:p>
          </table:table-cell>
          <table:table-cell table:number-columns-repeated="4"/>
          <table:table-cell table:formula="of:=INDIRECT(ADDRESS(MATCH([.$E67];ZHHansFlag;1) ;2;1;1;[.$BT$1]))" office:value-type="string" office:string-value="在不招募任何人物的情况下通关标准游戏" calcext:value-type="string">
            <text:p>在不招募任何人物的情况下通关标准游戏</text:p>
          </table:table-cell>
          <table:table-cell table:formula="of:=INDIRECT(ADDRESS(MATCH([.$E67];ZHHansFlag;1) ;2;1;1;[.$BT$1]))" office:value-type="string" office:string-value="在不招募任何人物的情况下通关标准游戏" calcext:value-type="string">
            <text:p>在不招募任何人物的情况下通关标准游戏</text:p>
          </table:table-cell>
          <table:table-cell table:formula="of:=INDIRECT(ADDRESS(MATCH([.$E67];ZHHantFlag;1) ;2;1;1;[.$BU$1]))" office:value-type="string" office:string-value="在不招募任何人物的情況下通關標準遊戲" calcext:value-type="string">
            <text:p>在不招募任何人物的情況下通關標準遊戲</text:p>
          </table:table-cell>
          <table:table-cell table:formula="of:=INDIRECT(ADDRESS(MATCH([.$E67];ZHHansFlag;1) ;2;1;1;[.$BT$1]))" office:value-type="string" office:string-value="在不招募任何人物的情况下通关标准游戏" calcext:value-type="string">
            <text:p>在不招募任何人物的情况下通关标准游戏</text:p>
          </table:table-cell>
          <table:table-cell table:formula="of:=INDIRECT(ADDRESS(MATCH([.$E67];ZHHantFlag;1) ;2;1;1;[.$BU$1]))" office:value-type="string" office:string-value="在不招募任何人物的情況下通關標準遊戲" calcext:value-type="string">
            <text:p>在不招募任何人物的情況下通關標準遊戲</text:p>
          </table:table-cell>
        </table:table-row>
        <table:table-row table:style-name="ro2">
          <table:table-cell office:value-type="string" calcext:value-type="string">
            <text:p>37c72c55-5cd8-49d5-804f-f14608c7c717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Beat the game in new game+ without any generic recruits</text:p>
          </table:table-cell>
          <table:table-cell table:formula="of:=MATCH([.C68];Value;1)" office:value-type="float" office:value="8" calcext:value-type="float">
            <text:p>8</text:p>
          </table:table-cell>
          <table:table-cell table:formula="of:=INDIRECT(ADDRESS([.D68];1;1;1;&quot;en-US&quot;))" office:value-type="string" office:string-value="$ACHV_HERO_MODE_PLUS_DESC" calcext:value-type="string">
            <text:p>$ACHV_HERO_MODE_PLUS_DESC</text:p>
          </table:table-cell>
          <table:table-cell table:number-columns-repeated="5"/>
          <table:table-cell table:formula="of:=INDIRECT(ADDRESS(MATCH([.$E68];DEFlag;1) ;2;1;1;[.$N$1]))" office:value-type="string" office:string-value="Schaffe das neue Spiel+ ohne generische Rekruten" calcext:value-type="string">
            <text:p>Schaffe das neue Spiel+ ohne generische Rekruten</text:p>
          </table:table-cell>
          <table:table-cell table:number-columns-repeated="2"/>
          <table:table-cell table:formula="of:=INDIRECT(ADDRESS(MATCH([.$E68];DEFlag;1) ;2;1;1;[.$N$1]))" office:value-type="string" office:string-value="Schaffe das neue Spiel+ ohne generische Rekruten" calcext:value-type="string">
            <text:p>Schaffe das neue Spiel+ ohne generische Rekruten</text:p>
          </table:table-cell>
          <table:table-cell table:formula="of:=[.$C68]" office:value-type="string" office:string-value="Beat the game in new game+ without any generic recruits" calcext:value-type="string">
            <text:p>Beat the game in new game+ without any generic recruits</text:p>
          </table:table-cell>
          <table:table-cell table:number-columns-repeated="15"/>
          <table:table-cell table:formula="of:=[.$C68]" office:value-type="string" office:string-value="Beat the game in new game+ without any generic recruits" calcext:value-type="string">
            <text:p>Beat the game in new game+ without any generic recruits</text:p>
          </table:table-cell>
          <table:table-cell/>
          <table:table-cell table:formula="of:=INDIRECT(ADDRESS(MATCH([.$E68];ESFlag;1) ;2;1;1;[.$AK$1]))" office:value-type="string" office:string-value="Supera el juego en nueva partida+ sin ningún recluta genérico" calcext:value-type="string">
            <text:p>Supera el juego en nueva partida+ sin ningún recluta genérico</text:p>
          </table:table-cell>
          <table:table-cell table:number-columns-repeated="3"/>
          <table:table-cell table:formula="of:=INDIRECT(ADDRESS(MATCH([.$E68];ESFlag;1) ;2;1;1;[.$AK$1]))" office:value-type="string" office:string-value="Supera el juego en nueva partida+ sin ningún recluta genérico" calcext:value-type="string">
            <text:p>Supera el juego en nueva partida+ sin ningún recluta genérico</text:p>
          </table:table-cell>
          <table:table-cell table:number-columns-repeated="4"/>
          <table:table-cell table:formula="of:=INDIRECT(ADDRESS(MATCH([.$E68];FRFlag;1) ;2;1;1;[.$AT$1]))" office:value-type="string" office:string-value="Terminer le jeu en partie+ sans recruter d'unité générique" calcext:value-type="string">
            <text:p>Terminer le jeu en partie+ sans recruter d'unité générique</text:p>
          </table:table-cell>
          <table:table-cell table:number-columns-repeated="3"/>
          <table:table-cell table:formula="of:=INDIRECT(ADDRESS(MATCH([.$E68];FRFlag;1) ;2;1;1;[.$AT$1]))" office:value-type="string" office:string-value="Terminer le jeu en partie+ sans recruter d'unité générique" calcext:value-type="string">
            <text:p>Terminer le jeu en partie+ sans recruter d'unité générique</text:p>
          </table:table-cell>
          <table:table-cell table:number-columns-repeated="2"/>
          <table:table-cell table:formula="of:=INDIRECT(ADDRESS(MATCH([.$E68];ITFlag;1) ;2;1;1;[.$AX$1]))" office:value-type="string" office:string-value="Finisci il gioco in modalità NP+ senza nessuna recluta generica" calcext:value-type="string">
            <text:p>Finisci il gioco in modalità NP+ senza nessuna recluta generica</text:p>
          </table:table-cell>
          <table:table-cell table:formula="of:=INDIRECT(ADDRESS(MATCH([.$E68];ITFlag;1) ;2;1;1;[.$AX$1]))" office:value-type="string" office:string-value="Finisci il gioco in modalità NP+ senza nessuna recluta generica" calcext:value-type="string">
            <text:p>Finisci il gioco in modalità NP+ senza nessuna recluta generica</text:p>
          </table:table-cell>
          <table:table-cell table:formula="of:=INDIRECT(ADDRESS(MATCH([.$E68];JPFlag;1) ;2;1;1;[.$AZ$1]))" office:value-type="string" office:string-value="味方を雇用せずニューゲーム+をクリアした" calcext:value-type="string">
            <text:p>味方を雇用せずニューゲーム+をクリアした</text:p>
          </table:table-cell>
          <table:table-cell table:formula="of:=INDIRECT(ADDRESS(MATCH([.$E68];JPFlag;1) ;2;1;1;[.$AZ$1]))" office:value-type="string" office:string-value="味方を雇用せずニューゲーム+をクリアした" calcext:value-type="string">
            <text:p>味方を雇用せずニューゲーム+をクリアした</text:p>
          </table:table-cell>
          <table:table-cell table:formula="of:=INDIRECT(ADDRESS(MATCH([.$E68];KOFlag;1) ;2;1;1;[.$BB$1]))" office:value-type="string" office:string-value="새 게임+에서 캐릭터를 추가로 고용하지 않고 게임을 완료" calcext:value-type="string">
            <text:p>새 게임+에서 캐릭터를 추가로 고용하지 않고 게임을 완료</text:p>
          </table:table-cell>
          <table:table-cell table:formula="of:=INDIRECT(ADDRESS(MATCH([.$E68];KOFlag;1) ;2;1;1;[.$BB$1]))" office:value-type="string" office:string-value="새 게임+에서 캐릭터를 추가로 고용하지 않고 게임을 완료" calcext:value-type="string">
            <text:p>새 게임+에서 캐릭터를 추가로 고용하지 않고 게임을 완료</text:p>
          </table:table-cell>
          <table:table-cell table:number-columns-repeated="10"/>
          <table:table-cell table:formula="of:=INDIRECT(ADDRESS(MATCH([.$E68];RUFlag;1) ;2;1;1;[.$BN$1]))" office:value-type="string" office:string-value="Пройти новую игру+ без наемников" calcext:value-type="string">
            <text:p>Пройти новую игру+ без наемников</text:p>
          </table:table-cell>
          <table:table-cell table:formula="of:=INDIRECT(ADDRESS(MATCH([.$E68];RUFlag;1) ;2;1;1;[.$BN$1]))" office:value-type="string" office:string-value="Пройти новую игру+ без наемников" calcext:value-type="string">
            <text:p>Пройти новую игру+ без наемников</text:p>
          </table:table-cell>
          <table:table-cell table:number-columns-repeated="4"/>
          <table:table-cell table:formula="of:=INDIRECT(ADDRESS(MATCH([.$E68];ZHHansFlag;1) ;2;1;1;[.$BT$1]))" office:value-type="string" office:string-value="在不招募任何人的情况下通关新游戏+" calcext:value-type="string">
            <text:p>在不招募任何人的情况下通关新游戏+</text:p>
          </table:table-cell>
          <table:table-cell table:formula="of:=INDIRECT(ADDRESS(MATCH([.$E68];ZHHansFlag;1) ;2;1;1;[.$BT$1]))" office:value-type="string" office:string-value="在不招募任何人的情况下通关新游戏+" calcext:value-type="string">
            <text:p>在不招募任何人的情况下通关新游戏+</text:p>
          </table:table-cell>
          <table:table-cell table:formula="of:=INDIRECT(ADDRESS(MATCH([.$E68];ZHHantFlag;1) ;2;1;1;[.$BU$1]))" office:value-type="string" office:string-value="在不招募任何人的情況下通關新遊戲+" calcext:value-type="string">
            <text:p>在不招募任何人的情況下通關新遊戲+</text:p>
          </table:table-cell>
          <table:table-cell table:formula="of:=INDIRECT(ADDRESS(MATCH([.$E68];ZHHansFlag;1) ;2;1;1;[.$BT$1]))" office:value-type="string" office:string-value="在不招募任何人的情况下通关新游戏+" calcext:value-type="string">
            <text:p>在不招募任何人的情况下通关新游戏+</text:p>
          </table:table-cell>
          <table:table-cell table:formula="of:=INDIRECT(ADDRESS(MATCH([.$E68];ZHHantFlag;1) ;2;1;1;[.$BU$1]))" office:value-type="string" office:string-value="在不招募任何人的情況下通關新遊戲+" calcext:value-type="string">
            <text:p>在不招募任何人的情況下通關新遊戲+</text:p>
          </table:table-cell>
        </table:table-row>
        <table:table-row table:style-name="ro1">
          <table:table-cell office:value-type="string" calcext:value-type="string">
            <text:p>6e6efa03-9f2e-4d48-ba90-211de35e1e84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Hero Mode+</text:p>
          </table:table-cell>
          <table:table-cell table:formula="of:=MATCH([.C69];Value;1)" office:value-type="float" office:value="28" calcext:value-type="float">
            <text:p>28</text:p>
          </table:table-cell>
          <table:table-cell table:formula="of:=INDIRECT(ADDRESS([.D69];1;1;1;&quot;en-US&quot;))" office:value-type="string" office:string-value="$ACHV_HERO_MODE_TITLE" calcext:value-type="string">
            <text:p>$ACHV_HERO_MODE_TITLE</text:p>
          </table:table-cell>
          <table:table-cell table:number-columns-repeated="5"/>
          <table:table-cell table:formula="of:=INDIRECT(ADDRESS(MATCH([.$E69];DEFlag;1) ;2;1;1;[.$N$1]))" office:value-type="string" office:string-value="Heldenmodus" calcext:value-type="string">
            <text:p>Heldenmodus</text:p>
          </table:table-cell>
          <table:table-cell table:number-columns-repeated="2"/>
          <table:table-cell table:formula="of:=INDIRECT(ADDRESS(MATCH([.$E69];DEFlag;1) ;2;1;1;[.$N$1]))" office:value-type="string" office:string-value="Heldenmodus" calcext:value-type="string">
            <text:p>Heldenmodus</text:p>
          </table:table-cell>
          <table:table-cell table:formula="of:=[.$C69]" office:value-type="string" office:string-value="Hero Mode+" calcext:value-type="string">
            <text:p>Hero Mode+</text:p>
          </table:table-cell>
          <table:table-cell table:number-columns-repeated="15"/>
          <table:table-cell table:formula="of:=[.$C69]" office:value-type="string" office:string-value="Hero Mode+" calcext:value-type="string">
            <text:p>Hero Mode+</text:p>
          </table:table-cell>
          <table:table-cell/>
          <table:table-cell table:formula="of:=INDIRECT(ADDRESS(MATCH([.$E69];ESFlag;1) ;2;1;1;[.$AK$1]))" office:value-type="string" office:string-value="Modo héroe" calcext:value-type="string">
            <text:p>Modo héroe</text:p>
          </table:table-cell>
          <table:table-cell table:number-columns-repeated="3"/>
          <table:table-cell table:formula="of:=INDIRECT(ADDRESS(MATCH([.$E69];ESFlag;1) ;2;1;1;[.$AK$1]))" office:value-type="string" office:string-value="Modo héroe" calcext:value-type="string">
            <text:p>Modo héroe</text:p>
          </table:table-cell>
          <table:table-cell table:number-columns-repeated="4"/>
          <table:table-cell table:formula="of:=INDIRECT(ADDRESS(MATCH([.$E69];FRFlag;1) ;2;1;1;[.$AT$1]))" office:value-type="string" office:string-value="Mode Hero" calcext:value-type="string">
            <text:p>Mode Hero</text:p>
          </table:table-cell>
          <table:table-cell table:number-columns-repeated="3"/>
          <table:table-cell table:formula="of:=INDIRECT(ADDRESS(MATCH([.$E69];FRFlag;1) ;2;1;1;[.$AT$1]))" office:value-type="string" office:string-value="Mode Hero" calcext:value-type="string">
            <text:p>Mode Hero</text:p>
          </table:table-cell>
          <table:table-cell table:number-columns-repeated="2"/>
          <table:table-cell table:formula="of:=INDIRECT(ADDRESS(MATCH([.$E69];ITFlag;1) ;2;1;1;[.$AX$1]))" office:value-type="string" office:string-value="Modalità Eroe" calcext:value-type="string">
            <text:p>Modalità Eroe</text:p>
          </table:table-cell>
          <table:table-cell table:formula="of:=INDIRECT(ADDRESS(MATCH([.$E69];ITFlag;1) ;2;1;1;[.$AX$1]))" office:value-type="string" office:string-value="Modalità Eroe" calcext:value-type="string">
            <text:p>Modalità Eroe</text:p>
          </table:table-cell>
          <table:table-cell table:formula="of:=INDIRECT(ADDRESS(MATCH([.$E69];JPFlag;1) ;2;1;1;[.$AZ$1]))" office:value-type="string" office:string-value="ヒーローモード" calcext:value-type="string">
            <text:p>ヒーローモード</text:p>
          </table:table-cell>
          <table:table-cell table:formula="of:=INDIRECT(ADDRESS(MATCH([.$E69];JPFlag;1) ;2;1;1;[.$AZ$1]))" office:value-type="string" office:string-value="ヒーローモード" calcext:value-type="string">
            <text:p>ヒーローモード</text:p>
          </table:table-cell>
          <table:table-cell table:formula="of:=INDIRECT(ADDRESS(MATCH([.$E69];KOFlag;1) ;2;1;1;[.$BB$1]))" office:value-type="string" office:string-value="영웅 모드" calcext:value-type="string">
            <text:p>영웅 모드</text:p>
          </table:table-cell>
          <table:table-cell table:formula="of:=INDIRECT(ADDRESS(MATCH([.$E69];KOFlag;1) ;2;1;1;[.$BB$1]))" office:value-type="string" office:string-value="영웅 모드" calcext:value-type="string">
            <text:p>영웅 모드</text:p>
          </table:table-cell>
          <table:table-cell table:number-columns-repeated="10"/>
          <table:table-cell table:formula="of:=INDIRECT(ADDRESS(MATCH([.$E69];RUFlag;1) ;2;1;1;[.$BN$1]))" office:value-type="string" office:string-value="Режим Героя" calcext:value-type="string">
            <text:p>Режим Героя</text:p>
          </table:table-cell>
          <table:table-cell table:formula="of:=INDIRECT(ADDRESS(MATCH([.$E69];RUFlag;1) ;2;1;1;[.$BN$1]))" office:value-type="string" office:string-value="Режим Героя" calcext:value-type="string">
            <text:p>Режим Героя</text:p>
          </table:table-cell>
          <table:table-cell table:number-columns-repeated="4"/>
          <table:table-cell table:formula="of:=INDIRECT(ADDRESS(MATCH([.$E69];ZHHansFlag;1) ;2;1;1;[.$BT$1]))" office:value-type="string" office:string-value="英雄模式" calcext:value-type="string">
            <text:p>英雄模式</text:p>
          </table:table-cell>
          <table:table-cell table:formula="of:=INDIRECT(ADDRESS(MATCH([.$E69];ZHHansFlag;1) ;2;1;1;[.$BT$1]))" office:value-type="string" office:string-value="英雄模式" calcext:value-type="string">
            <text:p>英雄模式</text:p>
          </table:table-cell>
          <table:table-cell table:formula="of:=INDIRECT(ADDRESS(MATCH([.$E69];ZHHantFlag;1) ;2;1;1;[.$BU$1]))" office:value-type="string" office:string-value="英雄模式" calcext:value-type="string">
            <text:p>英雄模式</text:p>
          </table:table-cell>
          <table:table-cell table:formula="of:=INDIRECT(ADDRESS(MATCH([.$E69];ZHHansFlag;1) ;2;1;1;[.$BT$1]))" office:value-type="string" office:string-value="英雄模式" calcext:value-type="string">
            <text:p>英雄模式</text:p>
          </table:table-cell>
          <table:table-cell table:formula="of:=INDIRECT(ADDRESS(MATCH([.$E69];ZHHantFlag;1) ;2;1;1;[.$BU$1]))" office:value-type="string" office:string-value="英雄模式" calcext:value-type="string">
            <text:p>英雄模式</text:p>
          </table:table-cell>
        </table:table-row>
        <table:table-row table:style-name="ro2">
          <table:table-cell office:value-type="string" calcext:value-type="string">
            <text:p>493577eb-d263-494c-b434-ebd0e8aa32a0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Beat the game in new game+ without any generic recruits</text:p>
          </table:table-cell>
          <table:table-cell table:formula="of:=MATCH([.C70];Value;1)" office:value-type="float" office:value="8" calcext:value-type="float">
            <text:p>8</text:p>
          </table:table-cell>
          <table:table-cell table:formula="of:=INDIRECT(ADDRESS([.D70];1;1;1;&quot;en-US&quot;))" office:value-type="string" office:string-value="$ACHV_HERO_MODE_PLUS_DESC" calcext:value-type="string">
            <text:p>$ACHV_HERO_MODE_PLUS_DESC</text:p>
          </table:table-cell>
          <table:table-cell table:number-columns-repeated="5"/>
          <table:table-cell table:formula="of:=INDIRECT(ADDRESS(MATCH([.$E70];DEFlag;1) ;2;1;1;[.$N$1]))" office:value-type="string" office:string-value="Schaffe das neue Spiel+ ohne generische Rekruten" calcext:value-type="string">
            <text:p>Schaffe das neue Spiel+ ohne generische Rekruten</text:p>
          </table:table-cell>
          <table:table-cell table:number-columns-repeated="2"/>
          <table:table-cell table:formula="of:=INDIRECT(ADDRESS(MATCH([.$E70];DEFlag;1) ;2;1;1;[.$N$1]))" office:value-type="string" office:string-value="Schaffe das neue Spiel+ ohne generische Rekruten" calcext:value-type="string">
            <text:p>Schaffe das neue Spiel+ ohne generische Rekruten</text:p>
          </table:table-cell>
          <table:table-cell table:formula="of:=[.$C70]" office:value-type="string" office:string-value="Beat the game in new game+ without any generic recruits" calcext:value-type="string">
            <text:p>Beat the game in new game+ without any generic recruits</text:p>
          </table:table-cell>
          <table:table-cell table:number-columns-repeated="15"/>
          <table:table-cell table:formula="of:=[.$C70]" office:value-type="string" office:string-value="Beat the game in new game+ without any generic recruits" calcext:value-type="string">
            <text:p>Beat the game in new game+ without any generic recruits</text:p>
          </table:table-cell>
          <table:table-cell/>
          <table:table-cell table:formula="of:=INDIRECT(ADDRESS(MATCH([.$E70];ESFlag;1) ;2;1;1;[.$AK$1]))" office:value-type="string" office:string-value="Supera el juego en nueva partida+ sin ningún recluta genérico" calcext:value-type="string">
            <text:p>Supera el juego en nueva partida+ sin ningún recluta genérico</text:p>
          </table:table-cell>
          <table:table-cell table:number-columns-repeated="3"/>
          <table:table-cell table:formula="of:=INDIRECT(ADDRESS(MATCH([.$E70];ESFlag;1) ;2;1;1;[.$AK$1]))" office:value-type="string" office:string-value="Supera el juego en nueva partida+ sin ningún recluta genérico" calcext:value-type="string">
            <text:p>Supera el juego en nueva partida+ sin ningún recluta genérico</text:p>
          </table:table-cell>
          <table:table-cell table:number-columns-repeated="4"/>
          <table:table-cell table:formula="of:=INDIRECT(ADDRESS(MATCH([.$E70];FRFlag;1) ;2;1;1;[.$AT$1]))" office:value-type="string" office:string-value="Terminer le jeu en partie+ sans recruter d'unité générique" calcext:value-type="string">
            <text:p>Terminer le jeu en partie+ sans recruter d'unité générique</text:p>
          </table:table-cell>
          <table:table-cell table:number-columns-repeated="3"/>
          <table:table-cell table:formula="of:=INDIRECT(ADDRESS(MATCH([.$E70];FRFlag;1) ;2;1;1;[.$AT$1]))" office:value-type="string" office:string-value="Terminer le jeu en partie+ sans recruter d'unité générique" calcext:value-type="string">
            <text:p>Terminer le jeu en partie+ sans recruter d'unité générique</text:p>
          </table:table-cell>
          <table:table-cell table:number-columns-repeated="2"/>
          <table:table-cell table:formula="of:=INDIRECT(ADDRESS(MATCH([.$E70];ITFlag;1) ;2;1;1;[.$AX$1]))" office:value-type="string" office:string-value="Finisci il gioco in modalità NP+ senza nessuna recluta generica" calcext:value-type="string">
            <text:p>Finisci il gioco in modalità NP+ senza nessuna recluta generica</text:p>
          </table:table-cell>
          <table:table-cell table:formula="of:=INDIRECT(ADDRESS(MATCH([.$E70];ITFlag;1) ;2;1;1;[.$AX$1]))" office:value-type="string" office:string-value="Finisci il gioco in modalità NP+ senza nessuna recluta generica" calcext:value-type="string">
            <text:p>Finisci il gioco in modalità NP+ senza nessuna recluta generica</text:p>
          </table:table-cell>
          <table:table-cell table:formula="of:=INDIRECT(ADDRESS(MATCH([.$E70];JPFlag;1) ;2;1;1;[.$AZ$1]))" office:value-type="string" office:string-value="味方を雇用せずニューゲーム+をクリアした" calcext:value-type="string">
            <text:p>味方を雇用せずニューゲーム+をクリアした</text:p>
          </table:table-cell>
          <table:table-cell table:formula="of:=INDIRECT(ADDRESS(MATCH([.$E70];JPFlag;1) ;2;1;1;[.$AZ$1]))" office:value-type="string" office:string-value="味方を雇用せずニューゲーム+をクリアした" calcext:value-type="string">
            <text:p>味方を雇用せずニューゲーム+をクリアした</text:p>
          </table:table-cell>
          <table:table-cell table:formula="of:=INDIRECT(ADDRESS(MATCH([.$E70];KOFlag;1) ;2;1;1;[.$BB$1]))" office:value-type="string" office:string-value="새 게임+에서 캐릭터를 추가로 고용하지 않고 게임을 완료" calcext:value-type="string">
            <text:p>새 게임+에서 캐릭터를 추가로 고용하지 않고 게임을 완료</text:p>
          </table:table-cell>
          <table:table-cell table:formula="of:=INDIRECT(ADDRESS(MATCH([.$E70];KOFlag;1) ;2;1;1;[.$BB$1]))" office:value-type="string" office:string-value="새 게임+에서 캐릭터를 추가로 고용하지 않고 게임을 완료" calcext:value-type="string">
            <text:p>새 게임+에서 캐릭터를 추가로 고용하지 않고 게임을 완료</text:p>
          </table:table-cell>
          <table:table-cell table:number-columns-repeated="10"/>
          <table:table-cell table:formula="of:=INDIRECT(ADDRESS(MATCH([.$E70];RUFlag;1) ;2;1;1;[.$BN$1]))" office:value-type="string" office:string-value="Пройти новую игру+ без наемников" calcext:value-type="string">
            <text:p>Пройти новую игру+ без наемников</text:p>
          </table:table-cell>
          <table:table-cell table:formula="of:=INDIRECT(ADDRESS(MATCH([.$E70];RUFlag;1) ;2;1;1;[.$BN$1]))" office:value-type="string" office:string-value="Пройти новую игру+ без наемников" calcext:value-type="string">
            <text:p>Пройти новую игру+ без наемников</text:p>
          </table:table-cell>
          <table:table-cell table:number-columns-repeated="4"/>
          <table:table-cell table:formula="of:=INDIRECT(ADDRESS(MATCH([.$E70];ZHHansFlag;1) ;2;1;1;[.$BT$1]))" office:value-type="string" office:string-value="在不招募任何人的情况下通关新游戏+" calcext:value-type="string">
            <text:p>在不招募任何人的情况下通关新游戏+</text:p>
          </table:table-cell>
          <table:table-cell table:formula="of:=INDIRECT(ADDRESS(MATCH([.$E70];ZHHansFlag;1) ;2;1;1;[.$BT$1]))" office:value-type="string" office:string-value="在不招募任何人的情况下通关新游戏+" calcext:value-type="string">
            <text:p>在不招募任何人的情况下通关新游戏+</text:p>
          </table:table-cell>
          <table:table-cell table:formula="of:=INDIRECT(ADDRESS(MATCH([.$E70];ZHHantFlag;1) ;2;1;1;[.$BU$1]))" office:value-type="string" office:string-value="在不招募任何人的情況下通關新遊戲+" calcext:value-type="string">
            <text:p>在不招募任何人的情況下通關新遊戲+</text:p>
          </table:table-cell>
          <table:table-cell table:formula="of:=INDIRECT(ADDRESS(MATCH([.$E70];ZHHansFlag;1) ;2;1;1;[.$BT$1]))" office:value-type="string" office:string-value="在不招募任何人的情况下通关新游戏+" calcext:value-type="string">
            <text:p>在不招募任何人的情况下通关新游戏+</text:p>
          </table:table-cell>
          <table:table-cell table:formula="of:=INDIRECT(ADDRESS(MATCH([.$E70];ZHHantFlag;1) ;2;1;1;[.$BU$1]))" office:value-type="string" office:string-value="在不招募任何人的情況下通關新遊戲+" calcext:value-type="string">
            <text:p>在不招募任何人的情況下通關新遊戲+</text:p>
          </table:table-cell>
        </table:table-row>
        <table:table-row table:style-name="ro2">
          <table:table-cell office:value-type="string" calcext:value-type="string">
            <text:p>7a27fcff-90d2-4652-8209-8346114ae514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Earn 201 Gold Stars</text:p>
          </table:table-cell>
          <table:table-cell table:formula="of:=MATCH([.C71];Value;1)" office:value-type="float" office:value="21" calcext:value-type="float">
            <text:p>21</text:p>
          </table:table-cell>
          <table:table-cell table:formula="of:=INDIRECT(ADDRESS([.D71];1;1;1;&quot;en-US&quot;))" office:value-type="string" office:string-value="$ACHV_HAVE_201_STARS_GOLD_DESC" calcext:value-type="string">
            <text:p>$ACHV_HAVE_201_STARS_GOLD_DESC</text:p>
          </table:table-cell>
          <table:table-cell table:number-columns-repeated="5"/>
          <table:table-cell table:formula="of:=INDIRECT(ADDRESS(MATCH([.$E71];DEFlag;1) ;2;1;1;[.$N$1]))" office:value-type="string" office:string-value="Verdiene 201 goldene Sterne" calcext:value-type="string">
            <text:p>Verdiene 201 goldene Sterne</text:p>
          </table:table-cell>
          <table:table-cell table:number-columns-repeated="2"/>
          <table:table-cell table:formula="of:=INDIRECT(ADDRESS(MATCH([.$E71];DEFlag;1) ;2;1;1;[.$N$1]))" office:value-type="string" office:string-value="Verdiene 201 goldene Sterne" calcext:value-type="string">
            <text:p>Verdiene 201 goldene Sterne</text:p>
          </table:table-cell>
          <table:table-cell table:formula="of:=[.$C71]" office:value-type="string" office:string-value="Earn 201 Gold Stars" calcext:value-type="string">
            <text:p>Earn 201 Gold Stars</text:p>
          </table:table-cell>
          <table:table-cell table:number-columns-repeated="15"/>
          <table:table-cell table:formula="of:=[.$C71]" office:value-type="string" office:string-value="Earn 201 Gold Stars" calcext:value-type="string">
            <text:p>Earn 201 Gold Stars</text:p>
          </table:table-cell>
          <table:table-cell/>
          <table:table-cell table:formula="of:=INDIRECT(ADDRESS(MATCH([.$E71];ESFlag;1) ;2;1;1;[.$AK$1]))" office:value-type="string" office:string-value="Consigue 201 estrellas doradas" calcext:value-type="string">
            <text:p>Consigue 201 estrellas doradas</text:p>
          </table:table-cell>
          <table:table-cell table:number-columns-repeated="3"/>
          <table:table-cell table:formula="of:=INDIRECT(ADDRESS(MATCH([.$E71];ESFlag;1) ;2;1;1;[.$AK$1]))" office:value-type="string" office:string-value="Consigue 201 estrellas doradas" calcext:value-type="string">
            <text:p>Consigue 201 estrellas doradas</text:p>
          </table:table-cell>
          <table:table-cell table:number-columns-repeated="4"/>
          <table:table-cell table:formula="of:=INDIRECT(ADDRESS(MATCH([.$E71];FRFlag;1) ;2;1;1;[.$AT$1]))" office:value-type="string" office:string-value="Obtenir 201 Étoiles d'Or" calcext:value-type="string">
            <text:p>Obtenir 201 Étoiles d'Or</text:p>
          </table:table-cell>
          <table:table-cell table:number-columns-repeated="3"/>
          <table:table-cell table:formula="of:=INDIRECT(ADDRESS(MATCH([.$E71];FRFlag;1) ;2;1;1;[.$AT$1]))" office:value-type="string" office:string-value="Obtenir 201 Étoiles d'Or" calcext:value-type="string">
            <text:p>Obtenir 201 Étoiles d'Or</text:p>
          </table:table-cell>
          <table:table-cell table:number-columns-repeated="2"/>
          <table:table-cell table:formula="of:=INDIRECT(ADDRESS(MATCH([.$E71];ITFlag;1) ;2;1;1;[.$AX$1]))" office:value-type="string" office:string-value="Guadagna 201 medaglie d'oro" calcext:value-type="string">
            <text:p>Guadagna 201 medaglie d'oro</text:p>
          </table:table-cell>
          <table:table-cell table:formula="of:=INDIRECT(ADDRESS(MATCH([.$E71];ITFlag;1) ;2;1;1;[.$AX$1]))" office:value-type="string" office:string-value="Guadagna 201 medaglie d'oro" calcext:value-type="string">
            <text:p>Guadagna 201 medaglie d'oro</text:p>
          </table:table-cell>
          <table:table-cell table:formula="of:=INDIRECT(ADDRESS(MATCH([.$E71];JPFlag;1) ;2;1;1;[.$AZ$1]))" office:value-type="string" office:string-value="201のゴールドスターを入手した" calcext:value-type="string">
            <text:p>201のゴールドスターを入手した</text:p>
          </table:table-cell>
          <table:table-cell table:formula="of:=INDIRECT(ADDRESS(MATCH([.$E71];JPFlag;1) ;2;1;1;[.$AZ$1]))" office:value-type="string" office:string-value="201のゴールドスターを入手した" calcext:value-type="string">
            <text:p>201のゴールドスターを入手した</text:p>
          </table:table-cell>
          <table:table-cell table:formula="of:=INDIRECT(ADDRESS(MATCH([.$E71];KOFlag;1) ;2;1;1;[.$BB$1]))" office:value-type="string" office:string-value="금색 별 201개 획득" calcext:value-type="string">
            <text:p>금색 별 201개 획득</text:p>
          </table:table-cell>
          <table:table-cell table:formula="of:=INDIRECT(ADDRESS(MATCH([.$E71];KOFlag;1) ;2;1;1;[.$BB$1]))" office:value-type="string" office:string-value="금색 별 201개 획득" calcext:value-type="string">
            <text:p>금색 별 201개 획득</text:p>
          </table:table-cell>
          <table:table-cell table:number-columns-repeated="10"/>
          <table:table-cell table:formula="of:=INDIRECT(ADDRESS(MATCH([.$E71];RUFlag;1) ;2;1;1;[.$BN$1]))" office:value-type="string" office:string-value="Получить 201 золотую звезду" calcext:value-type="string">
            <text:p>Получить 201 золотую звезду</text:p>
          </table:table-cell>
          <table:table-cell table:formula="of:=INDIRECT(ADDRESS(MATCH([.$E71];RUFlag;1) ;2;1;1;[.$BN$1]))" office:value-type="string" office:string-value="Получить 201 золотую звезду" calcext:value-type="string">
            <text:p>Получить 201 золотую звезду</text:p>
          </table:table-cell>
          <table:table-cell table:number-columns-repeated="4"/>
          <table:table-cell table:formula="of:=INDIRECT(ADDRESS(MATCH([.$E71];ZHHansFlag;1) ;2;1;1;[.$BT$1]))" office:value-type="string" office:string-value="取得201颗金星星" calcext:value-type="string">
            <text:p>取得201颗金星星</text:p>
          </table:table-cell>
          <table:table-cell table:formula="of:=INDIRECT(ADDRESS(MATCH([.$E71];ZHHansFlag;1) ;2;1;1;[.$BT$1]))" office:value-type="string" office:string-value="取得201颗金星星" calcext:value-type="string">
            <text:p>取得201颗金星星</text:p>
          </table:table-cell>
          <table:table-cell table:formula="of:=INDIRECT(ADDRESS(MATCH([.$E71];ZHHantFlag;1) ;2;1;1;[.$BU$1]))" office:value-type="string" office:string-value="取得201顆金星星" calcext:value-type="string">
            <text:p>取得201顆金星星</text:p>
          </table:table-cell>
          <table:table-cell table:formula="of:=INDIRECT(ADDRESS(MATCH([.$E71];ZHHansFlag;1) ;2;1;1;[.$BT$1]))" office:value-type="string" office:string-value="取得201颗金星星" calcext:value-type="string">
            <text:p>取得201颗金星星</text:p>
          </table:table-cell>
          <table:table-cell table:formula="of:=INDIRECT(ADDRESS(MATCH([.$E71];ZHHantFlag;1) ;2;1;1;[.$BU$1]))" office:value-type="string" office:string-value="取得201顆金星星" calcext:value-type="string">
            <text:p>取得201顆金星星</text:p>
          </table:table-cell>
        </table:table-row>
        <table:table-row table:style-name="ro1">
          <table:table-cell office:value-type="string" calcext:value-type="string">
            <text:p>ec443e84-4f58-4f99-aa49-f50b702cf260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Super Completionist</text:p>
          </table:table-cell>
          <table:table-cell table:formula="of:=MATCH([.C72];Value;1)" office:value-type="float" office:value="49" calcext:value-type="float">
            <text:p>49</text:p>
          </table:table-cell>
          <table:table-cell table:formula="of:=INDIRECT(ADDRESS([.D72];1;1;1;&quot;en-US&quot;))" office:value-type="string" office:string-value="$ACHV_HAVE_201_STARS_GOLD_TITLE" calcext:value-type="string">
            <text:p>$ACHV_HAVE_201_STARS_GOLD_TITLE</text:p>
          </table:table-cell>
          <table:table-cell table:number-columns-repeated="5"/>
          <table:table-cell table:formula="of:=INDIRECT(ADDRESS(MATCH([.$E72];DEFlag;1) ;2;1;1;[.$N$1]))" office:value-type="string" office:string-value="Super-Vervollständiger" calcext:value-type="string">
            <text:p>Super-Vervollständiger</text:p>
          </table:table-cell>
          <table:table-cell table:number-columns-repeated="2"/>
          <table:table-cell table:formula="of:=INDIRECT(ADDRESS(MATCH([.$E72];DEFlag;1) ;2;1;1;[.$N$1]))" office:value-type="string" office:string-value="Super-Vervollständiger" calcext:value-type="string">
            <text:p>Super-Vervollständiger</text:p>
          </table:table-cell>
          <table:table-cell table:formula="of:=[.$C72]" office:value-type="string" office:string-value="Super Completionist" calcext:value-type="string">
            <text:p>Super Completionist</text:p>
          </table:table-cell>
          <table:table-cell table:number-columns-repeated="15"/>
          <table:table-cell table:formula="of:=[.$C72]" office:value-type="string" office:string-value="Super Completionist" calcext:value-type="string">
            <text:p>Super Completionist</text:p>
          </table:table-cell>
          <table:table-cell/>
          <table:table-cell table:formula="of:=INDIRECT(ADDRESS(MATCH([.$E72];ESFlag;1) ;2;1;1;[.$AK$1]))" office:value-type="string" office:string-value="Superfinalizador" calcext:value-type="string">
            <text:p>Superfinalizador</text:p>
          </table:table-cell>
          <table:table-cell table:number-columns-repeated="3"/>
          <table:table-cell table:formula="of:=INDIRECT(ADDRESS(MATCH([.$E72];ESFlag;1) ;2;1;1;[.$AK$1]))" office:value-type="string" office:string-value="Superfinalizador" calcext:value-type="string">
            <text:p>Superfinalizador</text:p>
          </table:table-cell>
          <table:table-cell table:number-columns-repeated="4"/>
          <table:table-cell table:formula="of:=INDIRECT(ADDRESS(MATCH([.$E72];FRFlag;1) ;2;1;1;[.$AT$1]))" office:value-type="string" office:string-value="Super complétiste" calcext:value-type="string">
            <text:p>Super complétiste</text:p>
          </table:table-cell>
          <table:table-cell table:number-columns-repeated="3"/>
          <table:table-cell table:formula="of:=INDIRECT(ADDRESS(MATCH([.$E72];FRFlag;1) ;2;1;1;[.$AT$1]))" office:value-type="string" office:string-value="Super complétiste" calcext:value-type="string">
            <text:p>Super complétiste</text:p>
          </table:table-cell>
          <table:table-cell table:number-columns-repeated="2"/>
          <table:table-cell table:formula="of:=INDIRECT(ADDRESS(MATCH([.$E72];ITFlag;1) ;2;1;1;[.$AX$1]))" office:value-type="string" office:string-value="Super Completatore" calcext:value-type="string">
            <text:p>Super Completatore</text:p>
          </table:table-cell>
          <table:table-cell table:formula="of:=INDIRECT(ADDRESS(MATCH([.$E72];ITFlag;1) ;2;1;1;[.$AX$1]))" office:value-type="string" office:string-value="Super Completatore" calcext:value-type="string">
            <text:p>Super Completatore</text:p>
          </table:table-cell>
          <table:table-cell table:formula="of:=INDIRECT(ADDRESS(MATCH([.$E72];JPFlag;1) ;2;1;1;[.$AZ$1]))" office:value-type="string" office:string-value="超完璧主義者" calcext:value-type="string">
            <text:p>超完璧主義者</text:p>
          </table:table-cell>
          <table:table-cell table:formula="of:=INDIRECT(ADDRESS(MATCH([.$E72];JPFlag;1) ;2;1;1;[.$AZ$1]))" office:value-type="string" office:string-value="超完璧主義者" calcext:value-type="string">
            <text:p>超完璧主義者</text:p>
          </table:table-cell>
          <table:table-cell table:formula="of:=INDIRECT(ADDRESS(MATCH([.$E72];KOFlag;1) ;2;1;1;[.$BB$1]))" office:value-type="string" office:string-value="대단한 완벽주의자" calcext:value-type="string">
            <text:p>대단한 완벽주의자</text:p>
          </table:table-cell>
          <table:table-cell table:formula="of:=INDIRECT(ADDRESS(MATCH([.$E72];KOFlag;1) ;2;1;1;[.$BB$1]))" office:value-type="string" office:string-value="대단한 완벽주의자" calcext:value-type="string">
            <text:p>대단한 완벽주의자</text:p>
          </table:table-cell>
          <table:table-cell table:number-columns-repeated="10"/>
          <table:table-cell table:formula="of:=INDIRECT(ADDRESS(MATCH([.$E72];RUFlag;1) ;2;1;1;[.$BN$1]))" office:value-type="string" office:string-value="Суперперфекционист" calcext:value-type="string">
            <text:p>Суперперфекционист</text:p>
          </table:table-cell>
          <table:table-cell table:formula="of:=INDIRECT(ADDRESS(MATCH([.$E72];RUFlag;1) ;2;1;1;[.$BN$1]))" office:value-type="string" office:string-value="Суперперфекционист" calcext:value-type="string">
            <text:p>Суперперфекционист</text:p>
          </table:table-cell>
          <table:table-cell table:number-columns-repeated="4"/>
          <table:table-cell table:formula="of:=INDIRECT(ADDRESS(MATCH([.$E72];ZHHansFlag;1) ;2;1;1;[.$BT$1]))" office:value-type="string" office:string-value="三百六十度尽善尽美" calcext:value-type="string">
            <text:p>三百六十度尽善尽美</text:p>
          </table:table-cell>
          <table:table-cell table:formula="of:=INDIRECT(ADDRESS(MATCH([.$E72];ZHHansFlag;1) ;2;1;1;[.$BT$1]))" office:value-type="string" office:string-value="三百六十度尽善尽美" calcext:value-type="string">
            <text:p>三百六十度尽善尽美</text:p>
          </table:table-cell>
          <table:table-cell table:formula="of:=INDIRECT(ADDRESS(MATCH([.$E72];ZHHantFlag;1) ;2;1;1;[.$BU$1]))" office:value-type="string" office:string-value="三百六十度盡善盡美" calcext:value-type="string">
            <text:p>三百六十度盡善盡美</text:p>
          </table:table-cell>
          <table:table-cell table:formula="of:=INDIRECT(ADDRESS(MATCH([.$E72];ZHHansFlag;1) ;2;1;1;[.$BT$1]))" office:value-type="string" office:string-value="三百六十度尽善尽美" calcext:value-type="string">
            <text:p>三百六十度尽善尽美</text:p>
          </table:table-cell>
          <table:table-cell table:formula="of:=INDIRECT(ADDRESS(MATCH([.$E72];ZHHantFlag;1) ;2;1;1;[.$BU$1]))" office:value-type="string" office:string-value="三百六十度盡善盡美" calcext:value-type="string">
            <text:p>三百六十度盡善盡美</text:p>
          </table:table-cell>
        </table:table-row>
        <table:table-row table:style-name="ro2">
          <table:table-cell office:value-type="string" calcext:value-type="string">
            <text:p>6d0d84e6-af69-4b38-bc0f-61876cabda3a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Earn 201 Gold Stars</text:p>
          </table:table-cell>
          <table:table-cell table:formula="of:=MATCH([.C73];Value;1)" office:value-type="float" office:value="21" calcext:value-type="float">
            <text:p>21</text:p>
          </table:table-cell>
          <table:table-cell table:formula="of:=INDIRECT(ADDRESS([.D73];1;1;1;&quot;en-US&quot;))" office:value-type="string" office:string-value="$ACHV_HAVE_201_STARS_GOLD_DESC" calcext:value-type="string">
            <text:p>$ACHV_HAVE_201_STARS_GOLD_DESC</text:p>
          </table:table-cell>
          <table:table-cell table:number-columns-repeated="5"/>
          <table:table-cell table:formula="of:=INDIRECT(ADDRESS(MATCH([.$E73];DEFlag;1) ;2;1;1;[.$N$1]))" office:value-type="string" office:string-value="Verdiene 201 goldene Sterne" calcext:value-type="string">
            <text:p>Verdiene 201 goldene Sterne</text:p>
          </table:table-cell>
          <table:table-cell table:number-columns-repeated="2"/>
          <table:table-cell table:formula="of:=INDIRECT(ADDRESS(MATCH([.$E73];DEFlag;1) ;2;1;1;[.$N$1]))" office:value-type="string" office:string-value="Verdiene 201 goldene Sterne" calcext:value-type="string">
            <text:p>Verdiene 201 goldene Sterne</text:p>
          </table:table-cell>
          <table:table-cell table:formula="of:=[.$C73]" office:value-type="string" office:string-value="Earn 201 Gold Stars" calcext:value-type="string">
            <text:p>Earn 201 Gold Stars</text:p>
          </table:table-cell>
          <table:table-cell table:number-columns-repeated="15"/>
          <table:table-cell table:formula="of:=[.$C73]" office:value-type="string" office:string-value="Earn 201 Gold Stars" calcext:value-type="string">
            <text:p>Earn 201 Gold Stars</text:p>
          </table:table-cell>
          <table:table-cell/>
          <table:table-cell table:formula="of:=INDIRECT(ADDRESS(MATCH([.$E73];ESFlag;1) ;2;1;1;[.$AK$1]))" office:value-type="string" office:string-value="Consigue 201 estrellas doradas" calcext:value-type="string">
            <text:p>Consigue 201 estrellas doradas</text:p>
          </table:table-cell>
          <table:table-cell table:number-columns-repeated="3"/>
          <table:table-cell table:formula="of:=INDIRECT(ADDRESS(MATCH([.$E73];ESFlag;1) ;2;1;1;[.$AK$1]))" office:value-type="string" office:string-value="Consigue 201 estrellas doradas" calcext:value-type="string">
            <text:p>Consigue 201 estrellas doradas</text:p>
          </table:table-cell>
          <table:table-cell table:number-columns-repeated="4"/>
          <table:table-cell table:formula="of:=INDIRECT(ADDRESS(MATCH([.$E73];FRFlag;1) ;2;1;1;[.$AT$1]))" office:value-type="string" office:string-value="Obtenir 201 Étoiles d'Or" calcext:value-type="string">
            <text:p>Obtenir 201 Étoiles d'Or</text:p>
          </table:table-cell>
          <table:table-cell table:number-columns-repeated="3"/>
          <table:table-cell table:formula="of:=INDIRECT(ADDRESS(MATCH([.$E73];FRFlag;1) ;2;1;1;[.$AT$1]))" office:value-type="string" office:string-value="Obtenir 201 Étoiles d'Or" calcext:value-type="string">
            <text:p>Obtenir 201 Étoiles d'Or</text:p>
          </table:table-cell>
          <table:table-cell table:number-columns-repeated="2"/>
          <table:table-cell table:formula="of:=INDIRECT(ADDRESS(MATCH([.$E73];ITFlag;1) ;2;1;1;[.$AX$1]))" office:value-type="string" office:string-value="Guadagna 201 medaglie d'oro" calcext:value-type="string">
            <text:p>Guadagna 201 medaglie d'oro</text:p>
          </table:table-cell>
          <table:table-cell table:formula="of:=INDIRECT(ADDRESS(MATCH([.$E73];ITFlag;1) ;2;1;1;[.$AX$1]))" office:value-type="string" office:string-value="Guadagna 201 medaglie d'oro" calcext:value-type="string">
            <text:p>Guadagna 201 medaglie d'oro</text:p>
          </table:table-cell>
          <table:table-cell table:formula="of:=INDIRECT(ADDRESS(MATCH([.$E73];JPFlag;1) ;2;1;1;[.$AZ$1]))" office:value-type="string" office:string-value="201のゴールドスターを入手した" calcext:value-type="string">
            <text:p>201のゴールドスターを入手した</text:p>
          </table:table-cell>
          <table:table-cell table:formula="of:=INDIRECT(ADDRESS(MATCH([.$E73];JPFlag;1) ;2;1;1;[.$AZ$1]))" office:value-type="string" office:string-value="201のゴールドスターを入手した" calcext:value-type="string">
            <text:p>201のゴールドスターを入手した</text:p>
          </table:table-cell>
          <table:table-cell table:formula="of:=INDIRECT(ADDRESS(MATCH([.$E73];KOFlag;1) ;2;1;1;[.$BB$1]))" office:value-type="string" office:string-value="금색 별 201개 획득" calcext:value-type="string">
            <text:p>금색 별 201개 획득</text:p>
          </table:table-cell>
          <table:table-cell table:formula="of:=INDIRECT(ADDRESS(MATCH([.$E73];KOFlag;1) ;2;1;1;[.$BB$1]))" office:value-type="string" office:string-value="금색 별 201개 획득" calcext:value-type="string">
            <text:p>금색 별 201개 획득</text:p>
          </table:table-cell>
          <table:table-cell table:number-columns-repeated="10"/>
          <table:table-cell table:formula="of:=INDIRECT(ADDRESS(MATCH([.$E73];RUFlag;1) ;2;1;1;[.$BN$1]))" office:value-type="string" office:string-value="Получить 201 золотую звезду" calcext:value-type="string">
            <text:p>Получить 201 золотую звезду</text:p>
          </table:table-cell>
          <table:table-cell table:formula="of:=INDIRECT(ADDRESS(MATCH([.$E73];RUFlag;1) ;2;1;1;[.$BN$1]))" office:value-type="string" office:string-value="Получить 201 золотую звезду" calcext:value-type="string">
            <text:p>Получить 201 золотую звезду</text:p>
          </table:table-cell>
          <table:table-cell table:number-columns-repeated="4"/>
          <table:table-cell table:formula="of:=INDIRECT(ADDRESS(MATCH([.$E73];ZHHansFlag;1) ;2;1;1;[.$BT$1]))" office:value-type="string" office:string-value="取得201颗金星星" calcext:value-type="string">
            <text:p>取得201颗金星星</text:p>
          </table:table-cell>
          <table:table-cell table:formula="of:=INDIRECT(ADDRESS(MATCH([.$E73];ZHHansFlag;1) ;2;1;1;[.$BT$1]))" office:value-type="string" office:string-value="取得201颗金星星" calcext:value-type="string">
            <text:p>取得201颗金星星</text:p>
          </table:table-cell>
          <table:table-cell table:formula="of:=INDIRECT(ADDRESS(MATCH([.$E73];ZHHantFlag;1) ;2;1;1;[.$BU$1]))" office:value-type="string" office:string-value="取得201顆金星星" calcext:value-type="string">
            <text:p>取得201顆金星星</text:p>
          </table:table-cell>
          <table:table-cell table:formula="of:=INDIRECT(ADDRESS(MATCH([.$E73];ZHHansFlag;1) ;2;1;1;[.$BT$1]))" office:value-type="string" office:string-value="取得201颗金星星" calcext:value-type="string">
            <text:p>取得201颗金星星</text:p>
          </table:table-cell>
          <table:table-cell table:formula="of:=INDIRECT(ADDRESS(MATCH([.$E73];ZHHantFlag;1) ;2;1;1;[.$BU$1]))" office:value-type="string" office:string-value="取得201顆金星星" calcext:value-type="string">
            <text:p>取得201顆金星星</text:p>
          </table:table-cell>
        </table:table-row>
        <table:table-row table:style-name="ro2">
          <table:table-cell office:value-type="string" calcext:value-type="string">
            <text:p>abb67b30-4d0d-4f6a-b261-8c650edef987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Defeat the Super Sheep in new game+</text:p>
          </table:table-cell>
          <table:table-cell table:formula="of:=MATCH([.C74];Value;1)" office:value-type="float" office:value="17" calcext:value-type="float">
            <text:p>17</text:p>
          </table:table-cell>
          <table:table-cell table:formula="of:=INDIRECT(ADDRESS([.D74];1;1;1;&quot;en-US&quot;))" office:value-type="string" office:string-value="$ACHV_BEAT_SUPER_SHEEP_PLUS_DESC" calcext:value-type="string">
            <text:p>$ACHV_BEAT_SUPER_SHEEP_PLUS_DESC</text:p>
          </table:table-cell>
          <table:table-cell table:number-columns-repeated="5"/>
          <table:table-cell table:formula="of:=INDIRECT(ADDRESS(MATCH([.$E74];DEFlag;1) ;2;1;1;[.$N$1]))" office:value-type="string" office:string-value="Besiege das Superschaf in einem neuen Spiel+" calcext:value-type="string">
            <text:p>Besiege das Superschaf in einem neuen Spiel+</text:p>
          </table:table-cell>
          <table:table-cell table:number-columns-repeated="2"/>
          <table:table-cell table:formula="of:=INDIRECT(ADDRESS(MATCH([.$E74];DEFlag;1) ;2;1;1;[.$N$1]))" office:value-type="string" office:string-value="Besiege das Superschaf in einem neuen Spiel+" calcext:value-type="string">
            <text:p>Besiege das Superschaf in einem neuen Spiel+</text:p>
          </table:table-cell>
          <table:table-cell table:formula="of:=[.$C74]" office:value-type="string" office:string-value="Defeat the Super Sheep in new game+" calcext:value-type="string">
            <text:p>Defeat the Super Sheep in new game+</text:p>
          </table:table-cell>
          <table:table-cell table:number-columns-repeated="15"/>
          <table:table-cell table:formula="of:=[.$C74]" office:value-type="string" office:string-value="Defeat the Super Sheep in new game+" calcext:value-type="string">
            <text:p>Defeat the Super Sheep in new game+</text:p>
          </table:table-cell>
          <table:table-cell/>
          <table:table-cell table:formula="of:=INDIRECT(ADDRESS(MATCH([.$E74];ESFlag;1) ;2;1;1;[.$AK$1]))" office:value-type="string" office:string-value="Vence a la Superoveja en el modo nueva partida+" calcext:value-type="string">
            <text:p>Vence a la Superoveja en el modo nueva partida+</text:p>
          </table:table-cell>
          <table:table-cell table:number-columns-repeated="3"/>
          <table:table-cell table:formula="of:=INDIRECT(ADDRESS(MATCH([.$E74];ESFlag;1) ;2;1;1;[.$AK$1]))" office:value-type="string" office:string-value="Vence a la Superoveja en el modo nueva partida+" calcext:value-type="string">
            <text:p>Vence a la Superoveja en el modo nueva partida+</text:p>
          </table:table-cell>
          <table:table-cell table:number-columns-repeated="4"/>
          <table:table-cell table:formula="of:=INDIRECT(ADDRESS(MATCH([.$E74];FRFlag;1) ;2;1;1;[.$AT$1]))" office:value-type="string" office:string-value="Vaincre le Super Mouton en mode nouvelle partie+" calcext:value-type="string">
            <text:p>Vaincre le Super Mouton en mode nouvelle partie+</text:p>
          </table:table-cell>
          <table:table-cell table:number-columns-repeated="3"/>
          <table:table-cell table:formula="of:=INDIRECT(ADDRESS(MATCH([.$E74];FRFlag;1) ;2;1;1;[.$AT$1]))" office:value-type="string" office:string-value="Vaincre le Super Mouton en mode nouvelle partie+" calcext:value-type="string">
            <text:p>Vaincre le Super Mouton en mode nouvelle partie+</text:p>
          </table:table-cell>
          <table:table-cell table:number-columns-repeated="2"/>
          <table:table-cell table:formula="of:=INDIRECT(ADDRESS(MATCH([.$E74];ITFlag;1) ;2;1;1;[.$AX$1]))" office:value-type="string" office:string-value="Sconfiggi la Super Pecora in modalità NP+" calcext:value-type="string">
            <text:p>Sconfiggi la Super Pecora in modalità NP+</text:p>
          </table:table-cell>
          <table:table-cell table:formula="of:=INDIRECT(ADDRESS(MATCH([.$E74];ITFlag;1) ;2;1;1;[.$AX$1]))" office:value-type="string" office:string-value="Sconfiggi la Super Pecora in modalità NP+" calcext:value-type="string">
            <text:p>Sconfiggi la Super Pecora in modalità NP+</text:p>
          </table:table-cell>
          <table:table-cell table:formula="of:=INDIRECT(ADDRESS(MATCH([.$E74];JPFlag;1) ;2;1;1;[.$AZ$1]))" office:value-type="string" office:string-value="ニューゲーム+でスーパーシープを倒した" calcext:value-type="string">
            <text:p>ニューゲーム+でスーパーシープを倒した</text:p>
          </table:table-cell>
          <table:table-cell table:formula="of:=INDIRECT(ADDRESS(MATCH([.$E74];JPFlag;1) ;2;1;1;[.$AZ$1]))" office:value-type="string" office:string-value="ニューゲーム+でスーパーシープを倒した" calcext:value-type="string">
            <text:p>ニューゲーム+でスーパーシープを倒した</text:p>
          </table:table-cell>
          <table:table-cell table:formula="of:=INDIRECT(ADDRESS(MATCH([.$E74];KOFlag;1) ;2;1;1;[.$BB$1]))" office:value-type="string" office:string-value="새 게임+에서 슈퍼 양을 격파" calcext:value-type="string">
            <text:p>새 게임+에서 슈퍼 양을 격파</text:p>
          </table:table-cell>
          <table:table-cell table:formula="of:=INDIRECT(ADDRESS(MATCH([.$E74];KOFlag;1) ;2;1;1;[.$BB$1]))" office:value-type="string" office:string-value="새 게임+에서 슈퍼 양을 격파" calcext:value-type="string">
            <text:p>새 게임+에서 슈퍼 양을 격파</text:p>
          </table:table-cell>
          <table:table-cell table:number-columns-repeated="10"/>
          <table:table-cell table:formula="of:=INDIRECT(ADDRESS(MATCH([.$E74];RUFlag;1) ;2;1;1;[.$BN$1]))" office:value-type="string" office:string-value="Победить Супер-овцу в новой игре+" calcext:value-type="string">
            <text:p>Победить Супер-овцу в новой игре+</text:p>
          </table:table-cell>
          <table:table-cell table:formula="of:=INDIRECT(ADDRESS(MATCH([.$E74];RUFlag;1) ;2;1;1;[.$BN$1]))" office:value-type="string" office:string-value="Победить Супер-овцу в новой игре+" calcext:value-type="string">
            <text:p>Победить Супер-овцу в новой игре+</text:p>
          </table:table-cell>
          <table:table-cell table:number-columns-repeated="4"/>
          <table:table-cell table:formula="of:=INDIRECT(ADDRESS(MATCH([.$E74];ZHHansFlag;1) ;2;1;1;[.$BT$1]))" office:value-type="string" office:string-value="在新游戏+击败超级绵羊" calcext:value-type="string">
            <text:p>在新游戏+击败超级绵羊</text:p>
          </table:table-cell>
          <table:table-cell table:formula="of:=INDIRECT(ADDRESS(MATCH([.$E74];ZHHansFlag;1) ;2;1;1;[.$BT$1]))" office:value-type="string" office:string-value="在新游戏+击败超级绵羊" calcext:value-type="string">
            <text:p>在新游戏+击败超级绵羊</text:p>
          </table:table-cell>
          <table:table-cell table:formula="of:=INDIRECT(ADDRESS(MATCH([.$E74];ZHHantFlag;1) ;2;1;1;[.$BU$1]))" office:value-type="string" office:string-value="在新遊戲+擊敗超級綿羊" calcext:value-type="string">
            <text:p>在新遊戲+擊敗超級綿羊</text:p>
          </table:table-cell>
          <table:table-cell table:formula="of:=INDIRECT(ADDRESS(MATCH([.$E74];ZHHansFlag;1) ;2;1;1;[.$BT$1]))" office:value-type="string" office:string-value="在新游戏+击败超级绵羊" calcext:value-type="string">
            <text:p>在新游戏+击败超级绵羊</text:p>
          </table:table-cell>
          <table:table-cell table:formula="of:=INDIRECT(ADDRESS(MATCH([.$E74];ZHHantFlag;1) ;2;1;1;[.$BU$1]))" office:value-type="string" office:string-value="在新遊戲+擊敗超級綿羊" calcext:value-type="string">
            <text:p>在新遊戲+擊敗超級綿羊</text:p>
          </table:table-cell>
        </table:table-row>
        <table:table-row table:style-name="ro1">
          <table:table-cell office:value-type="string" calcext:value-type="string">
            <text:p>112f2b13-82ab-4421-91a6-fe31f4517a1f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Ultra Sheep Slayer</text:p>
          </table:table-cell>
          <table:table-cell table:formula="of:=MATCH([.C75];Value;1)" office:value-type="float" office:value="52" calcext:value-type="float">
            <text:p>52</text:p>
          </table:table-cell>
          <table:table-cell table:formula="of:=INDIRECT(ADDRESS([.D75];1;1;1;&quot;en-US&quot;))" office:value-type="string" office:string-value="$ACHV_BEAT_SUPER_SHEEP_PLUS_TITLE" calcext:value-type="string">
            <text:p>$ACHV_BEAT_SUPER_SHEEP_PLUS_TITLE</text:p>
          </table:table-cell>
          <table:table-cell table:number-columns-repeated="5"/>
          <table:table-cell table:formula="of:=INDIRECT(ADDRESS(MATCH([.$E75];DEFlag;1) ;2;1;1;[.$N$1]))" office:value-type="string" office:string-value="Ultra-Schafschlächter" calcext:value-type="string">
            <text:p>Ultra-Schafschlächter</text:p>
          </table:table-cell>
          <table:table-cell table:number-columns-repeated="2"/>
          <table:table-cell table:formula="of:=INDIRECT(ADDRESS(MATCH([.$E75];DEFlag;1) ;2;1;1;[.$N$1]))" office:value-type="string" office:string-value="Ultra-Schafschlächter" calcext:value-type="string">
            <text:p>Ultra-Schafschlächter</text:p>
          </table:table-cell>
          <table:table-cell table:formula="of:=[.$C75]" office:value-type="string" office:string-value="Ultra Sheep Slayer" calcext:value-type="string">
            <text:p>Ultra Sheep Slayer</text:p>
          </table:table-cell>
          <table:table-cell table:number-columns-repeated="15"/>
          <table:table-cell table:formula="of:=[.$C75]" office:value-type="string" office:string-value="Ultra Sheep Slayer" calcext:value-type="string">
            <text:p>Ultra Sheep Slayer</text:p>
          </table:table-cell>
          <table:table-cell/>
          <table:table-cell table:formula="of:=INDIRECT(ADDRESS(MATCH([.$E75];ESFlag;1) ;2;1;1;[.$AK$1]))" office:value-type="string" office:string-value="Destrozaovejas" calcext:value-type="string">
            <text:p>Destrozaovejas</text:p>
          </table:table-cell>
          <table:table-cell table:number-columns-repeated="3"/>
          <table:table-cell table:formula="of:=INDIRECT(ADDRESS(MATCH([.$E75];ESFlag;1) ;2;1;1;[.$AK$1]))" office:value-type="string" office:string-value="Destrozaovejas" calcext:value-type="string">
            <text:p>Destrozaovejas</text:p>
          </table:table-cell>
          <table:table-cell table:number-columns-repeated="4"/>
          <table:table-cell table:formula="of:=INDIRECT(ADDRESS(MATCH([.$E75];FRFlag;1) ;2;1;1;[.$AT$1]))" office:value-type="string" office:string-value="Ultra tueur de mouton" calcext:value-type="string">
            <text:p>Ultra tueur de mouton</text:p>
          </table:table-cell>
          <table:table-cell table:number-columns-repeated="3"/>
          <table:table-cell table:formula="of:=INDIRECT(ADDRESS(MATCH([.$E75];FRFlag;1) ;2;1;1;[.$AT$1]))" office:value-type="string" office:string-value="Ultra tueur de mouton" calcext:value-type="string">
            <text:p>Ultra tueur de mouton</text:p>
          </table:table-cell>
          <table:table-cell table:number-columns-repeated="2"/>
          <table:table-cell table:formula="of:=INDIRECT(ADDRESS(MATCH([.$E75];ITFlag;1) ;2;1;1;[.$AX$1]))" office:value-type="string" office:string-value="Super Cacciatore di Pecore" calcext:value-type="string">
            <text:p>Super Cacciatore di Pecore</text:p>
          </table:table-cell>
          <table:table-cell table:formula="of:=INDIRECT(ADDRESS(MATCH([.$E75];ITFlag;1) ;2;1;1;[.$AX$1]))" office:value-type="string" office:string-value="Super Cacciatore di Pecore" calcext:value-type="string">
            <text:p>Super Cacciatore di Pecore</text:p>
          </table:table-cell>
          <table:table-cell table:formula="of:=INDIRECT(ADDRESS(MATCH([.$E75];JPFlag;1) ;2;1;1;[.$AZ$1]))" office:value-type="string" office:string-value="ウルトラシープスレイヤー" calcext:value-type="string">
            <text:p>ウルトラシープスレイヤー</text:p>
          </table:table-cell>
          <table:table-cell table:formula="of:=INDIRECT(ADDRESS(MATCH([.$E75];JPFlag;1) ;2;1;1;[.$AZ$1]))" office:value-type="string" office:string-value="ウルトラシープスレイヤー" calcext:value-type="string">
            <text:p>ウルトラシープスレイヤー</text:p>
          </table:table-cell>
          <table:table-cell table:formula="of:=INDIRECT(ADDRESS(MATCH([.$E75];KOFlag;1) ;2;1;1;[.$BB$1]))" office:value-type="string" office:string-value="과격한 양 학살자" calcext:value-type="string">
            <text:p>과격한 양 학살자</text:p>
          </table:table-cell>
          <table:table-cell table:formula="of:=INDIRECT(ADDRESS(MATCH([.$E75];KOFlag;1) ;2;1;1;[.$BB$1]))" office:value-type="string" office:string-value="과격한 양 학살자" calcext:value-type="string">
            <text:p>과격한 양 학살자</text:p>
          </table:table-cell>
          <table:table-cell table:number-columns-repeated="10"/>
          <table:table-cell table:formula="of:=INDIRECT(ADDRESS(MATCH([.$E75];RUFlag;1) ;2;1;1;[.$BN$1]))" office:value-type="string" office:string-value="Фанатичный убийца овец" calcext:value-type="string">
            <text:p>Фанатичный убийца овец</text:p>
          </table:table-cell>
          <table:table-cell table:formula="of:=INDIRECT(ADDRESS(MATCH([.$E75];RUFlag;1) ;2;1;1;[.$BN$1]))" office:value-type="string" office:string-value="Фанатичный убийца овец" calcext:value-type="string">
            <text:p>Фанатичный убийца овец</text:p>
          </table:table-cell>
          <table:table-cell table:number-columns-repeated="4"/>
          <table:table-cell table:formula="of:=INDIRECT(ADDRESS(MATCH([.$E75];ZHHansFlag;1) ;2;1;1;[.$BT$1]))" office:value-type="string" office:string-value="超级屠羊狂魔" calcext:value-type="string">
            <text:p>超级屠羊狂魔</text:p>
          </table:table-cell>
          <table:table-cell table:formula="of:=INDIRECT(ADDRESS(MATCH([.$E75];ZHHansFlag;1) ;2;1;1;[.$BT$1]))" office:value-type="string" office:string-value="超级屠羊狂魔" calcext:value-type="string">
            <text:p>超级屠羊狂魔</text:p>
          </table:table-cell>
          <table:table-cell table:formula="of:=INDIRECT(ADDRESS(MATCH([.$E75];ZHHantFlag;1) ;2;1;1;[.$BU$1]))" office:value-type="string" office:string-value="超級屠羊狂魔" calcext:value-type="string">
            <text:p>超級屠羊狂魔</text:p>
          </table:table-cell>
          <table:table-cell table:formula="of:=INDIRECT(ADDRESS(MATCH([.$E75];ZHHansFlag;1) ;2;1;1;[.$BT$1]))" office:value-type="string" office:string-value="超级屠羊狂魔" calcext:value-type="string">
            <text:p>超级屠羊狂魔</text:p>
          </table:table-cell>
          <table:table-cell table:formula="of:=INDIRECT(ADDRESS(MATCH([.$E75];ZHHantFlag;1) ;2;1;1;[.$BU$1]))" office:value-type="string" office:string-value="超級屠羊狂魔" calcext:value-type="string">
            <text:p>超級屠羊狂魔</text:p>
          </table:table-cell>
        </table:table-row>
        <table:table-row table:style-name="ro2">
          <table:table-cell office:value-type="string" calcext:value-type="string">
            <text:p>97aeb4f3-b2b2-4f54-96ca-73920926b15b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Defeat the Super Sheep in new game+</text:p>
          </table:table-cell>
          <table:table-cell table:formula="of:=MATCH([.C76];Value;1)" office:value-type="float" office:value="17" calcext:value-type="float">
            <text:p>17</text:p>
          </table:table-cell>
          <table:table-cell table:formula="of:=INDIRECT(ADDRESS([.D76];1;1;1;&quot;en-US&quot;))" office:value-type="string" office:string-value="$ACHV_BEAT_SUPER_SHEEP_PLUS_DESC" calcext:value-type="string">
            <text:p>$ACHV_BEAT_SUPER_SHEEP_PLUS_DESC</text:p>
          </table:table-cell>
          <table:table-cell table:number-columns-repeated="5"/>
          <table:table-cell table:formula="of:=INDIRECT(ADDRESS(MATCH([.$E76];DEFlag;1) ;2;1;1;[.$N$1]))" office:value-type="string" office:string-value="Besiege das Superschaf in einem neuen Spiel+" calcext:value-type="string">
            <text:p>Besiege das Superschaf in einem neuen Spiel+</text:p>
          </table:table-cell>
          <table:table-cell table:number-columns-repeated="2"/>
          <table:table-cell table:formula="of:=INDIRECT(ADDRESS(MATCH([.$E76];DEFlag;1) ;2;1;1;[.$N$1]))" office:value-type="string" office:string-value="Besiege das Superschaf in einem neuen Spiel+" calcext:value-type="string">
            <text:p>Besiege das Superschaf in einem neuen Spiel+</text:p>
          </table:table-cell>
          <table:table-cell table:formula="of:=[.$C76]" office:value-type="string" office:string-value="Defeat the Super Sheep in new game+" calcext:value-type="string">
            <text:p>Defeat the Super Sheep in new game+</text:p>
          </table:table-cell>
          <table:table-cell table:number-columns-repeated="15"/>
          <table:table-cell table:formula="of:=[.$C76]" office:value-type="string" office:string-value="Defeat the Super Sheep in new game+" calcext:value-type="string">
            <text:p>Defeat the Super Sheep in new game+</text:p>
          </table:table-cell>
          <table:table-cell/>
          <table:table-cell table:formula="of:=INDIRECT(ADDRESS(MATCH([.$E76];ESFlag;1) ;2;1;1;[.$AK$1]))" office:value-type="string" office:string-value="Vence a la Superoveja en el modo nueva partida+" calcext:value-type="string">
            <text:p>Vence a la Superoveja en el modo nueva partida+</text:p>
          </table:table-cell>
          <table:table-cell table:number-columns-repeated="3"/>
          <table:table-cell table:formula="of:=INDIRECT(ADDRESS(MATCH([.$E76];ESFlag;1) ;2;1;1;[.$AK$1]))" office:value-type="string" office:string-value="Vence a la Superoveja en el modo nueva partida+" calcext:value-type="string">
            <text:p>Vence a la Superoveja en el modo nueva partida+</text:p>
          </table:table-cell>
          <table:table-cell table:number-columns-repeated="4"/>
          <table:table-cell table:formula="of:=INDIRECT(ADDRESS(MATCH([.$E76];FRFlag;1) ;2;1;1;[.$AT$1]))" office:value-type="string" office:string-value="Vaincre le Super Mouton en mode nouvelle partie+" calcext:value-type="string">
            <text:p>Vaincre le Super Mouton en mode nouvelle partie+</text:p>
          </table:table-cell>
          <table:table-cell table:number-columns-repeated="3"/>
          <table:table-cell table:formula="of:=INDIRECT(ADDRESS(MATCH([.$E76];FRFlag;1) ;2;1;1;[.$AT$1]))" office:value-type="string" office:string-value="Vaincre le Super Mouton en mode nouvelle partie+" calcext:value-type="string">
            <text:p>Vaincre le Super Mouton en mode nouvelle partie+</text:p>
          </table:table-cell>
          <table:table-cell table:number-columns-repeated="2"/>
          <table:table-cell table:formula="of:=INDIRECT(ADDRESS(MATCH([.$E76];ITFlag;1) ;2;1;1;[.$AX$1]))" office:value-type="string" office:string-value="Sconfiggi la Super Pecora in modalità NP+" calcext:value-type="string">
            <text:p>Sconfiggi la Super Pecora in modalità NP+</text:p>
          </table:table-cell>
          <table:table-cell table:formula="of:=INDIRECT(ADDRESS(MATCH([.$E76];ITFlag;1) ;2;1;1;[.$AX$1]))" office:value-type="string" office:string-value="Sconfiggi la Super Pecora in modalità NP+" calcext:value-type="string">
            <text:p>Sconfiggi la Super Pecora in modalità NP+</text:p>
          </table:table-cell>
          <table:table-cell table:formula="of:=INDIRECT(ADDRESS(MATCH([.$E76];JPFlag;1) ;2;1;1;[.$AZ$1]))" office:value-type="string" office:string-value="ニューゲーム+でスーパーシープを倒した" calcext:value-type="string">
            <text:p>ニューゲーム+でスーパーシープを倒した</text:p>
          </table:table-cell>
          <table:table-cell table:formula="of:=INDIRECT(ADDRESS(MATCH([.$E76];JPFlag;1) ;2;1;1;[.$AZ$1]))" office:value-type="string" office:string-value="ニューゲーム+でスーパーシープを倒した" calcext:value-type="string">
            <text:p>ニューゲーム+でスーパーシープを倒した</text:p>
          </table:table-cell>
          <table:table-cell table:formula="of:=INDIRECT(ADDRESS(MATCH([.$E76];KOFlag;1) ;2;1;1;[.$BB$1]))" office:value-type="string" office:string-value="새 게임+에서 슈퍼 양을 격파" calcext:value-type="string">
            <text:p>새 게임+에서 슈퍼 양을 격파</text:p>
          </table:table-cell>
          <table:table-cell table:formula="of:=INDIRECT(ADDRESS(MATCH([.$E76];KOFlag;1) ;2;1;1;[.$BB$1]))" office:value-type="string" office:string-value="새 게임+에서 슈퍼 양을 격파" calcext:value-type="string">
            <text:p>새 게임+에서 슈퍼 양을 격파</text:p>
          </table:table-cell>
          <table:table-cell table:number-columns-repeated="10"/>
          <table:table-cell table:formula="of:=INDIRECT(ADDRESS(MATCH([.$E76];RUFlag;1) ;2;1;1;[.$BN$1]))" office:value-type="string" office:string-value="Победить Супер-овцу в новой игре+" calcext:value-type="string">
            <text:p>Победить Супер-овцу в новой игре+</text:p>
          </table:table-cell>
          <table:table-cell table:formula="of:=INDIRECT(ADDRESS(MATCH([.$E76];RUFlag;1) ;2;1;1;[.$BN$1]))" office:value-type="string" office:string-value="Победить Супер-овцу в новой игре+" calcext:value-type="string">
            <text:p>Победить Супер-овцу в новой игре+</text:p>
          </table:table-cell>
          <table:table-cell table:number-columns-repeated="4"/>
          <table:table-cell table:formula="of:=INDIRECT(ADDRESS(MATCH([.$E76];ZHHansFlag;1) ;2;1;1;[.$BT$1]))" office:value-type="string" office:string-value="在新游戏+击败超级绵羊" calcext:value-type="string">
            <text:p>在新游戏+击败超级绵羊</text:p>
          </table:table-cell>
          <table:table-cell table:formula="of:=INDIRECT(ADDRESS(MATCH([.$E76];ZHHansFlag;1) ;2;1;1;[.$BT$1]))" office:value-type="string" office:string-value="在新游戏+击败超级绵羊" calcext:value-type="string">
            <text:p>在新游戏+击败超级绵羊</text:p>
          </table:table-cell>
          <table:table-cell table:formula="of:=INDIRECT(ADDRESS(MATCH([.$E76];ZHHantFlag;1) ;2;1;1;[.$BU$1]))" office:value-type="string" office:string-value="在新遊戲+擊敗超級綿羊" calcext:value-type="string">
            <text:p>在新遊戲+擊敗超級綿羊</text:p>
          </table:table-cell>
          <table:table-cell table:formula="of:=INDIRECT(ADDRESS(MATCH([.$E76];ZHHansFlag;1) ;2;1;1;[.$BT$1]))" office:value-type="string" office:string-value="在新游戏+击败超级绵羊" calcext:value-type="string">
            <text:p>在新游戏+击败超级绵羊</text:p>
          </table:table-cell>
          <table:table-cell table:formula="of:=INDIRECT(ADDRESS(MATCH([.$E76];ZHHantFlag;1) ;2;1;1;[.$BU$1]))" office:value-type="string" office:string-value="在新遊戲+擊敗超級綿羊" calcext:value-type="string">
            <text:p>在新遊戲+擊敗超級綿羊</text:p>
          </table:table-cell>
        </table:table-row>
        <table:table-row table:style-name="ro2">
          <table:table-cell office:value-type="string" calcext:value-type="string">
            <text:p>a23e8549-8d8a-4235-baf5-29152f7eb551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Earn 180 gold stars without any generic recruits</text:p>
          </table:table-cell>
          <table:table-cell table:formula="of:=MATCH([.C77];Value;1)" office:value-type="float" office:value="19" calcext:value-type="float">
            <text:p>19</text:p>
          </table:table-cell>
          <table:table-cell table:formula="of:=INDIRECT(ADDRESS([.D77];1;1;1;&quot;en-US&quot;))" office:value-type="string" office:string-value="$ACHV_HERO_MODE_PLUS_PLUS_DESC" calcext:value-type="string">
            <text:p>$ACHV_HERO_MODE_PLUS_PLUS_DESC</text:p>
          </table:table-cell>
          <table:table-cell table:number-columns-repeated="5"/>
          <table:table-cell table:formula="of:=INDIRECT(ADDRESS(MATCH([.$E77];DEFlag;1) ;2;1;1;[.$N$1]))" office:value-type="string" office:string-value="Verdiene 180 Goldsterne ohne generische Rekruten" calcext:value-type="string">
            <text:p>Verdiene 180 Goldsterne ohne generische Rekruten</text:p>
          </table:table-cell>
          <table:table-cell table:number-columns-repeated="2"/>
          <table:table-cell table:formula="of:=INDIRECT(ADDRESS(MATCH([.$E77];DEFlag;1) ;2;1;1;[.$N$1]))" office:value-type="string" office:string-value="Verdiene 180 Goldsterne ohne generische Rekruten" calcext:value-type="string">
            <text:p>Verdiene 180 Goldsterne ohne generische Rekruten</text:p>
          </table:table-cell>
          <table:table-cell table:formula="of:=[.$C77]" office:value-type="string" office:string-value="Earn 180 gold stars without any generic recruits" calcext:value-type="string">
            <text:p>Earn 180 gold stars without any generic recruits</text:p>
          </table:table-cell>
          <table:table-cell table:number-columns-repeated="15"/>
          <table:table-cell table:formula="of:=[.$C77]" office:value-type="string" office:string-value="Earn 180 gold stars without any generic recruits" calcext:value-type="string">
            <text:p>Earn 180 gold stars without any generic recruits</text:p>
          </table:table-cell>
          <table:table-cell/>
          <table:table-cell table:formula="of:=INDIRECT(ADDRESS(MATCH([.$E77];ESFlag;1) ;2;1;1;[.$AK$1]))" office:value-type="string" office:string-value="Consigue 180 estrellas doradas sin ningún recluta genérico" calcext:value-type="string">
            <text:p>Consigue 180 estrellas doradas sin ningún recluta genérico</text:p>
          </table:table-cell>
          <table:table-cell table:number-columns-repeated="3"/>
          <table:table-cell table:formula="of:=INDIRECT(ADDRESS(MATCH([.$E77];ESFlag;1) ;2;1;1;[.$AK$1]))" office:value-type="string" office:string-value="Consigue 180 estrellas doradas sin ningún recluta genérico" calcext:value-type="string">
            <text:p>Consigue 180 estrellas doradas sin ningún recluta genérico</text:p>
          </table:table-cell>
          <table:table-cell table:number-columns-repeated="4"/>
          <table:table-cell table:formula="of:=INDIRECT(ADDRESS(MATCH([.$E77];FRFlag;1) ;2;1;1;[.$AT$1]))" office:value-type="string" office:string-value="Obtenir 180 Étoiles d'Or sans recruter d'unité générique*Le Mode Hero++ est très difficile, nous recommandons d'augmenter les gains d'EXP de 300 % dans le menu options !" calcext:value-type="string">
            <text:p>Obtenir 180 Étoiles d'Or sans recruter d'unité générique*Le Mode Hero++ est très difficile, nous recommandons d'augmenter les gains d'EXP de 300 % dans le menu options !</text:p>
          </table:table-cell>
          <table:table-cell table:number-columns-repeated="3"/>
          <table:table-cell table:formula="of:=INDIRECT(ADDRESS(MATCH([.$E77];FRFlag;1) ;2;1;1;[.$AT$1]))" office:value-type="string" office:string-value="Obtenir 180 Étoiles d'Or sans recruter d'unité générique*Le Mode Hero++ est très difficile, nous recommandons d'augmenter les gains d'EXP de 300 % dans le menu options !" calcext:value-type="string">
            <text:p>Obtenir 180 Étoiles d'Or sans recruter d'unité générique*Le Mode Hero++ est très difficile, nous recommandons d'augmenter les gains d'EXP de 300 % dans le menu options !</text:p>
          </table:table-cell>
          <table:table-cell table:number-columns-repeated="2"/>
          <table:table-cell table:formula="of:=INDIRECT(ADDRESS(MATCH([.$E77];ITFlag;1) ;2;1;1;[.$AX$1]))" office:value-type="string" office:string-value="Guadagna 180 medaglie d'oro senza nessuna recluta generica*La Modalità Eroe++ è molto difficile - ti raccomandiamo di aumentare la velocità con cui guadagni esperienza nel menu opzioni!" calcext:value-type="string">
            <text:p>Guadagna 180 medaglie d'oro senza nessuna recluta generica*La Modalità Eroe++ è molto difficile - ti raccomandiamo di aumentare la velocità con cui guadagni esperienza nel menu opzioni!</text:p>
          </table:table-cell>
          <table:table-cell table:formula="of:=INDIRECT(ADDRESS(MATCH([.$E77];ITFlag;1) ;2;1;1;[.$AX$1]))" office:value-type="string" office:string-value="Guadagna 180 medaglie d'oro senza nessuna recluta generica*La Modalità Eroe++ è molto difficile - ti raccomandiamo di aumentare la velocità con cui guadagni esperienza nel menu opzioni!" calcext:value-type="string">
            <text:p>Guadagna 180 medaglie d'oro senza nessuna recluta generica*La Modalità Eroe++ è molto difficile - ti raccomandiamo di aumentare la velocità con cui guadagni esperienza nel menu opzioni!</text:p>
          </table:table-cell>
          <table:table-cell table:formula="of:=INDIRECT(ADDRESS(MATCH([.$E77];JPFlag;1) ;2;1;1;[.$AZ$1]))" office:value-type="string" office:string-value="味方を雇用せず180のゴールドスターを入手した*ヒーロー・モード++はとても難しいので、経験値を300%に増やすことをお勧めします。" calcext:value-type="string">
            <text:p>味方を雇用せず180のゴールドスターを入手した*ヒーロー・モード++はとても難しいので、経験値を300%に増やすことをお勧めします。</text:p>
          </table:table-cell>
          <table:table-cell table:formula="of:=INDIRECT(ADDRESS(MATCH([.$E77];JPFlag;1) ;2;1;1;[.$AZ$1]))" office:value-type="string" office:string-value="味方を雇用せず180のゴールドスターを入手した*ヒーロー・モード++はとても難しいので、経験値を300%に増やすことをお勧めします。" calcext:value-type="string">
            <text:p>味方を雇用せず180のゴールドスターを入手した*ヒーロー・モード++はとても難しいので、経験値を300%に増やすことをお勧めします。</text:p>
          </table:table-cell>
          <table:table-cell table:formula="of:=INDIRECT(ADDRESS(MATCH([.$E77];KOFlag;1) ;2;1;1;[.$BB$1]))" office:value-type="string" office:string-value="캐릭터를 추가로 고용하지 않고 금색 별 180개 획득 *영웅모드++는 굉장히 어렵습니다 - 설정 메뉴에서 경험치 획득량을 300%로 조정하고 플레이하는 것을 권장합니다." calcext:value-type="string">
            <text:p>캐릭터를 추가로 고용하지 않고 금색 별 180개 획득 *영웅모드++는 굉장히 어렵습니다 - 설정 메뉴에서 경험치 획득량을 300%로 조정하고 플레이하는 것을 권장합니다.</text:p>
          </table:table-cell>
          <table:table-cell table:formula="of:=INDIRECT(ADDRESS(MATCH([.$E77];KOFlag;1) ;2;1;1;[.$BB$1]))" office:value-type="string" office:string-value="캐릭터를 추가로 고용하지 않고 금색 별 180개 획득 *영웅모드++는 굉장히 어렵습니다 - 설정 메뉴에서 경험치 획득량을 300%로 조정하고 플레이하는 것을 권장합니다." calcext:value-type="string">
            <text:p>캐릭터를 추가로 고용하지 않고 금색 별 180개 획득 *영웅모드++는 굉장히 어렵습니다 - 설정 메뉴에서 경험치 획득량을 300%로 조정하고 플레이하는 것을 권장합니다.</text:p>
          </table:table-cell>
          <table:table-cell table:number-columns-repeated="10"/>
          <table:table-cell table:formula="of:=INDIRECT(ADDRESS(MATCH([.$E77];RUFlag;1) ;2;1;1;[.$BN$1]))" office:value-type="string" office:string-value="Заработать 180 золотых звезд без наемников*Режим героя++ очень труден - мы рекомендуем увеличить получение опыта на 300% в меню настроек!" calcext:value-type="string">
            <text:p>Заработать 180 золотых звезд без наемников*Режим героя++ очень труден - мы рекомендуем увеличить получение опыта на 300% в меню настроек!</text:p>
          </table:table-cell>
          <table:table-cell table:formula="of:=INDIRECT(ADDRESS(MATCH([.$E77];RUFlag;1) ;2;1;1;[.$BN$1]))" office:value-type="string" office:string-value="Заработать 180 золотых звезд без наемников*Режим героя++ очень труден - мы рекомендуем увеличить получение опыта на 300% в меню настроек!" calcext:value-type="string">
            <text:p>Заработать 180 золотых звезд без наемников*Режим героя++ очень труден - мы рекомендуем увеличить получение опыта на 300% в меню настроек!</text:p>
          </table:table-cell>
          <table:table-cell table:number-columns-repeated="4"/>
          <table:table-cell table:formula="of:=INDIRECT(ADDRESS(MATCH([.$E77];ZHHansFlag;1) ;2;1;1;[.$BT$1]))" office:value-type="string" office:string-value="在不招募任何人的情况下取得180颗金星星" calcext:value-type="string">
            <text:p>在不招募任何人的情况下取得180颗金星星</text:p>
          </table:table-cell>
          <table:table-cell table:formula="of:=INDIRECT(ADDRESS(MATCH([.$E77];ZHHansFlag;1) ;2;1;1;[.$BT$1]))" office:value-type="string" office:string-value="在不招募任何人的情况下取得180颗金星星" calcext:value-type="string">
            <text:p>在不招募任何人的情况下取得180颗金星星</text:p>
          </table:table-cell>
          <table:table-cell table:formula="of:=INDIRECT(ADDRESS(MATCH([.$E77];ZHHantFlag;1) ;2;1;1;[.$BU$1]))" office:value-type="string" office:string-value="在不招募任何人的情況下取得180顆金星星" calcext:value-type="string">
            <text:p>在不招募任何人的情況下取得180顆金星星</text:p>
          </table:table-cell>
          <table:table-cell table:formula="of:=INDIRECT(ADDRESS(MATCH([.$E77];ZHHansFlag;1) ;2;1;1;[.$BT$1]))" office:value-type="string" office:string-value="在不招募任何人的情况下取得180颗金星星" calcext:value-type="string">
            <text:p>在不招募任何人的情况下取得180颗金星星</text:p>
          </table:table-cell>
          <table:table-cell table:formula="of:=INDIRECT(ADDRESS(MATCH([.$E77];ZHHantFlag;1) ;2;1;1;[.$BU$1]))" office:value-type="string" office:string-value="在不招募任何人的情況下取得180顆金星星" calcext:value-type="string">
            <text:p>在不招募任何人的情況下取得180顆金星星</text:p>
          </table:table-cell>
        </table:table-row>
        <table:table-row table:style-name="ro1">
          <table:table-cell office:value-type="string" calcext:value-type="string">
            <text:p>a0b571fe-97ef-422c-8053-142c061a5267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Hero Mode++</text:p>
          </table:table-cell>
          <table:table-cell table:formula="of:=MATCH([.C78];Value;1)" office:value-type="float" office:value="28" calcext:value-type="float">
            <text:p>28</text:p>
          </table:table-cell>
          <table:table-cell table:formula="of:=INDIRECT(ADDRESS([.D78];1;1;1;&quot;en-US&quot;))" office:value-type="string" office:string-value="$ACHV_HERO_MODE_TITLE" calcext:value-type="string">
            <text:p>$ACHV_HERO_MODE_TITLE</text:p>
          </table:table-cell>
          <table:table-cell table:number-columns-repeated="5"/>
          <table:table-cell table:formula="of:=INDIRECT(ADDRESS(MATCH([.$E78];DEFlag;1) ;2;1;1;[.$N$1]))" office:value-type="string" office:string-value="Heldenmodus" calcext:value-type="string">
            <text:p>Heldenmodus</text:p>
          </table:table-cell>
          <table:table-cell table:number-columns-repeated="2"/>
          <table:table-cell table:formula="of:=INDIRECT(ADDRESS(MATCH([.$E78];DEFlag;1) ;2;1;1;[.$N$1]))" office:value-type="string" office:string-value="Heldenmodus" calcext:value-type="string">
            <text:p>Heldenmodus</text:p>
          </table:table-cell>
          <table:table-cell table:formula="of:=[.$C78]" office:value-type="string" office:string-value="Hero Mode++" calcext:value-type="string">
            <text:p>Hero Mode++</text:p>
          </table:table-cell>
          <table:table-cell table:number-columns-repeated="15"/>
          <table:table-cell table:formula="of:=[.$C78]" office:value-type="string" office:string-value="Hero Mode++" calcext:value-type="string">
            <text:p>Hero Mode++</text:p>
          </table:table-cell>
          <table:table-cell/>
          <table:table-cell table:formula="of:=INDIRECT(ADDRESS(MATCH([.$E78];ESFlag;1) ;2;1;1;[.$AK$1]))" office:value-type="string" office:string-value="Modo héroe" calcext:value-type="string">
            <text:p>Modo héroe</text:p>
          </table:table-cell>
          <table:table-cell table:number-columns-repeated="3"/>
          <table:table-cell table:formula="of:=INDIRECT(ADDRESS(MATCH([.$E78];ESFlag;1) ;2;1;1;[.$AK$1]))" office:value-type="string" office:string-value="Modo héroe" calcext:value-type="string">
            <text:p>Modo héroe</text:p>
          </table:table-cell>
          <table:table-cell table:number-columns-repeated="4"/>
          <table:table-cell table:formula="of:=INDIRECT(ADDRESS(MATCH([.$E78];FRFlag;1) ;2;1;1;[.$AT$1]))" office:value-type="string" office:string-value="Mode Hero" calcext:value-type="string">
            <text:p>Mode Hero</text:p>
          </table:table-cell>
          <table:table-cell table:number-columns-repeated="3"/>
          <table:table-cell table:formula="of:=INDIRECT(ADDRESS(MATCH([.$E78];FRFlag;1) ;2;1;1;[.$AT$1]))" office:value-type="string" office:string-value="Mode Hero" calcext:value-type="string">
            <text:p>Mode Hero</text:p>
          </table:table-cell>
          <table:table-cell table:number-columns-repeated="2"/>
          <table:table-cell table:formula="of:=INDIRECT(ADDRESS(MATCH([.$E78];ITFlag;1) ;2;1;1;[.$AX$1]))" office:value-type="string" office:string-value="Modalità Eroe" calcext:value-type="string">
            <text:p>Modalità Eroe</text:p>
          </table:table-cell>
          <table:table-cell table:formula="of:=INDIRECT(ADDRESS(MATCH([.$E78];ITFlag;1) ;2;1;1;[.$AX$1]))" office:value-type="string" office:string-value="Modalità Eroe" calcext:value-type="string">
            <text:p>Modalità Eroe</text:p>
          </table:table-cell>
          <table:table-cell table:formula="of:=INDIRECT(ADDRESS(MATCH([.$E78];JPFlag;1) ;2;1;1;[.$AZ$1]))" office:value-type="string" office:string-value="ヒーローモード" calcext:value-type="string">
            <text:p>ヒーローモード</text:p>
          </table:table-cell>
          <table:table-cell table:formula="of:=INDIRECT(ADDRESS(MATCH([.$E78];JPFlag;1) ;2;1;1;[.$AZ$1]))" office:value-type="string" office:string-value="ヒーローモード" calcext:value-type="string">
            <text:p>ヒーローモード</text:p>
          </table:table-cell>
          <table:table-cell table:formula="of:=INDIRECT(ADDRESS(MATCH([.$E78];KOFlag;1) ;2;1;1;[.$BB$1]))" office:value-type="string" office:string-value="영웅 모드" calcext:value-type="string">
            <text:p>영웅 모드</text:p>
          </table:table-cell>
          <table:table-cell table:formula="of:=INDIRECT(ADDRESS(MATCH([.$E78];KOFlag;1) ;2;1;1;[.$BB$1]))" office:value-type="string" office:string-value="영웅 모드" calcext:value-type="string">
            <text:p>영웅 모드</text:p>
          </table:table-cell>
          <table:table-cell table:number-columns-repeated="10"/>
          <table:table-cell table:formula="of:=INDIRECT(ADDRESS(MATCH([.$E78];RUFlag;1) ;2;1;1;[.$BN$1]))" office:value-type="string" office:string-value="Режим Героя" calcext:value-type="string">
            <text:p>Режим Героя</text:p>
          </table:table-cell>
          <table:table-cell table:formula="of:=INDIRECT(ADDRESS(MATCH([.$E78];RUFlag;1) ;2;1;1;[.$BN$1]))" office:value-type="string" office:string-value="Режим Героя" calcext:value-type="string">
            <text:p>Режим Героя</text:p>
          </table:table-cell>
          <table:table-cell table:number-columns-repeated="4"/>
          <table:table-cell table:formula="of:=INDIRECT(ADDRESS(MATCH([.$E78];ZHHansFlag;1) ;2;1;1;[.$BT$1]))" office:value-type="string" office:string-value="英雄模式" calcext:value-type="string">
            <text:p>英雄模式</text:p>
          </table:table-cell>
          <table:table-cell table:formula="of:=INDIRECT(ADDRESS(MATCH([.$E78];ZHHansFlag;1) ;2;1;1;[.$BT$1]))" office:value-type="string" office:string-value="英雄模式" calcext:value-type="string">
            <text:p>英雄模式</text:p>
          </table:table-cell>
          <table:table-cell table:formula="of:=INDIRECT(ADDRESS(MATCH([.$E78];ZHHantFlag;1) ;2;1;1;[.$BU$1]))" office:value-type="string" office:string-value="英雄模式" calcext:value-type="string">
            <text:p>英雄模式</text:p>
          </table:table-cell>
          <table:table-cell table:formula="of:=INDIRECT(ADDRESS(MATCH([.$E78];ZHHansFlag;1) ;2;1;1;[.$BT$1]))" office:value-type="string" office:string-value="英雄模式" calcext:value-type="string">
            <text:p>英雄模式</text:p>
          </table:table-cell>
          <table:table-cell table:formula="of:=INDIRECT(ADDRESS(MATCH([.$E78];ZHHantFlag;1) ;2;1;1;[.$BU$1]))" office:value-type="string" office:string-value="英雄模式" calcext:value-type="string">
            <text:p>英雄模式</text:p>
          </table:table-cell>
        </table:table-row>
        <table:table-row table:style-name="ro2">
          <table:table-cell office:value-type="string" calcext:value-type="string">
            <text:p>9b0dce0e-4279-43dc-b928-735151b97bb8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Earn 180 gold stars without any generic recruits</text:p>
          </table:table-cell>
          <table:table-cell table:formula="of:=MATCH([.C79];Value;1)" office:value-type="float" office:value="19" calcext:value-type="float">
            <text:p>19</text:p>
          </table:table-cell>
          <table:table-cell table:formula="of:=INDIRECT(ADDRESS([.D79];1;1;1;&quot;en-US&quot;))" office:value-type="string" office:string-value="$ACHV_HERO_MODE_PLUS_PLUS_DESC" calcext:value-type="string">
            <text:p>$ACHV_HERO_MODE_PLUS_PLUS_DESC</text:p>
          </table:table-cell>
          <table:table-cell table:number-columns-repeated="5"/>
          <table:table-cell table:formula="of:=INDIRECT(ADDRESS(MATCH([.$E79];DEFlag;1) ;2;1;1;[.$N$1]))" office:value-type="string" office:string-value="Verdiene 180 Goldsterne ohne generische Rekruten" calcext:value-type="string">
            <text:p>Verdiene 180 Goldsterne ohne generische Rekruten</text:p>
          </table:table-cell>
          <table:table-cell table:number-columns-repeated="2"/>
          <table:table-cell table:formula="of:=INDIRECT(ADDRESS(MATCH([.$E79];DEFlag;1) ;2;1;1;[.$N$1]))" office:value-type="string" office:string-value="Verdiene 180 Goldsterne ohne generische Rekruten" calcext:value-type="string">
            <text:p>Verdiene 180 Goldsterne ohne generische Rekruten</text:p>
          </table:table-cell>
          <table:table-cell table:formula="of:=[.$C79]" office:value-type="string" office:string-value="Earn 180 gold stars without any generic recruits" calcext:value-type="string">
            <text:p>Earn 180 gold stars without any generic recruits</text:p>
          </table:table-cell>
          <table:table-cell table:number-columns-repeated="15"/>
          <table:table-cell table:formula="of:=[.$C79]" office:value-type="string" office:string-value="Earn 180 gold stars without any generic recruits" calcext:value-type="string">
            <text:p>Earn 180 gold stars without any generic recruits</text:p>
          </table:table-cell>
          <table:table-cell/>
          <table:table-cell table:formula="of:=INDIRECT(ADDRESS(MATCH([.$E79];ESFlag;1) ;2;1;1;[.$AK$1]))" office:value-type="string" office:string-value="Consigue 180 estrellas doradas sin ningún recluta genérico" calcext:value-type="string">
            <text:p>Consigue 180 estrellas doradas sin ningún recluta genérico</text:p>
          </table:table-cell>
          <table:table-cell table:number-columns-repeated="3"/>
          <table:table-cell table:formula="of:=INDIRECT(ADDRESS(MATCH([.$E79];ESFlag;1) ;2;1;1;[.$AK$1]))" office:value-type="string" office:string-value="Consigue 180 estrellas doradas sin ningún recluta genérico" calcext:value-type="string">
            <text:p>Consigue 180 estrellas doradas sin ningún recluta genérico</text:p>
          </table:table-cell>
          <table:table-cell table:number-columns-repeated="4"/>
          <table:table-cell table:formula="of:=INDIRECT(ADDRESS(MATCH([.$E79];FRFlag;1) ;2;1;1;[.$AT$1]))" office:value-type="string" office:string-value="Obtenir 180 Étoiles d'Or sans recruter d'unité générique*Le Mode Hero++ est très difficile, nous recommandons d'augmenter les gains d'EXP de 300 % dans le menu options !" calcext:value-type="string">
            <text:p>Obtenir 180 Étoiles d'Or sans recruter d'unité générique*Le Mode Hero++ est très difficile, nous recommandons d'augmenter les gains d'EXP de 300 % dans le menu options !</text:p>
          </table:table-cell>
          <table:table-cell table:number-columns-repeated="3"/>
          <table:table-cell table:formula="of:=INDIRECT(ADDRESS(MATCH([.$E79];FRFlag;1) ;2;1;1;[.$AT$1]))" office:value-type="string" office:string-value="Obtenir 180 Étoiles d'Or sans recruter d'unité générique*Le Mode Hero++ est très difficile, nous recommandons d'augmenter les gains d'EXP de 300 % dans le menu options !" calcext:value-type="string">
            <text:p>Obtenir 180 Étoiles d'Or sans recruter d'unité générique*Le Mode Hero++ est très difficile, nous recommandons d'augmenter les gains d'EXP de 300 % dans le menu options !</text:p>
          </table:table-cell>
          <table:table-cell table:number-columns-repeated="2"/>
          <table:table-cell table:formula="of:=INDIRECT(ADDRESS(MATCH([.$E79];ITFlag;1) ;2;1;1;[.$AX$1]))" office:value-type="string" office:string-value="Guadagna 180 medaglie d'oro senza nessuna recluta generica*La Modalità Eroe++ è molto difficile - ti raccomandiamo di aumentare la velocità con cui guadagni esperienza nel menu opzioni!" calcext:value-type="string">
            <text:p>Guadagna 180 medaglie d'oro senza nessuna recluta generica*La Modalità Eroe++ è molto difficile - ti raccomandiamo di aumentare la velocità con cui guadagni esperienza nel menu opzioni!</text:p>
          </table:table-cell>
          <table:table-cell table:formula="of:=INDIRECT(ADDRESS(MATCH([.$E79];ITFlag;1) ;2;1;1;[.$AX$1]))" office:value-type="string" office:string-value="Guadagna 180 medaglie d'oro senza nessuna recluta generica*La Modalità Eroe++ è molto difficile - ti raccomandiamo di aumentare la velocità con cui guadagni esperienza nel menu opzioni!" calcext:value-type="string">
            <text:p>Guadagna 180 medaglie d'oro senza nessuna recluta generica*La Modalità Eroe++ è molto difficile - ti raccomandiamo di aumentare la velocità con cui guadagni esperienza nel menu opzioni!</text:p>
          </table:table-cell>
          <table:table-cell table:formula="of:=INDIRECT(ADDRESS(MATCH([.$E79];JPFlag;1) ;2;1;1;[.$AZ$1]))" office:value-type="string" office:string-value="味方を雇用せず180のゴールドスターを入手した*ヒーロー・モード++はとても難しいので、経験値を300%に増やすことをお勧めします。" calcext:value-type="string">
            <text:p>味方を雇用せず180のゴールドスターを入手した*ヒーロー・モード++はとても難しいので、経験値を300%に増やすことをお勧めします。</text:p>
          </table:table-cell>
          <table:table-cell table:formula="of:=INDIRECT(ADDRESS(MATCH([.$E79];JPFlag;1) ;2;1;1;[.$AZ$1]))" office:value-type="string" office:string-value="味方を雇用せず180のゴールドスターを入手した*ヒーロー・モード++はとても難しいので、経験値を300%に増やすことをお勧めします。" calcext:value-type="string">
            <text:p>味方を雇用せず180のゴールドスターを入手した*ヒーロー・モード++はとても難しいので、経験値を300%に増やすことをお勧めします。</text:p>
          </table:table-cell>
          <table:table-cell table:formula="of:=INDIRECT(ADDRESS(MATCH([.$E79];KOFlag;1) ;2;1;1;[.$BB$1]))" office:value-type="string" office:string-value="캐릭터를 추가로 고용하지 않고 금색 별 180개 획득 *영웅모드++는 굉장히 어렵습니다 - 설정 메뉴에서 경험치 획득량을 300%로 조정하고 플레이하는 것을 권장합니다." calcext:value-type="string">
            <text:p>캐릭터를 추가로 고용하지 않고 금색 별 180개 획득 *영웅모드++는 굉장히 어렵습니다 - 설정 메뉴에서 경험치 획득량을 300%로 조정하고 플레이하는 것을 권장합니다.</text:p>
          </table:table-cell>
          <table:table-cell table:formula="of:=INDIRECT(ADDRESS(MATCH([.$E79];KOFlag;1) ;2;1;1;[.$BB$1]))" office:value-type="string" office:string-value="캐릭터를 추가로 고용하지 않고 금색 별 180개 획득 *영웅모드++는 굉장히 어렵습니다 - 설정 메뉴에서 경험치 획득량을 300%로 조정하고 플레이하는 것을 권장합니다." calcext:value-type="string">
            <text:p>캐릭터를 추가로 고용하지 않고 금색 별 180개 획득 *영웅모드++는 굉장히 어렵습니다 - 설정 메뉴에서 경험치 획득량을 300%로 조정하고 플레이하는 것을 권장합니다.</text:p>
          </table:table-cell>
          <table:table-cell table:number-columns-repeated="10"/>
          <table:table-cell table:formula="of:=INDIRECT(ADDRESS(MATCH([.$E79];RUFlag;1) ;2;1;1;[.$BN$1]))" office:value-type="string" office:string-value="Заработать 180 золотых звезд без наемников*Режим героя++ очень труден - мы рекомендуем увеличить получение опыта на 300% в меню настроек!" calcext:value-type="string">
            <text:p>Заработать 180 золотых звезд без наемников*Режим героя++ очень труден - мы рекомендуем увеличить получение опыта на 300% в меню настроек!</text:p>
          </table:table-cell>
          <table:table-cell table:formula="of:=INDIRECT(ADDRESS(MATCH([.$E79];RUFlag;1) ;2;1;1;[.$BN$1]))" office:value-type="string" office:string-value="Заработать 180 золотых звезд без наемников*Режим героя++ очень труден - мы рекомендуем увеличить получение опыта на 300% в меню настроек!" calcext:value-type="string">
            <text:p>Заработать 180 золотых звезд без наемников*Режим героя++ очень труден - мы рекомендуем увеличить получение опыта на 300% в меню настроек!</text:p>
          </table:table-cell>
          <table:table-cell table:number-columns-repeated="4"/>
          <table:table-cell table:formula="of:=INDIRECT(ADDRESS(MATCH([.$E79];ZHHansFlag;1) ;2;1;1;[.$BT$1]))" office:value-type="string" office:string-value="在不招募任何人的情况下取得180颗金星星" calcext:value-type="string">
            <text:p>在不招募任何人的情况下取得180颗金星星</text:p>
          </table:table-cell>
          <table:table-cell table:formula="of:=INDIRECT(ADDRESS(MATCH([.$E79];ZHHansFlag;1) ;2;1;1;[.$BT$1]))" office:value-type="string" office:string-value="在不招募任何人的情况下取得180颗金星星" calcext:value-type="string">
            <text:p>在不招募任何人的情况下取得180颗金星星</text:p>
          </table:table-cell>
          <table:table-cell table:formula="of:=INDIRECT(ADDRESS(MATCH([.$E79];ZHHantFlag;1) ;2;1;1;[.$BU$1]))" office:value-type="string" office:string-value="在不招募任何人的情況下取得180顆金星星" calcext:value-type="string">
            <text:p>在不招募任何人的情況下取得180顆金星星</text:p>
          </table:table-cell>
          <table:table-cell table:formula="of:=INDIRECT(ADDRESS(MATCH([.$E79];ZHHansFlag;1) ;2;1;1;[.$BT$1]))" office:value-type="string" office:string-value="在不招募任何人的情况下取得180颗金星星" calcext:value-type="string">
            <text:p>在不招募任何人的情况下取得180颗金星星</text:p>
          </table:table-cell>
          <table:table-cell table:formula="of:=INDIRECT(ADDRESS(MATCH([.$E79];ZHHantFlag;1) ;2;1;1;[.$BU$1]))" office:value-type="string" office:string-value="在不招募任何人的情況下取得180顆金星星" calcext:value-type="string">
            <text:p>在不招募任何人的情況下取得180顆金星星</text:p>
          </table:table-cell>
        </table:table-row>
        <table:table-row table:style-name="ro2">
          <table:table-cell office:value-type="string" calcext:value-type="string">
            <text:p>1f413eca-ef5c-4568-af85-3df882d63157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Visit the accessibility menu (options-&amp;gt;accessibility)</text:p>
          </table:table-cell>
          <table:table-cell table:formula="of:=MATCH([.C80];Value;1)" office:value-type="float" office:value="58" calcext:value-type="float">
            <text:p>58</text:p>
          </table:table-cell>
          <table:table-cell table:formula="of:=INDIRECT(ADDRESS([.D80];1;1;1;&quot;en-US&quot;))" office:value-type="string" office:string-value="$ACHV_MENU_ACCESS_DESC" calcext:value-type="string">
            <text:p>$ACHV_MENU_ACCESS_DESC</text:p>
          </table:table-cell>
          <table:table-cell table:number-columns-repeated="5"/>
          <table:table-cell table:formula="of:=INDIRECT(ADDRESS(MATCH([.$E80];DEFlag;1) ;2;1;1;[.$N$1]))" office:value-type="string" office:string-value="Besuche das Barrierefreiheitsmenü" calcext:value-type="string">
            <text:p>Besuche das Barrierefreiheitsmenü</text:p>
          </table:table-cell>
          <table:table-cell table:number-columns-repeated="2"/>
          <table:table-cell table:formula="of:=INDIRECT(ADDRESS(MATCH([.$E80];DEFlag;1) ;2;1;1;[.$N$1]))" office:value-type="string" office:string-value="Besuche das Barrierefreiheitsmenü" calcext:value-type="string">
            <text:p>Besuche das Barrierefreiheitsmenü</text:p>
          </table:table-cell>
          <table:table-cell table:formula="of:=[.$C80]" office:value-type="string" office:string-value="Visit the accessibility menu (options-&amp;gt;accessibility)" calcext:value-type="string">
            <text:p>Visit the accessibility menu (options-&amp;gt;accessibility)</text:p>
          </table:table-cell>
          <table:table-cell table:number-columns-repeated="15"/>
          <table:table-cell table:formula="of:=[.$C80]" office:value-type="string" office:string-value="Visit the accessibility menu (options-&amp;gt;accessibility)" calcext:value-type="string">
            <text:p>Visit the accessibility menu (options-&amp;gt;accessibility)</text:p>
          </table:table-cell>
          <table:table-cell/>
          <table:table-cell table:formula="of:=INDIRECT(ADDRESS(MATCH([.$E80];ESFlag;1) ;2;1;1;[.$AK$1]))" office:value-type="string" office:string-value="Visita el menú de accesibilidad&lt;N&gt;(opciones-&gt;accesibilidad)" calcext:value-type="string">
            <text:p>Visita el menú de accesibilidad&lt;N&gt;(opciones-&gt;accesibilidad)</text:p>
          </table:table-cell>
          <table:table-cell table:number-columns-repeated="3"/>
          <table:table-cell table:formula="of:=INDIRECT(ADDRESS(MATCH([.$E80];ESFlag;1) ;2;1;1;[.$AK$1]))" office:value-type="string" office:string-value="Visita el menú de accesibilidad&lt;N&gt;(opciones-&gt;accesibilidad)" calcext:value-type="string">
            <text:p>Visita el menú de accesibilidad&lt;N&gt;(opciones-&gt;accesibilidad)</text:p>
          </table:table-cell>
          <table:table-cell table:number-columns-repeated="4"/>
          <table:table-cell table:formula="of:=INDIRECT(ADDRESS(MATCH([.$E80];FRFlag;1) ;2;1;1;[.$AT$1]))" office:value-type="string" office:string-value="Visiter le menu Accessibilité&lt;N&gt;(options-&gt;accessibilité)" calcext:value-type="string">
            <text:p>Visiter le menu Accessibilité&lt;N&gt;(options-&gt;accessibilité)</text:p>
          </table:table-cell>
          <table:table-cell table:number-columns-repeated="3"/>
          <table:table-cell table:formula="of:=INDIRECT(ADDRESS(MATCH([.$E80];FRFlag;1) ;2;1;1;[.$AT$1]))" office:value-type="string" office:string-value="Visiter le menu Accessibilité&lt;N&gt;(options-&gt;accessibilité)" calcext:value-type="string">
            <text:p>Visiter le menu Accessibilité&lt;N&gt;(options-&gt;accessibilité)</text:p>
          </table:table-cell>
          <table:table-cell table:number-columns-repeated="2"/>
          <table:table-cell table:formula="of:=INDIRECT(ADDRESS(MATCH([.$E80];ITFlag;1) ;2;1;1;[.$AX$1]))" office:value-type="string" office:string-value="Visita il menu accessibilità&lt;N&gt;(opzioni-&gt;accessibilità)" calcext:value-type="string">
            <text:p>Visita il menu accessibilità&lt;N&gt;(opzioni-&gt;accessibilità)</text:p>
          </table:table-cell>
          <table:table-cell table:formula="of:=INDIRECT(ADDRESS(MATCH([.$E80];ITFlag;1) ;2;1;1;[.$AX$1]))" office:value-type="string" office:string-value="Visita il menu accessibilità&lt;N&gt;(opzioni-&gt;accessibilità)" calcext:value-type="string">
            <text:p>Visita il menu accessibilità&lt;N&gt;(opzioni-&gt;accessibilità)</text:p>
          </table:table-cell>
          <table:table-cell table:formula="of:=INDIRECT(ADDRESS(MATCH([.$E80];JPFlag;1) ;2;1;1;[.$AZ$1]))" office:value-type="string" office:string-value="ユーザー補助に移動した&lt;N&gt;（オプション-＞ユーザー補助）" calcext:value-type="string">
            <text:p>ユーザー補助に移動した&lt;N&gt;（オプション-＞ユーザー補助）</text:p>
          </table:table-cell>
          <table:table-cell table:formula="of:=INDIRECT(ADDRESS(MATCH([.$E80];JPFlag;1) ;2;1;1;[.$AZ$1]))" office:value-type="string" office:string-value="ユーザー補助に移動した&lt;N&gt;（オプション-＞ユーザー補助）" calcext:value-type="string">
            <text:p>ユーザー補助に移動した&lt;N&gt;（オプション-＞ユーザー補助）</text:p>
          </table:table-cell>
          <table:table-cell table:formula="of:=INDIRECT(ADDRESS(MATCH([.$E80];KOFlag;1) ;2;1;1;[.$BB$1]))" office:value-type="string" office:string-value="접근성 메뉴를 방문&lt;N&gt;(옵션-&gt;접근성)" calcext:value-type="string">
            <text:p>접근성 메뉴를 방문&lt;N&gt;(옵션-&gt;접근성)</text:p>
          </table:table-cell>
          <table:table-cell table:formula="of:=INDIRECT(ADDRESS(MATCH([.$E80];KOFlag;1) ;2;1;1;[.$BB$1]))" office:value-type="string" office:string-value="접근성 메뉴를 방문&lt;N&gt;(옵션-&gt;접근성)" calcext:value-type="string">
            <text:p>접근성 메뉴를 방문&lt;N&gt;(옵션-&gt;접근성)</text:p>
          </table:table-cell>
          <table:table-cell table:number-columns-repeated="10"/>
          <table:table-cell table:formula="of:=INDIRECT(ADDRESS(MATCH([.$E80];RUFlag;1) ;2;1;1;[.$BN$1]))" office:value-type="string" office:string-value="Посетить меню ограничения&lt;N&gt;(опции-&gt;ограничения)" calcext:value-type="string">
            <text:p>Посетить меню ограничения&lt;N&gt;(опции-&gt;ограничения)</text:p>
          </table:table-cell>
          <table:table-cell table:formula="of:=INDIRECT(ADDRESS(MATCH([.$E80];RUFlag;1) ;2;1;1;[.$BN$1]))" office:value-type="string" office:string-value="Посетить меню ограничения&lt;N&gt;(опции-&gt;ограничения)" calcext:value-type="string">
            <text:p>Посетить меню ограничения&lt;N&gt;(опции-&gt;ограничения)</text:p>
          </table:table-cell>
          <table:table-cell table:number-columns-repeated="4"/>
          <table:table-cell table:formula="of:=INDIRECT(ADDRESS(MATCH([.$E80];ZHHansFlag;1) ;2;1;1;[.$BT$1]))" office:value-type="string" office:string-value="进入技能菜单&lt;N&gt;（选项-&gt;技能菜单）" calcext:value-type="string">
            <text:p>进入技能菜单&lt;N&gt;（选项-&gt;技能菜单）</text:p>
          </table:table-cell>
          <table:table-cell table:formula="of:=INDIRECT(ADDRESS(MATCH([.$E80];ZHHansFlag;1) ;2;1;1;[.$BT$1]))" office:value-type="string" office:string-value="进入技能菜单&lt;N&gt;（选项-&gt;技能菜单）" calcext:value-type="string">
            <text:p>进入技能菜单&lt;N&gt;（选项-&gt;技能菜单）</text:p>
          </table:table-cell>
          <table:table-cell table:formula="of:=INDIRECT(ADDRESS(MATCH([.$E80];ZHHantFlag;1) ;2;1;1;[.$BU$1]))" office:value-type="string" office:string-value="進入技能功能表&lt;N&gt;（選項-&gt;技能功能表）" calcext:value-type="string">
            <text:p>進入技能功能表&lt;N&gt;（選項-&gt;技能功能表）</text:p>
          </table:table-cell>
          <table:table-cell table:formula="of:=INDIRECT(ADDRESS(MATCH([.$E80];ZHHansFlag;1) ;2;1;1;[.$BT$1]))" office:value-type="string" office:string-value="进入技能菜单&lt;N&gt;（选项-&gt;技能菜单）" calcext:value-type="string">
            <text:p>进入技能菜单&lt;N&gt;（选项-&gt;技能菜单）</text:p>
          </table:table-cell>
          <table:table-cell table:formula="of:=INDIRECT(ADDRESS(MATCH([.$E80];ZHHantFlag;1) ;2;1;1;[.$BU$1]))" office:value-type="string" office:string-value="進入技能功能表&lt;N&gt;（選項-&gt;技能功能表）" calcext:value-type="string">
            <text:p>進入技能功能表&lt;N&gt;（選項-&gt;技能功能表）</text:p>
          </table:table-cell>
        </table:table-row>
        <table:table-row table:style-name="ro1">
          <table:table-cell office:value-type="string" calcext:value-type="string">
            <text:p>143b5767-edd0-453a-8f0a-817ba12aa30e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All Access</text:p>
          </table:table-cell>
          <table:table-cell table:formula="of:=MATCH([.C81];Value;1)" office:value-type="float" office:value="5" calcext:value-type="float">
            <text:p>5</text:p>
          </table:table-cell>
          <table:table-cell table:formula="of:=INDIRECT(ADDRESS([.D81];1;1;1;&quot;en-US&quot;))" office:value-type="string" office:string-value="$ACHV_MENU_ACCESS_TITLE" calcext:value-type="string">
            <text:p>$ACHV_MENU_ACCESS_TITLE</text:p>
          </table:table-cell>
          <table:table-cell table:number-columns-repeated="5"/>
          <table:table-cell table:formula="of:=INDIRECT(ADDRESS(MATCH([.$E81];DEFlag;1) ;2;1;1;[.$N$1]))" office:value-type="string" office:string-value="Keine Barrieren" calcext:value-type="string">
            <text:p>Keine Barrieren</text:p>
          </table:table-cell>
          <table:table-cell table:number-columns-repeated="2"/>
          <table:table-cell table:formula="of:=INDIRECT(ADDRESS(MATCH([.$E81];DEFlag;1) ;2;1;1;[.$N$1]))" office:value-type="string" office:string-value="Keine Barrieren" calcext:value-type="string">
            <text:p>Keine Barrieren</text:p>
          </table:table-cell>
          <table:table-cell table:formula="of:=[.$C81]" office:value-type="string" office:string-value="All Access" calcext:value-type="string">
            <text:p>All Access</text:p>
          </table:table-cell>
          <table:table-cell table:number-columns-repeated="15"/>
          <table:table-cell table:formula="of:=[.$C81]" office:value-type="string" office:string-value="All Access" calcext:value-type="string">
            <text:p>All Access</text:p>
          </table:table-cell>
          <table:table-cell/>
          <table:table-cell table:formula="of:=INDIRECT(ADDRESS(MATCH([.$E81];ESFlag;1) ;2;1;1;[.$AK$1]))" office:value-type="string" office:string-value="Acceso garantizado" calcext:value-type="string">
            <text:p>Acceso garantizado</text:p>
          </table:table-cell>
          <table:table-cell table:number-columns-repeated="3"/>
          <table:table-cell table:formula="of:=INDIRECT(ADDRESS(MATCH([.$E81];ESFlag;1) ;2;1;1;[.$AK$1]))" office:value-type="string" office:string-value="Acceso garantizado" calcext:value-type="string">
            <text:p>Acceso garantizado</text:p>
          </table:table-cell>
          <table:table-cell table:number-columns-repeated="4"/>
          <table:table-cell table:formula="of:=INDIRECT(ADDRESS(MATCH([.$E81];FRFlag;1) ;2;1;1;[.$AT$1]))" office:value-type="string" office:string-value="Accessible" calcext:value-type="string">
            <text:p>Accessible</text:p>
          </table:table-cell>
          <table:table-cell table:number-columns-repeated="3"/>
          <table:table-cell table:formula="of:=INDIRECT(ADDRESS(MATCH([.$E81];FRFlag;1) ;2;1;1;[.$AT$1]))" office:value-type="string" office:string-value="Accessible" calcext:value-type="string">
            <text:p>Accessible</text:p>
          </table:table-cell>
          <table:table-cell table:number-columns-repeated="2"/>
          <table:table-cell table:formula="of:=INDIRECT(ADDRESS(MATCH([.$E81];ITFlag;1) ;2;1;1;[.$AX$1]))" office:value-type="string" office:string-value="Accesso Illimitato" calcext:value-type="string">
            <text:p>Accesso Illimitato</text:p>
          </table:table-cell>
          <table:table-cell table:formula="of:=INDIRECT(ADDRESS(MATCH([.$E81];ITFlag;1) ;2;1;1;[.$AX$1]))" office:value-type="string" office:string-value="Accesso Illimitato" calcext:value-type="string">
            <text:p>Accesso Illimitato</text:p>
          </table:table-cell>
          <table:table-cell table:formula="of:=INDIRECT(ADDRESS(MATCH([.$E81];JPFlag;1) ;2;1;1;[.$AZ$1]))" office:value-type="string" office:string-value="オールアクセス" calcext:value-type="string">
            <text:p>オールアクセス</text:p>
          </table:table-cell>
          <table:table-cell table:formula="of:=INDIRECT(ADDRESS(MATCH([.$E81];JPFlag;1) ;2;1;1;[.$AZ$1]))" office:value-type="string" office:string-value="オールアクセス" calcext:value-type="string">
            <text:p>オールアクセス</text:p>
          </table:table-cell>
          <table:table-cell table:formula="of:=INDIRECT(ADDRESS(MATCH([.$E81];KOFlag;1) ;2;1;1;[.$BB$1]))" office:value-type="string" office:string-value="향상된 조준 설정 사용" calcext:value-type="string">
            <text:p>향상된 조준 설정 사용</text:p>
          </table:table-cell>
          <table:table-cell table:formula="of:=INDIRECT(ADDRESS(MATCH([.$E81];KOFlag;1) ;2;1;1;[.$BB$1]))" office:value-type="string" office:string-value="향상된 조준 설정 사용" calcext:value-type="string">
            <text:p>향상된 조준 설정 사용</text:p>
          </table:table-cell>
          <table:table-cell table:number-columns-repeated="10"/>
          <table:table-cell table:formula="of:=INDIRECT(ADDRESS(MATCH([.$E81];RUFlag;1) ;2;1;1;[.$BN$1]))" office:value-type="string" office:string-value="Полный доступ" calcext:value-type="string">
            <text:p>Полный доступ</text:p>
          </table:table-cell>
          <table:table-cell table:formula="of:=INDIRECT(ADDRESS(MATCH([.$E81];RUFlag;1) ;2;1;1;[.$BN$1]))" office:value-type="string" office:string-value="Полный доступ" calcext:value-type="string">
            <text:p>Полный доступ</text:p>
          </table:table-cell>
          <table:table-cell table:number-columns-repeated="4"/>
          <table:table-cell table:formula="of:=INDIRECT(ADDRESS(MATCH([.$E81];ZHHansFlag;1) ;2;1;1;[.$BT$1]))" office:value-type="string" office:string-value="无孔不入" calcext:value-type="string">
            <text:p>无孔不入</text:p>
          </table:table-cell>
          <table:table-cell table:formula="of:=INDIRECT(ADDRESS(MATCH([.$E81];ZHHansFlag;1) ;2;1;1;[.$BT$1]))" office:value-type="string" office:string-value="无孔不入" calcext:value-type="string">
            <text:p>无孔不入</text:p>
          </table:table-cell>
          <table:table-cell table:formula="of:=INDIRECT(ADDRESS(MATCH([.$E81];ZHHantFlag;1) ;2;1;1;[.$BU$1]))" office:value-type="string" office:string-value="無孔不入" calcext:value-type="string">
            <text:p>無孔不入</text:p>
          </table:table-cell>
          <table:table-cell table:formula="of:=INDIRECT(ADDRESS(MATCH([.$E81];ZHHansFlag;1) ;2;1;1;[.$BT$1]))" office:value-type="string" office:string-value="无孔不入" calcext:value-type="string">
            <text:p>无孔不入</text:p>
          </table:table-cell>
          <table:table-cell table:formula="of:=INDIRECT(ADDRESS(MATCH([.$E81];ZHHantFlag;1) ;2;1;1;[.$BU$1]))" office:value-type="string" office:string-value="無孔不入" calcext:value-type="string">
            <text:p>無孔不入</text:p>
          </table:table-cell>
        </table:table-row>
        <table:table-row table:style-name="ro2">
          <table:table-cell office:value-type="string" calcext:value-type="string">
            <text:p>292c226c-8237-4b91-93be-7264ef68f629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Visit the accessibility menu (options-&amp;gt;accessibility)</text:p>
          </table:table-cell>
          <table:table-cell table:formula="of:=MATCH([.C82];Value;1)" office:value-type="float" office:value="58" calcext:value-type="float">
            <text:p>58</text:p>
          </table:table-cell>
          <table:table-cell table:formula="of:=INDIRECT(ADDRESS([.D82];1;1;1;&quot;en-US&quot;))" office:value-type="string" office:string-value="$ACHV_MENU_ACCESS_DESC" calcext:value-type="string">
            <text:p>$ACHV_MENU_ACCESS_DESC</text:p>
          </table:table-cell>
          <table:table-cell table:number-columns-repeated="5"/>
          <table:table-cell table:formula="of:=INDIRECT(ADDRESS(MATCH([.$E82];DEFlag;1) ;2;1;1;[.$N$1]))" office:value-type="string" office:string-value="Besuche das Barrierefreiheitsmenü" calcext:value-type="string">
            <text:p>Besuche das Barrierefreiheitsmenü</text:p>
          </table:table-cell>
          <table:table-cell table:number-columns-repeated="2"/>
          <table:table-cell table:formula="of:=INDIRECT(ADDRESS(MATCH([.$E82];DEFlag;1) ;2;1;1;[.$N$1]))" office:value-type="string" office:string-value="Besuche das Barrierefreiheitsmenü" calcext:value-type="string">
            <text:p>Besuche das Barrierefreiheitsmenü</text:p>
          </table:table-cell>
          <table:table-cell table:formula="of:=[.$C82]" office:value-type="string" office:string-value="Visit the accessibility menu (options-&amp;gt;accessibility)" calcext:value-type="string">
            <text:p>Visit the accessibility menu (options-&amp;gt;accessibility)</text:p>
          </table:table-cell>
          <table:table-cell table:number-columns-repeated="15"/>
          <table:table-cell table:formula="of:=[.$C82]" office:value-type="string" office:string-value="Visit the accessibility menu (options-&amp;gt;accessibility)" calcext:value-type="string">
            <text:p>Visit the accessibility menu (options-&amp;gt;accessibility)</text:p>
          </table:table-cell>
          <table:table-cell/>
          <table:table-cell table:formula="of:=INDIRECT(ADDRESS(MATCH([.$E82];ESFlag;1) ;2;1;1;[.$AK$1]))" office:value-type="string" office:string-value="Visita el menú de accesibilidad&lt;N&gt;(opciones-&gt;accesibilidad)" calcext:value-type="string">
            <text:p>Visita el menú de accesibilidad&lt;N&gt;(opciones-&gt;accesibilidad)</text:p>
          </table:table-cell>
          <table:table-cell table:number-columns-repeated="3"/>
          <table:table-cell table:formula="of:=INDIRECT(ADDRESS(MATCH([.$E82];ESFlag;1) ;2;1;1;[.$AK$1]))" office:value-type="string" office:string-value="Visita el menú de accesibilidad&lt;N&gt;(opciones-&gt;accesibilidad)" calcext:value-type="string">
            <text:p>Visita el menú de accesibilidad&lt;N&gt;(opciones-&gt;accesibilidad)</text:p>
          </table:table-cell>
          <table:table-cell table:number-columns-repeated="4"/>
          <table:table-cell table:formula="of:=INDIRECT(ADDRESS(MATCH([.$E82];FRFlag;1) ;2;1;1;[.$AT$1]))" office:value-type="string" office:string-value="Visiter le menu Accessibilité&lt;N&gt;(options-&gt;accessibilité)" calcext:value-type="string">
            <text:p>Visiter le menu Accessibilité&lt;N&gt;(options-&gt;accessibilité)</text:p>
          </table:table-cell>
          <table:table-cell table:number-columns-repeated="3"/>
          <table:table-cell table:formula="of:=INDIRECT(ADDRESS(MATCH([.$E82];FRFlag;1) ;2;1;1;[.$AT$1]))" office:value-type="string" office:string-value="Visiter le menu Accessibilité&lt;N&gt;(options-&gt;accessibilité)" calcext:value-type="string">
            <text:p>Visiter le menu Accessibilité&lt;N&gt;(options-&gt;accessibilité)</text:p>
          </table:table-cell>
          <table:table-cell table:number-columns-repeated="2"/>
          <table:table-cell table:formula="of:=INDIRECT(ADDRESS(MATCH([.$E82];ITFlag;1) ;2;1;1;[.$AX$1]))" office:value-type="string" office:string-value="Visita il menu accessibilità&lt;N&gt;(opzioni-&gt;accessibilità)" calcext:value-type="string">
            <text:p>Visita il menu accessibilità&lt;N&gt;(opzioni-&gt;accessibilità)</text:p>
          </table:table-cell>
          <table:table-cell table:formula="of:=INDIRECT(ADDRESS(MATCH([.$E82];ITFlag;1) ;2;1;1;[.$AX$1]))" office:value-type="string" office:string-value="Visita il menu accessibilità&lt;N&gt;(opzioni-&gt;accessibilità)" calcext:value-type="string">
            <text:p>Visita il menu accessibilità&lt;N&gt;(opzioni-&gt;accessibilità)</text:p>
          </table:table-cell>
          <table:table-cell table:formula="of:=INDIRECT(ADDRESS(MATCH([.$E82];JPFlag;1) ;2;1;1;[.$AZ$1]))" office:value-type="string" office:string-value="ユーザー補助に移動した&lt;N&gt;（オプション-＞ユーザー補助）" calcext:value-type="string">
            <text:p>ユーザー補助に移動した&lt;N&gt;（オプション-＞ユーザー補助）</text:p>
          </table:table-cell>
          <table:table-cell table:formula="of:=INDIRECT(ADDRESS(MATCH([.$E82];JPFlag;1) ;2;1;1;[.$AZ$1]))" office:value-type="string" office:string-value="ユーザー補助に移動した&lt;N&gt;（オプション-＞ユーザー補助）" calcext:value-type="string">
            <text:p>ユーザー補助に移動した&lt;N&gt;（オプション-＞ユーザー補助）</text:p>
          </table:table-cell>
          <table:table-cell table:formula="of:=INDIRECT(ADDRESS(MATCH([.$E82];KOFlag;1) ;2;1;1;[.$BB$1]))" office:value-type="string" office:string-value="접근성 메뉴를 방문&lt;N&gt;(옵션-&gt;접근성)" calcext:value-type="string">
            <text:p>접근성 메뉴를 방문&lt;N&gt;(옵션-&gt;접근성)</text:p>
          </table:table-cell>
          <table:table-cell table:formula="of:=INDIRECT(ADDRESS(MATCH([.$E82];KOFlag;1) ;2;1;1;[.$BB$1]))" office:value-type="string" office:string-value="접근성 메뉴를 방문&lt;N&gt;(옵션-&gt;접근성)" calcext:value-type="string">
            <text:p>접근성 메뉴를 방문&lt;N&gt;(옵션-&gt;접근성)</text:p>
          </table:table-cell>
          <table:table-cell table:number-columns-repeated="10"/>
          <table:table-cell table:formula="of:=INDIRECT(ADDRESS(MATCH([.$E82];RUFlag;1) ;2;1;1;[.$BN$1]))" office:value-type="string" office:string-value="Посетить меню ограничения&lt;N&gt;(опции-&gt;ограничения)" calcext:value-type="string">
            <text:p>Посетить меню ограничения&lt;N&gt;(опции-&gt;ограничения)</text:p>
          </table:table-cell>
          <table:table-cell table:formula="of:=INDIRECT(ADDRESS(MATCH([.$E82];RUFlag;1) ;2;1;1;[.$BN$1]))" office:value-type="string" office:string-value="Посетить меню ограничения&lt;N&gt;(опции-&gt;ограничения)" calcext:value-type="string">
            <text:p>Посетить меню ограничения&lt;N&gt;(опции-&gt;ограничения)</text:p>
          </table:table-cell>
          <table:table-cell table:number-columns-repeated="4"/>
          <table:table-cell table:formula="of:=INDIRECT(ADDRESS(MATCH([.$E82];ZHHansFlag;1) ;2;1;1;[.$BT$1]))" office:value-type="string" office:string-value="进入技能菜单&lt;N&gt;（选项-&gt;技能菜单）" calcext:value-type="string">
            <text:p>进入技能菜单&lt;N&gt;（选项-&gt;技能菜单）</text:p>
          </table:table-cell>
          <table:table-cell table:formula="of:=INDIRECT(ADDRESS(MATCH([.$E82];ZHHansFlag;1) ;2;1;1;[.$BT$1]))" office:value-type="string" office:string-value="进入技能菜单&lt;N&gt;（选项-&gt;技能菜单）" calcext:value-type="string">
            <text:p>进入技能菜单&lt;N&gt;（选项-&gt;技能菜单）</text:p>
          </table:table-cell>
          <table:table-cell table:formula="of:=INDIRECT(ADDRESS(MATCH([.$E82];ZHHantFlag;1) ;2;1;1;[.$BU$1]))" office:value-type="string" office:string-value="進入技能功能表&lt;N&gt;（選項-&gt;技能功能表）" calcext:value-type="string">
            <text:p>進入技能功能表&lt;N&gt;（選項-&gt;技能功能表）</text:p>
          </table:table-cell>
          <table:table-cell table:formula="of:=INDIRECT(ADDRESS(MATCH([.$E82];ZHHansFlag;1) ;2;1;1;[.$BT$1]))" office:value-type="string" office:string-value="进入技能菜单&lt;N&gt;（选项-&gt;技能菜单）" calcext:value-type="string">
            <text:p>进入技能菜单&lt;N&gt;（选项-&gt;技能菜单）</text:p>
          </table:table-cell>
          <table:table-cell table:formula="of:=INDIRECT(ADDRESS(MATCH([.$E82];ZHHantFlag;1) ;2;1;1;[.$BU$1]))" office:value-type="string" office:string-value="進入技能功能表&lt;N&gt;（選項-&gt;技能功能表）" calcext:value-type="string">
            <text:p>進入技能功能表&lt;N&gt;（選項-&gt;技能功能表）</text:p>
          </table:table-cell>
        </table:table-row>
        <table:table-row table:style-name="ro2">
          <table:table-cell office:value-type="string" calcext:value-type="string">
            <text:p>ef02f4bb-760a-4ce0-9cb9-e7a4dce06b65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Visit the controls menu (options-&amp;gt;controls)</text:p>
          </table:table-cell>
          <table:table-cell table:formula="of:=MATCH([.C83];Value;1)" office:value-type="float" office:value="59" calcext:value-type="float">
            <text:p>59</text:p>
          </table:table-cell>
          <table:table-cell table:formula="of:=INDIRECT(ADDRESS([.D83];1;1;1;&quot;en-US&quot;))" office:value-type="string" office:string-value="$ACHV_MENU_CONTROLS_DESC" calcext:value-type="string">
            <text:p>$ACHV_MENU_CONTROLS_DESC</text:p>
          </table:table-cell>
          <table:table-cell table:number-columns-repeated="5"/>
          <table:table-cell table:formula="of:=INDIRECT(ADDRESS(MATCH([.$E83];DEFlag;1) ;2;1;1;[.$N$1]))" office:value-type="string" office:string-value="Besuche das Steuerungsmenü&lt;N&gt;(Optionen-&gt;Steuerung)" calcext:value-type="string">
            <text:p>Besuche das Steuerungsmenü&lt;N&gt;(Optionen-&gt;Steuerung)</text:p>
          </table:table-cell>
          <table:table-cell table:number-columns-repeated="2"/>
          <table:table-cell table:formula="of:=INDIRECT(ADDRESS(MATCH([.$E83];DEFlag;1) ;2;1;1;[.$N$1]))" office:value-type="string" office:string-value="Besuche das Steuerungsmenü&lt;N&gt;(Optionen-&gt;Steuerung)" calcext:value-type="string">
            <text:p>Besuche das Steuerungsmenü&lt;N&gt;(Optionen-&gt;Steuerung)</text:p>
          </table:table-cell>
          <table:table-cell table:formula="of:=[.$C83]" office:value-type="string" office:string-value="Visit the controls menu (options-&amp;gt;controls)" calcext:value-type="string">
            <text:p>Visit the controls menu (options-&amp;gt;controls)</text:p>
          </table:table-cell>
          <table:table-cell table:number-columns-repeated="15"/>
          <table:table-cell table:formula="of:=[.$C83]" office:value-type="string" office:string-value="Visit the controls menu (options-&amp;gt;controls)" calcext:value-type="string">
            <text:p>Visit the controls menu (options-&amp;gt;controls)</text:p>
          </table:table-cell>
          <table:table-cell/>
          <table:table-cell table:formula="of:=INDIRECT(ADDRESS(MATCH([.$E83];ESFlag;1) ;2;1;1;[.$AK$1]))" office:value-type="string" office:string-value="Visita el menú de controles&lt;N&gt;(opciones-&gt;controles)" calcext:value-type="string">
            <text:p>Visita el menú de controles&lt;N&gt;(opciones-&gt;controles)</text:p>
          </table:table-cell>
          <table:table-cell table:number-columns-repeated="3"/>
          <table:table-cell table:formula="of:=INDIRECT(ADDRESS(MATCH([.$E83];ESFlag;1) ;2;1;1;[.$AK$1]))" office:value-type="string" office:string-value="Visita el menú de controles&lt;N&gt;(opciones-&gt;controles)" calcext:value-type="string">
            <text:p>Visita el menú de controles&lt;N&gt;(opciones-&gt;controles)</text:p>
          </table:table-cell>
          <table:table-cell table:number-columns-repeated="4"/>
          <table:table-cell table:formula="of:=INDIRECT(ADDRESS(MATCH([.$E83];FRFlag;1) ;2;1;1;[.$AT$1]))" office:value-type="string" office:string-value="Visiter le menu Contrôles&lt;N&gt;(options-&gt;contrôles)" calcext:value-type="string">
            <text:p>Visiter le menu Contrôles&lt;N&gt;(options-&gt;contrôles)</text:p>
          </table:table-cell>
          <table:table-cell table:number-columns-repeated="3"/>
          <table:table-cell table:formula="of:=INDIRECT(ADDRESS(MATCH([.$E83];FRFlag;1) ;2;1;1;[.$AT$1]))" office:value-type="string" office:string-value="Visiter le menu Contrôles&lt;N&gt;(options-&gt;contrôles)" calcext:value-type="string">
            <text:p>Visiter le menu Contrôles&lt;N&gt;(options-&gt;contrôles)</text:p>
          </table:table-cell>
          <table:table-cell table:number-columns-repeated="2"/>
          <table:table-cell table:formula="of:=INDIRECT(ADDRESS(MATCH([.$E83];ITFlag;1) ;2;1;1;[.$AX$1]))" office:value-type="string" office:string-value="Visita il menu dei controlli&lt;N&gt;(opzioni-&gt;controlli)" calcext:value-type="string">
            <text:p>Visita il menu dei controlli&lt;N&gt;(opzioni-&gt;controlli)</text:p>
          </table:table-cell>
          <table:table-cell table:formula="of:=INDIRECT(ADDRESS(MATCH([.$E83];ITFlag;1) ;2;1;1;[.$AX$1]))" office:value-type="string" office:string-value="Visita il menu dei controlli&lt;N&gt;(opzioni-&gt;controlli)" calcext:value-type="string">
            <text:p>Visita il menu dei controlli&lt;N&gt;(opzioni-&gt;controlli)</text:p>
          </table:table-cell>
          <table:table-cell table:formula="of:=INDIRECT(ADDRESS(MATCH([.$E83];JPFlag;1) ;2;1;1;[.$AZ$1]))" office:value-type="string" office:string-value="操作設定に移動した&lt;N&gt;（オプション-＞操作設定）" calcext:value-type="string">
            <text:p>操作設定に移動した&lt;N&gt;（オプション-＞操作設定）</text:p>
          </table:table-cell>
          <table:table-cell table:formula="of:=INDIRECT(ADDRESS(MATCH([.$E83];JPFlag;1) ;2;1;1;[.$AZ$1]))" office:value-type="string" office:string-value="操作設定に移動した&lt;N&gt;（オプション-＞操作設定）" calcext:value-type="string">
            <text:p>操作設定に移動した&lt;N&gt;（オプション-＞操作設定）</text:p>
          </table:table-cell>
          <table:table-cell table:formula="of:=INDIRECT(ADDRESS(MATCH([.$E83];KOFlag;1) ;2;1;1;[.$BB$1]))" office:value-type="string" office:string-value="조작 메뉴를 방문&lt;N&gt;(옵션-&gt;조작)" calcext:value-type="string">
            <text:p>조작 메뉴를 방문&lt;N&gt;(옵션-&gt;조작)</text:p>
          </table:table-cell>
          <table:table-cell table:formula="of:=INDIRECT(ADDRESS(MATCH([.$E83];KOFlag;1) ;2;1;1;[.$BB$1]))" office:value-type="string" office:string-value="조작 메뉴를 방문&lt;N&gt;(옵션-&gt;조작)" calcext:value-type="string">
            <text:p>조작 메뉴를 방문&lt;N&gt;(옵션-&gt;조작)</text:p>
          </table:table-cell>
          <table:table-cell table:number-columns-repeated="10"/>
          <table:table-cell table:formula="of:=INDIRECT(ADDRESS(MATCH([.$E83];RUFlag;1) ;2;1;1;[.$BN$1]))" office:value-type="string" office:string-value="Посетить меню управления&lt;N&gt;(опции-&gt;управление)" calcext:value-type="string">
            <text:p>Посетить меню управления&lt;N&gt;(опции-&gt;управление)</text:p>
          </table:table-cell>
          <table:table-cell table:formula="of:=INDIRECT(ADDRESS(MATCH([.$E83];RUFlag;1) ;2;1;1;[.$BN$1]))" office:value-type="string" office:string-value="Посетить меню управления&lt;N&gt;(опции-&gt;управление)" calcext:value-type="string">
            <text:p>Посетить меню управления&lt;N&gt;(опции-&gt;управление)</text:p>
          </table:table-cell>
          <table:table-cell table:number-columns-repeated="4"/>
          <table:table-cell table:formula="of:=INDIRECT(ADDRESS(MATCH([.$E83];ZHHansFlag;1) ;2;1;1;[.$BT$1]))" office:value-type="string" office:string-value="进入控制菜单&lt;N&gt;（选项-&gt;控制）" calcext:value-type="string">
            <text:p>进入控制菜单&lt;N&gt;（选项-&gt;控制）</text:p>
          </table:table-cell>
          <table:table-cell table:formula="of:=INDIRECT(ADDRESS(MATCH([.$E83];ZHHansFlag;1) ;2;1;1;[.$BT$1]))" office:value-type="string" office:string-value="进入控制菜单&lt;N&gt;（选项-&gt;控制）" calcext:value-type="string">
            <text:p>进入控制菜单&lt;N&gt;（选项-&gt;控制）</text:p>
          </table:table-cell>
          <table:table-cell table:formula="of:=INDIRECT(ADDRESS(MATCH([.$E83];ZHHantFlag;1) ;2;1;1;[.$BU$1]))" office:value-type="string" office:string-value="進入控制功能表&lt;N&gt;（選項-&gt;控制）" calcext:value-type="string">
            <text:p>進入控制功能表&lt;N&gt;（選項-&gt;控制）</text:p>
          </table:table-cell>
          <table:table-cell table:formula="of:=INDIRECT(ADDRESS(MATCH([.$E83];ZHHansFlag;1) ;2;1;1;[.$BT$1]))" office:value-type="string" office:string-value="进入控制菜单&lt;N&gt;（选项-&gt;控制）" calcext:value-type="string">
            <text:p>进入控制菜单&lt;N&gt;（选项-&gt;控制）</text:p>
          </table:table-cell>
          <table:table-cell table:formula="of:=INDIRECT(ADDRESS(MATCH([.$E83];ZHHantFlag;1) ;2;1;1;[.$BU$1]))" office:value-type="string" office:string-value="進入控制功能表&lt;N&gt;（選項-&gt;控制）" calcext:value-type="string">
            <text:p>進入控制功能表&lt;N&gt;（選項-&gt;控制）</text:p>
          </table:table-cell>
        </table:table-row>
        <table:table-row table:style-name="ro1">
          <table:table-cell office:value-type="string" calcext:value-type="string">
            <text:p>2881660a-52eb-4ded-90e9-cee65e73461e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You Can't Control Me!</text:p>
          </table:table-cell>
          <table:table-cell table:formula="of:=MATCH([.C84];Value;1)" office:value-type="float" office:value="61" calcext:value-type="float">
            <text:p>61</text:p>
          </table:table-cell>
          <table:table-cell table:formula="of:=INDIRECT(ADDRESS([.D84];1;1;1;&quot;en-US&quot;))" office:value-type="string" office:string-value="$ACHV_MENU_CONTROLS_TITLE" calcext:value-type="string">
            <text:p>$ACHV_MENU_CONTROLS_TITLE</text:p>
          </table:table-cell>
          <table:table-cell table:number-columns-repeated="5"/>
          <table:table-cell table:formula="of:=INDIRECT(ADDRESS(MATCH([.$E84];DEFlag;1) ;2;1;1;[.$N$1]))" office:value-type="string" office:string-value="Keine Kontrolle!" calcext:value-type="string">
            <text:p>Keine Kontrolle!</text:p>
          </table:table-cell>
          <table:table-cell table:number-columns-repeated="2"/>
          <table:table-cell table:formula="of:=INDIRECT(ADDRESS(MATCH([.$E84];DEFlag;1) ;2;1;1;[.$N$1]))" office:value-type="string" office:string-value="Keine Kontrolle!" calcext:value-type="string">
            <text:p>Keine Kontrolle!</text:p>
          </table:table-cell>
          <table:table-cell table:formula="of:=[.$C84]" office:value-type="string" office:string-value="You Can't Control Me!" calcext:value-type="string">
            <text:p>You Can't Control Me!</text:p>
          </table:table-cell>
          <table:table-cell table:number-columns-repeated="15"/>
          <table:table-cell table:formula="of:=[.$C84]" office:value-type="string" office:string-value="You Can't Control Me!" calcext:value-type="string">
            <text:p>You Can't Control Me!</text:p>
          </table:table-cell>
          <table:table-cell/>
          <table:table-cell table:formula="of:=INDIRECT(ADDRESS(MATCH([.$E84];ESFlag;1) ;2;1;1;[.$AK$1]))" office:value-type="string" office:string-value="¡No me controles!" calcext:value-type="string">
            <text:p>¡No me controles!</text:p>
          </table:table-cell>
          <table:table-cell table:number-columns-repeated="3"/>
          <table:table-cell table:formula="of:=INDIRECT(ADDRESS(MATCH([.$E84];ESFlag;1) ;2;1;1;[.$AK$1]))" office:value-type="string" office:string-value="¡No me controles!" calcext:value-type="string">
            <text:p>¡No me controles!</text:p>
          </table:table-cell>
          <table:table-cell table:number-columns-repeated="4"/>
          <table:table-cell table:formula="of:=INDIRECT(ADDRESS(MATCH([.$E84];FRFlag;1) ;2;1;1;[.$AT$1]))" office:value-type="string" office:string-value="On ne me contrôle pas !" calcext:value-type="string">
            <text:p>On ne me contrôle pas !</text:p>
          </table:table-cell>
          <table:table-cell table:number-columns-repeated="3"/>
          <table:table-cell table:formula="of:=INDIRECT(ADDRESS(MATCH([.$E84];FRFlag;1) ;2;1;1;[.$AT$1]))" office:value-type="string" office:string-value="On ne me contrôle pas !" calcext:value-type="string">
            <text:p>On ne me contrôle pas !</text:p>
          </table:table-cell>
          <table:table-cell table:number-columns-repeated="2"/>
          <table:table-cell table:formula="of:=INDIRECT(ADDRESS(MATCH([.$E84];ITFlag;1) ;2;1;1;[.$AX$1]))" office:value-type="string" office:string-value="Non Puoi Controllarmi!" calcext:value-type="string">
            <text:p>Non Puoi Controllarmi!</text:p>
          </table:table-cell>
          <table:table-cell table:formula="of:=INDIRECT(ADDRESS(MATCH([.$E84];ITFlag;1) ;2;1;1;[.$AX$1]))" office:value-type="string" office:string-value="Non Puoi Controllarmi!" calcext:value-type="string">
            <text:p>Non Puoi Controllarmi!</text:p>
          </table:table-cell>
          <table:table-cell table:formula="of:=INDIRECT(ADDRESS(MATCH([.$E84];JPFlag;1) ;2;1;1;[.$AZ$1]))" office:value-type="string" office:string-value="誰も私を止められない" calcext:value-type="string">
            <text:p>誰も私を止められない</text:p>
          </table:table-cell>
          <table:table-cell table:formula="of:=INDIRECT(ADDRESS(MATCH([.$E84];JPFlag;1) ;2;1;1;[.$AZ$1]))" office:value-type="string" office:string-value="誰も私を止められない" calcext:value-type="string">
            <text:p>誰も私を止められない</text:p>
          </table:table-cell>
          <table:table-cell table:formula="of:=INDIRECT(ADDRESS(MATCH([.$E84];KOFlag;1) ;2;1;1;[.$BB$1]))" office:value-type="string" office:string-value="날 통제할 순 없어!" calcext:value-type="string">
            <text:p>날 통제할 순 없어!</text:p>
          </table:table-cell>
          <table:table-cell table:formula="of:=INDIRECT(ADDRESS(MATCH([.$E84];KOFlag;1) ;2;1;1;[.$BB$1]))" office:value-type="string" office:string-value="날 통제할 순 없어!" calcext:value-type="string">
            <text:p>날 통제할 순 없어!</text:p>
          </table:table-cell>
          <table:table-cell table:number-columns-repeated="10"/>
          <table:table-cell table:formula="of:=INDIRECT(ADDRESS(MATCH([.$E84];RUFlag;1) ;2;1;1;[.$BN$1]))" office:value-type="string" office:string-value="Я неуправляем!" calcext:value-type="string">
            <text:p>Я неуправляем!</text:p>
          </table:table-cell>
          <table:table-cell table:formula="of:=INDIRECT(ADDRESS(MATCH([.$E84];RUFlag;1) ;2;1;1;[.$BN$1]))" office:value-type="string" office:string-value="Я неуправляем!" calcext:value-type="string">
            <text:p>Я неуправляем!</text:p>
          </table:table-cell>
          <table:table-cell table:number-columns-repeated="4"/>
          <table:table-cell table:formula="of:=INDIRECT(ADDRESS(MATCH([.$E84];ZHHansFlag;1) ;2;1;1;[.$BT$1]))" office:value-type="string" office:string-value="休想控制我！" calcext:value-type="string">
            <text:p>休想控制我！</text:p>
          </table:table-cell>
          <table:table-cell table:formula="of:=INDIRECT(ADDRESS(MATCH([.$E84];ZHHansFlag;1) ;2;1;1;[.$BT$1]))" office:value-type="string" office:string-value="休想控制我！" calcext:value-type="string">
            <text:p>休想控制我！</text:p>
          </table:table-cell>
          <table:table-cell table:formula="of:=INDIRECT(ADDRESS(MATCH([.$E84];ZHHantFlag;1) ;2;1;1;[.$BU$1]))" office:value-type="string" office:string-value="休想控制我！" calcext:value-type="string">
            <text:p>休想控制我！</text:p>
          </table:table-cell>
          <table:table-cell table:formula="of:=INDIRECT(ADDRESS(MATCH([.$E84];ZHHansFlag;1) ;2;1;1;[.$BT$1]))" office:value-type="string" office:string-value="休想控制我！" calcext:value-type="string">
            <text:p>休想控制我！</text:p>
          </table:table-cell>
          <table:table-cell table:formula="of:=INDIRECT(ADDRESS(MATCH([.$E84];ZHHantFlag;1) ;2;1;1;[.$BU$1]))" office:value-type="string" office:string-value="休想控制我！" calcext:value-type="string">
            <text:p>休想控制我！</text:p>
          </table:table-cell>
        </table:table-row>
        <table:table-row table:style-name="ro2">
          <table:table-cell office:value-type="string" calcext:value-type="string">
            <text:p>3a0e52bc-6456-430f-ab6f-3974373860ed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Visit the controls menu (options-&amp;gt;controls)</text:p>
          </table:table-cell>
          <table:table-cell table:formula="of:=MATCH([.C85];Value;1)" office:value-type="float" office:value="59" calcext:value-type="float">
            <text:p>59</text:p>
          </table:table-cell>
          <table:table-cell table:formula="of:=INDIRECT(ADDRESS([.D85];1;1;1;&quot;en-US&quot;))" office:value-type="string" office:string-value="$ACHV_MENU_CONTROLS_DESC" calcext:value-type="string">
            <text:p>$ACHV_MENU_CONTROLS_DESC</text:p>
          </table:table-cell>
          <table:table-cell table:number-columns-repeated="5"/>
          <table:table-cell table:formula="of:=INDIRECT(ADDRESS(MATCH([.$E85];DEFlag;1) ;2;1;1;[.$N$1]))" office:value-type="string" office:string-value="Besuche das Steuerungsmenü&lt;N&gt;(Optionen-&gt;Steuerung)" calcext:value-type="string">
            <text:p>Besuche das Steuerungsmenü&lt;N&gt;(Optionen-&gt;Steuerung)</text:p>
          </table:table-cell>
          <table:table-cell table:number-columns-repeated="2"/>
          <table:table-cell table:formula="of:=INDIRECT(ADDRESS(MATCH([.$E85];DEFlag;1) ;2;1;1;[.$N$1]))" office:value-type="string" office:string-value="Besuche das Steuerungsmenü&lt;N&gt;(Optionen-&gt;Steuerung)" calcext:value-type="string">
            <text:p>Besuche das Steuerungsmenü&lt;N&gt;(Optionen-&gt;Steuerung)</text:p>
          </table:table-cell>
          <table:table-cell table:formula="of:=[.$C85]" office:value-type="string" office:string-value="Visit the controls menu (options-&amp;gt;controls)" calcext:value-type="string">
            <text:p>Visit the controls menu (options-&amp;gt;controls)</text:p>
          </table:table-cell>
          <table:table-cell table:number-columns-repeated="15"/>
          <table:table-cell table:formula="of:=[.$C85]" office:value-type="string" office:string-value="Visit the controls menu (options-&amp;gt;controls)" calcext:value-type="string">
            <text:p>Visit the controls menu (options-&amp;gt;controls)</text:p>
          </table:table-cell>
          <table:table-cell/>
          <table:table-cell table:formula="of:=INDIRECT(ADDRESS(MATCH([.$E85];ESFlag;1) ;2;1;1;[.$AK$1]))" office:value-type="string" office:string-value="Visita el menú de controles&lt;N&gt;(opciones-&gt;controles)" calcext:value-type="string">
            <text:p>Visita el menú de controles&lt;N&gt;(opciones-&gt;controles)</text:p>
          </table:table-cell>
          <table:table-cell table:number-columns-repeated="3"/>
          <table:table-cell table:formula="of:=INDIRECT(ADDRESS(MATCH([.$E85];ESFlag;1) ;2;1;1;[.$AK$1]))" office:value-type="string" office:string-value="Visita el menú de controles&lt;N&gt;(opciones-&gt;controles)" calcext:value-type="string">
            <text:p>Visita el menú de controles&lt;N&gt;(opciones-&gt;controles)</text:p>
          </table:table-cell>
          <table:table-cell table:number-columns-repeated="4"/>
          <table:table-cell table:formula="of:=INDIRECT(ADDRESS(MATCH([.$E85];FRFlag;1) ;2;1;1;[.$AT$1]))" office:value-type="string" office:string-value="Visiter le menu Contrôles&lt;N&gt;(options-&gt;contrôles)" calcext:value-type="string">
            <text:p>Visiter le menu Contrôles&lt;N&gt;(options-&gt;contrôles)</text:p>
          </table:table-cell>
          <table:table-cell table:number-columns-repeated="3"/>
          <table:table-cell table:formula="of:=INDIRECT(ADDRESS(MATCH([.$E85];FRFlag;1) ;2;1;1;[.$AT$1]))" office:value-type="string" office:string-value="Visiter le menu Contrôles&lt;N&gt;(options-&gt;contrôles)" calcext:value-type="string">
            <text:p>Visiter le menu Contrôles&lt;N&gt;(options-&gt;contrôles)</text:p>
          </table:table-cell>
          <table:table-cell table:number-columns-repeated="2"/>
          <table:table-cell table:formula="of:=INDIRECT(ADDRESS(MATCH([.$E85];ITFlag;1) ;2;1;1;[.$AX$1]))" office:value-type="string" office:string-value="Visita il menu dei controlli&lt;N&gt;(opzioni-&gt;controlli)" calcext:value-type="string">
            <text:p>Visita il menu dei controlli&lt;N&gt;(opzioni-&gt;controlli)</text:p>
          </table:table-cell>
          <table:table-cell table:formula="of:=INDIRECT(ADDRESS(MATCH([.$E85];ITFlag;1) ;2;1;1;[.$AX$1]))" office:value-type="string" office:string-value="Visita il menu dei controlli&lt;N&gt;(opzioni-&gt;controlli)" calcext:value-type="string">
            <text:p>Visita il menu dei controlli&lt;N&gt;(opzioni-&gt;controlli)</text:p>
          </table:table-cell>
          <table:table-cell table:formula="of:=INDIRECT(ADDRESS(MATCH([.$E85];JPFlag;1) ;2;1;1;[.$AZ$1]))" office:value-type="string" office:string-value="操作設定に移動した&lt;N&gt;（オプション-＞操作設定）" calcext:value-type="string">
            <text:p>操作設定に移動した&lt;N&gt;（オプション-＞操作設定）</text:p>
          </table:table-cell>
          <table:table-cell table:formula="of:=INDIRECT(ADDRESS(MATCH([.$E85];JPFlag;1) ;2;1;1;[.$AZ$1]))" office:value-type="string" office:string-value="操作設定に移動した&lt;N&gt;（オプション-＞操作設定）" calcext:value-type="string">
            <text:p>操作設定に移動した&lt;N&gt;（オプション-＞操作設定）</text:p>
          </table:table-cell>
          <table:table-cell table:formula="of:=INDIRECT(ADDRESS(MATCH([.$E85];KOFlag;1) ;2;1;1;[.$BB$1]))" office:value-type="string" office:string-value="조작 메뉴를 방문&lt;N&gt;(옵션-&gt;조작)" calcext:value-type="string">
            <text:p>조작 메뉴를 방문&lt;N&gt;(옵션-&gt;조작)</text:p>
          </table:table-cell>
          <table:table-cell table:formula="of:=INDIRECT(ADDRESS(MATCH([.$E85];KOFlag;1) ;2;1;1;[.$BB$1]))" office:value-type="string" office:string-value="조작 메뉴를 방문&lt;N&gt;(옵션-&gt;조작)" calcext:value-type="string">
            <text:p>조작 메뉴를 방문&lt;N&gt;(옵션-&gt;조작)</text:p>
          </table:table-cell>
          <table:table-cell table:number-columns-repeated="10"/>
          <table:table-cell table:formula="of:=INDIRECT(ADDRESS(MATCH([.$E85];RUFlag;1) ;2;1;1;[.$BN$1]))" office:value-type="string" office:string-value="Посетить меню управления&lt;N&gt;(опции-&gt;управление)" calcext:value-type="string">
            <text:p>Посетить меню управления&lt;N&gt;(опции-&gt;управление)</text:p>
          </table:table-cell>
          <table:table-cell table:formula="of:=INDIRECT(ADDRESS(MATCH([.$E85];RUFlag;1) ;2;1;1;[.$BN$1]))" office:value-type="string" office:string-value="Посетить меню управления&lt;N&gt;(опции-&gt;управление)" calcext:value-type="string">
            <text:p>Посетить меню управления&lt;N&gt;(опции-&gt;управление)</text:p>
          </table:table-cell>
          <table:table-cell table:number-columns-repeated="4"/>
          <table:table-cell table:formula="of:=INDIRECT(ADDRESS(MATCH([.$E85];ZHHansFlag;1) ;2;1;1;[.$BT$1]))" office:value-type="string" office:string-value="进入控制菜单&lt;N&gt;（选项-&gt;控制）" calcext:value-type="string">
            <text:p>进入控制菜单&lt;N&gt;（选项-&gt;控制）</text:p>
          </table:table-cell>
          <table:table-cell table:formula="of:=INDIRECT(ADDRESS(MATCH([.$E85];ZHHansFlag;1) ;2;1;1;[.$BT$1]))" office:value-type="string" office:string-value="进入控制菜单&lt;N&gt;（选项-&gt;控制）" calcext:value-type="string">
            <text:p>进入控制菜单&lt;N&gt;（选项-&gt;控制）</text:p>
          </table:table-cell>
          <table:table-cell table:formula="of:=INDIRECT(ADDRESS(MATCH([.$E85];ZHHantFlag;1) ;2;1;1;[.$BU$1]))" office:value-type="string" office:string-value="進入控制功能表&lt;N&gt;（選項-&gt;控制）" calcext:value-type="string">
            <text:p>進入控制功能表&lt;N&gt;（選項-&gt;控制）</text:p>
          </table:table-cell>
          <table:table-cell table:formula="of:=INDIRECT(ADDRESS(MATCH([.$E85];ZHHansFlag;1) ;2;1;1;[.$BT$1]))" office:value-type="string" office:string-value="进入控制菜单&lt;N&gt;（选项-&gt;控制）" calcext:value-type="string">
            <text:p>进入控制菜单&lt;N&gt;（选项-&gt;控制）</text:p>
          </table:table-cell>
          <table:table-cell table:formula="of:=INDIRECT(ADDRESS(MATCH([.$E85];ZHHantFlag;1) ;2;1;1;[.$BU$1]))" office:value-type="string" office:string-value="進入控制功能表&lt;N&gt;（選項-&gt;控制）" calcext:value-type="string">
            <text:p>進入控制功能表&lt;N&gt;（選項-&gt;控制）</text:p>
          </table:table-cell>
        </table:table-row>
        <table:table-row table:style-name="ro2">
          <table:table-cell office:value-type="string" calcext:value-type="string">
            <text:p>d6aa9323-7eed-4bee-9ae0-0326f0aa3830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Visit the tips menu (overworld-&amp;gt;tips)</text:p>
          </table:table-cell>
          <table:table-cell table:formula="of:=MATCH([.C86];Value;1)" office:value-type="float" office:value="60" calcext:value-type="float">
            <text:p>60</text:p>
          </table:table-cell>
          <table:table-cell table:formula="of:=INDIRECT(ADDRESS([.D86];1;1;1;&quot;en-US&quot;))" office:value-type="string" office:string-value="$ACHV_MENU_TIPS_DESC" calcext:value-type="string">
            <text:p>$ACHV_MENU_TIPS_DESC</text:p>
          </table:table-cell>
          <table:table-cell table:number-columns-repeated="5"/>
          <table:table-cell table:formula="of:=INDIRECT(ADDRESS(MATCH([.$E86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number-columns-repeated="2"/>
          <table:table-cell table:formula="of:=INDIRECT(ADDRESS(MATCH([.$E86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formula="of:=[.$C86]" office:value-type="string" office:string-value="Visit the tips menu (overworld-&amp;gt;tips)" calcext:value-type="string">
            <text:p>Visit the tips menu (overworld-&amp;gt;tips)</text:p>
          </table:table-cell>
          <table:table-cell table:number-columns-repeated="15"/>
          <table:table-cell table:formula="of:=[.$C86]" office:value-type="string" office:string-value="Visit the tips menu (overworld-&amp;gt;tips)" calcext:value-type="string">
            <text:p>Visit the tips menu (overworld-&amp;gt;tips)</text:p>
          </table:table-cell>
          <table:table-cell/>
          <table:table-cell table:formula="of:=INDIRECT(ADDRESS(MATCH([.$E86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3"/>
          <table:table-cell table:formula="of:=INDIRECT(ADDRESS(MATCH([.$E86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4"/>
          <table:table-cell table:formula="of:=INDIRECT(ADDRESS(MATCH([.$E86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3"/>
          <table:table-cell table:formula="of:=INDIRECT(ADDRESS(MATCH([.$E86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2"/>
          <table:table-cell table:formula="of:=INDIRECT(ADDRESS(MATCH([.$E86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86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86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86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86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formula="of:=INDIRECT(ADDRESS(MATCH([.$E86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number-columns-repeated="10"/>
          <table:table-cell table:formula="of:=INDIRECT(ADDRESS(MATCH([.$E86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formula="of:=INDIRECT(ADDRESS(MATCH([.$E86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number-columns-repeated="4"/>
          <table:table-cell table:formula="of:=INDIRECT(ADDRESS(MATCH([.$E86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86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86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  <table:table-cell table:formula="of:=INDIRECT(ADDRESS(MATCH([.$E86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86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</table:table-row>
        <table:table-row table:style-name="ro1">
          <table:table-cell office:value-type="string" calcext:value-type="string">
            <text:p>7ddacad7-7086-4165-9a21-beeb3023b569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Hit the Books</text:p>
          </table:table-cell>
          <table:table-cell table:formula="of:=MATCH([.C87];Value;1)" office:value-type="float" office:value="31" calcext:value-type="float">
            <text:p>31</text:p>
          </table:table-cell>
          <table:table-cell table:formula="of:=INDIRECT(ADDRESS([.D87];1;1;1;&quot;en-US&quot;))" office:value-type="string" office:string-value="$ACHV_MENU_TIPS_TITLE" calcext:value-type="string">
            <text:p>$ACHV_MENU_TIPS_TITLE</text:p>
          </table:table-cell>
          <table:table-cell table:number-columns-repeated="5"/>
          <table:table-cell table:formula="of:=INDIRECT(ADDRESS(MATCH([.$E87];DEFlag;1) ;2;1;1;[.$N$1]))" office:value-type="string" office:string-value="Bücher wälzen" calcext:value-type="string">
            <text:p>Bücher wälzen</text:p>
          </table:table-cell>
          <table:table-cell table:number-columns-repeated="2"/>
          <table:table-cell table:formula="of:=INDIRECT(ADDRESS(MATCH([.$E87];DEFlag;1) ;2;1;1;[.$N$1]))" office:value-type="string" office:string-value="Bücher wälzen" calcext:value-type="string">
            <text:p>Bücher wälzen</text:p>
          </table:table-cell>
          <table:table-cell table:formula="of:=[.$C87]" office:value-type="string" office:string-value="Hit the Books" calcext:value-type="string">
            <text:p>Hit the Books</text:p>
          </table:table-cell>
          <table:table-cell table:number-columns-repeated="15"/>
          <table:table-cell table:formula="of:=[.$C87]" office:value-type="string" office:string-value="Hit the Books" calcext:value-type="string">
            <text:p>Hit the Books</text:p>
          </table:table-cell>
          <table:table-cell/>
          <table:table-cell table:formula="of:=INDIRECT(ADDRESS(MATCH([.$E87];ESFlag;1) ;2;1;1;[.$AK$1]))" office:value-type="string" office:string-value="Hinca los codos" calcext:value-type="string">
            <text:p>Hinca los codos</text:p>
          </table:table-cell>
          <table:table-cell table:number-columns-repeated="3"/>
          <table:table-cell table:formula="of:=INDIRECT(ADDRESS(MATCH([.$E87];ESFlag;1) ;2;1;1;[.$AK$1]))" office:value-type="string" office:string-value="Hinca los codos" calcext:value-type="string">
            <text:p>Hinca los codos</text:p>
          </table:table-cell>
          <table:table-cell table:number-columns-repeated="4"/>
          <table:table-cell table:formula="of:=INDIRECT(ADDRESS(MATCH([.$E87];FRFlag;1) ;2;1;1;[.$AT$1]))" office:value-type="string" office:string-value="Le nez dans les bouquins" calcext:value-type="string">
            <text:p>Le nez dans les bouquins</text:p>
          </table:table-cell>
          <table:table-cell table:number-columns-repeated="3"/>
          <table:table-cell table:formula="of:=INDIRECT(ADDRESS(MATCH([.$E87];FRFlag;1) ;2;1;1;[.$AT$1]))" office:value-type="string" office:string-value="Le nez dans les bouquins" calcext:value-type="string">
            <text:p>Le nez dans les bouquins</text:p>
          </table:table-cell>
          <table:table-cell table:number-columns-repeated="2"/>
          <table:table-cell table:formula="of:=INDIRECT(ADDRESS(MATCH([.$E87];ITFlag;1) ;2;1;1;[.$AX$1]))" office:value-type="string" office:string-value="Studiando sodo" calcext:value-type="string">
            <text:p>Studiando sodo</text:p>
          </table:table-cell>
          <table:table-cell table:formula="of:=INDIRECT(ADDRESS(MATCH([.$E87];ITFlag;1) ;2;1;1;[.$AX$1]))" office:value-type="string" office:string-value="Studiando sodo" calcext:value-type="string">
            <text:p>Studiando sodo</text:p>
          </table:table-cell>
          <table:table-cell table:formula="of:=INDIRECT(ADDRESS(MATCH([.$E87];JPFlag;1) ;2;1;1;[.$AZ$1]))" office:value-type="string" office:string-value="本気で勉強" calcext:value-type="string">
            <text:p>本気で勉強</text:p>
          </table:table-cell>
          <table:table-cell table:formula="of:=INDIRECT(ADDRESS(MATCH([.$E87];JPFlag;1) ;2;1;1;[.$AZ$1]))" office:value-type="string" office:string-value="本気で勉強" calcext:value-type="string">
            <text:p>本気で勉強</text:p>
          </table:table-cell>
          <table:table-cell table:formula="of:=INDIRECT(ADDRESS(MATCH([.$E87];KOFlag;1) ;2;1;1;[.$BB$1]))" office:value-type="string" office:string-value="열공" calcext:value-type="string">
            <text:p>열공</text:p>
          </table:table-cell>
          <table:table-cell table:formula="of:=INDIRECT(ADDRESS(MATCH([.$E87];KOFlag;1) ;2;1;1;[.$BB$1]))" office:value-type="string" office:string-value="열공" calcext:value-type="string">
            <text:p>열공</text:p>
          </table:table-cell>
          <table:table-cell table:number-columns-repeated="10"/>
          <table:table-cell table:formula="of:=INDIRECT(ADDRESS(MATCH([.$E87];RUFlag;1) ;2;1;1;[.$BN$1]))" office:value-type="string" office:string-value="Засесть за книги" calcext:value-type="string">
            <text:p>Засесть за книги</text:p>
          </table:table-cell>
          <table:table-cell table:formula="of:=INDIRECT(ADDRESS(MATCH([.$E87];RUFlag;1) ;2;1;1;[.$BN$1]))" office:value-type="string" office:string-value="Засесть за книги" calcext:value-type="string">
            <text:p>Засесть за книги</text:p>
          </table:table-cell>
          <table:table-cell table:number-columns-repeated="4"/>
          <table:table-cell table:formula="of:=INDIRECT(ADDRESS(MATCH([.$E87];ZHHansFlag;1) ;2;1;1;[.$BT$1]))" office:value-type="string" office:string-value="努力学习" calcext:value-type="string">
            <text:p>努力学习</text:p>
          </table:table-cell>
          <table:table-cell table:formula="of:=INDIRECT(ADDRESS(MATCH([.$E87];ZHHansFlag;1) ;2;1;1;[.$BT$1]))" office:value-type="string" office:string-value="努力学习" calcext:value-type="string">
            <text:p>努力学习</text:p>
          </table:table-cell>
          <table:table-cell table:formula="of:=INDIRECT(ADDRESS(MATCH([.$E87];ZHHantFlag;1) ;2;1;1;[.$BU$1]))" office:value-type="string" office:string-value="努力學習" calcext:value-type="string">
            <text:p>努力學習</text:p>
          </table:table-cell>
          <table:table-cell table:formula="of:=INDIRECT(ADDRESS(MATCH([.$E87];ZHHansFlag;1) ;2;1;1;[.$BT$1]))" office:value-type="string" office:string-value="努力学习" calcext:value-type="string">
            <text:p>努力学习</text:p>
          </table:table-cell>
          <table:table-cell table:formula="of:=INDIRECT(ADDRESS(MATCH([.$E87];ZHHantFlag;1) ;2;1;1;[.$BU$1]))" office:value-type="string" office:string-value="努力學習" calcext:value-type="string">
            <text:p>努力學習</text:p>
          </table:table-cell>
        </table:table-row>
        <table:table-row table:style-name="ro2">
          <table:table-cell office:value-type="string" calcext:value-type="string">
            <text:p>671a00fa-6b12-4cb5-8c33-a5c0e27189b2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Visit the tips menu (overworld-&amp;gt;tips)</text:p>
          </table:table-cell>
          <table:table-cell table:formula="of:=MATCH([.C88];Value;1)" office:value-type="float" office:value="60" calcext:value-type="float">
            <text:p>60</text:p>
          </table:table-cell>
          <table:table-cell table:formula="of:=INDIRECT(ADDRESS([.D88];1;1;1;&quot;en-US&quot;))" office:value-type="string" office:string-value="$ACHV_MENU_TIPS_DESC" calcext:value-type="string">
            <text:p>$ACHV_MENU_TIPS_DESC</text:p>
          </table:table-cell>
          <table:table-cell table:number-columns-repeated="5"/>
          <table:table-cell table:formula="of:=INDIRECT(ADDRESS(MATCH([.$E88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number-columns-repeated="2"/>
          <table:table-cell table:formula="of:=INDIRECT(ADDRESS(MATCH([.$E88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formula="of:=[.$C88]" office:value-type="string" office:string-value="Visit the tips menu (overworld-&amp;gt;tips)" calcext:value-type="string">
            <text:p>Visit the tips menu (overworld-&amp;gt;tips)</text:p>
          </table:table-cell>
          <table:table-cell table:number-columns-repeated="15"/>
          <table:table-cell table:formula="of:=[.$C88]" office:value-type="string" office:string-value="Visit the tips menu (overworld-&amp;gt;tips)" calcext:value-type="string">
            <text:p>Visit the tips menu (overworld-&amp;gt;tips)</text:p>
          </table:table-cell>
          <table:table-cell/>
          <table:table-cell table:formula="of:=INDIRECT(ADDRESS(MATCH([.$E88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3"/>
          <table:table-cell table:formula="of:=INDIRECT(ADDRESS(MATCH([.$E88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4"/>
          <table:table-cell table:formula="of:=INDIRECT(ADDRESS(MATCH([.$E88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3"/>
          <table:table-cell table:formula="of:=INDIRECT(ADDRESS(MATCH([.$E88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2"/>
          <table:table-cell table:formula="of:=INDIRECT(ADDRESS(MATCH([.$E88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88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88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88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88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formula="of:=INDIRECT(ADDRESS(MATCH([.$E88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number-columns-repeated="10"/>
          <table:table-cell table:formula="of:=INDIRECT(ADDRESS(MATCH([.$E88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formula="of:=INDIRECT(ADDRESS(MATCH([.$E88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number-columns-repeated="4"/>
          <table:table-cell table:formula="of:=INDIRECT(ADDRESS(MATCH([.$E88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88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88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  <table:table-cell table:formula="of:=INDIRECT(ADDRESS(MATCH([.$E88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88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</table:table-row>
        <table:table-row table:style-name="ro1">
          <table:table-cell office:value-type="string" calcext:value-type="string">
            <text:p>6eb240c1-93bf-4b3e-8419-c22efda019ec</text:p>
          </table:table-cell>
          <table:table-cell office:value-type="string" calcext:value-type="string">
            <text:p>Achievement Description</text:p>
          </table:table-cell>
          <table:table-cell office:value-type="string" calcext:value-type="string">
            <text:p>Use an advanced targeting option</text:p>
          </table:table-cell>
          <table:table-cell table:formula="of:=MATCH([.C89];Value;1)" office:value-type="float" office:value="57" calcext:value-type="float">
            <text:p>57</text:p>
          </table:table-cell>
          <table:table-cell table:formula="of:=INDIRECT(ADDRESS([.D89];1;1;1;&quot;en-US&quot;))" office:value-type="string" office:string-value="$ACHV_USE_TARGETS_DESC" calcext:value-type="string">
            <text:p>$ACHV_USE_TARGETS_DESC</text:p>
          </table:table-cell>
          <table:table-cell table:number-columns-repeated="5"/>
          <table:table-cell table:formula="of:=INDIRECT(ADDRESS(MATCH([.$E89];DEFlag;1) ;2;1;1;[.$N$1]))" office:value-type="string" office:string-value="Benutze eine erweiterte Zielfunktion" calcext:value-type="string">
            <text:p>Benutze eine erweiterte Zielfunktion</text:p>
          </table:table-cell>
          <table:table-cell table:number-columns-repeated="2"/>
          <table:table-cell table:formula="of:=INDIRECT(ADDRESS(MATCH([.$E89];DEFlag;1) ;2;1;1;[.$N$1]))" office:value-type="string" office:string-value="Benutze eine erweiterte Zielfunktion" calcext:value-type="string">
            <text:p>Benutze eine erweiterte Zielfunktion</text:p>
          </table:table-cell>
          <table:table-cell table:formula="of:=[.$C89]" office:value-type="string" office:string-value="Use an advanced targeting option" calcext:value-type="string">
            <text:p>Use an advanced targeting option</text:p>
          </table:table-cell>
          <table:table-cell table:number-columns-repeated="15"/>
          <table:table-cell table:formula="of:=[.$C89]" office:value-type="string" office:string-value="Use an advanced targeting option" calcext:value-type="string">
            <text:p>Use an advanced targeting option</text:p>
          </table:table-cell>
          <table:table-cell/>
          <table:table-cell table:formula="of:=INDIRECT(ADDRESS(MATCH([.$E89];ESFlag;1) ;2;1;1;[.$AK$1]))" office:value-type="string" office:string-value="Usa una opción de fijación de objetivo avanzada" calcext:value-type="string">
            <text:p>Usa una opción de fijación de objetivo avanzada</text:p>
          </table:table-cell>
          <table:table-cell table:number-columns-repeated="3"/>
          <table:table-cell table:formula="of:=INDIRECT(ADDRESS(MATCH([.$E89];ESFlag;1) ;2;1;1;[.$AK$1]))" office:value-type="string" office:string-value="Usa una opción de fijación de objetivo avanzada" calcext:value-type="string">
            <text:p>Usa una opción de fijación de objetivo avanzada</text:p>
          </table:table-cell>
          <table:table-cell table:number-columns-repeated="4"/>
          <table:table-cell table:formula="of:=INDIRECT(ADDRESS(MATCH([.$E89];FRFlag;1) ;2;1;1;[.$AT$1]))" office:value-type="string" office:string-value="Utiliser une option de ciblage avancé" calcext:value-type="string">
            <text:p>Utiliser une option de ciblage avancé</text:p>
          </table:table-cell>
          <table:table-cell table:number-columns-repeated="3"/>
          <table:table-cell table:formula="of:=INDIRECT(ADDRESS(MATCH([.$E89];FRFlag;1) ;2;1;1;[.$AT$1]))" office:value-type="string" office:string-value="Utiliser une option de ciblage avancé" calcext:value-type="string">
            <text:p>Utiliser une option de ciblage avancé</text:p>
          </table:table-cell>
          <table:table-cell table:number-columns-repeated="2"/>
          <table:table-cell table:formula="of:=INDIRECT(ADDRESS(MATCH([.$E89];ITFlag;1) ;2;1;1;[.$AX$1]))" office:value-type="string" office:string-value="Usa un'opzione di attacco avanzato" calcext:value-type="string">
            <text:p>Usa un'opzione di attacco avanzato</text:p>
          </table:table-cell>
          <table:table-cell table:formula="of:=INDIRECT(ADDRESS(MATCH([.$E89];ITFlag;1) ;2;1;1;[.$AX$1]))" office:value-type="string" office:string-value="Usa un'opzione di attacco avanzato" calcext:value-type="string">
            <text:p>Usa un'opzione di attacco avanzato</text:p>
          </table:table-cell>
          <table:table-cell table:formula="of:=INDIRECT(ADDRESS(MATCH([.$E89];JPFlag;1) ;2;1;1;[.$AZ$1]))" office:value-type="string" office:string-value="上級ターゲティング設定を使った" calcext:value-type="string">
            <text:p>上級ターゲティング設定を使った</text:p>
          </table:table-cell>
          <table:table-cell table:formula="of:=INDIRECT(ADDRESS(MATCH([.$E89];JPFlag;1) ;2;1;1;[.$AZ$1]))" office:value-type="string" office:string-value="上級ターゲティング設定を使った" calcext:value-type="string">
            <text:p>上級ターゲティング設定を使った</text:p>
          </table:table-cell>
          <table:table-cell table:formula="of:=INDIRECT(ADDRESS(MATCH([.$E89];KOFlag;1) ;2;1;1;[.$BB$1]))" office:value-type="string" office:string-value="고급 목표 설정을 사용" calcext:value-type="string">
            <text:p>고급 목표 설정을 사용</text:p>
          </table:table-cell>
          <table:table-cell table:formula="of:=INDIRECT(ADDRESS(MATCH([.$E89];KOFlag;1) ;2;1;1;[.$BB$1]))" office:value-type="string" office:string-value="고급 목표 설정을 사용" calcext:value-type="string">
            <text:p>고급 목표 설정을 사용</text:p>
          </table:table-cell>
          <table:table-cell table:number-columns-repeated="10"/>
          <table:table-cell table:formula="of:=INDIRECT(ADDRESS(MATCH([.$E89];RUFlag;1) ;2;1;1;[.$BN$1]))" office:value-type="string" office:string-value="Использовать продвинутые настройки прицеливания" calcext:value-type="string">
            <text:p>Использовать продвинутые настройки прицеливания</text:p>
          </table:table-cell>
          <table:table-cell table:formula="of:=INDIRECT(ADDRESS(MATCH([.$E89];RUFlag;1) ;2;1;1;[.$BN$1]))" office:value-type="string" office:string-value="Использовать продвинутые настройки прицеливания" calcext:value-type="string">
            <text:p>Использовать продвинутые настройки прицеливания</text:p>
          </table:table-cell>
          <table:table-cell table:number-columns-repeated="4"/>
          <table:table-cell table:formula="of:=INDIRECT(ADDRESS(MATCH([.$E89];ZHHansFlag;1) ;2;1;1;[.$BT$1]))" office:value-type="string" office:string-value="使用高级瞄准选项" calcext:value-type="string">
            <text:p>使用高级瞄准选项</text:p>
          </table:table-cell>
          <table:table-cell table:formula="of:=INDIRECT(ADDRESS(MATCH([.$E89];ZHHansFlag;1) ;2;1;1;[.$BT$1]))" office:value-type="string" office:string-value="使用高级瞄准选项" calcext:value-type="string">
            <text:p>使用高级瞄准选项</text:p>
          </table:table-cell>
          <table:table-cell table:formula="of:=INDIRECT(ADDRESS(MATCH([.$E89];ZHHantFlag;1) ;2;1;1;[.$BU$1]))" office:value-type="string" office:string-value="使用高級瞄準選項" calcext:value-type="string">
            <text:p>使用高級瞄準選項</text:p>
          </table:table-cell>
          <table:table-cell table:formula="of:=INDIRECT(ADDRESS(MATCH([.$E89];ZHHansFlag;1) ;2;1;1;[.$BT$1]))" office:value-type="string" office:string-value="使用高级瞄准选项" calcext:value-type="string">
            <text:p>使用高级瞄准选项</text:p>
          </table:table-cell>
          <table:table-cell table:formula="of:=INDIRECT(ADDRESS(MATCH([.$E89];ZHHantFlag;1) ;2;1;1;[.$BU$1]))" office:value-type="string" office:string-value="使用高級瞄準選項" calcext:value-type="string">
            <text:p>使用高級瞄準選項</text:p>
          </table:table-cell>
        </table:table-row>
        <table:table-row table:style-name="ro1">
          <table:table-cell office:value-type="string" calcext:value-type="string">
            <text:p>168b55c8-4339-414c-947a-65a0e643f27f</text:p>
          </table:table-cell>
          <table:table-cell office:value-type="string" calcext:value-type="string">
            <text:p>Achievement Name</text:p>
          </table:table-cell>
          <table:table-cell office:value-type="string" calcext:value-type="string">
            <text:p>Precision Targeting</text:p>
          </table:table-cell>
          <table:table-cell table:formula="of:=MATCH([.C90];Value;1)" office:value-type="float" office:value="45" calcext:value-type="float">
            <text:p>45</text:p>
          </table:table-cell>
          <table:table-cell table:formula="of:=INDIRECT(ADDRESS([.D90];1;1;1;&quot;en-US&quot;))" office:value-type="string" office:string-value="$ACHV_USE_TARGETS_TITLE" calcext:value-type="string">
            <text:p>$ACHV_USE_TARGETS_TITLE</text:p>
          </table:table-cell>
          <table:table-cell table:number-columns-repeated="5"/>
          <table:table-cell table:formula="of:=INDIRECT(ADDRESS(MATCH([.$E90];DEFlag;1) ;2;1;1;[.$N$1]))" office:value-type="string" office:string-value="Präzisionszielen" calcext:value-type="string">
            <text:p>Präzisionszielen</text:p>
          </table:table-cell>
          <table:table-cell table:number-columns-repeated="2"/>
          <table:table-cell table:formula="of:=INDIRECT(ADDRESS(MATCH([.$E90];DEFlag;1) ;2;1;1;[.$N$1]))" office:value-type="string" office:string-value="Präzisionszielen" calcext:value-type="string">
            <text:p>Präzisionszielen</text:p>
          </table:table-cell>
          <table:table-cell table:formula="of:=[.$C90]" office:value-type="string" office:string-value="Precision Targeting" calcext:value-type="string">
            <text:p>Precision Targeting</text:p>
          </table:table-cell>
          <table:table-cell table:number-columns-repeated="15"/>
          <table:table-cell table:formula="of:=[.$C90]" office:value-type="string" office:string-value="Precision Targeting" calcext:value-type="string">
            <text:p>Precision Targeting</text:p>
          </table:table-cell>
          <table:table-cell/>
          <table:table-cell table:formula="of:=INDIRECT(ADDRESS(MATCH([.$E90];ESFlag;1) ;2;1;1;[.$AK$1]))" office:value-type="string" office:string-value="Fijación exacta de objetivo" calcext:value-type="string">
            <text:p>Fijación exacta de objetivo</text:p>
          </table:table-cell>
          <table:table-cell table:number-columns-repeated="3"/>
          <table:table-cell table:formula="of:=INDIRECT(ADDRESS(MATCH([.$E90];ESFlag;1) ;2;1;1;[.$AK$1]))" office:value-type="string" office:string-value="Fijación exacta de objetivo" calcext:value-type="string">
            <text:p>Fijación exacta de objetivo</text:p>
          </table:table-cell>
          <table:table-cell table:number-columns-repeated="4"/>
          <table:table-cell table:formula="of:=INDIRECT(ADDRESS(MATCH([.$E90];FRFlag;1) ;2;1;1;[.$AT$1]))" office:value-type="string" office:string-value="Ciblage de précision" calcext:value-type="string">
            <text:p>Ciblage de précision</text:p>
          </table:table-cell>
          <table:table-cell table:number-columns-repeated="3"/>
          <table:table-cell table:formula="of:=INDIRECT(ADDRESS(MATCH([.$E90];FRFlag;1) ;2;1;1;[.$AT$1]))" office:value-type="string" office:string-value="Ciblage de précision" calcext:value-type="string">
            <text:p>Ciblage de précision</text:p>
          </table:table-cell>
          <table:table-cell table:number-columns-repeated="2"/>
          <table:table-cell table:formula="of:=INDIRECT(ADDRESS(MATCH([.$E90];ITFlag;1) ;2;1;1;[.$AX$1]))" office:value-type="string" office:string-value="Puntamento di precisione" calcext:value-type="string">
            <text:p>Puntamento di precisione</text:p>
          </table:table-cell>
          <table:table-cell table:formula="of:=INDIRECT(ADDRESS(MATCH([.$E90];ITFlag;1) ;2;1;1;[.$AX$1]))" office:value-type="string" office:string-value="Puntamento di precisione" calcext:value-type="string">
            <text:p>Puntamento di precisione</text:p>
          </table:table-cell>
          <table:table-cell table:formula="of:=INDIRECT(ADDRESS(MATCH([.$E90];JPFlag;1) ;2;1;1;[.$AZ$1]))" office:value-type="string" office:string-value="高精度ターゲティング" calcext:value-type="string">
            <text:p>高精度ターゲティング</text:p>
          </table:table-cell>
          <table:table-cell table:formula="of:=INDIRECT(ADDRESS(MATCH([.$E90];JPFlag;1) ;2;1;1;[.$AZ$1]))" office:value-type="string" office:string-value="高精度ターゲティング" calcext:value-type="string">
            <text:p>高精度ターゲティング</text:p>
          </table:table-cell>
          <table:table-cell table:formula="of:=INDIRECT(ADDRESS(MATCH([.$E90];KOFlag;1) ;2;1;1;[.$BB$1]))" office:value-type="string" office:string-value="정밀한 조준" calcext:value-type="string">
            <text:p>정밀한 조준</text:p>
          </table:table-cell>
          <table:table-cell table:formula="of:=INDIRECT(ADDRESS(MATCH([.$E90];KOFlag;1) ;2;1;1;[.$BB$1]))" office:value-type="string" office:string-value="정밀한 조준" calcext:value-type="string">
            <text:p>정밀한 조준</text:p>
          </table:table-cell>
          <table:table-cell table:number-columns-repeated="10"/>
          <table:table-cell table:formula="of:=INDIRECT(ADDRESS(MATCH([.$E90];RUFlag;1) ;2;1;1;[.$BN$1]))" office:value-type="string" office:string-value="Точное прицеливание" calcext:value-type="string">
            <text:p>Точное прицеливание</text:p>
          </table:table-cell>
          <table:table-cell table:formula="of:=INDIRECT(ADDRESS(MATCH([.$E90];RUFlag;1) ;2;1;1;[.$BN$1]))" office:value-type="string" office:string-value="Точное прицеливание" calcext:value-type="string">
            <text:p>Точное прицеливание</text:p>
          </table:table-cell>
          <table:table-cell table:number-columns-repeated="4"/>
          <table:table-cell table:formula="of:=INDIRECT(ADDRESS(MATCH([.$E90];ZHHansFlag;1) ;2;1;1;[.$BT$1]))" office:value-type="string" office:string-value="精确瞄准" calcext:value-type="string">
            <text:p>精确瞄准</text:p>
          </table:table-cell>
          <table:table-cell table:formula="of:=INDIRECT(ADDRESS(MATCH([.$E90];ZHHansFlag;1) ;2;1;1;[.$BT$1]))" office:value-type="string" office:string-value="精确瞄准" calcext:value-type="string">
            <text:p>精确瞄准</text:p>
          </table:table-cell>
          <table:table-cell table:formula="of:=INDIRECT(ADDRESS(MATCH([.$E90];ZHHantFlag;1) ;2;1;1;[.$BU$1]))" office:value-type="string" office:string-value="精確瞄準" calcext:value-type="string">
            <text:p>精確瞄準</text:p>
          </table:table-cell>
          <table:table-cell table:formula="of:=INDIRECT(ADDRESS(MATCH([.$E90];ZHHansFlag;1) ;2;1;1;[.$BT$1]))" office:value-type="string" office:string-value="精确瞄准" calcext:value-type="string">
            <text:p>精确瞄准</text:p>
          </table:table-cell>
          <table:table-cell table:formula="of:=INDIRECT(ADDRESS(MATCH([.$E90];ZHHantFlag;1) ;2;1;1;[.$BU$1]))" office:value-type="string" office:string-value="精確瞄準" calcext:value-type="string">
            <text:p>精確瞄準</text:p>
          </table:table-cell>
        </table:table-row>
        <table:table-row table:style-name="ro1">
          <table:table-cell office:value-type="string" calcext:value-type="string">
            <text:p>a22eaef2-df3b-4daa-b282-a0032f376713</text:p>
          </table:table-cell>
          <table:table-cell office:value-type="string" calcext:value-type="string">
            <text:p>Achievement NotAchievedDescription</text:p>
          </table:table-cell>
          <table:table-cell office:value-type="string" calcext:value-type="string">
            <text:p>Use an advanced targeting option</text:p>
          </table:table-cell>
          <table:table-cell table:formula="of:=MATCH([.C91];Value;1)" office:value-type="float" office:value="57" calcext:value-type="float">
            <text:p>57</text:p>
          </table:table-cell>
          <table:table-cell table:formula="of:=INDIRECT(ADDRESS([.D91];1;1;1;&quot;en-US&quot;))" office:value-type="string" office:string-value="$ACHV_USE_TARGETS_DESC" calcext:value-type="string">
            <text:p>$ACHV_USE_TARGETS_DESC</text:p>
          </table:table-cell>
          <table:table-cell table:number-columns-repeated="5"/>
          <table:table-cell table:formula="of:=INDIRECT(ADDRESS(MATCH([.$E91];DEFlag;1) ;2;1;1;[.$N$1]))" office:value-type="string" office:string-value="Benutze eine erweiterte Zielfunktion" calcext:value-type="string">
            <text:p>Benutze eine erweiterte Zielfunktion</text:p>
          </table:table-cell>
          <table:table-cell table:number-columns-repeated="2"/>
          <table:table-cell table:formula="of:=INDIRECT(ADDRESS(MATCH([.$E91];DEFlag;1) ;2;1;1;[.$N$1]))" office:value-type="string" office:string-value="Benutze eine erweiterte Zielfunktion" calcext:value-type="string">
            <text:p>Benutze eine erweiterte Zielfunktion</text:p>
          </table:table-cell>
          <table:table-cell table:formula="of:=[.$C91]" office:value-type="string" office:string-value="Use an advanced targeting option" calcext:value-type="string">
            <text:p>Use an advanced targeting option</text:p>
          </table:table-cell>
          <table:table-cell table:number-columns-repeated="15"/>
          <table:table-cell table:formula="of:=[.$C91]" office:value-type="string" office:string-value="Use an advanced targeting option" calcext:value-type="string">
            <text:p>Use an advanced targeting option</text:p>
          </table:table-cell>
          <table:table-cell/>
          <table:table-cell table:formula="of:=INDIRECT(ADDRESS(MATCH([.$E91];ESFlag;1) ;2;1;1;[.$AK$1]))" office:value-type="string" office:string-value="Usa una opción de fijación de objetivo avanzada" calcext:value-type="string">
            <text:p>Usa una opción de fijación de objetivo avanzada</text:p>
          </table:table-cell>
          <table:table-cell table:number-columns-repeated="3"/>
          <table:table-cell table:formula="of:=INDIRECT(ADDRESS(MATCH([.$E91];ESFlag;1) ;2;1;1;[.$AK$1]))" office:value-type="string" office:string-value="Usa una opción de fijación de objetivo avanzada" calcext:value-type="string">
            <text:p>Usa una opción de fijación de objetivo avanzada</text:p>
          </table:table-cell>
          <table:table-cell table:number-columns-repeated="4"/>
          <table:table-cell table:formula="of:=INDIRECT(ADDRESS(MATCH([.$E91];FRFlag;1) ;2;1;1;[.$AT$1]))" office:value-type="string" office:string-value="Utiliser une option de ciblage avancé" calcext:value-type="string">
            <text:p>Utiliser une option de ciblage avancé</text:p>
          </table:table-cell>
          <table:table-cell table:number-columns-repeated="3"/>
          <table:table-cell table:formula="of:=INDIRECT(ADDRESS(MATCH([.$E91];FRFlag;1) ;2;1;1;[.$AT$1]))" office:value-type="string" office:string-value="Utiliser une option de ciblage avancé" calcext:value-type="string">
            <text:p>Utiliser une option de ciblage avancé</text:p>
          </table:table-cell>
          <table:table-cell table:number-columns-repeated="2"/>
          <table:table-cell table:formula="of:=INDIRECT(ADDRESS(MATCH([.$E91];ITFlag;1) ;2;1;1;[.$AX$1]))" office:value-type="string" office:string-value="Usa un'opzione di attacco avanzato" calcext:value-type="string">
            <text:p>Usa un'opzione di attacco avanzato</text:p>
          </table:table-cell>
          <table:table-cell table:formula="of:=INDIRECT(ADDRESS(MATCH([.$E91];ITFlag;1) ;2;1;1;[.$AX$1]))" office:value-type="string" office:string-value="Usa un'opzione di attacco avanzato" calcext:value-type="string">
            <text:p>Usa un'opzione di attacco avanzato</text:p>
          </table:table-cell>
          <table:table-cell table:formula="of:=INDIRECT(ADDRESS(MATCH([.$E91];JPFlag;1) ;2;1;1;[.$AZ$1]))" office:value-type="string" office:string-value="上級ターゲティング設定を使った" calcext:value-type="string">
            <text:p>上級ターゲティング設定を使った</text:p>
          </table:table-cell>
          <table:table-cell table:formula="of:=INDIRECT(ADDRESS(MATCH([.$E91];JPFlag;1) ;2;1;1;[.$AZ$1]))" office:value-type="string" office:string-value="上級ターゲティング設定を使った" calcext:value-type="string">
            <text:p>上級ターゲティング設定を使った</text:p>
          </table:table-cell>
          <table:table-cell table:formula="of:=INDIRECT(ADDRESS(MATCH([.$E91];KOFlag;1) ;2;1;1;[.$BB$1]))" office:value-type="string" office:string-value="고급 목표 설정을 사용" calcext:value-type="string">
            <text:p>고급 목표 설정을 사용</text:p>
          </table:table-cell>
          <table:table-cell table:formula="of:=INDIRECT(ADDRESS(MATCH([.$E91];KOFlag;1) ;2;1;1;[.$BB$1]))" office:value-type="string" office:string-value="고급 목표 설정을 사용" calcext:value-type="string">
            <text:p>고급 목표 설정을 사용</text:p>
          </table:table-cell>
          <table:table-cell table:number-columns-repeated="10"/>
          <table:table-cell table:formula="of:=INDIRECT(ADDRESS(MATCH([.$E91];RUFlag;1) ;2;1;1;[.$BN$1]))" office:value-type="string" office:string-value="Использовать продвинутые настройки прицеливания" calcext:value-type="string">
            <text:p>Использовать продвинутые настройки прицеливания</text:p>
          </table:table-cell>
          <table:table-cell table:formula="of:=INDIRECT(ADDRESS(MATCH([.$E91];RUFlag;1) ;2;1;1;[.$BN$1]))" office:value-type="string" office:string-value="Использовать продвинутые настройки прицеливания" calcext:value-type="string">
            <text:p>Использовать продвинутые настройки прицеливания</text:p>
          </table:table-cell>
          <table:table-cell table:number-columns-repeated="4"/>
          <table:table-cell table:formula="of:=INDIRECT(ADDRESS(MATCH([.$E91];ZHHansFlag;1) ;2;1;1;[.$BT$1]))" office:value-type="string" office:string-value="使用高级瞄准选项" calcext:value-type="string">
            <text:p>使用高级瞄准选项</text:p>
          </table:table-cell>
          <table:table-cell table:formula="of:=INDIRECT(ADDRESS(MATCH([.$E91];ZHHansFlag;1) ;2;1;1;[.$BT$1]))" office:value-type="string" office:string-value="使用高级瞄准选项" calcext:value-type="string">
            <text:p>使用高级瞄准选项</text:p>
          </table:table-cell>
          <table:table-cell table:formula="of:=INDIRECT(ADDRESS(MATCH([.$E91];ZHHantFlag;1) ;2;1;1;[.$BU$1]))" office:value-type="string" office:string-value="使用高級瞄準選項" calcext:value-type="string">
            <text:p>使用高級瞄準選項</text:p>
          </table:table-cell>
          <table:table-cell table:formula="of:=INDIRECT(ADDRESS(MATCH([.$E91];ZHHansFlag;1) ;2;1;1;[.$BT$1]))" office:value-type="string" office:string-value="使用高级瞄准选项" calcext:value-type="string">
            <text:p>使用高级瞄准选项</text:p>
          </table:table-cell>
          <table:table-cell table:formula="of:=INDIRECT(ADDRESS(MATCH([.$E91];ZHHantFlag;1) ;2;1;1;[.$BU$1]))" office:value-type="string" office:string-value="使用高級瞄準選項" calcext:value-type="string">
            <text:p>使用高級瞄準選項</text:p>
          </table:table-cell>
        </table:table-row>
        <table:table-row table:style-name="ro2">
          <table:table-cell office:value-type="string" calcext:value-type="string">
            <text:p>32bb8d03-9306-4f26-8773-bf633c690963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Seems like a friendly guy.</text:p>
          </table:table-cell>
          <table:table-cell table:formula="of:=MATCH([.C92];Value;1)" office:value-type="float" office:value="47" calcext:value-type="float">
            <text:p>47</text:p>
          </table:table-cell>
          <table:table-cell table:formula="of:=INDIRECT(ADDRESS([.D92];1;1;1;&quot;en-US&quot;))" office:value-type="string" office:string-value="$ACHV_ENDLESS_100_NORMAL_DESC" calcext:value-type="string">
            <text:p>$ACHV_ENDLESS_100_NORMAL_DESC</text:p>
          </table:table-cell>
          <table:table-cell table:number-columns-repeated="5"/>
          <table:table-cell table:formula="of:=INDIRECT(ADDRESS(MATCH([.$E92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number-columns-repeated="2"/>
          <table:table-cell table:formula="of:=INDIRECT(ADDRESS(MATCH([.$E92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formula="of:=[.$C92]" office:value-type="string" office:string-value="Seems like a friendly guy." calcext:value-type="string">
            <text:p>Seems like a friendly guy.</text:p>
          </table:table-cell>
          <table:table-cell table:number-columns-repeated="15"/>
          <table:table-cell table:formula="of:=[.$C92]" office:value-type="string" office:string-value="Seems like a friendly guy." calcext:value-type="string">
            <text:p>Seems like a friendly guy.</text:p>
          </table:table-cell>
          <table:table-cell/>
          <table:table-cell table:formula="of:=INDIRECT(ADDRESS(MATCH([.$E92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3"/>
          <table:table-cell table:formula="of:=INDIRECT(ADDRESS(MATCH([.$E92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4"/>
          <table:table-cell table:formula="of:=INDIRECT(ADDRESS(MATCH([.$E92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3"/>
          <table:table-cell table:formula="of:=INDIRECT(ADDRESS(MATCH([.$E92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2"/>
          <table:table-cell table:formula="of:=INDIRECT(ADDRESS(MATCH([.$E92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92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92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92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92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formula="of:=INDIRECT(ADDRESS(MATCH([.$E92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number-columns-repeated="10"/>
          <table:table-cell table:formula="of:=INDIRECT(ADDRESS(MATCH([.$E92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formula="of:=INDIRECT(ADDRESS(MATCH([.$E92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number-columns-repeated="4"/>
          <table:table-cell table:formula="of:=INDIRECT(ADDRESS(MATCH([.$E92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92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92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  <table:table-cell table:formula="of:=INDIRECT(ADDRESS(MATCH([.$E92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92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</table:table-row>
        <table:table-row table:style-name="ro1">
          <table:table-cell office:value-type="string" calcext:value-type="string">
            <text:p>fbd97e26-2a70-410e-b553-db71d9eeef2f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Eztli's Throne</text:p>
          </table:table-cell>
          <table:table-cell table:formula="of:=MATCH([.C93];Value;1)" office:value-type="float" office:value="27" calcext:value-type="float">
            <text:p>27</text:p>
          </table:table-cell>
          <table:table-cell table:formula="of:=INDIRECT(ADDRESS([.D93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93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93];DEFlag;1) ;2;1;1;[.$N$1]))" office:value-type="string" office:string-value="Ausdauer" calcext:value-type="string">
            <text:p>Ausdauer</text:p>
          </table:table-cell>
          <table:table-cell table:formula="of:=[.$C93]" office:value-type="string" office:string-value="Eztli's Throne" calcext:value-type="string">
            <text:p>Eztli's Throne</text:p>
          </table:table-cell>
          <table:table-cell table:number-columns-repeated="15"/>
          <table:table-cell table:formula="of:=[.$C93]" office:value-type="string" office:string-value="Eztli's Throne" calcext:value-type="string">
            <text:p>Eztli's Throne</text:p>
          </table:table-cell>
          <table:table-cell/>
          <table:table-cell table:formula="of:=INDIRECT(ADDRESS(MATCH([.$E93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93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93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93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93];ITFlag;1) ;2;1;1;[.$AX$1]))" office:value-type="string" office:string-value="Resistenza" calcext:value-type="string">
            <text:p>Resistenza</text:p>
          </table:table-cell>
          <table:table-cell table:formula="of:=INDIRECT(ADDRESS(MATCH([.$E93];ITFlag;1) ;2;1;1;[.$AX$1]))" office:value-type="string" office:string-value="Resistenza" calcext:value-type="string">
            <text:p>Resistenza</text:p>
          </table:table-cell>
          <table:table-cell table:formula="of:=INDIRECT(ADDRESS(MATCH([.$E93];JPFlag;1) ;2;1;1;[.$AZ$1]))" office:value-type="string" office:string-value="持久力" calcext:value-type="string">
            <text:p>持久力</text:p>
          </table:table-cell>
          <table:table-cell table:formula="of:=INDIRECT(ADDRESS(MATCH([.$E93];JPFlag;1) ;2;1;1;[.$AZ$1]))" office:value-type="string" office:string-value="持久力" calcext:value-type="string">
            <text:p>持久力</text:p>
          </table:table-cell>
          <table:table-cell table:formula="of:=INDIRECT(ADDRESS(MATCH([.$E93];KOFlag;1) ;2;1;1;[.$BB$1]))" office:value-type="string" office:string-value="인내심" calcext:value-type="string">
            <text:p>인내심</text:p>
          </table:table-cell>
          <table:table-cell table:formula="of:=INDIRECT(ADDRESS(MATCH([.$E93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93];RUFlag;1) ;2;1;1;[.$BN$1]))" office:value-type="string" office:string-value="Терпение" calcext:value-type="string">
            <text:p>Терпение</text:p>
          </table:table-cell>
          <table:table-cell table:formula="of:=INDIRECT(ADDRESS(MATCH([.$E93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93];ZHHansFlag;1) ;2;1;1;[.$BT$1]))" office:value-type="string" office:string-value="忍耐" calcext:value-type="string">
            <text:p>忍耐</text:p>
          </table:table-cell>
          <table:table-cell table:formula="of:=INDIRECT(ADDRESS(MATCH([.$E93];ZHHansFlag;1) ;2;1;1;[.$BT$1]))" office:value-type="string" office:string-value="忍耐" calcext:value-type="string">
            <text:p>忍耐</text:p>
          </table:table-cell>
          <table:table-cell table:formula="of:=INDIRECT(ADDRESS(MATCH([.$E93];ZHHantFlag;1) ;2;1;1;[.$BU$1]))" office:value-type="string" office:string-value="忍耐" calcext:value-type="string">
            <text:p>忍耐</text:p>
          </table:table-cell>
          <table:table-cell table:formula="of:=INDIRECT(ADDRESS(MATCH([.$E93];ZHHansFlag;1) ;2;1;1;[.$BT$1]))" office:value-type="string" office:string-value="忍耐" calcext:value-type="string">
            <text:p>忍耐</text:p>
          </table:table-cell>
          <table:table-cell table:formula="of:=INDIRECT(ADDRESS(MATCH([.$E93];ZHHantFlag;1) ;2;1;1;[.$BU$1]))" office:value-type="string" office:string-value="忍耐" calcext:value-type="string">
            <text:p>忍耐</text:p>
          </table:table-cell>
        </table:table-row>
        <table:table-row table:style-name="ro2">
          <table:table-cell office:value-type="string" calcext:value-type="string">
            <text:p>c63f210b-5a85-4d31-b8bd-3bab93102190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Where they keep all the royal records.</text:p>
          </table:table-cell>
          <table:table-cell table:formula="of:=MATCH([.C94];Value;1)" office:value-type="float" office:value="60" calcext:value-type="float">
            <text:p>60</text:p>
          </table:table-cell>
          <table:table-cell table:formula="of:=INDIRECT(ADDRESS([.D94];1;1;1;&quot;en-US&quot;))" office:value-type="string" office:string-value="$ACHV_MENU_TIPS_DESC" calcext:value-type="string">
            <text:p>$ACHV_MENU_TIPS_DESC</text:p>
          </table:table-cell>
          <table:table-cell table:number-columns-repeated="5"/>
          <table:table-cell table:formula="of:=INDIRECT(ADDRESS(MATCH([.$E94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number-columns-repeated="2"/>
          <table:table-cell table:formula="of:=INDIRECT(ADDRESS(MATCH([.$E94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formula="of:=[.$C94]" office:value-type="string" office:string-value="Where they keep all the royal records." calcext:value-type="string">
            <text:p>Where they keep all the royal records.</text:p>
          </table:table-cell>
          <table:table-cell table:number-columns-repeated="15"/>
          <table:table-cell table:formula="of:=[.$C94]" office:value-type="string" office:string-value="Where they keep all the royal records." calcext:value-type="string">
            <text:p>Where they keep all the royal records.</text:p>
          </table:table-cell>
          <table:table-cell/>
          <table:table-cell table:formula="of:=INDIRECT(ADDRESS(MATCH([.$E94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3"/>
          <table:table-cell table:formula="of:=INDIRECT(ADDRESS(MATCH([.$E94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4"/>
          <table:table-cell table:formula="of:=INDIRECT(ADDRESS(MATCH([.$E94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3"/>
          <table:table-cell table:formula="of:=INDIRECT(ADDRESS(MATCH([.$E94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2"/>
          <table:table-cell table:formula="of:=INDIRECT(ADDRESS(MATCH([.$E94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94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94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94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94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formula="of:=INDIRECT(ADDRESS(MATCH([.$E94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number-columns-repeated="10"/>
          <table:table-cell table:formula="of:=INDIRECT(ADDRESS(MATCH([.$E94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formula="of:=INDIRECT(ADDRESS(MATCH([.$E94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number-columns-repeated="4"/>
          <table:table-cell table:formula="of:=INDIRECT(ADDRESS(MATCH([.$E94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94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94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  <table:table-cell table:formula="of:=INDIRECT(ADDRESS(MATCH([.$E94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94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</table:table-row>
        <table:table-row table:style-name="ro1">
          <table:table-cell office:value-type="string" calcext:value-type="string">
            <text:p>fe6289d3-011c-44ec-906d-b56687631cbb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The Royal Records Room</text:p>
          </table:table-cell>
          <table:table-cell table:formula="of:=MATCH([.C95];Value;1)" office:value-type="float" office:value="51" calcext:value-type="float">
            <text:p>51</text:p>
          </table:table-cell>
          <table:table-cell table:formula="of:=INDIRECT(ADDRESS([.D95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95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95];DEFlag;1) ;2;1;1;[.$N$1]))" office:value-type="string" office:string-value="Schweizer Armeeschwert" calcext:value-type="string">
            <text:p>Schweizer Armeeschwert</text:p>
          </table:table-cell>
          <table:table-cell table:formula="of:=[.$C95]" office:value-type="string" office:string-value="The Royal Records Room" calcext:value-type="string">
            <text:p>The Royal Records Room</text:p>
          </table:table-cell>
          <table:table-cell table:number-columns-repeated="15"/>
          <table:table-cell table:formula="of:=[.$C95]" office:value-type="string" office:string-value="The Royal Records Room" calcext:value-type="string">
            <text:p>The Royal Records Room</text:p>
          </table:table-cell>
          <table:table-cell/>
          <table:table-cell table:formula="of:=INDIRECT(ADDRESS(MATCH([.$E95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95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95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95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95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95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95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95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95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95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95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95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95];ZHHansFlag;1) ;2;1;1;[.$BT$1]))" office:value-type="string" office:string-value="瑞士军刀" calcext:value-type="string">
            <text:p>瑞士军刀</text:p>
          </table:table-cell>
          <table:table-cell table:formula="of:=INDIRECT(ADDRESS(MATCH([.$E95];ZHHansFlag;1) ;2;1;1;[.$BT$1]))" office:value-type="string" office:string-value="瑞士军刀" calcext:value-type="string">
            <text:p>瑞士军刀</text:p>
          </table:table-cell>
          <table:table-cell table:formula="of:=INDIRECT(ADDRESS(MATCH([.$E95];ZHHantFlag;1) ;2;1;1;[.$BU$1]))" office:value-type="string" office:string-value="瑞士軍刀" calcext:value-type="string">
            <text:p>瑞士軍刀</text:p>
          </table:table-cell>
          <table:table-cell table:formula="of:=INDIRECT(ADDRESS(MATCH([.$E95];ZHHansFlag;1) ;2;1;1;[.$BT$1]))" office:value-type="string" office:string-value="瑞士军刀" calcext:value-type="string">
            <text:p>瑞士军刀</text:p>
          </table:table-cell>
          <table:table-cell table:formula="of:=INDIRECT(ADDRESS(MATCH([.$E95];ZHHantFlag;1) ;2;1;1;[.$BU$1]))" office:value-type="string" office:string-value="瑞士軍刀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1c0ead54-7536-4433-a84e-80c89ab21cf4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All locked up and no place to go.</text:p>
          </table:table-cell>
          <table:table-cell table:formula="of:=MATCH([.C96];Value;1)" office:value-type="float" office:value="5" calcext:value-type="float">
            <text:p>5</text:p>
          </table:table-cell>
          <table:table-cell table:formula="of:=INDIRECT(ADDRESS([.D96];1;1;1;&quot;en-US&quot;))" office:value-type="string" office:string-value="$ACHV_MENU_ACCESS_TITLE" calcext:value-type="string">
            <text:p>$ACHV_MENU_ACCESS_TITLE</text:p>
          </table:table-cell>
          <table:table-cell table:number-columns-repeated="5"/>
          <table:table-cell table:formula="of:=INDIRECT(ADDRESS(MATCH([.$E96];DEFlag;1) ;2;1;1;[.$N$1]))" office:value-type="string" office:string-value="Keine Barrieren" calcext:value-type="string">
            <text:p>Keine Barrieren</text:p>
          </table:table-cell>
          <table:table-cell table:number-columns-repeated="2"/>
          <table:table-cell table:formula="of:=INDIRECT(ADDRESS(MATCH([.$E96];DEFlag;1) ;2;1;1;[.$N$1]))" office:value-type="string" office:string-value="Keine Barrieren" calcext:value-type="string">
            <text:p>Keine Barrieren</text:p>
          </table:table-cell>
          <table:table-cell table:formula="of:=[.$C96]" office:value-type="string" office:string-value="All locked up and no place to go." calcext:value-type="string">
            <text:p>All locked up and no place to go.</text:p>
          </table:table-cell>
          <table:table-cell table:number-columns-repeated="15"/>
          <table:table-cell table:formula="of:=[.$C96]" office:value-type="string" office:string-value="All locked up and no place to go." calcext:value-type="string">
            <text:p>All locked up and no place to go.</text:p>
          </table:table-cell>
          <table:table-cell/>
          <table:table-cell table:formula="of:=INDIRECT(ADDRESS(MATCH([.$E96];ESFlag;1) ;2;1;1;[.$AK$1]))" office:value-type="string" office:string-value="Acceso garantizado" calcext:value-type="string">
            <text:p>Acceso garantizado</text:p>
          </table:table-cell>
          <table:table-cell table:number-columns-repeated="3"/>
          <table:table-cell table:formula="of:=INDIRECT(ADDRESS(MATCH([.$E96];ESFlag;1) ;2;1;1;[.$AK$1]))" office:value-type="string" office:string-value="Acceso garantizado" calcext:value-type="string">
            <text:p>Acceso garantizado</text:p>
          </table:table-cell>
          <table:table-cell table:number-columns-repeated="4"/>
          <table:table-cell table:formula="of:=INDIRECT(ADDRESS(MATCH([.$E96];FRFlag;1) ;2;1;1;[.$AT$1]))" office:value-type="string" office:string-value="Accessible" calcext:value-type="string">
            <text:p>Accessible</text:p>
          </table:table-cell>
          <table:table-cell table:number-columns-repeated="3"/>
          <table:table-cell table:formula="of:=INDIRECT(ADDRESS(MATCH([.$E96];FRFlag;1) ;2;1;1;[.$AT$1]))" office:value-type="string" office:string-value="Accessible" calcext:value-type="string">
            <text:p>Accessible</text:p>
          </table:table-cell>
          <table:table-cell table:number-columns-repeated="2"/>
          <table:table-cell table:formula="of:=INDIRECT(ADDRESS(MATCH([.$E96];ITFlag;1) ;2;1;1;[.$AX$1]))" office:value-type="string" office:string-value="Accesso Illimitato" calcext:value-type="string">
            <text:p>Accesso Illimitato</text:p>
          </table:table-cell>
          <table:table-cell table:formula="of:=INDIRECT(ADDRESS(MATCH([.$E96];ITFlag;1) ;2;1;1;[.$AX$1]))" office:value-type="string" office:string-value="Accesso Illimitato" calcext:value-type="string">
            <text:p>Accesso Illimitato</text:p>
          </table:table-cell>
          <table:table-cell table:formula="of:=INDIRECT(ADDRESS(MATCH([.$E96];JPFlag;1) ;2;1;1;[.$AZ$1]))" office:value-type="string" office:string-value="オールアクセス" calcext:value-type="string">
            <text:p>オールアクセス</text:p>
          </table:table-cell>
          <table:table-cell table:formula="of:=INDIRECT(ADDRESS(MATCH([.$E96];JPFlag;1) ;2;1;1;[.$AZ$1]))" office:value-type="string" office:string-value="オールアクセス" calcext:value-type="string">
            <text:p>オールアクセス</text:p>
          </table:table-cell>
          <table:table-cell table:formula="of:=INDIRECT(ADDRESS(MATCH([.$E96];KOFlag;1) ;2;1;1;[.$BB$1]))" office:value-type="string" office:string-value="향상된 조준 설정 사용" calcext:value-type="string">
            <text:p>향상된 조준 설정 사용</text:p>
          </table:table-cell>
          <table:table-cell table:formula="of:=INDIRECT(ADDRESS(MATCH([.$E96];KOFlag;1) ;2;1;1;[.$BB$1]))" office:value-type="string" office:string-value="향상된 조준 설정 사용" calcext:value-type="string">
            <text:p>향상된 조준 설정 사용</text:p>
          </table:table-cell>
          <table:table-cell table:number-columns-repeated="10"/>
          <table:table-cell table:formula="of:=INDIRECT(ADDRESS(MATCH([.$E96];RUFlag;1) ;2;1;1;[.$BN$1]))" office:value-type="string" office:string-value="Полный доступ" calcext:value-type="string">
            <text:p>Полный доступ</text:p>
          </table:table-cell>
          <table:table-cell table:formula="of:=INDIRECT(ADDRESS(MATCH([.$E96];RUFlag;1) ;2;1;1;[.$BN$1]))" office:value-type="string" office:string-value="Полный доступ" calcext:value-type="string">
            <text:p>Полный доступ</text:p>
          </table:table-cell>
          <table:table-cell table:number-columns-repeated="4"/>
          <table:table-cell table:formula="of:=INDIRECT(ADDRESS(MATCH([.$E96];ZHHansFlag;1) ;2;1;1;[.$BT$1]))" office:value-type="string" office:string-value="无孔不入" calcext:value-type="string">
            <text:p>无孔不入</text:p>
          </table:table-cell>
          <table:table-cell table:formula="of:=INDIRECT(ADDRESS(MATCH([.$E96];ZHHansFlag;1) ;2;1;1;[.$BT$1]))" office:value-type="string" office:string-value="无孔不入" calcext:value-type="string">
            <text:p>无孔不入</text:p>
          </table:table-cell>
          <table:table-cell table:formula="of:=INDIRECT(ADDRESS(MATCH([.$E96];ZHHantFlag;1) ;2;1;1;[.$BU$1]))" office:value-type="string" office:string-value="無孔不入" calcext:value-type="string">
            <text:p>無孔不入</text:p>
          </table:table-cell>
          <table:table-cell table:formula="of:=INDIRECT(ADDRESS(MATCH([.$E96];ZHHansFlag;1) ;2;1;1;[.$BT$1]))" office:value-type="string" office:string-value="无孔不入" calcext:value-type="string">
            <text:p>无孔不入</text:p>
          </table:table-cell>
          <table:table-cell table:formula="of:=INDIRECT(ADDRESS(MATCH([.$E96];ZHHantFlag;1) ;2;1;1;[.$BU$1]))" office:value-type="string" office:string-value="無孔不入" calcext:value-type="string">
            <text:p>無孔不入</text:p>
          </table:table-cell>
        </table:table-row>
        <table:table-row table:style-name="ro1">
          <table:table-cell office:value-type="string" calcext:value-type="string">
            <text:p>36f2f2f2-3e80-4882-839d-59ef3f9ed76e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Prison</text:p>
          </table:table-cell>
          <table:table-cell table:formula="of:=MATCH([.C97];Value;1)" office:value-type="float" office:value="45" calcext:value-type="float">
            <text:p>45</text:p>
          </table:table-cell>
          <table:table-cell table:formula="of:=INDIRECT(ADDRESS([.D97];1;1;1;&quot;en-US&quot;))" office:value-type="string" office:string-value="$ACHV_USE_TARGETS_TITLE" calcext:value-type="string">
            <text:p>$ACHV_USE_TARGETS_TITLE</text:p>
          </table:table-cell>
          <table:table-cell table:number-columns-repeated="5"/>
          <table:table-cell table:formula="of:=INDIRECT(ADDRESS(MATCH([.$E97];DEFlag;1) ;2;1;1;[.$N$1]))" office:value-type="string" office:string-value="Präzisionszielen" calcext:value-type="string">
            <text:p>Präzisionszielen</text:p>
          </table:table-cell>
          <table:table-cell table:number-columns-repeated="2"/>
          <table:table-cell table:formula="of:=INDIRECT(ADDRESS(MATCH([.$E97];DEFlag;1) ;2;1;1;[.$N$1]))" office:value-type="string" office:string-value="Präzisionszielen" calcext:value-type="string">
            <text:p>Präzisionszielen</text:p>
          </table:table-cell>
          <table:table-cell table:formula="of:=[.$C97]" office:value-type="string" office:string-value="Prison" calcext:value-type="string">
            <text:p>Prison</text:p>
          </table:table-cell>
          <table:table-cell table:number-columns-repeated="15"/>
          <table:table-cell table:formula="of:=[.$C97]" office:value-type="string" office:string-value="Prison" calcext:value-type="string">
            <text:p>Prison</text:p>
          </table:table-cell>
          <table:table-cell/>
          <table:table-cell table:formula="of:=INDIRECT(ADDRESS(MATCH([.$E97];ESFlag;1) ;2;1;1;[.$AK$1]))" office:value-type="string" office:string-value="Fijación exacta de objetivo" calcext:value-type="string">
            <text:p>Fijación exacta de objetivo</text:p>
          </table:table-cell>
          <table:table-cell table:number-columns-repeated="3"/>
          <table:table-cell table:formula="of:=INDIRECT(ADDRESS(MATCH([.$E97];ESFlag;1) ;2;1;1;[.$AK$1]))" office:value-type="string" office:string-value="Fijación exacta de objetivo" calcext:value-type="string">
            <text:p>Fijación exacta de objetivo</text:p>
          </table:table-cell>
          <table:table-cell table:number-columns-repeated="4"/>
          <table:table-cell table:formula="of:=INDIRECT(ADDRESS(MATCH([.$E97];FRFlag;1) ;2;1;1;[.$AT$1]))" office:value-type="string" office:string-value="Ciblage de précision" calcext:value-type="string">
            <text:p>Ciblage de précision</text:p>
          </table:table-cell>
          <table:table-cell table:number-columns-repeated="3"/>
          <table:table-cell table:formula="of:=INDIRECT(ADDRESS(MATCH([.$E97];FRFlag;1) ;2;1;1;[.$AT$1]))" office:value-type="string" office:string-value="Ciblage de précision" calcext:value-type="string">
            <text:p>Ciblage de précision</text:p>
          </table:table-cell>
          <table:table-cell table:number-columns-repeated="2"/>
          <table:table-cell table:formula="of:=INDIRECT(ADDRESS(MATCH([.$E97];ITFlag;1) ;2;1;1;[.$AX$1]))" office:value-type="string" office:string-value="Puntamento di precisione" calcext:value-type="string">
            <text:p>Puntamento di precisione</text:p>
          </table:table-cell>
          <table:table-cell table:formula="of:=INDIRECT(ADDRESS(MATCH([.$E97];ITFlag;1) ;2;1;1;[.$AX$1]))" office:value-type="string" office:string-value="Puntamento di precisione" calcext:value-type="string">
            <text:p>Puntamento di precisione</text:p>
          </table:table-cell>
          <table:table-cell table:formula="of:=INDIRECT(ADDRESS(MATCH([.$E97];JPFlag;1) ;2;1;1;[.$AZ$1]))" office:value-type="string" office:string-value="高精度ターゲティング" calcext:value-type="string">
            <text:p>高精度ターゲティング</text:p>
          </table:table-cell>
          <table:table-cell table:formula="of:=INDIRECT(ADDRESS(MATCH([.$E97];JPFlag;1) ;2;1;1;[.$AZ$1]))" office:value-type="string" office:string-value="高精度ターゲティング" calcext:value-type="string">
            <text:p>高精度ターゲティング</text:p>
          </table:table-cell>
          <table:table-cell table:formula="of:=INDIRECT(ADDRESS(MATCH([.$E97];KOFlag;1) ;2;1;1;[.$BB$1]))" office:value-type="string" office:string-value="정밀한 조준" calcext:value-type="string">
            <text:p>정밀한 조준</text:p>
          </table:table-cell>
          <table:table-cell table:formula="of:=INDIRECT(ADDRESS(MATCH([.$E97];KOFlag;1) ;2;1;1;[.$BB$1]))" office:value-type="string" office:string-value="정밀한 조준" calcext:value-type="string">
            <text:p>정밀한 조준</text:p>
          </table:table-cell>
          <table:table-cell table:number-columns-repeated="10"/>
          <table:table-cell table:formula="of:=INDIRECT(ADDRESS(MATCH([.$E97];RUFlag;1) ;2;1;1;[.$BN$1]))" office:value-type="string" office:string-value="Точное прицеливание" calcext:value-type="string">
            <text:p>Точное прицеливание</text:p>
          </table:table-cell>
          <table:table-cell table:formula="of:=INDIRECT(ADDRESS(MATCH([.$E97];RUFlag;1) ;2;1;1;[.$BN$1]))" office:value-type="string" office:string-value="Точное прицеливание" calcext:value-type="string">
            <text:p>Точное прицеливание</text:p>
          </table:table-cell>
          <table:table-cell table:number-columns-repeated="4"/>
          <table:table-cell table:formula="of:=INDIRECT(ADDRESS(MATCH([.$E97];ZHHansFlag;1) ;2;1;1;[.$BT$1]))" office:value-type="string" office:string-value="精确瞄准" calcext:value-type="string">
            <text:p>精确瞄准</text:p>
          </table:table-cell>
          <table:table-cell table:formula="of:=INDIRECT(ADDRESS(MATCH([.$E97];ZHHansFlag;1) ;2;1;1;[.$BT$1]))" office:value-type="string" office:string-value="精确瞄准" calcext:value-type="string">
            <text:p>精确瞄准</text:p>
          </table:table-cell>
          <table:table-cell table:formula="of:=INDIRECT(ADDRESS(MATCH([.$E97];ZHHantFlag;1) ;2;1;1;[.$BU$1]))" office:value-type="string" office:string-value="精確瞄準" calcext:value-type="string">
            <text:p>精確瞄準</text:p>
          </table:table-cell>
          <table:table-cell table:formula="of:=INDIRECT(ADDRESS(MATCH([.$E97];ZHHansFlag;1) ;2;1;1;[.$BT$1]))" office:value-type="string" office:string-value="精确瞄准" calcext:value-type="string">
            <text:p>精确瞄准</text:p>
          </table:table-cell>
          <table:table-cell table:formula="of:=INDIRECT(ADDRESS(MATCH([.$E97];ZHHantFlag;1) ;2;1;1;[.$BU$1]))" office:value-type="string" office:string-value="精確瞄準" calcext:value-type="string">
            <text:p>精確瞄準</text:p>
          </table:table-cell>
        </table:table-row>
        <table:table-row table:style-name="ro2">
          <table:table-cell office:value-type="string" calcext:value-type="string">
            <text:p>44463124-6a0f-4282-b5e3-5c226016d96b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What a dump.</text:p>
          </table:table-cell>
          <table:table-cell table:formula="of:=MATCH([.C98];Value;1)" office:value-type="float" office:value="60" calcext:value-type="float">
            <text:p>60</text:p>
          </table:table-cell>
          <table:table-cell table:formula="of:=INDIRECT(ADDRESS([.D98];1;1;1;&quot;en-US&quot;))" office:value-type="string" office:string-value="$ACHV_MENU_TIPS_DESC" calcext:value-type="string">
            <text:p>$ACHV_MENU_TIPS_DESC</text:p>
          </table:table-cell>
          <table:table-cell table:number-columns-repeated="5"/>
          <table:table-cell table:formula="of:=INDIRECT(ADDRESS(MATCH([.$E98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number-columns-repeated="2"/>
          <table:table-cell table:formula="of:=INDIRECT(ADDRESS(MATCH([.$E98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formula="of:=[.$C98]" office:value-type="string" office:string-value="What a dump." calcext:value-type="string">
            <text:p>What a dump.</text:p>
          </table:table-cell>
          <table:table-cell table:number-columns-repeated="15"/>
          <table:table-cell table:formula="of:=[.$C98]" office:value-type="string" office:string-value="What a dump." calcext:value-type="string">
            <text:p>What a dump.</text:p>
          </table:table-cell>
          <table:table-cell/>
          <table:table-cell table:formula="of:=INDIRECT(ADDRESS(MATCH([.$E98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3"/>
          <table:table-cell table:formula="of:=INDIRECT(ADDRESS(MATCH([.$E98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4"/>
          <table:table-cell table:formula="of:=INDIRECT(ADDRESS(MATCH([.$E98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3"/>
          <table:table-cell table:formula="of:=INDIRECT(ADDRESS(MATCH([.$E98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2"/>
          <table:table-cell table:formula="of:=INDIRECT(ADDRESS(MATCH([.$E98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98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98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98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98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formula="of:=INDIRECT(ADDRESS(MATCH([.$E98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number-columns-repeated="10"/>
          <table:table-cell table:formula="of:=INDIRECT(ADDRESS(MATCH([.$E98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formula="of:=INDIRECT(ADDRESS(MATCH([.$E98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number-columns-repeated="4"/>
          <table:table-cell table:formula="of:=INDIRECT(ADDRESS(MATCH([.$E98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98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98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  <table:table-cell table:formula="of:=INDIRECT(ADDRESS(MATCH([.$E98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98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</table:table-row>
        <table:table-row table:style-name="ro1">
          <table:table-cell office:value-type="string" calcext:value-type="string">
            <text:p>50046a40-e47d-46bc-9cbe-8b4c64545bfd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The Pit</text:p>
          </table:table-cell>
          <table:table-cell table:formula="of:=MATCH([.C99];Value;1)" office:value-type="float" office:value="51" calcext:value-type="float">
            <text:p>51</text:p>
          </table:table-cell>
          <table:table-cell table:formula="of:=INDIRECT(ADDRESS([.D99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99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99];DEFlag;1) ;2;1;1;[.$N$1]))" office:value-type="string" office:string-value="Schweizer Armeeschwert" calcext:value-type="string">
            <text:p>Schweizer Armeeschwert</text:p>
          </table:table-cell>
          <table:table-cell table:formula="of:=[.$C99]" office:value-type="string" office:string-value="The Pit" calcext:value-type="string">
            <text:p>The Pit</text:p>
          </table:table-cell>
          <table:table-cell table:number-columns-repeated="15"/>
          <table:table-cell table:formula="of:=[.$C99]" office:value-type="string" office:string-value="The Pit" calcext:value-type="string">
            <text:p>The Pit</text:p>
          </table:table-cell>
          <table:table-cell/>
          <table:table-cell table:formula="of:=INDIRECT(ADDRESS(MATCH([.$E99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99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99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99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99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99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99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99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99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99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99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99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99];ZHHansFlag;1) ;2;1;1;[.$BT$1]))" office:value-type="string" office:string-value="瑞士军刀" calcext:value-type="string">
            <text:p>瑞士军刀</text:p>
          </table:table-cell>
          <table:table-cell table:formula="of:=INDIRECT(ADDRESS(MATCH([.$E99];ZHHansFlag;1) ;2;1;1;[.$BT$1]))" office:value-type="string" office:string-value="瑞士军刀" calcext:value-type="string">
            <text:p>瑞士军刀</text:p>
          </table:table-cell>
          <table:table-cell table:formula="of:=INDIRECT(ADDRESS(MATCH([.$E99];ZHHantFlag;1) ;2;1;1;[.$BU$1]))" office:value-type="string" office:string-value="瑞士軍刀" calcext:value-type="string">
            <text:p>瑞士軍刀</text:p>
          </table:table-cell>
          <table:table-cell table:formula="of:=INDIRECT(ADDRESS(MATCH([.$E99];ZHHansFlag;1) ;2;1;1;[.$BT$1]))" office:value-type="string" office:string-value="瑞士军刀" calcext:value-type="string">
            <text:p>瑞士军刀</text:p>
          </table:table-cell>
          <table:table-cell table:formula="of:=INDIRECT(ADDRESS(MATCH([.$E99];ZHHantFlag;1) ;2;1;1;[.$BU$1]))" office:value-type="string" office:string-value="瑞士軍刀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1f0a1ff5-718a-4382-a4c3-06c07c034ec2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I bet this is where all the guards are hiding.</text:p>
          </table:table-cell>
          <table:table-cell table:formula="of:=MATCH([.C100];Value;1)" office:value-type="float" office:value="31" calcext:value-type="float">
            <text:p>31</text:p>
          </table:table-cell>
          <table:table-cell table:formula="of:=INDIRECT(ADDRESS([.D100];1;1;1;&quot;en-US&quot;))" office:value-type="string" office:string-value="$ACHV_MENU_TIPS_TITLE" calcext:value-type="string">
            <text:p>$ACHV_MENU_TIPS_TITLE</text:p>
          </table:table-cell>
          <table:table-cell table:number-columns-repeated="5"/>
          <table:table-cell table:formula="of:=INDIRECT(ADDRESS(MATCH([.$E100];DEFlag;1) ;2;1;1;[.$N$1]))" office:value-type="string" office:string-value="Bücher wälzen" calcext:value-type="string">
            <text:p>Bücher wälzen</text:p>
          </table:table-cell>
          <table:table-cell table:number-columns-repeated="2"/>
          <table:table-cell table:formula="of:=INDIRECT(ADDRESS(MATCH([.$E100];DEFlag;1) ;2;1;1;[.$N$1]))" office:value-type="string" office:string-value="Bücher wälzen" calcext:value-type="string">
            <text:p>Bücher wälzen</text:p>
          </table:table-cell>
          <table:table-cell table:formula="of:=[.$C100]" office:value-type="string" office:string-value="I bet this is where all the guards are hiding." calcext:value-type="string">
            <text:p>I bet this is where all the guards are hiding.</text:p>
          </table:table-cell>
          <table:table-cell table:number-columns-repeated="15"/>
          <table:table-cell table:formula="of:=[.$C100]" office:value-type="string" office:string-value="I bet this is where all the guards are hiding." calcext:value-type="string">
            <text:p>I bet this is where all the guards are hiding.</text:p>
          </table:table-cell>
          <table:table-cell/>
          <table:table-cell table:formula="of:=INDIRECT(ADDRESS(MATCH([.$E100];ESFlag;1) ;2;1;1;[.$AK$1]))" office:value-type="string" office:string-value="Hinca los codos" calcext:value-type="string">
            <text:p>Hinca los codos</text:p>
          </table:table-cell>
          <table:table-cell table:number-columns-repeated="3"/>
          <table:table-cell table:formula="of:=INDIRECT(ADDRESS(MATCH([.$E100];ESFlag;1) ;2;1;1;[.$AK$1]))" office:value-type="string" office:string-value="Hinca los codos" calcext:value-type="string">
            <text:p>Hinca los codos</text:p>
          </table:table-cell>
          <table:table-cell table:number-columns-repeated="4"/>
          <table:table-cell table:formula="of:=INDIRECT(ADDRESS(MATCH([.$E100];FRFlag;1) ;2;1;1;[.$AT$1]))" office:value-type="string" office:string-value="Le nez dans les bouquins" calcext:value-type="string">
            <text:p>Le nez dans les bouquins</text:p>
          </table:table-cell>
          <table:table-cell table:number-columns-repeated="3"/>
          <table:table-cell table:formula="of:=INDIRECT(ADDRESS(MATCH([.$E100];FRFlag;1) ;2;1;1;[.$AT$1]))" office:value-type="string" office:string-value="Le nez dans les bouquins" calcext:value-type="string">
            <text:p>Le nez dans les bouquins</text:p>
          </table:table-cell>
          <table:table-cell table:number-columns-repeated="2"/>
          <table:table-cell table:formula="of:=INDIRECT(ADDRESS(MATCH([.$E100];ITFlag;1) ;2;1;1;[.$AX$1]))" office:value-type="string" office:string-value="Studiando sodo" calcext:value-type="string">
            <text:p>Studiando sodo</text:p>
          </table:table-cell>
          <table:table-cell table:formula="of:=INDIRECT(ADDRESS(MATCH([.$E100];ITFlag;1) ;2;1;1;[.$AX$1]))" office:value-type="string" office:string-value="Studiando sodo" calcext:value-type="string">
            <text:p>Studiando sodo</text:p>
          </table:table-cell>
          <table:table-cell table:formula="of:=INDIRECT(ADDRESS(MATCH([.$E100];JPFlag;1) ;2;1;1;[.$AZ$1]))" office:value-type="string" office:string-value="本気で勉強" calcext:value-type="string">
            <text:p>本気で勉強</text:p>
          </table:table-cell>
          <table:table-cell table:formula="of:=INDIRECT(ADDRESS(MATCH([.$E100];JPFlag;1) ;2;1;1;[.$AZ$1]))" office:value-type="string" office:string-value="本気で勉強" calcext:value-type="string">
            <text:p>本気で勉強</text:p>
          </table:table-cell>
          <table:table-cell table:formula="of:=INDIRECT(ADDRESS(MATCH([.$E100];KOFlag;1) ;2;1;1;[.$BB$1]))" office:value-type="string" office:string-value="열공" calcext:value-type="string">
            <text:p>열공</text:p>
          </table:table-cell>
          <table:table-cell table:formula="of:=INDIRECT(ADDRESS(MATCH([.$E100];KOFlag;1) ;2;1;1;[.$BB$1]))" office:value-type="string" office:string-value="열공" calcext:value-type="string">
            <text:p>열공</text:p>
          </table:table-cell>
          <table:table-cell table:number-columns-repeated="10"/>
          <table:table-cell table:formula="of:=INDIRECT(ADDRESS(MATCH([.$E100];RUFlag;1) ;2;1;1;[.$BN$1]))" office:value-type="string" office:string-value="Засесть за книги" calcext:value-type="string">
            <text:p>Засесть за книги</text:p>
          </table:table-cell>
          <table:table-cell table:formula="of:=INDIRECT(ADDRESS(MATCH([.$E100];RUFlag;1) ;2;1;1;[.$BN$1]))" office:value-type="string" office:string-value="Засесть за книги" calcext:value-type="string">
            <text:p>Засесть за книги</text:p>
          </table:table-cell>
          <table:table-cell table:number-columns-repeated="4"/>
          <table:table-cell table:formula="of:=INDIRECT(ADDRESS(MATCH([.$E100];ZHHansFlag;1) ;2;1;1;[.$BT$1]))" office:value-type="string" office:string-value="努力学习" calcext:value-type="string">
            <text:p>努力学习</text:p>
          </table:table-cell>
          <table:table-cell table:formula="of:=INDIRECT(ADDRESS(MATCH([.$E100];ZHHansFlag;1) ;2;1;1;[.$BT$1]))" office:value-type="string" office:string-value="努力学习" calcext:value-type="string">
            <text:p>努力学习</text:p>
          </table:table-cell>
          <table:table-cell table:formula="of:=INDIRECT(ADDRESS(MATCH([.$E100];ZHHantFlag;1) ;2;1;1;[.$BU$1]))" office:value-type="string" office:string-value="努力學習" calcext:value-type="string">
            <text:p>努力學習</text:p>
          </table:table-cell>
          <table:table-cell table:formula="of:=INDIRECT(ADDRESS(MATCH([.$E100];ZHHansFlag;1) ;2;1;1;[.$BT$1]))" office:value-type="string" office:string-value="努力学习" calcext:value-type="string">
            <text:p>努力学习</text:p>
          </table:table-cell>
          <table:table-cell table:formula="of:=INDIRECT(ADDRESS(MATCH([.$E100];ZHHantFlag;1) ;2;1;1;[.$BU$1]))" office:value-type="string" office:string-value="努力學習" calcext:value-type="string">
            <text:p>努力學習</text:p>
          </table:table-cell>
        </table:table-row>
        <table:table-row table:style-name="ro1">
          <table:table-cell office:value-type="string" calcext:value-type="string">
            <text:p>7ef426d6-3fa0-4017-a7eb-cc5df970274b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Guard Hideout</text:p>
          </table:table-cell>
          <table:table-cell table:formula="of:=MATCH([.C101];Value;1)" office:value-type="float" office:value="27" calcext:value-type="float">
            <text:p>27</text:p>
          </table:table-cell>
          <table:table-cell table:formula="of:=INDIRECT(ADDRESS([.D101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01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01];DEFlag;1) ;2;1;1;[.$N$1]))" office:value-type="string" office:string-value="Ausdauer" calcext:value-type="string">
            <text:p>Ausdauer</text:p>
          </table:table-cell>
          <table:table-cell table:formula="of:=[.$C101]" office:value-type="string" office:string-value="Guard Hideout" calcext:value-type="string">
            <text:p>Guard Hideout</text:p>
          </table:table-cell>
          <table:table-cell table:number-columns-repeated="15"/>
          <table:table-cell table:formula="of:=[.$C101]" office:value-type="string" office:string-value="Guard Hideout" calcext:value-type="string">
            <text:p>Guard Hideout</text:p>
          </table:table-cell>
          <table:table-cell/>
          <table:table-cell table:formula="of:=INDIRECT(ADDRESS(MATCH([.$E101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01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01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01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01];ITFlag;1) ;2;1;1;[.$AX$1]))" office:value-type="string" office:string-value="Resistenza" calcext:value-type="string">
            <text:p>Resistenza</text:p>
          </table:table-cell>
          <table:table-cell table:formula="of:=INDIRECT(ADDRESS(MATCH([.$E101];ITFlag;1) ;2;1;1;[.$AX$1]))" office:value-type="string" office:string-value="Resistenza" calcext:value-type="string">
            <text:p>Resistenza</text:p>
          </table:table-cell>
          <table:table-cell table:formula="of:=INDIRECT(ADDRESS(MATCH([.$E101];JPFlag;1) ;2;1;1;[.$AZ$1]))" office:value-type="string" office:string-value="持久力" calcext:value-type="string">
            <text:p>持久力</text:p>
          </table:table-cell>
          <table:table-cell table:formula="of:=INDIRECT(ADDRESS(MATCH([.$E101];JPFlag;1) ;2;1;1;[.$AZ$1]))" office:value-type="string" office:string-value="持久力" calcext:value-type="string">
            <text:p>持久力</text:p>
          </table:table-cell>
          <table:table-cell table:formula="of:=INDIRECT(ADDRESS(MATCH([.$E101];KOFlag;1) ;2;1;1;[.$BB$1]))" office:value-type="string" office:string-value="인내심" calcext:value-type="string">
            <text:p>인내심</text:p>
          </table:table-cell>
          <table:table-cell table:formula="of:=INDIRECT(ADDRESS(MATCH([.$E101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01];RUFlag;1) ;2;1;1;[.$BN$1]))" office:value-type="string" office:string-value="Терпение" calcext:value-type="string">
            <text:p>Терпение</text:p>
          </table:table-cell>
          <table:table-cell table:formula="of:=INDIRECT(ADDRESS(MATCH([.$E101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01];ZHHansFlag;1) ;2;1;1;[.$BT$1]))" office:value-type="string" office:string-value="忍耐" calcext:value-type="string">
            <text:p>忍耐</text:p>
          </table:table-cell>
          <table:table-cell table:formula="of:=INDIRECT(ADDRESS(MATCH([.$E101];ZHHansFlag;1) ;2;1;1;[.$BT$1]))" office:value-type="string" office:string-value="忍耐" calcext:value-type="string">
            <text:p>忍耐</text:p>
          </table:table-cell>
          <table:table-cell table:formula="of:=INDIRECT(ADDRESS(MATCH([.$E101];ZHHantFlag;1) ;2;1;1;[.$BU$1]))" office:value-type="string" office:string-value="忍耐" calcext:value-type="string">
            <text:p>忍耐</text:p>
          </table:table-cell>
          <table:table-cell table:formula="of:=INDIRECT(ADDRESS(MATCH([.$E101];ZHHansFlag;1) ;2;1;1;[.$BT$1]))" office:value-type="string" office:string-value="忍耐" calcext:value-type="string">
            <text:p>忍耐</text:p>
          </table:table-cell>
          <table:table-cell table:formula="of:=INDIRECT(ADDRESS(MATCH([.$E101];ZHHantFlag;1) ;2;1;1;[.$BU$1]))" office:value-type="string" office:string-value="忍耐" calcext:value-type="string">
            <text:p>忍耐</text:p>
          </table:table-cell>
        </table:table-row>
        <table:table-row table:style-name="ro1">
          <table:table-cell office:value-type="string" calcext:value-type="string">
            <text:p>232c2131-2fe5-4979-9a96-87b9254a2573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Don't sneeze.</text:p>
          </table:table-cell>
          <table:table-cell table:formula="of:=MATCH([.C102];Value;1)" office:value-type="float" office:value="18" calcext:value-type="float">
            <text:p>18</text:p>
          </table:table-cell>
          <table:table-cell table:formula="of:=INDIRECT(ADDRESS([.D102];1;1;1;&quot;en-US&quot;))" office:value-type="string" office:string-value="$ACHV_BEAT_SUPER_SHEEP_NORMAL_DESC" calcext:value-type="string">
            <text:p>$ACHV_BEAT_SUPER_SHEEP_NORMAL_DESC</text:p>
          </table:table-cell>
          <table:table-cell table:number-columns-repeated="5"/>
          <table:table-cell table:formula="of:=INDIRECT(ADDRESS(MATCH([.$E102];DEFlag;1) ;2;1;1;[.$N$1]))" office:value-type="string" office:string-value="Besiege das Superschaf im Standardspiel" calcext:value-type="string">
            <text:p>Besiege das Superschaf im Standardspiel</text:p>
          </table:table-cell>
          <table:table-cell table:number-columns-repeated="2"/>
          <table:table-cell table:formula="of:=INDIRECT(ADDRESS(MATCH([.$E102];DEFlag;1) ;2;1;1;[.$N$1]))" office:value-type="string" office:string-value="Besiege das Superschaf im Standardspiel" calcext:value-type="string">
            <text:p>Besiege das Superschaf im Standardspiel</text:p>
          </table:table-cell>
          <table:table-cell table:formula="of:=[.$C102]" office:value-type="string" office:string-value="Don't sneeze." calcext:value-type="string">
            <text:p>Don't sneeze.</text:p>
          </table:table-cell>
          <table:table-cell table:number-columns-repeated="15"/>
          <table:table-cell table:formula="of:=[.$C102]" office:value-type="string" office:string-value="Don't sneeze." calcext:value-type="string">
            <text:p>Don't sneeze.</text:p>
          </table:table-cell>
          <table:table-cell/>
          <table:table-cell table:formula="of:=INDIRECT(ADDRESS(MATCH([.$E102];ESFlag;1) ;2;1;1;[.$AK$1]))" office:value-type="string" office:string-value="Vence a la Superoveja en el modo normal" calcext:value-type="string">
            <text:p>Vence a la Superoveja en el modo normal</text:p>
          </table:table-cell>
          <table:table-cell table:number-columns-repeated="3"/>
          <table:table-cell table:formula="of:=INDIRECT(ADDRESS(MATCH([.$E102];ESFlag;1) ;2;1;1;[.$AK$1]))" office:value-type="string" office:string-value="Vence a la Superoveja en el modo normal" calcext:value-type="string">
            <text:p>Vence a la Superoveja en el modo normal</text:p>
          </table:table-cell>
          <table:table-cell table:number-columns-repeated="4"/>
          <table:table-cell table:formula="of:=INDIRECT(ADDRESS(MATCH([.$E102];FRFlag;1) ;2;1;1;[.$AT$1]))" office:value-type="string" office:string-value="Vaincre le Super Mouton en mode standard" calcext:value-type="string">
            <text:p>Vaincre le Super Mouton en mode standard</text:p>
          </table:table-cell>
          <table:table-cell table:number-columns-repeated="3"/>
          <table:table-cell table:formula="of:=INDIRECT(ADDRESS(MATCH([.$E102];FRFlag;1) ;2;1;1;[.$AT$1]))" office:value-type="string" office:string-value="Vaincre le Super Mouton en mode standard" calcext:value-type="string">
            <text:p>Vaincre le Super Mouton en mode standard</text:p>
          </table:table-cell>
          <table:table-cell table:number-columns-repeated="2"/>
          <table:table-cell table:formula="of:=INDIRECT(ADDRESS(MATCH([.$E102];ITFlag;1) ;2;1;1;[.$AX$1]))" office:value-type="string" office:string-value="Sconfiggi la Super Pecora in una partita normale" calcext:value-type="string">
            <text:p>Sconfiggi la Super Pecora in una partita normale</text:p>
          </table:table-cell>
          <table:table-cell table:formula="of:=INDIRECT(ADDRESS(MATCH([.$E102];ITFlag;1) ;2;1;1;[.$AX$1]))" office:value-type="string" office:string-value="Sconfiggi la Super Pecora in una partita normale" calcext:value-type="string">
            <text:p>Sconfiggi la Super Pecora in una partita normale</text:p>
          </table:table-cell>
          <table:table-cell table:formula="of:=INDIRECT(ADDRESS(MATCH([.$E102];JPFlag;1) ;2;1;1;[.$AZ$1]))" office:value-type="string" office:string-value="スタンダードゲームでスーパーシープを倒した" calcext:value-type="string">
            <text:p>スタンダードゲームでスーパーシープを倒した</text:p>
          </table:table-cell>
          <table:table-cell table:formula="of:=INDIRECT(ADDRESS(MATCH([.$E102];JPFlag;1) ;2;1;1;[.$AZ$1]))" office:value-type="string" office:string-value="スタンダードゲームでスーパーシープを倒した" calcext:value-type="string">
            <text:p>スタンダードゲームでスーパーシープを倒した</text:p>
          </table:table-cell>
          <table:table-cell table:formula="of:=INDIRECT(ADDRESS(MATCH([.$E102];KOFlag;1) ;2;1;1;[.$BB$1]))" office:value-type="string" office:string-value="기본 게임에서 슈퍼 양을 격파" calcext:value-type="string">
            <text:p>기본 게임에서 슈퍼 양을 격파</text:p>
          </table:table-cell>
          <table:table-cell table:formula="of:=INDIRECT(ADDRESS(MATCH([.$E102];KOFlag;1) ;2;1;1;[.$BB$1]))" office:value-type="string" office:string-value="기본 게임에서 슈퍼 양을 격파" calcext:value-type="string">
            <text:p>기본 게임에서 슈퍼 양을 격파</text:p>
          </table:table-cell>
          <table:table-cell table:number-columns-repeated="10"/>
          <table:table-cell table:formula="of:=INDIRECT(ADDRESS(MATCH([.$E102];RUFlag;1) ;2;1;1;[.$BN$1]))" office:value-type="string" office:string-value="Победить Супер-овцу в стандартной игре" calcext:value-type="string">
            <text:p>Победить Супер-овцу в стандартной игре</text:p>
          </table:table-cell>
          <table:table-cell table:formula="of:=INDIRECT(ADDRESS(MATCH([.$E102];RUFlag;1) ;2;1;1;[.$BN$1]))" office:value-type="string" office:string-value="Победить Супер-овцу в стандартной игре" calcext:value-type="string">
            <text:p>Победить Супер-овцу в стандартной игре</text:p>
          </table:table-cell>
          <table:table-cell table:number-columns-repeated="4"/>
          <table:table-cell table:formula="of:=INDIRECT(ADDRESS(MATCH([.$E102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102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102];ZHHantFlag;1) ;2;1;1;[.$BU$1]))" office:value-type="string" office:string-value="在標準遊戲擊敗超級綿羊" calcext:value-type="string">
            <text:p>在標準遊戲擊敗超級綿羊</text:p>
          </table:table-cell>
          <table:table-cell table:formula="of:=INDIRECT(ADDRESS(MATCH([.$E102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102];ZHHantFlag;1) ;2;1;1;[.$BU$1]))" office:value-type="string" office:string-value="在標準遊戲擊敗超級綿羊" calcext:value-type="string">
            <text:p>在標準遊戲擊敗超級綿羊</text:p>
          </table:table-cell>
        </table:table-row>
        <table:table-row table:style-name="ro1">
          <table:table-cell office:value-type="string" calcext:value-type="string">
            <text:p>9655c956-e1f6-49fe-b671-92ad76c4fde0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Explosive Crystals</text:p>
          </table:table-cell>
          <table:table-cell table:formula="of:=MATCH([.C103];Value;1)" office:value-type="float" office:value="27" calcext:value-type="float">
            <text:p>27</text:p>
          </table:table-cell>
          <table:table-cell table:formula="of:=INDIRECT(ADDRESS([.D103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03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03];DEFlag;1) ;2;1;1;[.$N$1]))" office:value-type="string" office:string-value="Ausdauer" calcext:value-type="string">
            <text:p>Ausdauer</text:p>
          </table:table-cell>
          <table:table-cell table:formula="of:=[.$C103]" office:value-type="string" office:string-value="Explosive Crystals" calcext:value-type="string">
            <text:p>Explosive Crystals</text:p>
          </table:table-cell>
          <table:table-cell table:number-columns-repeated="15"/>
          <table:table-cell table:formula="of:=[.$C103]" office:value-type="string" office:string-value="Explosive Crystals" calcext:value-type="string">
            <text:p>Explosive Crystals</text:p>
          </table:table-cell>
          <table:table-cell/>
          <table:table-cell table:formula="of:=INDIRECT(ADDRESS(MATCH([.$E103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03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03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03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03];ITFlag;1) ;2;1;1;[.$AX$1]))" office:value-type="string" office:string-value="Resistenza" calcext:value-type="string">
            <text:p>Resistenza</text:p>
          </table:table-cell>
          <table:table-cell table:formula="of:=INDIRECT(ADDRESS(MATCH([.$E103];ITFlag;1) ;2;1;1;[.$AX$1]))" office:value-type="string" office:string-value="Resistenza" calcext:value-type="string">
            <text:p>Resistenza</text:p>
          </table:table-cell>
          <table:table-cell table:formula="of:=INDIRECT(ADDRESS(MATCH([.$E103];JPFlag;1) ;2;1;1;[.$AZ$1]))" office:value-type="string" office:string-value="持久力" calcext:value-type="string">
            <text:p>持久力</text:p>
          </table:table-cell>
          <table:table-cell table:formula="of:=INDIRECT(ADDRESS(MATCH([.$E103];JPFlag;1) ;2;1;1;[.$AZ$1]))" office:value-type="string" office:string-value="持久力" calcext:value-type="string">
            <text:p>持久力</text:p>
          </table:table-cell>
          <table:table-cell table:formula="of:=INDIRECT(ADDRESS(MATCH([.$E103];KOFlag;1) ;2;1;1;[.$BB$1]))" office:value-type="string" office:string-value="인내심" calcext:value-type="string">
            <text:p>인내심</text:p>
          </table:table-cell>
          <table:table-cell table:formula="of:=INDIRECT(ADDRESS(MATCH([.$E103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03];RUFlag;1) ;2;1;1;[.$BN$1]))" office:value-type="string" office:string-value="Терпение" calcext:value-type="string">
            <text:p>Терпение</text:p>
          </table:table-cell>
          <table:table-cell table:formula="of:=INDIRECT(ADDRESS(MATCH([.$E103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03];ZHHansFlag;1) ;2;1;1;[.$BT$1]))" office:value-type="string" office:string-value="忍耐" calcext:value-type="string">
            <text:p>忍耐</text:p>
          </table:table-cell>
          <table:table-cell table:formula="of:=INDIRECT(ADDRESS(MATCH([.$E103];ZHHansFlag;1) ;2;1;1;[.$BT$1]))" office:value-type="string" office:string-value="忍耐" calcext:value-type="string">
            <text:p>忍耐</text:p>
          </table:table-cell>
          <table:table-cell table:formula="of:=INDIRECT(ADDRESS(MATCH([.$E103];ZHHantFlag;1) ;2;1;1;[.$BU$1]))" office:value-type="string" office:string-value="忍耐" calcext:value-type="string">
            <text:p>忍耐</text:p>
          </table:table-cell>
          <table:table-cell table:formula="of:=INDIRECT(ADDRESS(MATCH([.$E103];ZHHansFlag;1) ;2;1;1;[.$BT$1]))" office:value-type="string" office:string-value="忍耐" calcext:value-type="string">
            <text:p>忍耐</text:p>
          </table:table-cell>
          <table:table-cell table:formula="of:=INDIRECT(ADDRESS(MATCH([.$E103];ZHHantFlag;1) ;2;1;1;[.$BU$1]))" office:value-type="string" office:string-value="忍耐" calcext:value-type="string">
            <text:p>忍耐</text:p>
          </table:table-cell>
        </table:table-row>
        <table:table-row table:style-name="ro1">
          <table:table-cell office:value-type="string" calcext:value-type="string">
            <text:p>2d2d7ce8-9d56-432b-ad37-00d8d76c24ab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That's a nice river.</text:p>
          </table:table-cell>
          <table:table-cell table:formula="of:=MATCH([.C104];Value;1)" office:value-type="float" office:value="51" calcext:value-type="float">
            <text:p>51</text:p>
          </table:table-cell>
          <table:table-cell table:formula="of:=INDIRECT(ADDRESS([.D104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104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104];DEFlag;1) ;2;1;1;[.$N$1]))" office:value-type="string" office:string-value="Schweizer Armeeschwert" calcext:value-type="string">
            <text:p>Schweizer Armeeschwert</text:p>
          </table:table-cell>
          <table:table-cell table:formula="of:=[.$C104]" office:value-type="string" office:string-value="That's a nice river." calcext:value-type="string">
            <text:p>That's a nice river.</text:p>
          </table:table-cell>
          <table:table-cell table:number-columns-repeated="15"/>
          <table:table-cell table:formula="of:=[.$C104]" office:value-type="string" office:string-value="That's a nice river." calcext:value-type="string">
            <text:p>That's a nice river.</text:p>
          </table:table-cell>
          <table:table-cell/>
          <table:table-cell table:formula="of:=INDIRECT(ADDRESS(MATCH([.$E104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104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104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104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104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04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04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04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04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104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104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104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104];ZHHansFlag;1) ;2;1;1;[.$BT$1]))" office:value-type="string" office:string-value="瑞士军刀" calcext:value-type="string">
            <text:p>瑞士军刀</text:p>
          </table:table-cell>
          <table:table-cell table:formula="of:=INDIRECT(ADDRESS(MATCH([.$E104];ZHHansFlag;1) ;2;1;1;[.$BT$1]))" office:value-type="string" office:string-value="瑞士军刀" calcext:value-type="string">
            <text:p>瑞士军刀</text:p>
          </table:table-cell>
          <table:table-cell table:formula="of:=INDIRECT(ADDRESS(MATCH([.$E104];ZHHantFlag;1) ;2;1;1;[.$BU$1]))" office:value-type="string" office:string-value="瑞士軍刀" calcext:value-type="string">
            <text:p>瑞士軍刀</text:p>
          </table:table-cell>
          <table:table-cell table:formula="of:=INDIRECT(ADDRESS(MATCH([.$E104];ZHHansFlag;1) ;2;1;1;[.$BT$1]))" office:value-type="string" office:string-value="瑞士军刀" calcext:value-type="string">
            <text:p>瑞士军刀</text:p>
          </table:table-cell>
          <table:table-cell table:formula="of:=INDIRECT(ADDRESS(MATCH([.$E104];ZHHantFlag;1) ;2;1;1;[.$BU$1]))" office:value-type="string" office:string-value="瑞士軍刀" calcext:value-type="string">
            <text:p>瑞士軍刀</text:p>
          </table:table-cell>
        </table:table-row>
        <table:table-row table:style-name="ro2">
          <table:table-cell office:value-type="string" calcext:value-type="string">
            <text:p>4bbe44c2-e14a-490d-9af5-c03fcc80c935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River</text:p>
          </table:table-cell>
          <table:table-cell table:formula="of:=MATCH([.C105];Value;1)" office:value-type="float" office:value="47" calcext:value-type="float">
            <text:p>47</text:p>
          </table:table-cell>
          <table:table-cell table:formula="of:=INDIRECT(ADDRESS([.D105];1;1;1;&quot;en-US&quot;))" office:value-type="string" office:string-value="$ACHV_ENDLESS_100_NORMAL_DESC" calcext:value-type="string">
            <text:p>$ACHV_ENDLESS_100_NORMAL_DESC</text:p>
          </table:table-cell>
          <table:table-cell table:number-columns-repeated="5"/>
          <table:table-cell table:formula="of:=INDIRECT(ADDRESS(MATCH([.$E105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number-columns-repeated="2"/>
          <table:table-cell table:formula="of:=INDIRECT(ADDRESS(MATCH([.$E105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formula="of:=[.$C105]" office:value-type="string" office:string-value="River" calcext:value-type="string">
            <text:p>River</text:p>
          </table:table-cell>
          <table:table-cell table:number-columns-repeated="15"/>
          <table:table-cell table:formula="of:=[.$C105]" office:value-type="string" office:string-value="River" calcext:value-type="string">
            <text:p>River</text:p>
          </table:table-cell>
          <table:table-cell/>
          <table:table-cell table:formula="of:=INDIRECT(ADDRESS(MATCH([.$E105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3"/>
          <table:table-cell table:formula="of:=INDIRECT(ADDRESS(MATCH([.$E105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4"/>
          <table:table-cell table:formula="of:=INDIRECT(ADDRESS(MATCH([.$E105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3"/>
          <table:table-cell table:formula="of:=INDIRECT(ADDRESS(MATCH([.$E105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2"/>
          <table:table-cell table:formula="of:=INDIRECT(ADDRESS(MATCH([.$E105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105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105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105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105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formula="of:=INDIRECT(ADDRESS(MATCH([.$E105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number-columns-repeated="10"/>
          <table:table-cell table:formula="of:=INDIRECT(ADDRESS(MATCH([.$E105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formula="of:=INDIRECT(ADDRESS(MATCH([.$E105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number-columns-repeated="4"/>
          <table:table-cell table:formula="of:=INDIRECT(ADDRESS(MATCH([.$E105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105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105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  <table:table-cell table:formula="of:=INDIRECT(ADDRESS(MATCH([.$E105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105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</table:table-row>
        <table:table-row table:style-name="ro1">
          <table:table-cell office:value-type="string" calcext:value-type="string">
            <text:p>6449b1fb-2d70-4ff6-bb41-74765f5b9dc8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Eztli speaks from the other side.</text:p>
          </table:table-cell>
          <table:table-cell table:formula="of:=MATCH([.C106];Value;1)" office:value-type="float" office:value="27" calcext:value-type="float">
            <text:p>27</text:p>
          </table:table-cell>
          <table:table-cell table:formula="of:=INDIRECT(ADDRESS([.D106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06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06];DEFlag;1) ;2;1;1;[.$N$1]))" office:value-type="string" office:string-value="Ausdauer" calcext:value-type="string">
            <text:p>Ausdauer</text:p>
          </table:table-cell>
          <table:table-cell table:formula="of:=[.$C106]" office:value-type="string" office:string-value="Eztli speaks from the other side." calcext:value-type="string">
            <text:p>Eztli speaks from the other side.</text:p>
          </table:table-cell>
          <table:table-cell table:number-columns-repeated="15"/>
          <table:table-cell table:formula="of:=[.$C106]" office:value-type="string" office:string-value="Eztli speaks from the other side." calcext:value-type="string">
            <text:p>Eztli speaks from the other side.</text:p>
          </table:table-cell>
          <table:table-cell/>
          <table:table-cell table:formula="of:=INDIRECT(ADDRESS(MATCH([.$E106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06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06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06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06];ITFlag;1) ;2;1;1;[.$AX$1]))" office:value-type="string" office:string-value="Resistenza" calcext:value-type="string">
            <text:p>Resistenza</text:p>
          </table:table-cell>
          <table:table-cell table:formula="of:=INDIRECT(ADDRESS(MATCH([.$E106];ITFlag;1) ;2;1;1;[.$AX$1]))" office:value-type="string" office:string-value="Resistenza" calcext:value-type="string">
            <text:p>Resistenza</text:p>
          </table:table-cell>
          <table:table-cell table:formula="of:=INDIRECT(ADDRESS(MATCH([.$E106];JPFlag;1) ;2;1;1;[.$AZ$1]))" office:value-type="string" office:string-value="持久力" calcext:value-type="string">
            <text:p>持久力</text:p>
          </table:table-cell>
          <table:table-cell table:formula="of:=INDIRECT(ADDRESS(MATCH([.$E106];JPFlag;1) ;2;1;1;[.$AZ$1]))" office:value-type="string" office:string-value="持久力" calcext:value-type="string">
            <text:p>持久力</text:p>
          </table:table-cell>
          <table:table-cell table:formula="of:=INDIRECT(ADDRESS(MATCH([.$E106];KOFlag;1) ;2;1;1;[.$BB$1]))" office:value-type="string" office:string-value="인내심" calcext:value-type="string">
            <text:p>인내심</text:p>
          </table:table-cell>
          <table:table-cell table:formula="of:=INDIRECT(ADDRESS(MATCH([.$E106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06];RUFlag;1) ;2;1;1;[.$BN$1]))" office:value-type="string" office:string-value="Терпение" calcext:value-type="string">
            <text:p>Терпение</text:p>
          </table:table-cell>
          <table:table-cell table:formula="of:=INDIRECT(ADDRESS(MATCH([.$E106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06];ZHHansFlag;1) ;2;1;1;[.$BT$1]))" office:value-type="string" office:string-value="忍耐" calcext:value-type="string">
            <text:p>忍耐</text:p>
          </table:table-cell>
          <table:table-cell table:formula="of:=INDIRECT(ADDRESS(MATCH([.$E106];ZHHansFlag;1) ;2;1;1;[.$BT$1]))" office:value-type="string" office:string-value="忍耐" calcext:value-type="string">
            <text:p>忍耐</text:p>
          </table:table-cell>
          <table:table-cell table:formula="of:=INDIRECT(ADDRESS(MATCH([.$E106];ZHHantFlag;1) ;2;1;1;[.$BU$1]))" office:value-type="string" office:string-value="忍耐" calcext:value-type="string">
            <text:p>忍耐</text:p>
          </table:table-cell>
          <table:table-cell table:formula="of:=INDIRECT(ADDRESS(MATCH([.$E106];ZHHansFlag;1) ;2;1;1;[.$BT$1]))" office:value-type="string" office:string-value="忍耐" calcext:value-type="string">
            <text:p>忍耐</text:p>
          </table:table-cell>
          <table:table-cell table:formula="of:=INDIRECT(ADDRESS(MATCH([.$E106];ZHHantFlag;1) ;2;1;1;[.$BU$1]))" office:value-type="string" office:string-value="忍耐" calcext:value-type="string">
            <text:p>忍耐</text:p>
          </table:table-cell>
        </table:table-row>
        <table:table-row table:style-name="ro1">
          <table:table-cell office:value-type="string" calcext:value-type="string">
            <text:p>c5009874-b7fc-42b5-9839-a9d2454b6137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The Voice Speaks</text:p>
          </table:table-cell>
          <table:table-cell table:formula="of:=MATCH([.C107];Value;1)" office:value-type="float" office:value="51" calcext:value-type="float">
            <text:p>51</text:p>
          </table:table-cell>
          <table:table-cell table:formula="of:=INDIRECT(ADDRESS([.D107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107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107];DEFlag;1) ;2;1;1;[.$N$1]))" office:value-type="string" office:string-value="Schweizer Armeeschwert" calcext:value-type="string">
            <text:p>Schweizer Armeeschwert</text:p>
          </table:table-cell>
          <table:table-cell table:formula="of:=[.$C107]" office:value-type="string" office:string-value="The Voice Speaks" calcext:value-type="string">
            <text:p>The Voice Speaks</text:p>
          </table:table-cell>
          <table:table-cell table:number-columns-repeated="15"/>
          <table:table-cell table:formula="of:=[.$C107]" office:value-type="string" office:string-value="The Voice Speaks" calcext:value-type="string">
            <text:p>The Voice Speaks</text:p>
          </table:table-cell>
          <table:table-cell/>
          <table:table-cell table:formula="of:=INDIRECT(ADDRESS(MATCH([.$E107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107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107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107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107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07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07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07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07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107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107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107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107];ZHHansFlag;1) ;2;1;1;[.$BT$1]))" office:value-type="string" office:string-value="瑞士军刀" calcext:value-type="string">
            <text:p>瑞士军刀</text:p>
          </table:table-cell>
          <table:table-cell table:formula="of:=INDIRECT(ADDRESS(MATCH([.$E107];ZHHansFlag;1) ;2;1;1;[.$BT$1]))" office:value-type="string" office:string-value="瑞士军刀" calcext:value-type="string">
            <text:p>瑞士军刀</text:p>
          </table:table-cell>
          <table:table-cell table:formula="of:=INDIRECT(ADDRESS(MATCH([.$E107];ZHHantFlag;1) ;2;1;1;[.$BU$1]))" office:value-type="string" office:string-value="瑞士軍刀" calcext:value-type="string">
            <text:p>瑞士軍刀</text:p>
          </table:table-cell>
          <table:table-cell table:formula="of:=INDIRECT(ADDRESS(MATCH([.$E107];ZHHansFlag;1) ;2;1;1;[.$BT$1]))" office:value-type="string" office:string-value="瑞士军刀" calcext:value-type="string">
            <text:p>瑞士军刀</text:p>
          </table:table-cell>
          <table:table-cell table:formula="of:=INDIRECT(ADDRESS(MATCH([.$E107];ZHHantFlag;1) ;2;1;1;[.$BU$1]))" office:value-type="string" office:string-value="瑞士軍刀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b777a34c-6322-404d-81a2-0e228eef960d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Anybody got any shoes?</text:p>
          </table:table-cell>
          <table:table-cell table:formula="of:=MATCH([.C108];Value;1)" office:value-type="float" office:value="5" calcext:value-type="float">
            <text:p>5</text:p>
          </table:table-cell>
          <table:table-cell table:formula="of:=INDIRECT(ADDRESS([.D108];1;1;1;&quot;en-US&quot;))" office:value-type="string" office:string-value="$ACHV_MENU_ACCESS_TITLE" calcext:value-type="string">
            <text:p>$ACHV_MENU_ACCESS_TITLE</text:p>
          </table:table-cell>
          <table:table-cell table:number-columns-repeated="5"/>
          <table:table-cell table:formula="of:=INDIRECT(ADDRESS(MATCH([.$E108];DEFlag;1) ;2;1;1;[.$N$1]))" office:value-type="string" office:string-value="Keine Barrieren" calcext:value-type="string">
            <text:p>Keine Barrieren</text:p>
          </table:table-cell>
          <table:table-cell table:number-columns-repeated="2"/>
          <table:table-cell table:formula="of:=INDIRECT(ADDRESS(MATCH([.$E108];DEFlag;1) ;2;1;1;[.$N$1]))" office:value-type="string" office:string-value="Keine Barrieren" calcext:value-type="string">
            <text:p>Keine Barrieren</text:p>
          </table:table-cell>
          <table:table-cell table:formula="of:=[.$C108]" office:value-type="string" office:string-value="Anybody got any shoes?" calcext:value-type="string">
            <text:p>Anybody got any shoes?</text:p>
          </table:table-cell>
          <table:table-cell table:number-columns-repeated="15"/>
          <table:table-cell table:formula="of:=[.$C108]" office:value-type="string" office:string-value="Anybody got any shoes?" calcext:value-type="string">
            <text:p>Anybody got any shoes?</text:p>
          </table:table-cell>
          <table:table-cell/>
          <table:table-cell table:formula="of:=INDIRECT(ADDRESS(MATCH([.$E108];ESFlag;1) ;2;1;1;[.$AK$1]))" office:value-type="string" office:string-value="Acceso garantizado" calcext:value-type="string">
            <text:p>Acceso garantizado</text:p>
          </table:table-cell>
          <table:table-cell table:number-columns-repeated="3"/>
          <table:table-cell table:formula="of:=INDIRECT(ADDRESS(MATCH([.$E108];ESFlag;1) ;2;1;1;[.$AK$1]))" office:value-type="string" office:string-value="Acceso garantizado" calcext:value-type="string">
            <text:p>Acceso garantizado</text:p>
          </table:table-cell>
          <table:table-cell table:number-columns-repeated="4"/>
          <table:table-cell table:formula="of:=INDIRECT(ADDRESS(MATCH([.$E108];FRFlag;1) ;2;1;1;[.$AT$1]))" office:value-type="string" office:string-value="Accessible" calcext:value-type="string">
            <text:p>Accessible</text:p>
          </table:table-cell>
          <table:table-cell table:number-columns-repeated="3"/>
          <table:table-cell table:formula="of:=INDIRECT(ADDRESS(MATCH([.$E108];FRFlag;1) ;2;1;1;[.$AT$1]))" office:value-type="string" office:string-value="Accessible" calcext:value-type="string">
            <text:p>Accessible</text:p>
          </table:table-cell>
          <table:table-cell table:number-columns-repeated="2"/>
          <table:table-cell table:formula="of:=INDIRECT(ADDRESS(MATCH([.$E108];ITFlag;1) ;2;1;1;[.$AX$1]))" office:value-type="string" office:string-value="Accesso Illimitato" calcext:value-type="string">
            <text:p>Accesso Illimitato</text:p>
          </table:table-cell>
          <table:table-cell table:formula="of:=INDIRECT(ADDRESS(MATCH([.$E108];ITFlag;1) ;2;1;1;[.$AX$1]))" office:value-type="string" office:string-value="Accesso Illimitato" calcext:value-type="string">
            <text:p>Accesso Illimitato</text:p>
          </table:table-cell>
          <table:table-cell table:formula="of:=INDIRECT(ADDRESS(MATCH([.$E108];JPFlag;1) ;2;1;1;[.$AZ$1]))" office:value-type="string" office:string-value="オールアクセス" calcext:value-type="string">
            <text:p>オールアクセス</text:p>
          </table:table-cell>
          <table:table-cell table:formula="of:=INDIRECT(ADDRESS(MATCH([.$E108];JPFlag;1) ;2;1;1;[.$AZ$1]))" office:value-type="string" office:string-value="オールアクセス" calcext:value-type="string">
            <text:p>オールアクセス</text:p>
          </table:table-cell>
          <table:table-cell table:formula="of:=INDIRECT(ADDRESS(MATCH([.$E108];KOFlag;1) ;2;1;1;[.$BB$1]))" office:value-type="string" office:string-value="향상된 조준 설정 사용" calcext:value-type="string">
            <text:p>향상된 조준 설정 사용</text:p>
          </table:table-cell>
          <table:table-cell table:formula="of:=INDIRECT(ADDRESS(MATCH([.$E108];KOFlag;1) ;2;1;1;[.$BB$1]))" office:value-type="string" office:string-value="향상된 조준 설정 사용" calcext:value-type="string">
            <text:p>향상된 조준 설정 사용</text:p>
          </table:table-cell>
          <table:table-cell table:number-columns-repeated="10"/>
          <table:table-cell table:formula="of:=INDIRECT(ADDRESS(MATCH([.$E108];RUFlag;1) ;2;1;1;[.$BN$1]))" office:value-type="string" office:string-value="Полный доступ" calcext:value-type="string">
            <text:p>Полный доступ</text:p>
          </table:table-cell>
          <table:table-cell table:formula="of:=INDIRECT(ADDRESS(MATCH([.$E108];RUFlag;1) ;2;1;1;[.$BN$1]))" office:value-type="string" office:string-value="Полный доступ" calcext:value-type="string">
            <text:p>Полный доступ</text:p>
          </table:table-cell>
          <table:table-cell table:number-columns-repeated="4"/>
          <table:table-cell table:formula="of:=INDIRECT(ADDRESS(MATCH([.$E108];ZHHansFlag;1) ;2;1;1;[.$BT$1]))" office:value-type="string" office:string-value="无孔不入" calcext:value-type="string">
            <text:p>无孔不入</text:p>
          </table:table-cell>
          <table:table-cell table:formula="of:=INDIRECT(ADDRESS(MATCH([.$E108];ZHHansFlag;1) ;2;1;1;[.$BT$1]))" office:value-type="string" office:string-value="无孔不入" calcext:value-type="string">
            <text:p>无孔不入</text:p>
          </table:table-cell>
          <table:table-cell table:formula="of:=INDIRECT(ADDRESS(MATCH([.$E108];ZHHantFlag;1) ;2;1;1;[.$BU$1]))" office:value-type="string" office:string-value="無孔不入" calcext:value-type="string">
            <text:p>無孔不入</text:p>
          </table:table-cell>
          <table:table-cell table:formula="of:=INDIRECT(ADDRESS(MATCH([.$E108];ZHHansFlag;1) ;2;1;1;[.$BT$1]))" office:value-type="string" office:string-value="无孔不入" calcext:value-type="string">
            <text:p>无孔不入</text:p>
          </table:table-cell>
          <table:table-cell table:formula="of:=INDIRECT(ADDRESS(MATCH([.$E108];ZHHantFlag;1) ;2;1;1;[.$BU$1]))" office:value-type="string" office:string-value="無孔不入" calcext:value-type="string">
            <text:p>無孔不入</text:p>
          </table:table-cell>
        </table:table-row>
        <table:table-row table:style-name="ro1">
          <table:table-cell office:value-type="string" calcext:value-type="string">
            <text:p>6945e3fe-f876-4748-a8c8-5641a0609b01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Caravan Cart</text:p>
          </table:table-cell>
          <table:table-cell table:formula="of:=MATCH([.C109];Value;1)" office:value-type="float" office:value="13" calcext:value-type="float">
            <text:p>13</text:p>
          </table:table-cell>
          <table:table-cell table:formula="of:=INDIRECT(ADDRESS([.D109];1;1;1;&quot;en-US&quot;))" office:value-type="string" office:string-value="$ACHV_HAVE_ALL_BOOKS_NORMAL_TITLE" calcext:value-type="string">
            <text:p>$ACHV_HAVE_ALL_BOOKS_NORMAL_TITLE</text:p>
          </table:table-cell>
          <table:table-cell table:number-columns-repeated="5"/>
          <table:table-cell table:formula="of:=INDIRECT(ADDRESS(MATCH([.$E109];DEFlag;1) ;2;1;1;[.$N$1]))" office:value-type="string" office:string-value="Bücherwurm" calcext:value-type="string">
            <text:p>Bücherwurm</text:p>
          </table:table-cell>
          <table:table-cell table:number-columns-repeated="2"/>
          <table:table-cell table:formula="of:=INDIRECT(ADDRESS(MATCH([.$E109];DEFlag;1) ;2;1;1;[.$N$1]))" office:value-type="string" office:string-value="Bücherwurm" calcext:value-type="string">
            <text:p>Bücherwurm</text:p>
          </table:table-cell>
          <table:table-cell table:formula="of:=[.$C109]" office:value-type="string" office:string-value="Caravan Cart" calcext:value-type="string">
            <text:p>Caravan Cart</text:p>
          </table:table-cell>
          <table:table-cell table:number-columns-repeated="15"/>
          <table:table-cell table:formula="of:=[.$C109]" office:value-type="string" office:string-value="Caravan Cart" calcext:value-type="string">
            <text:p>Caravan Cart</text:p>
          </table:table-cell>
          <table:table-cell/>
          <table:table-cell table:formula="of:=INDIRECT(ADDRESS(MATCH([.$E109];ESFlag;1) ;2;1;1;[.$AK$1]))" office:value-type="string" office:string-value="Gusano de biblioteca" calcext:value-type="string">
            <text:p>Gusano de biblioteca</text:p>
          </table:table-cell>
          <table:table-cell table:number-columns-repeated="3"/>
          <table:table-cell table:formula="of:=INDIRECT(ADDRESS(MATCH([.$E109];ESFlag;1) ;2;1;1;[.$AK$1]))" office:value-type="string" office:string-value="Gusano de biblioteca" calcext:value-type="string">
            <text:p>Gusano de biblioteca</text:p>
          </table:table-cell>
          <table:table-cell table:number-columns-repeated="4"/>
          <table:table-cell table:formula="of:=INDIRECT(ADDRESS(MATCH([.$E109];FRFlag;1) ;2;1;1;[.$AT$1]))" office:value-type="string" office:string-value="Rat de bibliothèque" calcext:value-type="string">
            <text:p>Rat de bibliothèque</text:p>
          </table:table-cell>
          <table:table-cell table:number-columns-repeated="3"/>
          <table:table-cell table:formula="of:=INDIRECT(ADDRESS(MATCH([.$E109];FRFlag;1) ;2;1;1;[.$AT$1]))" office:value-type="string" office:string-value="Rat de bibliothèque" calcext:value-type="string">
            <text:p>Rat de bibliothèque</text:p>
          </table:table-cell>
          <table:table-cell table:number-columns-repeated="2"/>
          <table:table-cell table:formula="of:=INDIRECT(ADDRESS(MATCH([.$E109];ITFlag;1) ;2;1;1;[.$AX$1]))" office:value-type="string" office:string-value="Secchione" calcext:value-type="string">
            <text:p>Secchione</text:p>
          </table:table-cell>
          <table:table-cell table:formula="of:=INDIRECT(ADDRESS(MATCH([.$E109];ITFlag;1) ;2;1;1;[.$AX$1]))" office:value-type="string" office:string-value="Secchione" calcext:value-type="string">
            <text:p>Secchione</text:p>
          </table:table-cell>
          <table:table-cell table:formula="of:=INDIRECT(ADDRESS(MATCH([.$E109];JPFlag;1) ;2;1;1;[.$AZ$1]))" office:value-type="string" office:string-value="本の虫" calcext:value-type="string">
            <text:p>本の虫</text:p>
          </table:table-cell>
          <table:table-cell table:formula="of:=INDIRECT(ADDRESS(MATCH([.$E109];JPFlag;1) ;2;1;1;[.$AZ$1]))" office:value-type="string" office:string-value="本の虫" calcext:value-type="string">
            <text:p>本の虫</text:p>
          </table:table-cell>
          <table:table-cell table:formula="of:=INDIRECT(ADDRESS(MATCH([.$E109];KOFlag;1) ;2;1;1;[.$BB$1]))" office:value-type="string" office:string-value="책벌레" calcext:value-type="string">
            <text:p>책벌레</text:p>
          </table:table-cell>
          <table:table-cell table:formula="of:=INDIRECT(ADDRESS(MATCH([.$E109];KOFlag;1) ;2;1;1;[.$BB$1]))" office:value-type="string" office:string-value="책벌레" calcext:value-type="string">
            <text:p>책벌레</text:p>
          </table:table-cell>
          <table:table-cell table:number-columns-repeated="10"/>
          <table:table-cell table:formula="of:=INDIRECT(ADDRESS(MATCH([.$E109];RUFlag;1) ;2;1;1;[.$BN$1]))" office:value-type="string" office:string-value="Книжный червь" calcext:value-type="string">
            <text:p>Книжный червь</text:p>
          </table:table-cell>
          <table:table-cell table:formula="of:=INDIRECT(ADDRESS(MATCH([.$E109];RUFlag;1) ;2;1;1;[.$BN$1]))" office:value-type="string" office:string-value="Книжный червь" calcext:value-type="string">
            <text:p>Книжный червь</text:p>
          </table:table-cell>
          <table:table-cell table:number-columns-repeated="4"/>
          <table:table-cell table:formula="of:=INDIRECT(ADDRESS(MATCH([.$E109];ZHHansFlag;1) ;2;1;1;[.$BT$1]))" office:value-type="string" office:string-value="书呆子" calcext:value-type="string">
            <text:p>书呆子</text:p>
          </table:table-cell>
          <table:table-cell table:formula="of:=INDIRECT(ADDRESS(MATCH([.$E109];ZHHansFlag;1) ;2;1;1;[.$BT$1]))" office:value-type="string" office:string-value="书呆子" calcext:value-type="string">
            <text:p>书呆子</text:p>
          </table:table-cell>
          <table:table-cell table:formula="of:=INDIRECT(ADDRESS(MATCH([.$E109];ZHHantFlag;1) ;2;1;1;[.$BU$1]))" office:value-type="string" office:string-value="書呆子" calcext:value-type="string">
            <text:p>書呆子</text:p>
          </table:table-cell>
          <table:table-cell table:formula="of:=INDIRECT(ADDRESS(MATCH([.$E109];ZHHansFlag;1) ;2;1;1;[.$BT$1]))" office:value-type="string" office:string-value="书呆子" calcext:value-type="string">
            <text:p>书呆子</text:p>
          </table:table-cell>
          <table:table-cell table:formula="of:=INDIRECT(ADDRESS(MATCH([.$E109];ZHHantFlag;1) ;2;1;1;[.$BU$1]))" office:value-type="string" office:string-value="書呆子" calcext:value-type="string">
            <text:p>書呆子</text:p>
          </table:table-cell>
        </table:table-row>
        <table:table-row table:style-name="ro1">
          <table:table-cell office:value-type="string" calcext:value-type="string">
            <text:p>8802e2b2-8cf7-49f2-9bbf-91b5695e13b6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Kinda smells like poop.</text:p>
          </table:table-cell>
          <table:table-cell table:formula="of:=MATCH([.C110];Value;1)" office:value-type="float" office:value="35" calcext:value-type="float">
            <text:p>35</text:p>
          </table:table-cell>
          <table:table-cell table:formula="of:=INDIRECT(ADDRESS([.D110];1;1;1;&quot;en-US&quot;))" office:value-type="string" office:string-value="$ACHV_AZRA_LVL_10_TITLE" calcext:value-type="string">
            <text:p>$ACHV_AZRA_LVL_10_TITLE</text:p>
          </table:table-cell>
          <table:table-cell table:number-columns-repeated="5"/>
          <table:table-cell table:formula="of:=INDIRECT(ADDRESS(MATCH([.$E110];DEFlag;1) ;2;1;1;[.$N$1]))" office:value-type="string" office:string-value="Büchereinräumer" calcext:value-type="string">
            <text:p>Büchereinräumer</text:p>
          </table:table-cell>
          <table:table-cell table:number-columns-repeated="2"/>
          <table:table-cell table:formula="of:=INDIRECT(ADDRESS(MATCH([.$E110];DEFlag;1) ;2;1;1;[.$N$1]))" office:value-type="string" office:string-value="Büchereinräumer" calcext:value-type="string">
            <text:p>Büchereinräumer</text:p>
          </table:table-cell>
          <table:table-cell table:formula="of:=[.$C110]" office:value-type="string" office:string-value="Kinda smells like poop." calcext:value-type="string">
            <text:p>Kinda smells like poop.</text:p>
          </table:table-cell>
          <table:table-cell table:number-columns-repeated="15"/>
          <table:table-cell table:formula="of:=[.$C110]" office:value-type="string" office:string-value="Kinda smells like poop." calcext:value-type="string">
            <text:p>Kinda smells like poop.</text:p>
          </table:table-cell>
          <table:table-cell/>
          <table:table-cell table:formula="of:=INDIRECT(ADDRESS(MATCH([.$E110];ESFlag;1) ;2;1;1;[.$AK$1]))" office:value-type="string" office:string-value="Introducción a la Biblioteconomía" calcext:value-type="string">
            <text:p>Introducción a la Biblioteconomía</text:p>
          </table:table-cell>
          <table:table-cell table:number-columns-repeated="3"/>
          <table:table-cell table:formula="of:=INDIRECT(ADDRESS(MATCH([.$E110];ESFlag;1) ;2;1;1;[.$AK$1]))" office:value-type="string" office:string-value="Introducción a la Biblioteconomía" calcext:value-type="string">
            <text:p>Introducción a la Biblioteconomía</text:p>
          </table:table-cell>
          <table:table-cell table:number-columns-repeated="4"/>
          <table:table-cell table:formula="of:=INDIRECT(ADDRESS(MATCH([.$E110];FRFlag;1) ;2;1;1;[.$AT$1]))" office:value-type="string" office:string-value="La science des bibliothèques" calcext:value-type="string">
            <text:p>La science des bibliothèques</text:p>
          </table:table-cell>
          <table:table-cell table:number-columns-repeated="3"/>
          <table:table-cell table:formula="of:=INDIRECT(ADDRESS(MATCH([.$E110];FRFlag;1) ;2;1;1;[.$AT$1]))" office:value-type="string" office:string-value="La science des bibliothèques" calcext:value-type="string">
            <text:p>La science des bibliothèques</text:p>
          </table:table-cell>
          <table:table-cell table:number-columns-repeated="2"/>
          <table:table-cell table:formula="of:=INDIRECT(ADDRESS(MATCH([.$E110];ITFlag;1) ;2;1;1;[.$AX$1]))" office:value-type="string" office:string-value="Introduzione alle scienze bibliotecarie" calcext:value-type="string">
            <text:p>Introduzione alle scienze bibliotecarie</text:p>
          </table:table-cell>
          <table:table-cell table:formula="of:=INDIRECT(ADDRESS(MATCH([.$E110];ITFlag;1) ;2;1;1;[.$AX$1]))" office:value-type="string" office:string-value="Introduzione alle scienze bibliotecarie" calcext:value-type="string">
            <text:p>Introduzione alle scienze bibliotecarie</text:p>
          </table:table-cell>
          <table:table-cell table:formula="of:=INDIRECT(ADDRESS(MATCH([.$E110];JPFlag;1) ;2;1;1;[.$AZ$1]))" office:value-type="string" office:string-value="図書館学入門" calcext:value-type="string">
            <text:p>図書館学入門</text:p>
          </table:table-cell>
          <table:table-cell table:formula="of:=INDIRECT(ADDRESS(MATCH([.$E110];JPFlag;1) ;2;1;1;[.$AZ$1]))" office:value-type="string" office:string-value="図書館学入門" calcext:value-type="string">
            <text:p>図書館学入門</text:p>
          </table:table-cell>
          <table:table-cell table:formula="of:=INDIRECT(ADDRESS(MATCH([.$E110];KOFlag;1) ;2;1;1;[.$BB$1]))" office:value-type="string" office:string-value="도서관학 입문" calcext:value-type="string">
            <text:p>도서관학 입문</text:p>
          </table:table-cell>
          <table:table-cell table:formula="of:=INDIRECT(ADDRESS(MATCH([.$E110];KOFlag;1) ;2;1;1;[.$BB$1]))" office:value-type="string" office:string-value="도서관학 입문" calcext:value-type="string">
            <text:p>도서관학 입문</text:p>
          </table:table-cell>
          <table:table-cell table:number-columns-repeated="10"/>
          <table:table-cell table:formula="of:=INDIRECT(ADDRESS(MATCH([.$E110];RUFlag;1) ;2;1;1;[.$BN$1]))" office:value-type="string" office:string-value="Введение в библиологию" calcext:value-type="string">
            <text:p>Введение в библиологию</text:p>
          </table:table-cell>
          <table:table-cell table:formula="of:=INDIRECT(ADDRESS(MATCH([.$E110];RUFlag;1) ;2;1;1;[.$BN$1]))" office:value-type="string" office:string-value="Введение в библиологию" calcext:value-type="string">
            <text:p>Введение в библиологию</text:p>
          </table:table-cell>
          <table:table-cell table:number-columns-repeated="4"/>
          <table:table-cell table:formula="of:=INDIRECT(ADDRESS(MATCH([.$E110];ZHHansFlag;1) ;2;1;1;[.$BT$1]))" office:value-type="string" office:string-value="图书馆科学导论" calcext:value-type="string">
            <text:p>图书馆科学导论</text:p>
          </table:table-cell>
          <table:table-cell table:formula="of:=INDIRECT(ADDRESS(MATCH([.$E110];ZHHansFlag;1) ;2;1;1;[.$BT$1]))" office:value-type="string" office:string-value="图书馆科学导论" calcext:value-type="string">
            <text:p>图书馆科学导论</text:p>
          </table:table-cell>
          <table:table-cell table:formula="of:=INDIRECT(ADDRESS(MATCH([.$E110];ZHHantFlag;1) ;2;1;1;[.$BU$1]))" office:value-type="string" office:string-value="圖書館科學導論" calcext:value-type="string">
            <text:p>圖書館科學導論</text:p>
          </table:table-cell>
          <table:table-cell table:formula="of:=INDIRECT(ADDRESS(MATCH([.$E110];ZHHansFlag;1) ;2;1;1;[.$BT$1]))" office:value-type="string" office:string-value="图书馆科学导论" calcext:value-type="string">
            <text:p>图书馆科学导论</text:p>
          </table:table-cell>
          <table:table-cell table:formula="of:=INDIRECT(ADDRESS(MATCH([.$E110];ZHHantFlag;1) ;2;1;1;[.$BU$1]))" office:value-type="string" office:string-value="圖書館科學導論" calcext:value-type="string">
            <text:p>圖書館科學導論</text:p>
          </table:table-cell>
        </table:table-row>
        <table:table-row table:style-name="ro2">
          <table:table-cell office:value-type="string" calcext:value-type="string">
            <text:p>7b9f2f28-8fbd-4635-ae09-1cf1f58a55a2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Sewer</text:p>
          </table:table-cell>
          <table:table-cell table:formula="of:=MATCH([.C111];Value;1)" office:value-type="float" office:value="47" calcext:value-type="float">
            <text:p>47</text:p>
          </table:table-cell>
          <table:table-cell table:formula="of:=INDIRECT(ADDRESS([.D111];1;1;1;&quot;en-US&quot;))" office:value-type="string" office:string-value="$ACHV_ENDLESS_100_NORMAL_DESC" calcext:value-type="string">
            <text:p>$ACHV_ENDLESS_100_NORMAL_DESC</text:p>
          </table:table-cell>
          <table:table-cell table:number-columns-repeated="5"/>
          <table:table-cell table:formula="of:=INDIRECT(ADDRESS(MATCH([.$E111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number-columns-repeated="2"/>
          <table:table-cell table:formula="of:=INDIRECT(ADDRESS(MATCH([.$E111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formula="of:=[.$C111]" office:value-type="string" office:string-value="Sewer" calcext:value-type="string">
            <text:p>Sewer</text:p>
          </table:table-cell>
          <table:table-cell table:number-columns-repeated="15"/>
          <table:table-cell table:formula="of:=[.$C111]" office:value-type="string" office:string-value="Sewer" calcext:value-type="string">
            <text:p>Sewer</text:p>
          </table:table-cell>
          <table:table-cell/>
          <table:table-cell table:formula="of:=INDIRECT(ADDRESS(MATCH([.$E111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3"/>
          <table:table-cell table:formula="of:=INDIRECT(ADDRESS(MATCH([.$E111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4"/>
          <table:table-cell table:formula="of:=INDIRECT(ADDRESS(MATCH([.$E111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3"/>
          <table:table-cell table:formula="of:=INDIRECT(ADDRESS(MATCH([.$E111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2"/>
          <table:table-cell table:formula="of:=INDIRECT(ADDRESS(MATCH([.$E111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111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111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111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111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formula="of:=INDIRECT(ADDRESS(MATCH([.$E111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number-columns-repeated="10"/>
          <table:table-cell table:formula="of:=INDIRECT(ADDRESS(MATCH([.$E111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formula="of:=INDIRECT(ADDRESS(MATCH([.$E111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number-columns-repeated="4"/>
          <table:table-cell table:formula="of:=INDIRECT(ADDRESS(MATCH([.$E111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111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111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  <table:table-cell table:formula="of:=INDIRECT(ADDRESS(MATCH([.$E111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111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</table:table-row>
        <table:table-row table:style-name="ro1">
          <table:table-cell office:value-type="string" calcext:value-type="string">
            <text:p>ebeec334-3134-4a4b-ba76-cfd2187fea95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The road to Eztli-Tenoch lies open.</text:p>
          </table:table-cell>
          <table:table-cell table:formula="of:=MATCH([.C112];Value;1)" office:value-type="float" office:value="51" calcext:value-type="float">
            <text:p>51</text:p>
          </table:table-cell>
          <table:table-cell table:formula="of:=INDIRECT(ADDRESS([.D112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112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112];DEFlag;1) ;2;1;1;[.$N$1]))" office:value-type="string" office:string-value="Schweizer Armeeschwert" calcext:value-type="string">
            <text:p>Schweizer Armeeschwert</text:p>
          </table:table-cell>
          <table:table-cell table:formula="of:=[.$C112]" office:value-type="string" office:string-value="The road to Eztli-Tenoch lies open." calcext:value-type="string">
            <text:p>The road to Eztli-Tenoch lies open.</text:p>
          </table:table-cell>
          <table:table-cell table:number-columns-repeated="15"/>
          <table:table-cell table:formula="of:=[.$C112]" office:value-type="string" office:string-value="The road to Eztli-Tenoch lies open." calcext:value-type="string">
            <text:p>The road to Eztli-Tenoch lies open.</text:p>
          </table:table-cell>
          <table:table-cell/>
          <table:table-cell table:formula="of:=INDIRECT(ADDRESS(MATCH([.$E112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112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112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112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112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12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12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12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12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112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112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112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112];ZHHansFlag;1) ;2;1;1;[.$BT$1]))" office:value-type="string" office:string-value="瑞士军刀" calcext:value-type="string">
            <text:p>瑞士军刀</text:p>
          </table:table-cell>
          <table:table-cell table:formula="of:=INDIRECT(ADDRESS(MATCH([.$E112];ZHHansFlag;1) ;2;1;1;[.$BT$1]))" office:value-type="string" office:string-value="瑞士军刀" calcext:value-type="string">
            <text:p>瑞士军刀</text:p>
          </table:table-cell>
          <table:table-cell table:formula="of:=INDIRECT(ADDRESS(MATCH([.$E112];ZHHantFlag;1) ;2;1;1;[.$BU$1]))" office:value-type="string" office:string-value="瑞士軍刀" calcext:value-type="string">
            <text:p>瑞士軍刀</text:p>
          </table:table-cell>
          <table:table-cell table:formula="of:=INDIRECT(ADDRESS(MATCH([.$E112];ZHHansFlag;1) ;2;1;1;[.$BT$1]))" office:value-type="string" office:string-value="瑞士军刀" calcext:value-type="string">
            <text:p>瑞士军刀</text:p>
          </table:table-cell>
          <table:table-cell table:formula="of:=INDIRECT(ADDRESS(MATCH([.$E112];ZHHantFlag;1) ;2;1;1;[.$BU$1]))" office:value-type="string" office:string-value="瑞士軍刀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0808c7d3-3963-4bf8-b0b1-681df2dc6bc1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Chamber Entrance</text:p>
          </table:table-cell>
          <table:table-cell table:formula="of:=MATCH([.C113];Value;1)" office:value-type="float" office:value="13" calcext:value-type="float">
            <text:p>13</text:p>
          </table:table-cell>
          <table:table-cell table:formula="of:=INDIRECT(ADDRESS([.D113];1;1;1;&quot;en-US&quot;))" office:value-type="string" office:string-value="$ACHV_HAVE_ALL_BOOKS_NORMAL_TITLE" calcext:value-type="string">
            <text:p>$ACHV_HAVE_ALL_BOOKS_NORMAL_TITLE</text:p>
          </table:table-cell>
          <table:table-cell table:number-columns-repeated="5"/>
          <table:table-cell table:formula="of:=INDIRECT(ADDRESS(MATCH([.$E113];DEFlag;1) ;2;1;1;[.$N$1]))" office:value-type="string" office:string-value="Bücherwurm" calcext:value-type="string">
            <text:p>Bücherwurm</text:p>
          </table:table-cell>
          <table:table-cell table:number-columns-repeated="2"/>
          <table:table-cell table:formula="of:=INDIRECT(ADDRESS(MATCH([.$E113];DEFlag;1) ;2;1;1;[.$N$1]))" office:value-type="string" office:string-value="Bücherwurm" calcext:value-type="string">
            <text:p>Bücherwurm</text:p>
          </table:table-cell>
          <table:table-cell table:formula="of:=[.$C113]" office:value-type="string" office:string-value="Chamber Entrance" calcext:value-type="string">
            <text:p>Chamber Entrance</text:p>
          </table:table-cell>
          <table:table-cell table:number-columns-repeated="15"/>
          <table:table-cell table:formula="of:=[.$C113]" office:value-type="string" office:string-value="Chamber Entrance" calcext:value-type="string">
            <text:p>Chamber Entrance</text:p>
          </table:table-cell>
          <table:table-cell/>
          <table:table-cell table:formula="of:=INDIRECT(ADDRESS(MATCH([.$E113];ESFlag;1) ;2;1;1;[.$AK$1]))" office:value-type="string" office:string-value="Gusano de biblioteca" calcext:value-type="string">
            <text:p>Gusano de biblioteca</text:p>
          </table:table-cell>
          <table:table-cell table:number-columns-repeated="3"/>
          <table:table-cell table:formula="of:=INDIRECT(ADDRESS(MATCH([.$E113];ESFlag;1) ;2;1;1;[.$AK$1]))" office:value-type="string" office:string-value="Gusano de biblioteca" calcext:value-type="string">
            <text:p>Gusano de biblioteca</text:p>
          </table:table-cell>
          <table:table-cell table:number-columns-repeated="4"/>
          <table:table-cell table:formula="of:=INDIRECT(ADDRESS(MATCH([.$E113];FRFlag;1) ;2;1;1;[.$AT$1]))" office:value-type="string" office:string-value="Rat de bibliothèque" calcext:value-type="string">
            <text:p>Rat de bibliothèque</text:p>
          </table:table-cell>
          <table:table-cell table:number-columns-repeated="3"/>
          <table:table-cell table:formula="of:=INDIRECT(ADDRESS(MATCH([.$E113];FRFlag;1) ;2;1;1;[.$AT$1]))" office:value-type="string" office:string-value="Rat de bibliothèque" calcext:value-type="string">
            <text:p>Rat de bibliothèque</text:p>
          </table:table-cell>
          <table:table-cell table:number-columns-repeated="2"/>
          <table:table-cell table:formula="of:=INDIRECT(ADDRESS(MATCH([.$E113];ITFlag;1) ;2;1;1;[.$AX$1]))" office:value-type="string" office:string-value="Secchione" calcext:value-type="string">
            <text:p>Secchione</text:p>
          </table:table-cell>
          <table:table-cell table:formula="of:=INDIRECT(ADDRESS(MATCH([.$E113];ITFlag;1) ;2;1;1;[.$AX$1]))" office:value-type="string" office:string-value="Secchione" calcext:value-type="string">
            <text:p>Secchione</text:p>
          </table:table-cell>
          <table:table-cell table:formula="of:=INDIRECT(ADDRESS(MATCH([.$E113];JPFlag;1) ;2;1;1;[.$AZ$1]))" office:value-type="string" office:string-value="本の虫" calcext:value-type="string">
            <text:p>本の虫</text:p>
          </table:table-cell>
          <table:table-cell table:formula="of:=INDIRECT(ADDRESS(MATCH([.$E113];JPFlag;1) ;2;1;1;[.$AZ$1]))" office:value-type="string" office:string-value="本の虫" calcext:value-type="string">
            <text:p>本の虫</text:p>
          </table:table-cell>
          <table:table-cell table:formula="of:=INDIRECT(ADDRESS(MATCH([.$E113];KOFlag;1) ;2;1;1;[.$BB$1]))" office:value-type="string" office:string-value="책벌레" calcext:value-type="string">
            <text:p>책벌레</text:p>
          </table:table-cell>
          <table:table-cell table:formula="of:=INDIRECT(ADDRESS(MATCH([.$E113];KOFlag;1) ;2;1;1;[.$BB$1]))" office:value-type="string" office:string-value="책벌레" calcext:value-type="string">
            <text:p>책벌레</text:p>
          </table:table-cell>
          <table:table-cell table:number-columns-repeated="10"/>
          <table:table-cell table:formula="of:=INDIRECT(ADDRESS(MATCH([.$E113];RUFlag;1) ;2;1;1;[.$BN$1]))" office:value-type="string" office:string-value="Книжный червь" calcext:value-type="string">
            <text:p>Книжный червь</text:p>
          </table:table-cell>
          <table:table-cell table:formula="of:=INDIRECT(ADDRESS(MATCH([.$E113];RUFlag;1) ;2;1;1;[.$BN$1]))" office:value-type="string" office:string-value="Книжный червь" calcext:value-type="string">
            <text:p>Книжный червь</text:p>
          </table:table-cell>
          <table:table-cell table:number-columns-repeated="4"/>
          <table:table-cell table:formula="of:=INDIRECT(ADDRESS(MATCH([.$E113];ZHHansFlag;1) ;2;1;1;[.$BT$1]))" office:value-type="string" office:string-value="书呆子" calcext:value-type="string">
            <text:p>书呆子</text:p>
          </table:table-cell>
          <table:table-cell table:formula="of:=INDIRECT(ADDRESS(MATCH([.$E113];ZHHansFlag;1) ;2;1;1;[.$BT$1]))" office:value-type="string" office:string-value="书呆子" calcext:value-type="string">
            <text:p>书呆子</text:p>
          </table:table-cell>
          <table:table-cell table:formula="of:=INDIRECT(ADDRESS(MATCH([.$E113];ZHHantFlag;1) ;2;1;1;[.$BU$1]))" office:value-type="string" office:string-value="書呆子" calcext:value-type="string">
            <text:p>書呆子</text:p>
          </table:table-cell>
          <table:table-cell table:formula="of:=INDIRECT(ADDRESS(MATCH([.$E113];ZHHansFlag;1) ;2;1;1;[.$BT$1]))" office:value-type="string" office:string-value="书呆子" calcext:value-type="string">
            <text:p>书呆子</text:p>
          </table:table-cell>
          <table:table-cell table:formula="of:=INDIRECT(ADDRESS(MATCH([.$E113];ZHHantFlag;1) ;2;1;1;[.$BU$1]))" office:value-type="string" office:string-value="書呆子" calcext:value-type="string">
            <text:p>書呆子</text:p>
          </table:table-cell>
        </table:table-row>
        <table:table-row table:style-name="ro1">
          <table:table-cell office:value-type="string" calcext:value-type="string">
            <text:p>9ad7b2e6-a2a7-4691-ba59-4c4b31597016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It's pretty hot.</text:p>
          </table:table-cell>
          <table:table-cell table:formula="of:=MATCH([.C114];Value;1)" office:value-type="float" office:value="35" calcext:value-type="float">
            <text:p>35</text:p>
          </table:table-cell>
          <table:table-cell table:formula="of:=INDIRECT(ADDRESS([.D114];1;1;1;&quot;en-US&quot;))" office:value-type="string" office:string-value="$ACHV_AZRA_LVL_10_TITLE" calcext:value-type="string">
            <text:p>$ACHV_AZRA_LVL_10_TITLE</text:p>
          </table:table-cell>
          <table:table-cell table:number-columns-repeated="5"/>
          <table:table-cell table:formula="of:=INDIRECT(ADDRESS(MATCH([.$E114];DEFlag;1) ;2;1;1;[.$N$1]))" office:value-type="string" office:string-value="Büchereinräumer" calcext:value-type="string">
            <text:p>Büchereinräumer</text:p>
          </table:table-cell>
          <table:table-cell table:number-columns-repeated="2"/>
          <table:table-cell table:formula="of:=INDIRECT(ADDRESS(MATCH([.$E114];DEFlag;1) ;2;1;1;[.$N$1]))" office:value-type="string" office:string-value="Büchereinräumer" calcext:value-type="string">
            <text:p>Büchereinräumer</text:p>
          </table:table-cell>
          <table:table-cell table:formula="of:=[.$C114]" office:value-type="string" office:string-value="It's pretty hot." calcext:value-type="string">
            <text:p>It's pretty hot.</text:p>
          </table:table-cell>
          <table:table-cell table:number-columns-repeated="15"/>
          <table:table-cell table:formula="of:=[.$C114]" office:value-type="string" office:string-value="It's pretty hot." calcext:value-type="string">
            <text:p>It's pretty hot.</text:p>
          </table:table-cell>
          <table:table-cell/>
          <table:table-cell table:formula="of:=INDIRECT(ADDRESS(MATCH([.$E114];ESFlag;1) ;2;1;1;[.$AK$1]))" office:value-type="string" office:string-value="Introducción a la Biblioteconomía" calcext:value-type="string">
            <text:p>Introducción a la Biblioteconomía</text:p>
          </table:table-cell>
          <table:table-cell table:number-columns-repeated="3"/>
          <table:table-cell table:formula="of:=INDIRECT(ADDRESS(MATCH([.$E114];ESFlag;1) ;2;1;1;[.$AK$1]))" office:value-type="string" office:string-value="Introducción a la Biblioteconomía" calcext:value-type="string">
            <text:p>Introducción a la Biblioteconomía</text:p>
          </table:table-cell>
          <table:table-cell table:number-columns-repeated="4"/>
          <table:table-cell table:formula="of:=INDIRECT(ADDRESS(MATCH([.$E114];FRFlag;1) ;2;1;1;[.$AT$1]))" office:value-type="string" office:string-value="La science des bibliothèques" calcext:value-type="string">
            <text:p>La science des bibliothèques</text:p>
          </table:table-cell>
          <table:table-cell table:number-columns-repeated="3"/>
          <table:table-cell table:formula="of:=INDIRECT(ADDRESS(MATCH([.$E114];FRFlag;1) ;2;1;1;[.$AT$1]))" office:value-type="string" office:string-value="La science des bibliothèques" calcext:value-type="string">
            <text:p>La science des bibliothèques</text:p>
          </table:table-cell>
          <table:table-cell table:number-columns-repeated="2"/>
          <table:table-cell table:formula="of:=INDIRECT(ADDRESS(MATCH([.$E114];ITFlag;1) ;2;1;1;[.$AX$1]))" office:value-type="string" office:string-value="Introduzione alle scienze bibliotecarie" calcext:value-type="string">
            <text:p>Introduzione alle scienze bibliotecarie</text:p>
          </table:table-cell>
          <table:table-cell table:formula="of:=INDIRECT(ADDRESS(MATCH([.$E114];ITFlag;1) ;2;1;1;[.$AX$1]))" office:value-type="string" office:string-value="Introduzione alle scienze bibliotecarie" calcext:value-type="string">
            <text:p>Introduzione alle scienze bibliotecarie</text:p>
          </table:table-cell>
          <table:table-cell table:formula="of:=INDIRECT(ADDRESS(MATCH([.$E114];JPFlag;1) ;2;1;1;[.$AZ$1]))" office:value-type="string" office:string-value="図書館学入門" calcext:value-type="string">
            <text:p>図書館学入門</text:p>
          </table:table-cell>
          <table:table-cell table:formula="of:=INDIRECT(ADDRESS(MATCH([.$E114];JPFlag;1) ;2;1;1;[.$AZ$1]))" office:value-type="string" office:string-value="図書館学入門" calcext:value-type="string">
            <text:p>図書館学入門</text:p>
          </table:table-cell>
          <table:table-cell table:formula="of:=INDIRECT(ADDRESS(MATCH([.$E114];KOFlag;1) ;2;1;1;[.$BB$1]))" office:value-type="string" office:string-value="도서관학 입문" calcext:value-type="string">
            <text:p>도서관학 입문</text:p>
          </table:table-cell>
          <table:table-cell table:formula="of:=INDIRECT(ADDRESS(MATCH([.$E114];KOFlag;1) ;2;1;1;[.$BB$1]))" office:value-type="string" office:string-value="도서관학 입문" calcext:value-type="string">
            <text:p>도서관학 입문</text:p>
          </table:table-cell>
          <table:table-cell table:number-columns-repeated="10"/>
          <table:table-cell table:formula="of:=INDIRECT(ADDRESS(MATCH([.$E114];RUFlag;1) ;2;1;1;[.$BN$1]))" office:value-type="string" office:string-value="Введение в библиологию" calcext:value-type="string">
            <text:p>Введение в библиологию</text:p>
          </table:table-cell>
          <table:table-cell table:formula="of:=INDIRECT(ADDRESS(MATCH([.$E114];RUFlag;1) ;2;1;1;[.$BN$1]))" office:value-type="string" office:string-value="Введение в библиологию" calcext:value-type="string">
            <text:p>Введение в библиологию</text:p>
          </table:table-cell>
          <table:table-cell table:number-columns-repeated="4"/>
          <table:table-cell table:formula="of:=INDIRECT(ADDRESS(MATCH([.$E114];ZHHansFlag;1) ;2;1;1;[.$BT$1]))" office:value-type="string" office:string-value="图书馆科学导论" calcext:value-type="string">
            <text:p>图书馆科学导论</text:p>
          </table:table-cell>
          <table:table-cell table:formula="of:=INDIRECT(ADDRESS(MATCH([.$E114];ZHHansFlag;1) ;2;1;1;[.$BT$1]))" office:value-type="string" office:string-value="图书馆科学导论" calcext:value-type="string">
            <text:p>图书馆科学导论</text:p>
          </table:table-cell>
          <table:table-cell table:formula="of:=INDIRECT(ADDRESS(MATCH([.$E114];ZHHantFlag;1) ;2;1;1;[.$BU$1]))" office:value-type="string" office:string-value="圖書館科學導論" calcext:value-type="string">
            <text:p>圖書館科學導論</text:p>
          </table:table-cell>
          <table:table-cell table:formula="of:=INDIRECT(ADDRESS(MATCH([.$E114];ZHHansFlag;1) ;2;1;1;[.$BT$1]))" office:value-type="string" office:string-value="图书馆科学导论" calcext:value-type="string">
            <text:p>图书馆科学导论</text:p>
          </table:table-cell>
          <table:table-cell table:formula="of:=INDIRECT(ADDRESS(MATCH([.$E114];ZHHantFlag;1) ;2;1;1;[.$BU$1]))" office:value-type="string" office:string-value="圖書館科學導論" calcext:value-type="string">
            <text:p>圖書館科學導論</text:p>
          </table:table-cell>
        </table:table-row>
        <table:table-row table:style-name="ro1">
          <table:table-cell office:value-type="string" calcext:value-type="string">
            <text:p>891f4131-839d-49af-9a27-faf34bb253af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Desert</text:p>
          </table:table-cell>
          <table:table-cell table:formula="of:=MATCH([.C115];Value;1)" office:value-type="float" office:value="18" calcext:value-type="float">
            <text:p>18</text:p>
          </table:table-cell>
          <table:table-cell table:formula="of:=INDIRECT(ADDRESS([.D115];1;1;1;&quot;en-US&quot;))" office:value-type="string" office:string-value="$ACHV_BEAT_SUPER_SHEEP_NORMAL_DESC" calcext:value-type="string">
            <text:p>$ACHV_BEAT_SUPER_SHEEP_NORMAL_DESC</text:p>
          </table:table-cell>
          <table:table-cell table:number-columns-repeated="5"/>
          <table:table-cell table:formula="of:=INDIRECT(ADDRESS(MATCH([.$E115];DEFlag;1) ;2;1;1;[.$N$1]))" office:value-type="string" office:string-value="Besiege das Superschaf im Standardspiel" calcext:value-type="string">
            <text:p>Besiege das Superschaf im Standardspiel</text:p>
          </table:table-cell>
          <table:table-cell table:number-columns-repeated="2"/>
          <table:table-cell table:formula="of:=INDIRECT(ADDRESS(MATCH([.$E115];DEFlag;1) ;2;1;1;[.$N$1]))" office:value-type="string" office:string-value="Besiege das Superschaf im Standardspiel" calcext:value-type="string">
            <text:p>Besiege das Superschaf im Standardspiel</text:p>
          </table:table-cell>
          <table:table-cell table:formula="of:=[.$C115]" office:value-type="string" office:string-value="Desert" calcext:value-type="string">
            <text:p>Desert</text:p>
          </table:table-cell>
          <table:table-cell table:number-columns-repeated="15"/>
          <table:table-cell table:formula="of:=[.$C115]" office:value-type="string" office:string-value="Desert" calcext:value-type="string">
            <text:p>Desert</text:p>
          </table:table-cell>
          <table:table-cell/>
          <table:table-cell table:formula="of:=INDIRECT(ADDRESS(MATCH([.$E115];ESFlag;1) ;2;1;1;[.$AK$1]))" office:value-type="string" office:string-value="Vence a la Superoveja en el modo normal" calcext:value-type="string">
            <text:p>Vence a la Superoveja en el modo normal</text:p>
          </table:table-cell>
          <table:table-cell table:number-columns-repeated="3"/>
          <table:table-cell table:formula="of:=INDIRECT(ADDRESS(MATCH([.$E115];ESFlag;1) ;2;1;1;[.$AK$1]))" office:value-type="string" office:string-value="Vence a la Superoveja en el modo normal" calcext:value-type="string">
            <text:p>Vence a la Superoveja en el modo normal</text:p>
          </table:table-cell>
          <table:table-cell table:number-columns-repeated="4"/>
          <table:table-cell table:formula="of:=INDIRECT(ADDRESS(MATCH([.$E115];FRFlag;1) ;2;1;1;[.$AT$1]))" office:value-type="string" office:string-value="Vaincre le Super Mouton en mode standard" calcext:value-type="string">
            <text:p>Vaincre le Super Mouton en mode standard</text:p>
          </table:table-cell>
          <table:table-cell table:number-columns-repeated="3"/>
          <table:table-cell table:formula="of:=INDIRECT(ADDRESS(MATCH([.$E115];FRFlag;1) ;2;1;1;[.$AT$1]))" office:value-type="string" office:string-value="Vaincre le Super Mouton en mode standard" calcext:value-type="string">
            <text:p>Vaincre le Super Mouton en mode standard</text:p>
          </table:table-cell>
          <table:table-cell table:number-columns-repeated="2"/>
          <table:table-cell table:formula="of:=INDIRECT(ADDRESS(MATCH([.$E115];ITFlag;1) ;2;1;1;[.$AX$1]))" office:value-type="string" office:string-value="Sconfiggi la Super Pecora in una partita normale" calcext:value-type="string">
            <text:p>Sconfiggi la Super Pecora in una partita normale</text:p>
          </table:table-cell>
          <table:table-cell table:formula="of:=INDIRECT(ADDRESS(MATCH([.$E115];ITFlag;1) ;2;1;1;[.$AX$1]))" office:value-type="string" office:string-value="Sconfiggi la Super Pecora in una partita normale" calcext:value-type="string">
            <text:p>Sconfiggi la Super Pecora in una partita normale</text:p>
          </table:table-cell>
          <table:table-cell table:formula="of:=INDIRECT(ADDRESS(MATCH([.$E115];JPFlag;1) ;2;1;1;[.$AZ$1]))" office:value-type="string" office:string-value="スタンダードゲームでスーパーシープを倒した" calcext:value-type="string">
            <text:p>スタンダードゲームでスーパーシープを倒した</text:p>
          </table:table-cell>
          <table:table-cell table:formula="of:=INDIRECT(ADDRESS(MATCH([.$E115];JPFlag;1) ;2;1;1;[.$AZ$1]))" office:value-type="string" office:string-value="スタンダードゲームでスーパーシープを倒した" calcext:value-type="string">
            <text:p>スタンダードゲームでスーパーシープを倒した</text:p>
          </table:table-cell>
          <table:table-cell table:formula="of:=INDIRECT(ADDRESS(MATCH([.$E115];KOFlag;1) ;2;1;1;[.$BB$1]))" office:value-type="string" office:string-value="기본 게임에서 슈퍼 양을 격파" calcext:value-type="string">
            <text:p>기본 게임에서 슈퍼 양을 격파</text:p>
          </table:table-cell>
          <table:table-cell table:formula="of:=INDIRECT(ADDRESS(MATCH([.$E115];KOFlag;1) ;2;1;1;[.$BB$1]))" office:value-type="string" office:string-value="기본 게임에서 슈퍼 양을 격파" calcext:value-type="string">
            <text:p>기본 게임에서 슈퍼 양을 격파</text:p>
          </table:table-cell>
          <table:table-cell table:number-columns-repeated="10"/>
          <table:table-cell table:formula="of:=INDIRECT(ADDRESS(MATCH([.$E115];RUFlag;1) ;2;1;1;[.$BN$1]))" office:value-type="string" office:string-value="Победить Супер-овцу в стандартной игре" calcext:value-type="string">
            <text:p>Победить Супер-овцу в стандартной игре</text:p>
          </table:table-cell>
          <table:table-cell table:formula="of:=INDIRECT(ADDRESS(MATCH([.$E115];RUFlag;1) ;2;1;1;[.$BN$1]))" office:value-type="string" office:string-value="Победить Супер-овцу в стандартной игре" calcext:value-type="string">
            <text:p>Победить Супер-овцу в стандартной игре</text:p>
          </table:table-cell>
          <table:table-cell table:number-columns-repeated="4"/>
          <table:table-cell table:formula="of:=INDIRECT(ADDRESS(MATCH([.$E115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115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115];ZHHantFlag;1) ;2;1;1;[.$BU$1]))" office:value-type="string" office:string-value="在標準遊戲擊敗超級綿羊" calcext:value-type="string">
            <text:p>在標準遊戲擊敗超級綿羊</text:p>
          </table:table-cell>
          <table:table-cell table:formula="of:=INDIRECT(ADDRESS(MATCH([.$E115];ZHHansFlag;1) ;2;1;1;[.$BT$1]))" office:value-type="string" office:string-value="在标准游戏击败超级绵羊" calcext:value-type="string">
            <text:p>在标准游戏击败超级绵羊</text:p>
          </table:table-cell>
          <table:table-cell table:formula="of:=INDIRECT(ADDRESS(MATCH([.$E115];ZHHantFlag;1) ;2;1;1;[.$BU$1]))" office:value-type="string" office:string-value="在標準遊戲擊敗超級綿羊" calcext:value-type="string">
            <text:p>在標準遊戲擊敗超級綿羊</text:p>
          </table:table-cell>
        </table:table-row>
        <table:table-row table:style-name="ro1">
          <table:table-cell office:value-type="string" calcext:value-type="string">
            <text:p>7b31c064-60fd-4abf-b84c-0ec2fd81573e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The road that leads home.</text:p>
          </table:table-cell>
          <table:table-cell table:formula="of:=MATCH([.C116];Value;1)" office:value-type="float" office:value="51" calcext:value-type="float">
            <text:p>51</text:p>
          </table:table-cell>
          <table:table-cell table:formula="of:=INDIRECT(ADDRESS([.D116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116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116];DEFlag;1) ;2;1;1;[.$N$1]))" office:value-type="string" office:string-value="Schweizer Armeeschwert" calcext:value-type="string">
            <text:p>Schweizer Armeeschwert</text:p>
          </table:table-cell>
          <table:table-cell table:formula="of:=[.$C116]" office:value-type="string" office:string-value="The road that leads home." calcext:value-type="string">
            <text:p>The road that leads home.</text:p>
          </table:table-cell>
          <table:table-cell table:number-columns-repeated="15"/>
          <table:table-cell table:formula="of:=[.$C116]" office:value-type="string" office:string-value="The road that leads home." calcext:value-type="string">
            <text:p>The road that leads home.</text:p>
          </table:table-cell>
          <table:table-cell/>
          <table:table-cell table:formula="of:=INDIRECT(ADDRESS(MATCH([.$E116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116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116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116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116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16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16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16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16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116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116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116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116];ZHHansFlag;1) ;2;1;1;[.$BT$1]))" office:value-type="string" office:string-value="瑞士军刀" calcext:value-type="string">
            <text:p>瑞士军刀</text:p>
          </table:table-cell>
          <table:table-cell table:formula="of:=INDIRECT(ADDRESS(MATCH([.$E116];ZHHansFlag;1) ;2;1;1;[.$BT$1]))" office:value-type="string" office:string-value="瑞士军刀" calcext:value-type="string">
            <text:p>瑞士军刀</text:p>
          </table:table-cell>
          <table:table-cell table:formula="of:=INDIRECT(ADDRESS(MATCH([.$E116];ZHHantFlag;1) ;2;1;1;[.$BU$1]))" office:value-type="string" office:string-value="瑞士軍刀" calcext:value-type="string">
            <text:p>瑞士軍刀</text:p>
          </table:table-cell>
          <table:table-cell table:formula="of:=INDIRECT(ADDRESS(MATCH([.$E116];ZHHansFlag;1) ;2;1;1;[.$BT$1]))" office:value-type="string" office:string-value="瑞士军刀" calcext:value-type="string">
            <text:p>瑞士军刀</text:p>
          </table:table-cell>
          <table:table-cell table:formula="of:=INDIRECT(ADDRESS(MATCH([.$E116];ZHHantFlag;1) ;2;1;1;[.$BU$1]))" office:value-type="string" office:string-value="瑞士軍刀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aeec991d-bfd8-4858-b3d3-9dcd087559dd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Outside Road</text:p>
          </table:table-cell>
          <table:table-cell table:formula="of:=MATCH([.C117];Value;1)" office:value-type="float" office:value="44" calcext:value-type="float">
            <text:p>44</text:p>
          </table:table-cell>
          <table:table-cell table:formula="of:=INDIRECT(ADDRESS([.D117];1;1;1;&quot;en-US&quot;))" office:value-type="string" office:string-value="$ACHV_MENU_NULL" calcext:value-type="string">
            <text:p>$ACHV_MENU_NULL</text:p>
          </table:table-cell>
          <table:table-cell table:number-columns-repeated="5"/>
          <table:table-cell table:formula="of:=INDIRECT(ADDRESS(MATCH([.$E117];DEFlag;1) ;2;1;1;[.$N$1]))" office:value-type="string" office:string-value="Null" calcext:value-type="string">
            <text:p>Null</text:p>
          </table:table-cell>
          <table:table-cell table:number-columns-repeated="2"/>
          <table:table-cell table:formula="of:=INDIRECT(ADDRESS(MATCH([.$E117];DEFlag;1) ;2;1;1;[.$N$1]))" office:value-type="string" office:string-value="Null" calcext:value-type="string">
            <text:p>Null</text:p>
          </table:table-cell>
          <table:table-cell table:formula="of:=[.$C117]" office:value-type="string" office:string-value="Outside Road" calcext:value-type="string">
            <text:p>Outside Road</text:p>
          </table:table-cell>
          <table:table-cell table:number-columns-repeated="15"/>
          <table:table-cell table:formula="of:=[.$C117]" office:value-type="string" office:string-value="Outside Road" calcext:value-type="string">
            <text:p>Outside Road</text:p>
          </table:table-cell>
          <table:table-cell/>
          <table:table-cell table:formula="of:=INDIRECT(ADDRESS(MATCH([.$E117];ESFlag;1) ;2;1;1;[.$AK$1]))" office:value-type="string" office:string-value="Null" calcext:value-type="string">
            <text:p>Null</text:p>
          </table:table-cell>
          <table:table-cell table:number-columns-repeated="3"/>
          <table:table-cell table:formula="of:=INDIRECT(ADDRESS(MATCH([.$E117];ESFlag;1) ;2;1;1;[.$AK$1]))" office:value-type="string" office:string-value="Null" calcext:value-type="string">
            <text:p>Null</text:p>
          </table:table-cell>
          <table:table-cell table:number-columns-repeated="4"/>
          <table:table-cell table:formula="of:=INDIRECT(ADDRESS(MATCH([.$E117];FRFlag;1) ;2;1;1;[.$AT$1]))" office:value-type="string" office:string-value="Null" calcext:value-type="string">
            <text:p>Null</text:p>
          </table:table-cell>
          <table:table-cell table:number-columns-repeated="3"/>
          <table:table-cell table:formula="of:=INDIRECT(ADDRESS(MATCH([.$E117];FRFlag;1) ;2;1;1;[.$AT$1]))" office:value-type="string" office:string-value="Null" calcext:value-type="string">
            <text:p>Null</text:p>
          </table:table-cell>
          <table:table-cell table:number-columns-repeated="2"/>
          <table:table-cell table:formula="of:=INDIRECT(ADDRESS(MATCH([.$E117];ITFlag;1) ;2;1;1;[.$AX$1]))" office:value-type="string" office:string-value="Null" calcext:value-type="string">
            <text:p>Null</text:p>
          </table:table-cell>
          <table:table-cell table:formula="of:=INDIRECT(ADDRESS(MATCH([.$E117];ITFlag;1) ;2;1;1;[.$AX$1]))" office:value-type="string" office:string-value="Null" calcext:value-type="string">
            <text:p>Null</text:p>
          </table:table-cell>
          <table:table-cell table:formula="of:=INDIRECT(ADDRESS(MATCH([.$E117];JPFlag;1) ;2;1;1;[.$AZ$1]))" office:value-type="string" office:string-value="無" calcext:value-type="string">
            <text:p>無</text:p>
          </table:table-cell>
          <table:table-cell table:formula="of:=INDIRECT(ADDRESS(MATCH([.$E117];JPFlag;1) ;2;1;1;[.$AZ$1]))" office:value-type="string" office:string-value="無" calcext:value-type="string">
            <text:p>無</text:p>
          </table:table-cell>
          <table:table-cell table:formula="of:=INDIRECT(ADDRESS(MATCH([.$E117];KOFlag;1) ;2;1;1;[.$BB$1]))" office:value-type="string" office:string-value="Null" calcext:value-type="string">
            <text:p>Null</text:p>
          </table:table-cell>
          <table:table-cell table:formula="of:=INDIRECT(ADDRESS(MATCH([.$E117];KOFlag;1) ;2;1;1;[.$BB$1]))" office:value-type="string" office:string-value="Null" calcext:value-type="string">
            <text:p>Null</text:p>
          </table:table-cell>
          <table:table-cell table:number-columns-repeated="10"/>
          <table:table-cell table:formula="of:=INDIRECT(ADDRESS(MATCH([.$E117];RUFlag;1) ;2;1;1;[.$BN$1]))" office:value-type="string" office:string-value="Null" calcext:value-type="string">
            <text:p>Null</text:p>
          </table:table-cell>
          <table:table-cell table:formula="of:=INDIRECT(ADDRESS(MATCH([.$E117];RUFlag;1) ;2;1;1;[.$BN$1]))" office:value-type="string" office:string-value="Null" calcext:value-type="string">
            <text:p>Null</text:p>
          </table:table-cell>
          <table:table-cell table:number-columns-repeated="4"/>
          <table:table-cell table:formula="of:=INDIRECT(ADDRESS(MATCH([.$E117];ZHHansFlag;1) ;2;1;1;[.$BT$1]))" office:value-type="string" office:string-value="Null" calcext:value-type="string">
            <text:p>Null</text:p>
          </table:table-cell>
          <table:table-cell table:formula="of:=INDIRECT(ADDRESS(MATCH([.$E117];ZHHansFlag;1) ;2;1;1;[.$BT$1]))" office:value-type="string" office:string-value="Null" calcext:value-type="string">
            <text:p>Null</text:p>
          </table:table-cell>
          <table:table-cell table:formula="of:=INDIRECT(ADDRESS(MATCH([.$E117];ZHHantFlag;1) ;2;1;1;[.$BU$1]))" office:value-type="string" office:string-value="Null" calcext:value-type="string">
            <text:p>Null</text:p>
          </table:table-cell>
          <table:table-cell table:formula="of:=INDIRECT(ADDRESS(MATCH([.$E117];ZHHansFlag;1) ;2;1;1;[.$BT$1]))" office:value-type="string" office:string-value="Null" calcext:value-type="string">
            <text:p>Null</text:p>
          </table:table-cell>
          <table:table-cell table:formula="of:=INDIRECT(ADDRESS(MATCH([.$E117];ZHHantFlag;1) ;2;1;1;[.$BU$1]))" office:value-type="string" office:string-value="Null" calcext:value-type="string">
            <text:p>Null</text:p>
          </table:table-cell>
        </table:table-row>
        <table:table-row table:style-name="ro1">
          <table:table-cell office:value-type="string" calcext:value-type="string">
            <text:p>733df0d8-e8d3-4342-bfe3-93c9d1a6a17c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Eztli-Tenoch's throne room, now long abandoned.</text:p>
          </table:table-cell>
          <table:table-cell table:formula="of:=MATCH([.C118];Value;1)" office:value-type="float" office:value="27" calcext:value-type="float">
            <text:p>27</text:p>
          </table:table-cell>
          <table:table-cell table:formula="of:=INDIRECT(ADDRESS([.D118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18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18];DEFlag;1) ;2;1;1;[.$N$1]))" office:value-type="string" office:string-value="Ausdauer" calcext:value-type="string">
            <text:p>Ausdauer</text:p>
          </table:table-cell>
          <table:table-cell table:formula="of:=[.$C118]" office:value-type="string" office:string-value="Eztli-Tenoch's throne room, now long abandoned." calcext:value-type="string">
            <text:p>Eztli-Tenoch's throne room, now long abandoned.</text:p>
          </table:table-cell>
          <table:table-cell table:number-columns-repeated="15"/>
          <table:table-cell table:formula="of:=[.$C118]" office:value-type="string" office:string-value="Eztli-Tenoch's throne room, now long abandoned." calcext:value-type="string">
            <text:p>Eztli-Tenoch's throne room, now long abandoned.</text:p>
          </table:table-cell>
          <table:table-cell/>
          <table:table-cell table:formula="of:=INDIRECT(ADDRESS(MATCH([.$E118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18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18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18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18];ITFlag;1) ;2;1;1;[.$AX$1]))" office:value-type="string" office:string-value="Resistenza" calcext:value-type="string">
            <text:p>Resistenza</text:p>
          </table:table-cell>
          <table:table-cell table:formula="of:=INDIRECT(ADDRESS(MATCH([.$E118];ITFlag;1) ;2;1;1;[.$AX$1]))" office:value-type="string" office:string-value="Resistenza" calcext:value-type="string">
            <text:p>Resistenza</text:p>
          </table:table-cell>
          <table:table-cell table:formula="of:=INDIRECT(ADDRESS(MATCH([.$E118];JPFlag;1) ;2;1;1;[.$AZ$1]))" office:value-type="string" office:string-value="持久力" calcext:value-type="string">
            <text:p>持久力</text:p>
          </table:table-cell>
          <table:table-cell table:formula="of:=INDIRECT(ADDRESS(MATCH([.$E118];JPFlag;1) ;2;1;1;[.$AZ$1]))" office:value-type="string" office:string-value="持久力" calcext:value-type="string">
            <text:p>持久力</text:p>
          </table:table-cell>
          <table:table-cell table:formula="of:=INDIRECT(ADDRESS(MATCH([.$E118];KOFlag;1) ;2;1;1;[.$BB$1]))" office:value-type="string" office:string-value="인내심" calcext:value-type="string">
            <text:p>인내심</text:p>
          </table:table-cell>
          <table:table-cell table:formula="of:=INDIRECT(ADDRESS(MATCH([.$E118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18];RUFlag;1) ;2;1;1;[.$BN$1]))" office:value-type="string" office:string-value="Терпение" calcext:value-type="string">
            <text:p>Терпение</text:p>
          </table:table-cell>
          <table:table-cell table:formula="of:=INDIRECT(ADDRESS(MATCH([.$E118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18];ZHHansFlag;1) ;2;1;1;[.$BT$1]))" office:value-type="string" office:string-value="忍耐" calcext:value-type="string">
            <text:p>忍耐</text:p>
          </table:table-cell>
          <table:table-cell table:formula="of:=INDIRECT(ADDRESS(MATCH([.$E118];ZHHansFlag;1) ;2;1;1;[.$BT$1]))" office:value-type="string" office:string-value="忍耐" calcext:value-type="string">
            <text:p>忍耐</text:p>
          </table:table-cell>
          <table:table-cell table:formula="of:=INDIRECT(ADDRESS(MATCH([.$E118];ZHHantFlag;1) ;2;1;1;[.$BU$1]))" office:value-type="string" office:string-value="忍耐" calcext:value-type="string">
            <text:p>忍耐</text:p>
          </table:table-cell>
          <table:table-cell table:formula="of:=INDIRECT(ADDRESS(MATCH([.$E118];ZHHansFlag;1) ;2;1;1;[.$BT$1]))" office:value-type="string" office:string-value="忍耐" calcext:value-type="string">
            <text:p>忍耐</text:p>
          </table:table-cell>
          <table:table-cell table:formula="of:=INDIRECT(ADDRESS(MATCH([.$E118];ZHHantFlag;1) ;2;1;1;[.$BU$1]))" office:value-type="string" office:string-value="忍耐" calcext:value-type="string">
            <text:p>忍耐</text:p>
          </table:table-cell>
        </table:table-row>
        <table:table-row table:style-name="ro2">
          <table:table-cell office:value-type="string" calcext:value-type="string">
            <text:p>1d34c9f9-8dab-4451-b65e-c3fa74f93f13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Ruined Throne Room</text:p>
          </table:table-cell>
          <table:table-cell table:formula="of:=MATCH([.C119];Value;1)" office:value-type="float" office:value="47" calcext:value-type="float">
            <text:p>47</text:p>
          </table:table-cell>
          <table:table-cell table:formula="of:=INDIRECT(ADDRESS([.D119];1;1;1;&quot;en-US&quot;))" office:value-type="string" office:string-value="$ACHV_ENDLESS_100_NORMAL_DESC" calcext:value-type="string">
            <text:p>$ACHV_ENDLESS_100_NORMAL_DESC</text:p>
          </table:table-cell>
          <table:table-cell table:number-columns-repeated="5"/>
          <table:table-cell table:formula="of:=INDIRECT(ADDRESS(MATCH([.$E119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number-columns-repeated="2"/>
          <table:table-cell table:formula="of:=INDIRECT(ADDRESS(MATCH([.$E119];DEFlag;1) ;2;1;1;[.$N$1]))" office:value-type="string" office:string-value="Erreiche Welle 100 in der Endlos 2 im Standardspiel" calcext:value-type="string">
            <text:p>Erreiche Welle 100 in der Endlos 2 im Standardspiel</text:p>
          </table:table-cell>
          <table:table-cell table:formula="of:=[.$C119]" office:value-type="string" office:string-value="Ruined Throne Room" calcext:value-type="string">
            <text:p>Ruined Throne Room</text:p>
          </table:table-cell>
          <table:table-cell table:number-columns-repeated="15"/>
          <table:table-cell table:formula="of:=[.$C119]" office:value-type="string" office:string-value="Ruined Throne Room" calcext:value-type="string">
            <text:p>Ruined Throne Room</text:p>
          </table:table-cell>
          <table:table-cell/>
          <table:table-cell table:formula="of:=INDIRECT(ADDRESS(MATCH([.$E119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3"/>
          <table:table-cell table:formula="of:=INDIRECT(ADDRESS(MATCH([.$E119];ESFlag;1) ;2;1;1;[.$AK$1]))" office:value-type="string" office:string-value="Alcanza la oleada 100 en el Desafío infinito 2 en normal" calcext:value-type="string">
            <text:p>Alcanza la oleada 100 en el Desafío infinito 2 en normal</text:p>
          </table:table-cell>
          <table:table-cell table:number-columns-repeated="4"/>
          <table:table-cell table:formula="of:=INDIRECT(ADDRESS(MATCH([.$E119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3"/>
          <table:table-cell table:formula="of:=INDIRECT(ADDRESS(MATCH([.$E119];FRFlag;1) ;2;1;1;[.$AT$1]))" office:value-type="string" office:string-value="Atteindre la vague 100 en mode Défi Infini 2 d'une partie standard" calcext:value-type="string">
            <text:p>Atteindre la vague 100 en mode Défi Infini 2 d'une partie standard</text:p>
          </table:table-cell>
          <table:table-cell table:number-columns-repeated="2"/>
          <table:table-cell table:formula="of:=INDIRECT(ADDRESS(MATCH([.$E119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119];ITFlag;1) ;2;1;1;[.$AX$1]))" office:value-type="string" office:string-value="Raggiungi la centesima ondata della Sfida Infinita 2 nel gioco normale" calcext:value-type="string">
            <text:p>Raggiungi la centesima ondata della Sfida Infinita 2 nel gioco normale</text:p>
          </table:table-cell>
          <table:table-cell table:formula="of:=INDIRECT(ADDRESS(MATCH([.$E119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119];JPFlag;1) ;2;1;1;[.$AZ$1]))" office:value-type="string" office:string-value="スタンダードゲームのエンドレス2でwave100に到達した" calcext:value-type="string">
            <text:p>スタンダードゲームのエンドレス2でwave100に到達した</text:p>
          </table:table-cell>
          <table:table-cell table:formula="of:=INDIRECT(ADDRESS(MATCH([.$E119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formula="of:=INDIRECT(ADDRESS(MATCH([.$E119];KOFlag;1) ;2;1;1;[.$BB$1]))" office:value-type="string" office:string-value="기본 게임의 무한 도전 2에서 100번째 웨이브에 도달" calcext:value-type="string">
            <text:p>기본 게임의 무한 도전 2에서 100번째 웨이브에 도달</text:p>
          </table:table-cell>
          <table:table-cell table:number-columns-repeated="10"/>
          <table:table-cell table:formula="of:=INDIRECT(ADDRESS(MATCH([.$E119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formula="of:=INDIRECT(ADDRESS(MATCH([.$E119];RUFlag;1) ;2;1;1;[.$BN$1]))" office:value-type="string" office:string-value="Достичь волны 100 в Выживании 2 в стандартной игре" calcext:value-type="string">
            <text:p>Достичь волны 100 в Выживании 2 в стандартной игре</text:p>
          </table:table-cell>
          <table:table-cell table:number-columns-repeated="4"/>
          <table:table-cell table:formula="of:=INDIRECT(ADDRESS(MATCH([.$E119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119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119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  <table:table-cell table:formula="of:=INDIRECT(ADDRESS(MATCH([.$E119];ZHHansFlag;1) ;2;1;1;[.$BT$1]))" office:value-type="string" office:string-value="在标准游戏的无尽挑战2中，击败100波敌人" calcext:value-type="string">
            <text:p>在标准游戏的无尽挑战2中，击败100波敌人</text:p>
          </table:table-cell>
          <table:table-cell table:formula="of:=INDIRECT(ADDRESS(MATCH([.$E119];ZHHantFlag;1) ;2;1;1;[.$BU$1]))" office:value-type="string" office:string-value="在標準遊戲的無盡挑戰2中，擊敗100波敵人" calcext:value-type="string">
            <text:p>在標準遊戲的無盡挑戰2中，擊敗100波敵人</text:p>
          </table:table-cell>
        </table:table-row>
        <table:table-row table:style-name="ro1">
          <table:table-cell office:value-type="string" calcext:value-type="string">
            <text:p>fed542e6-bef5-4721-bbc5-43d91075e922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Some survivors gather outside the pit.</text:p>
          </table:table-cell>
          <table:table-cell table:formula="of:=MATCH([.C120];Value;1)" office:value-type="float" office:value="48" calcext:value-type="float">
            <text:p>48</text:p>
          </table:table-cell>
          <table:table-cell table:formula="of:=INDIRECT(ADDRESS([.D120];1;1;1;&quot;en-US&quot;))" office:value-type="string" office:string-value="$ACHV_BEAT_SUPER_SHEEP_NORMAL_TITLE" calcext:value-type="string">
            <text:p>$ACHV_BEAT_SUPER_SHEEP_NORMAL_TITLE</text:p>
          </table:table-cell>
          <table:table-cell table:number-columns-repeated="5"/>
          <table:table-cell table:formula="of:=INDIRECT(ADDRESS(MATCH([.$E120];DEFlag;1) ;2;1;1;[.$N$1]))" office:value-type="string" office:string-value="Schafschlächter" calcext:value-type="string">
            <text:p>Schafschlächter</text:p>
          </table:table-cell>
          <table:table-cell table:number-columns-repeated="2"/>
          <table:table-cell table:formula="of:=INDIRECT(ADDRESS(MATCH([.$E120];DEFlag;1) ;2;1;1;[.$N$1]))" office:value-type="string" office:string-value="Schafschlächter" calcext:value-type="string">
            <text:p>Schafschlächter</text:p>
          </table:table-cell>
          <table:table-cell table:formula="of:=[.$C120]" office:value-type="string" office:string-value="Some survivors gather outside the pit." calcext:value-type="string">
            <text:p>Some survivors gather outside the pit.</text:p>
          </table:table-cell>
          <table:table-cell table:number-columns-repeated="15"/>
          <table:table-cell table:formula="of:=[.$C120]" office:value-type="string" office:string-value="Some survivors gather outside the pit." calcext:value-type="string">
            <text:p>Some survivors gather outside the pit.</text:p>
          </table:table-cell>
          <table:table-cell/>
          <table:table-cell table:formula="of:=INDIRECT(ADDRESS(MATCH([.$E120];ESFlag;1) ;2;1;1;[.$AK$1]))" office:value-type="string" office:string-value="Mataovejas" calcext:value-type="string">
            <text:p>Mataovejas</text:p>
          </table:table-cell>
          <table:table-cell table:number-columns-repeated="3"/>
          <table:table-cell table:formula="of:=INDIRECT(ADDRESS(MATCH([.$E120];ESFlag;1) ;2;1;1;[.$AK$1]))" office:value-type="string" office:string-value="Mataovejas" calcext:value-type="string">
            <text:p>Mataovejas</text:p>
          </table:table-cell>
          <table:table-cell table:number-columns-repeated="4"/>
          <table:table-cell table:formula="of:=INDIRECT(ADDRESS(MATCH([.$E120];FRFlag;1) ;2;1;1;[.$AT$1]))" office:value-type="string" office:string-value="Tueur de mouton" calcext:value-type="string">
            <text:p>Tueur de mouton</text:p>
          </table:table-cell>
          <table:table-cell table:number-columns-repeated="3"/>
          <table:table-cell table:formula="of:=INDIRECT(ADDRESS(MATCH([.$E120];FRFlag;1) ;2;1;1;[.$AT$1]))" office:value-type="string" office:string-value="Tueur de mouton" calcext:value-type="string">
            <text:p>Tueur de mouton</text:p>
          </table:table-cell>
          <table:table-cell table:number-columns-repeated="2"/>
          <table:table-cell table:formula="of:=INDIRECT(ADDRESS(MATCH([.$E120];ITFlag;1) ;2;1;1;[.$AX$1]))" office:value-type="string" office:string-value="Cacciatore di Pecore" calcext:value-type="string">
            <text:p>Cacciatore di Pecore</text:p>
          </table:table-cell>
          <table:table-cell table:formula="of:=INDIRECT(ADDRESS(MATCH([.$E120];ITFlag;1) ;2;1;1;[.$AX$1]))" office:value-type="string" office:string-value="Cacciatore di Pecore" calcext:value-type="string">
            <text:p>Cacciatore di Pecore</text:p>
          </table:table-cell>
          <table:table-cell table:formula="of:=INDIRECT(ADDRESS(MATCH([.$E120];JPFlag;1) ;2;1;1;[.$AZ$1]))" office:value-type="string" office:string-value="シープスレイヤー" calcext:value-type="string">
            <text:p>シープスレイヤー</text:p>
          </table:table-cell>
          <table:table-cell table:formula="of:=INDIRECT(ADDRESS(MATCH([.$E120];JPFlag;1) ;2;1;1;[.$AZ$1]))" office:value-type="string" office:string-value="シープスレイヤー" calcext:value-type="string">
            <text:p>シープスレイヤー</text:p>
          </table:table-cell>
          <table:table-cell table:formula="of:=INDIRECT(ADDRESS(MATCH([.$E120];KOFlag;1) ;2;1;1;[.$BB$1]))" office:value-type="string" office:string-value="양 학살자" calcext:value-type="string">
            <text:p>양 학살자</text:p>
          </table:table-cell>
          <table:table-cell table:formula="of:=INDIRECT(ADDRESS(MATCH([.$E120];KOFlag;1) ;2;1;1;[.$BB$1]))" office:value-type="string" office:string-value="양 학살자" calcext:value-type="string">
            <text:p>양 학살자</text:p>
          </table:table-cell>
          <table:table-cell table:number-columns-repeated="10"/>
          <table:table-cell table:formula="of:=INDIRECT(ADDRESS(MATCH([.$E120];RUFlag;1) ;2;1;1;[.$BN$1]))" office:value-type="string" office:string-value="Убийца овец" calcext:value-type="string">
            <text:p>Убийца овец</text:p>
          </table:table-cell>
          <table:table-cell table:formula="of:=INDIRECT(ADDRESS(MATCH([.$E120];RUFlag;1) ;2;1;1;[.$BN$1]))" office:value-type="string" office:string-value="Убийца овец" calcext:value-type="string">
            <text:p>Убийца овец</text:p>
          </table:table-cell>
          <table:table-cell table:number-columns-repeated="4"/>
          <table:table-cell table:formula="of:=INDIRECT(ADDRESS(MATCH([.$E120];ZHHansFlag;1) ;2;1;1;[.$BT$1]))" office:value-type="string" office:string-value="屠羊狂魔" calcext:value-type="string">
            <text:p>屠羊狂魔</text:p>
          </table:table-cell>
          <table:table-cell table:formula="of:=INDIRECT(ADDRESS(MATCH([.$E120];ZHHansFlag;1) ;2;1;1;[.$BT$1]))" office:value-type="string" office:string-value="屠羊狂魔" calcext:value-type="string">
            <text:p>屠羊狂魔</text:p>
          </table:table-cell>
          <table:table-cell table:formula="of:=INDIRECT(ADDRESS(MATCH([.$E120];ZHHantFlag;1) ;2;1;1;[.$BU$1]))" office:value-type="string" office:string-value="屠羊狂魔" calcext:value-type="string">
            <text:p>屠羊狂魔</text:p>
          </table:table-cell>
          <table:table-cell table:formula="of:=INDIRECT(ADDRESS(MATCH([.$E120];ZHHansFlag;1) ;2;1;1;[.$BT$1]))" office:value-type="string" office:string-value="屠羊狂魔" calcext:value-type="string">
            <text:p>屠羊狂魔</text:p>
          </table:table-cell>
          <table:table-cell table:formula="of:=INDIRECT(ADDRESS(MATCH([.$E120];ZHHantFlag;1) ;2;1;1;[.$BU$1]))" office:value-type="string" office:string-value="屠羊狂魔" calcext:value-type="string">
            <text:p>屠羊狂魔</text:p>
          </table:table-cell>
        </table:table-row>
        <table:table-row table:style-name="ro1">
          <table:table-cell office:value-type="string" calcext:value-type="string">
            <text:p>dc2a0743-62a2-4c27-ba00-9b81a424102c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Outside, with Survivors</text:p>
          </table:table-cell>
          <table:table-cell table:formula="of:=MATCH([.C121];Value;1)" office:value-type="float" office:value="44" calcext:value-type="float">
            <text:p>44</text:p>
          </table:table-cell>
          <table:table-cell table:formula="of:=INDIRECT(ADDRESS([.D121];1;1;1;&quot;en-US&quot;))" office:value-type="string" office:string-value="$ACHV_MENU_NULL" calcext:value-type="string">
            <text:p>$ACHV_MENU_NULL</text:p>
          </table:table-cell>
          <table:table-cell table:number-columns-repeated="5"/>
          <table:table-cell table:formula="of:=INDIRECT(ADDRESS(MATCH([.$E121];DEFlag;1) ;2;1;1;[.$N$1]))" office:value-type="string" office:string-value="Null" calcext:value-type="string">
            <text:p>Null</text:p>
          </table:table-cell>
          <table:table-cell table:number-columns-repeated="2"/>
          <table:table-cell table:formula="of:=INDIRECT(ADDRESS(MATCH([.$E121];DEFlag;1) ;2;1;1;[.$N$1]))" office:value-type="string" office:string-value="Null" calcext:value-type="string">
            <text:p>Null</text:p>
          </table:table-cell>
          <table:table-cell table:formula="of:=[.$C121]" office:value-type="string" office:string-value="Outside, with Survivors" calcext:value-type="string">
            <text:p>Outside, with Survivors</text:p>
          </table:table-cell>
          <table:table-cell table:number-columns-repeated="15"/>
          <table:table-cell table:formula="of:=[.$C121]" office:value-type="string" office:string-value="Outside, with Survivors" calcext:value-type="string">
            <text:p>Outside, with Survivors</text:p>
          </table:table-cell>
          <table:table-cell/>
          <table:table-cell table:formula="of:=INDIRECT(ADDRESS(MATCH([.$E121];ESFlag;1) ;2;1;1;[.$AK$1]))" office:value-type="string" office:string-value="Null" calcext:value-type="string">
            <text:p>Null</text:p>
          </table:table-cell>
          <table:table-cell table:number-columns-repeated="3"/>
          <table:table-cell table:formula="of:=INDIRECT(ADDRESS(MATCH([.$E121];ESFlag;1) ;2;1;1;[.$AK$1]))" office:value-type="string" office:string-value="Null" calcext:value-type="string">
            <text:p>Null</text:p>
          </table:table-cell>
          <table:table-cell table:number-columns-repeated="4"/>
          <table:table-cell table:formula="of:=INDIRECT(ADDRESS(MATCH([.$E121];FRFlag;1) ;2;1;1;[.$AT$1]))" office:value-type="string" office:string-value="Null" calcext:value-type="string">
            <text:p>Null</text:p>
          </table:table-cell>
          <table:table-cell table:number-columns-repeated="3"/>
          <table:table-cell table:formula="of:=INDIRECT(ADDRESS(MATCH([.$E121];FRFlag;1) ;2;1;1;[.$AT$1]))" office:value-type="string" office:string-value="Null" calcext:value-type="string">
            <text:p>Null</text:p>
          </table:table-cell>
          <table:table-cell table:number-columns-repeated="2"/>
          <table:table-cell table:formula="of:=INDIRECT(ADDRESS(MATCH([.$E121];ITFlag;1) ;2;1;1;[.$AX$1]))" office:value-type="string" office:string-value="Null" calcext:value-type="string">
            <text:p>Null</text:p>
          </table:table-cell>
          <table:table-cell table:formula="of:=INDIRECT(ADDRESS(MATCH([.$E121];ITFlag;1) ;2;1;1;[.$AX$1]))" office:value-type="string" office:string-value="Null" calcext:value-type="string">
            <text:p>Null</text:p>
          </table:table-cell>
          <table:table-cell table:formula="of:=INDIRECT(ADDRESS(MATCH([.$E121];JPFlag;1) ;2;1;1;[.$AZ$1]))" office:value-type="string" office:string-value="無" calcext:value-type="string">
            <text:p>無</text:p>
          </table:table-cell>
          <table:table-cell table:formula="of:=INDIRECT(ADDRESS(MATCH([.$E121];JPFlag;1) ;2;1;1;[.$AZ$1]))" office:value-type="string" office:string-value="無" calcext:value-type="string">
            <text:p>無</text:p>
          </table:table-cell>
          <table:table-cell table:formula="of:=INDIRECT(ADDRESS(MATCH([.$E121];KOFlag;1) ;2;1;1;[.$BB$1]))" office:value-type="string" office:string-value="Null" calcext:value-type="string">
            <text:p>Null</text:p>
          </table:table-cell>
          <table:table-cell table:formula="of:=INDIRECT(ADDRESS(MATCH([.$E121];KOFlag;1) ;2;1;1;[.$BB$1]))" office:value-type="string" office:string-value="Null" calcext:value-type="string">
            <text:p>Null</text:p>
          </table:table-cell>
          <table:table-cell table:number-columns-repeated="10"/>
          <table:table-cell table:formula="of:=INDIRECT(ADDRESS(MATCH([.$E121];RUFlag;1) ;2;1;1;[.$BN$1]))" office:value-type="string" office:string-value="Null" calcext:value-type="string">
            <text:p>Null</text:p>
          </table:table-cell>
          <table:table-cell table:formula="of:=INDIRECT(ADDRESS(MATCH([.$E121];RUFlag;1) ;2;1;1;[.$BN$1]))" office:value-type="string" office:string-value="Null" calcext:value-type="string">
            <text:p>Null</text:p>
          </table:table-cell>
          <table:table-cell table:number-columns-repeated="4"/>
          <table:table-cell table:formula="of:=INDIRECT(ADDRESS(MATCH([.$E121];ZHHansFlag;1) ;2;1;1;[.$BT$1]))" office:value-type="string" office:string-value="Null" calcext:value-type="string">
            <text:p>Null</text:p>
          </table:table-cell>
          <table:table-cell table:formula="of:=INDIRECT(ADDRESS(MATCH([.$E121];ZHHansFlag;1) ;2;1;1;[.$BT$1]))" office:value-type="string" office:string-value="Null" calcext:value-type="string">
            <text:p>Null</text:p>
          </table:table-cell>
          <table:table-cell table:formula="of:=INDIRECT(ADDRESS(MATCH([.$E121];ZHHantFlag;1) ;2;1;1;[.$BU$1]))" office:value-type="string" office:string-value="Null" calcext:value-type="string">
            <text:p>Null</text:p>
          </table:table-cell>
          <table:table-cell table:formula="of:=INDIRECT(ADDRESS(MATCH([.$E121];ZHHansFlag;1) ;2;1;1;[.$BT$1]))" office:value-type="string" office:string-value="Null" calcext:value-type="string">
            <text:p>Null</text:p>
          </table:table-cell>
          <table:table-cell table:formula="of:=INDIRECT(ADDRESS(MATCH([.$E121];ZHHantFlag;1) ;2;1;1;[.$BU$1]))" office:value-type="string" office:string-value="Null" calcext:value-type="string">
            <text:p>Null</text:p>
          </table:table-cell>
        </table:table-row>
        <table:table-row table:style-name="ro1">
          <table:table-cell office:value-type="string" calcext:value-type="string">
            <text:p>a4bbd22b-bab6-418c-83c8-10b7c9837b86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The hidden treasure hoard.</text:p>
          </table:table-cell>
          <table:table-cell table:formula="of:=MATCH([.C122];Value;1)" office:value-type="float" office:value="51" calcext:value-type="float">
            <text:p>51</text:p>
          </table:table-cell>
          <table:table-cell table:formula="of:=INDIRECT(ADDRESS([.D122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122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122];DEFlag;1) ;2;1;1;[.$N$1]))" office:value-type="string" office:string-value="Schweizer Armeeschwert" calcext:value-type="string">
            <text:p>Schweizer Armeeschwert</text:p>
          </table:table-cell>
          <table:table-cell table:formula="of:=[.$C122]" office:value-type="string" office:string-value="The hidden treasure hoard." calcext:value-type="string">
            <text:p>The hidden treasure hoard.</text:p>
          </table:table-cell>
          <table:table-cell table:number-columns-repeated="15"/>
          <table:table-cell table:formula="of:=[.$C122]" office:value-type="string" office:string-value="The hidden treasure hoard." calcext:value-type="string">
            <text:p>The hidden treasure hoard.</text:p>
          </table:table-cell>
          <table:table-cell/>
          <table:table-cell table:formula="of:=INDIRECT(ADDRESS(MATCH([.$E122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122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122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122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122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22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22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22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22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122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122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122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122];ZHHansFlag;1) ;2;1;1;[.$BT$1]))" office:value-type="string" office:string-value="瑞士军刀" calcext:value-type="string">
            <text:p>瑞士军刀</text:p>
          </table:table-cell>
          <table:table-cell table:formula="of:=INDIRECT(ADDRESS(MATCH([.$E122];ZHHansFlag;1) ;2;1;1;[.$BT$1]))" office:value-type="string" office:string-value="瑞士军刀" calcext:value-type="string">
            <text:p>瑞士军刀</text:p>
          </table:table-cell>
          <table:table-cell table:formula="of:=INDIRECT(ADDRESS(MATCH([.$E122];ZHHantFlag;1) ;2;1;1;[.$BU$1]))" office:value-type="string" office:string-value="瑞士軍刀" calcext:value-type="string">
            <text:p>瑞士軍刀</text:p>
          </table:table-cell>
          <table:table-cell table:formula="of:=INDIRECT(ADDRESS(MATCH([.$E122];ZHHansFlag;1) ;2;1;1;[.$BT$1]))" office:value-type="string" office:string-value="瑞士军刀" calcext:value-type="string">
            <text:p>瑞士军刀</text:p>
          </table:table-cell>
          <table:table-cell table:formula="of:=INDIRECT(ADDRESS(MATCH([.$E122];ZHHantFlag;1) ;2;1;1;[.$BU$1]))" office:value-type="string" office:string-value="瑞士軍刀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f93466f9-8246-4910-bf15-a927c18c9314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Treasure</text:p>
          </table:table-cell>
          <table:table-cell table:formula="of:=MATCH([.C123];Value;1)" office:value-type="float" office:value="51" calcext:value-type="float">
            <text:p>51</text:p>
          </table:table-cell>
          <table:table-cell table:formula="of:=INDIRECT(ADDRESS([.D123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123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123];DEFlag;1) ;2;1;1;[.$N$1]))" office:value-type="string" office:string-value="Schweizer Armeeschwert" calcext:value-type="string">
            <text:p>Schweizer Armeeschwert</text:p>
          </table:table-cell>
          <table:table-cell table:formula="of:=[.$C123]" office:value-type="string" office:string-value="Treasure" calcext:value-type="string">
            <text:p>Treasure</text:p>
          </table:table-cell>
          <table:table-cell table:number-columns-repeated="15"/>
          <table:table-cell table:formula="of:=[.$C123]" office:value-type="string" office:string-value="Treasure" calcext:value-type="string">
            <text:p>Treasure</text:p>
          </table:table-cell>
          <table:table-cell/>
          <table:table-cell table:formula="of:=INDIRECT(ADDRESS(MATCH([.$E123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123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123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123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123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23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23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23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23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123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123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123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123];ZHHansFlag;1) ;2;1;1;[.$BT$1]))" office:value-type="string" office:string-value="瑞士军刀" calcext:value-type="string">
            <text:p>瑞士军刀</text:p>
          </table:table-cell>
          <table:table-cell table:formula="of:=INDIRECT(ADDRESS(MATCH([.$E123];ZHHansFlag;1) ;2;1;1;[.$BT$1]))" office:value-type="string" office:string-value="瑞士军刀" calcext:value-type="string">
            <text:p>瑞士军刀</text:p>
          </table:table-cell>
          <table:table-cell table:formula="of:=INDIRECT(ADDRESS(MATCH([.$E123];ZHHantFlag;1) ;2;1;1;[.$BU$1]))" office:value-type="string" office:string-value="瑞士軍刀" calcext:value-type="string">
            <text:p>瑞士軍刀</text:p>
          </table:table-cell>
          <table:table-cell table:formula="of:=INDIRECT(ADDRESS(MATCH([.$E123];ZHHansFlag;1) ;2;1;1;[.$BT$1]))" office:value-type="string" office:string-value="瑞士军刀" calcext:value-type="string">
            <text:p>瑞士军刀</text:p>
          </table:table-cell>
          <table:table-cell table:formula="of:=INDIRECT(ADDRESS(MATCH([.$E123];ZHHantFlag;1) ;2;1;1;[.$BU$1]))" office:value-type="string" office:string-value="瑞士軍刀" calcext:value-type="string">
            <text:p>瑞士軍刀</text:p>
          </table:table-cell>
        </table:table-row>
        <table:table-row table:style-name="ro2">
          <table:table-cell office:value-type="string" calcext:value-type="string">
            <text:p>bfffc61a-a966-4d91-90fe-49894db61248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We who are about to die salute you.</text:p>
          </table:table-cell>
          <table:table-cell table:formula="of:=MATCH([.C124];Value;1)" office:value-type="float" office:value="60" calcext:value-type="float">
            <text:p>60</text:p>
          </table:table-cell>
          <table:table-cell table:formula="of:=INDIRECT(ADDRESS([.D124];1;1;1;&quot;en-US&quot;))" office:value-type="string" office:string-value="$ACHV_MENU_TIPS_DESC" calcext:value-type="string">
            <text:p>$ACHV_MENU_TIPS_DESC</text:p>
          </table:table-cell>
          <table:table-cell table:number-columns-repeated="5"/>
          <table:table-cell table:formula="of:=INDIRECT(ADDRESS(MATCH([.$E124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number-columns-repeated="2"/>
          <table:table-cell table:formula="of:=INDIRECT(ADDRESS(MATCH([.$E124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formula="of:=[.$C124]" office:value-type="string" office:string-value="We who are about to die salute you." calcext:value-type="string">
            <text:p>We who are about to die salute you.</text:p>
          </table:table-cell>
          <table:table-cell table:number-columns-repeated="15"/>
          <table:table-cell table:formula="of:=[.$C124]" office:value-type="string" office:string-value="We who are about to die salute you." calcext:value-type="string">
            <text:p>We who are about to die salute you.</text:p>
          </table:table-cell>
          <table:table-cell/>
          <table:table-cell table:formula="of:=INDIRECT(ADDRESS(MATCH([.$E124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3"/>
          <table:table-cell table:formula="of:=INDIRECT(ADDRESS(MATCH([.$E124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4"/>
          <table:table-cell table:formula="of:=INDIRECT(ADDRESS(MATCH([.$E124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3"/>
          <table:table-cell table:formula="of:=INDIRECT(ADDRESS(MATCH([.$E124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2"/>
          <table:table-cell table:formula="of:=INDIRECT(ADDRESS(MATCH([.$E124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124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124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124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124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formula="of:=INDIRECT(ADDRESS(MATCH([.$E124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number-columns-repeated="10"/>
          <table:table-cell table:formula="of:=INDIRECT(ADDRESS(MATCH([.$E124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formula="of:=INDIRECT(ADDRESS(MATCH([.$E124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number-columns-repeated="4"/>
          <table:table-cell table:formula="of:=INDIRECT(ADDRESS(MATCH([.$E124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124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124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  <table:table-cell table:formula="of:=INDIRECT(ADDRESS(MATCH([.$E124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124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</table:table-row>
        <table:table-row table:style-name="ro1">
          <table:table-cell office:value-type="string" calcext:value-type="string">
            <text:p>4464d714-ae32-48e1-b366-4b894d08c25d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Coliseum</text:p>
          </table:table-cell>
          <table:table-cell table:formula="of:=MATCH([.C125];Value;1)" office:value-type="float" office:value="13" calcext:value-type="float">
            <text:p>13</text:p>
          </table:table-cell>
          <table:table-cell table:formula="of:=INDIRECT(ADDRESS([.D125];1;1;1;&quot;en-US&quot;))" office:value-type="string" office:string-value="$ACHV_HAVE_ALL_BOOKS_NORMAL_TITLE" calcext:value-type="string">
            <text:p>$ACHV_HAVE_ALL_BOOKS_NORMAL_TITLE</text:p>
          </table:table-cell>
          <table:table-cell table:number-columns-repeated="5"/>
          <table:table-cell table:formula="of:=INDIRECT(ADDRESS(MATCH([.$E125];DEFlag;1) ;2;1;1;[.$N$1]))" office:value-type="string" office:string-value="Bücherwurm" calcext:value-type="string">
            <text:p>Bücherwurm</text:p>
          </table:table-cell>
          <table:table-cell table:number-columns-repeated="2"/>
          <table:table-cell table:formula="of:=INDIRECT(ADDRESS(MATCH([.$E125];DEFlag;1) ;2;1;1;[.$N$1]))" office:value-type="string" office:string-value="Bücherwurm" calcext:value-type="string">
            <text:p>Bücherwurm</text:p>
          </table:table-cell>
          <table:table-cell table:formula="of:=[.$C125]" office:value-type="string" office:string-value="Coliseum" calcext:value-type="string">
            <text:p>Coliseum</text:p>
          </table:table-cell>
          <table:table-cell table:number-columns-repeated="15"/>
          <table:table-cell table:formula="of:=[.$C125]" office:value-type="string" office:string-value="Coliseum" calcext:value-type="string">
            <text:p>Coliseum</text:p>
          </table:table-cell>
          <table:table-cell/>
          <table:table-cell table:formula="of:=INDIRECT(ADDRESS(MATCH([.$E125];ESFlag;1) ;2;1;1;[.$AK$1]))" office:value-type="string" office:string-value="Gusano de biblioteca" calcext:value-type="string">
            <text:p>Gusano de biblioteca</text:p>
          </table:table-cell>
          <table:table-cell table:number-columns-repeated="3"/>
          <table:table-cell table:formula="of:=INDIRECT(ADDRESS(MATCH([.$E125];ESFlag;1) ;2;1;1;[.$AK$1]))" office:value-type="string" office:string-value="Gusano de biblioteca" calcext:value-type="string">
            <text:p>Gusano de biblioteca</text:p>
          </table:table-cell>
          <table:table-cell table:number-columns-repeated="4"/>
          <table:table-cell table:formula="of:=INDIRECT(ADDRESS(MATCH([.$E125];FRFlag;1) ;2;1;1;[.$AT$1]))" office:value-type="string" office:string-value="Rat de bibliothèque" calcext:value-type="string">
            <text:p>Rat de bibliothèque</text:p>
          </table:table-cell>
          <table:table-cell table:number-columns-repeated="3"/>
          <table:table-cell table:formula="of:=INDIRECT(ADDRESS(MATCH([.$E125];FRFlag;1) ;2;1;1;[.$AT$1]))" office:value-type="string" office:string-value="Rat de bibliothèque" calcext:value-type="string">
            <text:p>Rat de bibliothèque</text:p>
          </table:table-cell>
          <table:table-cell table:number-columns-repeated="2"/>
          <table:table-cell table:formula="of:=INDIRECT(ADDRESS(MATCH([.$E125];ITFlag;1) ;2;1;1;[.$AX$1]))" office:value-type="string" office:string-value="Secchione" calcext:value-type="string">
            <text:p>Secchione</text:p>
          </table:table-cell>
          <table:table-cell table:formula="of:=INDIRECT(ADDRESS(MATCH([.$E125];ITFlag;1) ;2;1;1;[.$AX$1]))" office:value-type="string" office:string-value="Secchione" calcext:value-type="string">
            <text:p>Secchione</text:p>
          </table:table-cell>
          <table:table-cell table:formula="of:=INDIRECT(ADDRESS(MATCH([.$E125];JPFlag;1) ;2;1;1;[.$AZ$1]))" office:value-type="string" office:string-value="本の虫" calcext:value-type="string">
            <text:p>本の虫</text:p>
          </table:table-cell>
          <table:table-cell table:formula="of:=INDIRECT(ADDRESS(MATCH([.$E125];JPFlag;1) ;2;1;1;[.$AZ$1]))" office:value-type="string" office:string-value="本の虫" calcext:value-type="string">
            <text:p>本の虫</text:p>
          </table:table-cell>
          <table:table-cell table:formula="of:=INDIRECT(ADDRESS(MATCH([.$E125];KOFlag;1) ;2;1;1;[.$BB$1]))" office:value-type="string" office:string-value="책벌레" calcext:value-type="string">
            <text:p>책벌레</text:p>
          </table:table-cell>
          <table:table-cell table:formula="of:=INDIRECT(ADDRESS(MATCH([.$E125];KOFlag;1) ;2;1;1;[.$BB$1]))" office:value-type="string" office:string-value="책벌레" calcext:value-type="string">
            <text:p>책벌레</text:p>
          </table:table-cell>
          <table:table-cell table:number-columns-repeated="10"/>
          <table:table-cell table:formula="of:=INDIRECT(ADDRESS(MATCH([.$E125];RUFlag;1) ;2;1;1;[.$BN$1]))" office:value-type="string" office:string-value="Книжный червь" calcext:value-type="string">
            <text:p>Книжный червь</text:p>
          </table:table-cell>
          <table:table-cell table:formula="of:=INDIRECT(ADDRESS(MATCH([.$E125];RUFlag;1) ;2;1;1;[.$BN$1]))" office:value-type="string" office:string-value="Книжный червь" calcext:value-type="string">
            <text:p>Книжный червь</text:p>
          </table:table-cell>
          <table:table-cell table:number-columns-repeated="4"/>
          <table:table-cell table:formula="of:=INDIRECT(ADDRESS(MATCH([.$E125];ZHHansFlag;1) ;2;1;1;[.$BT$1]))" office:value-type="string" office:string-value="书呆子" calcext:value-type="string">
            <text:p>书呆子</text:p>
          </table:table-cell>
          <table:table-cell table:formula="of:=INDIRECT(ADDRESS(MATCH([.$E125];ZHHansFlag;1) ;2;1;1;[.$BT$1]))" office:value-type="string" office:string-value="书呆子" calcext:value-type="string">
            <text:p>书呆子</text:p>
          </table:table-cell>
          <table:table-cell table:formula="of:=INDIRECT(ADDRESS(MATCH([.$E125];ZHHantFlag;1) ;2;1;1;[.$BU$1]))" office:value-type="string" office:string-value="書呆子" calcext:value-type="string">
            <text:p>書呆子</text:p>
          </table:table-cell>
          <table:table-cell table:formula="of:=INDIRECT(ADDRESS(MATCH([.$E125];ZHHansFlag;1) ;2;1;1;[.$BT$1]))" office:value-type="string" office:string-value="书呆子" calcext:value-type="string">
            <text:p>书呆子</text:p>
          </table:table-cell>
          <table:table-cell table:formula="of:=INDIRECT(ADDRESS(MATCH([.$E125];ZHHantFlag;1) ;2;1;1;[.$BU$1]))" office:value-type="string" office:string-value="書呆子" calcext:value-type="string">
            <text:p>書呆子</text:p>
          </table:table-cell>
        </table:table-row>
        <table:table-row table:style-name="ro1">
          <table:table-cell office:value-type="string" calcext:value-type="string">
            <text:p>e48708f0-b239-4e4b-91f8-4828e78cdf22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The crystal that traps Eztli-Tenoch waits in the dark chamber.</text:p>
          </table:table-cell>
          <table:table-cell table:formula="of:=MATCH([.C126];Value;1)" office:value-type="float" office:value="51" calcext:value-type="float">
            <text:p>51</text:p>
          </table:table-cell>
          <table:table-cell table:formula="of:=INDIRECT(ADDRESS([.D126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126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126];DEFlag;1) ;2;1;1;[.$N$1]))" office:value-type="string" office:string-value="Schweizer Armeeschwert" calcext:value-type="string">
            <text:p>Schweizer Armeeschwert</text:p>
          </table:table-cell>
          <table:table-cell table:formula="of:=[.$C126]" office:value-type="string" office:string-value="The crystal that traps Eztli-Tenoch waits in the dark chamber." calcext:value-type="string">
            <text:p>The crystal that traps Eztli-Tenoch waits in the dark chamber.</text:p>
          </table:table-cell>
          <table:table-cell table:number-columns-repeated="15"/>
          <table:table-cell table:formula="of:=[.$C126]" office:value-type="string" office:string-value="The crystal that traps Eztli-Tenoch waits in the dark chamber." calcext:value-type="string">
            <text:p>The crystal that traps Eztli-Tenoch waits in the dark chamber.</text:p>
          </table:table-cell>
          <table:table-cell/>
          <table:table-cell table:formula="of:=INDIRECT(ADDRESS(MATCH([.$E126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126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126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126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126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26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26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26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26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126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126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126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126];ZHHansFlag;1) ;2;1;1;[.$BT$1]))" office:value-type="string" office:string-value="瑞士军刀" calcext:value-type="string">
            <text:p>瑞士军刀</text:p>
          </table:table-cell>
          <table:table-cell table:formula="of:=INDIRECT(ADDRESS(MATCH([.$E126];ZHHansFlag;1) ;2;1;1;[.$BT$1]))" office:value-type="string" office:string-value="瑞士军刀" calcext:value-type="string">
            <text:p>瑞士军刀</text:p>
          </table:table-cell>
          <table:table-cell table:formula="of:=INDIRECT(ADDRESS(MATCH([.$E126];ZHHantFlag;1) ;2;1;1;[.$BU$1]))" office:value-type="string" office:string-value="瑞士軍刀" calcext:value-type="string">
            <text:p>瑞士軍刀</text:p>
          </table:table-cell>
          <table:table-cell table:formula="of:=INDIRECT(ADDRESS(MATCH([.$E126];ZHHansFlag;1) ;2;1;1;[.$BT$1]))" office:value-type="string" office:string-value="瑞士军刀" calcext:value-type="string">
            <text:p>瑞士军刀</text:p>
          </table:table-cell>
          <table:table-cell table:formula="of:=INDIRECT(ADDRESS(MATCH([.$E126];ZHHantFlag;1) ;2;1;1;[.$BU$1]))" office:value-type="string" office:string-value="瑞士軍刀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df7fcc40-90ea-41f0-8ec1-e99586d64f28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Dark Chamber</text:p>
          </table:table-cell>
          <table:table-cell table:formula="of:=MATCH([.C127];Value;1)" office:value-type="float" office:value="16" calcext:value-type="float">
            <text:p>16</text:p>
          </table:table-cell>
          <table:table-cell table:formula="of:=INDIRECT(ADDRESS([.D127];1;1;1;&quot;en-US&quot;))" office:value-type="string" office:string-value="$ACHV_HAVE_201_STARS_BLUE_TITLE" calcext:value-type="string">
            <text:p>$ACHV_HAVE_201_STARS_BLUE_TITLE</text:p>
          </table:table-cell>
          <table:table-cell table:number-columns-repeated="5"/>
          <table:table-cell table:formula="of:=INDIRECT(ADDRESS(MATCH([.$E127];DEFlag;1) ;2;1;1;[.$N$1]))" office:value-type="string" office:string-value="Vervollständiger" calcext:value-type="string">
            <text:p>Vervollständiger</text:p>
          </table:table-cell>
          <table:table-cell table:number-columns-repeated="2"/>
          <table:table-cell table:formula="of:=INDIRECT(ADDRESS(MATCH([.$E127];DEFlag;1) ;2;1;1;[.$N$1]))" office:value-type="string" office:string-value="Vervollständiger" calcext:value-type="string">
            <text:p>Vervollständiger</text:p>
          </table:table-cell>
          <table:table-cell table:formula="of:=[.$C127]" office:value-type="string" office:string-value="Dark Chamber" calcext:value-type="string">
            <text:p>Dark Chamber</text:p>
          </table:table-cell>
          <table:table-cell table:number-columns-repeated="15"/>
          <table:table-cell table:formula="of:=[.$C127]" office:value-type="string" office:string-value="Dark Chamber" calcext:value-type="string">
            <text:p>Dark Chamber</text:p>
          </table:table-cell>
          <table:table-cell/>
          <table:table-cell table:formula="of:=INDIRECT(ADDRESS(MATCH([.$E127];ESFlag;1) ;2;1;1;[.$AK$1]))" office:value-type="string" office:string-value="Finalizador" calcext:value-type="string">
            <text:p>Finalizador</text:p>
          </table:table-cell>
          <table:table-cell table:number-columns-repeated="3"/>
          <table:table-cell table:formula="of:=INDIRECT(ADDRESS(MATCH([.$E127];ESFlag;1) ;2;1;1;[.$AK$1]))" office:value-type="string" office:string-value="Finalizador" calcext:value-type="string">
            <text:p>Finalizador</text:p>
          </table:table-cell>
          <table:table-cell table:number-columns-repeated="4"/>
          <table:table-cell table:formula="of:=INDIRECT(ADDRESS(MATCH([.$E127];FRFlag;1) ;2;1;1;[.$AT$1]))" office:value-type="string" office:string-value="Complétiste" calcext:value-type="string">
            <text:p>Complétiste</text:p>
          </table:table-cell>
          <table:table-cell table:number-columns-repeated="3"/>
          <table:table-cell table:formula="of:=INDIRECT(ADDRESS(MATCH([.$E127];FRFlag;1) ;2;1;1;[.$AT$1]))" office:value-type="string" office:string-value="Complétiste" calcext:value-type="string">
            <text:p>Complétiste</text:p>
          </table:table-cell>
          <table:table-cell table:number-columns-repeated="2"/>
          <table:table-cell table:formula="of:=INDIRECT(ADDRESS(MATCH([.$E127];ITFlag;1) ;2;1;1;[.$AX$1]))" office:value-type="string" office:string-value="Completatore" calcext:value-type="string">
            <text:p>Completatore</text:p>
          </table:table-cell>
          <table:table-cell table:formula="of:=INDIRECT(ADDRESS(MATCH([.$E127];ITFlag;1) ;2;1;1;[.$AX$1]))" office:value-type="string" office:string-value="Completatore" calcext:value-type="string">
            <text:p>Completatore</text:p>
          </table:table-cell>
          <table:table-cell table:formula="of:=INDIRECT(ADDRESS(MATCH([.$E127];JPFlag;1) ;2;1;1;[.$AZ$1]))" office:value-type="string" office:string-value="完璧主義者" calcext:value-type="string">
            <text:p>完璧主義者</text:p>
          </table:table-cell>
          <table:table-cell table:formula="of:=INDIRECT(ADDRESS(MATCH([.$E127];JPFlag;1) ;2;1;1;[.$AZ$1]))" office:value-type="string" office:string-value="完璧主義者" calcext:value-type="string">
            <text:p>完璧主義者</text:p>
          </table:table-cell>
          <table:table-cell table:formula="of:=INDIRECT(ADDRESS(MATCH([.$E127];KOFlag;1) ;2;1;1;[.$BB$1]))" office:value-type="string" office:string-value="완벽주의자" calcext:value-type="string">
            <text:p>완벽주의자</text:p>
          </table:table-cell>
          <table:table-cell table:formula="of:=INDIRECT(ADDRESS(MATCH([.$E127];KOFlag;1) ;2;1;1;[.$BB$1]))" office:value-type="string" office:string-value="완벽주의자" calcext:value-type="string">
            <text:p>완벽주의자</text:p>
          </table:table-cell>
          <table:table-cell table:number-columns-repeated="10"/>
          <table:table-cell table:formula="of:=INDIRECT(ADDRESS(MATCH([.$E127];RUFlag;1) ;2;1;1;[.$BN$1]))" office:value-type="string" office:string-value="Перфекционист" calcext:value-type="string">
            <text:p>Перфекционист</text:p>
          </table:table-cell>
          <table:table-cell table:formula="of:=INDIRECT(ADDRESS(MATCH([.$E127];RUFlag;1) ;2;1;1;[.$BN$1]))" office:value-type="string" office:string-value="Перфекционист" calcext:value-type="string">
            <text:p>Перфекционист</text:p>
          </table:table-cell>
          <table:table-cell table:number-columns-repeated="4"/>
          <table:table-cell table:formula="of:=INDIRECT(ADDRESS(MATCH([.$E127];ZHHansFlag;1) ;2;1;1;[.$BT$1]))" office:value-type="string" office:string-value="尽善尽美" calcext:value-type="string">
            <text:p>尽善尽美</text:p>
          </table:table-cell>
          <table:table-cell table:formula="of:=INDIRECT(ADDRESS(MATCH([.$E127];ZHHansFlag;1) ;2;1;1;[.$BT$1]))" office:value-type="string" office:string-value="尽善尽美" calcext:value-type="string">
            <text:p>尽善尽美</text:p>
          </table:table-cell>
          <table:table-cell table:formula="of:=INDIRECT(ADDRESS(MATCH([.$E127];ZHHantFlag;1) ;2;1;1;[.$BU$1]))" office:value-type="string" office:string-value="盡善盡美" calcext:value-type="string">
            <text:p>盡善盡美</text:p>
          </table:table-cell>
          <table:table-cell table:formula="of:=INDIRECT(ADDRESS(MATCH([.$E127];ZHHansFlag;1) ;2;1;1;[.$BT$1]))" office:value-type="string" office:string-value="尽善尽美" calcext:value-type="string">
            <text:p>尽善尽美</text:p>
          </table:table-cell>
          <table:table-cell table:formula="of:=INDIRECT(ADDRESS(MATCH([.$E127];ZHHantFlag;1) ;2;1;1;[.$BU$1]))" office:value-type="string" office:string-value="盡善盡美" calcext:value-type="string">
            <text:p>盡善盡美</text:p>
          </table:table-cell>
        </table:table-row>
        <table:table-row table:style-name="ro2">
          <table:table-cell office:value-type="string" calcext:value-type="string">
            <text:p>41769d92-9456-4616-ad60-b6ea27c408b8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Looks more like a fortress.</text:p>
          </table:table-cell>
          <table:table-cell table:formula="of:=MATCH([.C128];Value;1)" office:value-type="float" office:value="39" calcext:value-type="float">
            <text:p>39</text:p>
          </table:table-cell>
          <table:table-cell table:formula="of:=INDIRECT(ADDRESS([.D128];1;1;1;&quot;en-US&quot;))" office:value-type="string" office:string-value="$ACHV_AZRA_LVL_60_DESC" calcext:value-type="string">
            <text:p>$ACHV_AZRA_LVL_60_DESC</text:p>
          </table:table-cell>
          <table:table-cell table:number-columns-repeated="5"/>
          <table:table-cell table:formula="of:=INDIRECT(ADDRESS(MATCH([.$E128];DEFlag;1) ;2;1;1;[.$N$1]))" office:value-type="string" office:string-value="Bringe deine Bibliothekarin auf Level 60" calcext:value-type="string">
            <text:p>Bringe deine Bibliothekarin auf Level 60</text:p>
          </table:table-cell>
          <table:table-cell table:number-columns-repeated="2"/>
          <table:table-cell table:formula="of:=INDIRECT(ADDRESS(MATCH([.$E128];DEFlag;1) ;2;1;1;[.$N$1]))" office:value-type="string" office:string-value="Bringe deine Bibliothekarin auf Level 60" calcext:value-type="string">
            <text:p>Bringe deine Bibliothekarin auf Level 60</text:p>
          </table:table-cell>
          <table:table-cell table:formula="of:=[.$C128]" office:value-type="string" office:string-value="Looks more like a fortress." calcext:value-type="string">
            <text:p>Looks more like a fortress.</text:p>
          </table:table-cell>
          <table:table-cell table:number-columns-repeated="15"/>
          <table:table-cell table:formula="of:=[.$C128]" office:value-type="string" office:string-value="Looks more like a fortress." calcext:value-type="string">
            <text:p>Looks more like a fortress.</text:p>
          </table:table-cell>
          <table:table-cell/>
          <table:table-cell table:formula="of:=INDIRECT(ADDRESS(MATCH([.$E128];ESFlag;1) ;2;1;1;[.$AK$1]))" office:value-type="string" office:string-value="Alcanza el nivel 60 con la Bibliotecaria" calcext:value-type="string">
            <text:p>Alcanza el nivel 60 con la Bibliotecaria</text:p>
          </table:table-cell>
          <table:table-cell table:number-columns-repeated="3"/>
          <table:table-cell table:formula="of:=INDIRECT(ADDRESS(MATCH([.$E128];ESFlag;1) ;2;1;1;[.$AK$1]))" office:value-type="string" office:string-value="Alcanza el nivel 60 con la Bibliotecaria" calcext:value-type="string">
            <text:p>Alcanza el nivel 60 con la Bibliotecaria</text:p>
          </table:table-cell>
          <table:table-cell table:number-columns-repeated="4"/>
          <table:table-cell table:formula="of:=INDIRECT(ADDRESS(MATCH([.$E128];FRFlag;1) ;2;1;1;[.$AT$1]))" office:value-type="string" office:string-value="Améliorer votre Érudite jusqu'au NIV 60" calcext:value-type="string">
            <text:p>Améliorer votre Érudite jusqu'au NIV 60</text:p>
          </table:table-cell>
          <table:table-cell table:number-columns-repeated="3"/>
          <table:table-cell table:formula="of:=INDIRECT(ADDRESS(MATCH([.$E128];FRFlag;1) ;2;1;1;[.$AT$1]))" office:value-type="string" office:string-value="Améliorer votre Érudite jusqu'au NIV 60" calcext:value-type="string">
            <text:p>Améliorer votre Érudite jusqu'au NIV 60</text:p>
          </table:table-cell>
          <table:table-cell table:number-columns-repeated="2"/>
          <table:table-cell table:formula="of:=INDIRECT(ADDRESS(MATCH([.$E128];ITFlag;1) ;2;1;1;[.$AX$1]))" office:value-type="string" office:string-value="Raggiungi il LIV 60 con la tua bibliotecaria" calcext:value-type="string">
            <text:p>Raggiungi il LIV 60 con la tua bibliotecaria</text:p>
          </table:table-cell>
          <table:table-cell table:formula="of:=INDIRECT(ADDRESS(MATCH([.$E128];ITFlag;1) ;2;1;1;[.$AX$1]))" office:value-type="string" office:string-value="Raggiungi il LIV 60 con la tua bibliotecaria" calcext:value-type="string">
            <text:p>Raggiungi il LIV 60 con la tua bibliotecaria</text:p>
          </table:table-cell>
          <table:table-cell table:formula="of:=INDIRECT(ADDRESS(MATCH([.$E128];JPFlag;1) ;2;1;1;[.$AZ$1]))" office:value-type="string" office:string-value="司書のレベルが60になった" calcext:value-type="string">
            <text:p>司書のレベルが60になった</text:p>
          </table:table-cell>
          <table:table-cell table:formula="of:=INDIRECT(ADDRESS(MATCH([.$E128];JPFlag;1) ;2;1;1;[.$AZ$1]))" office:value-type="string" office:string-value="司書のレベルが60になった" calcext:value-type="string">
            <text:p>司書のレベルが60になった</text:p>
          </table:table-cell>
          <table:table-cell table:formula="of:=INDIRECT(ADDRESS(MATCH([.$E128];KOFlag;1) ;2;1;1;[.$BB$1]))" office:value-type="string" office:string-value="사서 레벨 60 달성" calcext:value-type="string">
            <text:p>사서 레벨 60 달성</text:p>
          </table:table-cell>
          <table:table-cell table:formula="of:=INDIRECT(ADDRESS(MATCH([.$E128];KOFlag;1) ;2;1;1;[.$BB$1]))" office:value-type="string" office:string-value="사서 레벨 60 달성" calcext:value-type="string">
            <text:p>사서 레벨 60 달성</text:p>
          </table:table-cell>
          <table:table-cell table:number-columns-repeated="10"/>
          <table:table-cell table:formula="of:=INDIRECT(ADDRESS(MATCH([.$E128];RUFlag;1) ;2;1;1;[.$BN$1]))" office:value-type="string" office:string-value="Поднять уровень библиотекаря до 60" calcext:value-type="string">
            <text:p>Поднять уровень библиотекаря до 60</text:p>
          </table:table-cell>
          <table:table-cell table:formula="of:=INDIRECT(ADDRESS(MATCH([.$E128];RUFlag;1) ;2;1;1;[.$BN$1]))" office:value-type="string" office:string-value="Поднять уровень библиотекаря до 60" calcext:value-type="string">
            <text:p>Поднять уровень библиотекаря до 60</text:p>
          </table:table-cell>
          <table:table-cell table:number-columns-repeated="4"/>
          <table:table-cell table:formula="of:=INDIRECT(ADDRESS(MATCH([.$E128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128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128];ZHHantFlag;1) ;2;1;1;[.$BU$1]))" office:value-type="string" office:string-value="將你的圖書管理員升級到60級" calcext:value-type="string">
            <text:p>將你的圖書管理員升級到60級</text:p>
          </table:table-cell>
          <table:table-cell table:formula="of:=INDIRECT(ADDRESS(MATCH([.$E128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128];ZHHantFlag;1) ;2;1;1;[.$BU$1]))" office:value-type="string" office:string-value="將你的圖書管理員升級到60級" calcext:value-type="string">
            <text:p>將你的圖書管理員升級到60級</text:p>
          </table:table-cell>
        </table:table-row>
        <table:table-row table:style-name="ro1">
          <table:table-cell office:value-type="string" calcext:value-type="string">
            <text:p>d713b953-0ab2-47ec-832f-b4a6da90d90d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Monastery</text:p>
          </table:table-cell>
          <table:table-cell table:formula="of:=MATCH([.C129];Value;1)" office:value-type="float" office:value="41" calcext:value-type="float">
            <text:p>41</text:p>
          </table:table-cell>
          <table:table-cell table:formula="of:=INDIRECT(ADDRESS([.D129];1;1;1;&quot;en-US&quot;))" office:value-type="string" office:string-value="$ACHV_ENDLESS_100_PLUS_TITLE" calcext:value-type="string">
            <text:p>$ACHV_ENDLESS_100_PLUS_TITLE</text:p>
          </table:table-cell>
          <table:table-cell table:number-columns-repeated="5"/>
          <table:table-cell table:formula="of:=INDIRECT(ADDRESS(MATCH([.$E129];DEFlag;1) ;2;1;1;[.$N$1]))" office:value-type="string" office:string-value="Marathon" calcext:value-type="string">
            <text:p>Marathon</text:p>
          </table:table-cell>
          <table:table-cell table:number-columns-repeated="2"/>
          <table:table-cell table:formula="of:=INDIRECT(ADDRESS(MATCH([.$E129];DEFlag;1) ;2;1;1;[.$N$1]))" office:value-type="string" office:string-value="Marathon" calcext:value-type="string">
            <text:p>Marathon</text:p>
          </table:table-cell>
          <table:table-cell table:formula="of:=[.$C129]" office:value-type="string" office:string-value="Monastery" calcext:value-type="string">
            <text:p>Monastery</text:p>
          </table:table-cell>
          <table:table-cell table:number-columns-repeated="15"/>
          <table:table-cell table:formula="of:=[.$C129]" office:value-type="string" office:string-value="Monastery" calcext:value-type="string">
            <text:p>Monastery</text:p>
          </table:table-cell>
          <table:table-cell/>
          <table:table-cell table:formula="of:=INDIRECT(ADDRESS(MATCH([.$E129];ESFlag;1) ;2;1;1;[.$AK$1]))" office:value-type="string" office:string-value="Maratón" calcext:value-type="string">
            <text:p>Maratón</text:p>
          </table:table-cell>
          <table:table-cell table:number-columns-repeated="3"/>
          <table:table-cell table:formula="of:=INDIRECT(ADDRESS(MATCH([.$E129];ESFlag;1) ;2;1;1;[.$AK$1]))" office:value-type="string" office:string-value="Maratón" calcext:value-type="string">
            <text:p>Maratón</text:p>
          </table:table-cell>
          <table:table-cell table:number-columns-repeated="4"/>
          <table:table-cell table:formula="of:=INDIRECT(ADDRESS(MATCH([.$E129];FRFlag;1) ;2;1;1;[.$AT$1]))" office:value-type="string" office:string-value="Marathon" calcext:value-type="string">
            <text:p>Marathon</text:p>
          </table:table-cell>
          <table:table-cell table:number-columns-repeated="3"/>
          <table:table-cell table:formula="of:=INDIRECT(ADDRESS(MATCH([.$E129];FRFlag;1) ;2;1;1;[.$AT$1]))" office:value-type="string" office:string-value="Marathon" calcext:value-type="string">
            <text:p>Marathon</text:p>
          </table:table-cell>
          <table:table-cell table:number-columns-repeated="2"/>
          <table:table-cell table:formula="of:=INDIRECT(ADDRESS(MATCH([.$E129];ITFlag;1) ;2;1;1;[.$AX$1]))" office:value-type="string" office:string-value="Maratona" calcext:value-type="string">
            <text:p>Maratona</text:p>
          </table:table-cell>
          <table:table-cell table:formula="of:=INDIRECT(ADDRESS(MATCH([.$E129];ITFlag;1) ;2;1;1;[.$AX$1]))" office:value-type="string" office:string-value="Maratona" calcext:value-type="string">
            <text:p>Maratona</text:p>
          </table:table-cell>
          <table:table-cell table:formula="of:=INDIRECT(ADDRESS(MATCH([.$E129];JPFlag;1) ;2;1;1;[.$AZ$1]))" office:value-type="string" office:string-value="マラソン" calcext:value-type="string">
            <text:p>マラソン</text:p>
          </table:table-cell>
          <table:table-cell table:formula="of:=INDIRECT(ADDRESS(MATCH([.$E129];JPFlag;1) ;2;1;1;[.$AZ$1]))" office:value-type="string" office:string-value="マラソン" calcext:value-type="string">
            <text:p>マラソン</text:p>
          </table:table-cell>
          <table:table-cell table:formula="of:=INDIRECT(ADDRESS(MATCH([.$E129];KOFlag;1) ;2;1;1;[.$BB$1]))" office:value-type="string" office:string-value="마라톤" calcext:value-type="string">
            <text:p>마라톤</text:p>
          </table:table-cell>
          <table:table-cell table:formula="of:=INDIRECT(ADDRESS(MATCH([.$E129];KOFlag;1) ;2;1;1;[.$BB$1]))" office:value-type="string" office:string-value="마라톤" calcext:value-type="string">
            <text:p>마라톤</text:p>
          </table:table-cell>
          <table:table-cell table:number-columns-repeated="10"/>
          <table:table-cell table:formula="of:=INDIRECT(ADDRESS(MATCH([.$E129];RUFlag;1) ;2;1;1;[.$BN$1]))" office:value-type="string" office:string-value="Марафон" calcext:value-type="string">
            <text:p>Марафон</text:p>
          </table:table-cell>
          <table:table-cell table:formula="of:=INDIRECT(ADDRESS(MATCH([.$E129];RUFlag;1) ;2;1;1;[.$BN$1]))" office:value-type="string" office:string-value="Марафон" calcext:value-type="string">
            <text:p>Марафон</text:p>
          </table:table-cell>
          <table:table-cell table:number-columns-repeated="4"/>
          <table:table-cell table:formula="of:=INDIRECT(ADDRESS(MATCH([.$E129];ZHHansFlag;1) ;2;1;1;[.$BT$1]))" office:value-type="string" office:string-value="马拉松" calcext:value-type="string">
            <text:p>马拉松</text:p>
          </table:table-cell>
          <table:table-cell table:formula="of:=INDIRECT(ADDRESS(MATCH([.$E129];ZHHansFlag;1) ;2;1;1;[.$BT$1]))" office:value-type="string" office:string-value="马拉松" calcext:value-type="string">
            <text:p>马拉松</text:p>
          </table:table-cell>
          <table:table-cell table:formula="of:=INDIRECT(ADDRESS(MATCH([.$E129];ZHHantFlag;1) ;2;1;1;[.$BU$1]))" office:value-type="string" office:string-value="馬拉松" calcext:value-type="string">
            <text:p>馬拉松</text:p>
          </table:table-cell>
          <table:table-cell table:formula="of:=INDIRECT(ADDRESS(MATCH([.$E129];ZHHansFlag;1) ;2;1;1;[.$BT$1]))" office:value-type="string" office:string-value="马拉松" calcext:value-type="string">
            <text:p>马拉松</text:p>
          </table:table-cell>
          <table:table-cell table:formula="of:=INDIRECT(ADDRESS(MATCH([.$E129];ZHHantFlag;1) ;2;1;1;[.$BU$1]))" office:value-type="string" office:string-value="馬拉松" calcext:value-type="string">
            <text:p>馬拉松</text:p>
          </table:table-cell>
        </table:table-row>
        <table:table-row table:style-name="ro1">
          <table:table-cell office:value-type="string" calcext:value-type="string">
            <text:p>7cb05e4b-742a-4676-816d-30799adf3640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Eztli-Tenoch arises from the shattered crystal.</text:p>
          </table:table-cell>
          <table:table-cell table:formula="of:=MATCH([.C130];Value;1)" office:value-type="float" office:value="27" calcext:value-type="float">
            <text:p>27</text:p>
          </table:table-cell>
          <table:table-cell table:formula="of:=INDIRECT(ADDRESS([.D130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30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30];DEFlag;1) ;2;1;1;[.$N$1]))" office:value-type="string" office:string-value="Ausdauer" calcext:value-type="string">
            <text:p>Ausdauer</text:p>
          </table:table-cell>
          <table:table-cell table:formula="of:=[.$C130]" office:value-type="string" office:string-value="Eztli-Tenoch arises from the shattered crystal." calcext:value-type="string">
            <text:p>Eztli-Tenoch arises from the shattered crystal.</text:p>
          </table:table-cell>
          <table:table-cell table:number-columns-repeated="15"/>
          <table:table-cell table:formula="of:=[.$C130]" office:value-type="string" office:string-value="Eztli-Tenoch arises from the shattered crystal." calcext:value-type="string">
            <text:p>Eztli-Tenoch arises from the shattered crystal.</text:p>
          </table:table-cell>
          <table:table-cell/>
          <table:table-cell table:formula="of:=INDIRECT(ADDRESS(MATCH([.$E130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30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30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30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30];ITFlag;1) ;2;1;1;[.$AX$1]))" office:value-type="string" office:string-value="Resistenza" calcext:value-type="string">
            <text:p>Resistenza</text:p>
          </table:table-cell>
          <table:table-cell table:formula="of:=INDIRECT(ADDRESS(MATCH([.$E130];ITFlag;1) ;2;1;1;[.$AX$1]))" office:value-type="string" office:string-value="Resistenza" calcext:value-type="string">
            <text:p>Resistenza</text:p>
          </table:table-cell>
          <table:table-cell table:formula="of:=INDIRECT(ADDRESS(MATCH([.$E130];JPFlag;1) ;2;1;1;[.$AZ$1]))" office:value-type="string" office:string-value="持久力" calcext:value-type="string">
            <text:p>持久力</text:p>
          </table:table-cell>
          <table:table-cell table:formula="of:=INDIRECT(ADDRESS(MATCH([.$E130];JPFlag;1) ;2;1;1;[.$AZ$1]))" office:value-type="string" office:string-value="持久力" calcext:value-type="string">
            <text:p>持久力</text:p>
          </table:table-cell>
          <table:table-cell table:formula="of:=INDIRECT(ADDRESS(MATCH([.$E130];KOFlag;1) ;2;1;1;[.$BB$1]))" office:value-type="string" office:string-value="인내심" calcext:value-type="string">
            <text:p>인내심</text:p>
          </table:table-cell>
          <table:table-cell table:formula="of:=INDIRECT(ADDRESS(MATCH([.$E130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30];RUFlag;1) ;2;1;1;[.$BN$1]))" office:value-type="string" office:string-value="Терпение" calcext:value-type="string">
            <text:p>Терпение</text:p>
          </table:table-cell>
          <table:table-cell table:formula="of:=INDIRECT(ADDRESS(MATCH([.$E130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30];ZHHansFlag;1) ;2;1;1;[.$BT$1]))" office:value-type="string" office:string-value="忍耐" calcext:value-type="string">
            <text:p>忍耐</text:p>
          </table:table-cell>
          <table:table-cell table:formula="of:=INDIRECT(ADDRESS(MATCH([.$E130];ZHHansFlag;1) ;2;1;1;[.$BT$1]))" office:value-type="string" office:string-value="忍耐" calcext:value-type="string">
            <text:p>忍耐</text:p>
          </table:table-cell>
          <table:table-cell table:formula="of:=INDIRECT(ADDRESS(MATCH([.$E130];ZHHantFlag;1) ;2;1;1;[.$BU$1]))" office:value-type="string" office:string-value="忍耐" calcext:value-type="string">
            <text:p>忍耐</text:p>
          </table:table-cell>
          <table:table-cell table:formula="of:=INDIRECT(ADDRESS(MATCH([.$E130];ZHHansFlag;1) ;2;1;1;[.$BT$1]))" office:value-type="string" office:string-value="忍耐" calcext:value-type="string">
            <text:p>忍耐</text:p>
          </table:table-cell>
          <table:table-cell table:formula="of:=INDIRECT(ADDRESS(MATCH([.$E130];ZHHantFlag;1) ;2;1;1;[.$BU$1]))" office:value-type="string" office:string-value="忍耐" calcext:value-type="string">
            <text:p>忍耐</text:p>
          </table:table-cell>
        </table:table-row>
        <table:table-row table:style-name="ro1">
          <table:table-cell office:value-type="string" calcext:value-type="string">
            <text:p>91cef118-3bc4-4299-a9c5-b881795e6019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Eztli-Tenoch arises</text:p>
          </table:table-cell>
          <table:table-cell table:formula="of:=MATCH([.C131];Value;1)" office:value-type="float" office:value="27" calcext:value-type="float">
            <text:p>27</text:p>
          </table:table-cell>
          <table:table-cell table:formula="of:=INDIRECT(ADDRESS([.D131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31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31];DEFlag;1) ;2;1;1;[.$N$1]))" office:value-type="string" office:string-value="Ausdauer" calcext:value-type="string">
            <text:p>Ausdauer</text:p>
          </table:table-cell>
          <table:table-cell table:formula="of:=[.$C131]" office:value-type="string" office:string-value="Eztli-Tenoch arises" calcext:value-type="string">
            <text:p>Eztli-Tenoch arises</text:p>
          </table:table-cell>
          <table:table-cell table:number-columns-repeated="15"/>
          <table:table-cell table:formula="of:=[.$C131]" office:value-type="string" office:string-value="Eztli-Tenoch arises" calcext:value-type="string">
            <text:p>Eztli-Tenoch arises</text:p>
          </table:table-cell>
          <table:table-cell/>
          <table:table-cell table:formula="of:=INDIRECT(ADDRESS(MATCH([.$E131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31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31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31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31];ITFlag;1) ;2;1;1;[.$AX$1]))" office:value-type="string" office:string-value="Resistenza" calcext:value-type="string">
            <text:p>Resistenza</text:p>
          </table:table-cell>
          <table:table-cell table:formula="of:=INDIRECT(ADDRESS(MATCH([.$E131];ITFlag;1) ;2;1;1;[.$AX$1]))" office:value-type="string" office:string-value="Resistenza" calcext:value-type="string">
            <text:p>Resistenza</text:p>
          </table:table-cell>
          <table:table-cell table:formula="of:=INDIRECT(ADDRESS(MATCH([.$E131];JPFlag;1) ;2;1;1;[.$AZ$1]))" office:value-type="string" office:string-value="持久力" calcext:value-type="string">
            <text:p>持久力</text:p>
          </table:table-cell>
          <table:table-cell table:formula="of:=INDIRECT(ADDRESS(MATCH([.$E131];JPFlag;1) ;2;1;1;[.$AZ$1]))" office:value-type="string" office:string-value="持久力" calcext:value-type="string">
            <text:p>持久力</text:p>
          </table:table-cell>
          <table:table-cell table:formula="of:=INDIRECT(ADDRESS(MATCH([.$E131];KOFlag;1) ;2;1;1;[.$BB$1]))" office:value-type="string" office:string-value="인내심" calcext:value-type="string">
            <text:p>인내심</text:p>
          </table:table-cell>
          <table:table-cell table:formula="of:=INDIRECT(ADDRESS(MATCH([.$E131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31];RUFlag;1) ;2;1;1;[.$BN$1]))" office:value-type="string" office:string-value="Терпение" calcext:value-type="string">
            <text:p>Терпение</text:p>
          </table:table-cell>
          <table:table-cell table:formula="of:=INDIRECT(ADDRESS(MATCH([.$E131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31];ZHHansFlag;1) ;2;1;1;[.$BT$1]))" office:value-type="string" office:string-value="忍耐" calcext:value-type="string">
            <text:p>忍耐</text:p>
          </table:table-cell>
          <table:table-cell table:formula="of:=INDIRECT(ADDRESS(MATCH([.$E131];ZHHansFlag;1) ;2;1;1;[.$BT$1]))" office:value-type="string" office:string-value="忍耐" calcext:value-type="string">
            <text:p>忍耐</text:p>
          </table:table-cell>
          <table:table-cell table:formula="of:=INDIRECT(ADDRESS(MATCH([.$E131];ZHHantFlag;1) ;2;1;1;[.$BU$1]))" office:value-type="string" office:string-value="忍耐" calcext:value-type="string">
            <text:p>忍耐</text:p>
          </table:table-cell>
          <table:table-cell table:formula="of:=INDIRECT(ADDRESS(MATCH([.$E131];ZHHansFlag;1) ;2;1;1;[.$BT$1]))" office:value-type="string" office:string-value="忍耐" calcext:value-type="string">
            <text:p>忍耐</text:p>
          </table:table-cell>
          <table:table-cell table:formula="of:=INDIRECT(ADDRESS(MATCH([.$E131];ZHHantFlag;1) ;2;1;1;[.$BU$1]))" office:value-type="string" office:string-value="忍耐" calcext:value-type="string">
            <text:p>忍耐</text:p>
          </table:table-cell>
        </table:table-row>
        <table:table-row table:style-name="ro1">
          <table:table-cell office:value-type="string" calcext:value-type="string">
            <text:p>f2b82b68-ef3f-4d95-be99-7f0a9166f08c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Some sheep hanging around in a cave for some reason.</text:p>
          </table:table-cell>
          <table:table-cell table:formula="of:=MATCH([.C132];Value;1)" office:value-type="float" office:value="48" calcext:value-type="float">
            <text:p>48</text:p>
          </table:table-cell>
          <table:table-cell table:formula="of:=INDIRECT(ADDRESS([.D132];1;1;1;&quot;en-US&quot;))" office:value-type="string" office:string-value="$ACHV_BEAT_SUPER_SHEEP_NORMAL_TITLE" calcext:value-type="string">
            <text:p>$ACHV_BEAT_SUPER_SHEEP_NORMAL_TITLE</text:p>
          </table:table-cell>
          <table:table-cell table:number-columns-repeated="5"/>
          <table:table-cell table:formula="of:=INDIRECT(ADDRESS(MATCH([.$E132];DEFlag;1) ;2;1;1;[.$N$1]))" office:value-type="string" office:string-value="Schafschlächter" calcext:value-type="string">
            <text:p>Schafschlächter</text:p>
          </table:table-cell>
          <table:table-cell table:number-columns-repeated="2"/>
          <table:table-cell table:formula="of:=INDIRECT(ADDRESS(MATCH([.$E132];DEFlag;1) ;2;1;1;[.$N$1]))" office:value-type="string" office:string-value="Schafschlächter" calcext:value-type="string">
            <text:p>Schafschlächter</text:p>
          </table:table-cell>
          <table:table-cell table:formula="of:=[.$C132]" office:value-type="string" office:string-value="Some sheep hanging around in a cave for some reason." calcext:value-type="string">
            <text:p>Some sheep hanging around in a cave for some reason.</text:p>
          </table:table-cell>
          <table:table-cell table:number-columns-repeated="15"/>
          <table:table-cell table:formula="of:=[.$C132]" office:value-type="string" office:string-value="Some sheep hanging around in a cave for some reason." calcext:value-type="string">
            <text:p>Some sheep hanging around in a cave for some reason.</text:p>
          </table:table-cell>
          <table:table-cell/>
          <table:table-cell table:formula="of:=INDIRECT(ADDRESS(MATCH([.$E132];ESFlag;1) ;2;1;1;[.$AK$1]))" office:value-type="string" office:string-value="Mataovejas" calcext:value-type="string">
            <text:p>Mataovejas</text:p>
          </table:table-cell>
          <table:table-cell table:number-columns-repeated="3"/>
          <table:table-cell table:formula="of:=INDIRECT(ADDRESS(MATCH([.$E132];ESFlag;1) ;2;1;1;[.$AK$1]))" office:value-type="string" office:string-value="Mataovejas" calcext:value-type="string">
            <text:p>Mataovejas</text:p>
          </table:table-cell>
          <table:table-cell table:number-columns-repeated="4"/>
          <table:table-cell table:formula="of:=INDIRECT(ADDRESS(MATCH([.$E132];FRFlag;1) ;2;1;1;[.$AT$1]))" office:value-type="string" office:string-value="Tueur de mouton" calcext:value-type="string">
            <text:p>Tueur de mouton</text:p>
          </table:table-cell>
          <table:table-cell table:number-columns-repeated="3"/>
          <table:table-cell table:formula="of:=INDIRECT(ADDRESS(MATCH([.$E132];FRFlag;1) ;2;1;1;[.$AT$1]))" office:value-type="string" office:string-value="Tueur de mouton" calcext:value-type="string">
            <text:p>Tueur de mouton</text:p>
          </table:table-cell>
          <table:table-cell table:number-columns-repeated="2"/>
          <table:table-cell table:formula="of:=INDIRECT(ADDRESS(MATCH([.$E132];ITFlag;1) ;2;1;1;[.$AX$1]))" office:value-type="string" office:string-value="Cacciatore di Pecore" calcext:value-type="string">
            <text:p>Cacciatore di Pecore</text:p>
          </table:table-cell>
          <table:table-cell table:formula="of:=INDIRECT(ADDRESS(MATCH([.$E132];ITFlag;1) ;2;1;1;[.$AX$1]))" office:value-type="string" office:string-value="Cacciatore di Pecore" calcext:value-type="string">
            <text:p>Cacciatore di Pecore</text:p>
          </table:table-cell>
          <table:table-cell table:formula="of:=INDIRECT(ADDRESS(MATCH([.$E132];JPFlag;1) ;2;1;1;[.$AZ$1]))" office:value-type="string" office:string-value="シープスレイヤー" calcext:value-type="string">
            <text:p>シープスレイヤー</text:p>
          </table:table-cell>
          <table:table-cell table:formula="of:=INDIRECT(ADDRESS(MATCH([.$E132];JPFlag;1) ;2;1;1;[.$AZ$1]))" office:value-type="string" office:string-value="シープスレイヤー" calcext:value-type="string">
            <text:p>シープスレイヤー</text:p>
          </table:table-cell>
          <table:table-cell table:formula="of:=INDIRECT(ADDRESS(MATCH([.$E132];KOFlag;1) ;2;1;1;[.$BB$1]))" office:value-type="string" office:string-value="양 학살자" calcext:value-type="string">
            <text:p>양 학살자</text:p>
          </table:table-cell>
          <table:table-cell table:formula="of:=INDIRECT(ADDRESS(MATCH([.$E132];KOFlag;1) ;2;1;1;[.$BB$1]))" office:value-type="string" office:string-value="양 학살자" calcext:value-type="string">
            <text:p>양 학살자</text:p>
          </table:table-cell>
          <table:table-cell table:number-columns-repeated="10"/>
          <table:table-cell table:formula="of:=INDIRECT(ADDRESS(MATCH([.$E132];RUFlag;1) ;2;1;1;[.$BN$1]))" office:value-type="string" office:string-value="Убийца овец" calcext:value-type="string">
            <text:p>Убийца овец</text:p>
          </table:table-cell>
          <table:table-cell table:formula="of:=INDIRECT(ADDRESS(MATCH([.$E132];RUFlag;1) ;2;1;1;[.$BN$1]))" office:value-type="string" office:string-value="Убийца овец" calcext:value-type="string">
            <text:p>Убийца овец</text:p>
          </table:table-cell>
          <table:table-cell table:number-columns-repeated="4"/>
          <table:table-cell table:formula="of:=INDIRECT(ADDRESS(MATCH([.$E132];ZHHansFlag;1) ;2;1;1;[.$BT$1]))" office:value-type="string" office:string-value="屠羊狂魔" calcext:value-type="string">
            <text:p>屠羊狂魔</text:p>
          </table:table-cell>
          <table:table-cell table:formula="of:=INDIRECT(ADDRESS(MATCH([.$E132];ZHHansFlag;1) ;2;1;1;[.$BT$1]))" office:value-type="string" office:string-value="屠羊狂魔" calcext:value-type="string">
            <text:p>屠羊狂魔</text:p>
          </table:table-cell>
          <table:table-cell table:formula="of:=INDIRECT(ADDRESS(MATCH([.$E132];ZHHantFlag;1) ;2;1;1;[.$BU$1]))" office:value-type="string" office:string-value="屠羊狂魔" calcext:value-type="string">
            <text:p>屠羊狂魔</text:p>
          </table:table-cell>
          <table:table-cell table:formula="of:=INDIRECT(ADDRESS(MATCH([.$E132];ZHHansFlag;1) ;2;1;1;[.$BT$1]))" office:value-type="string" office:string-value="屠羊狂魔" calcext:value-type="string">
            <text:p>屠羊狂魔</text:p>
          </table:table-cell>
          <table:table-cell table:formula="of:=INDIRECT(ADDRESS(MATCH([.$E132];ZHHantFlag;1) ;2;1;1;[.$BU$1]))" office:value-type="string" office:string-value="屠羊狂魔" calcext:value-type="string">
            <text:p>屠羊狂魔</text:p>
          </table:table-cell>
        </table:table-row>
        <table:table-row table:style-name="ro1">
          <table:table-cell office:value-type="string" calcext:value-type="string">
            <text:p>c9f50312-7136-492a-bdc1-d4cd14051ccc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Cave with Sheep</text:p>
          </table:table-cell>
          <table:table-cell table:formula="of:=MATCH([.C133];Value;1)" office:value-type="float" office:value="13" calcext:value-type="float">
            <text:p>13</text:p>
          </table:table-cell>
          <table:table-cell table:formula="of:=INDIRECT(ADDRESS([.D133];1;1;1;&quot;en-US&quot;))" office:value-type="string" office:string-value="$ACHV_HAVE_ALL_BOOKS_NORMAL_TITLE" calcext:value-type="string">
            <text:p>$ACHV_HAVE_ALL_BOOKS_NORMAL_TITLE</text:p>
          </table:table-cell>
          <table:table-cell table:number-columns-repeated="5"/>
          <table:table-cell table:formula="of:=INDIRECT(ADDRESS(MATCH([.$E133];DEFlag;1) ;2;1;1;[.$N$1]))" office:value-type="string" office:string-value="Bücherwurm" calcext:value-type="string">
            <text:p>Bücherwurm</text:p>
          </table:table-cell>
          <table:table-cell table:number-columns-repeated="2"/>
          <table:table-cell table:formula="of:=INDIRECT(ADDRESS(MATCH([.$E133];DEFlag;1) ;2;1;1;[.$N$1]))" office:value-type="string" office:string-value="Bücherwurm" calcext:value-type="string">
            <text:p>Bücherwurm</text:p>
          </table:table-cell>
          <table:table-cell table:formula="of:=[.$C133]" office:value-type="string" office:string-value="Cave with Sheep" calcext:value-type="string">
            <text:p>Cave with Sheep</text:p>
          </table:table-cell>
          <table:table-cell table:number-columns-repeated="15"/>
          <table:table-cell table:formula="of:=[.$C133]" office:value-type="string" office:string-value="Cave with Sheep" calcext:value-type="string">
            <text:p>Cave with Sheep</text:p>
          </table:table-cell>
          <table:table-cell/>
          <table:table-cell table:formula="of:=INDIRECT(ADDRESS(MATCH([.$E133];ESFlag;1) ;2;1;1;[.$AK$1]))" office:value-type="string" office:string-value="Gusano de biblioteca" calcext:value-type="string">
            <text:p>Gusano de biblioteca</text:p>
          </table:table-cell>
          <table:table-cell table:number-columns-repeated="3"/>
          <table:table-cell table:formula="of:=INDIRECT(ADDRESS(MATCH([.$E133];ESFlag;1) ;2;1;1;[.$AK$1]))" office:value-type="string" office:string-value="Gusano de biblioteca" calcext:value-type="string">
            <text:p>Gusano de biblioteca</text:p>
          </table:table-cell>
          <table:table-cell table:number-columns-repeated="4"/>
          <table:table-cell table:formula="of:=INDIRECT(ADDRESS(MATCH([.$E133];FRFlag;1) ;2;1;1;[.$AT$1]))" office:value-type="string" office:string-value="Rat de bibliothèque" calcext:value-type="string">
            <text:p>Rat de bibliothèque</text:p>
          </table:table-cell>
          <table:table-cell table:number-columns-repeated="3"/>
          <table:table-cell table:formula="of:=INDIRECT(ADDRESS(MATCH([.$E133];FRFlag;1) ;2;1;1;[.$AT$1]))" office:value-type="string" office:string-value="Rat de bibliothèque" calcext:value-type="string">
            <text:p>Rat de bibliothèque</text:p>
          </table:table-cell>
          <table:table-cell table:number-columns-repeated="2"/>
          <table:table-cell table:formula="of:=INDIRECT(ADDRESS(MATCH([.$E133];ITFlag;1) ;2;1;1;[.$AX$1]))" office:value-type="string" office:string-value="Secchione" calcext:value-type="string">
            <text:p>Secchione</text:p>
          </table:table-cell>
          <table:table-cell table:formula="of:=INDIRECT(ADDRESS(MATCH([.$E133];ITFlag;1) ;2;1;1;[.$AX$1]))" office:value-type="string" office:string-value="Secchione" calcext:value-type="string">
            <text:p>Secchione</text:p>
          </table:table-cell>
          <table:table-cell table:formula="of:=INDIRECT(ADDRESS(MATCH([.$E133];JPFlag;1) ;2;1;1;[.$AZ$1]))" office:value-type="string" office:string-value="本の虫" calcext:value-type="string">
            <text:p>本の虫</text:p>
          </table:table-cell>
          <table:table-cell table:formula="of:=INDIRECT(ADDRESS(MATCH([.$E133];JPFlag;1) ;2;1;1;[.$AZ$1]))" office:value-type="string" office:string-value="本の虫" calcext:value-type="string">
            <text:p>本の虫</text:p>
          </table:table-cell>
          <table:table-cell table:formula="of:=INDIRECT(ADDRESS(MATCH([.$E133];KOFlag;1) ;2;1;1;[.$BB$1]))" office:value-type="string" office:string-value="책벌레" calcext:value-type="string">
            <text:p>책벌레</text:p>
          </table:table-cell>
          <table:table-cell table:formula="of:=INDIRECT(ADDRESS(MATCH([.$E133];KOFlag;1) ;2;1;1;[.$BB$1]))" office:value-type="string" office:string-value="책벌레" calcext:value-type="string">
            <text:p>책벌레</text:p>
          </table:table-cell>
          <table:table-cell table:number-columns-repeated="10"/>
          <table:table-cell table:formula="of:=INDIRECT(ADDRESS(MATCH([.$E133];RUFlag;1) ;2;1;1;[.$BN$1]))" office:value-type="string" office:string-value="Книжный червь" calcext:value-type="string">
            <text:p>Книжный червь</text:p>
          </table:table-cell>
          <table:table-cell table:formula="of:=INDIRECT(ADDRESS(MATCH([.$E133];RUFlag;1) ;2;1;1;[.$BN$1]))" office:value-type="string" office:string-value="Книжный червь" calcext:value-type="string">
            <text:p>Книжный червь</text:p>
          </table:table-cell>
          <table:table-cell table:number-columns-repeated="4"/>
          <table:table-cell table:formula="of:=INDIRECT(ADDRESS(MATCH([.$E133];ZHHansFlag;1) ;2;1;1;[.$BT$1]))" office:value-type="string" office:string-value="书呆子" calcext:value-type="string">
            <text:p>书呆子</text:p>
          </table:table-cell>
          <table:table-cell table:formula="of:=INDIRECT(ADDRESS(MATCH([.$E133];ZHHansFlag;1) ;2;1;1;[.$BT$1]))" office:value-type="string" office:string-value="书呆子" calcext:value-type="string">
            <text:p>书呆子</text:p>
          </table:table-cell>
          <table:table-cell table:formula="of:=INDIRECT(ADDRESS(MATCH([.$E133];ZHHantFlag;1) ;2;1;1;[.$BU$1]))" office:value-type="string" office:string-value="書呆子" calcext:value-type="string">
            <text:p>書呆子</text:p>
          </table:table-cell>
          <table:table-cell table:formula="of:=INDIRECT(ADDRESS(MATCH([.$E133];ZHHansFlag;1) ;2;1;1;[.$BT$1]))" office:value-type="string" office:string-value="书呆子" calcext:value-type="string">
            <text:p>书呆子</text:p>
          </table:table-cell>
          <table:table-cell table:formula="of:=INDIRECT(ADDRESS(MATCH([.$E133];ZHHantFlag;1) ;2;1;1;[.$BU$1]))" office:value-type="string" office:string-value="書呆子" calcext:value-type="string">
            <text:p>書呆子</text:p>
          </table:table-cell>
        </table:table-row>
        <table:table-row table:style-name="ro1">
          <table:table-cell office:value-type="string" calcext:value-type="string">
            <text:p>c2a327c4-5424-4764-98ac-42ee1b225c4a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The exit to the Pit looms in the distance.</text:p>
          </table:table-cell>
          <table:table-cell table:formula="of:=MATCH([.C134];Value;1)" office:value-type="float" office:value="51" calcext:value-type="float">
            <text:p>51</text:p>
          </table:table-cell>
          <table:table-cell table:formula="of:=INDIRECT(ADDRESS([.D134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134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134];DEFlag;1) ;2;1;1;[.$N$1]))" office:value-type="string" office:string-value="Schweizer Armeeschwert" calcext:value-type="string">
            <text:p>Schweizer Armeeschwert</text:p>
          </table:table-cell>
          <table:table-cell table:formula="of:=[.$C134]" office:value-type="string" office:string-value="The exit to the Pit looms in the distance." calcext:value-type="string">
            <text:p>The exit to the Pit looms in the distance.</text:p>
          </table:table-cell>
          <table:table-cell table:number-columns-repeated="15"/>
          <table:table-cell table:formula="of:=[.$C134]" office:value-type="string" office:string-value="The exit to the Pit looms in the distance." calcext:value-type="string">
            <text:p>The exit to the Pit looms in the distance.</text:p>
          </table:table-cell>
          <table:table-cell/>
          <table:table-cell table:formula="of:=INDIRECT(ADDRESS(MATCH([.$E134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134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134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134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134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34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34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34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34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134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134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134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134];ZHHansFlag;1) ;2;1;1;[.$BT$1]))" office:value-type="string" office:string-value="瑞士军刀" calcext:value-type="string">
            <text:p>瑞士军刀</text:p>
          </table:table-cell>
          <table:table-cell table:formula="of:=INDIRECT(ADDRESS(MATCH([.$E134];ZHHansFlag;1) ;2;1;1;[.$BT$1]))" office:value-type="string" office:string-value="瑞士军刀" calcext:value-type="string">
            <text:p>瑞士军刀</text:p>
          </table:table-cell>
          <table:table-cell table:formula="of:=INDIRECT(ADDRESS(MATCH([.$E134];ZHHantFlag;1) ;2;1;1;[.$BU$1]))" office:value-type="string" office:string-value="瑞士軍刀" calcext:value-type="string">
            <text:p>瑞士軍刀</text:p>
          </table:table-cell>
          <table:table-cell table:formula="of:=INDIRECT(ADDRESS(MATCH([.$E134];ZHHansFlag;1) ;2;1;1;[.$BT$1]))" office:value-type="string" office:string-value="瑞士军刀" calcext:value-type="string">
            <text:p>瑞士军刀</text:p>
          </table:table-cell>
          <table:table-cell table:formula="of:=INDIRECT(ADDRESS(MATCH([.$E134];ZHHantFlag;1) ;2;1;1;[.$BU$1]))" office:value-type="string" office:string-value="瑞士軍刀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d9cf6250-24e9-4ac7-98c7-bd4f098c3e18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End in Sight</text:p>
          </table:table-cell>
          <table:table-cell table:formula="of:=MATCH([.C135];Value;1)" office:value-type="float" office:value="26" calcext:value-type="float">
            <text:p>26</text:p>
          </table:table-cell>
          <table:table-cell table:formula="of:=INDIRECT(ADDRESS([.D135];1;1;1;&quot;en-US&quot;))" office:value-type="string" office:string-value="$ACHV_AZRA_LVL_60_TITLE" calcext:value-type="string">
            <text:p>$ACHV_AZRA_LVL_60_TITLE</text:p>
          </table:table-cell>
          <table:table-cell table:number-columns-repeated="5"/>
          <table:table-cell table:formula="of:=INDIRECT(ADDRESS(MATCH([.$E135];DEFlag;1) ;2;1;1;[.$N$1]))" office:value-type="string" office:string-value="Bibliomane" calcext:value-type="string">
            <text:p>Bibliomane</text:p>
          </table:table-cell>
          <table:table-cell table:number-columns-repeated="2"/>
          <table:table-cell table:formula="of:=INDIRECT(ADDRESS(MATCH([.$E135];DEFlag;1) ;2;1;1;[.$N$1]))" office:value-type="string" office:string-value="Bibliomane" calcext:value-type="string">
            <text:p>Bibliomane</text:p>
          </table:table-cell>
          <table:table-cell table:formula="of:=[.$C135]" office:value-type="string" office:string-value="End in Sight" calcext:value-type="string">
            <text:p>End in Sight</text:p>
          </table:table-cell>
          <table:table-cell table:number-columns-repeated="15"/>
          <table:table-cell table:formula="of:=[.$C135]" office:value-type="string" office:string-value="End in Sight" calcext:value-type="string">
            <text:p>End in Sight</text:p>
          </table:table-cell>
          <table:table-cell/>
          <table:table-cell table:formula="of:=INDIRECT(ADDRESS(MATCH([.$E135];ESFlag;1) ;2;1;1;[.$AK$1]))" office:value-type="string" office:string-value="Bibliotecomancia superior" calcext:value-type="string">
            <text:p>Bibliotecomancia superior</text:p>
          </table:table-cell>
          <table:table-cell table:number-columns-repeated="3"/>
          <table:table-cell table:formula="of:=INDIRECT(ADDRESS(MATCH([.$E135];ESFlag;1) ;2;1;1;[.$AK$1]))" office:value-type="string" office:string-value="Bibliotecomancia superior" calcext:value-type="string">
            <text:p>Bibliotecomancia superior</text:p>
          </table:table-cell>
          <table:table-cell table:number-columns-repeated="4"/>
          <table:table-cell table:formula="of:=INDIRECT(ADDRESS(MATCH([.$E135];FRFlag;1) ;2;1;1;[.$AT$1]))" office:value-type="string" office:string-value="Bibliomancie d'élite" calcext:value-type="string">
            <text:p>Bibliomancie d'élite</text:p>
          </table:table-cell>
          <table:table-cell table:number-columns-repeated="3"/>
          <table:table-cell table:formula="of:=INDIRECT(ADDRESS(MATCH([.$E135];FRFlag;1) ;2;1;1;[.$AT$1]))" office:value-type="string" office:string-value="Bibliomancie d'élite" calcext:value-type="string">
            <text:p>Bibliomancie d'élite</text:p>
          </table:table-cell>
          <table:table-cell table:number-columns-repeated="2"/>
          <table:table-cell table:formula="of:=INDIRECT(ADDRESS(MATCH([.$E135];ITFlag;1) ;2;1;1;[.$AX$1]))" office:value-type="string" office:string-value="Bibliomanzia d'elite" calcext:value-type="string">
            <text:p>Bibliomanzia d'elite</text:p>
          </table:table-cell>
          <table:table-cell table:formula="of:=INDIRECT(ADDRESS(MATCH([.$E135];ITFlag;1) ;2;1;1;[.$AX$1]))" office:value-type="string" office:string-value="Bibliomanzia d'elite" calcext:value-type="string">
            <text:p>Bibliomanzia d'elite</text:p>
          </table:table-cell>
          <table:table-cell table:formula="of:=INDIRECT(ADDRESS(MATCH([.$E135];JPFlag;1) ;2;1;1;[.$AZ$1]))" office:value-type="string" office:string-value="エリート司書" calcext:value-type="string">
            <text:p>エリート司書</text:p>
          </table:table-cell>
          <table:table-cell table:formula="of:=INDIRECT(ADDRESS(MATCH([.$E135];JPFlag;1) ;2;1;1;[.$AZ$1]))" office:value-type="string" office:string-value="エリート司書" calcext:value-type="string">
            <text:p>エリート司書</text:p>
          </table:table-cell>
          <table:table-cell table:formula="of:=INDIRECT(ADDRESS(MATCH([.$E135];KOFlag;1) ;2;1;1;[.$BB$1]))" office:value-type="string" office:string-value="특급 독서술" calcext:value-type="string">
            <text:p>특급 독서술</text:p>
          </table:table-cell>
          <table:table-cell table:formula="of:=INDIRECT(ADDRESS(MATCH([.$E135];KOFlag;1) ;2;1;1;[.$BB$1]))" office:value-type="string" office:string-value="특급 독서술" calcext:value-type="string">
            <text:p>특급 독서술</text:p>
          </table:table-cell>
          <table:table-cell table:number-columns-repeated="10"/>
          <table:table-cell table:formula="of:=INDIRECT(ADDRESS(MATCH([.$E135];RUFlag;1) ;2;1;1;[.$BN$1]))" office:value-type="string" office:string-value="Элитный библиолог" calcext:value-type="string">
            <text:p>Элитный библиолог</text:p>
          </table:table-cell>
          <table:table-cell table:formula="of:=INDIRECT(ADDRESS(MATCH([.$E135];RUFlag;1) ;2;1;1;[.$BN$1]))" office:value-type="string" office:string-value="Элитный библиолог" calcext:value-type="string">
            <text:p>Элитный библиолог</text:p>
          </table:table-cell>
          <table:table-cell table:number-columns-repeated="4"/>
          <table:table-cell table:formula="of:=INDIRECT(ADDRESS(MATCH([.$E135];ZHHansFlag;1) ;2;1;1;[.$BT$1]))" office:value-type="string" office:string-value="精英图书管理学" calcext:value-type="string">
            <text:p>精英图书管理学</text:p>
          </table:table-cell>
          <table:table-cell table:formula="of:=INDIRECT(ADDRESS(MATCH([.$E135];ZHHansFlag;1) ;2;1;1;[.$BT$1]))" office:value-type="string" office:string-value="精英图书管理学" calcext:value-type="string">
            <text:p>精英图书管理学</text:p>
          </table:table-cell>
          <table:table-cell table:formula="of:=INDIRECT(ADDRESS(MATCH([.$E135];ZHHantFlag;1) ;2;1;1;[.$BU$1]))" office:value-type="string" office:string-value="精英圖書管理學" calcext:value-type="string">
            <text:p>精英圖書管理學</text:p>
          </table:table-cell>
          <table:table-cell table:formula="of:=INDIRECT(ADDRESS(MATCH([.$E135];ZHHansFlag;1) ;2;1;1;[.$BT$1]))" office:value-type="string" office:string-value="精英图书管理学" calcext:value-type="string">
            <text:p>精英图书管理学</text:p>
          </table:table-cell>
          <table:table-cell table:formula="of:=INDIRECT(ADDRESS(MATCH([.$E135];ZHHantFlag;1) ;2;1;1;[.$BU$1]))" office:value-type="string" office:string-value="精英圖書管理學" calcext:value-type="string">
            <text:p>精英圖書管理學</text:p>
          </table:table-cell>
        </table:table-row>
        <table:table-row table:style-name="ro1">
          <table:table-cell office:value-type="string" calcext:value-type="string">
            <text:p>2f7dd9bf-4ce4-4917-946e-3a9cff9109b5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An abandoned temple hewn into the cliffside serves as an escape route.</text:p>
          </table:table-cell>
          <table:table-cell table:formula="of:=MATCH([.C136];Value;1)" office:value-type="float" office:value="5" calcext:value-type="float">
            <text:p>5</text:p>
          </table:table-cell>
          <table:table-cell table:formula="of:=INDIRECT(ADDRESS([.D136];1;1;1;&quot;en-US&quot;))" office:value-type="string" office:string-value="$ACHV_MENU_ACCESS_TITLE" calcext:value-type="string">
            <text:p>$ACHV_MENU_ACCESS_TITLE</text:p>
          </table:table-cell>
          <table:table-cell table:number-columns-repeated="5"/>
          <table:table-cell table:formula="of:=INDIRECT(ADDRESS(MATCH([.$E136];DEFlag;1) ;2;1;1;[.$N$1]))" office:value-type="string" office:string-value="Keine Barrieren" calcext:value-type="string">
            <text:p>Keine Barrieren</text:p>
          </table:table-cell>
          <table:table-cell table:number-columns-repeated="2"/>
          <table:table-cell table:formula="of:=INDIRECT(ADDRESS(MATCH([.$E136];DEFlag;1) ;2;1;1;[.$N$1]))" office:value-type="string" office:string-value="Keine Barrieren" calcext:value-type="string">
            <text:p>Keine Barrieren</text:p>
          </table:table-cell>
          <table:table-cell table:formula="of:=[.$C136]" office:value-type="string" office:string-value="An abandoned temple hewn into the cliffside serves as an escape route." calcext:value-type="string">
            <text:p>An abandoned temple hewn into the cliffside serves as an escape route.</text:p>
          </table:table-cell>
          <table:table-cell table:number-columns-repeated="15"/>
          <table:table-cell table:formula="of:=[.$C136]" office:value-type="string" office:string-value="An abandoned temple hewn into the cliffside serves as an escape route." calcext:value-type="string">
            <text:p>An abandoned temple hewn into the cliffside serves as an escape route.</text:p>
          </table:table-cell>
          <table:table-cell/>
          <table:table-cell table:formula="of:=INDIRECT(ADDRESS(MATCH([.$E136];ESFlag;1) ;2;1;1;[.$AK$1]))" office:value-type="string" office:string-value="Acceso garantizado" calcext:value-type="string">
            <text:p>Acceso garantizado</text:p>
          </table:table-cell>
          <table:table-cell table:number-columns-repeated="3"/>
          <table:table-cell table:formula="of:=INDIRECT(ADDRESS(MATCH([.$E136];ESFlag;1) ;2;1;1;[.$AK$1]))" office:value-type="string" office:string-value="Acceso garantizado" calcext:value-type="string">
            <text:p>Acceso garantizado</text:p>
          </table:table-cell>
          <table:table-cell table:number-columns-repeated="4"/>
          <table:table-cell table:formula="of:=INDIRECT(ADDRESS(MATCH([.$E136];FRFlag;1) ;2;1;1;[.$AT$1]))" office:value-type="string" office:string-value="Accessible" calcext:value-type="string">
            <text:p>Accessible</text:p>
          </table:table-cell>
          <table:table-cell table:number-columns-repeated="3"/>
          <table:table-cell table:formula="of:=INDIRECT(ADDRESS(MATCH([.$E136];FRFlag;1) ;2;1;1;[.$AT$1]))" office:value-type="string" office:string-value="Accessible" calcext:value-type="string">
            <text:p>Accessible</text:p>
          </table:table-cell>
          <table:table-cell table:number-columns-repeated="2"/>
          <table:table-cell table:formula="of:=INDIRECT(ADDRESS(MATCH([.$E136];ITFlag;1) ;2;1;1;[.$AX$1]))" office:value-type="string" office:string-value="Accesso Illimitato" calcext:value-type="string">
            <text:p>Accesso Illimitato</text:p>
          </table:table-cell>
          <table:table-cell table:formula="of:=INDIRECT(ADDRESS(MATCH([.$E136];ITFlag;1) ;2;1;1;[.$AX$1]))" office:value-type="string" office:string-value="Accesso Illimitato" calcext:value-type="string">
            <text:p>Accesso Illimitato</text:p>
          </table:table-cell>
          <table:table-cell table:formula="of:=INDIRECT(ADDRESS(MATCH([.$E136];JPFlag;1) ;2;1;1;[.$AZ$1]))" office:value-type="string" office:string-value="オールアクセス" calcext:value-type="string">
            <text:p>オールアクセス</text:p>
          </table:table-cell>
          <table:table-cell table:formula="of:=INDIRECT(ADDRESS(MATCH([.$E136];JPFlag;1) ;2;1;1;[.$AZ$1]))" office:value-type="string" office:string-value="オールアクセス" calcext:value-type="string">
            <text:p>オールアクセス</text:p>
          </table:table-cell>
          <table:table-cell table:formula="of:=INDIRECT(ADDRESS(MATCH([.$E136];KOFlag;1) ;2;1;1;[.$BB$1]))" office:value-type="string" office:string-value="향상된 조준 설정 사용" calcext:value-type="string">
            <text:p>향상된 조준 설정 사용</text:p>
          </table:table-cell>
          <table:table-cell table:formula="of:=INDIRECT(ADDRESS(MATCH([.$E136];KOFlag;1) ;2;1;1;[.$BB$1]))" office:value-type="string" office:string-value="향상된 조준 설정 사용" calcext:value-type="string">
            <text:p>향상된 조준 설정 사용</text:p>
          </table:table-cell>
          <table:table-cell table:number-columns-repeated="10"/>
          <table:table-cell table:formula="of:=INDIRECT(ADDRESS(MATCH([.$E136];RUFlag;1) ;2;1;1;[.$BN$1]))" office:value-type="string" office:string-value="Полный доступ" calcext:value-type="string">
            <text:p>Полный доступ</text:p>
          </table:table-cell>
          <table:table-cell table:formula="of:=INDIRECT(ADDRESS(MATCH([.$E136];RUFlag;1) ;2;1;1;[.$BN$1]))" office:value-type="string" office:string-value="Полный доступ" calcext:value-type="string">
            <text:p>Полный доступ</text:p>
          </table:table-cell>
          <table:table-cell table:number-columns-repeated="4"/>
          <table:table-cell table:formula="of:=INDIRECT(ADDRESS(MATCH([.$E136];ZHHansFlag;1) ;2;1;1;[.$BT$1]))" office:value-type="string" office:string-value="无孔不入" calcext:value-type="string">
            <text:p>无孔不入</text:p>
          </table:table-cell>
          <table:table-cell table:formula="of:=INDIRECT(ADDRESS(MATCH([.$E136];ZHHansFlag;1) ;2;1;1;[.$BT$1]))" office:value-type="string" office:string-value="无孔不入" calcext:value-type="string">
            <text:p>无孔不入</text:p>
          </table:table-cell>
          <table:table-cell table:formula="of:=INDIRECT(ADDRESS(MATCH([.$E136];ZHHantFlag;1) ;2;1;1;[.$BU$1]))" office:value-type="string" office:string-value="無孔不入" calcext:value-type="string">
            <text:p>無孔不入</text:p>
          </table:table-cell>
          <table:table-cell table:formula="of:=INDIRECT(ADDRESS(MATCH([.$E136];ZHHansFlag;1) ;2;1;1;[.$BT$1]))" office:value-type="string" office:string-value="无孔不入" calcext:value-type="string">
            <text:p>无孔不入</text:p>
          </table:table-cell>
          <table:table-cell table:formula="of:=INDIRECT(ADDRESS(MATCH([.$E136];ZHHantFlag;1) ;2;1;1;[.$BU$1]))" office:value-type="string" office:string-value="無孔不入" calcext:value-type="string">
            <text:p>無孔不入</text:p>
          </table:table-cell>
        </table:table-row>
        <table:table-row table:style-name="ro1">
          <table:table-cell office:value-type="string" calcext:value-type="string">
            <text:p>1c476d1d-af56-4fe1-9804-61c191035718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The Way Out</text:p>
          </table:table-cell>
          <table:table-cell table:formula="of:=MATCH([.C137];Value;1)" office:value-type="float" office:value="51" calcext:value-type="float">
            <text:p>51</text:p>
          </table:table-cell>
          <table:table-cell table:formula="of:=INDIRECT(ADDRESS([.D137];1;1;1;&quot;en-US&quot;))" office:value-type="string" office:string-value="$ACHV_HAVE_ALL_WEAPONS_UNIQUE_TITLE" calcext:value-type="string">
            <text:p>$ACHV_HAVE_ALL_WEAPONS_UNIQUE_TITLE</text:p>
          </table:table-cell>
          <table:table-cell table:number-columns-repeated="5"/>
          <table:table-cell table:formula="of:=INDIRECT(ADDRESS(MATCH([.$E137];DEFlag;1) ;2;1;1;[.$N$1]))" office:value-type="string" office:string-value="Schweizer Armeeschwert" calcext:value-type="string">
            <text:p>Schweizer Armeeschwert</text:p>
          </table:table-cell>
          <table:table-cell table:number-columns-repeated="2"/>
          <table:table-cell table:formula="of:=INDIRECT(ADDRESS(MATCH([.$E137];DEFlag;1) ;2;1;1;[.$N$1]))" office:value-type="string" office:string-value="Schweizer Armeeschwert" calcext:value-type="string">
            <text:p>Schweizer Armeeschwert</text:p>
          </table:table-cell>
          <table:table-cell table:formula="of:=[.$C137]" office:value-type="string" office:string-value="The Way Out" calcext:value-type="string">
            <text:p>The Way Out</text:p>
          </table:table-cell>
          <table:table-cell table:number-columns-repeated="15"/>
          <table:table-cell table:formula="of:=[.$C137]" office:value-type="string" office:string-value="The Way Out" calcext:value-type="string">
            <text:p>The Way Out</text:p>
          </table:table-cell>
          <table:table-cell/>
          <table:table-cell table:formula="of:=INDIRECT(ADDRESS(MATCH([.$E137];ESFlag;1) ;2;1;1;[.$AK$1]))" office:value-type="string" office:string-value="Espada suiza" calcext:value-type="string">
            <text:p>Espada suiza</text:p>
          </table:table-cell>
          <table:table-cell table:number-columns-repeated="3"/>
          <table:table-cell table:formula="of:=INDIRECT(ADDRESS(MATCH([.$E137];ESFlag;1) ;2;1;1;[.$AK$1]))" office:value-type="string" office:string-value="Espada suiza" calcext:value-type="string">
            <text:p>Espada suiza</text:p>
          </table:table-cell>
          <table:table-cell table:number-columns-repeated="4"/>
          <table:table-cell table:formula="of:=INDIRECT(ADDRESS(MATCH([.$E137];FRFlag;1) ;2;1;1;[.$AT$1]))" office:value-type="string" office:string-value="Couteau suisse" calcext:value-type="string">
            <text:p>Couteau suisse</text:p>
          </table:table-cell>
          <table:table-cell table:number-columns-repeated="3"/>
          <table:table-cell table:formula="of:=INDIRECT(ADDRESS(MATCH([.$E137];FRFlag;1) ;2;1;1;[.$AT$1]))" office:value-type="string" office:string-value="Couteau suisse" calcext:value-type="string">
            <text:p>Couteau suisse</text:p>
          </table:table-cell>
          <table:table-cell table:number-columns-repeated="2"/>
          <table:table-cell table:formula="of:=INDIRECT(ADDRESS(MATCH([.$E137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37];ITFlag;1) ;2;1;1;[.$AX$1]))" office:value-type="string" office:string-value="Coltellone svizzero" calcext:value-type="string">
            <text:p>Coltellone svizzero</text:p>
          </table:table-cell>
          <table:table-cell table:formula="of:=INDIRECT(ADDRESS(MATCH([.$E137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37];JPFlag;1) ;2;1;1;[.$AZ$1]))" office:value-type="string" office:string-value="武器コレクター" calcext:value-type="string">
            <text:p>武器コレクター</text:p>
          </table:table-cell>
          <table:table-cell table:formula="of:=INDIRECT(ADDRESS(MATCH([.$E137];KOFlag;1) ;2;1;1;[.$BB$1]))" office:value-type="string" office:string-value="스위스제 군용 검" calcext:value-type="string">
            <text:p>스위스제 군용 검</text:p>
          </table:table-cell>
          <table:table-cell table:formula="of:=INDIRECT(ADDRESS(MATCH([.$E137];KOFlag;1) ;2;1;1;[.$BB$1]))" office:value-type="string" office:string-value="스위스제 군용 검" calcext:value-type="string">
            <text:p>스위스제 군용 검</text:p>
          </table:table-cell>
          <table:table-cell table:number-columns-repeated="10"/>
          <table:table-cell table:formula="of:=INDIRECT(ADDRESS(MATCH([.$E137];RUFlag;1) ;2;1;1;[.$BN$1]))" office:value-type="string" office:string-value="Швейцарский меч" calcext:value-type="string">
            <text:p>Швейцарский меч</text:p>
          </table:table-cell>
          <table:table-cell table:formula="of:=INDIRECT(ADDRESS(MATCH([.$E137];RUFlag;1) ;2;1;1;[.$BN$1]))" office:value-type="string" office:string-value="Швейцарский меч" calcext:value-type="string">
            <text:p>Швейцарский меч</text:p>
          </table:table-cell>
          <table:table-cell table:number-columns-repeated="4"/>
          <table:table-cell table:formula="of:=INDIRECT(ADDRESS(MATCH([.$E137];ZHHansFlag;1) ;2;1;1;[.$BT$1]))" office:value-type="string" office:string-value="瑞士军刀" calcext:value-type="string">
            <text:p>瑞士军刀</text:p>
          </table:table-cell>
          <table:table-cell table:formula="of:=INDIRECT(ADDRESS(MATCH([.$E137];ZHHansFlag;1) ;2;1;1;[.$BT$1]))" office:value-type="string" office:string-value="瑞士军刀" calcext:value-type="string">
            <text:p>瑞士军刀</text:p>
          </table:table-cell>
          <table:table-cell table:formula="of:=INDIRECT(ADDRESS(MATCH([.$E137];ZHHantFlag;1) ;2;1;1;[.$BU$1]))" office:value-type="string" office:string-value="瑞士軍刀" calcext:value-type="string">
            <text:p>瑞士軍刀</text:p>
          </table:table-cell>
          <table:table-cell table:formula="of:=INDIRECT(ADDRESS(MATCH([.$E137];ZHHansFlag;1) ;2;1;1;[.$BT$1]))" office:value-type="string" office:string-value="瑞士军刀" calcext:value-type="string">
            <text:p>瑞士军刀</text:p>
          </table:table-cell>
          <table:table-cell table:formula="of:=INDIRECT(ADDRESS(MATCH([.$E137];ZHHantFlag;1) ;2;1;1;[.$BU$1]))" office:value-type="string" office:string-value="瑞士軍刀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9ce6b41f-ae80-420f-bfee-ae8f36dd61ec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Many survivors gather outside the Pit.</text:p>
          </table:table-cell>
          <table:table-cell table:formula="of:=MATCH([.C138];Value;1)" office:value-type="float" office:value="40" calcext:value-type="float">
            <text:p>40</text:p>
          </table:table-cell>
          <table:table-cell table:formula="of:=INDIRECT(ADDRESS([.D138];1;1;1;&quot;en-US&quot;))" office:value-type="string" office:string-value="$ACHV_HAVE_SKILL_LVL_20_TITLE" calcext:value-type="string">
            <text:p>$ACHV_HAVE_SKILL_LVL_20_TITLE</text:p>
          </table:table-cell>
          <table:table-cell table:number-columns-repeated="5"/>
          <table:table-cell table:formula="of:=INDIRECT(ADDRESS(MATCH([.$E138];DEFlag;1) ;2;1;1;[.$N$1]))" office:value-type="string" office:string-value="Unglaublich talentiert" calcext:value-type="string">
            <text:p>Unglaublich talentiert</text:p>
          </table:table-cell>
          <table:table-cell table:number-columns-repeated="2"/>
          <table:table-cell table:formula="of:=INDIRECT(ADDRESS(MATCH([.$E138];DEFlag;1) ;2;1;1;[.$N$1]))" office:value-type="string" office:string-value="Unglaublich talentiert" calcext:value-type="string">
            <text:p>Unglaublich talentiert</text:p>
          </table:table-cell>
          <table:table-cell table:formula="of:=[.$C138]" office:value-type="string" office:string-value="Many survivors gather outside the Pit." calcext:value-type="string">
            <text:p>Many survivors gather outside the Pit.</text:p>
          </table:table-cell>
          <table:table-cell table:number-columns-repeated="15"/>
          <table:table-cell table:formula="of:=[.$C138]" office:value-type="string" office:string-value="Many survivors gather outside the Pit." calcext:value-type="string">
            <text:p>Many survivors gather outside the Pit.</text:p>
          </table:table-cell>
          <table:table-cell/>
          <table:table-cell table:formula="of:=INDIRECT(ADDRESS(MATCH([.$E138];ESFlag;1) ;2;1;1;[.$AK$1]))" office:value-type="string" office:string-value="Habilidades impresionantes" calcext:value-type="string">
            <text:p>Habilidades impresionantes</text:p>
          </table:table-cell>
          <table:table-cell table:number-columns-repeated="3"/>
          <table:table-cell table:formula="of:=INDIRECT(ADDRESS(MATCH([.$E138];ESFlag;1) ;2;1;1;[.$AK$1]))" office:value-type="string" office:string-value="Habilidades impresionantes" calcext:value-type="string">
            <text:p>Habilidades impresionantes</text:p>
          </table:table-cell>
          <table:table-cell table:number-columns-repeated="4"/>
          <table:table-cell table:formula="of:=INDIRECT(ADDRESS(MATCH([.$E138];FRFlag;1) ;2;1;1;[.$AT$1]))" office:value-type="string" office:string-value="Hyper compétent" calcext:value-type="string">
            <text:p>Hyper compétent</text:p>
          </table:table-cell>
          <table:table-cell table:number-columns-repeated="3"/>
          <table:table-cell table:formula="of:=INDIRECT(ADDRESS(MATCH([.$E138];FRFlag;1) ;2;1;1;[.$AT$1]))" office:value-type="string" office:string-value="Hyper compétent" calcext:value-type="string">
            <text:p>Hyper compétent</text:p>
          </table:table-cell>
          <table:table-cell table:number-columns-repeated="2"/>
          <table:table-cell table:formula="of:=INDIRECT(ADDRESS(MATCH([.$E138];ITFlag;1) ;2;1;1;[.$AX$1]))" office:value-type="string" office:string-value="Abilità da paura" calcext:value-type="string">
            <text:p>Abilità da paura</text:p>
          </table:table-cell>
          <table:table-cell table:formula="of:=INDIRECT(ADDRESS(MATCH([.$E138];ITFlag;1) ;2;1;1;[.$AX$1]))" office:value-type="string" office:string-value="Abilità da paura" calcext:value-type="string">
            <text:p>Abilità da paura</text:p>
          </table:table-cell>
          <table:table-cell table:formula="of:=INDIRECT(ADDRESS(MATCH([.$E138];JPFlag;1) ;2;1;1;[.$AZ$1]))" office:value-type="string" office:string-value="マッドスキル" calcext:value-type="string">
            <text:p>マッドスキル</text:p>
          </table:table-cell>
          <table:table-cell table:formula="of:=INDIRECT(ADDRESS(MATCH([.$E138];JPFlag;1) ;2;1;1;[.$AZ$1]))" office:value-type="string" office:string-value="マッドスキル" calcext:value-type="string">
            <text:p>マッドスキル</text:p>
          </table:table-cell>
          <table:table-cell table:formula="of:=INDIRECT(ADDRESS(MATCH([.$E138];KOFlag;1) ;2;1;1;[.$BB$1]))" office:value-type="string" office:string-value="미친 스킬들" calcext:value-type="string">
            <text:p>미친 스킬들</text:p>
          </table:table-cell>
          <table:table-cell table:formula="of:=INDIRECT(ADDRESS(MATCH([.$E138];KOFlag;1) ;2;1;1;[.$BB$1]))" office:value-type="string" office:string-value="미친 스킬들" calcext:value-type="string">
            <text:p>미친 스킬들</text:p>
          </table:table-cell>
          <table:table-cell table:number-columns-repeated="10"/>
          <table:table-cell table:formula="of:=INDIRECT(ADDRESS(MATCH([.$E138];RUFlag;1) ;2;1;1;[.$BN$1]))" office:value-type="string" office:string-value="Безумные навыки" calcext:value-type="string">
            <text:p>Безумные навыки</text:p>
          </table:table-cell>
          <table:table-cell table:formula="of:=INDIRECT(ADDRESS(MATCH([.$E138];RUFlag;1) ;2;1;1;[.$BN$1]))" office:value-type="string" office:string-value="Безумные навыки" calcext:value-type="string">
            <text:p>Безумные навыки</text:p>
          </table:table-cell>
          <table:table-cell table:number-columns-repeated="4"/>
          <table:table-cell table:formula="of:=INDIRECT(ADDRESS(MATCH([.$E138];ZHHansFlag;1) ;2;1;1;[.$BT$1]))" office:value-type="string" office:string-value="疯狂技能" calcext:value-type="string">
            <text:p>疯狂技能</text:p>
          </table:table-cell>
          <table:table-cell table:formula="of:=INDIRECT(ADDRESS(MATCH([.$E138];ZHHansFlag;1) ;2;1;1;[.$BT$1]))" office:value-type="string" office:string-value="疯狂技能" calcext:value-type="string">
            <text:p>疯狂技能</text:p>
          </table:table-cell>
          <table:table-cell table:formula="of:=INDIRECT(ADDRESS(MATCH([.$E138];ZHHantFlag;1) ;2;1;1;[.$BU$1]))" office:value-type="string" office:string-value="瘋狂技能" calcext:value-type="string">
            <text:p>瘋狂技能</text:p>
          </table:table-cell>
          <table:table-cell table:formula="of:=INDIRECT(ADDRESS(MATCH([.$E138];ZHHansFlag;1) ;2;1;1;[.$BT$1]))" office:value-type="string" office:string-value="疯狂技能" calcext:value-type="string">
            <text:p>疯狂技能</text:p>
          </table:table-cell>
          <table:table-cell table:formula="of:=INDIRECT(ADDRESS(MATCH([.$E138];ZHHantFlag;1) ;2;1;1;[.$BU$1]))" office:value-type="string" office:string-value="瘋狂技能" calcext:value-type="string">
            <text:p>瘋狂技能</text:p>
          </table:table-cell>
        </table:table-row>
        <table:table-row table:style-name="ro1">
          <table:table-cell office:value-type="string" calcext:value-type="string">
            <text:p>fa6a39e3-d469-40b5-8bee-130574358aa7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Outside, many Survivors.</text:p>
          </table:table-cell>
          <table:table-cell table:formula="of:=MATCH([.C139];Value;1)" office:value-type="float" office:value="44" calcext:value-type="float">
            <text:p>44</text:p>
          </table:table-cell>
          <table:table-cell table:formula="of:=INDIRECT(ADDRESS([.D139];1;1;1;&quot;en-US&quot;))" office:value-type="string" office:string-value="$ACHV_MENU_NULL" calcext:value-type="string">
            <text:p>$ACHV_MENU_NULL</text:p>
          </table:table-cell>
          <table:table-cell table:number-columns-repeated="5"/>
          <table:table-cell table:formula="of:=INDIRECT(ADDRESS(MATCH([.$E139];DEFlag;1) ;2;1;1;[.$N$1]))" office:value-type="string" office:string-value="Null" calcext:value-type="string">
            <text:p>Null</text:p>
          </table:table-cell>
          <table:table-cell table:number-columns-repeated="2"/>
          <table:table-cell table:formula="of:=INDIRECT(ADDRESS(MATCH([.$E139];DEFlag;1) ;2;1;1;[.$N$1]))" office:value-type="string" office:string-value="Null" calcext:value-type="string">
            <text:p>Null</text:p>
          </table:table-cell>
          <table:table-cell table:formula="of:=[.$C139]" office:value-type="string" office:string-value="Outside, many Survivors." calcext:value-type="string">
            <text:p>Outside, many Survivors.</text:p>
          </table:table-cell>
          <table:table-cell table:number-columns-repeated="15"/>
          <table:table-cell table:formula="of:=[.$C139]" office:value-type="string" office:string-value="Outside, many Survivors." calcext:value-type="string">
            <text:p>Outside, many Survivors.</text:p>
          </table:table-cell>
          <table:table-cell/>
          <table:table-cell table:formula="of:=INDIRECT(ADDRESS(MATCH([.$E139];ESFlag;1) ;2;1;1;[.$AK$1]))" office:value-type="string" office:string-value="Null" calcext:value-type="string">
            <text:p>Null</text:p>
          </table:table-cell>
          <table:table-cell table:number-columns-repeated="3"/>
          <table:table-cell table:formula="of:=INDIRECT(ADDRESS(MATCH([.$E139];ESFlag;1) ;2;1;1;[.$AK$1]))" office:value-type="string" office:string-value="Null" calcext:value-type="string">
            <text:p>Null</text:p>
          </table:table-cell>
          <table:table-cell table:number-columns-repeated="4"/>
          <table:table-cell table:formula="of:=INDIRECT(ADDRESS(MATCH([.$E139];FRFlag;1) ;2;1;1;[.$AT$1]))" office:value-type="string" office:string-value="Null" calcext:value-type="string">
            <text:p>Null</text:p>
          </table:table-cell>
          <table:table-cell table:number-columns-repeated="3"/>
          <table:table-cell table:formula="of:=INDIRECT(ADDRESS(MATCH([.$E139];FRFlag;1) ;2;1;1;[.$AT$1]))" office:value-type="string" office:string-value="Null" calcext:value-type="string">
            <text:p>Null</text:p>
          </table:table-cell>
          <table:table-cell table:number-columns-repeated="2"/>
          <table:table-cell table:formula="of:=INDIRECT(ADDRESS(MATCH([.$E139];ITFlag;1) ;2;1;1;[.$AX$1]))" office:value-type="string" office:string-value="Null" calcext:value-type="string">
            <text:p>Null</text:p>
          </table:table-cell>
          <table:table-cell table:formula="of:=INDIRECT(ADDRESS(MATCH([.$E139];ITFlag;1) ;2;1;1;[.$AX$1]))" office:value-type="string" office:string-value="Null" calcext:value-type="string">
            <text:p>Null</text:p>
          </table:table-cell>
          <table:table-cell table:formula="of:=INDIRECT(ADDRESS(MATCH([.$E139];JPFlag;1) ;2;1;1;[.$AZ$1]))" office:value-type="string" office:string-value="無" calcext:value-type="string">
            <text:p>無</text:p>
          </table:table-cell>
          <table:table-cell table:formula="of:=INDIRECT(ADDRESS(MATCH([.$E139];JPFlag;1) ;2;1;1;[.$AZ$1]))" office:value-type="string" office:string-value="無" calcext:value-type="string">
            <text:p>無</text:p>
          </table:table-cell>
          <table:table-cell table:formula="of:=INDIRECT(ADDRESS(MATCH([.$E139];KOFlag;1) ;2;1;1;[.$BB$1]))" office:value-type="string" office:string-value="Null" calcext:value-type="string">
            <text:p>Null</text:p>
          </table:table-cell>
          <table:table-cell table:formula="of:=INDIRECT(ADDRESS(MATCH([.$E139];KOFlag;1) ;2;1;1;[.$BB$1]))" office:value-type="string" office:string-value="Null" calcext:value-type="string">
            <text:p>Null</text:p>
          </table:table-cell>
          <table:table-cell table:number-columns-repeated="10"/>
          <table:table-cell table:formula="of:=INDIRECT(ADDRESS(MATCH([.$E139];RUFlag;1) ;2;1;1;[.$BN$1]))" office:value-type="string" office:string-value="Null" calcext:value-type="string">
            <text:p>Null</text:p>
          </table:table-cell>
          <table:table-cell table:formula="of:=INDIRECT(ADDRESS(MATCH([.$E139];RUFlag;1) ;2;1;1;[.$BN$1]))" office:value-type="string" office:string-value="Null" calcext:value-type="string">
            <text:p>Null</text:p>
          </table:table-cell>
          <table:table-cell table:number-columns-repeated="4"/>
          <table:table-cell table:formula="of:=INDIRECT(ADDRESS(MATCH([.$E139];ZHHansFlag;1) ;2;1;1;[.$BT$1]))" office:value-type="string" office:string-value="Null" calcext:value-type="string">
            <text:p>Null</text:p>
          </table:table-cell>
          <table:table-cell table:formula="of:=INDIRECT(ADDRESS(MATCH([.$E139];ZHHansFlag;1) ;2;1;1;[.$BT$1]))" office:value-type="string" office:string-value="Null" calcext:value-type="string">
            <text:p>Null</text:p>
          </table:table-cell>
          <table:table-cell table:formula="of:=INDIRECT(ADDRESS(MATCH([.$E139];ZHHantFlag;1) ;2;1;1;[.$BU$1]))" office:value-type="string" office:string-value="Null" calcext:value-type="string">
            <text:p>Null</text:p>
          </table:table-cell>
          <table:table-cell table:formula="of:=INDIRECT(ADDRESS(MATCH([.$E139];ZHHansFlag;1) ;2;1;1;[.$BT$1]))" office:value-type="string" office:string-value="Null" calcext:value-type="string">
            <text:p>Null</text:p>
          </table:table-cell>
          <table:table-cell table:formula="of:=INDIRECT(ADDRESS(MATCH([.$E139];ZHHantFlag;1) ;2;1;1;[.$BU$1]))" office:value-type="string" office:string-value="Null" calcext:value-type="string">
            <text:p>Null</text:p>
          </table:table-cell>
        </table:table-row>
        <table:table-row table:style-name="ro1">
          <table:table-cell office:value-type="string" calcext:value-type="string">
            <text:p>d532a4dd-6fb0-4f44-ab53-f0a229aebcf2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My, what big teeth you have.</text:p>
          </table:table-cell>
          <table:table-cell table:formula="of:=MATCH([.C140];Value;1)" office:value-type="float" office:value="42" calcext:value-type="float">
            <text:p>42</text:p>
          </table:table-cell>
          <table:table-cell table:formula="of:=INDIRECT(ADDRESS([.D140];1;1;1;&quot;en-US&quot;))" office:value-type="string" office:string-value="$ACHV_HAVE_ALL_CLASSES_TITLE" calcext:value-type="string">
            <text:p>$ACHV_HAVE_ALL_CLASSES_TITLE</text:p>
          </table:table-cell>
          <table:table-cell table:number-columns-repeated="5"/>
          <table:table-cell table:formula="of:=INDIRECT(ADDRESS(MATCH([.$E140];DEFlag;1) ;2;1;1;[.$N$1]))" office:value-type="string" office:string-value="Meine eigene Armee" calcext:value-type="string">
            <text:p>Meine eigene Armee</text:p>
          </table:table-cell>
          <table:table-cell table:number-columns-repeated="2"/>
          <table:table-cell table:formula="of:=INDIRECT(ADDRESS(MATCH([.$E140];DEFlag;1) ;2;1;1;[.$N$1]))" office:value-type="string" office:string-value="Meine eigene Armee" calcext:value-type="string">
            <text:p>Meine eigene Armee</text:p>
          </table:table-cell>
          <table:table-cell table:formula="of:=[.$C140]" office:value-type="string" office:string-value="My, what big teeth you have." calcext:value-type="string">
            <text:p>My, what big teeth you have.</text:p>
          </table:table-cell>
          <table:table-cell table:number-columns-repeated="15"/>
          <table:table-cell table:formula="of:=[.$C140]" office:value-type="string" office:string-value="My, what big teeth you have." calcext:value-type="string">
            <text:p>My, what big teeth you have.</text:p>
          </table:table-cell>
          <table:table-cell/>
          <table:table-cell table:formula="of:=INDIRECT(ADDRESS(MATCH([.$E140];ESFlag;1) ;2;1;1;[.$AK$1]))" office:value-type="string" office:string-value="Mi propio ejército personal" calcext:value-type="string">
            <text:p>Mi propio ejército personal</text:p>
          </table:table-cell>
          <table:table-cell table:number-columns-repeated="3"/>
          <table:table-cell table:formula="of:=INDIRECT(ADDRESS(MATCH([.$E140];ESFlag;1) ;2;1;1;[.$AK$1]))" office:value-type="string" office:string-value="Mi propio ejército personal" calcext:value-type="string">
            <text:p>Mi propio ejército personal</text:p>
          </table:table-cell>
          <table:table-cell table:number-columns-repeated="4"/>
          <table:table-cell table:formula="of:=INDIRECT(ADDRESS(MATCH([.$E140];FRFlag;1) ;2;1;1;[.$AT$1]))" office:value-type="string" office:string-value="Mon armée personnelle" calcext:value-type="string">
            <text:p>Mon armée personnelle</text:p>
          </table:table-cell>
          <table:table-cell table:number-columns-repeated="3"/>
          <table:table-cell table:formula="of:=INDIRECT(ADDRESS(MATCH([.$E140];FRFlag;1) ;2;1;1;[.$AT$1]))" office:value-type="string" office:string-value="Mon armée personnelle" calcext:value-type="string">
            <text:p>Mon armée personnelle</text:p>
          </table:table-cell>
          <table:table-cell table:number-columns-repeated="2"/>
          <table:table-cell table:formula="of:=INDIRECT(ADDRESS(MATCH([.$E140];ITFlag;1) ;2;1;1;[.$AX$1]))" office:value-type="string" office:string-value="Il Mio Esercito Personale" calcext:value-type="string">
            <text:p>Il Mio Esercito Personale</text:p>
          </table:table-cell>
          <table:table-cell table:formula="of:=INDIRECT(ADDRESS(MATCH([.$E140];ITFlag;1) ;2;1;1;[.$AX$1]))" office:value-type="string" office:string-value="Il Mio Esercito Personale" calcext:value-type="string">
            <text:p>Il Mio Esercito Personale</text:p>
          </table:table-cell>
          <table:table-cell table:formula="of:=INDIRECT(ADDRESS(MATCH([.$E140];JPFlag;1) ;2;1;1;[.$AZ$1]))" office:value-type="string" office:string-value="私兵隊" calcext:value-type="string">
            <text:p>私兵隊</text:p>
          </table:table-cell>
          <table:table-cell table:formula="of:=INDIRECT(ADDRESS(MATCH([.$E140];JPFlag;1) ;2;1;1;[.$AZ$1]))" office:value-type="string" office:string-value="私兵隊" calcext:value-type="string">
            <text:p>私兵隊</text:p>
          </table:table-cell>
          <table:table-cell table:formula="of:=INDIRECT(ADDRESS(MATCH([.$E140];KOFlag;1) ;2;1;1;[.$BB$1]))" office:value-type="string" office:string-value="내 소중한 군대" calcext:value-type="string">
            <text:p>내 소중한 군대</text:p>
          </table:table-cell>
          <table:table-cell table:formula="of:=INDIRECT(ADDRESS(MATCH([.$E140];KOFlag;1) ;2;1;1;[.$BB$1]))" office:value-type="string" office:string-value="내 소중한 군대" calcext:value-type="string">
            <text:p>내 소중한 군대</text:p>
          </table:table-cell>
          <table:table-cell table:number-columns-repeated="10"/>
          <table:table-cell table:formula="of:=INDIRECT(ADDRESS(MATCH([.$E140];RUFlag;1) ;2;1;1;[.$BN$1]))" office:value-type="string" office:string-value="Моя собственная армия" calcext:value-type="string">
            <text:p>Моя собственная армия</text:p>
          </table:table-cell>
          <table:table-cell table:formula="of:=INDIRECT(ADDRESS(MATCH([.$E140];RUFlag;1) ;2;1;1;[.$BN$1]))" office:value-type="string" office:string-value="Моя собственная армия" calcext:value-type="string">
            <text:p>Моя собственная армия</text:p>
          </table:table-cell>
          <table:table-cell table:number-columns-repeated="4"/>
          <table:table-cell table:formula="of:=INDIRECT(ADDRESS(MATCH([.$E140];ZHHansFlag;1) ;2;1;1;[.$BT$1]))" office:value-type="string" office:string-value="私人军队" calcext:value-type="string">
            <text:p>私人军队</text:p>
          </table:table-cell>
          <table:table-cell table:formula="of:=INDIRECT(ADDRESS(MATCH([.$E140];ZHHansFlag;1) ;2;1;1;[.$BT$1]))" office:value-type="string" office:string-value="私人军队" calcext:value-type="string">
            <text:p>私人军队</text:p>
          </table:table-cell>
          <table:table-cell table:formula="of:=INDIRECT(ADDRESS(MATCH([.$E140];ZHHantFlag;1) ;2;1;1;[.$BU$1]))" office:value-type="string" office:string-value="私人軍隊" calcext:value-type="string">
            <text:p>私人軍隊</text:p>
          </table:table-cell>
          <table:table-cell table:formula="of:=INDIRECT(ADDRESS(MATCH([.$E140];ZHHansFlag;1) ;2;1;1;[.$BT$1]))" office:value-type="string" office:string-value="私人军队" calcext:value-type="string">
            <text:p>私人军队</text:p>
          </table:table-cell>
          <table:table-cell table:formula="of:=INDIRECT(ADDRESS(MATCH([.$E140];ZHHantFlag;1) ;2;1;1;[.$BU$1]))" office:value-type="string" office:string-value="私人軍隊" calcext:value-type="string">
            <text:p>私人軍隊</text:p>
          </table:table-cell>
        </table:table-row>
        <table:table-row table:style-name="ro1">
          <table:table-cell office:value-type="string" calcext:value-type="string">
            <text:p>e8c03208-3f96-4a1a-9ceb-a0f930c74014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Cave with Feral Sheep</text:p>
          </table:table-cell>
          <table:table-cell table:formula="of:=MATCH([.C141];Value;1)" office:value-type="float" office:value="13" calcext:value-type="float">
            <text:p>13</text:p>
          </table:table-cell>
          <table:table-cell table:formula="of:=INDIRECT(ADDRESS([.D141];1;1;1;&quot;en-US&quot;))" office:value-type="string" office:string-value="$ACHV_HAVE_ALL_BOOKS_NORMAL_TITLE" calcext:value-type="string">
            <text:p>$ACHV_HAVE_ALL_BOOKS_NORMAL_TITLE</text:p>
          </table:table-cell>
          <table:table-cell table:number-columns-repeated="5"/>
          <table:table-cell table:formula="of:=INDIRECT(ADDRESS(MATCH([.$E141];DEFlag;1) ;2;1;1;[.$N$1]))" office:value-type="string" office:string-value="Bücherwurm" calcext:value-type="string">
            <text:p>Bücherwurm</text:p>
          </table:table-cell>
          <table:table-cell table:number-columns-repeated="2"/>
          <table:table-cell table:formula="of:=INDIRECT(ADDRESS(MATCH([.$E141];DEFlag;1) ;2;1;1;[.$N$1]))" office:value-type="string" office:string-value="Bücherwurm" calcext:value-type="string">
            <text:p>Bücherwurm</text:p>
          </table:table-cell>
          <table:table-cell table:formula="of:=[.$C141]" office:value-type="string" office:string-value="Cave with Feral Sheep" calcext:value-type="string">
            <text:p>Cave with Feral Sheep</text:p>
          </table:table-cell>
          <table:table-cell table:number-columns-repeated="15"/>
          <table:table-cell table:formula="of:=[.$C141]" office:value-type="string" office:string-value="Cave with Feral Sheep" calcext:value-type="string">
            <text:p>Cave with Feral Sheep</text:p>
          </table:table-cell>
          <table:table-cell/>
          <table:table-cell table:formula="of:=INDIRECT(ADDRESS(MATCH([.$E141];ESFlag;1) ;2;1;1;[.$AK$1]))" office:value-type="string" office:string-value="Gusano de biblioteca" calcext:value-type="string">
            <text:p>Gusano de biblioteca</text:p>
          </table:table-cell>
          <table:table-cell table:number-columns-repeated="3"/>
          <table:table-cell table:formula="of:=INDIRECT(ADDRESS(MATCH([.$E141];ESFlag;1) ;2;1;1;[.$AK$1]))" office:value-type="string" office:string-value="Gusano de biblioteca" calcext:value-type="string">
            <text:p>Gusano de biblioteca</text:p>
          </table:table-cell>
          <table:table-cell table:number-columns-repeated="4"/>
          <table:table-cell table:formula="of:=INDIRECT(ADDRESS(MATCH([.$E141];FRFlag;1) ;2;1;1;[.$AT$1]))" office:value-type="string" office:string-value="Rat de bibliothèque" calcext:value-type="string">
            <text:p>Rat de bibliothèque</text:p>
          </table:table-cell>
          <table:table-cell table:number-columns-repeated="3"/>
          <table:table-cell table:formula="of:=INDIRECT(ADDRESS(MATCH([.$E141];FRFlag;1) ;2;1;1;[.$AT$1]))" office:value-type="string" office:string-value="Rat de bibliothèque" calcext:value-type="string">
            <text:p>Rat de bibliothèque</text:p>
          </table:table-cell>
          <table:table-cell table:number-columns-repeated="2"/>
          <table:table-cell table:formula="of:=INDIRECT(ADDRESS(MATCH([.$E141];ITFlag;1) ;2;1;1;[.$AX$1]))" office:value-type="string" office:string-value="Secchione" calcext:value-type="string">
            <text:p>Secchione</text:p>
          </table:table-cell>
          <table:table-cell table:formula="of:=INDIRECT(ADDRESS(MATCH([.$E141];ITFlag;1) ;2;1;1;[.$AX$1]))" office:value-type="string" office:string-value="Secchione" calcext:value-type="string">
            <text:p>Secchione</text:p>
          </table:table-cell>
          <table:table-cell table:formula="of:=INDIRECT(ADDRESS(MATCH([.$E141];JPFlag;1) ;2;1;1;[.$AZ$1]))" office:value-type="string" office:string-value="本の虫" calcext:value-type="string">
            <text:p>本の虫</text:p>
          </table:table-cell>
          <table:table-cell table:formula="of:=INDIRECT(ADDRESS(MATCH([.$E141];JPFlag;1) ;2;1;1;[.$AZ$1]))" office:value-type="string" office:string-value="本の虫" calcext:value-type="string">
            <text:p>本の虫</text:p>
          </table:table-cell>
          <table:table-cell table:formula="of:=INDIRECT(ADDRESS(MATCH([.$E141];KOFlag;1) ;2;1;1;[.$BB$1]))" office:value-type="string" office:string-value="책벌레" calcext:value-type="string">
            <text:p>책벌레</text:p>
          </table:table-cell>
          <table:table-cell table:formula="of:=INDIRECT(ADDRESS(MATCH([.$E141];KOFlag;1) ;2;1;1;[.$BB$1]))" office:value-type="string" office:string-value="책벌레" calcext:value-type="string">
            <text:p>책벌레</text:p>
          </table:table-cell>
          <table:table-cell table:number-columns-repeated="10"/>
          <table:table-cell table:formula="of:=INDIRECT(ADDRESS(MATCH([.$E141];RUFlag;1) ;2;1;1;[.$BN$1]))" office:value-type="string" office:string-value="Книжный червь" calcext:value-type="string">
            <text:p>Книжный червь</text:p>
          </table:table-cell>
          <table:table-cell table:formula="of:=INDIRECT(ADDRESS(MATCH([.$E141];RUFlag;1) ;2;1;1;[.$BN$1]))" office:value-type="string" office:string-value="Книжный червь" calcext:value-type="string">
            <text:p>Книжный червь</text:p>
          </table:table-cell>
          <table:table-cell table:number-columns-repeated="4"/>
          <table:table-cell table:formula="of:=INDIRECT(ADDRESS(MATCH([.$E141];ZHHansFlag;1) ;2;1;1;[.$BT$1]))" office:value-type="string" office:string-value="书呆子" calcext:value-type="string">
            <text:p>书呆子</text:p>
          </table:table-cell>
          <table:table-cell table:formula="of:=INDIRECT(ADDRESS(MATCH([.$E141];ZHHansFlag;1) ;2;1;1;[.$BT$1]))" office:value-type="string" office:string-value="书呆子" calcext:value-type="string">
            <text:p>书呆子</text:p>
          </table:table-cell>
          <table:table-cell table:formula="of:=INDIRECT(ADDRESS(MATCH([.$E141];ZHHantFlag;1) ;2;1;1;[.$BU$1]))" office:value-type="string" office:string-value="書呆子" calcext:value-type="string">
            <text:p>書呆子</text:p>
          </table:table-cell>
          <table:table-cell table:formula="of:=INDIRECT(ADDRESS(MATCH([.$E141];ZHHansFlag;1) ;2;1;1;[.$BT$1]))" office:value-type="string" office:string-value="书呆子" calcext:value-type="string">
            <text:p>书呆子</text:p>
          </table:table-cell>
          <table:table-cell table:formula="of:=INDIRECT(ADDRESS(MATCH([.$E141];ZHHantFlag;1) ;2;1;1;[.$BU$1]))" office:value-type="string" office:string-value="書呆子" calcext:value-type="string">
            <text:p>書呆子</text:p>
          </table:table-cell>
        </table:table-row>
        <table:table-row table:style-name="ro2">
          <table:table-cell office:value-type="string" calcext:value-type="string">
            <text:p>d2e34724-37ed-41a7-986a-b9a2d70b91f8</text:p>
          </table:table-cell>
          <table:table-cell office:value-type="string" calcext:value-type="string">
            <text:p>Achievement Reward Description</text:p>
          </table:table-cell>
          <table:table-cell office:value-type="string" calcext:value-type="string">
            <text:p>What even is this thing.</text:p>
          </table:table-cell>
          <table:table-cell table:formula="of:=MATCH([.C142];Value;1)" office:value-type="float" office:value="60" calcext:value-type="float">
            <text:p>60</text:p>
          </table:table-cell>
          <table:table-cell table:formula="of:=INDIRECT(ADDRESS([.D142];1;1;1;&quot;en-US&quot;))" office:value-type="string" office:string-value="$ACHV_MENU_TIPS_DESC" calcext:value-type="string">
            <text:p>$ACHV_MENU_TIPS_DESC</text:p>
          </table:table-cell>
          <table:table-cell table:number-columns-repeated="5"/>
          <table:table-cell table:formula="of:=INDIRECT(ADDRESS(MATCH([.$E142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number-columns-repeated="2"/>
          <table:table-cell table:formula="of:=INDIRECT(ADDRESS(MATCH([.$E142];DEFlag;1) ;2;1;1;[.$N$1]))" office:value-type="string" office:string-value="Besuche das Tipps-Menü&lt;N&gt;(Oberwelt-&gt;Tipps)" calcext:value-type="string">
            <text:p>Besuche das Tipps-Menü&lt;N&gt;(Oberwelt-&gt;Tipps)</text:p>
          </table:table-cell>
          <table:table-cell table:formula="of:=[.$C142]" office:value-type="string" office:string-value="What even is this thing." calcext:value-type="string">
            <text:p>What even is this thing.</text:p>
          </table:table-cell>
          <table:table-cell table:number-columns-repeated="15"/>
          <table:table-cell table:formula="of:=[.$C142]" office:value-type="string" office:string-value="What even is this thing." calcext:value-type="string">
            <text:p>What even is this thing.</text:p>
          </table:table-cell>
          <table:table-cell/>
          <table:table-cell table:formula="of:=INDIRECT(ADDRESS(MATCH([.$E142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3"/>
          <table:table-cell table:formula="of:=INDIRECT(ADDRESS(MATCH([.$E142];ESFlag;1) ;2;1;1;[.$AK$1]))" office:value-type="string" office:string-value="Visita el menú de consejos&lt;N&gt;(mapa del mundo-&gt;consejos)" calcext:value-type="string">
            <text:p>Visita el menú de consejos&lt;N&gt;(mapa del mundo-&gt;consejos)</text:p>
          </table:table-cell>
          <table:table-cell table:number-columns-repeated="4"/>
          <table:table-cell table:formula="of:=INDIRECT(ADDRESS(MATCH([.$E142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3"/>
          <table:table-cell table:formula="of:=INDIRECT(ADDRESS(MATCH([.$E142];FRFlag;1) ;2;1;1;[.$AT$1]))" office:value-type="string" office:string-value="Visiter le menu Astuces&lt;N&gt;(monde-&gt;astuces)" calcext:value-type="string">
            <text:p>Visiter le menu Astuces&lt;N&gt;(monde-&gt;astuces)</text:p>
          </table:table-cell>
          <table:table-cell table:number-columns-repeated="2"/>
          <table:table-cell table:formula="of:=INDIRECT(ADDRESS(MATCH([.$E142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142];ITFlag;1) ;2;1;1;[.$AX$1]))" office:value-type="string" office:string-value="Visita il menu dei consigli&lt;N&gt;(mappa-&gt;consigli)" calcext:value-type="string">
            <text:p>Visita il menu dei consigli&lt;N&gt;(mappa-&gt;consigli)</text:p>
          </table:table-cell>
          <table:table-cell table:formula="of:=INDIRECT(ADDRESS(MATCH([.$E142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142];JPFlag;1) ;2;1;1;[.$AZ$1]))" office:value-type="string" office:string-value="ヒントを学べるページに移動した&lt;N&gt;(オーバーワールド-&gt;ヒント）" calcext:value-type="string">
            <text:p>ヒントを学べるページに移動した&lt;N&gt;(オーバーワールド-&gt;ヒント）</text:p>
          </table:table-cell>
          <table:table-cell table:formula="of:=INDIRECT(ADDRESS(MATCH([.$E142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formula="of:=INDIRECT(ADDRESS(MATCH([.$E142];KOFlag;1) ;2;1;1;[.$BB$1]))" office:value-type="string" office:string-value="조언 메뉴를 방문&lt;N&gt;(옵션-&gt;조언)" calcext:value-type="string">
            <text:p>조언 메뉴를 방문&lt;N&gt;(옵션-&gt;조언)</text:p>
          </table:table-cell>
          <table:table-cell table:number-columns-repeated="10"/>
          <table:table-cell table:formula="of:=INDIRECT(ADDRESS(MATCH([.$E142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formula="of:=INDIRECT(ADDRESS(MATCH([.$E142];RUFlag;1) ;2;1;1;[.$BN$1]))" office:value-type="string" office:string-value="Посетить меню подсказок&lt;N&gt;(общий мир-&gt;подсказки)" calcext:value-type="string">
            <text:p>Посетить меню подсказок&lt;N&gt;(общий мир-&gt;подсказки)</text:p>
          </table:table-cell>
          <table:table-cell table:number-columns-repeated="4"/>
          <table:table-cell table:formula="of:=INDIRECT(ADDRESS(MATCH([.$E142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142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142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  <table:table-cell table:formula="of:=INDIRECT(ADDRESS(MATCH([.$E142];ZHHansFlag;1) ;2;1;1;[.$BT$1]))" office:value-type="string" office:string-value="进入提示菜单&lt;N&gt;（世界-&gt;提示）" calcext:value-type="string">
            <text:p>进入提示菜单&lt;N&gt;（世界-&gt;提示）</text:p>
          </table:table-cell>
          <table:table-cell table:formula="of:=INDIRECT(ADDRESS(MATCH([.$E142];ZHHantFlag;1) ;2;1;1;[.$BU$1]))" office:value-type="string" office:string-value="進入提示功能表&lt;N&gt;（世界-&gt;提示）" calcext:value-type="string">
            <text:p>進入提示功能表&lt;N&gt;（世界-&gt;提示）</text:p>
          </table:table-cell>
        </table:table-row>
        <table:table-row table:style-name="ro1">
          <table:table-cell office:value-type="string" calcext:value-type="string">
            <text:p>781861e0-84ec-490e-9ce0-8754c97d40b7</text:p>
          </table:table-cell>
          <table:table-cell office:value-type="string" calcext:value-type="string">
            <text:p>Achievement Reward Name</text:p>
          </table:table-cell>
          <table:table-cell office:value-type="string" calcext:value-type="string">
            <text:p>Strange Monument</text:p>
          </table:table-cell>
          <table:table-cell table:formula="of:=MATCH([.C143];Value;1)" office:value-type="float" office:value="48" calcext:value-type="float">
            <text:p>48</text:p>
          </table:table-cell>
          <table:table-cell table:formula="of:=INDIRECT(ADDRESS([.D143];1;1;1;&quot;en-US&quot;))" office:value-type="string" office:string-value="$ACHV_BEAT_SUPER_SHEEP_NORMAL_TITLE" calcext:value-type="string">
            <text:p>$ACHV_BEAT_SUPER_SHEEP_NORMAL_TITLE</text:p>
          </table:table-cell>
          <table:table-cell table:number-columns-repeated="5"/>
          <table:table-cell table:formula="of:=INDIRECT(ADDRESS(MATCH([.$E143];DEFlag;1) ;2;1;1;[.$N$1]))" office:value-type="string" office:string-value="Schafschlächter" calcext:value-type="string">
            <text:p>Schafschlächter</text:p>
          </table:table-cell>
          <table:table-cell table:number-columns-repeated="2"/>
          <table:table-cell table:formula="of:=INDIRECT(ADDRESS(MATCH([.$E143];DEFlag;1) ;2;1;1;[.$N$1]))" office:value-type="string" office:string-value="Schafschlächter" calcext:value-type="string">
            <text:p>Schafschlächter</text:p>
          </table:table-cell>
          <table:table-cell table:formula="of:=[.$C143]" office:value-type="string" office:string-value="Strange Monument" calcext:value-type="string">
            <text:p>Strange Monument</text:p>
          </table:table-cell>
          <table:table-cell table:number-columns-repeated="15"/>
          <table:table-cell table:formula="of:=[.$C143]" office:value-type="string" office:string-value="Strange Monument" calcext:value-type="string">
            <text:p>Strange Monument</text:p>
          </table:table-cell>
          <table:table-cell/>
          <table:table-cell table:formula="of:=INDIRECT(ADDRESS(MATCH([.$E143];ESFlag;1) ;2;1;1;[.$AK$1]))" office:value-type="string" office:string-value="Mataovejas" calcext:value-type="string">
            <text:p>Mataovejas</text:p>
          </table:table-cell>
          <table:table-cell table:number-columns-repeated="3"/>
          <table:table-cell table:formula="of:=INDIRECT(ADDRESS(MATCH([.$E143];ESFlag;1) ;2;1;1;[.$AK$1]))" office:value-type="string" office:string-value="Mataovejas" calcext:value-type="string">
            <text:p>Mataovejas</text:p>
          </table:table-cell>
          <table:table-cell table:number-columns-repeated="4"/>
          <table:table-cell table:formula="of:=INDIRECT(ADDRESS(MATCH([.$E143];FRFlag;1) ;2;1;1;[.$AT$1]))" office:value-type="string" office:string-value="Tueur de mouton" calcext:value-type="string">
            <text:p>Tueur de mouton</text:p>
          </table:table-cell>
          <table:table-cell table:number-columns-repeated="3"/>
          <table:table-cell table:formula="of:=INDIRECT(ADDRESS(MATCH([.$E143];FRFlag;1) ;2;1;1;[.$AT$1]))" office:value-type="string" office:string-value="Tueur de mouton" calcext:value-type="string">
            <text:p>Tueur de mouton</text:p>
          </table:table-cell>
          <table:table-cell table:number-columns-repeated="2"/>
          <table:table-cell table:formula="of:=INDIRECT(ADDRESS(MATCH([.$E143];ITFlag;1) ;2;1;1;[.$AX$1]))" office:value-type="string" office:string-value="Cacciatore di Pecore" calcext:value-type="string">
            <text:p>Cacciatore di Pecore</text:p>
          </table:table-cell>
          <table:table-cell table:formula="of:=INDIRECT(ADDRESS(MATCH([.$E143];ITFlag;1) ;2;1;1;[.$AX$1]))" office:value-type="string" office:string-value="Cacciatore di Pecore" calcext:value-type="string">
            <text:p>Cacciatore di Pecore</text:p>
          </table:table-cell>
          <table:table-cell table:formula="of:=INDIRECT(ADDRESS(MATCH([.$E143];JPFlag;1) ;2;1;1;[.$AZ$1]))" office:value-type="string" office:string-value="シープスレイヤー" calcext:value-type="string">
            <text:p>シープスレイヤー</text:p>
          </table:table-cell>
          <table:table-cell table:formula="of:=INDIRECT(ADDRESS(MATCH([.$E143];JPFlag;1) ;2;1;1;[.$AZ$1]))" office:value-type="string" office:string-value="シープスレイヤー" calcext:value-type="string">
            <text:p>シープスレイヤー</text:p>
          </table:table-cell>
          <table:table-cell table:formula="of:=INDIRECT(ADDRESS(MATCH([.$E143];KOFlag;1) ;2;1;1;[.$BB$1]))" office:value-type="string" office:string-value="양 학살자" calcext:value-type="string">
            <text:p>양 학살자</text:p>
          </table:table-cell>
          <table:table-cell table:formula="of:=INDIRECT(ADDRESS(MATCH([.$E143];KOFlag;1) ;2;1;1;[.$BB$1]))" office:value-type="string" office:string-value="양 학살자" calcext:value-type="string">
            <text:p>양 학살자</text:p>
          </table:table-cell>
          <table:table-cell table:number-columns-repeated="10"/>
          <table:table-cell table:formula="of:=INDIRECT(ADDRESS(MATCH([.$E143];RUFlag;1) ;2;1;1;[.$BN$1]))" office:value-type="string" office:string-value="Убийца овец" calcext:value-type="string">
            <text:p>Убийца овец</text:p>
          </table:table-cell>
          <table:table-cell table:formula="of:=INDIRECT(ADDRESS(MATCH([.$E143];RUFlag;1) ;2;1;1;[.$BN$1]))" office:value-type="string" office:string-value="Убийца овец" calcext:value-type="string">
            <text:p>Убийца овец</text:p>
          </table:table-cell>
          <table:table-cell table:number-columns-repeated="4"/>
          <table:table-cell table:formula="of:=INDIRECT(ADDRESS(MATCH([.$E143];ZHHansFlag;1) ;2;1;1;[.$BT$1]))" office:value-type="string" office:string-value="屠羊狂魔" calcext:value-type="string">
            <text:p>屠羊狂魔</text:p>
          </table:table-cell>
          <table:table-cell table:formula="of:=INDIRECT(ADDRESS(MATCH([.$E143];ZHHansFlag;1) ;2;1;1;[.$BT$1]))" office:value-type="string" office:string-value="屠羊狂魔" calcext:value-type="string">
            <text:p>屠羊狂魔</text:p>
          </table:table-cell>
          <table:table-cell table:formula="of:=INDIRECT(ADDRESS(MATCH([.$E143];ZHHantFlag;1) ;2;1;1;[.$BU$1]))" office:value-type="string" office:string-value="屠羊狂魔" calcext:value-type="string">
            <text:p>屠羊狂魔</text:p>
          </table:table-cell>
          <table:table-cell table:formula="of:=INDIRECT(ADDRESS(MATCH([.$E143];ZHHansFlag;1) ;2;1;1;[.$BT$1]))" office:value-type="string" office:string-value="屠羊狂魔" calcext:value-type="string">
            <text:p>屠羊狂魔</text:p>
          </table:table-cell>
          <table:table-cell table:formula="of:=INDIRECT(ADDRESS(MATCH([.$E143];ZHHantFlag;1) ;2;1;1;[.$BU$1]))" office:value-type="string" office:string-value="屠羊狂魔" calcext:value-type="string">
            <text:p>屠羊狂魔</text:p>
          </table:table-cell>
        </table:table-row>
        <table:table-row table:style-name="ro1">
          <table:table-cell office:value-type="string" calcext:value-type="string">
            <text:p>21585332-6cdf-4280-ba0f-7478ada14ea7</text:p>
          </table:table-cell>
          <table:table-cell office:value-type="string" calcext:value-type="string">
            <text:p>Hero Stat Name</text:p>
          </table:table-cell>
          <table:table-cell office:value-type="string" calcext:value-type="string">
            <text:p>Game Beaten (Normal)</text:p>
          </table:table-cell>
          <table:table-cell table:formula="of:=MATCH([.C144];Value;1)" office:value-type="float" office:value="27" calcext:value-type="float">
            <text:p>27</text:p>
          </table:table-cell>
          <table:table-cell table:formula="of:=INDIRECT(ADDRESS([.D144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44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44];DEFlag;1) ;2;1;1;[.$N$1]))" office:value-type="string" office:string-value="Ausdauer" calcext:value-type="string">
            <text:p>Ausdauer</text:p>
          </table:table-cell>
          <table:table-cell table:formula="of:=[.$C144]" office:value-type="string" office:string-value="Game Beaten (Normal)" calcext:value-type="string">
            <text:p>Game Beaten (Normal)</text:p>
          </table:table-cell>
          <table:table-cell table:number-columns-repeated="15"/>
          <table:table-cell table:formula="of:=[.$C144]" office:value-type="string" office:string-value="Game Beaten (Normal)" calcext:value-type="string">
            <text:p>Game Beaten (Normal)</text:p>
          </table:table-cell>
          <table:table-cell/>
          <table:table-cell table:formula="of:=INDIRECT(ADDRESS(MATCH([.$E144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44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44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44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44];ITFlag;1) ;2;1;1;[.$AX$1]))" office:value-type="string" office:string-value="Resistenza" calcext:value-type="string">
            <text:p>Resistenza</text:p>
          </table:table-cell>
          <table:table-cell table:formula="of:=INDIRECT(ADDRESS(MATCH([.$E144];ITFlag;1) ;2;1;1;[.$AX$1]))" office:value-type="string" office:string-value="Resistenza" calcext:value-type="string">
            <text:p>Resistenza</text:p>
          </table:table-cell>
          <table:table-cell table:formula="of:=INDIRECT(ADDRESS(MATCH([.$E144];JPFlag;1) ;2;1;1;[.$AZ$1]))" office:value-type="string" office:string-value="持久力" calcext:value-type="string">
            <text:p>持久力</text:p>
          </table:table-cell>
          <table:table-cell table:formula="of:=INDIRECT(ADDRESS(MATCH([.$E144];JPFlag;1) ;2;1;1;[.$AZ$1]))" office:value-type="string" office:string-value="持久力" calcext:value-type="string">
            <text:p>持久力</text:p>
          </table:table-cell>
          <table:table-cell table:formula="of:=INDIRECT(ADDRESS(MATCH([.$E144];KOFlag;1) ;2;1;1;[.$BB$1]))" office:value-type="string" office:string-value="인내심" calcext:value-type="string">
            <text:p>인내심</text:p>
          </table:table-cell>
          <table:table-cell table:formula="of:=INDIRECT(ADDRESS(MATCH([.$E144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44];RUFlag;1) ;2;1;1;[.$BN$1]))" office:value-type="string" office:string-value="Терпение" calcext:value-type="string">
            <text:p>Терпение</text:p>
          </table:table-cell>
          <table:table-cell table:formula="of:=INDIRECT(ADDRESS(MATCH([.$E144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44];ZHHansFlag;1) ;2;1;1;[.$BT$1]))" office:value-type="string" office:string-value="忍耐" calcext:value-type="string">
            <text:p>忍耐</text:p>
          </table:table-cell>
          <table:table-cell table:formula="of:=INDIRECT(ADDRESS(MATCH([.$E144];ZHHansFlag;1) ;2;1;1;[.$BT$1]))" office:value-type="string" office:string-value="忍耐" calcext:value-type="string">
            <text:p>忍耐</text:p>
          </table:table-cell>
          <table:table-cell table:formula="of:=INDIRECT(ADDRESS(MATCH([.$E144];ZHHantFlag;1) ;2;1;1;[.$BU$1]))" office:value-type="string" office:string-value="忍耐" calcext:value-type="string">
            <text:p>忍耐</text:p>
          </table:table-cell>
          <table:table-cell table:formula="of:=INDIRECT(ADDRESS(MATCH([.$E144];ZHHansFlag;1) ;2;1;1;[.$BT$1]))" office:value-type="string" office:string-value="忍耐" calcext:value-type="string">
            <text:p>忍耐</text:p>
          </table:table-cell>
          <table:table-cell table:formula="of:=INDIRECT(ADDRESS(MATCH([.$E144];ZHHantFlag;1) ;2;1;1;[.$BU$1]))" office:value-type="string" office:string-value="忍耐" calcext:value-type="string">
            <text:p>忍耐</text:p>
          </table:table-cell>
        </table:table-row>
        <table:table-row table:style-name="ro1">
          <table:table-cell office:value-type="string" calcext:value-type="string">
            <text:p>4f659878-328e-4e10-b7c1-e1e0192a1993</text:p>
          </table:table-cell>
          <table:table-cell office:value-type="string" calcext:value-type="string">
            <text:p>Hero Stat Name</text:p>
          </table:table-cell>
          <table:table-cell office:value-type="string" calcext:value-type="string">
            <text:p>Gold Stars</text:p>
          </table:table-cell>
          <table:table-cell table:formula="of:=MATCH([.C145];Value;1)" office:value-type="float" office:value="27" calcext:value-type="float">
            <text:p>27</text:p>
          </table:table-cell>
          <table:table-cell table:formula="of:=INDIRECT(ADDRESS([.D145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45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45];DEFlag;1) ;2;1;1;[.$N$1]))" office:value-type="string" office:string-value="Ausdauer" calcext:value-type="string">
            <text:p>Ausdauer</text:p>
          </table:table-cell>
          <table:table-cell table:formula="of:=[.$C145]" office:value-type="string" office:string-value="Gold Stars" calcext:value-type="string">
            <text:p>Gold Stars</text:p>
          </table:table-cell>
          <table:table-cell table:number-columns-repeated="15"/>
          <table:table-cell table:formula="of:=[.$C145]" office:value-type="string" office:string-value="Gold Stars" calcext:value-type="string">
            <text:p>Gold Stars</text:p>
          </table:table-cell>
          <table:table-cell/>
          <table:table-cell table:formula="of:=INDIRECT(ADDRESS(MATCH([.$E145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45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45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45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45];ITFlag;1) ;2;1;1;[.$AX$1]))" office:value-type="string" office:string-value="Resistenza" calcext:value-type="string">
            <text:p>Resistenza</text:p>
          </table:table-cell>
          <table:table-cell table:formula="of:=INDIRECT(ADDRESS(MATCH([.$E145];ITFlag;1) ;2;1;1;[.$AX$1]))" office:value-type="string" office:string-value="Resistenza" calcext:value-type="string">
            <text:p>Resistenza</text:p>
          </table:table-cell>
          <table:table-cell table:formula="of:=INDIRECT(ADDRESS(MATCH([.$E145];JPFlag;1) ;2;1;1;[.$AZ$1]))" office:value-type="string" office:string-value="持久力" calcext:value-type="string">
            <text:p>持久力</text:p>
          </table:table-cell>
          <table:table-cell table:formula="of:=INDIRECT(ADDRESS(MATCH([.$E145];JPFlag;1) ;2;1;1;[.$AZ$1]))" office:value-type="string" office:string-value="持久力" calcext:value-type="string">
            <text:p>持久力</text:p>
          </table:table-cell>
          <table:table-cell table:formula="of:=INDIRECT(ADDRESS(MATCH([.$E145];KOFlag;1) ;2;1;1;[.$BB$1]))" office:value-type="string" office:string-value="인내심" calcext:value-type="string">
            <text:p>인내심</text:p>
          </table:table-cell>
          <table:table-cell table:formula="of:=INDIRECT(ADDRESS(MATCH([.$E145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45];RUFlag;1) ;2;1;1;[.$BN$1]))" office:value-type="string" office:string-value="Терпение" calcext:value-type="string">
            <text:p>Терпение</text:p>
          </table:table-cell>
          <table:table-cell table:formula="of:=INDIRECT(ADDRESS(MATCH([.$E145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45];ZHHansFlag;1) ;2;1;1;[.$BT$1]))" office:value-type="string" office:string-value="忍耐" calcext:value-type="string">
            <text:p>忍耐</text:p>
          </table:table-cell>
          <table:table-cell table:formula="of:=INDIRECT(ADDRESS(MATCH([.$E145];ZHHansFlag;1) ;2;1;1;[.$BT$1]))" office:value-type="string" office:string-value="忍耐" calcext:value-type="string">
            <text:p>忍耐</text:p>
          </table:table-cell>
          <table:table-cell table:formula="of:=INDIRECT(ADDRESS(MATCH([.$E145];ZHHantFlag;1) ;2;1;1;[.$BU$1]))" office:value-type="string" office:string-value="忍耐" calcext:value-type="string">
            <text:p>忍耐</text:p>
          </table:table-cell>
          <table:table-cell table:formula="of:=INDIRECT(ADDRESS(MATCH([.$E145];ZHHansFlag;1) ;2;1;1;[.$BT$1]))" office:value-type="string" office:string-value="忍耐" calcext:value-type="string">
            <text:p>忍耐</text:p>
          </table:table-cell>
          <table:table-cell table:formula="of:=INDIRECT(ADDRESS(MATCH([.$E145];ZHHantFlag;1) ;2;1;1;[.$BU$1]))" office:value-type="string" office:string-value="忍耐" calcext:value-type="string">
            <text:p>忍耐</text:p>
          </table:table-cell>
        </table:table-row>
        <table:table-row table:style-name="ro2">
          <table:table-cell office:value-type="string" calcext:value-type="string">
            <text:p>d79712d7-93c0-4670-8586-74cfcc828c10</text:p>
          </table:table-cell>
          <table:table-cell office:value-type="string" calcext:value-type="string">
            <text:p>Hero Stat Name</text:p>
          </table:table-cell>
          <table:table-cell office:value-type="string" calcext:value-type="string">
            <text:p>Upgraded Weapons &amp;amp; Armor</text:p>
          </table:table-cell>
          <table:table-cell table:formula="of:=MATCH([.C146];Value;1)" office:value-type="float" office:value="56" calcext:value-type="float">
            <text:p>56</text:p>
          </table:table-cell>
          <table:table-cell table:formula="of:=INDIRECT(ADDRESS([.D146];1;1;1;&quot;en-US&quot;))" office:value-type="string" office:string-value="$ACHV_UPGRADE_ALL_WEAPONS_UNIQUE_DESC" calcext:value-type="string">
            <text:p>$ACHV_UPGRADE_ALL_WEAPONS_UNIQUE_DESC</text:p>
          </table:table-cell>
          <table:table-cell table:number-columns-repeated="5"/>
          <table:table-cell table:formula="of:=INDIRECT(ADDRESS(MATCH([.$E146];DEFlag;1) ;2;1;1;[.$N$1]))" office:value-type="string" office:string-value="Verbessere alle einzigartigen Waffen in einem neuen Spiel+" calcext:value-type="string">
            <text:p>Verbessere alle einzigartigen Waffen in einem neuen Spiel+</text:p>
          </table:table-cell>
          <table:table-cell table:number-columns-repeated="2"/>
          <table:table-cell table:formula="of:=INDIRECT(ADDRESS(MATCH([.$E146];DEFlag;1) ;2;1;1;[.$N$1]))" office:value-type="string" office:string-value="Verbessere alle einzigartigen Waffen in einem neuen Spiel+" calcext:value-type="string">
            <text:p>Verbessere alle einzigartigen Waffen in einem neuen Spiel+</text:p>
          </table:table-cell>
          <table:table-cell table:formula="of:=[.$C146]" office:value-type="string" office:string-value="Upgraded Weapons &amp;amp; Armor" calcext:value-type="string">
            <text:p>Upgraded Weapons &amp;amp; Armor</text:p>
          </table:table-cell>
          <table:table-cell table:number-columns-repeated="15"/>
          <table:table-cell table:formula="of:=[.$C146]" office:value-type="string" office:string-value="Upgraded Weapons &amp;amp; Armor" calcext:value-type="string">
            <text:p>Upgraded Weapons &amp;amp; Armor</text:p>
          </table:table-cell>
          <table:table-cell/>
          <table:table-cell table:formula="of:=INDIRECT(ADDRESS(MATCH([.$E146];ESFlag;1) ;2;1;1;[.$AK$1]))" office:value-type="string" office:string-value="Mejora todas las armas únicas en Nueva partida+" calcext:value-type="string">
            <text:p>Mejora todas las armas únicas en Nueva partida+</text:p>
          </table:table-cell>
          <table:table-cell table:number-columns-repeated="3"/>
          <table:table-cell table:formula="of:=INDIRECT(ADDRESS(MATCH([.$E146];ESFlag;1) ;2;1;1;[.$AK$1]))" office:value-type="string" office:string-value="Mejora todas las armas únicas en Nueva partida+" calcext:value-type="string">
            <text:p>Mejora todas las armas únicas en Nueva partida+</text:p>
          </table:table-cell>
          <table:table-cell table:number-columns-repeated="4"/>
          <table:table-cell table:formula="of:=INDIRECT(ADDRESS(MATCH([.$E146];FRFlag;1) ;2;1;1;[.$AT$1]))" office:value-type="string" office:string-value="Améliorer toutes les armes uniques d'une nouvelle partie+" calcext:value-type="string">
            <text:p>Améliorer toutes les armes uniques d'une nouvelle partie+</text:p>
          </table:table-cell>
          <table:table-cell table:number-columns-repeated="3"/>
          <table:table-cell table:formula="of:=INDIRECT(ADDRESS(MATCH([.$E146];FRFlag;1) ;2;1;1;[.$AT$1]))" office:value-type="string" office:string-value="Améliorer toutes les armes uniques d'une nouvelle partie+" calcext:value-type="string">
            <text:p>Améliorer toutes les armes uniques d'une nouvelle partie+</text:p>
          </table:table-cell>
          <table:table-cell table:number-columns-repeated="2"/>
          <table:table-cell table:formula="of:=INDIRECT(ADDRESS(MATCH([.$E146];ITFlag;1) ;2;1;1;[.$AX$1]))" office:value-type="string" office:string-value="Migliora tutte le armi uniche in modalità NP+" calcext:value-type="string">
            <text:p>Migliora tutte le armi uniche in modalità NP+</text:p>
          </table:table-cell>
          <table:table-cell table:formula="of:=INDIRECT(ADDRESS(MATCH([.$E146];ITFlag;1) ;2;1;1;[.$AX$1]))" office:value-type="string" office:string-value="Migliora tutte le armi uniche in modalità NP+" calcext:value-type="string">
            <text:p>Migliora tutte le armi uniche in modalità NP+</text:p>
          </table:table-cell>
          <table:table-cell table:formula="of:=INDIRECT(ADDRESS(MATCH([.$E146];JPFlag;1) ;2;1;1;[.$AZ$1]))" office:value-type="string" office:string-value="ニューゲーム+で特別な武器をすべてアップグレードした" calcext:value-type="string">
            <text:p>ニューゲーム+で特別な武器をすべてアップグレードした</text:p>
          </table:table-cell>
          <table:table-cell table:formula="of:=INDIRECT(ADDRESS(MATCH([.$E146];JPFlag;1) ;2;1;1;[.$AZ$1]))" office:value-type="string" office:string-value="ニューゲーム+で特別な武器をすべてアップグレードした" calcext:value-type="string">
            <text:p>ニューゲーム+で特別な武器をすべてアップグレードした</text:p>
          </table:table-cell>
          <table:table-cell table:formula="of:=INDIRECT(ADDRESS(MATCH([.$E146];KOFlag;1) ;2;1;1;[.$BB$1]))" office:value-type="string" office:string-value="새 게임+에서 모든 희귀 무기를 업그레이드" calcext:value-type="string">
            <text:p>새 게임+에서 모든 희귀 무기를 업그레이드</text:p>
          </table:table-cell>
          <table:table-cell table:formula="of:=INDIRECT(ADDRESS(MATCH([.$E146];KOFlag;1) ;2;1;1;[.$BB$1]))" office:value-type="string" office:string-value="새 게임+에서 모든 희귀 무기를 업그레이드" calcext:value-type="string">
            <text:p>새 게임+에서 모든 희귀 무기를 업그레이드</text:p>
          </table:table-cell>
          <table:table-cell table:number-columns-repeated="10"/>
          <table:table-cell table:formula="of:=INDIRECT(ADDRESS(MATCH([.$E146];RUFlag;1) ;2;1;1;[.$BN$1]))" office:value-type="string" office:string-value="Улучшить все уникальное оружие в новой игре+" calcext:value-type="string">
            <text:p>Улучшить все уникальное оружие в новой игре+</text:p>
          </table:table-cell>
          <table:table-cell table:formula="of:=INDIRECT(ADDRESS(MATCH([.$E146];RUFlag;1) ;2;1;1;[.$BN$1]))" office:value-type="string" office:string-value="Улучшить все уникальное оружие в новой игре+" calcext:value-type="string">
            <text:p>Улучшить все уникальное оружие в новой игре+</text:p>
          </table:table-cell>
          <table:table-cell table:number-columns-repeated="4"/>
          <table:table-cell table:formula="of:=INDIRECT(ADDRESS(MATCH([.$E146];ZHHansFlag;1) ;2;1;1;[.$BT$1]))" office:value-type="string" office:string-value="在新游戏+ 中升级所有特殊武器" calcext:value-type="string">
            <text:p>在新游戏+ 中升级所有特殊武器</text:p>
          </table:table-cell>
          <table:table-cell table:formula="of:=INDIRECT(ADDRESS(MATCH([.$E146];ZHHansFlag;1) ;2;1;1;[.$BT$1]))" office:value-type="string" office:string-value="在新游戏+ 中升级所有特殊武器" calcext:value-type="string">
            <text:p>在新游戏+ 中升级所有特殊武器</text:p>
          </table:table-cell>
          <table:table-cell table:formula="of:=INDIRECT(ADDRESS(MATCH([.$E146];ZHHantFlag;1) ;2;1;1;[.$BU$1]))" office:value-type="string" office:string-value="在新遊戲+ 中升級所有特殊武器" calcext:value-type="string">
            <text:p>在新遊戲+ 中升級所有特殊武器</text:p>
          </table:table-cell>
          <table:table-cell table:formula="of:=INDIRECT(ADDRESS(MATCH([.$E146];ZHHansFlag;1) ;2;1;1;[.$BT$1]))" office:value-type="string" office:string-value="在新游戏+ 中升级所有特殊武器" calcext:value-type="string">
            <text:p>在新游戏+ 中升级所有特殊武器</text:p>
          </table:table-cell>
          <table:table-cell table:formula="of:=INDIRECT(ADDRESS(MATCH([.$E146];ZHHantFlag;1) ;2;1;1;[.$BU$1]))" office:value-type="string" office:string-value="在新遊戲+ 中升級所有特殊武器" calcext:value-type="string">
            <text:p>在新遊戲+ 中升級所有特殊武器</text:p>
          </table:table-cell>
        </table:table-row>
        <table:table-row table:style-name="ro1">
          <table:table-cell office:value-type="string" calcext:value-type="string">
            <text:p>a83e736a-de3b-4b2a-aed1-5664c5742404</text:p>
          </table:table-cell>
          <table:table-cell office:value-type="string" calcext:value-type="string">
            <text:p>Hero Stat Name</text:p>
          </table:table-cell>
          <table:table-cell office:value-type="string" calcext:value-type="string">
            <text:p>Unique Weapons &amp;amp; Armor</text:p>
          </table:table-cell>
          <table:table-cell table:formula="of:=MATCH([.C147];Value;1)" office:value-type="float" office:value="52" calcext:value-type="float">
            <text:p>52</text:p>
          </table:table-cell>
          <table:table-cell table:formula="of:=INDIRECT(ADDRESS([.D147];1;1;1;&quot;en-US&quot;))" office:value-type="string" office:string-value="$ACHV_BEAT_SUPER_SHEEP_PLUS_TITLE" calcext:value-type="string">
            <text:p>$ACHV_BEAT_SUPER_SHEEP_PLUS_TITLE</text:p>
          </table:table-cell>
          <table:table-cell table:number-columns-repeated="5"/>
          <table:table-cell table:formula="of:=INDIRECT(ADDRESS(MATCH([.$E147];DEFlag;1) ;2;1;1;[.$N$1]))" office:value-type="string" office:string-value="Ultra-Schafschlächter" calcext:value-type="string">
            <text:p>Ultra-Schafschlächter</text:p>
          </table:table-cell>
          <table:table-cell table:number-columns-repeated="2"/>
          <table:table-cell table:formula="of:=INDIRECT(ADDRESS(MATCH([.$E147];DEFlag;1) ;2;1;1;[.$N$1]))" office:value-type="string" office:string-value="Ultra-Schafschlächter" calcext:value-type="string">
            <text:p>Ultra-Schafschlächter</text:p>
          </table:table-cell>
          <table:table-cell table:formula="of:=[.$C147]" office:value-type="string" office:string-value="Unique Weapons &amp;amp; Armor" calcext:value-type="string">
            <text:p>Unique Weapons &amp;amp; Armor</text:p>
          </table:table-cell>
          <table:table-cell table:number-columns-repeated="15"/>
          <table:table-cell table:formula="of:=[.$C147]" office:value-type="string" office:string-value="Unique Weapons &amp;amp; Armor" calcext:value-type="string">
            <text:p>Unique Weapons &amp;amp; Armor</text:p>
          </table:table-cell>
          <table:table-cell/>
          <table:table-cell table:formula="of:=INDIRECT(ADDRESS(MATCH([.$E147];ESFlag;1) ;2;1;1;[.$AK$1]))" office:value-type="string" office:string-value="Destrozaovejas" calcext:value-type="string">
            <text:p>Destrozaovejas</text:p>
          </table:table-cell>
          <table:table-cell table:number-columns-repeated="3"/>
          <table:table-cell table:formula="of:=INDIRECT(ADDRESS(MATCH([.$E147];ESFlag;1) ;2;1;1;[.$AK$1]))" office:value-type="string" office:string-value="Destrozaovejas" calcext:value-type="string">
            <text:p>Destrozaovejas</text:p>
          </table:table-cell>
          <table:table-cell table:number-columns-repeated="4"/>
          <table:table-cell table:formula="of:=INDIRECT(ADDRESS(MATCH([.$E147];FRFlag;1) ;2;1;1;[.$AT$1]))" office:value-type="string" office:string-value="Ultra tueur de mouton" calcext:value-type="string">
            <text:p>Ultra tueur de mouton</text:p>
          </table:table-cell>
          <table:table-cell table:number-columns-repeated="3"/>
          <table:table-cell table:formula="of:=INDIRECT(ADDRESS(MATCH([.$E147];FRFlag;1) ;2;1;1;[.$AT$1]))" office:value-type="string" office:string-value="Ultra tueur de mouton" calcext:value-type="string">
            <text:p>Ultra tueur de mouton</text:p>
          </table:table-cell>
          <table:table-cell table:number-columns-repeated="2"/>
          <table:table-cell table:formula="of:=INDIRECT(ADDRESS(MATCH([.$E147];ITFlag;1) ;2;1;1;[.$AX$1]))" office:value-type="string" office:string-value="Super Cacciatore di Pecore" calcext:value-type="string">
            <text:p>Super Cacciatore di Pecore</text:p>
          </table:table-cell>
          <table:table-cell table:formula="of:=INDIRECT(ADDRESS(MATCH([.$E147];ITFlag;1) ;2;1;1;[.$AX$1]))" office:value-type="string" office:string-value="Super Cacciatore di Pecore" calcext:value-type="string">
            <text:p>Super Cacciatore di Pecore</text:p>
          </table:table-cell>
          <table:table-cell table:formula="of:=INDIRECT(ADDRESS(MATCH([.$E147];JPFlag;1) ;2;1;1;[.$AZ$1]))" office:value-type="string" office:string-value="ウルトラシープスレイヤー" calcext:value-type="string">
            <text:p>ウルトラシープスレイヤー</text:p>
          </table:table-cell>
          <table:table-cell table:formula="of:=INDIRECT(ADDRESS(MATCH([.$E147];JPFlag;1) ;2;1;1;[.$AZ$1]))" office:value-type="string" office:string-value="ウルトラシープスレイヤー" calcext:value-type="string">
            <text:p>ウルトラシープスレイヤー</text:p>
          </table:table-cell>
          <table:table-cell table:formula="of:=INDIRECT(ADDRESS(MATCH([.$E147];KOFlag;1) ;2;1;1;[.$BB$1]))" office:value-type="string" office:string-value="과격한 양 학살자" calcext:value-type="string">
            <text:p>과격한 양 학살자</text:p>
          </table:table-cell>
          <table:table-cell table:formula="of:=INDIRECT(ADDRESS(MATCH([.$E147];KOFlag;1) ;2;1;1;[.$BB$1]))" office:value-type="string" office:string-value="과격한 양 학살자" calcext:value-type="string">
            <text:p>과격한 양 학살자</text:p>
          </table:table-cell>
          <table:table-cell table:number-columns-repeated="10"/>
          <table:table-cell table:formula="of:=INDIRECT(ADDRESS(MATCH([.$E147];RUFlag;1) ;2;1;1;[.$BN$1]))" office:value-type="string" office:string-value="Фанатичный убийца овец" calcext:value-type="string">
            <text:p>Фанатичный убийца овец</text:p>
          </table:table-cell>
          <table:table-cell table:formula="of:=INDIRECT(ADDRESS(MATCH([.$E147];RUFlag;1) ;2;1;1;[.$BN$1]))" office:value-type="string" office:string-value="Фанатичный убийца овец" calcext:value-type="string">
            <text:p>Фанатичный убийца овец</text:p>
          </table:table-cell>
          <table:table-cell table:number-columns-repeated="4"/>
          <table:table-cell table:formula="of:=INDIRECT(ADDRESS(MATCH([.$E147];ZHHansFlag;1) ;2;1;1;[.$BT$1]))" office:value-type="string" office:string-value="超级屠羊狂魔" calcext:value-type="string">
            <text:p>超级屠羊狂魔</text:p>
          </table:table-cell>
          <table:table-cell table:formula="of:=INDIRECT(ADDRESS(MATCH([.$E147];ZHHansFlag;1) ;2;1;1;[.$BT$1]))" office:value-type="string" office:string-value="超级屠羊狂魔" calcext:value-type="string">
            <text:p>超级屠羊狂魔</text:p>
          </table:table-cell>
          <table:table-cell table:formula="of:=INDIRECT(ADDRESS(MATCH([.$E147];ZHHantFlag;1) ;2;1;1;[.$BU$1]))" office:value-type="string" office:string-value="超級屠羊狂魔" calcext:value-type="string">
            <text:p>超級屠羊狂魔</text:p>
          </table:table-cell>
          <table:table-cell table:formula="of:=INDIRECT(ADDRESS(MATCH([.$E147];ZHHansFlag;1) ;2;1;1;[.$BT$1]))" office:value-type="string" office:string-value="超级屠羊狂魔" calcext:value-type="string">
            <text:p>超级屠羊狂魔</text:p>
          </table:table-cell>
          <table:table-cell table:formula="of:=INDIRECT(ADDRESS(MATCH([.$E147];ZHHantFlag;1) ;2;1;1;[.$BU$1]))" office:value-type="string" office:string-value="超級屠羊狂魔" calcext:value-type="string">
            <text:p>超級屠羊狂魔</text:p>
          </table:table-cell>
        </table:table-row>
        <table:table-row table:style-name="ro2">
          <table:table-cell office:value-type="string" calcext:value-type="string">
            <text:p>2b2eb5da-7b69-4546-af43-8f3c8bcffebb</text:p>
          </table:table-cell>
          <table:table-cell office:value-type="string" calcext:value-type="string">
            <text:p>Hero Stat Name</text:p>
          </table:table-cell>
          <table:table-cell office:value-type="string" calcext:value-type="string">
            <text:p>Librarian Level</text:p>
          </table:table-cell>
          <table:table-cell table:formula="of:=MATCH([.C148];Value;1)" office:value-type="float" office:value="39" calcext:value-type="float">
            <text:p>39</text:p>
          </table:table-cell>
          <table:table-cell table:formula="of:=INDIRECT(ADDRESS([.D148];1;1;1;&quot;en-US&quot;))" office:value-type="string" office:string-value="$ACHV_AZRA_LVL_60_DESC" calcext:value-type="string">
            <text:p>$ACHV_AZRA_LVL_60_DESC</text:p>
          </table:table-cell>
          <table:table-cell table:number-columns-repeated="5"/>
          <table:table-cell table:formula="of:=INDIRECT(ADDRESS(MATCH([.$E148];DEFlag;1) ;2;1;1;[.$N$1]))" office:value-type="string" office:string-value="Bringe deine Bibliothekarin auf Level 60" calcext:value-type="string">
            <text:p>Bringe deine Bibliothekarin auf Level 60</text:p>
          </table:table-cell>
          <table:table-cell table:number-columns-repeated="2"/>
          <table:table-cell table:formula="of:=INDIRECT(ADDRESS(MATCH([.$E148];DEFlag;1) ;2;1;1;[.$N$1]))" office:value-type="string" office:string-value="Bringe deine Bibliothekarin auf Level 60" calcext:value-type="string">
            <text:p>Bringe deine Bibliothekarin auf Level 60</text:p>
          </table:table-cell>
          <table:table-cell table:formula="of:=[.$C148]" office:value-type="string" office:string-value="Librarian Level" calcext:value-type="string">
            <text:p>Librarian Level</text:p>
          </table:table-cell>
          <table:table-cell table:number-columns-repeated="15"/>
          <table:table-cell table:formula="of:=[.$C148]" office:value-type="string" office:string-value="Librarian Level" calcext:value-type="string">
            <text:p>Librarian Level</text:p>
          </table:table-cell>
          <table:table-cell/>
          <table:table-cell table:formula="of:=INDIRECT(ADDRESS(MATCH([.$E148];ESFlag;1) ;2;1;1;[.$AK$1]))" office:value-type="string" office:string-value="Alcanza el nivel 60 con la Bibliotecaria" calcext:value-type="string">
            <text:p>Alcanza el nivel 60 con la Bibliotecaria</text:p>
          </table:table-cell>
          <table:table-cell table:number-columns-repeated="3"/>
          <table:table-cell table:formula="of:=INDIRECT(ADDRESS(MATCH([.$E148];ESFlag;1) ;2;1;1;[.$AK$1]))" office:value-type="string" office:string-value="Alcanza el nivel 60 con la Bibliotecaria" calcext:value-type="string">
            <text:p>Alcanza el nivel 60 con la Bibliotecaria</text:p>
          </table:table-cell>
          <table:table-cell table:number-columns-repeated="4"/>
          <table:table-cell table:formula="of:=INDIRECT(ADDRESS(MATCH([.$E148];FRFlag;1) ;2;1;1;[.$AT$1]))" office:value-type="string" office:string-value="Améliorer votre Érudite jusqu'au NIV 60" calcext:value-type="string">
            <text:p>Améliorer votre Érudite jusqu'au NIV 60</text:p>
          </table:table-cell>
          <table:table-cell table:number-columns-repeated="3"/>
          <table:table-cell table:formula="of:=INDIRECT(ADDRESS(MATCH([.$E148];FRFlag;1) ;2;1;1;[.$AT$1]))" office:value-type="string" office:string-value="Améliorer votre Érudite jusqu'au NIV 60" calcext:value-type="string">
            <text:p>Améliorer votre Érudite jusqu'au NIV 60</text:p>
          </table:table-cell>
          <table:table-cell table:number-columns-repeated="2"/>
          <table:table-cell table:formula="of:=INDIRECT(ADDRESS(MATCH([.$E148];ITFlag;1) ;2;1;1;[.$AX$1]))" office:value-type="string" office:string-value="Raggiungi il LIV 60 con la tua bibliotecaria" calcext:value-type="string">
            <text:p>Raggiungi il LIV 60 con la tua bibliotecaria</text:p>
          </table:table-cell>
          <table:table-cell table:formula="of:=INDIRECT(ADDRESS(MATCH([.$E148];ITFlag;1) ;2;1;1;[.$AX$1]))" office:value-type="string" office:string-value="Raggiungi il LIV 60 con la tua bibliotecaria" calcext:value-type="string">
            <text:p>Raggiungi il LIV 60 con la tua bibliotecaria</text:p>
          </table:table-cell>
          <table:table-cell table:formula="of:=INDIRECT(ADDRESS(MATCH([.$E148];JPFlag;1) ;2;1;1;[.$AZ$1]))" office:value-type="string" office:string-value="司書のレベルが60になった" calcext:value-type="string">
            <text:p>司書のレベルが60になった</text:p>
          </table:table-cell>
          <table:table-cell table:formula="of:=INDIRECT(ADDRESS(MATCH([.$E148];JPFlag;1) ;2;1;1;[.$AZ$1]))" office:value-type="string" office:string-value="司書のレベルが60になった" calcext:value-type="string">
            <text:p>司書のレベルが60になった</text:p>
          </table:table-cell>
          <table:table-cell table:formula="of:=INDIRECT(ADDRESS(MATCH([.$E148];KOFlag;1) ;2;1;1;[.$BB$1]))" office:value-type="string" office:string-value="사서 레벨 60 달성" calcext:value-type="string">
            <text:p>사서 레벨 60 달성</text:p>
          </table:table-cell>
          <table:table-cell table:formula="of:=INDIRECT(ADDRESS(MATCH([.$E148];KOFlag;1) ;2;1;1;[.$BB$1]))" office:value-type="string" office:string-value="사서 레벨 60 달성" calcext:value-type="string">
            <text:p>사서 레벨 60 달성</text:p>
          </table:table-cell>
          <table:table-cell table:number-columns-repeated="10"/>
          <table:table-cell table:formula="of:=INDIRECT(ADDRESS(MATCH([.$E148];RUFlag;1) ;2;1;1;[.$BN$1]))" office:value-type="string" office:string-value="Поднять уровень библиотекаря до 60" calcext:value-type="string">
            <text:p>Поднять уровень библиотекаря до 60</text:p>
          </table:table-cell>
          <table:table-cell table:formula="of:=INDIRECT(ADDRESS(MATCH([.$E148];RUFlag;1) ;2;1;1;[.$BN$1]))" office:value-type="string" office:string-value="Поднять уровень библиотекаря до 60" calcext:value-type="string">
            <text:p>Поднять уровень библиотекаря до 60</text:p>
          </table:table-cell>
          <table:table-cell table:number-columns-repeated="4"/>
          <table:table-cell table:formula="of:=INDIRECT(ADDRESS(MATCH([.$E148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148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148];ZHHantFlag;1) ;2;1;1;[.$BU$1]))" office:value-type="string" office:string-value="將你的圖書管理員升級到60級" calcext:value-type="string">
            <text:p>將你的圖書管理員升級到60級</text:p>
          </table:table-cell>
          <table:table-cell table:formula="of:=INDIRECT(ADDRESS(MATCH([.$E148];ZHHansFlag;1) ;2;1;1;[.$BT$1]))" office:value-type="string" office:string-value="将你的图书管理员升级到60级" calcext:value-type="string">
            <text:p>将你的图书管理员升级到60级</text:p>
          </table:table-cell>
          <table:table-cell table:formula="of:=INDIRECT(ADDRESS(MATCH([.$E148];ZHHantFlag;1) ;2;1;1;[.$BU$1]))" office:value-type="string" office:string-value="將你的圖書管理員升級到60級" calcext:value-type="string">
            <text:p>將你的圖書管理員升級到60級</text:p>
          </table:table-cell>
        </table:table-row>
        <table:table-row table:style-name="ro1">
          <table:table-cell office:value-type="string" calcext:value-type="string">
            <text:p>2fc3c0f7-9743-4531-94a5-65ba09979d97</text:p>
          </table:table-cell>
          <table:table-cell office:value-type="string" calcext:value-type="string">
            <text:p>Hero Stat Name</text:p>
          </table:table-cell>
          <table:table-cell office:value-type="string" calcext:value-type="string">
            <text:p>Game Beaten (New Game+)</text:p>
          </table:table-cell>
          <table:table-cell table:formula="of:=MATCH([.C149];Value;1)" office:value-type="float" office:value="27" calcext:value-type="float">
            <text:p>27</text:p>
          </table:table-cell>
          <table:table-cell table:formula="of:=INDIRECT(ADDRESS([.D149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49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49];DEFlag;1) ;2;1;1;[.$N$1]))" office:value-type="string" office:string-value="Ausdauer" calcext:value-type="string">
            <text:p>Ausdauer</text:p>
          </table:table-cell>
          <table:table-cell table:formula="of:=[.$C149]" office:value-type="string" office:string-value="Game Beaten (New Game+)" calcext:value-type="string">
            <text:p>Game Beaten (New Game+)</text:p>
          </table:table-cell>
          <table:table-cell table:number-columns-repeated="15"/>
          <table:table-cell table:formula="of:=[.$C149]" office:value-type="string" office:string-value="Game Beaten (New Game+)" calcext:value-type="string">
            <text:p>Game Beaten (New Game+)</text:p>
          </table:table-cell>
          <table:table-cell/>
          <table:table-cell table:formula="of:=INDIRECT(ADDRESS(MATCH([.$E149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49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49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49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49];ITFlag;1) ;2;1;1;[.$AX$1]))" office:value-type="string" office:string-value="Resistenza" calcext:value-type="string">
            <text:p>Resistenza</text:p>
          </table:table-cell>
          <table:table-cell table:formula="of:=INDIRECT(ADDRESS(MATCH([.$E149];ITFlag;1) ;2;1;1;[.$AX$1]))" office:value-type="string" office:string-value="Resistenza" calcext:value-type="string">
            <text:p>Resistenza</text:p>
          </table:table-cell>
          <table:table-cell table:formula="of:=INDIRECT(ADDRESS(MATCH([.$E149];JPFlag;1) ;2;1;1;[.$AZ$1]))" office:value-type="string" office:string-value="持久力" calcext:value-type="string">
            <text:p>持久力</text:p>
          </table:table-cell>
          <table:table-cell table:formula="of:=INDIRECT(ADDRESS(MATCH([.$E149];JPFlag;1) ;2;1;1;[.$AZ$1]))" office:value-type="string" office:string-value="持久力" calcext:value-type="string">
            <text:p>持久力</text:p>
          </table:table-cell>
          <table:table-cell table:formula="of:=INDIRECT(ADDRESS(MATCH([.$E149];KOFlag;1) ;2;1;1;[.$BB$1]))" office:value-type="string" office:string-value="인내심" calcext:value-type="string">
            <text:p>인내심</text:p>
          </table:table-cell>
          <table:table-cell table:formula="of:=INDIRECT(ADDRESS(MATCH([.$E149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49];RUFlag;1) ;2;1;1;[.$BN$1]))" office:value-type="string" office:string-value="Терпение" calcext:value-type="string">
            <text:p>Терпение</text:p>
          </table:table-cell>
          <table:table-cell table:formula="of:=INDIRECT(ADDRESS(MATCH([.$E149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49];ZHHansFlag;1) ;2;1;1;[.$BT$1]))" office:value-type="string" office:string-value="忍耐" calcext:value-type="string">
            <text:p>忍耐</text:p>
          </table:table-cell>
          <table:table-cell table:formula="of:=INDIRECT(ADDRESS(MATCH([.$E149];ZHHansFlag;1) ;2;1;1;[.$BT$1]))" office:value-type="string" office:string-value="忍耐" calcext:value-type="string">
            <text:p>忍耐</text:p>
          </table:table-cell>
          <table:table-cell table:formula="of:=INDIRECT(ADDRESS(MATCH([.$E149];ZHHantFlag;1) ;2;1;1;[.$BU$1]))" office:value-type="string" office:string-value="忍耐" calcext:value-type="string">
            <text:p>忍耐</text:p>
          </table:table-cell>
          <table:table-cell table:formula="of:=INDIRECT(ADDRESS(MATCH([.$E149];ZHHansFlag;1) ;2;1;1;[.$BT$1]))" office:value-type="string" office:string-value="忍耐" calcext:value-type="string">
            <text:p>忍耐</text:p>
          </table:table-cell>
          <table:table-cell table:formula="of:=INDIRECT(ADDRESS(MATCH([.$E149];ZHHantFlag;1) ;2;1;1;[.$BU$1]))" office:value-type="string" office:string-value="忍耐" calcext:value-type="string">
            <text:p>忍耐</text:p>
          </table:table-cell>
        </table:table-row>
        <table:table-row table:style-name="ro1">
          <table:table-cell office:value-type="string" calcext:value-type="string">
            <text:p>1a0bf3d9-5749-418e-b670-5feaea5ac770</text:p>
          </table:table-cell>
          <table:table-cell office:value-type="string" calcext:value-type="string">
            <text:p>Hero Stat Name</text:p>
          </table:table-cell>
          <table:table-cell office:value-type="string" calcext:value-type="string">
            <text:p>Game Beaten (Hero Mode)</text:p>
          </table:table-cell>
          <table:table-cell table:formula="of:=MATCH([.C150];Value;1)" office:value-type="float" office:value="27" calcext:value-type="float">
            <text:p>27</text:p>
          </table:table-cell>
          <table:table-cell table:formula="of:=INDIRECT(ADDRESS([.D150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50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50];DEFlag;1) ;2;1;1;[.$N$1]))" office:value-type="string" office:string-value="Ausdauer" calcext:value-type="string">
            <text:p>Ausdauer</text:p>
          </table:table-cell>
          <table:table-cell table:formula="of:=[.$C150]" office:value-type="string" office:string-value="Game Beaten (Hero Mode)" calcext:value-type="string">
            <text:p>Game Beaten (Hero Mode)</text:p>
          </table:table-cell>
          <table:table-cell table:number-columns-repeated="15"/>
          <table:table-cell table:formula="of:=[.$C150]" office:value-type="string" office:string-value="Game Beaten (Hero Mode)" calcext:value-type="string">
            <text:p>Game Beaten (Hero Mode)</text:p>
          </table:table-cell>
          <table:table-cell/>
          <table:table-cell table:formula="of:=INDIRECT(ADDRESS(MATCH([.$E150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50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50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50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50];ITFlag;1) ;2;1;1;[.$AX$1]))" office:value-type="string" office:string-value="Resistenza" calcext:value-type="string">
            <text:p>Resistenza</text:p>
          </table:table-cell>
          <table:table-cell table:formula="of:=INDIRECT(ADDRESS(MATCH([.$E150];ITFlag;1) ;2;1;1;[.$AX$1]))" office:value-type="string" office:string-value="Resistenza" calcext:value-type="string">
            <text:p>Resistenza</text:p>
          </table:table-cell>
          <table:table-cell table:formula="of:=INDIRECT(ADDRESS(MATCH([.$E150];JPFlag;1) ;2;1;1;[.$AZ$1]))" office:value-type="string" office:string-value="持久力" calcext:value-type="string">
            <text:p>持久力</text:p>
          </table:table-cell>
          <table:table-cell table:formula="of:=INDIRECT(ADDRESS(MATCH([.$E150];JPFlag;1) ;2;1;1;[.$AZ$1]))" office:value-type="string" office:string-value="持久力" calcext:value-type="string">
            <text:p>持久力</text:p>
          </table:table-cell>
          <table:table-cell table:formula="of:=INDIRECT(ADDRESS(MATCH([.$E150];KOFlag;1) ;2;1;1;[.$BB$1]))" office:value-type="string" office:string-value="인내심" calcext:value-type="string">
            <text:p>인내심</text:p>
          </table:table-cell>
          <table:table-cell table:formula="of:=INDIRECT(ADDRESS(MATCH([.$E150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50];RUFlag;1) ;2;1;1;[.$BN$1]))" office:value-type="string" office:string-value="Терпение" calcext:value-type="string">
            <text:p>Терпение</text:p>
          </table:table-cell>
          <table:table-cell table:formula="of:=INDIRECT(ADDRESS(MATCH([.$E150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50];ZHHansFlag;1) ;2;1;1;[.$BT$1]))" office:value-type="string" office:string-value="忍耐" calcext:value-type="string">
            <text:p>忍耐</text:p>
          </table:table-cell>
          <table:table-cell table:formula="of:=INDIRECT(ADDRESS(MATCH([.$E150];ZHHansFlag;1) ;2;1;1;[.$BT$1]))" office:value-type="string" office:string-value="忍耐" calcext:value-type="string">
            <text:p>忍耐</text:p>
          </table:table-cell>
          <table:table-cell table:formula="of:=INDIRECT(ADDRESS(MATCH([.$E150];ZHHantFlag;1) ;2;1;1;[.$BU$1]))" office:value-type="string" office:string-value="忍耐" calcext:value-type="string">
            <text:p>忍耐</text:p>
          </table:table-cell>
          <table:table-cell table:formula="of:=INDIRECT(ADDRESS(MATCH([.$E150];ZHHansFlag;1) ;2;1;1;[.$BT$1]))" office:value-type="string" office:string-value="忍耐" calcext:value-type="string">
            <text:p>忍耐</text:p>
          </table:table-cell>
          <table:table-cell table:formula="of:=INDIRECT(ADDRESS(MATCH([.$E150];ZHHantFlag;1) ;2;1;1;[.$BU$1]))" office:value-type="string" office:string-value="忍耐" calcext:value-type="string">
            <text:p>忍耐</text:p>
          </table:table-cell>
        </table:table-row>
        <table:table-row table:style-name="ro1">
          <table:table-cell office:value-type="string" calcext:value-type="string">
            <text:p>d375d7e4-e13d-4d2d-a00b-265793371ab0</text:p>
          </table:table-cell>
          <table:table-cell office:value-type="string" calcext:value-type="string">
            <text:p>Hero Stat Name</text:p>
          </table:table-cell>
          <table:table-cell office:value-type="string" calcext:value-type="string">
            <text:p>Blue Stars</text:p>
          </table:table-cell>
          <table:table-cell table:formula="of:=MATCH([.C151];Value;1)" office:value-type="float" office:value="11" calcext:value-type="float">
            <text:p>11</text:p>
          </table:table-cell>
          <table:table-cell table:formula="of:=INDIRECT(ADDRESS([.D151];1;1;1;&quot;en-US&quot;))" office:value-type="string" office:string-value="$ACHV_UPGRADE_ALL_ARMOR_UNIQUE_TITLE" calcext:value-type="string">
            <text:p>$ACHV_UPGRADE_ALL_ARMOR_UNIQUE_TITLE</text:p>
          </table:table-cell>
          <table:table-cell table:number-columns-repeated="5"/>
          <table:table-cell table:formula="of:=INDIRECT(ADDRESS(MATCH([.$E151];DEFlag;1) ;2;1;1;[.$N$1]))" office:value-type="string" office:string-value="Große Box des Nichtsterbens" calcext:value-type="string">
            <text:p>Große Box des Nichtsterbens</text:p>
          </table:table-cell>
          <table:table-cell table:number-columns-repeated="2"/>
          <table:table-cell table:formula="of:=INDIRECT(ADDRESS(MATCH([.$E151];DEFlag;1) ;2;1;1;[.$N$1]))" office:value-type="string" office:string-value="Große Box des Nichtsterbens" calcext:value-type="string">
            <text:p>Große Box des Nichtsterbens</text:p>
          </table:table-cell>
          <table:table-cell table:formula="of:=[.$C151]" office:value-type="string" office:string-value="Blue Stars" calcext:value-type="string">
            <text:p>Blue Stars</text:p>
          </table:table-cell>
          <table:table-cell table:number-columns-repeated="15"/>
          <table:table-cell table:formula="of:=[.$C151]" office:value-type="string" office:string-value="Blue Stars" calcext:value-type="string">
            <text:p>Blue Stars</text:p>
          </table:table-cell>
          <table:table-cell/>
          <table:table-cell table:formula="of:=INDIRECT(ADDRESS(MATCH([.$E151];ESFlag;1) ;2;1;1;[.$AK$1]))" office:value-type="string" office:string-value="Chismes para sobrevivir" calcext:value-type="string">
            <text:p>Chismes para sobrevivir</text:p>
          </table:table-cell>
          <table:table-cell table:number-columns-repeated="3"/>
          <table:table-cell table:formula="of:=INDIRECT(ADDRESS(MATCH([.$E151];ESFlag;1) ;2;1;1;[.$AK$1]))" office:value-type="string" office:string-value="Chismes para sobrevivir" calcext:value-type="string">
            <text:p>Chismes para sobrevivir</text:p>
          </table:table-cell>
          <table:table-cell table:number-columns-repeated="4"/>
          <table:table-cell table:formula="of:=INDIRECT(ADDRESS(MATCH([.$E151];FRFlag;1) ;2;1;1;[.$AT$1]))" office:value-type="string" office:string-value="J'veux pas mourir !" calcext:value-type="string">
            <text:p>J'veux pas mourir !</text:p>
          </table:table-cell>
          <table:table-cell table:number-columns-repeated="3"/>
          <table:table-cell table:formula="of:=INDIRECT(ADDRESS(MATCH([.$E151];FRFlag;1) ;2;1;1;[.$AT$1]))" office:value-type="string" office:string-value="J'veux pas mourir !" calcext:value-type="string">
            <text:p>J'veux pas mourir !</text:p>
          </table:table-cell>
          <table:table-cell table:number-columns-repeated="2"/>
          <table:table-cell table:formula="of:=INDIRECT(ADDRESS(MATCH([.$E151];ITFlag;1) ;2;1;1;[.$AX$1]))" office:value-type="string" office:string-value="Invincibile" calcext:value-type="string">
            <text:p>Invincibile</text:p>
          </table:table-cell>
          <table:table-cell table:formula="of:=INDIRECT(ADDRESS(MATCH([.$E151];ITFlag;1) ;2;1;1;[.$AX$1]))" office:value-type="string" office:string-value="Invincibile" calcext:value-type="string">
            <text:p>Invincibile</text:p>
          </table:table-cell>
          <table:table-cell table:formula="of:=INDIRECT(ADDRESS(MATCH([.$E151];JPFlag;1) ;2;1;1;[.$AZ$1]))" office:value-type="string" office:string-value="不死身のコレクター" calcext:value-type="string">
            <text:p>不死身のコレクター</text:p>
          </table:table-cell>
          <table:table-cell table:formula="of:=INDIRECT(ADDRESS(MATCH([.$E151];JPFlag;1) ;2;1;1;[.$AZ$1]))" office:value-type="string" office:string-value="不死身のコレクター" calcext:value-type="string">
            <text:p>不死身のコレクター</text:p>
          </table:table-cell>
          <table:table-cell table:formula="of:=INDIRECT(ADDRESS(MATCH([.$E151];KOFlag;1) ;2;1;1;[.$BB$1]))" office:value-type="string" office:string-value="죽지 않는 것들의 큰 상자" calcext:value-type="string">
            <text:p>죽지 않는 것들의 큰 상자</text:p>
          </table:table-cell>
          <table:table-cell table:formula="of:=INDIRECT(ADDRESS(MATCH([.$E151];KOFlag;1) ;2;1;1;[.$BB$1]))" office:value-type="string" office:string-value="죽지 않는 것들의 큰 상자" calcext:value-type="string">
            <text:p>죽지 않는 것들의 큰 상자</text:p>
          </table:table-cell>
          <table:table-cell table:number-columns-repeated="10"/>
          <table:table-cell table:formula="of:=INDIRECT(ADDRESS(MATCH([.$E151];RUFlag;1) ;2;1;1;[.$BN$1]))" office:value-type="string" office:string-value="Коробка бессмертия" calcext:value-type="string">
            <text:p>Коробка бессмертия</text:p>
          </table:table-cell>
          <table:table-cell table:formula="of:=INDIRECT(ADDRESS(MATCH([.$E151];RUFlag;1) ;2;1;1;[.$BN$1]))" office:value-type="string" office:string-value="Коробка бессмертия" calcext:value-type="string">
            <text:p>Коробка бессмертия</text:p>
          </table:table-cell>
          <table:table-cell table:number-columns-repeated="4"/>
          <table:table-cell table:formula="of:=INDIRECT(ADDRESS(MATCH([.$E151];ZHHansFlag;1) ;2;1;1;[.$BT$1]))" office:value-type="string" office:string-value="大铠甲" calcext:value-type="string">
            <text:p>大铠甲</text:p>
          </table:table-cell>
          <table:table-cell table:formula="of:=INDIRECT(ADDRESS(MATCH([.$E151];ZHHansFlag;1) ;2;1;1;[.$BT$1]))" office:value-type="string" office:string-value="大铠甲" calcext:value-type="string">
            <text:p>大铠甲</text:p>
          </table:table-cell>
          <table:table-cell table:formula="of:=INDIRECT(ADDRESS(MATCH([.$E151];ZHHantFlag;1) ;2;1;1;[.$BU$1]))" office:value-type="string" office:string-value="大鎧甲" calcext:value-type="string">
            <text:p>大鎧甲</text:p>
          </table:table-cell>
          <table:table-cell table:formula="of:=INDIRECT(ADDRESS(MATCH([.$E151];ZHHansFlag;1) ;2;1;1;[.$BT$1]))" office:value-type="string" office:string-value="大铠甲" calcext:value-type="string">
            <text:p>大铠甲</text:p>
          </table:table-cell>
          <table:table-cell table:formula="of:=INDIRECT(ADDRESS(MATCH([.$E151];ZHHantFlag;1) ;2;1;1;[.$BU$1]))" office:value-type="string" office:string-value="大鎧甲" calcext:value-type="string">
            <text:p>大鎧甲</text:p>
          </table:table-cell>
        </table:table-row>
        <table:table-row table:style-name="ro1">
          <table:table-cell office:value-type="string" calcext:value-type="string">
            <text:p>86f69337-d4de-4cc6-95d0-ae45cf4a9e84</text:p>
          </table:table-cell>
          <table:table-cell office:value-type="string" calcext:value-type="string">
            <text:p>Hero Stat Name</text:p>
          </table:table-cell>
          <table:table-cell office:value-type="string" calcext:value-type="string">
            <text:p>Books</text:p>
          </table:table-cell>
          <table:table-cell table:formula="of:=MATCH([.C152];Value;1)" office:value-type="float" office:value="13" calcext:value-type="float">
            <text:p>13</text:p>
          </table:table-cell>
          <table:table-cell table:formula="of:=INDIRECT(ADDRESS([.D152];1;1;1;&quot;en-US&quot;))" office:value-type="string" office:string-value="$ACHV_HAVE_ALL_BOOKS_NORMAL_TITLE" calcext:value-type="string">
            <text:p>$ACHV_HAVE_ALL_BOOKS_NORMAL_TITLE</text:p>
          </table:table-cell>
          <table:table-cell table:number-columns-repeated="5"/>
          <table:table-cell table:formula="of:=INDIRECT(ADDRESS(MATCH([.$E152];DEFlag;1) ;2;1;1;[.$N$1]))" office:value-type="string" office:string-value="Bücherwurm" calcext:value-type="string">
            <text:p>Bücherwurm</text:p>
          </table:table-cell>
          <table:table-cell table:number-columns-repeated="2"/>
          <table:table-cell table:formula="of:=INDIRECT(ADDRESS(MATCH([.$E152];DEFlag;1) ;2;1;1;[.$N$1]))" office:value-type="string" office:string-value="Bücherwurm" calcext:value-type="string">
            <text:p>Bücherwurm</text:p>
          </table:table-cell>
          <table:table-cell table:formula="of:=[.$C152]" office:value-type="string" office:string-value="Books" calcext:value-type="string">
            <text:p>Books</text:p>
          </table:table-cell>
          <table:table-cell table:number-columns-repeated="15"/>
          <table:table-cell table:formula="of:=[.$C152]" office:value-type="string" office:string-value="Books" calcext:value-type="string">
            <text:p>Books</text:p>
          </table:table-cell>
          <table:table-cell/>
          <table:table-cell table:formula="of:=INDIRECT(ADDRESS(MATCH([.$E152];ESFlag;1) ;2;1;1;[.$AK$1]))" office:value-type="string" office:string-value="Gusano de biblioteca" calcext:value-type="string">
            <text:p>Gusano de biblioteca</text:p>
          </table:table-cell>
          <table:table-cell table:number-columns-repeated="3"/>
          <table:table-cell table:formula="of:=INDIRECT(ADDRESS(MATCH([.$E152];ESFlag;1) ;2;1;1;[.$AK$1]))" office:value-type="string" office:string-value="Gusano de biblioteca" calcext:value-type="string">
            <text:p>Gusano de biblioteca</text:p>
          </table:table-cell>
          <table:table-cell table:number-columns-repeated="4"/>
          <table:table-cell table:formula="of:=INDIRECT(ADDRESS(MATCH([.$E152];FRFlag;1) ;2;1;1;[.$AT$1]))" office:value-type="string" office:string-value="Rat de bibliothèque" calcext:value-type="string">
            <text:p>Rat de bibliothèque</text:p>
          </table:table-cell>
          <table:table-cell table:number-columns-repeated="3"/>
          <table:table-cell table:formula="of:=INDIRECT(ADDRESS(MATCH([.$E152];FRFlag;1) ;2;1;1;[.$AT$1]))" office:value-type="string" office:string-value="Rat de bibliothèque" calcext:value-type="string">
            <text:p>Rat de bibliothèque</text:p>
          </table:table-cell>
          <table:table-cell table:number-columns-repeated="2"/>
          <table:table-cell table:formula="of:=INDIRECT(ADDRESS(MATCH([.$E152];ITFlag;1) ;2;1;1;[.$AX$1]))" office:value-type="string" office:string-value="Secchione" calcext:value-type="string">
            <text:p>Secchione</text:p>
          </table:table-cell>
          <table:table-cell table:formula="of:=INDIRECT(ADDRESS(MATCH([.$E152];ITFlag;1) ;2;1;1;[.$AX$1]))" office:value-type="string" office:string-value="Secchione" calcext:value-type="string">
            <text:p>Secchione</text:p>
          </table:table-cell>
          <table:table-cell table:formula="of:=INDIRECT(ADDRESS(MATCH([.$E152];JPFlag;1) ;2;1;1;[.$AZ$1]))" office:value-type="string" office:string-value="本の虫" calcext:value-type="string">
            <text:p>本の虫</text:p>
          </table:table-cell>
          <table:table-cell table:formula="of:=INDIRECT(ADDRESS(MATCH([.$E152];JPFlag;1) ;2;1;1;[.$AZ$1]))" office:value-type="string" office:string-value="本の虫" calcext:value-type="string">
            <text:p>本の虫</text:p>
          </table:table-cell>
          <table:table-cell table:formula="of:=INDIRECT(ADDRESS(MATCH([.$E152];KOFlag;1) ;2;1;1;[.$BB$1]))" office:value-type="string" office:string-value="책벌레" calcext:value-type="string">
            <text:p>책벌레</text:p>
          </table:table-cell>
          <table:table-cell table:formula="of:=INDIRECT(ADDRESS(MATCH([.$E152];KOFlag;1) ;2;1;1;[.$BB$1]))" office:value-type="string" office:string-value="책벌레" calcext:value-type="string">
            <text:p>책벌레</text:p>
          </table:table-cell>
          <table:table-cell table:number-columns-repeated="10"/>
          <table:table-cell table:formula="of:=INDIRECT(ADDRESS(MATCH([.$E152];RUFlag;1) ;2;1;1;[.$BN$1]))" office:value-type="string" office:string-value="Книжный червь" calcext:value-type="string">
            <text:p>Книжный червь</text:p>
          </table:table-cell>
          <table:table-cell table:formula="of:=INDIRECT(ADDRESS(MATCH([.$E152];RUFlag;1) ;2;1;1;[.$BN$1]))" office:value-type="string" office:string-value="Книжный червь" calcext:value-type="string">
            <text:p>Книжный червь</text:p>
          </table:table-cell>
          <table:table-cell table:number-columns-repeated="4"/>
          <table:table-cell table:formula="of:=INDIRECT(ADDRESS(MATCH([.$E152];ZHHansFlag;1) ;2;1;1;[.$BT$1]))" office:value-type="string" office:string-value="书呆子" calcext:value-type="string">
            <text:p>书呆子</text:p>
          </table:table-cell>
          <table:table-cell table:formula="of:=INDIRECT(ADDRESS(MATCH([.$E152];ZHHansFlag;1) ;2;1;1;[.$BT$1]))" office:value-type="string" office:string-value="书呆子" calcext:value-type="string">
            <text:p>书呆子</text:p>
          </table:table-cell>
          <table:table-cell table:formula="of:=INDIRECT(ADDRESS(MATCH([.$E152];ZHHantFlag;1) ;2;1;1;[.$BU$1]))" office:value-type="string" office:string-value="書呆子" calcext:value-type="string">
            <text:p>書呆子</text:p>
          </table:table-cell>
          <table:table-cell table:formula="of:=INDIRECT(ADDRESS(MATCH([.$E152];ZHHansFlag;1) ;2;1;1;[.$BT$1]))" office:value-type="string" office:string-value="书呆子" calcext:value-type="string">
            <text:p>书呆子</text:p>
          </table:table-cell>
          <table:table-cell table:formula="of:=INDIRECT(ADDRESS(MATCH([.$E152];ZHHantFlag;1) ;2;1;1;[.$BU$1]))" office:value-type="string" office:string-value="書呆子" calcext:value-type="string">
            <text:p>書呆子</text:p>
          </table:table-cell>
        </table:table-row>
        <table:table-row table:style-name="ro1">
          <table:table-cell office:value-type="string" calcext:value-type="string">
            <text:p>678f574f-d477-4baf-af38-45232bfa7a49</text:p>
          </table:table-cell>
          <table:table-cell office:value-type="string" calcext:value-type="string">
            <text:p>Hero Stat Name</text:p>
          </table:table-cell>
          <table:table-cell office:value-type="string" calcext:value-type="string">
            <text:p>Game Beaten (Hero Mode, New Game+)</text:p>
          </table:table-cell>
          <table:table-cell table:formula="of:=MATCH([.C153];Value;1)" office:value-type="float" office:value="27" calcext:value-type="float">
            <text:p>27</text:p>
          </table:table-cell>
          <table:table-cell table:formula="of:=INDIRECT(ADDRESS([.D153];1;1;1;&quot;en-US&quot;))" office:value-type="string" office:string-value="$ACHV_ENDLESS_100_NORMAL_TITLE" calcext:value-type="string">
            <text:p>$ACHV_ENDLESS_100_NORMAL_TITLE</text:p>
          </table:table-cell>
          <table:table-cell table:number-columns-repeated="5"/>
          <table:table-cell table:formula="of:=INDIRECT(ADDRESS(MATCH([.$E153];DEFlag;1) ;2;1;1;[.$N$1]))" office:value-type="string" office:string-value="Ausdauer" calcext:value-type="string">
            <text:p>Ausdauer</text:p>
          </table:table-cell>
          <table:table-cell table:number-columns-repeated="2"/>
          <table:table-cell table:formula="of:=INDIRECT(ADDRESS(MATCH([.$E153];DEFlag;1) ;2;1;1;[.$N$1]))" office:value-type="string" office:string-value="Ausdauer" calcext:value-type="string">
            <text:p>Ausdauer</text:p>
          </table:table-cell>
          <table:table-cell table:formula="of:=[.$C153]" office:value-type="string" office:string-value="Game Beaten (Hero Mode, New Game+)" calcext:value-type="string">
            <text:p>Game Beaten (Hero Mode, New Game+)</text:p>
          </table:table-cell>
          <table:table-cell table:number-columns-repeated="15"/>
          <table:table-cell table:formula="of:=[.$C153]" office:value-type="string" office:string-value="Game Beaten (Hero Mode, New Game+)" calcext:value-type="string">
            <text:p>Game Beaten (Hero Mode, New Game+)</text:p>
          </table:table-cell>
          <table:table-cell/>
          <table:table-cell table:formula="of:=INDIRECT(ADDRESS(MATCH([.$E153];ESFlag;1) ;2;1;1;[.$AK$1]))" office:value-type="string" office:string-value="Resistencia" calcext:value-type="string">
            <text:p>Resistencia</text:p>
          </table:table-cell>
          <table:table-cell table:number-columns-repeated="3"/>
          <table:table-cell table:formula="of:=INDIRECT(ADDRESS(MATCH([.$E153];ESFlag;1) ;2;1;1;[.$AK$1]))" office:value-type="string" office:string-value="Resistencia" calcext:value-type="string">
            <text:p>Resistencia</text:p>
          </table:table-cell>
          <table:table-cell table:number-columns-repeated="4"/>
          <table:table-cell table:formula="of:=INDIRECT(ADDRESS(MATCH([.$E153];FRFlag;1) ;2;1;1;[.$AT$1]))" office:value-type="string" office:string-value="Endurance" calcext:value-type="string">
            <text:p>Endurance</text:p>
          </table:table-cell>
          <table:table-cell table:number-columns-repeated="3"/>
          <table:table-cell table:formula="of:=INDIRECT(ADDRESS(MATCH([.$E153];FRFlag;1) ;2;1;1;[.$AT$1]))" office:value-type="string" office:string-value="Endurance" calcext:value-type="string">
            <text:p>Endurance</text:p>
          </table:table-cell>
          <table:table-cell table:number-columns-repeated="2"/>
          <table:table-cell table:formula="of:=INDIRECT(ADDRESS(MATCH([.$E153];ITFlag;1) ;2;1;1;[.$AX$1]))" office:value-type="string" office:string-value="Resistenza" calcext:value-type="string">
            <text:p>Resistenza</text:p>
          </table:table-cell>
          <table:table-cell table:formula="of:=INDIRECT(ADDRESS(MATCH([.$E153];ITFlag;1) ;2;1;1;[.$AX$1]))" office:value-type="string" office:string-value="Resistenza" calcext:value-type="string">
            <text:p>Resistenza</text:p>
          </table:table-cell>
          <table:table-cell table:formula="of:=INDIRECT(ADDRESS(MATCH([.$E153];JPFlag;1) ;2;1;1;[.$AZ$1]))" office:value-type="string" office:string-value="持久力" calcext:value-type="string">
            <text:p>持久力</text:p>
          </table:table-cell>
          <table:table-cell table:formula="of:=INDIRECT(ADDRESS(MATCH([.$E153];JPFlag;1) ;2;1;1;[.$AZ$1]))" office:value-type="string" office:string-value="持久力" calcext:value-type="string">
            <text:p>持久力</text:p>
          </table:table-cell>
          <table:table-cell table:formula="of:=INDIRECT(ADDRESS(MATCH([.$E153];KOFlag;1) ;2;1;1;[.$BB$1]))" office:value-type="string" office:string-value="인내심" calcext:value-type="string">
            <text:p>인내심</text:p>
          </table:table-cell>
          <table:table-cell table:formula="of:=INDIRECT(ADDRESS(MATCH([.$E153];KOFlag;1) ;2;1;1;[.$BB$1]))" office:value-type="string" office:string-value="인내심" calcext:value-type="string">
            <text:p>인내심</text:p>
          </table:table-cell>
          <table:table-cell table:number-columns-repeated="10"/>
          <table:table-cell table:formula="of:=INDIRECT(ADDRESS(MATCH([.$E153];RUFlag;1) ;2;1;1;[.$BN$1]))" office:value-type="string" office:string-value="Терпение" calcext:value-type="string">
            <text:p>Терпение</text:p>
          </table:table-cell>
          <table:table-cell table:formula="of:=INDIRECT(ADDRESS(MATCH([.$E153];RUFlag;1) ;2;1;1;[.$BN$1]))" office:value-type="string" office:string-value="Терпение" calcext:value-type="string">
            <text:p>Терпение</text:p>
          </table:table-cell>
          <table:table-cell table:number-columns-repeated="4"/>
          <table:table-cell table:formula="of:=INDIRECT(ADDRESS(MATCH([.$E153];ZHHansFlag;1) ;2;1;1;[.$BT$1]))" office:value-type="string" office:string-value="忍耐" calcext:value-type="string">
            <text:p>忍耐</text:p>
          </table:table-cell>
          <table:table-cell table:formula="of:=INDIRECT(ADDRESS(MATCH([.$E153];ZHHansFlag;1) ;2;1;1;[.$BT$1]))" office:value-type="string" office:string-value="忍耐" calcext:value-type="string">
            <text:p>忍耐</text:p>
          </table:table-cell>
          <table:table-cell table:formula="of:=INDIRECT(ADDRESS(MATCH([.$E153];ZHHantFlag;1) ;2;1;1;[.$BU$1]))" office:value-type="string" office:string-value="忍耐" calcext:value-type="string">
            <text:p>忍耐</text:p>
          </table:table-cell>
          <table:table-cell table:formula="of:=INDIRECT(ADDRESS(MATCH([.$E153];ZHHansFlag;1) ;2;1;1;[.$BT$1]))" office:value-type="string" office:string-value="忍耐" calcext:value-type="string">
            <text:p>忍耐</text:p>
          </table:table-cell>
          <table:table-cell table:formula="of:=INDIRECT(ADDRESS(MATCH([.$E153];ZHHantFlag;1) ;2;1;1;[.$BU$1]))" office:value-type="string" office:string-value="忍耐" calcext:value-type="string">
            <text:p>忍耐</text:p>
          </table:table-cell>
        </table:table-row>
      </table:table>
      <table:table table:name="en-US" table:style-name="ta1">
        <table:table-column table:style-name="co5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$ACHV_BEAT_GAME_NORMAL_TITLE</text:p>
          </table:table-cell>
          <table:table-cell office:value-type="string" calcext:value-type="string">
            <text:p>A Winner is You!</text:p>
          </table:table-cell>
        </table:table-row>
        <table:table-row table:style-name="ro1">
          <table:table-cell office:value-type="string" calcext:value-type="string">
            <text:p>$ACHV_BEAT_GAME_PLUS_TITLE</text:p>
          </table:table-cell>
          <table:table-cell office:value-type="string" calcext:value-type="string">
            <text:p>A Winner+ is You!</text:p>
          </table:table-cell>
        </table:table-row>
        <table:table-row table:style-name="ro1">
          <table:table-cell office:value-type="string" calcext:value-type="string">
            <text:p>$ACHV_AZRA_LVL_40_TITLE</text:p>
          </table:table-cell>
          <table:table-cell office:value-type="string" calcext:value-type="string">
            <text:p>Advanced Librarophysics</text:p>
          </table:table-cell>
        </table:table-row>
        <table:table-row table:style-name="ro1">
          <table:table-cell office:value-type="string" calcext:value-type="string">
            <text:p>$ACHV_MENU_ACCESS_TITLE</text:p>
          </table:table-cell>
          <table:table-cell office:value-type="string" calcext:value-type="string">
            <text:p>All Access</text:p>
          </table:table-cell>
        </table:table-row>
        <table:table-row table:style-name="ro1">
          <table:table-cell office:value-type="string" calcext:value-type="string">
            <text:p>$ACHV_BEAT_ALL_SIDEQUESTS_DESC</text:p>
          </table:table-cell>
          <table:table-cell office:value-type="string" calcext:value-type="string">
            <text:p>Beat all side quests in new game+</text:p>
          </table:table-cell>
        </table:table-row>
        <table:table-row table:style-name="ro1">
          <table:table-cell office:value-type="string" calcext:value-type="string">
            <text:p>$ACHV_BEAT_ANY_EXTREME_DESC</text:p>
          </table:table-cell>
          <table:table-cell office:value-type="string" calcext:value-type="string">
            <text:p>Beat any level on Extreme.</text:p>
          </table:table-cell>
        </table:table-row>
        <table:table-row table:style-name="ro1">
          <table:table-cell office:value-type="string" calcext:value-type="string">
            <text:p>$ACHV_HERO_MODE_PLUS_DESC</text:p>
          </table:table-cell>
          <table:table-cell office:value-type="string" calcext:value-type="string">
            <text:p>Beat the game in new game+ without any generic recruits</text:p>
          </table:table-cell>
        </table:table-row>
        <table:table-row table:style-name="ro1">
          <table:table-cell office:value-type="string" calcext:value-type="string">
            <text:p>$ACHV_HERO_MODE_DESC</text:p>
          </table:table-cell>
          <table:table-cell office:value-type="string" calcext:value-type="string">
            <text:p>Beat the standard game without any generic recruits</text:p>
          </table:table-cell>
        </table:table-row>
        <table:table-row table:style-name="ro1">
          <table:table-cell office:value-type="string" calcext:value-type="string">
            <text:p>$ACHV_UPGRADE_ALL_WEAPONS_UNIQUE_TITLE</text:p>
          </table:table-cell>
          <table:table-cell office:value-type="string" calcext:value-type="string">
            <text:p>Big Box o' Killing-Stuff</text:p>
          </table:table-cell>
        </table:table-row>
        <table:table-row table:style-name="ro1">
          <table:table-cell office:value-type="string" calcext:value-type="string">
            <text:p>$ACHV_UPGRADE_ALL_ARMOR_UNIQUE_TITLE</text:p>
          </table:table-cell>
          <table:table-cell office:value-type="string" calcext:value-type="string">
            <text:p>Big Box o' Not-Dying</text:p>
          </table:table-cell>
        </table:table-row>
        <table:table-row table:style-name="ro1">
          <table:table-cell office:value-type="string" calcext:value-type="string">
            <text:p>$ACHV_HAVE_ALL_BOOKS_PLUS_TITLE</text:p>
          </table:table-cell>
          <table:table-cell office:value-type="string" calcext:value-type="string">
            <text:p>Book Dragon</text:p>
          </table:table-cell>
        </table:table-row>
        <table:table-row table:style-name="ro1">
          <table:table-cell office:value-type="string" calcext:value-type="string">
            <text:p>$ACHV_HAVE_ALL_BOOKS_NORMAL_TITLE</text:p>
          </table:table-cell>
          <table:table-cell office:value-type="string" calcext:value-type="string">
            <text:p>Book Worm</text:p>
          </table:table-cell>
        </table:table-row>
        <table:table-row table:style-name="ro1">
          <table:table-cell office:value-type="string" calcext:value-type="string">
            <text:p>$ACHV_BEAT_GAME_PLUS_DESC</text:p>
          </table:table-cell>
          <table:table-cell office:value-type="string" calcext:value-type="string">
            <text:p>Complete the game in new game+</text:p>
          </table:table-cell>
        </table:table-row>
        <table:table-row table:style-name="ro1">
          <table:table-cell office:value-type="string" calcext:value-type="string">
            <text:p>$ACHV_BEAT_GAME_NORMAL_DESC</text:p>
          </table:table-cell>
          <table:table-cell office:value-type="string" calcext:value-type="string">
            <text:p>Complete the standard game</text:p>
          </table:table-cell>
        </table:table-row>
        <table:table-row table:style-name="ro1">
          <table:table-cell office:value-type="string" calcext:value-type="string">
            <text:p>$ACHV_HAVE_201_STARS_BLUE_TITLE</text:p>
          </table:table-cell>
          <table:table-cell office:value-type="string" calcext:value-type="string">
            <text:p>Completionist</text:p>
          </table:table-cell>
        </table:table-row>
        <table:table-row table:style-name="ro1">
          <table:table-cell office:value-type="string" calcext:value-type="string">
            <text:p>$ACHV_BEAT_SUPER_SHEEP_PLUS_DESC</text:p>
          </table:table-cell>
          <table:table-cell office:value-type="string" calcext:value-type="string">
            <text:p>Defeat the Super Sheep in new game+</text:p>
          </table:table-cell>
        </table:table-row>
        <table:table-row table:style-name="ro1">
          <table:table-cell office:value-type="string" calcext:value-type="string">
            <text:p>$ACHV_BEAT_SUPER_SHEEP_NORMAL_DESC</text:p>
          </table:table-cell>
          <table:table-cell office:value-type="string" calcext:value-type="string">
            <text:p>Defeat the Super Sheep in the standard game</text:p>
          </table:table-cell>
        </table:table-row>
        <table:table-row table:style-name="ro1">
          <table:table-cell office:value-type="string" calcext:value-type="string">
            <text:p>$ACHV_HERO_MODE_PLUS_PLUS_DESC</text:p>
          </table:table-cell>
          <table:table-cell office:value-type="string" calcext:value-type="string">
            <text:p>Earn 180 gold stars without any generic recruits</text:p>
          </table:table-cell>
        </table:table-row>
        <table:table-row table:style-name="ro1">
          <table:table-cell office:value-type="string" calcext:value-type="string">
            <text:p>$ACHV_HAVE_201_STARS_BLUE_DESC</text:p>
          </table:table-cell>
          <table:table-cell office:value-type="string" calcext:value-type="string">
            <text:p>Earn 201 Blue Stars</text:p>
          </table:table-cell>
        </table:table-row>
        <table:table-row table:style-name="ro1">
          <table:table-cell office:value-type="string" calcext:value-type="string">
            <text:p>$ACHV_HAVE_201_STARS_GOLD_DESC</text:p>
          </table:table-cell>
          <table:table-cell office:value-type="string" calcext:value-type="string">
            <text:p>Earn 201 Gold Stars</text:p>
          </table:table-cell>
        </table:table-row>
        <table:table-row table:style-name="ro1">
          <table:table-cell office:value-type="string" calcext:value-type="string">
            <text:p>$ACHV_HAVE_ALL_BOOKS_PLUS_DESC</text:p>
          </table:table-cell>
          <table:table-cell office:value-type="string" calcext:value-type="string">
            <text:p>Earn all the books from bonus challenges in new game+</text:p>
          </table:table-cell>
        </table:table-row>
        <table:table-row table:style-name="ro1">
          <table:table-cell office:value-type="string" calcext:value-type="string">
            <text:p>$ACHV_HAVE_ALL_BOOKS_NORMAL_DESC</text:p>
          </table:table-cell>
          <table:table-cell office:value-type="string" calcext:value-type="string">
            <text:p>Earn all the books from bonus challenges in the standard game</text:p>
          </table:table-cell>
        </table:table-row>
        <table:table-row table:style-name="ro1">
          <table:table-cell office:value-type="string" calcext:value-type="string">
            <text:p>$ACHV_HAVE_ALL_ARMOR_UNIQUE_DESC</text:p>
          </table:table-cell>
          <table:table-cell office:value-type="string" calcext:value-type="string">
            <text:p>Earn all the unique armor in the standard game</text:p>
          </table:table-cell>
        </table:table-row>
        <table:table-row table:style-name="ro1">
          <table:table-cell office:value-type="string" calcext:value-type="string">
            <text:p>$ACHV_HAVE_ALL_WEAPONS_UNIQUE_DESC</text:p>
          </table:table-cell>
          <table:table-cell office:value-type="string" calcext:value-type="string">
            <text:p>Earn all the unique weapons in the standard game</text:p>
          </table:table-cell>
        </table:table-row>
        <table:table-row table:style-name="ro1">
          <table:table-cell office:value-type="string" calcext:value-type="string">
            <text:p>$ACHV_AZRA_LVL_60_TITLE</text:p>
          </table:table-cell>
          <table:table-cell office:value-type="string" calcext:value-type="string">
            <text:p>Elite Libraromancy</text:p>
          </table:table-cell>
        </table:table-row>
        <table:table-row table:style-name="ro1">
          <table:table-cell office:value-type="string" calcext:value-type="string">
            <text:p>$ACHV_ENDLESS_100_NORMAL_TITLE</text:p>
          </table:table-cell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$ACHV_HERO_MODE_TITLE</text:p>
          </table:table-cell>
          <table:table-cell office:value-type="string" calcext:value-type="string">
            <text:p>Hero Mode</text:p>
          </table:table-cell>
        </table:table-row>
        <table:table-row table:style-name="ro1">
          <table:table-cell office:value-type="string" calcext:value-type="string">
            <text:p>$ACHV_HERO_MODE_PLUS_TITLE</text:p>
          </table:table-cell>
          <table:table-cell office:value-type="string" calcext:value-type="string">
            <text:p>Hero Mode+</text:p>
          </table:table-cell>
        </table:table-row>
        <table:table-row table:style-name="ro1">
          <table:table-cell office:value-type="string" calcext:value-type="string">
            <text:p>$ACHV_HERO_MODE_PLUS_PLUS_TITLE</text:p>
          </table:table-cell>
          <table:table-cell office:value-type="string" calcext:value-type="string">
            <text:p>Hero Mode++</text:p>
          </table:table-cell>
        </table:table-row>
        <table:table-row table:style-name="ro1">
          <table:table-cell office:value-type="string" calcext:value-type="string">
            <text:p>$ACHV_MENU_TIPS_TITLE</text:p>
          </table:table-cell>
          <table:table-cell office:value-type="string" calcext:value-type="string">
            <text:p>Hit the Books</text:p>
          </table:table-cell>
        </table:table-row>
        <table:table-row table:style-name="ro1">
          <table:table-cell office:value-type="string" calcext:value-type="string">
            <text:p>$ACHV_BOOST_TECH_5_TITLE</text:p>
          </table:table-cell>
          <table:table-cell office:value-type="string" calcext:value-type="string">
            <text:p>I've Got the Power!</text:p>
          </table:table-cell>
        </table:table-row>
        <table:table-row table:style-name="ro1">
          <table:table-cell office:value-type="string" calcext:value-type="string">
            <text:p>$ACHV_BOOST_TECH_5_DESC</text:p>
          </table:table-cell>
          <table:table-cell office:value-type="string" calcext:value-type="string">
            <text:p>In battle, boost a character to the max boost level</text:p>
          </table:table-cell>
        </table:table-row>
        <table:table-row table:style-name="ro1">
          <table:table-cell office:value-type="string" calcext:value-type="string">
            <text:p>$ACHV_AZRA_LVL_25_TITLE</text:p>
          </table:table-cell>
          <table:table-cell office:value-type="string" calcext:value-type="string">
            <text:p>Intermediate Librariology</text:p>
          </table:table-cell>
        </table:table-row>
        <table:table-row table:style-name="ro1">
          <table:table-cell office:value-type="string" calcext:value-type="string">
            <text:p>$ACHV_AZRA_LVL_10_TITLE</text:p>
          </table:table-cell>
          <table:table-cell office:value-type="string" calcext:value-type="string">
            <text:p>Intro to Library Science</text:p>
          </table:table-cell>
        </table:table-row>
        <table:table-row table:style-name="ro1">
          <table:table-cell office:value-type="string" calcext:value-type="string">
            <text:p>$ACHV_AZRA_LVL_10_DESC</text:p>
          </table:table-cell>
          <table:table-cell office:value-type="string" calcext:value-type="string">
            <text:p>Level your Librarian up to LVL 10</text:p>
          </table:table-cell>
        </table:table-row>
        <table:table-row table:style-name="ro1">
          <table:table-cell office:value-type="string" calcext:value-type="string">
            <text:p>$ACHV_AZRA_LVL_25_DESC</text:p>
          </table:table-cell>
          <table:table-cell office:value-type="string" calcext:value-type="string">
            <text:p>Level your Librarian up to LVL 25</text:p>
          </table:table-cell>
        </table:table-row>
        <table:table-row table:style-name="ro1">
          <table:table-cell office:value-type="string" calcext:value-type="string">
            <text:p>$ACHV_AZRA_LVL_40_DESC</text:p>
          </table:table-cell>
          <table:table-cell office:value-type="string" calcext:value-type="string">
            <text:p>Level your Librarian up to LVL 40</text:p>
          </table:table-cell>
        </table:table-row>
        <table:table-row table:style-name="ro1">
          <table:table-cell office:value-type="string" calcext:value-type="string">
            <text:p>$ACHV_AZRA_LVL_60_DESC</text:p>
          </table:table-cell>
          <table:table-cell office:value-type="string" calcext:value-type="string">
            <text:p>Level your Librarian up to LVL 60</text:p>
          </table:table-cell>
        </table:table-row>
        <table:table-row table:style-name="ro1">
          <table:table-cell office:value-type="string" calcext:value-type="string">
            <text:p>$ACHV_HAVE_SKILL_LVL_20_TITLE</text:p>
          </table:table-cell>
          <table:table-cell office:value-type="string" calcext:value-type="string">
            <text:p>Mad Skills</text:p>
          </table:table-cell>
        </table:table-row>
        <table:table-row table:style-name="ro1">
          <table:table-cell office:value-type="string" calcext:value-type="string">
            <text:p>$ACHV_ENDLESS_100_PLUS_TITLE</text:p>
          </table:table-cell>
          <table:table-cell office:value-type="string" calcext:value-type="string">
            <text:p>Marathon</text:p>
          </table:table-cell>
        </table:table-row>
        <table:table-row table:style-name="ro1">
          <table:table-cell office:value-type="string" calcext:value-type="string">
            <text:p>$ACHV_HAVE_ALL_CLASSES_TITLE</text:p>
          </table:table-cell>
          <table:table-cell office:value-type="string" calcext:value-type="string">
            <text:p>My Own Personal Army</text:p>
          </table:table-cell>
        </table:table-row>
        <table:table-row table:style-name="ro1">
          <table:table-cell office:value-type="string" calcext:value-type="string">
            <text:p>$ACHV_BEAT_ALL_SIDEQUESTS_TITLE</text:p>
          </table:table-cell>
          <table:table-cell office:value-type="string" calcext:value-type="string">
            <text:p>No Loose Ends</text:p>
          </table:table-cell>
        </table:table-row>
        <table:table-row table:style-name="ro1">
          <table:table-cell office:value-type="string" calcext:value-type="string">
            <text:p>$ACHV_MENU_NUL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$ACHV_USE_TARGETS_TITLE</text:p>
          </table:table-cell>
          <table:table-cell office:value-type="string" calcext:value-type="string">
            <text:p>Precision Targeting</text:p>
          </table:table-cell>
        </table:table-row>
        <table:table-row table:style-name="ro1">
          <table:table-cell office:value-type="string" calcext:value-type="string">
            <text:p>$ACHV_ENDLESS_100_PLUS_DESC</text:p>
          </table:table-cell>
          <table:table-cell office:value-type="string" calcext:value-type="string">
            <text:p>Reach wave 100 on Endless Challenge 2 in new game+</text:p>
          </table:table-cell>
        </table:table-row>
        <table:table-row table:style-name="ro1">
          <table:table-cell office:value-type="string" calcext:value-type="string">
            <text:p>$ACHV_ENDLESS_100_NORMAL_DESC</text:p>
          </table:table-cell>
          <table:table-cell office:value-type="string" calcext:value-type="string">
            <text:p>Reach wave 100 on Endless Challenge 2 in the standard game</text:p>
          </table:table-cell>
        </table:table-row>
        <table:table-row table:style-name="ro1">
          <table:table-cell office:value-type="string" calcext:value-type="string">
            <text:p>$ACHV_BEAT_SUPER_SHEEP_NORMAL_TITLE</text:p>
          </table:table-cell>
          <table:table-cell office:value-type="string" calcext:value-type="string">
            <text:p>Sheep Slayer</text:p>
          </table:table-cell>
        </table:table-row>
        <table:table-row table:style-name="ro1">
          <table:table-cell office:value-type="string" calcext:value-type="string">
            <text:p>$ACHV_HAVE_201_STARS_GOLD_TITLE</text:p>
          </table:table-cell>
          <table:table-cell office:value-type="string" calcext:value-type="string">
            <text:p>Super Completionist</text:p>
          </table:table-cell>
        </table:table-row>
        <table:table-row table:style-name="ro1">
          <table:table-cell office:value-type="string" calcext:value-type="string">
            <text:p>$ACHV_HAVE_ALL_ARMOR_UNIQUE_TITLE</text:p>
          </table:table-cell>
          <table:table-cell office:value-type="string" calcext:value-type="string">
            <text:p>Swiss Army Breastplate</text:p>
          </table:table-cell>
        </table:table-row>
        <table:table-row table:style-name="ro1">
          <table:table-cell office:value-type="string" calcext:value-type="string">
            <text:p>$ACHV_HAVE_ALL_WEAPONS_UNIQUE_TITLE</text:p>
          </table:table-cell>
          <table:table-cell office:value-type="string" calcext:value-type="string">
            <text:p>Swiss Army Sword</text:p>
          </table:table-cell>
        </table:table-row>
        <table:table-row table:style-name="ro1">
          <table:table-cell office:value-type="string" calcext:value-type="string">
            <text:p>$ACHV_BEAT_SUPER_SHEEP_PLUS_TITLE</text:p>
          </table:table-cell>
          <table:table-cell office:value-type="string" calcext:value-type="string">
            <text:p>Ultra Sheep Slayer</text:p>
          </table:table-cell>
        </table:table-row>
        <table:table-row table:style-name="ro1">
          <table:table-cell office:value-type="string" calcext:value-type="string">
            <text:p>$ACHV_HAVE_SKILL_LVL_20_DESC</text:p>
          </table:table-cell>
          <table:table-cell office:value-type="string" calcext:value-type="string">
            <text:p>Unlock a level 20 skill</text:p>
          </table:table-cell>
        </table:table-row>
        <table:table-row table:style-name="ro1">
          <table:table-cell office:value-type="string" calcext:value-type="string">
            <text:p>$ACHV_HAVE_ALL_CLASSES_DESC</text:p>
          </table:table-cell>
          <table:table-cell office:value-type="string" calcext:value-type="string">
            <text:p>Unlock all 6 character classes (not counting Librarian)</text:p>
          </table:table-cell>
        </table:table-row>
        <table:table-row table:style-name="ro1">
          <table:table-cell office:value-type="string" calcext:value-type="string">
            <text:p>$ACHV_UPGRADE_ALL_ARMOR_UNIQUE_DESC</text:p>
          </table:table-cell>
          <table:table-cell office:value-type="string" calcext:value-type="string">
            <text:p>Upgrade all the unique armor in new game+</text:p>
          </table:table-cell>
        </table:table-row>
        <table:table-row table:style-name="ro1">
          <table:table-cell office:value-type="string" calcext:value-type="string">
            <text:p>$ACHV_UPGRADE_ALL_WEAPONS_UNIQUE_DESC</text:p>
          </table:table-cell>
          <table:table-cell office:value-type="string" calcext:value-type="string">
            <text:p>Upgrade all the unique weapons in new game+</text:p>
          </table:table-cell>
        </table:table-row>
        <table:table-row table:style-name="ro1">
          <table:table-cell office:value-type="string" calcext:value-type="string">
            <text:p>$ACHV_USE_TARGETS_DESC</text:p>
          </table:table-cell>
          <table:table-cell office:value-type="string" calcext:value-type="string">
            <text:p>Use an advanced targeting option</text:p>
          </table:table-cell>
        </table:table-row>
        <table:table-row table:style-name="ro1">
          <table:table-cell office:value-type="string" calcext:value-type="string">
            <text:p>$ACHV_MENU_ACCESS_DESC</text:p>
          </table:table-cell>
          <table:table-cell office:value-type="string" calcext:value-type="string">
            <text:p>Visit the accessibility menu (options-&amp;gt;accessibility)</text:p>
          </table:table-cell>
        </table:table-row>
        <table:table-row table:style-name="ro1">
          <table:table-cell office:value-type="string" calcext:value-type="string">
            <text:p>$ACHV_MENU_CONTROLS_DESC</text:p>
          </table:table-cell>
          <table:table-cell office:value-type="string" calcext:value-type="string">
            <text:p>Visit the controls menu (options-&amp;gt;controls)</text:p>
          </table:table-cell>
        </table:table-row>
        <table:table-row table:style-name="ro1">
          <table:table-cell office:value-type="string" calcext:value-type="string">
            <text:p>$ACHV_MENU_TIPS_DESC</text:p>
          </table:table-cell>
          <table:table-cell office:value-type="string" calcext:value-type="string">
            <text:p>Visit the tips menu (overworld-&amp;gt;tips)</text:p>
          </table:table-cell>
        </table:table-row>
        <table:table-row table:style-name="ro1">
          <table:table-cell office:value-type="string" calcext:value-type="string">
            <text:p>$ACHV_MENU_CONTROLS_TITLE</text:p>
          </table:table-cell>
          <table:table-cell office:value-type="string" calcext:value-type="string">
            <text:p>You Can't Control Me!</text:p>
          </table:table-cell>
        </table:table-row>
        <table:table-row table:style-name="ro1">
          <table:table-cell office:value-type="string" calcext:value-type="string">
            <text:p>$ACHV_BEAT_ANY_EXTREME_TITLE</text:p>
          </table:table-cell>
          <table:table-cell office:value-type="string" calcext:value-type="string">
            <text:p>You get a Gold Star!</text:p>
          </table:table-cell>
        </table:table-row>
      </table:table>
      <table:table table:name="de-DE" table:style-name="ta1">
        <table:table-column table:style-name="co5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$ACHV_AZRA_LVL_10_DESC</text:p>
          </table:table-cell>
          <table:table-cell office:value-type="string" calcext:value-type="string">
            <text:p>Bringe deine Bibliothekarin auf Level 10</text:p>
          </table:table-cell>
        </table:table-row>
        <table:table-row table:style-name="ro1">
          <table:table-cell office:value-type="string" calcext:value-type="string">
            <text:p>$ACHV_AZRA_LVL_10_TITLE</text:p>
          </table:table-cell>
          <table:table-cell office:value-type="string" calcext:value-type="string">
            <text:p>Büchereinräumer</text:p>
          </table:table-cell>
        </table:table-row>
        <table:table-row table:style-name="ro1">
          <table:table-cell office:value-type="string" calcext:value-type="string">
            <text:p>$ACHV_AZRA_LVL_25_DESC</text:p>
          </table:table-cell>
          <table:table-cell office:value-type="string" calcext:value-type="string">
            <text:p>Bringe deine Bibliothekarin auf Level 25</text:p>
          </table:table-cell>
        </table:table-row>
        <table:table-row table:style-name="ro1">
          <table:table-cell office:value-type="string" calcext:value-type="string">
            <text:p>$ACHV_AZRA_LVL_25_TITLE</text:p>
          </table:table-cell>
          <table:table-cell office:value-type="string" calcext:value-type="string">
            <text:p>Bibliotheksverantwortlich</text:p>
          </table:table-cell>
        </table:table-row>
        <table:table-row table:style-name="ro1">
          <table:table-cell office:value-type="string" calcext:value-type="string">
            <text:p>$ACHV_AZRA_LVL_40_DESC</text:p>
          </table:table-cell>
          <table:table-cell office:value-type="string" calcext:value-type="string">
            <text:p>Bringe deine Bibliothekarin auf Level 40</text:p>
          </table:table-cell>
        </table:table-row>
        <table:table-row table:style-name="ro1">
          <table:table-cell office:value-type="string" calcext:value-type="string">
            <text:p>$ACHV_AZRA_LVL_40_TITLE</text:p>
          </table:table-cell>
          <table:table-cell office:value-type="string" calcext:value-type="string">
            <text:p>Bibliophysiker</text:p>
          </table:table-cell>
        </table:table-row>
        <table:table-row table:style-name="ro1">
          <table:table-cell office:value-type="string" calcext:value-type="string">
            <text:p>$ACHV_AZRA_LVL_60_DESC</text:p>
          </table:table-cell>
          <table:table-cell office:value-type="string" calcext:value-type="string">
            <text:p>Bringe deine Bibliothekarin auf Level 60</text:p>
          </table:table-cell>
        </table:table-row>
        <table:table-row table:style-name="ro1">
          <table:table-cell office:value-type="string" calcext:value-type="string">
            <text:p>$ACHV_AZRA_LVL_60_TITLE</text:p>
          </table:table-cell>
          <table:table-cell office:value-type="string" calcext:value-type="string">
            <text:p>Bibliomane</text:p>
          </table:table-cell>
        </table:table-row>
        <table:table-row table:style-name="ro1">
          <table:table-cell office:value-type="string" calcext:value-type="string">
            <text:p>$ACHV_BEAT_ALL_SIDEQUESTS_DESC</text:p>
          </table:table-cell>
          <table:table-cell office:value-type="string" calcext:value-type="string">
            <text:p>Schaffe alle Nebenaufgaben in einem neuen Spiel+</text:p>
          </table:table-cell>
        </table:table-row>
        <table:table-row table:style-name="ro1">
          <table:table-cell office:value-type="string" calcext:value-type="string">
            <text:p>$ACHV_BEAT_ALL_SIDEQUESTS_TITLE</text:p>
          </table:table-cell>
          <table:table-cell office:value-type="string" calcext:value-type="string">
            <text:p>Keine losen Enden</text:p>
          </table:table-cell>
        </table:table-row>
        <table:table-row table:style-name="ro1">
          <table:table-cell office:value-type="string" calcext:value-type="string">
            <text:p>$ACHV_BEAT_ANY_EXTREME_DESC</text:p>
          </table:table-cell>
          <table:table-cell office:value-type="string" calcext:value-type="string">
            <text:p>Schaffe irgendein Level auf Extrem</text:p>
          </table:table-cell>
        </table:table-row>
        <table:table-row table:style-name="ro1">
          <table:table-cell office:value-type="string" calcext:value-type="string">
            <text:p>$ACHV_BEAT_ANY_EXTREME_TITLE</text:p>
          </table:table-cell>
          <table:table-cell office:value-type="string" calcext:value-type="string">
            <text:p>Ein Goldstern für dich!</text:p>
          </table:table-cell>
        </table:table-row>
        <table:table-row table:style-name="ro1">
          <table:table-cell office:value-type="string" calcext:value-type="string">
            <text:p>$ACHV_BEAT_GAME_NORMAL_DESC</text:p>
          </table:table-cell>
          <table:table-cell office:value-type="string" calcext:value-type="string">
            <text:p>Schließe das Standardspiel ab</text:p>
          </table:table-cell>
        </table:table-row>
        <table:table-row table:style-name="ro1">
          <table:table-cell office:value-type="string" calcext:value-type="string">
            <text:p>$ACHV_BEAT_GAME_NORMAL_TITLE</text:p>
          </table:table-cell>
          <table:table-cell office:value-type="string" calcext:value-type="string">
            <text:p>Ein Gewinner bist du!</text:p>
          </table:table-cell>
        </table:table-row>
        <table:table-row table:style-name="ro1">
          <table:table-cell office:value-type="string" calcext:value-type="string">
            <text:p>$ACHV_BEAT_GAME_PLUS_DESC</text:p>
          </table:table-cell>
          <table:table-cell office:value-type="string" calcext:value-type="string">
            <text:p>Schließe das Spiel in als neues Spiel+ ab</text:p>
          </table:table-cell>
        </table:table-row>
        <table:table-row table:style-name="ro1">
          <table:table-cell office:value-type="string" calcext:value-type="string">
            <text:p>$ACHV_BEAT_GAME_PLUS_TITLE</text:p>
          </table:table-cell>
          <table:table-cell office:value-type="string" calcext:value-type="string">
            <text:p>Ein Gewinner+ bist du!</text:p>
          </table:table-cell>
        </table:table-row>
        <table:table-row table:style-name="ro1">
          <table:table-cell office:value-type="string" calcext:value-type="string">
            <text:p>$ACHV_BEAT_SUPER_SHEEP_NORMAL_DESC</text:p>
          </table:table-cell>
          <table:table-cell office:value-type="string" calcext:value-type="string">
            <text:p>Besiege das Superschaf im Standardspiel</text:p>
          </table:table-cell>
        </table:table-row>
        <table:table-row table:style-name="ro1">
          <table:table-cell office:value-type="string" calcext:value-type="string">
            <text:p>$ACHV_BEAT_SUPER_SHEEP_NORMAL_TITLE</text:p>
          </table:table-cell>
          <table:table-cell office:value-type="string" calcext:value-type="string">
            <text:p>Schafschlächter</text:p>
          </table:table-cell>
        </table:table-row>
        <table:table-row table:style-name="ro1">
          <table:table-cell office:value-type="string" calcext:value-type="string">
            <text:p>$ACHV_BEAT_SUPER_SHEEP_PLUS_DESC</text:p>
          </table:table-cell>
          <table:table-cell office:value-type="string" calcext:value-type="string">
            <text:p>Besiege das Superschaf in einem neuen Spiel+</text:p>
          </table:table-cell>
        </table:table-row>
        <table:table-row table:style-name="ro1">
          <table:table-cell office:value-type="string" calcext:value-type="string">
            <text:p>$ACHV_BEAT_SUPER_SHEEP_PLUS_TITLE</text:p>
          </table:table-cell>
          <table:table-cell office:value-type="string" calcext:value-type="string">
            <text:p>Ultra-Schafschlächter</text:p>
          </table:table-cell>
        </table:table-row>
        <table:table-row table:style-name="ro1">
          <table:table-cell office:value-type="string" calcext:value-type="string">
            <text:p>$ACHV_BOOST_TECH_5_DESC</text:p>
          </table:table-cell>
          <table:table-cell office:value-type="string" calcext:value-type="string">
            <text:p>Verstärke einen Charakter in einem Kampf maximal</text:p>
          </table:table-cell>
        </table:table-row>
        <table:table-row table:style-name="ro1">
          <table:table-cell office:value-type="string" calcext:value-type="string">
            <text:p>$ACHV_BOOST_TECH_5_TITLE</text:p>
          </table:table-cell>
          <table:table-cell office:value-type="string" calcext:value-type="string">
            <text:p>I've Got the Power!</text:p>
          </table:table-cell>
        </table:table-row>
        <table:table-row table:style-name="ro1">
          <table:table-cell office:value-type="string" calcext:value-type="string">
            <text:p>$ACHV_ENDLESS_100_NORMAL_DESC</text:p>
          </table:table-cell>
          <table:table-cell office:value-type="string" calcext:value-type="string">
            <text:p>Erreiche Welle 100 in der Endlos 2 im Standardspiel</text:p>
          </table:table-cell>
        </table:table-row>
        <table:table-row table:style-name="ro1">
          <table:table-cell office:value-type="string" calcext:value-type="string">
            <text:p>$ACHV_ENDLESS_100_NORMAL_TITLE</text:p>
          </table:table-cell>
          <table:table-cell office:value-type="string" calcext:value-type="string">
            <text:p>Ausdauer</text:p>
          </table:table-cell>
        </table:table-row>
        <table:table-row table:style-name="ro1">
          <table:table-cell office:value-type="string" calcext:value-type="string">
            <text:p>$ACHV_ENDLESS_100_PLUS_DESC</text:p>
          </table:table-cell>
          <table:table-cell office:value-type="string" calcext:value-type="string">
            <text:p>Erreiche Welle 100 in der Endlos 2 in einem neuen Spiel+</text:p>
          </table:table-cell>
        </table:table-row>
        <table:table-row table:style-name="ro1">
          <table:table-cell office:value-type="string" calcext:value-type="string">
            <text:p>$ACHV_ENDLESS_100_PLUS_TITLE</text:p>
          </table:table-cell>
          <table:table-cell office:value-type="string" calcext:value-type="string">
            <text:p>Marathon</text:p>
          </table:table-cell>
        </table:table-row>
        <table:table-row table:style-name="ro1">
          <table:table-cell office:value-type="string" calcext:value-type="string">
            <text:p>$ACHV_HAVE_201_STARS_BLUE_DESC</text:p>
          </table:table-cell>
          <table:table-cell office:value-type="string" calcext:value-type="string">
            <text:p>Verdiene 201 blaue Sterne</text:p>
          </table:table-cell>
        </table:table-row>
        <table:table-row table:style-name="ro1">
          <table:table-cell office:value-type="string" calcext:value-type="string">
            <text:p>$ACHV_HAVE_201_STARS_BLUE_TITLE</text:p>
          </table:table-cell>
          <table:table-cell office:value-type="string" calcext:value-type="string">
            <text:p>Vervollständiger</text:p>
          </table:table-cell>
        </table:table-row>
        <table:table-row table:style-name="ro1">
          <table:table-cell office:value-type="string" calcext:value-type="string">
            <text:p>$ACHV_HAVE_201_STARS_GOLD_DESC</text:p>
          </table:table-cell>
          <table:table-cell office:value-type="string" calcext:value-type="string">
            <text:p>Verdiene 201 goldene Sterne</text:p>
          </table:table-cell>
        </table:table-row>
        <table:table-row table:style-name="ro1">
          <table:table-cell office:value-type="string" calcext:value-type="string">
            <text:p>$ACHV_HAVE_201_STARS_GOLD_TITLE</text:p>
          </table:table-cell>
          <table:table-cell office:value-type="string" calcext:value-type="string">
            <text:p>Super-Vervollständiger</text:p>
          </table:table-cell>
        </table:table-row>
        <table:table-row table:style-name="ro1">
          <table:table-cell office:value-type="string" calcext:value-type="string">
            <text:p>$ACHV_HAVE_ALL_ARMOR_UNIQUE_DESC</text:p>
          </table:table-cell>
          <table:table-cell office:value-type="string" calcext:value-type="string">
            <text:p>Verdiene alle einzigartigen Rüstungen im Standardspiel</text:p>
          </table:table-cell>
        </table:table-row>
        <table:table-row table:style-name="ro1">
          <table:table-cell office:value-type="string" calcext:value-type="string">
            <text:p>$ACHV_HAVE_ALL_ARMOR_UNIQUE_TITLE</text:p>
          </table:table-cell>
          <table:table-cell office:value-type="string" calcext:value-type="string">
            <text:p>Schweizer Armeeplatte</text:p>
          </table:table-cell>
        </table:table-row>
        <table:table-row table:style-name="ro1">
          <table:table-cell office:value-type="string" calcext:value-type="string">
            <text:p>$ACHV_HAVE_ALL_BOOKS_NORMAL_DESC</text:p>
          </table:table-cell>
          <table:table-cell office:value-type="string" calcext:value-type="string">
            <text:p>Kriege alle Herausforderungsbücher im Standardspiel</text:p>
          </table:table-cell>
        </table:table-row>
        <table:table-row table:style-name="ro1">
          <table:table-cell office:value-type="string" calcext:value-type="string">
            <text:p>$ACHV_HAVE_ALL_BOOKS_NORMAL_TITLE</text:p>
          </table:table-cell>
          <table:table-cell office:value-type="string" calcext:value-type="string">
            <text:p>Bücherwurm</text:p>
          </table:table-cell>
        </table:table-row>
        <table:table-row table:style-name="ro1">
          <table:table-cell office:value-type="string" calcext:value-type="string">
            <text:p>$ACHV_HAVE_ALL_BOOKS_PLUS_DESC</text:p>
          </table:table-cell>
          <table:table-cell office:value-type="string" calcext:value-type="string">
            <text:p>Kriege alle Herausforderungsbücher in einem neuen Spiel+</text:p>
          </table:table-cell>
        </table:table-row>
        <table:table-row table:style-name="ro1">
          <table:table-cell office:value-type="string" calcext:value-type="string">
            <text:p>$ACHV_HAVE_ALL_BOOKS_PLUS_TITLE</text:p>
          </table:table-cell>
          <table:table-cell office:value-type="string" calcext:value-type="string">
            <text:p>Bücherdrache</text:p>
          </table:table-cell>
        </table:table-row>
        <table:table-row table:style-name="ro1">
          <table:table-cell office:value-type="string" calcext:value-type="string">
            <text:p>$ACHV_HAVE_ALL_CLASSES_DESC</text:p>
          </table:table-cell>
          <table:table-cell office:value-type="string" calcext:value-type="string">
            <text:p>Schalte alle 6 Charakterklassen frei (ohne Bibliothekar)</text:p>
          </table:table-cell>
        </table:table-row>
        <table:table-row table:style-name="ro1">
          <table:table-cell office:value-type="string" calcext:value-type="string">
            <text:p>$ACHV_HAVE_ALL_CLASSES_TITLE</text:p>
          </table:table-cell>
          <table:table-cell office:value-type="string" calcext:value-type="string">
            <text:p>Meine eigene Armee</text:p>
          </table:table-cell>
        </table:table-row>
        <table:table-row table:style-name="ro1">
          <table:table-cell office:value-type="string" calcext:value-type="string">
            <text:p>$ACHV_HAVE_ALL_WEAPONS_UNIQUE_DESC</text:p>
          </table:table-cell>
          <table:table-cell office:value-type="string" calcext:value-type="string">
            <text:p>Verdiene alle einzigartigen Waffen im Standardspiel</text:p>
          </table:table-cell>
        </table:table-row>
        <table:table-row table:style-name="ro1">
          <table:table-cell office:value-type="string" calcext:value-type="string">
            <text:p>$ACHV_HAVE_ALL_WEAPONS_UNIQUE_TITLE</text:p>
          </table:table-cell>
          <table:table-cell office:value-type="string" calcext:value-type="string">
            <text:p>Schweizer Armeeschwert</text:p>
          </table:table-cell>
        </table:table-row>
        <table:table-row table:style-name="ro1">
          <table:table-cell office:value-type="string" calcext:value-type="string">
            <text:p>$ACHV_HAVE_SKILL_LVL_20_DESC</text:p>
          </table:table-cell>
          <table:table-cell office:value-type="string" calcext:value-type="string">
            <text:p>Schalte ein Level-20-Talent frei</text:p>
          </table:table-cell>
        </table:table-row>
        <table:table-row table:style-name="ro1">
          <table:table-cell office:value-type="string" calcext:value-type="string">
            <text:p>$ACHV_HAVE_SKILL_LVL_20_TITLE</text:p>
          </table:table-cell>
          <table:table-cell office:value-type="string" calcext:value-type="string">
            <text:p>Unglaublich talentiert</text:p>
          </table:table-cell>
        </table:table-row>
        <table:table-row table:style-name="ro1">
          <table:table-cell office:value-type="string" calcext:value-type="string">
            <text:p>$ACHV_HERO_MODE_DESC</text:p>
          </table:table-cell>
          <table:table-cell office:value-type="string" calcext:value-type="string">
            <text:p>Schaffe das Standardspiel ohne generische Rekruten</text:p>
          </table:table-cell>
        </table:table-row>
        <table:table-row table:style-name="ro1">
          <table:table-cell office:value-type="string" calcext:value-type="string">
            <text:p>$ACHV_HERO_MODE_PLUS_DESC</text:p>
          </table:table-cell>
          <table:table-cell office:value-type="string" calcext:value-type="string">
            <text:p>Schaffe das neue Spiel+ ohne generische Rekruten</text:p>
          </table:table-cell>
        </table:table-row>
        <table:table-row table:style-name="ro1">
          <table:table-cell office:value-type="string" calcext:value-type="string">
            <text:p>$ACHV_HERO_MODE_PLUS_PLUS_DESC</text:p>
          </table:table-cell>
          <table:table-cell office:value-type="string" calcext:value-type="string">
            <text:p>Verdiene 180 Goldsterne ohne generische Rekruten</text:p>
          </table:table-cell>
        </table:table-row>
        <table:table-row table:style-name="ro1">
          <table:table-cell office:value-type="string" calcext:value-type="string">
            <text:p>$ACHV_HERO_MODE_PLUS_PLUS_TITLE</text:p>
          </table:table-cell>
          <table:table-cell office:value-type="string" calcext:value-type="string">
            <text:p>Heldenmodus++</text:p>
          </table:table-cell>
        </table:table-row>
        <table:table-row table:style-name="ro1">
          <table:table-cell office:value-type="string" calcext:value-type="string">
            <text:p>$ACHV_HERO_MODE_PLUS_TITLE</text:p>
          </table:table-cell>
          <table:table-cell office:value-type="string" calcext:value-type="string">
            <text:p>Heldenmodus+</text:p>
          </table:table-cell>
        </table:table-row>
        <table:table-row table:style-name="ro1">
          <table:table-cell office:value-type="string" calcext:value-type="string">
            <text:p>$ACHV_HERO_MODE_TITLE</text:p>
          </table:table-cell>
          <table:table-cell office:value-type="string" calcext:value-type="string">
            <text:p>Heldenmodus</text:p>
          </table:table-cell>
        </table:table-row>
        <table:table-row table:style-name="ro1">
          <table:table-cell office:value-type="string" calcext:value-type="string">
            <text:p>$ACHV_MENU_ACCESS_DESC</text:p>
          </table:table-cell>
          <table:table-cell office:value-type="string" calcext:value-type="string">
            <text:p>Besuche das Barrierefreiheitsmenü</text:p>
          </table:table-cell>
        </table:table-row>
        <table:table-row table:style-name="ro1">
          <table:table-cell office:value-type="string" calcext:value-type="string">
            <text:p>$ACHV_MENU_ACCESS_TITLE</text:p>
          </table:table-cell>
          <table:table-cell office:value-type="string" calcext:value-type="string">
            <text:p>Keine Barrieren</text:p>
          </table:table-cell>
        </table:table-row>
        <table:table-row table:style-name="ro1">
          <table:table-cell office:value-type="string" calcext:value-type="string">
            <text:p>$ACHV_MENU_CONTROLS_DESC</text:p>
          </table:table-cell>
          <table:table-cell office:value-type="string" calcext:value-type="string">
            <text:p>Besuche das Steuerungsmenü&lt;N&gt;(Optionen-&gt;Steuerung)</text:p>
          </table:table-cell>
        </table:table-row>
        <table:table-row table:style-name="ro1">
          <table:table-cell office:value-type="string" calcext:value-type="string">
            <text:p>$ACHV_MENU_CONTROLS_TITLE</text:p>
          </table:table-cell>
          <table:table-cell office:value-type="string" calcext:value-type="string">
            <text:p>Keine Kontrolle!</text:p>
          </table:table-cell>
        </table:table-row>
        <table:table-row table:style-name="ro1">
          <table:table-cell office:value-type="string" calcext:value-type="string">
            <text:p>$ACHV_MENU_NUL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$ACHV_MENU_TIPS_DESC</text:p>
          </table:table-cell>
          <table:table-cell office:value-type="string" calcext:value-type="string">
            <text:p>Besuche das Tipps-Menü&lt;N&gt;(Oberwelt-&gt;Tipps)</text:p>
          </table:table-cell>
        </table:table-row>
        <table:table-row table:style-name="ro1">
          <table:table-cell office:value-type="string" calcext:value-type="string">
            <text:p>$ACHV_MENU_TIPS_TITLE</text:p>
          </table:table-cell>
          <table:table-cell office:value-type="string" calcext:value-type="string">
            <text:p>Bücher wälzen</text:p>
          </table:table-cell>
        </table:table-row>
        <table:table-row table:style-name="ro1">
          <table:table-cell office:value-type="string" calcext:value-type="string">
            <text:p>$ACHV_UPGRADE_ALL_ARMOR_UNIQUE_DESC</text:p>
          </table:table-cell>
          <table:table-cell office:value-type="string" calcext:value-type="string">
            <text:p>Verbessere alle einzigartigen Rüstungen in einem neuen Spiel+</text:p>
          </table:table-cell>
        </table:table-row>
        <table:table-row table:style-name="ro1">
          <table:table-cell office:value-type="string" calcext:value-type="string">
            <text:p>$ACHV_UPGRADE_ALL_ARMOR_UNIQUE_TITLE</text:p>
          </table:table-cell>
          <table:table-cell office:value-type="string" calcext:value-type="string">
            <text:p>Große Box des Nichtsterbens</text:p>
          </table:table-cell>
        </table:table-row>
        <table:table-row table:style-name="ro1">
          <table:table-cell office:value-type="string" calcext:value-type="string">
            <text:p>$ACHV_UPGRADE_ALL_WEAPONS_UNIQUE_DESC</text:p>
          </table:table-cell>
          <table:table-cell office:value-type="string" calcext:value-type="string">
            <text:p>Verbessere alle einzigartigen Waffen in einem neuen Spiel+</text:p>
          </table:table-cell>
        </table:table-row>
        <table:table-row table:style-name="ro1">
          <table:table-cell office:value-type="string" calcext:value-type="string">
            <text:p>$ACHV_UPGRADE_ALL_WEAPONS_UNIQUE_TITLE</text:p>
          </table:table-cell>
          <table:table-cell office:value-type="string" calcext:value-type="string">
            <text:p>Große Box tötenden Zeugs</text:p>
          </table:table-cell>
        </table:table-row>
        <table:table-row table:style-name="ro1">
          <table:table-cell office:value-type="string" calcext:value-type="string">
            <text:p>$ACHV_USE_TARGETS_DESC</text:p>
          </table:table-cell>
          <table:table-cell office:value-type="string" calcext:value-type="string">
            <text:p>Benutze eine erweiterte Zielfunktion</text:p>
          </table:table-cell>
        </table:table-row>
        <table:table-row table:style-name="ro1">
          <table:table-cell office:value-type="string" calcext:value-type="string">
            <text:p>$ACHV_USE_TARGETS_TITLE</text:p>
          </table:table-cell>
          <table:table-cell office:value-type="string" calcext:value-type="string">
            <text:p>Präzisionszielen</text:p>
          </table:table-cell>
        </table:table-row>
      </table:table>
      <table:table table:name="es-ES" table:style-name="ta1">
        <table:table-column table:style-name="co26" table:number-columns-repeated="33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valu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AZRA_LVL_10_DESC</text:p>
          </table:table-cell>
          <table:table-cell office:value-type="string" calcext:value-type="string">
            <text:p>Alcanza el nivel 10 con la Bibliotecaria</text:p>
          </table:table-cell>
          <table:table-cell table:number-columns-repeated="30"/>
          <table:table-cell table:formula="of:=INDIRECT(ADDRESS(MATCH([.$E2];dsheet4.a1flag Value $achv_azra_lvl_10_title introducción a la biblioteconomía $achv_azra_lvl_10_desc alcanza el nivel 10 con la bibliotecaria $achv_azra_lvl_25_title bibliotecología intermedia $achv_azra_lvl_25_desc alcanza el nivel 25 con la bibliotecaria $achv_have_all_classes_title mi propio ejército personal $achv_have_all_classes_desc desbloquea 6 clases de personajes (sin contar bibliotecaria) $achv_beat_any_extreme_title)))" office:value-type="string" office:string-value="" calcext:value-type="error">
            <text:p>Err:508</text:p>
          </table:table-cell>
        </table:table-row>
        <table:table-row table:style-name="ro1">
          <table:table-cell office:value-type="string" calcext:value-type="string">
            <text:p>$ACHV_AZRA_LVL_10_TITLE</text:p>
          </table:table-cell>
          <table:table-cell office:value-type="string" calcext:value-type="string">
            <text:p>Introducción a la Biblioteconomí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AZRA_LVL_25_DESC</text:p>
          </table:table-cell>
          <table:table-cell office:value-type="string" calcext:value-type="string">
            <text:p>Alcanza el nivel 25 con la Bibliotecari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AZRA_LVL_25_TITLE</text:p>
          </table:table-cell>
          <table:table-cell office:value-type="string" calcext:value-type="string">
            <text:p>Bibliotecología intermedi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AZRA_LVL_40_DESC</text:p>
          </table:table-cell>
          <table:table-cell office:value-type="string" calcext:value-type="string">
            <text:p>Alcanza el nivel 40 con la Bibliotecari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AZRA_LVL_40_TITLE</text:p>
          </table:table-cell>
          <table:table-cell office:value-type="string" calcext:value-type="string">
            <text:p>Bibliotecofísica avanzad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AZRA_LVL_60_DESC</text:p>
          </table:table-cell>
          <table:table-cell office:value-type="string" calcext:value-type="string">
            <text:p>Alcanza el nivel 60 con la Bibliotecari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AZRA_LVL_60_TITLE</text:p>
          </table:table-cell>
          <table:table-cell office:value-type="string" calcext:value-type="string">
            <text:p>Bibliotecomancia superio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ALL_SIDEQUESTS_DESC</text:p>
          </table:table-cell>
          <table:table-cell office:value-type="string" calcext:value-type="string">
            <text:p>Completa todas las misiones secundarias en Nueva partida+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ALL_SIDEQUESTS_TITLE</text:p>
          </table:table-cell>
          <table:table-cell office:value-type="string" calcext:value-type="string">
            <text:p>Un final sin cabos suelto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ANY_EXTREME_DESC</text:p>
          </table:table-cell>
          <table:table-cell office:value-type="string" calcext:value-type="string">
            <text:p>Supera cualquier nivel en Extremo.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ANY_EXTREME_TITLE</text:p>
          </table:table-cell>
          <table:table-cell office:value-type="string" calcext:value-type="string">
            <text:p>¡Has conseguido una estrella dorada!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GAME_NORMAL_DESC</text:p>
          </table:table-cell>
          <table:table-cell office:value-type="string" calcext:value-type="string">
            <text:p>Completa el modo nor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GAME_NORMAL_TITLE</text:p>
          </table:table-cell>
          <table:table-cell office:value-type="string" calcext:value-type="string">
            <text:p>¡Y el ganador es... tú!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GAME_PLUS_DESC</text:p>
          </table:table-cell>
          <table:table-cell office:value-type="string" calcext:value-type="string">
            <text:p>Completa el juego en el modo nueva partida+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GAME_PLUS_TITLE</text:p>
          </table:table-cell>
          <table:table-cell office:value-type="string" calcext:value-type="string">
            <text:p>¡Y el ganador+ es... tú!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SUPER_SHEEP_NORMAL_DESC</text:p>
          </table:table-cell>
          <table:table-cell office:value-type="string" calcext:value-type="string">
            <text:p>Vence a la Superoveja en el modo nor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SUPER_SHEEP_NORMAL_TITLE</text:p>
          </table:table-cell>
          <table:table-cell office:value-type="string" calcext:value-type="string">
            <text:p>Mataoveja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SUPER_SHEEP_PLUS_DESC</text:p>
          </table:table-cell>
          <table:table-cell office:value-type="string" calcext:value-type="string">
            <text:p>Vence a la Superoveja en el modo nueva partida+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EAT_SUPER_SHEEP_PLUS_TITLE</text:p>
          </table:table-cell>
          <table:table-cell office:value-type="string" calcext:value-type="string">
            <text:p>Destrozaoveja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OOST_TECH_5_DESC</text:p>
          </table:table-cell>
          <table:table-cell office:value-type="string" calcext:value-type="string">
            <text:p>Mejora a un personaje hasta el nivel máximo de mejora en una batall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BOOST_TECH_5_TITLE</text:p>
          </table:table-cell>
          <table:table-cell office:value-type="string" calcext:value-type="string">
            <text:p>¡Yo tengo el poder!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ENDLESS_100_NORMAL_DESC</text:p>
          </table:table-cell>
          <table:table-cell office:value-type="string" calcext:value-type="string">
            <text:p>Alcanza la oleada 100 en el Desafío infinito 2 en nor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ENDLESS_100_NORMAL_TITLE</text:p>
          </table:table-cell>
          <table:table-cell office:value-type="string" calcext:value-type="string">
            <text:p>Resistenci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ENDLESS_100_PLUS_DESC</text:p>
          </table:table-cell>
          <table:table-cell office:value-type="string" calcext:value-type="string">
            <text:p>Alcanza la oleada 100 en el Desafío infinito 2 en Nueva partida+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ENDLESS_100_PLUS_TITLE</text:p>
          </table:table-cell>
          <table:table-cell office:value-type="string" calcext:value-type="string">
            <text:p>Marató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201_STARS_BLUE_DESC</text:p>
          </table:table-cell>
          <table:table-cell office:value-type="string" calcext:value-type="string">
            <text:p>Consigue 201 estrellas azule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201_STARS_BLUE_TITLE</text:p>
          </table:table-cell>
          <table:table-cell office:value-type="string" calcext:value-type="string">
            <text:p>Finalizado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201_STARS_GOLD_DESC</text:p>
          </table:table-cell>
          <table:table-cell office:value-type="string" calcext:value-type="string">
            <text:p>Consigue 201 estrellas dorada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201_STARS_GOLD_TITLE</text:p>
          </table:table-cell>
          <table:table-cell office:value-type="string" calcext:value-type="string">
            <text:p>Superfinalizado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ALL_ARMOR_UNIQUE_DESC</text:p>
          </table:table-cell>
          <table:table-cell office:value-type="string" calcext:value-type="string">
            <text:p>Consigue todas las armaduras únicas en el modo nor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ALL_ARMOR_UNIQUE_TITLE</text:p>
          </table:table-cell>
          <table:table-cell office:value-type="string" calcext:value-type="string">
            <text:p>Coraza suiz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ALL_BOOKS_NORMAL_DESC</text:p>
          </table:table-cell>
          <table:table-cell office:value-type="string" calcext:value-type="string">
            <text:p>Consigue todos los libros de los desafíos de Bonus en nor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ALL_BOOKS_NORMAL_TITLE</text:p>
          </table:table-cell>
          <table:table-cell office:value-type="string" calcext:value-type="string">
            <text:p>Gusano de bibliotec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ALL_BOOKS_PLUS_DESC</text:p>
          </table:table-cell>
          <table:table-cell office:value-type="string" calcext:value-type="string">
            <text:p>Consigue todos los libros de Bonus en Nueva partida+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ALL_BOOKS_PLUS_TITLE</text:p>
          </table:table-cell>
          <table:table-cell office:value-type="string" calcext:value-type="string">
            <text:p>Libro del dragó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ALL_CLASSES_DESC</text:p>
          </table:table-cell>
          <table:table-cell office:value-type="string" calcext:value-type="string">
            <text:p>Desbloquea 6 clases de personajes (sin contar Bibliotecaria)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ALL_CLASSES_TITLE</text:p>
          </table:table-cell>
          <table:table-cell office:value-type="string" calcext:value-type="string">
            <text:p>Mi propio ejército person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ALL_WEAPONS_UNIQUE_DESC</text:p>
          </table:table-cell>
          <table:table-cell office:value-type="string" calcext:value-type="string">
            <text:p>Consigue todas las armas únicas en el modo nor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ALL_WEAPONS_UNIQUE_TITLE</text:p>
          </table:table-cell>
          <table:table-cell office:value-type="string" calcext:value-type="string">
            <text:p>Espada suiz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SKILL_LVL_20_DESC</text:p>
          </table:table-cell>
          <table:table-cell office:value-type="string" calcext:value-type="string">
            <text:p>Desbloquea una habilidad de nivel 2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AVE_SKILL_LVL_20_TITLE</text:p>
          </table:table-cell>
          <table:table-cell office:value-type="string" calcext:value-type="string">
            <text:p>Habilidades impresionante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ERO_MODE_DESC</text:p>
          </table:table-cell>
          <table:table-cell office:value-type="string" calcext:value-type="string">
            <text:p>Supera el modo normal sin ningún recluta genérico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ERO_MODE_PLUS_DESC</text:p>
          </table:table-cell>
          <table:table-cell office:value-type="string" calcext:value-type="string">
            <text:p>Supera el juego en nueva partida+ sin ningún recluta genérico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ERO_MODE_PLUS_PLUS_DESC</text:p>
          </table:table-cell>
          <table:table-cell office:value-type="string" calcext:value-type="string">
            <text:p>Consigue 180 estrellas doradas sin ningún recluta genérico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ERO_MODE_PLUS_PLUS_TITLE</text:p>
          </table:table-cell>
          <table:table-cell office:value-type="string" calcext:value-type="string">
            <text:p>Modo héroe++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ERO_MODE_PLUS_TITLE</text:p>
          </table:table-cell>
          <table:table-cell office:value-type="string" calcext:value-type="string">
            <text:p>Modo héroe+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HERO_MODE_TITLE</text:p>
          </table:table-cell>
          <table:table-cell office:value-type="string" calcext:value-type="string">
            <text:p>Modo héro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MENU_ACCESS_DESC</text:p>
          </table:table-cell>
          <table:table-cell office:value-type="string" calcext:value-type="string">
            <text:p>Visita el menú de accesibilidad&lt;N&gt;(opciones-&gt;accesibilidad)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MENU_ACCESS_TITLE</text:p>
          </table:table-cell>
          <table:table-cell office:value-type="string" calcext:value-type="string">
            <text:p>Acceso garantizado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MENU_CONTROLS_DESC</text:p>
          </table:table-cell>
          <table:table-cell office:value-type="string" calcext:value-type="string">
            <text:p>Visita el menú de controles&lt;N&gt;(opciones-&gt;controles)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MENU_CONTROLS_TITLE</text:p>
          </table:table-cell>
          <table:table-cell office:value-type="string" calcext:value-type="string">
            <text:p>¡No me controles!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MENU_NULL</text:p>
          </table:table-cell>
          <table:table-cell office:value-type="string" calcext:value-type="string">
            <text:p>Nul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MENU_TIPS_DESC</text:p>
          </table:table-cell>
          <table:table-cell office:value-type="string" calcext:value-type="string">
            <text:p>Visita el menú de consejos&lt;N&gt;(mapa del mundo-&gt;consejos)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MENU_TIPS_TITLE</text:p>
          </table:table-cell>
          <table:table-cell office:value-type="string" calcext:value-type="string">
            <text:p>Hinca los codo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UPGRADE_ALL_ARMOR_UNIQUE_DESC</text:p>
          </table:table-cell>
          <table:table-cell office:value-type="string" calcext:value-type="string">
            <text:p>Mejora todas las armaduras únicas en Nueva partida+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UPGRADE_ALL_ARMOR_UNIQUE_TITLE</text:p>
          </table:table-cell>
          <table:table-cell office:value-type="string" calcext:value-type="string">
            <text:p>Chismes para sobrevivi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UPGRADE_ALL_WEAPONS_UNIQUE_DESC</text:p>
          </table:table-cell>
          <table:table-cell office:value-type="string" calcext:value-type="string">
            <text:p>Mejora todas las armas únicas en Nueva partida+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UPGRADE_ALL_WEAPONS_UNIQUE_TITLE</text:p>
          </table:table-cell>
          <table:table-cell office:value-type="string" calcext:value-type="string">
            <text:p>Cachivaches para mata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USE_TARGETS_DESC</text:p>
          </table:table-cell>
          <table:table-cell office:value-type="string" calcext:value-type="string">
            <text:p>Usa una opción de fijación de objetivo avanzad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$ACHV_USE_TARGETS_TITLE</text:p>
          </table:table-cell>
          <table:table-cell office:value-type="string" calcext:value-type="string">
            <text:p>Fijación exacta de objetivo</text:p>
          </table:table-cell>
          <table:table-cell table:number-columns-repeated="31"/>
        </table:table-row>
      </table:table>
      <table:table table:name="fr-FR" table:style-name="ta1">
        <table:table-column table:style-name="co26" table:number-columns-repeated="2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$ACHV_AZRA_LVL_10_DESC</text:p>
          </table:table-cell>
          <table:table-cell office:value-type="string" calcext:value-type="string">
            <text:p>Améliorer votre Érudite jusqu'au NIV 10</text:p>
          </table:table-cell>
        </table:table-row>
        <table:table-row table:style-name="ro1">
          <table:table-cell office:value-type="string" calcext:value-type="string">
            <text:p>$ACHV_AZRA_LVL_10_TITLE</text:p>
          </table:table-cell>
          <table:table-cell office:value-type="string" calcext:value-type="string">
            <text:p>La science des bibliothèques</text:p>
          </table:table-cell>
        </table:table-row>
        <table:table-row table:style-name="ro1">
          <table:table-cell office:value-type="string" calcext:value-type="string">
            <text:p>$ACHV_AZRA_LVL_25_DESC</text:p>
          </table:table-cell>
          <table:table-cell office:value-type="string" calcext:value-type="string">
            <text:p>Améliorer votre Érudite jusqu'au NIV 25</text:p>
          </table:table-cell>
        </table:table-row>
        <table:table-row table:style-name="ro1">
          <table:table-cell office:value-type="string" calcext:value-type="string">
            <text:p>$ACHV_AZRA_LVL_25_TITLE</text:p>
          </table:table-cell>
          <table:table-cell office:value-type="string" calcext:value-type="string">
            <text:p>Bibliothècologie</text:p>
          </table:table-cell>
        </table:table-row>
        <table:table-row table:style-name="ro1">
          <table:table-cell office:value-type="string" calcext:value-type="string">
            <text:p>$ACHV_AZRA_LVL_40_DESC</text:p>
          </table:table-cell>
          <table:table-cell office:value-type="string" calcext:value-type="string">
            <text:p>Améliorer votre Érudite jusqu'au NIV 40</text:p>
          </table:table-cell>
        </table:table-row>
        <table:table-row table:style-name="ro1">
          <table:table-cell office:value-type="string" calcext:value-type="string">
            <text:p>$ACHV_AZRA_LVL_40_TITLE</text:p>
          </table:table-cell>
          <table:table-cell office:value-type="string" calcext:value-type="string">
            <text:p>Bibliophysique appliquée</text:p>
          </table:table-cell>
        </table:table-row>
        <table:table-row table:style-name="ro1">
          <table:table-cell office:value-type="string" calcext:value-type="string">
            <text:p>$ACHV_AZRA_LVL_60_DESC</text:p>
          </table:table-cell>
          <table:table-cell office:value-type="string" calcext:value-type="string">
            <text:p>Améliorer votre Érudite jusqu'au NIV 60</text:p>
          </table:table-cell>
        </table:table-row>
        <table:table-row table:style-name="ro1">
          <table:table-cell office:value-type="string" calcext:value-type="string">
            <text:p>$ACHV_AZRA_LVL_60_TITLE</text:p>
          </table:table-cell>
          <table:table-cell office:value-type="string" calcext:value-type="string">
            <text:p>Bibliomancie d'élite</text:p>
          </table:table-cell>
        </table:table-row>
        <table:table-row table:style-name="ro1">
          <table:table-cell office:value-type="string" calcext:value-type="string">
            <text:p>$ACHV_BEAT_ALL_SIDEQUESTS_DESC</text:p>
          </table:table-cell>
          <table:table-cell office:value-type="string" calcext:value-type="string">
            <text:p>Terminer toutes les quêtes secondaires d'une partie+</text:p>
          </table:table-cell>
        </table:table-row>
        <table:table-row table:style-name="ro1">
          <table:table-cell office:value-type="string" calcext:value-type="string">
            <text:p>$ACHV_BEAT_ALL_SIDEQUESTS_TITLE</text:p>
          </table:table-cell>
          <table:table-cell office:value-type="string" calcext:value-type="string">
            <text:p>Dans les moindres détails</text:p>
          </table:table-cell>
        </table:table-row>
        <table:table-row table:style-name="ro1">
          <table:table-cell office:value-type="string" calcext:value-type="string">
            <text:p>$ACHV_BEAT_ANY_EXTREME_DESC</text:p>
          </table:table-cell>
          <table:table-cell office:value-type="string" calcext:value-type="string">
            <text:p>Réussir un niveau en mode Extrême</text:p>
          </table:table-cell>
        </table:table-row>
        <table:table-row table:style-name="ro1">
          <table:table-cell office:value-type="string" calcext:value-type="string">
            <text:p>$ACHV_BEAT_ANY_EXTREME_TITLE</text:p>
          </table:table-cell>
          <table:table-cell office:value-type="string" calcext:value-type="string">
            <text:p>Une Étoile d'Or !</text:p>
          </table:table-cell>
        </table:table-row>
        <table:table-row table:style-name="ro1">
          <table:table-cell office:value-type="string" calcext:value-type="string">
            <text:p>$ACHV_BEAT_GAME_NORMAL_DESC</text:p>
          </table:table-cell>
          <table:table-cell office:value-type="string" calcext:value-type="string">
            <text:p>Terminer le jeu standard</text:p>
          </table:table-cell>
        </table:table-row>
        <table:table-row table:style-name="ro1">
          <table:table-cell office:value-type="string" calcext:value-type="string">
            <text:p>$ACHV_BEAT_GAME_NORMAL_TITLE</text:p>
          </table:table-cell>
          <table:table-cell office:value-type="string" calcext:value-type="string">
            <text:p>Et vous avez gagné !</text:p>
          </table:table-cell>
        </table:table-row>
        <table:table-row table:style-name="ro1">
          <table:table-cell office:value-type="string" calcext:value-type="string">
            <text:p>$ACHV_BEAT_GAME_PLUS_DESC</text:p>
          </table:table-cell>
          <table:table-cell office:value-type="string" calcext:value-type="string">
            <text:p>Terminer le jeu en nouvelle partie+</text:p>
          </table:table-cell>
        </table:table-row>
        <table:table-row table:style-name="ro1">
          <table:table-cell office:value-type="string" calcext:value-type="string">
            <text:p>$ACHV_BEAT_GAME_PLUS_TITLE</text:p>
          </table:table-cell>
          <table:table-cell office:value-type="string" calcext:value-type="string">
            <text:p>Et vous avez gagné+ !</text:p>
          </table:table-cell>
        </table:table-row>
        <table:table-row table:style-name="ro1">
          <table:table-cell office:value-type="string" calcext:value-type="string">
            <text:p>$ACHV_BEAT_SUPER_SHEEP_NORMAL_DESC</text:p>
          </table:table-cell>
          <table:table-cell office:value-type="string" calcext:value-type="string">
            <text:p>Vaincre le Super Mouton en mode standard</text:p>
          </table:table-cell>
        </table:table-row>
        <table:table-row table:style-name="ro1">
          <table:table-cell office:value-type="string" calcext:value-type="string">
            <text:p>$ACHV_BEAT_SUPER_SHEEP_NORMAL_TITLE</text:p>
          </table:table-cell>
          <table:table-cell office:value-type="string" calcext:value-type="string">
            <text:p>Tueur de mouton</text:p>
          </table:table-cell>
        </table:table-row>
        <table:table-row table:style-name="ro1">
          <table:table-cell office:value-type="string" calcext:value-type="string">
            <text:p>$ACHV_BEAT_SUPER_SHEEP_PLUS_DESC</text:p>
          </table:table-cell>
          <table:table-cell office:value-type="string" calcext:value-type="string">
            <text:p>Vaincre le Super Mouton en mode nouvelle partie+</text:p>
          </table:table-cell>
        </table:table-row>
        <table:table-row table:style-name="ro1">
          <table:table-cell office:value-type="string" calcext:value-type="string">
            <text:p>$ACHV_BEAT_SUPER_SHEEP_PLUS_TITLE</text:p>
          </table:table-cell>
          <table:table-cell office:value-type="string" calcext:value-type="string">
            <text:p>Ultra tueur de mouton</text:p>
          </table:table-cell>
        </table:table-row>
        <table:table-row table:style-name="ro1">
          <table:table-cell office:value-type="string" calcext:value-type="string">
            <text:p>$ACHV_BOOST_TECH_5_DESC</text:p>
          </table:table-cell>
          <table:table-cell office:value-type="string" calcext:value-type="string">
            <text:p>Au combat, booster un défenseur au niveau maximum</text:p>
          </table:table-cell>
        </table:table-row>
        <table:table-row table:style-name="ro1">
          <table:table-cell office:value-type="string" calcext:value-type="string">
            <text:p>$ACHV_BOOST_TECH_5_TITLE</text:p>
          </table:table-cell>
          <table:table-cell office:value-type="string" calcext:value-type="string">
            <text:p>Je suis tout-puissant !</text:p>
          </table:table-cell>
        </table:table-row>
        <table:table-row table:style-name="ro1">
          <table:table-cell office:value-type="string" calcext:value-type="string">
            <text:p>$ACHV_ENDLESS_100_NORMAL_DESC</text:p>
          </table:table-cell>
          <table:table-cell office:value-type="string" calcext:value-type="string">
            <text:p>Atteindre la vague 100 en mode Défi Infini 2 d'une partie standard</text:p>
          </table:table-cell>
        </table:table-row>
        <table:table-row table:style-name="ro1">
          <table:table-cell office:value-type="string" calcext:value-type="string">
            <text:p>$ACHV_ENDLESS_100_NORMAL_TITLE</text:p>
          </table:table-cell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$ACHV_ENDLESS_100_PLUS_DESC</text:p>
          </table:table-cell>
          <table:table-cell office:value-type="string" calcext:value-type="string">
            <text:p>Atteindre la vague 100 en mode Défi Infini 2 d'une partie+</text:p>
          </table:table-cell>
        </table:table-row>
        <table:table-row table:style-name="ro1">
          <table:table-cell office:value-type="string" calcext:value-type="string">
            <text:p>$ACHV_ENDLESS_100_PLUS_TITLE</text:p>
          </table:table-cell>
          <table:table-cell office:value-type="string" calcext:value-type="string">
            <text:p>Marathon</text:p>
          </table:table-cell>
        </table:table-row>
        <table:table-row table:style-name="ro1">
          <table:table-cell office:value-type="string" calcext:value-type="string">
            <text:p>$ACHV_HAVE_201_STARS_BLUE_DESC</text:p>
          </table:table-cell>
          <table:table-cell office:value-type="string" calcext:value-type="string">
            <text:p>Obtenir 201 Étoiles Bleues</text:p>
          </table:table-cell>
        </table:table-row>
        <table:table-row table:style-name="ro1">
          <table:table-cell office:value-type="string" calcext:value-type="string">
            <text:p>$ACHV_HAVE_201_STARS_BLUE_TITLE</text:p>
          </table:table-cell>
          <table:table-cell office:value-type="string" calcext:value-type="string">
            <text:p>Complétiste</text:p>
          </table:table-cell>
        </table:table-row>
        <table:table-row table:style-name="ro1">
          <table:table-cell office:value-type="string" calcext:value-type="string">
            <text:p>$ACHV_HAVE_201_STARS_GOLD_DESC</text:p>
          </table:table-cell>
          <table:table-cell office:value-type="string" calcext:value-type="string">
            <text:p>Obtenir 201 Étoiles d'Or</text:p>
          </table:table-cell>
        </table:table-row>
        <table:table-row table:style-name="ro1">
          <table:table-cell office:value-type="string" calcext:value-type="string">
            <text:p>$ACHV_HAVE_201_STARS_GOLD_TITLE</text:p>
          </table:table-cell>
          <table:table-cell office:value-type="string" calcext:value-type="string">
            <text:p>Super complétiste</text:p>
          </table:table-cell>
        </table:table-row>
        <table:table-row table:style-name="ro1">
          <table:table-cell office:value-type="string" calcext:value-type="string">
            <text:p>$ACHV_HAVE_ALL_ARMOR_UNIQUE_DESC</text:p>
          </table:table-cell>
          <table:table-cell office:value-type="string" calcext:value-type="string">
            <text:p>Posséder toutes les armures uniques d'une partie standard</text:p>
          </table:table-cell>
        </table:table-row>
        <table:table-row table:style-name="ro1">
          <table:table-cell office:value-type="string" calcext:value-type="string">
            <text:p>$ACHV_HAVE_ALL_ARMOR_UNIQUE_TITLE</text:p>
          </table:table-cell>
          <table:table-cell office:value-type="string" calcext:value-type="string">
            <text:p>Plastron suisse</text:p>
          </table:table-cell>
        </table:table-row>
        <table:table-row table:style-name="ro1">
          <table:table-cell office:value-type="string" calcext:value-type="string">
            <text:p>$ACHV_HAVE_ALL_BOOKS_NORMAL_DESC</text:p>
          </table:table-cell>
          <table:table-cell office:value-type="string" calcext:value-type="string">
            <text:p>Posséder tous les livres des défis bonus d'une partie standard</text:p>
          </table:table-cell>
        </table:table-row>
        <table:table-row table:style-name="ro1">
          <table:table-cell office:value-type="string" calcext:value-type="string">
            <text:p>$ACHV_HAVE_ALL_BOOKS_NORMAL_TITLE</text:p>
          </table:table-cell>
          <table:table-cell office:value-type="string" calcext:value-type="string">
            <text:p>Rat de bibliothèque</text:p>
          </table:table-cell>
        </table:table-row>
        <table:table-row table:style-name="ro1">
          <table:table-cell office:value-type="string" calcext:value-type="string">
            <text:p>$ACHV_HAVE_ALL_BOOKS_PLUS_DESC</text:p>
          </table:table-cell>
          <table:table-cell office:value-type="string" calcext:value-type="string">
            <text:p>Posséder tous les livres des défis bonus d'une nouvelle partie+</text:p>
          </table:table-cell>
        </table:table-row>
        <table:table-row table:style-name="ro1">
          <table:table-cell office:value-type="string" calcext:value-type="string">
            <text:p>$ACHV_HAVE_ALL_BOOKS_PLUS_TITLE</text:p>
          </table:table-cell>
          <table:table-cell office:value-type="string" calcext:value-type="string">
            <text:p>Dragon de bibliothèque</text:p>
          </table:table-cell>
        </table:table-row>
        <table:table-row table:style-name="ro1">
          <table:table-cell office:value-type="string" calcext:value-type="string">
            <text:p>$ACHV_HAVE_ALL_CLASSES_DESC</text:p>
          </table:table-cell>
          <table:table-cell office:value-type="string" calcext:value-type="string">
            <text:p>Déverrouiller les 6 classes de défenseurs</text:p>
          </table:table-cell>
        </table:table-row>
        <table:table-row table:style-name="ro1">
          <table:table-cell office:value-type="string" calcext:value-type="string">
            <text:p>$ACHV_HAVE_ALL_CLASSES_TITLE</text:p>
          </table:table-cell>
          <table:table-cell office:value-type="string" calcext:value-type="string">
            <text:p>Mon armée personnelle</text:p>
          </table:table-cell>
        </table:table-row>
        <table:table-row table:style-name="ro1">
          <table:table-cell office:value-type="string" calcext:value-type="string">
            <text:p>$ACHV_HAVE_ALL_WEAPONS_UNIQUE_DESC</text:p>
          </table:table-cell>
          <table:table-cell office:value-type="string" calcext:value-type="string">
            <text:p>Posséder toutes les armes uniques d'une partie standard</text:p>
          </table:table-cell>
        </table:table-row>
        <table:table-row table:style-name="ro1">
          <table:table-cell office:value-type="string" calcext:value-type="string">
            <text:p>$ACHV_HAVE_ALL_WEAPONS_UNIQUE_TITLE</text:p>
          </table:table-cell>
          <table:table-cell office:value-type="string" calcext:value-type="string">
            <text:p>Couteau suisse</text:p>
          </table:table-cell>
        </table:table-row>
        <table:table-row table:style-name="ro1">
          <table:table-cell office:value-type="string" calcext:value-type="string">
            <text:p>$ACHV_HAVE_SKILL_LVL_20_DESC</text:p>
          </table:table-cell>
          <table:table-cell office:value-type="string" calcext:value-type="string">
            <text:p>Déverrouiller une compétence de niveau 20</text:p>
          </table:table-cell>
        </table:table-row>
        <table:table-row table:style-name="ro1">
          <table:table-cell office:value-type="string" calcext:value-type="string">
            <text:p>$ACHV_HAVE_SKILL_LVL_20_TITLE</text:p>
          </table:table-cell>
          <table:table-cell office:value-type="string" calcext:value-type="string">
            <text:p>Hyper compétent</text:p>
          </table:table-cell>
        </table:table-row>
        <table:table-row table:style-name="ro1">
          <table:table-cell office:value-type="string" calcext:value-type="string">
            <text:p>$ACHV_HERO_MODE_DESC</text:p>
          </table:table-cell>
          <table:table-cell office:value-type="string" calcext:value-type="string">
            <text:p>Terminer le jeu standard sans recruter d'unité générique</text:p>
          </table:table-cell>
        </table:table-row>
        <table:table-row table:style-name="ro1">
          <table:table-cell office:value-type="string" calcext:value-type="string">
            <text:p>$ACHV_HERO_MODE_PLUS_DESC</text:p>
          </table:table-cell>
          <table:table-cell office:value-type="string" calcext:value-type="string">
            <text:p>Terminer le jeu en partie+ sans recruter d'unité générique</text:p>
          </table:table-cell>
        </table:table-row>
        <table:table-row table:style-name="ro1">
          <table:table-cell office:value-type="string" calcext:value-type="string">
            <text:p>$ACHV_HERO_MODE_PLUS_PLUS_DESC</text:p>
          </table:table-cell>
          <table:table-cell office:value-type="string" calcext:value-type="string">
            <text:p>Obtenir 180 Étoiles d'Or sans recruter d'unité générique*Le Mode Hero++ est très difficile, nous recommandons d'augmenter les gains d'EXP de 300 % dans le menu options !</text:p>
          </table:table-cell>
        </table:table-row>
        <table:table-row table:style-name="ro1">
          <table:table-cell office:value-type="string" calcext:value-type="string">
            <text:p>$ACHV_HERO_MODE_PLUS_PLUS_TITLE</text:p>
          </table:table-cell>
          <table:table-cell office:value-type="string" calcext:value-type="string">
            <text:p>Mode Hero++</text:p>
          </table:table-cell>
        </table:table-row>
        <table:table-row table:style-name="ro1">
          <table:table-cell office:value-type="string" calcext:value-type="string">
            <text:p>$ACHV_HERO_MODE_PLUS_TITLE</text:p>
          </table:table-cell>
          <table:table-cell office:value-type="string" calcext:value-type="string">
            <text:p>Mode Hero+</text:p>
          </table:table-cell>
        </table:table-row>
        <table:table-row table:style-name="ro1">
          <table:table-cell office:value-type="string" calcext:value-type="string">
            <text:p>$ACHV_HERO_MODE_TITLE</text:p>
          </table:table-cell>
          <table:table-cell office:value-type="string" calcext:value-type="string">
            <text:p>Mode Hero</text:p>
          </table:table-cell>
        </table:table-row>
        <table:table-row table:style-name="ro1">
          <table:table-cell office:value-type="string" calcext:value-type="string">
            <text:p>$ACHV_MENU_ACCESS_DESC</text:p>
          </table:table-cell>
          <table:table-cell office:value-type="string" calcext:value-type="string">
            <text:p>Visiter le menu Accessibilité&lt;N&gt;(options-&gt;accessibilité)</text:p>
          </table:table-cell>
        </table:table-row>
        <table:table-row table:style-name="ro1">
          <table:table-cell office:value-type="string" calcext:value-type="string">
            <text:p>$ACHV_MENU_ACCESS_TITLE</text:p>
          </table:table-cell>
          <table:table-cell office:value-type="string" calcext:value-type="string">
            <text:p>Accessible</text:p>
          </table:table-cell>
        </table:table-row>
        <table:table-row table:style-name="ro1">
          <table:table-cell office:value-type="string" calcext:value-type="string">
            <text:p>$ACHV_MENU_CONTROLS_DESC</text:p>
          </table:table-cell>
          <table:table-cell office:value-type="string" calcext:value-type="string">
            <text:p>Visiter le menu Contrôles&lt;N&gt;(options-&gt;contrôles)</text:p>
          </table:table-cell>
        </table:table-row>
        <table:table-row table:style-name="ro1">
          <table:table-cell office:value-type="string" calcext:value-type="string">
            <text:p>$ACHV_MENU_CONTROLS_TITLE</text:p>
          </table:table-cell>
          <table:table-cell office:value-type="string" calcext:value-type="string">
            <text:p>On ne me contrôle pas !</text:p>
          </table:table-cell>
        </table:table-row>
        <table:table-row table:style-name="ro1">
          <table:table-cell office:value-type="string" calcext:value-type="string">
            <text:p>$ACHV_MENU_NUL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$ACHV_MENU_TIPS_DESC</text:p>
          </table:table-cell>
          <table:table-cell office:value-type="string" calcext:value-type="string">
            <text:p>Visiter le menu Astuces&lt;N&gt;(monde-&gt;astuces)</text:p>
          </table:table-cell>
        </table:table-row>
        <table:table-row table:style-name="ro1">
          <table:table-cell office:value-type="string" calcext:value-type="string">
            <text:p>$ACHV_MENU_TIPS_TITLE</text:p>
          </table:table-cell>
          <table:table-cell office:value-type="string" calcext:value-type="string">
            <text:p>Le nez dans les bouquins</text:p>
          </table:table-cell>
        </table:table-row>
        <table:table-row table:style-name="ro1">
          <table:table-cell office:value-type="string" calcext:value-type="string">
            <text:p>$ACHV_UPGRADE_ALL_ARMOR_UNIQUE_DESC</text:p>
          </table:table-cell>
          <table:table-cell office:value-type="string" calcext:value-type="string">
            <text:p>Améliorer toutes les armures uniques d'une nouvelle partie+</text:p>
          </table:table-cell>
        </table:table-row>
        <table:table-row table:style-name="ro1">
          <table:table-cell office:value-type="string" calcext:value-type="string">
            <text:p>$ACHV_UPGRADE_ALL_ARMOR_UNIQUE_TITLE</text:p>
          </table:table-cell>
          <table:table-cell office:value-type="string" calcext:value-type="string">
            <text:p>J'veux pas mourir !</text:p>
          </table:table-cell>
        </table:table-row>
        <table:table-row table:style-name="ro1">
          <table:table-cell office:value-type="string" calcext:value-type="string">
            <text:p>$ACHV_UPGRADE_ALL_WEAPONS_UNIQUE_DESC</text:p>
          </table:table-cell>
          <table:table-cell office:value-type="string" calcext:value-type="string">
            <text:p>Améliorer toutes les armes uniques d'une nouvelle partie+</text:p>
          </table:table-cell>
        </table:table-row>
        <table:table-row table:style-name="ro1">
          <table:table-cell office:value-type="string" calcext:value-type="string">
            <text:p>$ACHV_UPGRADE_ALL_WEAPONS_UNIQUE_TITLE</text:p>
          </table:table-cell>
          <table:table-cell office:value-type="string" calcext:value-type="string">
            <text:p>Un max de trucs qui tuent</text:p>
          </table:table-cell>
        </table:table-row>
        <table:table-row table:style-name="ro1">
          <table:table-cell office:value-type="string" calcext:value-type="string">
            <text:p>$ACHV_USE_TARGETS_DESC</text:p>
          </table:table-cell>
          <table:table-cell office:value-type="string" calcext:value-type="string">
            <text:p>Utiliser une option de ciblage avancé</text:p>
          </table:table-cell>
        </table:table-row>
        <table:table-row table:style-name="ro1">
          <table:table-cell office:value-type="string" calcext:value-type="string">
            <text:p>$ACHV_USE_TARGETS_TITLE</text:p>
          </table:table-cell>
          <table:table-cell office:value-type="string" calcext:value-type="string">
            <text:p>Ciblage de précision</text:p>
          </table:table-cell>
        </table:table-row>
      </table:table>
      <table:table table:name="it-IT" table:style-name="ta1">
        <table:table-column table:style-name="co26" table:number-columns-repeated="2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$ACHV_AZRA_LVL_10_DESC</text:p>
          </table:table-cell>
          <table:table-cell office:value-type="string" calcext:value-type="string">
            <text:p>Raggiungi il LIV 10 con la tua bibliotecaria</text:p>
          </table:table-cell>
        </table:table-row>
        <table:table-row table:style-name="ro1">
          <table:table-cell office:value-type="string" calcext:value-type="string">
            <text:p>$ACHV_AZRA_LVL_10_TITLE</text:p>
          </table:table-cell>
          <table:table-cell office:value-type="string" calcext:value-type="string">
            <text:p>Introduzione alle scienze bibliotecarie</text:p>
          </table:table-cell>
        </table:table-row>
        <table:table-row table:style-name="ro1">
          <table:table-cell office:value-type="string" calcext:value-type="string">
            <text:p>$ACHV_AZRA_LVL_25_DESC</text:p>
          </table:table-cell>
          <table:table-cell office:value-type="string" calcext:value-type="string">
            <text:p>Raggiungi il LIV 25 con la tua bibliotecaria</text:p>
          </table:table-cell>
        </table:table-row>
        <table:table-row table:style-name="ro1">
          <table:table-cell office:value-type="string" calcext:value-type="string">
            <text:p>$ACHV_AZRA_LVL_25_TITLE</text:p>
          </table:table-cell>
          <table:table-cell office:value-type="string" calcext:value-type="string">
            <text:p>Bibliologia Intermedia</text:p>
          </table:table-cell>
        </table:table-row>
        <table:table-row table:style-name="ro1">
          <table:table-cell office:value-type="string" calcext:value-type="string">
            <text:p>$ACHV_AZRA_LVL_40_DESC</text:p>
          </table:table-cell>
          <table:table-cell office:value-type="string" calcext:value-type="string">
            <text:p>Raggiungi il LIV 40 con la tua bibliotecaria</text:p>
          </table:table-cell>
        </table:table-row>
        <table:table-row table:style-name="ro1">
          <table:table-cell office:value-type="string" calcext:value-type="string">
            <text:p>$ACHV_AZRA_LVL_40_TITLE</text:p>
          </table:table-cell>
          <table:table-cell office:value-type="string" calcext:value-type="string">
            <text:p>Bibliofisica Avanzata</text:p>
          </table:table-cell>
        </table:table-row>
        <table:table-row table:style-name="ro1">
          <table:table-cell office:value-type="string" calcext:value-type="string">
            <text:p>$ACHV_AZRA_LVL_60_DESC</text:p>
          </table:table-cell>
          <table:table-cell office:value-type="string" calcext:value-type="string">
            <text:p>Raggiungi il LIV 60 con la tua bibliotecaria</text:p>
          </table:table-cell>
        </table:table-row>
        <table:table-row table:style-name="ro1">
          <table:table-cell office:value-type="string" calcext:value-type="string">
            <text:p>$ACHV_AZRA_LVL_60_TITLE</text:p>
          </table:table-cell>
          <table:table-cell office:value-type="string" calcext:value-type="string">
            <text:p>Bibliomanzia d'elite</text:p>
          </table:table-cell>
        </table:table-row>
        <table:table-row table:style-name="ro1">
          <table:table-cell office:value-type="string" calcext:value-type="string">
            <text:p>$ACHV_BEAT_ALL_SIDEQUESTS_DESC</text:p>
          </table:table-cell>
          <table:table-cell office:value-type="string" calcext:value-type="string">
            <text:p>Completa tutte le missioni secondarie in NP+</text:p>
          </table:table-cell>
        </table:table-row>
        <table:table-row table:style-name="ro1">
          <table:table-cell office:value-type="string" calcext:value-type="string">
            <text:p>$ACHV_BEAT_ALL_SIDEQUESTS_TITLE</text:p>
          </table:table-cell>
          <table:table-cell office:value-type="string" calcext:value-type="string">
            <text:p>Niente in sospeso</text:p>
          </table:table-cell>
        </table:table-row>
        <table:table-row table:style-name="ro1">
          <table:table-cell office:value-type="string" calcext:value-type="string">
            <text:p>$ACHV_BEAT_ANY_EXTREME_DESC</text:p>
          </table:table-cell>
          <table:table-cell office:value-type="string" calcext:value-type="string">
            <text:p>Completa un livello in modalità Estrema.</text:p>
          </table:table-cell>
        </table:table-row>
        <table:table-row table:style-name="ro1">
          <table:table-cell office:value-type="string" calcext:value-type="string">
            <text:p>$ACHV_BEAT_ANY_EXTREME_TITLE</text:p>
          </table:table-cell>
          <table:table-cell office:value-type="string" calcext:value-type="string">
            <text:p>Medaglia D'oro!</text:p>
          </table:table-cell>
        </table:table-row>
        <table:table-row table:style-name="ro1">
          <table:table-cell office:value-type="string" calcext:value-type="string">
            <text:p>$ACHV_BEAT_GAME_NORMAL_DESC</text:p>
          </table:table-cell>
          <table:table-cell office:value-type="string" calcext:value-type="string">
            <text:p>Completa una partita normale</text:p>
          </table:table-cell>
        </table:table-row>
        <table:table-row table:style-name="ro1">
          <table:table-cell office:value-type="string" calcext:value-type="string">
            <text:p>$ACHV_BEAT_GAME_NORMAL_TITLE</text:p>
          </table:table-cell>
          <table:table-cell office:value-type="string" calcext:value-type="string">
            <text:p>E il vincitore è... tu!</text:p>
          </table:table-cell>
        </table:table-row>
        <table:table-row table:style-name="ro1">
          <table:table-cell office:value-type="string" calcext:value-type="string">
            <text:p>$ACHV_BEAT_GAME_PLUS_DESC</text:p>
          </table:table-cell>
          <table:table-cell office:value-type="string" calcext:value-type="string">
            <text:p>Completa la partita in modalità NP+</text:p>
          </table:table-cell>
        </table:table-row>
        <table:table-row table:style-name="ro1">
          <table:table-cell office:value-type="string" calcext:value-type="string">
            <text:p>$ACHV_BEAT_GAME_PLUS_TITLE</text:p>
          </table:table-cell>
          <table:table-cell office:value-type="string" calcext:value-type="string">
            <text:p>E il vincitore è... tu+!</text:p>
          </table:table-cell>
        </table:table-row>
        <table:table-row table:style-name="ro1">
          <table:table-cell office:value-type="string" calcext:value-type="string">
            <text:p>$ACHV_BEAT_SUPER_SHEEP_NORMAL_DESC</text:p>
          </table:table-cell>
          <table:table-cell office:value-type="string" calcext:value-type="string">
            <text:p>Sconfiggi la Super Pecora in una partita normale</text:p>
          </table:table-cell>
        </table:table-row>
        <table:table-row table:style-name="ro1">
          <table:table-cell office:value-type="string" calcext:value-type="string">
            <text:p>$ACHV_BEAT_SUPER_SHEEP_NORMAL_TITLE</text:p>
          </table:table-cell>
          <table:table-cell office:value-type="string" calcext:value-type="string">
            <text:p>Cacciatore di Pecore</text:p>
          </table:table-cell>
        </table:table-row>
        <table:table-row table:style-name="ro1">
          <table:table-cell office:value-type="string" calcext:value-type="string">
            <text:p>$ACHV_BEAT_SUPER_SHEEP_PLUS_DESC</text:p>
          </table:table-cell>
          <table:table-cell office:value-type="string" calcext:value-type="string">
            <text:p>Sconfiggi la Super Pecora in modalità NP+</text:p>
          </table:table-cell>
        </table:table-row>
        <table:table-row table:style-name="ro1">
          <table:table-cell office:value-type="string" calcext:value-type="string">
            <text:p>$ACHV_BEAT_SUPER_SHEEP_PLUS_TITLE</text:p>
          </table:table-cell>
          <table:table-cell office:value-type="string" calcext:value-type="string">
            <text:p>Super Cacciatore di Pecore</text:p>
          </table:table-cell>
        </table:table-row>
        <table:table-row table:style-name="ro1">
          <table:table-cell office:value-type="string" calcext:value-type="string">
            <text:p>$ACHV_BOOST_TECH_5_DESC</text:p>
          </table:table-cell>
          <table:table-cell office:value-type="string" calcext:value-type="string">
            <text:p>In battaglia, potenzia un personaggio sino al massimo livello</text:p>
          </table:table-cell>
        </table:table-row>
        <table:table-row table:style-name="ro1">
          <table:table-cell office:value-type="string" calcext:value-type="string">
            <text:p>$ACHV_BOOST_TECH_5_TITLE</text:p>
          </table:table-cell>
          <table:table-cell office:value-type="string" calcext:value-type="string">
            <text:p>Io Ho Il Potere!</text:p>
          </table:table-cell>
        </table:table-row>
        <table:table-row table:style-name="ro1">
          <table:table-cell office:value-type="string" calcext:value-type="string">
            <text:p>$ACHV_ENDLESS_100_NORMAL_DESC</text:p>
          </table:table-cell>
          <table:table-cell office:value-type="string" calcext:value-type="string">
            <text:p>Raggiungi la centesima ondata della Sfida Infinita 2 nel gioco normale</text:p>
          </table:table-cell>
        </table:table-row>
        <table:table-row table:style-name="ro1">
          <table:table-cell office:value-type="string" calcext:value-type="string">
            <text:p>$ACHV_ENDLESS_100_NORMAL_TITLE</text:p>
          </table:table-cell>
          <table:table-cell office:value-type="string" calcext:value-type="string">
            <text:p>Resistenza</text:p>
          </table:table-cell>
        </table:table-row>
        <table:table-row table:style-name="ro1">
          <table:table-cell office:value-type="string" calcext:value-type="string">
            <text:p>$ACHV_ENDLESS_100_PLUS_DESC</text:p>
          </table:table-cell>
          <table:table-cell office:value-type="string" calcext:value-type="string">
            <text:p>Raggiungi la centesima ondata della Sfida Infinita 2 in modalità NP+</text:p>
          </table:table-cell>
        </table:table-row>
        <table:table-row table:style-name="ro1">
          <table:table-cell office:value-type="string" calcext:value-type="string">
            <text:p>$ACHV_ENDLESS_100_PLUS_TITLE</text:p>
          </table:table-cell>
          <table:table-cell office:value-type="string" calcext:value-type="string">
            <text:p>Maratona</text:p>
          </table:table-cell>
        </table:table-row>
        <table:table-row table:style-name="ro1">
          <table:table-cell office:value-type="string" calcext:value-type="string">
            <text:p>$ACHV_HAVE_201_STARS_BLUE_DESC</text:p>
          </table:table-cell>
          <table:table-cell office:value-type="string" calcext:value-type="string">
            <text:p>Guadagna 201 stelle blu</text:p>
          </table:table-cell>
        </table:table-row>
        <table:table-row table:style-name="ro1">
          <table:table-cell office:value-type="string" calcext:value-type="string">
            <text:p>$ACHV_HAVE_201_STARS_BLUE_TITLE</text:p>
          </table:table-cell>
          <table:table-cell office:value-type="string" calcext:value-type="string">
            <text:p>Completatore</text:p>
          </table:table-cell>
        </table:table-row>
        <table:table-row table:style-name="ro1">
          <table:table-cell office:value-type="string" calcext:value-type="string">
            <text:p>$ACHV_HAVE_201_STARS_GOLD_DESC</text:p>
          </table:table-cell>
          <table:table-cell office:value-type="string" calcext:value-type="string">
            <text:p>Guadagna 201 medaglie d'oro</text:p>
          </table:table-cell>
        </table:table-row>
        <table:table-row table:style-name="ro1">
          <table:table-cell office:value-type="string" calcext:value-type="string">
            <text:p>$ACHV_HAVE_201_STARS_GOLD_TITLE</text:p>
          </table:table-cell>
          <table:table-cell office:value-type="string" calcext:value-type="string">
            <text:p>Super Completatore</text:p>
          </table:table-cell>
        </table:table-row>
        <table:table-row table:style-name="ro1">
          <table:table-cell office:value-type="string" calcext:value-type="string">
            <text:p>$ACHV_HAVE_ALL_ARMOR_UNIQUE_DESC</text:p>
          </table:table-cell>
          <table:table-cell office:value-type="string" calcext:value-type="string">
            <text:p>Ottieni tutte le armature uniche nel gioco normale</text:p>
          </table:table-cell>
        </table:table-row>
        <table:table-row table:style-name="ro1">
          <table:table-cell office:value-type="string" calcext:value-type="string">
            <text:p>$ACHV_HAVE_ALL_ARMOR_UNIQUE_TITLE</text:p>
          </table:table-cell>
          <table:table-cell office:value-type="string" calcext:value-type="string">
            <text:p>Collezione autunno inverno</text:p>
          </table:table-cell>
        </table:table-row>
        <table:table-row table:style-name="ro1">
          <table:table-cell office:value-type="string" calcext:value-type="string">
            <text:p>$ACHV_HAVE_ALL_BOOKS_NORMAL_DESC</text:p>
          </table:table-cell>
          <table:table-cell office:value-type="string" calcext:value-type="string">
            <text:p>Ottieni tutti i libri dalle sfide bonus nella partita normale</text:p>
          </table:table-cell>
        </table:table-row>
        <table:table-row table:style-name="ro1">
          <table:table-cell office:value-type="string" calcext:value-type="string">
            <text:p>$ACHV_HAVE_ALL_BOOKS_NORMAL_TITLE</text:p>
          </table:table-cell>
          <table:table-cell office:value-type="string" calcext:value-type="string">
            <text:p>Secchione</text:p>
          </table:table-cell>
        </table:table-row>
        <table:table-row table:style-name="ro1">
          <table:table-cell office:value-type="string" calcext:value-type="string">
            <text:p>$ACHV_HAVE_ALL_BOOKS_PLUS_DESC</text:p>
          </table:table-cell>
          <table:table-cell office:value-type="string" calcext:value-type="string">
            <text:p>Ottieni tutti i libri dalle sfide bonus in modalità NP+</text:p>
          </table:table-cell>
        </table:table-row>
        <table:table-row table:style-name="ro1">
          <table:table-cell office:value-type="string" calcext:value-type="string">
            <text:p>$ACHV_HAVE_ALL_BOOKS_PLUS_TITLE</text:p>
          </table:table-cell>
          <table:table-cell office:value-type="string" calcext:value-type="string">
            <text:p>Drago da Biblioteca</text:p>
          </table:table-cell>
        </table:table-row>
        <table:table-row table:style-name="ro1">
          <table:table-cell office:value-type="string" calcext:value-type="string">
            <text:p>$ACHV_HAVE_ALL_CLASSES_DESC</text:p>
          </table:table-cell>
          <table:table-cell office:value-type="string" calcext:value-type="string">
            <text:p>Sblocca tutte e 6 le classi di personaggi (la Bibliotecaria non conta)</text:p>
          </table:table-cell>
        </table:table-row>
        <table:table-row table:style-name="ro1">
          <table:table-cell office:value-type="string" calcext:value-type="string">
            <text:p>$ACHV_HAVE_ALL_CLASSES_TITLE</text:p>
          </table:table-cell>
          <table:table-cell office:value-type="string" calcext:value-type="string">
            <text:p>Il Mio Esercito Personale</text:p>
          </table:table-cell>
        </table:table-row>
        <table:table-row table:style-name="ro1">
          <table:table-cell office:value-type="string" calcext:value-type="string">
            <text:p>$ACHV_HAVE_ALL_WEAPONS_UNIQUE_DESC</text:p>
          </table:table-cell>
          <table:table-cell office:value-type="string" calcext:value-type="string">
            <text:p>Ottieni tutte le armi uniche nel gioco normale</text:p>
          </table:table-cell>
        </table:table-row>
        <table:table-row table:style-name="ro1">
          <table:table-cell office:value-type="string" calcext:value-type="string">
            <text:p>$ACHV_HAVE_ALL_WEAPONS_UNIQUE_TITLE</text:p>
          </table:table-cell>
          <table:table-cell office:value-type="string" calcext:value-type="string">
            <text:p>Coltellone svizzero</text:p>
          </table:table-cell>
        </table:table-row>
        <table:table-row table:style-name="ro1">
          <table:table-cell office:value-type="string" calcext:value-type="string">
            <text:p>$ACHV_HAVE_SKILL_LVL_20_DESC</text:p>
          </table:table-cell>
          <table:table-cell office:value-type="string" calcext:value-type="string">
            <text:p>Sblocca un'abilità di livello 20</text:p>
          </table:table-cell>
        </table:table-row>
        <table:table-row table:style-name="ro1">
          <table:table-cell office:value-type="string" calcext:value-type="string">
            <text:p>$ACHV_HAVE_SKILL_LVL_20_TITLE</text:p>
          </table:table-cell>
          <table:table-cell office:value-type="string" calcext:value-type="string">
            <text:p>Abilità da paura</text:p>
          </table:table-cell>
        </table:table-row>
        <table:table-row table:style-name="ro1">
          <table:table-cell office:value-type="string" calcext:value-type="string">
            <text:p>$ACHV_HERO_MODE_DESC</text:p>
          </table:table-cell>
          <table:table-cell office:value-type="string" calcext:value-type="string">
            <text:p>Finisci il gioco normale senza nessuna recluta generica</text:p>
          </table:table-cell>
        </table:table-row>
        <table:table-row table:style-name="ro1">
          <table:table-cell office:value-type="string" calcext:value-type="string">
            <text:p>$ACHV_HERO_MODE_PLUS_DESC</text:p>
          </table:table-cell>
          <table:table-cell office:value-type="string" calcext:value-type="string">
            <text:p>Finisci il gioco in modalità NP+ senza nessuna recluta generica</text:p>
          </table:table-cell>
        </table:table-row>
        <table:table-row table:style-name="ro1">
          <table:table-cell office:value-type="string" calcext:value-type="string">
            <text:p>$ACHV_HERO_MODE_PLUS_PLUS_DESC</text:p>
          </table:table-cell>
          <table:table-cell office:value-type="string" calcext:value-type="string">
            <text:p>Guadagna 180 medaglie d'oro senza nessuna recluta generica*La Modalità Eroe++ è molto difficile - ti raccomandiamo di aumentare la velocità con cui guadagni esperienza nel menu opzioni!</text:p>
          </table:table-cell>
        </table:table-row>
        <table:table-row table:style-name="ro1">
          <table:table-cell office:value-type="string" calcext:value-type="string">
            <text:p>$ACHV_HERO_MODE_PLUS_PLUS_TITLE</text:p>
          </table:table-cell>
          <table:table-cell office:value-type="string" calcext:value-type="string">
            <text:p>Modalità Eroe++</text:p>
          </table:table-cell>
        </table:table-row>
        <table:table-row table:style-name="ro1">
          <table:table-cell office:value-type="string" calcext:value-type="string">
            <text:p>$ACHV_HERO_MODE_PLUS_TITLE</text:p>
          </table:table-cell>
          <table:table-cell office:value-type="string" calcext:value-type="string">
            <text:p>Modalità Eroe+</text:p>
          </table:table-cell>
        </table:table-row>
        <table:table-row table:style-name="ro1">
          <table:table-cell office:value-type="string" calcext:value-type="string">
            <text:p>$ACHV_HERO_MODE_TITLE</text:p>
          </table:table-cell>
          <table:table-cell office:value-type="string" calcext:value-type="string">
            <text:p>Modalità Eroe</text:p>
          </table:table-cell>
        </table:table-row>
        <table:table-row table:style-name="ro1">
          <table:table-cell office:value-type="string" calcext:value-type="string">
            <text:p>$ACHV_MENU_ACCESS_DESC</text:p>
          </table:table-cell>
          <table:table-cell office:value-type="string" calcext:value-type="string">
            <text:p>Visita il menu accessibilità&lt;N&gt;(opzioni-&gt;accessibilità)</text:p>
          </table:table-cell>
        </table:table-row>
        <table:table-row table:style-name="ro1">
          <table:table-cell office:value-type="string" calcext:value-type="string">
            <text:p>$ACHV_MENU_ACCESS_TITLE</text:p>
          </table:table-cell>
          <table:table-cell office:value-type="string" calcext:value-type="string">
            <text:p>Accesso Illimitato</text:p>
          </table:table-cell>
        </table:table-row>
        <table:table-row table:style-name="ro1">
          <table:table-cell office:value-type="string" calcext:value-type="string">
            <text:p>$ACHV_MENU_CONTROLS_DESC</text:p>
          </table:table-cell>
          <table:table-cell office:value-type="string" calcext:value-type="string">
            <text:p>Visita il menu dei controlli&lt;N&gt;(opzioni-&gt;controlli)</text:p>
          </table:table-cell>
        </table:table-row>
        <table:table-row table:style-name="ro1">
          <table:table-cell office:value-type="string" calcext:value-type="string">
            <text:p>$ACHV_MENU_CONTROLS_TITLE</text:p>
          </table:table-cell>
          <table:table-cell office:value-type="string" calcext:value-type="string">
            <text:p>Non Puoi Controllarmi!</text:p>
          </table:table-cell>
        </table:table-row>
        <table:table-row table:style-name="ro1">
          <table:table-cell office:value-type="string" calcext:value-type="string">
            <text:p>$ACHV_MENU_NUL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$ACHV_MENU_TIPS_DESC</text:p>
          </table:table-cell>
          <table:table-cell office:value-type="string" calcext:value-type="string">
            <text:p>Visita il menu dei consigli&lt;N&gt;(mappa-&gt;consigli)</text:p>
          </table:table-cell>
        </table:table-row>
        <table:table-row table:style-name="ro1">
          <table:table-cell office:value-type="string" calcext:value-type="string">
            <text:p>$ACHV_MENU_TIPS_TITLE</text:p>
          </table:table-cell>
          <table:table-cell office:value-type="string" calcext:value-type="string">
            <text:p>Studiando sodo</text:p>
          </table:table-cell>
        </table:table-row>
        <table:table-row table:style-name="ro1">
          <table:table-cell office:value-type="string" calcext:value-type="string">
            <text:p>$ACHV_UPGRADE_ALL_ARMOR_UNIQUE_DESC</text:p>
          </table:table-cell>
          <table:table-cell office:value-type="string" calcext:value-type="string">
            <text:p>Migliora tutte le armature uniche in modalità NP+</text:p>
          </table:table-cell>
        </table:table-row>
        <table:table-row table:style-name="ro1">
          <table:table-cell office:value-type="string" calcext:value-type="string">
            <text:p>$ACHV_UPGRADE_ALL_ARMOR_UNIQUE_TITLE</text:p>
          </table:table-cell>
          <table:table-cell office:value-type="string" calcext:value-type="string">
            <text:p>Invincibile</text:p>
          </table:table-cell>
        </table:table-row>
        <table:table-row table:style-name="ro1">
          <table:table-cell office:value-type="string" calcext:value-type="string">
            <text:p>$ACHV_UPGRADE_ALL_WEAPONS_UNIQUE_DESC</text:p>
          </table:table-cell>
          <table:table-cell office:value-type="string" calcext:value-type="string">
            <text:p>Migliora tutte le armi uniche in modalità NP+</text:p>
          </table:table-cell>
        </table:table-row>
        <table:table-row table:style-name="ro1">
          <table:table-cell office:value-type="string" calcext:value-type="string">
            <text:p>$ACHV_UPGRADE_ALL_WEAPONS_UNIQUE_TITLE</text:p>
          </table:table-cell>
          <table:table-cell office:value-type="string" calcext:value-type="string">
            <text:p>Tenere lontano dalla portata dei bambini</text:p>
          </table:table-cell>
        </table:table-row>
        <table:table-row table:style-name="ro1">
          <table:table-cell office:value-type="string" calcext:value-type="string">
            <text:p>$ACHV_USE_TARGETS_DESC</text:p>
          </table:table-cell>
          <table:table-cell office:value-type="string" calcext:value-type="string">
            <text:p>Usa un'opzione di attacco avanzato</text:p>
          </table:table-cell>
        </table:table-row>
        <table:table-row table:style-name="ro1">
          <table:table-cell office:value-type="string" calcext:value-type="string">
            <text:p>$ACHV_USE_TARGETS_TITLE</text:p>
          </table:table-cell>
          <table:table-cell office:value-type="string" calcext:value-type="string">
            <text:p>Puntamento di precisione</text:p>
          </table:table-cell>
        </table:table-row>
      </table:table>
      <table:table table:name="ja-JP" table:style-name="ta1">
        <table:table-column table:style-name="co26" table:number-columns-repeated="2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$ACHV_AZRA_LVL_10_DESC</text:p>
          </table:table-cell>
          <table:table-cell office:value-type="string" calcext:value-type="string">
            <text:p>司書のレベルが10になった</text:p>
          </table:table-cell>
        </table:table-row>
        <table:table-row table:style-name="ro1">
          <table:table-cell office:value-type="string" calcext:value-type="string">
            <text:p>$ACHV_AZRA_LVL_10_TITLE</text:p>
          </table:table-cell>
          <table:table-cell office:value-type="string" calcext:value-type="string">
            <text:p>図書館学入門</text:p>
          </table:table-cell>
        </table:table-row>
        <table:table-row table:style-name="ro1">
          <table:table-cell office:value-type="string" calcext:value-type="string">
            <text:p>$ACHV_AZRA_LVL_25_DESC</text:p>
          </table:table-cell>
          <table:table-cell office:value-type="string" calcext:value-type="string">
            <text:p>司書のレベルが25になった</text:p>
          </table:table-cell>
        </table:table-row>
        <table:table-row table:style-name="ro1">
          <table:table-cell office:value-type="string" calcext:value-type="string">
            <text:p>$ACHV_AZRA_LVL_25_TITLE</text:p>
          </table:table-cell>
          <table:table-cell office:value-type="string" calcext:value-type="string">
            <text:p>図書館学中級</text:p>
          </table:table-cell>
        </table:table-row>
        <table:table-row table:style-name="ro1">
          <table:table-cell office:value-type="string" calcext:value-type="string">
            <text:p>$ACHV_AZRA_LVL_40_DESC</text:p>
          </table:table-cell>
          <table:table-cell office:value-type="string" calcext:value-type="string">
            <text:p>司書のレベルが40になった</text:p>
          </table:table-cell>
        </table:table-row>
        <table:table-row table:style-name="ro1">
          <table:table-cell office:value-type="string" calcext:value-type="string">
            <text:p>$ACHV_AZRA_LVL_40_TITLE</text:p>
          </table:table-cell>
          <table:table-cell office:value-type="string" calcext:value-type="string">
            <text:p>上級図書館学</text:p>
          </table:table-cell>
        </table:table-row>
        <table:table-row table:style-name="ro1">
          <table:table-cell office:value-type="string" calcext:value-type="string">
            <text:p>$ACHV_AZRA_LVL_60_DESC</text:p>
          </table:table-cell>
          <table:table-cell office:value-type="string" calcext:value-type="string">
            <text:p>司書のレベルが60になった</text:p>
          </table:table-cell>
        </table:table-row>
        <table:table-row table:style-name="ro1">
          <table:table-cell office:value-type="string" calcext:value-type="string">
            <text:p>$ACHV_AZRA_LVL_60_TITLE</text:p>
          </table:table-cell>
          <table:table-cell office:value-type="string" calcext:value-type="string">
            <text:p>エリート司書</text:p>
          </table:table-cell>
        </table:table-row>
        <table:table-row table:style-name="ro1">
          <table:table-cell office:value-type="string" calcext:value-type="string">
            <text:p>$ACHV_BEAT_ALL_SIDEQUESTS_DESC</text:p>
          </table:table-cell>
          <table:table-cell office:value-type="string" calcext:value-type="string">
            <text:p>ニューゲーム+でサブゲームも攻略した</text:p>
          </table:table-cell>
        </table:table-row>
        <table:table-row table:style-name="ro1">
          <table:table-cell office:value-type="string" calcext:value-type="string">
            <text:p>$ACHV_BEAT_ALL_SIDEQUESTS_TITLE</text:p>
          </table:table-cell>
          <table:table-cell office:value-type="string" calcext:value-type="string">
            <text:p>やり残しナシ</text:p>
          </table:table-cell>
        </table:table-row>
        <table:table-row table:style-name="ro1">
          <table:table-cell office:value-type="string" calcext:value-type="string">
            <text:p>$ACHV_BEAT_ANY_EXTREME_DESC</text:p>
          </table:table-cell>
          <table:table-cell office:value-type="string" calcext:value-type="string">
            <text:p>いずれかのステージで最難度でクリアした</text:p>
          </table:table-cell>
        </table:table-row>
        <table:table-row table:style-name="ro1">
          <table:table-cell office:value-type="string" calcext:value-type="string">
            <text:p>$ACHV_BEAT_ANY_EXTREME_TITLE</text:p>
          </table:table-cell>
          <table:table-cell office:value-type="string" calcext:value-type="string">
            <text:p>ゴールドスター獲得！</text:p>
          </table:table-cell>
        </table:table-row>
        <table:table-row table:style-name="ro1">
          <table:table-cell office:value-type="string" calcext:value-type="string">
            <text:p>$ACHV_BEAT_GAME_NORMAL_DESC</text:p>
          </table:table-cell>
          <table:table-cell office:value-type="string" calcext:value-type="string">
            <text:p>スタンダードゲームを完全攻略した</text:p>
          </table:table-cell>
        </table:table-row>
        <table:table-row table:style-name="ro1">
          <table:table-cell office:value-type="string" calcext:value-type="string">
            <text:p>$ACHV_BEAT_GAME_NORMAL_TITLE</text:p>
          </table:table-cell>
          <table:table-cell office:value-type="string" calcext:value-type="string">
            <text:p>勝者はキミだ！</text:p>
          </table:table-cell>
        </table:table-row>
        <table:table-row table:style-name="ro1">
          <table:table-cell office:value-type="string" calcext:value-type="string">
            <text:p>$ACHV_BEAT_GAME_PLUS_DESC</text:p>
          </table:table-cell>
          <table:table-cell office:value-type="string" calcext:value-type="string">
            <text:p>ニューゲーム+をクリアした</text:p>
          </table:table-cell>
        </table:table-row>
        <table:table-row table:style-name="ro1">
          <table:table-cell office:value-type="string" calcext:value-type="string">
            <text:p>$ACHV_BEAT_GAME_PLUS_TITLE</text:p>
          </table:table-cell>
          <table:table-cell office:value-type="string" calcext:value-type="string">
            <text:p>あなたの勝利+</text:p>
          </table:table-cell>
        </table:table-row>
        <table:table-row table:style-name="ro1">
          <table:table-cell office:value-type="string" calcext:value-type="string">
            <text:p>$ACHV_BEAT_SUPER_SHEEP_NORMAL_DESC</text:p>
          </table:table-cell>
          <table:table-cell office:value-type="string" calcext:value-type="string">
            <text:p>スタンダードゲームでスーパーシープを倒した</text:p>
          </table:table-cell>
        </table:table-row>
        <table:table-row table:style-name="ro1">
          <table:table-cell office:value-type="string" calcext:value-type="string">
            <text:p>$ACHV_BEAT_SUPER_SHEEP_NORMAL_TITLE</text:p>
          </table:table-cell>
          <table:table-cell office:value-type="string" calcext:value-type="string">
            <text:p>シープスレイヤー</text:p>
          </table:table-cell>
        </table:table-row>
        <table:table-row table:style-name="ro1">
          <table:table-cell office:value-type="string" calcext:value-type="string">
            <text:p>$ACHV_BEAT_SUPER_SHEEP_PLUS_DESC</text:p>
          </table:table-cell>
          <table:table-cell office:value-type="string" calcext:value-type="string">
            <text:p>ニューゲーム+でスーパーシープを倒した</text:p>
          </table:table-cell>
        </table:table-row>
        <table:table-row table:style-name="ro1">
          <table:table-cell office:value-type="string" calcext:value-type="string">
            <text:p>$ACHV_BEAT_SUPER_SHEEP_PLUS_TITLE</text:p>
          </table:table-cell>
          <table:table-cell office:value-type="string" calcext:value-type="string">
            <text:p>ウルトラシープスレイヤー</text:p>
          </table:table-cell>
        </table:table-row>
        <table:table-row table:style-name="ro1">
          <table:table-cell office:value-type="string" calcext:value-type="string">
            <text:p>$ACHV_BOOST_TECH_5_DESC</text:p>
          </table:table-cell>
          <table:table-cell office:value-type="string" calcext:value-type="string">
            <text:p>バトルでブーストレベルをMAXにした</text:p>
          </table:table-cell>
        </table:table-row>
        <table:table-row table:style-name="ro1">
          <table:table-cell office:value-type="string" calcext:value-type="string">
            <text:p>$ACHV_BOOST_TECH_5_TITLE</text:p>
          </table:table-cell>
          <table:table-cell office:value-type="string" calcext:value-type="string">
            <text:p>大いなる力</text:p>
          </table:table-cell>
        </table:table-row>
        <table:table-row table:style-name="ro1">
          <table:table-cell office:value-type="string" calcext:value-type="string">
            <text:p>$ACHV_ENDLESS_100_NORMAL_DESC</text:p>
          </table:table-cell>
          <table:table-cell office:value-type="string" calcext:value-type="string">
            <text:p>スタンダードゲームのエンドレス2でwave100に到達した</text:p>
          </table:table-cell>
        </table:table-row>
        <table:table-row table:style-name="ro1">
          <table:table-cell office:value-type="string" calcext:value-type="string">
            <text:p>$ACHV_ENDLESS_100_NORMAL_TITLE</text:p>
          </table:table-cell>
          <table:table-cell office:value-type="string" calcext:value-type="string">
            <text:p>持久力</text:p>
          </table:table-cell>
        </table:table-row>
        <table:table-row table:style-name="ro1">
          <table:table-cell office:value-type="string" calcext:value-type="string">
            <text:p>$ACHV_ENDLESS_100_PLUS_DESC</text:p>
          </table:table-cell>
          <table:table-cell office:value-type="string" calcext:value-type="string">
            <text:p>ニューゲーム+のエンドレス2でwave100に到達した</text:p>
          </table:table-cell>
        </table:table-row>
        <table:table-row table:style-name="ro1">
          <table:table-cell office:value-type="string" calcext:value-type="string">
            <text:p>$ACHV_ENDLESS_100_PLUS_TITLE</text:p>
          </table:table-cell>
          <table:table-cell office:value-type="string" calcext:value-type="string">
            <text:p>マラソン</text:p>
          </table:table-cell>
        </table:table-row>
        <table:table-row table:style-name="ro1">
          <table:table-cell office:value-type="string" calcext:value-type="string">
            <text:p>$ACHV_HAVE_201_STARS_BLUE_DESC</text:p>
          </table:table-cell>
          <table:table-cell office:value-type="string" calcext:value-type="string">
            <text:p>201の青い星を手に入れた</text:p>
          </table:table-cell>
        </table:table-row>
        <table:table-row table:style-name="ro1">
          <table:table-cell office:value-type="string" calcext:value-type="string">
            <text:p>$ACHV_HAVE_201_STARS_BLUE_TITLE</text:p>
          </table:table-cell>
          <table:table-cell office:value-type="string" calcext:value-type="string">
            <text:p>完璧主義者</text:p>
          </table:table-cell>
        </table:table-row>
        <table:table-row table:style-name="ro1">
          <table:table-cell office:value-type="string" calcext:value-type="string">
            <text:p>$ACHV_HAVE_201_STARS_GOLD_DESC</text:p>
          </table:table-cell>
          <table:table-cell office:value-type="string" calcext:value-type="string">
            <text:p>201のゴールドスターを入手した</text:p>
          </table:table-cell>
        </table:table-row>
        <table:table-row table:style-name="ro1">
          <table:table-cell office:value-type="string" calcext:value-type="string">
            <text:p>$ACHV_HAVE_201_STARS_GOLD_TITLE</text:p>
          </table:table-cell>
          <table:table-cell office:value-type="string" calcext:value-type="string">
            <text:p>超完璧主義者</text:p>
          </table:table-cell>
        </table:table-row>
        <table:table-row table:style-name="ro1">
          <table:table-cell office:value-type="string" calcext:value-type="string">
            <text:p>$ACHV_HAVE_ALL_ARMOR_UNIQUE_DESC</text:p>
          </table:table-cell>
          <table:table-cell office:value-type="string" calcext:value-type="string">
            <text:p>スタンダードゲームで特別な鎧をすべて入手した</text:p>
          </table:table-cell>
        </table:table-row>
        <table:table-row table:style-name="ro1">
          <table:table-cell office:value-type="string" calcext:value-type="string">
            <text:p>$ACHV_HAVE_ALL_ARMOR_UNIQUE_TITLE</text:p>
          </table:table-cell>
          <table:table-cell office:value-type="string" calcext:value-type="string">
            <text:p>鎧コレクター</text:p>
          </table:table-cell>
        </table:table-row>
        <table:table-row table:style-name="ro1">
          <table:table-cell office:value-type="string" calcext:value-type="string">
            <text:p>$ACHV_HAVE_ALL_BOOKS_NORMAL_DESC</text:p>
          </table:table-cell>
          <table:table-cell office:value-type="string" calcext:value-type="string">
            <text:p>スタンダードゲームのボーナスチャレンジで本をすべて入手した</text:p>
          </table:table-cell>
        </table:table-row>
        <table:table-row table:style-name="ro1">
          <table:table-cell office:value-type="string" calcext:value-type="string">
            <text:p>$ACHV_HAVE_ALL_BOOKS_NORMAL_TITLE</text:p>
          </table:table-cell>
          <table:table-cell office:value-type="string" calcext:value-type="string">
            <text:p>本の虫</text:p>
          </table:table-cell>
        </table:table-row>
        <table:table-row table:style-name="ro1">
          <table:table-cell office:value-type="string" calcext:value-type="string">
            <text:p>$ACHV_HAVE_ALL_BOOKS_PLUS_DESC</text:p>
          </table:table-cell>
          <table:table-cell office:value-type="string" calcext:value-type="string">
            <text:p>ニューゲーム+のボーナスチャレンジですべての本を入手した</text:p>
          </table:table-cell>
        </table:table-row>
        <table:table-row table:style-name="ro1">
          <table:table-cell office:value-type="string" calcext:value-type="string">
            <text:p>$ACHV_HAVE_ALL_BOOKS_PLUS_TITLE</text:p>
          </table:table-cell>
          <table:table-cell office:value-type="string" calcext:value-type="string">
            <text:p>本の竜</text:p>
          </table:table-cell>
        </table:table-row>
        <table:table-row table:style-name="ro1">
          <table:table-cell office:value-type="string" calcext:value-type="string">
            <text:p>$ACHV_HAVE_ALL_CLASSES_DESC</text:p>
          </table:table-cell>
          <table:table-cell office:value-type="string" calcext:value-type="string">
            <text:p>司書以外で6クラスで戦えるようになった</text:p>
          </table:table-cell>
        </table:table-row>
        <table:table-row table:style-name="ro1">
          <table:table-cell office:value-type="string" calcext:value-type="string">
            <text:p>$ACHV_HAVE_ALL_CLASSES_TITLE</text:p>
          </table:table-cell>
          <table:table-cell office:value-type="string" calcext:value-type="string">
            <text:p>私兵隊</text:p>
          </table:table-cell>
        </table:table-row>
        <table:table-row table:style-name="ro1">
          <table:table-cell office:value-type="string" calcext:value-type="string">
            <text:p>$ACHV_HAVE_ALL_WEAPONS_UNIQUE_DESC</text:p>
          </table:table-cell>
          <table:table-cell office:value-type="string" calcext:value-type="string">
            <text:p>スタンダードゲームで特別な武器をすべて入手した</text:p>
          </table:table-cell>
        </table:table-row>
        <table:table-row table:style-name="ro1">
          <table:table-cell office:value-type="string" calcext:value-type="string">
            <text:p>$ACHV_HAVE_ALL_WEAPONS_UNIQUE_TITLE</text:p>
          </table:table-cell>
          <table:table-cell office:value-type="string" calcext:value-type="string">
            <text:p>武器コレクター</text:p>
          </table:table-cell>
        </table:table-row>
        <table:table-row table:style-name="ro1">
          <table:table-cell office:value-type="string" calcext:value-type="string">
            <text:p>$ACHV_HAVE_SKILL_LVL_20_DESC</text:p>
          </table:table-cell>
          <table:table-cell office:value-type="string" calcext:value-type="string">
            <text:p>レベル20のスキルを解除した</text:p>
          </table:table-cell>
        </table:table-row>
        <table:table-row table:style-name="ro1">
          <table:table-cell office:value-type="string" calcext:value-type="string">
            <text:p>$ACHV_HAVE_SKILL_LVL_20_TITLE</text:p>
          </table:table-cell>
          <table:table-cell office:value-type="string" calcext:value-type="string">
            <text:p>マッドスキル</text:p>
          </table:table-cell>
        </table:table-row>
        <table:table-row table:style-name="ro1">
          <table:table-cell office:value-type="string" calcext:value-type="string">
            <text:p>$ACHV_HERO_MODE_DESC</text:p>
          </table:table-cell>
          <table:table-cell office:value-type="string" calcext:value-type="string">
            <text:p>味方を雇用せずスタンダードゲームをクリアした</text:p>
          </table:table-cell>
        </table:table-row>
        <table:table-row table:style-name="ro1">
          <table:table-cell office:value-type="string" calcext:value-type="string">
            <text:p>$ACHV_HERO_MODE_PLUS_DESC</text:p>
          </table:table-cell>
          <table:table-cell office:value-type="string" calcext:value-type="string">
            <text:p>味方を雇用せずニューゲーム+をクリアした</text:p>
          </table:table-cell>
        </table:table-row>
        <table:table-row table:style-name="ro1">
          <table:table-cell office:value-type="string" calcext:value-type="string">
            <text:p>$ACHV_HERO_MODE_PLUS_PLUS_DESC</text:p>
          </table:table-cell>
          <table:table-cell office:value-type="string" calcext:value-type="string">
            <text:p>味方を雇用せず180のゴールドスターを入手した*ヒーロー・モード++はとても難しいので、経験値を300%に増やすことをお勧めします。</text:p>
          </table:table-cell>
        </table:table-row>
        <table:table-row table:style-name="ro1">
          <table:table-cell office:value-type="string" calcext:value-type="string">
            <text:p>$ACHV_HERO_MODE_PLUS_PLUS_TITLE</text:p>
          </table:table-cell>
          <table:table-cell office:value-type="string" calcext:value-type="string">
            <text:p>ヒーローモード++</text:p>
          </table:table-cell>
        </table:table-row>
        <table:table-row table:style-name="ro1">
          <table:table-cell office:value-type="string" calcext:value-type="string">
            <text:p>$ACHV_HERO_MODE_PLUS_TITLE</text:p>
          </table:table-cell>
          <table:table-cell office:value-type="string" calcext:value-type="string">
            <text:p>ヒーローモード+</text:p>
          </table:table-cell>
        </table:table-row>
        <table:table-row table:style-name="ro1">
          <table:table-cell office:value-type="string" calcext:value-type="string">
            <text:p>$ACHV_HERO_MODE_TITLE</text:p>
          </table:table-cell>
          <table:table-cell office:value-type="string" calcext:value-type="string">
            <text:p>ヒーローモード</text:p>
          </table:table-cell>
        </table:table-row>
        <table:table-row table:style-name="ro1">
          <table:table-cell office:value-type="string" calcext:value-type="string">
            <text:p>$ACHV_MENU_ACCESS_DESC</text:p>
          </table:table-cell>
          <table:table-cell office:value-type="string" calcext:value-type="string">
            <text:p>ユーザー補助に移動した&lt;N&gt;（オプション-＞ユーザー補助）</text:p>
          </table:table-cell>
        </table:table-row>
        <table:table-row table:style-name="ro1">
          <table:table-cell office:value-type="string" calcext:value-type="string">
            <text:p>$ACHV_MENU_ACCESS_TITLE</text:p>
          </table:table-cell>
          <table:table-cell office:value-type="string" calcext:value-type="string">
            <text:p>オールアクセス</text:p>
          </table:table-cell>
        </table:table-row>
        <table:table-row table:style-name="ro1">
          <table:table-cell office:value-type="string" calcext:value-type="string">
            <text:p>$ACHV_MENU_CONTROLS_DESC</text:p>
          </table:table-cell>
          <table:table-cell office:value-type="string" calcext:value-type="string">
            <text:p>操作設定に移動した&lt;N&gt;（オプション-＞操作設定）</text:p>
          </table:table-cell>
        </table:table-row>
        <table:table-row table:style-name="ro1">
          <table:table-cell office:value-type="string" calcext:value-type="string">
            <text:p>$ACHV_MENU_CONTROLS_TITLE</text:p>
          </table:table-cell>
          <table:table-cell office:value-type="string" calcext:value-type="string">
            <text:p>誰も私を止められない</text:p>
          </table:table-cell>
        </table:table-row>
        <table:table-row table:style-name="ro1">
          <table:table-cell office:value-type="string" calcext:value-type="string">
            <text:p>$ACHV_MENU_NULL</text:p>
          </table:table-cell>
          <table:table-cell office:value-type="string" calcext:value-type="string">
            <text:p>無</text:p>
          </table:table-cell>
        </table:table-row>
        <table:table-row table:style-name="ro1">
          <table:table-cell office:value-type="string" calcext:value-type="string">
            <text:p>$ACHV_MENU_TIPS_DESC</text:p>
          </table:table-cell>
          <table:table-cell office:value-type="string" calcext:value-type="string">
            <text:p>ヒントを学べるページに移動した&lt;N&gt;(オーバーワールド-&gt;ヒント）</text:p>
          </table:table-cell>
        </table:table-row>
        <table:table-row table:style-name="ro1">
          <table:table-cell office:value-type="string" calcext:value-type="string">
            <text:p>$ACHV_MENU_TIPS_TITLE</text:p>
          </table:table-cell>
          <table:table-cell office:value-type="string" calcext:value-type="string">
            <text:p>本気で勉強</text:p>
          </table:table-cell>
        </table:table-row>
        <table:table-row table:style-name="ro1">
          <table:table-cell office:value-type="string" calcext:value-type="string">
            <text:p>$ACHV_UPGRADE_ALL_ARMOR_UNIQUE_DESC</text:p>
          </table:table-cell>
          <table:table-cell office:value-type="string" calcext:value-type="string">
            <text:p>ニューゲーム+で特別な鎧をすべてアップグレードした</text:p>
          </table:table-cell>
        </table:table-row>
        <table:table-row table:style-name="ro1">
          <table:table-cell office:value-type="string" calcext:value-type="string">
            <text:p>$ACHV_UPGRADE_ALL_ARMOR_UNIQUE_TITLE</text:p>
          </table:table-cell>
          <table:table-cell office:value-type="string" calcext:value-type="string">
            <text:p>不死身のコレクター</text:p>
          </table:table-cell>
        </table:table-row>
        <table:table-row table:style-name="ro1">
          <table:table-cell office:value-type="string" calcext:value-type="string">
            <text:p>$ACHV_UPGRADE_ALL_WEAPONS_UNIQUE_DESC</text:p>
          </table:table-cell>
          <table:table-cell office:value-type="string" calcext:value-type="string">
            <text:p>ニューゲーム+で特別な武器をすべてアップグレードした</text:p>
          </table:table-cell>
        </table:table-row>
        <table:table-row table:style-name="ro1">
          <table:table-cell office:value-type="string" calcext:value-type="string">
            <text:p>$ACHV_UPGRADE_ALL_WEAPONS_UNIQUE_TITLE</text:p>
          </table:table-cell>
          <table:table-cell office:value-type="string" calcext:value-type="string">
            <text:p>凶暴コレクター</text:p>
          </table:table-cell>
        </table:table-row>
        <table:table-row table:style-name="ro1">
          <table:table-cell office:value-type="string" calcext:value-type="string">
            <text:p>$ACHV_USE_TARGETS_DESC</text:p>
          </table:table-cell>
          <table:table-cell office:value-type="string" calcext:value-type="string">
            <text:p>上級ターゲティング設定を使った</text:p>
          </table:table-cell>
        </table:table-row>
        <table:table-row table:style-name="ro1">
          <table:table-cell office:value-type="string" calcext:value-type="string">
            <text:p>$ACHV_USE_TARGETS_TITLE</text:p>
          </table:table-cell>
          <table:table-cell office:value-type="string" calcext:value-type="string">
            <text:p>高精度ターゲティング</text:p>
          </table:table-cell>
        </table:table-row>
      </table:table>
      <table:table table:name="ko-KR" table:style-name="ta1">
        <table:table-column table:style-name="co26" table:number-columns-repeated="2" table:default-cell-style-name="Default"/>
        <table:table-row table:style-name="ro3">
          <table:table-cell office:value-type="string" calcext:value-type="string">
            <text:p>flag</text:p>
          </table:table-cell>
          <table:table-cell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$ACHV_AZRA_LVL_10_DESC</text:p>
          </table:table-cell>
          <table:table-cell office:value-type="string" calcext:value-type="string">
            <text:p>사서 레벨 10 달성</text:p>
          </table:table-cell>
        </table:table-row>
        <table:table-row table:style-name="ro1">
          <table:table-cell office:value-type="string" calcext:value-type="string">
            <text:p>$ACHV_AZRA_LVL_10_TITLE</text:p>
          </table:table-cell>
          <table:table-cell office:value-type="string" calcext:value-type="string">
            <text:p>도서관학 입문</text:p>
          </table:table-cell>
        </table:table-row>
        <table:table-row table:style-name="ro3">
          <table:table-cell office:value-type="string" calcext:value-type="string">
            <text:p>$ACHV_AZRA_LVL_25_DESC</text:p>
          </table:table-cell>
          <table:table-cell office:value-type="string" calcext:value-type="string">
            <text:p>사서 레벨 25 달성</text:p>
          </table:table-cell>
        </table:table-row>
        <table:table-row table:style-name="ro1">
          <table:table-cell office:value-type="string" calcext:value-type="string">
            <text:p>$ACHV_AZRA_LVL_25_TITLE</text:p>
          </table:table-cell>
          <table:table-cell office:value-type="string" calcext:value-type="string">
            <text:p>중급 도서학</text:p>
          </table:table-cell>
        </table:table-row>
        <table:table-row table:style-name="ro3">
          <table:table-cell office:value-type="string" calcext:value-type="string">
            <text:p>$ACHV_AZRA_LVL_40_DESC</text:p>
          </table:table-cell>
          <table:table-cell office:value-type="string" calcext:value-type="string">
            <text:p>사서 레벨 40 달성</text:p>
          </table:table-cell>
        </table:table-row>
        <table:table-row table:style-name="ro1">
          <table:table-cell office:value-type="string" calcext:value-type="string">
            <text:p>$ACHV_AZRA_LVL_40_TITLE</text:p>
          </table:table-cell>
          <table:table-cell office:value-type="string" calcext:value-type="string">
            <text:p>고급 도서 물리학</text:p>
          </table:table-cell>
        </table:table-row>
        <table:table-row table:style-name="ro3">
          <table:table-cell office:value-type="string" calcext:value-type="string">
            <text:p>$ACHV_AZRA_LVL_60_DESC</text:p>
          </table:table-cell>
          <table:table-cell office:value-type="string" calcext:value-type="string">
            <text:p>사서 레벨 60 달성</text:p>
          </table:table-cell>
        </table:table-row>
        <table:table-row table:style-name="ro1">
          <table:table-cell office:value-type="string" calcext:value-type="string">
            <text:p>$ACHV_AZRA_LVL_60_TITLE</text:p>
          </table:table-cell>
          <table:table-cell office:value-type="string" calcext:value-type="string">
            <text:p>특급 독서술</text:p>
          </table:table-cell>
        </table:table-row>
        <table:table-row table:style-name="ro3">
          <table:table-cell office:value-type="string" calcext:value-type="string">
            <text:p>$ACHV_BEAT_ALL_SIDEQUESTS_DESC</text:p>
          </table:table-cell>
          <table:table-cell office:value-type="string" calcext:value-type="string">
            <text:p>새 게임+에서 보조 퀘스트를 모두 달성</text:p>
          </table:table-cell>
        </table:table-row>
        <table:table-row table:style-name="ro1">
          <table:table-cell office:value-type="string" calcext:value-type="string">
            <text:p>$ACHV_BEAT_ALL_SIDEQUESTS_TITLE</text:p>
          </table:table-cell>
          <table:table-cell office:value-type="string" calcext:value-type="string">
            <text:p>쉽게 끝내지는 않아</text:p>
          </table:table-cell>
        </table:table-row>
        <table:table-row table:style-name="ro1">
          <table:table-cell office:value-type="string" calcext:value-type="string">
            <text:p>$ACHV_BEAT_ANY_EXTREME_DESC</text:p>
          </table:table-cell>
          <table:table-cell office:value-type="string" calcext:value-type="string">
            <text:p>익스트림에서 아무 레벨이나 승리</text:p>
          </table:table-cell>
        </table:table-row>
        <table:table-row table:style-name="ro3">
          <table:table-cell office:value-type="string" calcext:value-type="string">
            <text:p>$ACHV_BEAT_ANY_EXTREME_TITLE</text:p>
          </table:table-cell>
          <table:table-cell office:value-type="string" calcext:value-type="string">
            <text:p>황금별 획득!</text:p>
          </table:table-cell>
        </table:table-row>
        <table:table-row table:style-name="ro1">
          <table:table-cell office:value-type="string" calcext:value-type="string">
            <text:p>$ACHV_BEAT_GAME_NORMAL_DESC</text:p>
          </table:table-cell>
          <table:table-cell office:value-type="string" calcext:value-type="string">
            <text:p>기본 게임을 완료</text:p>
          </table:table-cell>
        </table:table-row>
        <table:table-row table:style-name="ro3">
          <table:table-cell office:value-type="string" calcext:value-type="string">
            <text:p>$ACHV_BEAT_GAME_NORMAL_TITLE</text:p>
          </table:table-cell>
          <table:table-cell office:value-type="string" calcext:value-type="string">
            <text:p>승자는 당신!</text:p>
          </table:table-cell>
        </table:table-row>
        <table:table-row table:style-name="ro3">
          <table:table-cell office:value-type="string" calcext:value-type="string">
            <text:p>$ACHV_BEAT_GAME_PLUS_DESC</text:p>
          </table:table-cell>
          <table:table-cell office:value-type="string" calcext:value-type="string">
            <text:p>새 게임+를 완료</text:p>
          </table:table-cell>
        </table:table-row>
        <table:table-row table:style-name="ro3">
          <table:table-cell office:value-type="string" calcext:value-type="string">
            <text:p>$ACHV_BEAT_GAME_PLUS_TITLE</text:p>
          </table:table-cell>
          <table:table-cell office:value-type="string" calcext:value-type="string">
            <text:p>승자+는 당신!</text:p>
          </table:table-cell>
        </table:table-row>
        <table:table-row table:style-name="ro1">
          <table:table-cell office:value-type="string" calcext:value-type="string">
            <text:p>$ACHV_BEAT_SUPER_SHEEP_NORMAL_DESC</text:p>
          </table:table-cell>
          <table:table-cell office:value-type="string" calcext:value-type="string">
            <text:p>기본 게임에서 슈퍼 양을 격파</text:p>
          </table:table-cell>
        </table:table-row>
        <table:table-row table:style-name="ro1">
          <table:table-cell office:value-type="string" calcext:value-type="string">
            <text:p>$ACHV_BEAT_SUPER_SHEEP_NORMAL_TITLE</text:p>
          </table:table-cell>
          <table:table-cell office:value-type="string" calcext:value-type="string">
            <text:p>양 학살자</text:p>
          </table:table-cell>
        </table:table-row>
        <table:table-row table:style-name="ro3">
          <table:table-cell office:value-type="string" calcext:value-type="string">
            <text:p>$ACHV_BEAT_SUPER_SHEEP_PLUS_DESC</text:p>
          </table:table-cell>
          <table:table-cell office:value-type="string" calcext:value-type="string">
            <text:p>새 게임+에서 슈퍼 양을 격파</text:p>
          </table:table-cell>
        </table:table-row>
        <table:table-row table:style-name="ro1">
          <table:table-cell office:value-type="string" calcext:value-type="string">
            <text:p>$ACHV_BEAT_SUPER_SHEEP_PLUS_TITLE</text:p>
          </table:table-cell>
          <table:table-cell office:value-type="string" calcext:value-type="string">
            <text:p>과격한 양 학살자</text:p>
          </table:table-cell>
        </table:table-row>
        <table:table-row table:style-name="ro1">
          <table:table-cell office:value-type="string" calcext:value-type="string">
            <text:p>$ACHV_BOOST_TECH_5_DESC</text:p>
          </table:table-cell>
          <table:table-cell office:value-type="string" calcext:value-type="string">
            <text:p>전투에서 한 캐릭터에게 최대 부스트 레벨 부여</text:p>
          </table:table-cell>
        </table:table-row>
        <table:table-row table:style-name="ro3">
          <table:table-cell office:value-type="string" calcext:value-type="string">
            <text:p>$ACHV_BOOST_TECH_5_TITLE</text:p>
          </table:table-cell>
          <table:table-cell office:value-type="string" calcext:value-type="string">
            <text:p>호랑이 힘이 솟아난다!</text:p>
          </table:table-cell>
        </table:table-row>
        <table:table-row table:style-name="ro3">
          <table:table-cell office:value-type="string" calcext:value-type="string">
            <text:p>$ACHV_ENDLESS_100_NORMAL_DESC</text:p>
          </table:table-cell>
          <table:table-cell office:value-type="string" calcext:value-type="string">
            <text:p>기본 게임의 무한 도전 2에서 100번째 웨이브에 도달</text:p>
          </table:table-cell>
        </table:table-row>
        <table:table-row table:style-name="ro1">
          <table:table-cell office:value-type="string" calcext:value-type="string">
            <text:p>$ACHV_ENDLESS_100_NORMAL_TITLE</text:p>
          </table:table-cell>
          <table:table-cell office:value-type="string" calcext:value-type="string">
            <text:p>인내심</text:p>
          </table:table-cell>
        </table:table-row>
        <table:table-row table:style-name="ro3">
          <table:table-cell office:value-type="string" calcext:value-type="string">
            <text:p>$ACHV_ENDLESS_100_PLUS_DESC</text:p>
          </table:table-cell>
          <table:table-cell office:value-type="string" calcext:value-type="string">
            <text:p>새 게임+의 무한 도전 2에서 100번째 웨이브에 도달</text:p>
          </table:table-cell>
        </table:table-row>
        <table:table-row table:style-name="ro1">
          <table:table-cell office:value-type="string" calcext:value-type="string">
            <text:p>$ACHV_ENDLESS_100_PLUS_TITLE</text:p>
          </table:table-cell>
          <table:table-cell office:value-type="string" calcext:value-type="string">
            <text:p>마라톤</text:p>
          </table:table-cell>
        </table:table-row>
        <table:table-row table:style-name="ro3">
          <table:table-cell office:value-type="string" calcext:value-type="string">
            <text:p>$ACHV_HAVE_201_STARS_BLUE_DESC</text:p>
          </table:table-cell>
          <table:table-cell office:value-type="string" calcext:value-type="string">
            <text:p>파란 별 201개 획득</text:p>
          </table:table-cell>
        </table:table-row>
        <table:table-row table:style-name="ro1">
          <table:table-cell office:value-type="string" calcext:value-type="string">
            <text:p>$ACHV_HAVE_201_STARS_BLUE_TITLE</text:p>
          </table:table-cell>
          <table:table-cell office:value-type="string" calcext:value-type="string">
            <text:p>완벽주의자</text:p>
          </table:table-cell>
        </table:table-row>
        <table:table-row table:style-name="ro3">
          <table:table-cell office:value-type="string" calcext:value-type="string">
            <text:p>$ACHV_HAVE_201_STARS_GOLD_DESC</text:p>
          </table:table-cell>
          <table:table-cell office:value-type="string" calcext:value-type="string">
            <text:p>금색 별 201개 획득</text:p>
          </table:table-cell>
        </table:table-row>
        <table:table-row table:style-name="ro1">
          <table:table-cell office:value-type="string" calcext:value-type="string">
            <text:p>$ACHV_HAVE_201_STARS_GOLD_TITLE</text:p>
          </table:table-cell>
          <table:table-cell office:value-type="string" calcext:value-type="string">
            <text:p>대단한 완벽주의자</text:p>
          </table:table-cell>
        </table:table-row>
        <table:table-row table:style-name="ro1">
          <table:table-cell office:value-type="string" calcext:value-type="string">
            <text:p>$ACHV_HAVE_ALL_ARMOR_UNIQUE_DESC</text:p>
          </table:table-cell>
          <table:table-cell office:value-type="string" calcext:value-type="string">
            <text:p>기본 게임에서 희귀 방어구를 모두 획득</text:p>
          </table:table-cell>
        </table:table-row>
        <table:table-row table:style-name="ro1">
          <table:table-cell office:value-type="string" calcext:value-type="string">
            <text:p>$ACHV_HAVE_ALL_ARMOR_UNIQUE_TITLE</text:p>
          </table:table-cell>
          <table:table-cell office:value-type="string" calcext:value-type="string">
            <text:p>스위스제 군용 흉갑</text:p>
          </table:table-cell>
        </table:table-row>
        <table:table-row table:style-name="ro1">
          <table:table-cell office:value-type="string" calcext:value-type="string">
            <text:p>$ACHV_HAVE_ALL_BOOKS_NORMAL_DESC</text:p>
          </table:table-cell>
          <table:table-cell office:value-type="string" calcext:value-type="string">
            <text:p>기본 게임의 추가 도전에서 모든 책 획득</text:p>
          </table:table-cell>
        </table:table-row>
        <table:table-row table:style-name="ro1">
          <table:table-cell office:value-type="string" calcext:value-type="string">
            <text:p>$ACHV_HAVE_ALL_BOOKS_NORMAL_TITLE</text:p>
          </table:table-cell>
          <table:table-cell office:value-type="string" calcext:value-type="string">
            <text:p>책벌레</text:p>
          </table:table-cell>
        </table:table-row>
        <table:table-row table:style-name="ro3">
          <table:table-cell office:value-type="string" calcext:value-type="string">
            <text:p>$ACHV_HAVE_ALL_BOOKS_PLUS_DESC</text:p>
          </table:table-cell>
          <table:table-cell office:value-type="string" calcext:value-type="string">
            <text:p>새 게임+의 추가 도전에서 모든 책 획득</text:p>
          </table:table-cell>
        </table:table-row>
        <table:table-row table:style-name="ro1">
          <table:table-cell office:value-type="string" calcext:value-type="string">
            <text:p>$ACHV_HAVE_ALL_BOOKS_PLUS_TITLE</text:p>
          </table:table-cell>
          <table:table-cell office:value-type="string" calcext:value-type="string">
            <text:p>책용</text:p>
          </table:table-cell>
        </table:table-row>
        <table:table-row table:style-name="ro3">
          <table:table-cell office:value-type="string" calcext:value-type="string">
            <text:p>$ACHV_HAVE_ALL_CLASSES_DESC</text:p>
          </table:table-cell>
          <table:table-cell office:value-type="string" calcext:value-type="string">
            <text:p>사서 이외 6개의 직업을 모두 해금</text:p>
          </table:table-cell>
        </table:table-row>
        <table:table-row table:style-name="ro1">
          <table:table-cell office:value-type="string" calcext:value-type="string">
            <text:p>$ACHV_HAVE_ALL_CLASSES_TITLE</text:p>
          </table:table-cell>
          <table:table-cell office:value-type="string" calcext:value-type="string">
            <text:p>내 소중한 군대</text:p>
          </table:table-cell>
        </table:table-row>
        <table:table-row table:style-name="ro1">
          <table:table-cell office:value-type="string" calcext:value-type="string">
            <text:p>$ACHV_HAVE_ALL_WEAPONS_UNIQUE_DESC</text:p>
          </table:table-cell>
          <table:table-cell office:value-type="string" calcext:value-type="string">
            <text:p>기본 게임에서 희귀 무기를 모두 획득</text:p>
          </table:table-cell>
        </table:table-row>
        <table:table-row table:style-name="ro1">
          <table:table-cell office:value-type="string" calcext:value-type="string">
            <text:p>$ACHV_HAVE_ALL_WEAPONS_UNIQUE_TITLE</text:p>
          </table:table-cell>
          <table:table-cell office:value-type="string" calcext:value-type="string">
            <text:p>스위스제 군용 검</text:p>
          </table:table-cell>
        </table:table-row>
        <table:table-row table:style-name="ro3">
          <table:table-cell office:value-type="string" calcext:value-type="string">
            <text:p>$ACHV_HAVE_SKILL_LVL_20_DESC</text:p>
          </table:table-cell>
          <table:table-cell office:value-type="string" calcext:value-type="string">
            <text:p>레벨 20 스킬을 언락하세요&lt;C&gt;</text:p>
          </table:table-cell>
        </table:table-row>
        <table:table-row table:style-name="ro1">
          <table:table-cell office:value-type="string" calcext:value-type="string">
            <text:p>$ACHV_HAVE_SKILL_LVL_20_TITLE</text:p>
          </table:table-cell>
          <table:table-cell office:value-type="string" calcext:value-type="string">
            <text:p>미친 스킬들</text:p>
          </table:table-cell>
        </table:table-row>
        <table:table-row table:style-name="ro1">
          <table:table-cell office:value-type="string" calcext:value-type="string">
            <text:p>$ACHV_HERO_MODE_DESC</text:p>
          </table:table-cell>
          <table:table-cell office:value-type="string" calcext:value-type="string">
            <text:p>기본 게임에서 캐릭터를 추가로 고용하지 않고 게임을 완료</text:p>
          </table:table-cell>
        </table:table-row>
        <table:table-row table:style-name="ro3">
          <table:table-cell office:value-type="string" calcext:value-type="string">
            <text:p>$ACHV_HERO_MODE_PLUS_DESC</text:p>
          </table:table-cell>
          <table:table-cell office:value-type="string" calcext:value-type="string">
            <text:p>새 게임+에서 캐릭터를 추가로 고용하지 않고 게임을 완료</text:p>
          </table:table-cell>
        </table:table-row>
        <table:table-row table:style-name="ro3">
          <table:table-cell office:value-type="string" calcext:value-type="string">
            <text:p>$ACHV_HERO_MODE_PLUS_PLUS_DESC</text:p>
          </table:table-cell>
          <table:table-cell office:value-type="string" calcext:value-type="string">
            <text:p>캐릭터를 추가로 고용하지 않고 금색 별 180개 획득 *영웅모드++는 굉장히 어렵습니다 - 설정 메뉴에서 경험치 획득량을 300%로 조정하고 플레이하는 것을 권장합니다.</text:p>
          </table:table-cell>
        </table:table-row>
        <table:table-row table:style-name="ro3">
          <table:table-cell office:value-type="string" calcext:value-type="string">
            <text:p>$ACHV_HERO_MODE_PLUS_PLUS_TITLE</text:p>
          </table:table-cell>
          <table:table-cell office:value-type="string" calcext:value-type="string">
            <text:p>영웅 모드++</text:p>
          </table:table-cell>
        </table:table-row>
        <table:table-row table:style-name="ro3">
          <table:table-cell office:value-type="string" calcext:value-type="string">
            <text:p>$ACHV_HERO_MODE_PLUS_TITLE</text:p>
          </table:table-cell>
          <table:table-cell office:value-type="string" calcext:value-type="string">
            <text:p>영웅 모드+</text:p>
          </table:table-cell>
        </table:table-row>
        <table:table-row table:style-name="ro1">
          <table:table-cell office:value-type="string" calcext:value-type="string">
            <text:p>$ACHV_HERO_MODE_TITLE</text:p>
          </table:table-cell>
          <table:table-cell office:value-type="string" calcext:value-type="string">
            <text:p>영웅 모드</text:p>
          </table:table-cell>
        </table:table-row>
        <table:table-row table:style-name="ro3">
          <table:table-cell office:value-type="string" calcext:value-type="string">
            <text:p>$ACHV_MENU_ACCESS_DESC</text:p>
          </table:table-cell>
          <table:table-cell office:value-type="string" calcext:value-type="string">
            <text:p>접근성 메뉴를 방문&lt;N&gt;(옵션-&gt;접근성)</text:p>
          </table:table-cell>
        </table:table-row>
        <table:table-row table:style-name="ro1">
          <table:table-cell office:value-type="string" calcext:value-type="string">
            <text:p>$ACHV_MENU_ACCESS_TITLE</text:p>
          </table:table-cell>
          <table:table-cell office:value-type="string" calcext:value-type="string">
            <text:p>향상된 조준 설정 사용</text:p>
          </table:table-cell>
        </table:table-row>
        <table:table-row table:style-name="ro3">
          <table:table-cell office:value-type="string" calcext:value-type="string">
            <text:p>$ACHV_MENU_CONTROLS_DESC</text:p>
          </table:table-cell>
          <table:table-cell office:value-type="string" calcext:value-type="string">
            <text:p>조작 메뉴를 방문&lt;N&gt;(옵션-&gt;조작)</text:p>
          </table:table-cell>
        </table:table-row>
        <table:table-row table:style-name="ro3">
          <table:table-cell office:value-type="string" calcext:value-type="string">
            <text:p>$ACHV_MENU_CONTROLS_TITLE</text:p>
          </table:table-cell>
          <table:table-cell office:value-type="string" calcext:value-type="string">
            <text:p>날 통제할 순 없어!</text:p>
          </table:table-cell>
        </table:table-row>
        <table:table-row table:style-name="ro1">
          <table:table-cell office:value-type="string" calcext:value-type="string">
            <text:p>$ACHV_MENU_NULL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$ACHV_MENU_TIPS_DESC</text:p>
          </table:table-cell>
          <table:table-cell office:value-type="string" calcext:value-type="string">
            <text:p>조언 메뉴를 방문&lt;N&gt;(옵션-&gt;조언)</text:p>
          </table:table-cell>
        </table:table-row>
        <table:table-row table:style-name="ro1">
          <table:table-cell office:value-type="string" calcext:value-type="string">
            <text:p>$ACHV_MENU_TIPS_TITLE</text:p>
          </table:table-cell>
          <table:table-cell office:value-type="string" calcext:value-type="string">
            <text:p>열공</text:p>
          </table:table-cell>
        </table:table-row>
        <table:table-row table:style-name="ro3">
          <table:table-cell office:value-type="string" calcext:value-type="string">
            <text:p>$ACHV_UPGRADE_ALL_ARMOR_UNIQUE_DESC</text:p>
          </table:table-cell>
          <table:table-cell office:value-type="string" calcext:value-type="string">
            <text:p>새 게임+에서 모든 희귀 방어구를 업그레이드</text:p>
          </table:table-cell>
        </table:table-row>
        <table:table-row table:style-name="ro1">
          <table:table-cell office:value-type="string" calcext:value-type="string">
            <text:p>$ACHV_UPGRADE_ALL_ARMOR_UNIQUE_TITLE</text:p>
          </table:table-cell>
          <table:table-cell office:value-type="string" calcext:value-type="string">
            <text:p>죽지 않는 것들의 큰 상자</text:p>
          </table:table-cell>
        </table:table-row>
        <table:table-row table:style-name="ro3">
          <table:table-cell office:value-type="string" calcext:value-type="string">
            <text:p>$ACHV_UPGRADE_ALL_WEAPONS_UNIQUE_DESC</text:p>
          </table:table-cell>
          <table:table-cell office:value-type="string" calcext:value-type="string">
            <text:p>새 게임+에서 모든 희귀 무기를 업그레이드</text:p>
          </table:table-cell>
        </table:table-row>
        <table:table-row table:style-name="ro1">
          <table:table-cell office:value-type="string" calcext:value-type="string">
            <text:p>$ACHV_UPGRADE_ALL_WEAPONS_UNIQUE_TITLE</text:p>
          </table:table-cell>
          <table:table-cell office:value-type="string" calcext:value-type="string">
            <text:p>살인도구용 큰 상자</text:p>
          </table:table-cell>
        </table:table-row>
        <table:table-row table:style-name="ro1">
          <table:table-cell office:value-type="string" calcext:value-type="string">
            <text:p>$ACHV_USE_TARGETS_DESC</text:p>
          </table:table-cell>
          <table:table-cell office:value-type="string" calcext:value-type="string">
            <text:p>고급 목표 설정을 사용</text:p>
          </table:table-cell>
        </table:table-row>
        <table:table-row table:style-name="ro1">
          <table:table-cell office:value-type="string" calcext:value-type="string">
            <text:p>$ACHV_USE_TARGETS_TITLE</text:p>
          </table:table-cell>
          <table:table-cell office:value-type="string" calcext:value-type="string">
            <text:p>정밀한 조준</text:p>
          </table:table-cell>
        </table:table-row>
      </table:table>
      <table:table table:name="ru-RU" table:style-name="ta1">
        <table:table-column table:style-name="co26" table:number-columns-repeated="2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$ACHV_AZRA_LVL_10_DESC</text:p>
          </table:table-cell>
          <table:table-cell office:value-type="string" calcext:value-type="string">
            <text:p>Поднять уровень библиотекаря до 10</text:p>
          </table:table-cell>
        </table:table-row>
        <table:table-row table:style-name="ro1">
          <table:table-cell office:value-type="string" calcext:value-type="string">
            <text:p>$ACHV_AZRA_LVL_10_TITLE</text:p>
          </table:table-cell>
          <table:table-cell office:value-type="string" calcext:value-type="string">
            <text:p>Введение в библиологию</text:p>
          </table:table-cell>
        </table:table-row>
        <table:table-row table:style-name="ro1">
          <table:table-cell office:value-type="string" calcext:value-type="string">
            <text:p>$ACHV_AZRA_LVL_25_DESC</text:p>
          </table:table-cell>
          <table:table-cell office:value-type="string" calcext:value-type="string">
            <text:p>Поднять уровень библиотекаря до 25</text:p>
          </table:table-cell>
        </table:table-row>
        <table:table-row table:style-name="ro1">
          <table:table-cell office:value-type="string" calcext:value-type="string">
            <text:p>$ACHV_AZRA_LVL_25_TITLE</text:p>
          </table:table-cell>
          <table:table-cell office:value-type="string" calcext:value-type="string">
            <text:p>Начинающий библиолог</text:p>
          </table:table-cell>
        </table:table-row>
        <table:table-row table:style-name="ro1">
          <table:table-cell office:value-type="string" calcext:value-type="string">
            <text:p>$ACHV_AZRA_LVL_40_DESC</text:p>
          </table:table-cell>
          <table:table-cell office:value-type="string" calcext:value-type="string">
            <text:p>Поднять уровень библиотекаря до 40</text:p>
          </table:table-cell>
        </table:table-row>
        <table:table-row table:style-name="ro1">
          <table:table-cell office:value-type="string" calcext:value-type="string">
            <text:p>$ACHV_AZRA_LVL_40_TITLE</text:p>
          </table:table-cell>
          <table:table-cell office:value-type="string" calcext:value-type="string">
            <text:p>Продвинутый библиолог</text:p>
          </table:table-cell>
        </table:table-row>
        <table:table-row table:style-name="ro1">
          <table:table-cell office:value-type="string" calcext:value-type="string">
            <text:p>$ACHV_AZRA_LVL_60_DESC</text:p>
          </table:table-cell>
          <table:table-cell office:value-type="string" calcext:value-type="string">
            <text:p>Поднять уровень библиотекаря до 60</text:p>
          </table:table-cell>
        </table:table-row>
        <table:table-row table:style-name="ro1">
          <table:table-cell office:value-type="string" calcext:value-type="string">
            <text:p>$ACHV_AZRA_LVL_60_TITLE</text:p>
          </table:table-cell>
          <table:table-cell office:value-type="string" calcext:value-type="string">
            <text:p>Элитный библиолог</text:p>
          </table:table-cell>
        </table:table-row>
        <table:table-row table:style-name="ro1">
          <table:table-cell office:value-type="string" calcext:value-type="string">
            <text:p>$ACHV_BEAT_ALL_SIDEQUESTS_DESC</text:p>
          </table:table-cell>
          <table:table-cell office:value-type="string" calcext:value-type="string">
            <text:p>Пройти все побочные задания в новой игре+</text:p>
          </table:table-cell>
        </table:table-row>
        <table:table-row table:style-name="ro1">
          <table:table-cell office:value-type="string" calcext:value-type="string">
            <text:p>$ACHV_BEAT_ALL_SIDEQUESTS_TITLE</text:p>
          </table:table-cell>
          <table:table-cell office:value-type="string" calcext:value-type="string">
            <text:p>Нет неоконченных дел</text:p>
          </table:table-cell>
        </table:table-row>
        <table:table-row table:style-name="ro1">
          <table:table-cell office:value-type="string" calcext:value-type="string">
            <text:p>$ACHV_BEAT_ANY_EXTREME_DESC</text:p>
          </table:table-cell>
          <table:table-cell office:value-type="string" calcext:value-type="string">
            <text:p>Пройти любой уровень на сложности 'Экстрим'</text:p>
          </table:table-cell>
        </table:table-row>
        <table:table-row table:style-name="ro1">
          <table:table-cell office:value-type="string" calcext:value-type="string">
            <text:p>$ACHV_BEAT_ANY_EXTREME_TITLE</text:p>
          </table:table-cell>
          <table:table-cell office:value-type="string" calcext:value-type="string">
            <text:p>Золотая звезда – ваша!</text:p>
          </table:table-cell>
        </table:table-row>
        <table:table-row table:style-name="ro1">
          <table:table-cell office:value-type="string" calcext:value-type="string">
            <text:p>$ACHV_BEAT_GAME_NORMAL_DESC</text:p>
          </table:table-cell>
          <table:table-cell office:value-type="string" calcext:value-type="string">
            <text:p>Завершить стандартную игру</text:p>
          </table:table-cell>
        </table:table-row>
        <table:table-row table:style-name="ro1">
          <table:table-cell office:value-type="string" calcext:value-type="string">
            <text:p>$ACHV_BEAT_GAME_NORMAL_TITLE</text:p>
          </table:table-cell>
          <table:table-cell office:value-type="string" calcext:value-type="string">
            <text:p>Победитель – это ты!</text:p>
          </table:table-cell>
        </table:table-row>
        <table:table-row table:style-name="ro1">
          <table:table-cell office:value-type="string" calcext:value-type="string">
            <text:p>$ACHV_BEAT_GAME_PLUS_DESC</text:p>
          </table:table-cell>
          <table:table-cell office:value-type="string" calcext:value-type="string">
            <text:p>Завершить игру в режиме новой игры+</text:p>
          </table:table-cell>
        </table:table-row>
        <table:table-row table:style-name="ro1">
          <table:table-cell office:value-type="string" calcext:value-type="string">
            <text:p>$ACHV_BEAT_GAME_PLUS_TITLE</text:p>
          </table:table-cell>
          <table:table-cell office:value-type="string" calcext:value-type="string">
            <text:p>Победитель+ – это ты!</text:p>
          </table:table-cell>
        </table:table-row>
        <table:table-row table:style-name="ro1">
          <table:table-cell office:value-type="string" calcext:value-type="string">
            <text:p>$ACHV_BEAT_SUPER_SHEEP_NORMAL_DESC</text:p>
          </table:table-cell>
          <table:table-cell office:value-type="string" calcext:value-type="string">
            <text:p>Победить Супер-овцу в стандартной игре</text:p>
          </table:table-cell>
        </table:table-row>
        <table:table-row table:style-name="ro1">
          <table:table-cell office:value-type="string" calcext:value-type="string">
            <text:p>$ACHV_BEAT_SUPER_SHEEP_NORMAL_TITLE</text:p>
          </table:table-cell>
          <table:table-cell office:value-type="string" calcext:value-type="string">
            <text:p>Убийца овец</text:p>
          </table:table-cell>
        </table:table-row>
        <table:table-row table:style-name="ro1">
          <table:table-cell office:value-type="string" calcext:value-type="string">
            <text:p>$ACHV_BEAT_SUPER_SHEEP_PLUS_DESC</text:p>
          </table:table-cell>
          <table:table-cell office:value-type="string" calcext:value-type="string">
            <text:p>Победить Супер-овцу в новой игре+</text:p>
          </table:table-cell>
        </table:table-row>
        <table:table-row table:style-name="ro1">
          <table:table-cell office:value-type="string" calcext:value-type="string">
            <text:p>$ACHV_BEAT_SUPER_SHEEP_PLUS_TITLE</text:p>
          </table:table-cell>
          <table:table-cell office:value-type="string" calcext:value-type="string">
            <text:p>Фанатичный убийца овец</text:p>
          </table:table-cell>
        </table:table-row>
        <table:table-row table:style-name="ro1">
          <table:table-cell office:value-type="string" calcext:value-type="string">
            <text:p>$ACHV_BOOST_TECH_5_DESC</text:p>
          </table:table-cell>
          <table:table-cell office:value-type="string" calcext:value-type="string">
            <text:p>В бою повысить персонажа до максимального уровня</text:p>
          </table:table-cell>
        </table:table-row>
        <table:table-row table:style-name="ro1">
          <table:table-cell office:value-type="string" calcext:value-type="string">
            <text:p>$ACHV_BOOST_TECH_5_TITLE</text:p>
          </table:table-cell>
          <table:table-cell office:value-type="string" calcext:value-type="string">
            <text:p>У меня есть сила!</text:p>
          </table:table-cell>
        </table:table-row>
        <table:table-row table:style-name="ro1">
          <table:table-cell office:value-type="string" calcext:value-type="string">
            <text:p>$ACHV_ENDLESS_100_NORMAL_DESC</text:p>
          </table:table-cell>
          <table:table-cell office:value-type="string" calcext:value-type="string">
            <text:p>Достичь волны 100 в Выживании 2 в стандартной игре</text:p>
          </table:table-cell>
        </table:table-row>
        <table:table-row table:style-name="ro1">
          <table:table-cell office:value-type="string" calcext:value-type="string">
            <text:p>$ACHV_ENDLESS_100_NORMAL_TITLE</text:p>
          </table:table-cell>
          <table:table-cell office:value-type="string" calcext:value-type="string">
            <text:p>Терпение</text:p>
          </table:table-cell>
        </table:table-row>
        <table:table-row table:style-name="ro1">
          <table:table-cell office:value-type="string" calcext:value-type="string">
            <text:p>$ACHV_ENDLESS_100_PLUS_DESC</text:p>
          </table:table-cell>
          <table:table-cell office:value-type="string" calcext:value-type="string">
            <text:p>Достичь волны 100 в Выживании 2 в новой игре+</text:p>
          </table:table-cell>
        </table:table-row>
        <table:table-row table:style-name="ro1">
          <table:table-cell office:value-type="string" calcext:value-type="string">
            <text:p>$ACHV_ENDLESS_100_PLUS_TITLE</text:p>
          </table:table-cell>
          <table:table-cell office:value-type="string" calcext:value-type="string">
            <text:p>Марафон</text:p>
          </table:table-cell>
        </table:table-row>
        <table:table-row table:style-name="ro1">
          <table:table-cell office:value-type="string" calcext:value-type="string">
            <text:p>$ACHV_HAVE_201_STARS_BLUE_DESC</text:p>
          </table:table-cell>
          <table:table-cell office:value-type="string" calcext:value-type="string">
            <text:p>Получить 201 синюю звезду</text:p>
          </table:table-cell>
        </table:table-row>
        <table:table-row table:style-name="ro1">
          <table:table-cell office:value-type="string" calcext:value-type="string">
            <text:p>$ACHV_HAVE_201_STARS_BLUE_TITLE</text:p>
          </table:table-cell>
          <table:table-cell office:value-type="string" calcext:value-type="string">
            <text:p>Перфекционист</text:p>
          </table:table-cell>
        </table:table-row>
        <table:table-row table:style-name="ro1">
          <table:table-cell office:value-type="string" calcext:value-type="string">
            <text:p>$ACHV_HAVE_201_STARS_GOLD_DESC</text:p>
          </table:table-cell>
          <table:table-cell office:value-type="string" calcext:value-type="string">
            <text:p>Получить 201 золотую звезду</text:p>
          </table:table-cell>
        </table:table-row>
        <table:table-row table:style-name="ro1">
          <table:table-cell office:value-type="string" calcext:value-type="string">
            <text:p>$ACHV_HAVE_201_STARS_GOLD_TITLE</text:p>
          </table:table-cell>
          <table:table-cell office:value-type="string" calcext:value-type="string">
            <text:p>Суперперфекционист</text:p>
          </table:table-cell>
        </table:table-row>
        <table:table-row table:style-name="ro1">
          <table:table-cell office:value-type="string" calcext:value-type="string">
            <text:p>$ACHV_HAVE_ALL_ARMOR_UNIQUE_DESC</text:p>
          </table:table-cell>
          <table:table-cell office:value-type="string" calcext:value-type="string">
            <text:p>Получить всю уникальную броню в стандартной игре</text:p>
          </table:table-cell>
        </table:table-row>
        <table:table-row table:style-name="ro1">
          <table:table-cell office:value-type="string" calcext:value-type="string">
            <text:p>$ACHV_HAVE_ALL_ARMOR_UNIQUE_TITLE</text:p>
          </table:table-cell>
          <table:table-cell office:value-type="string" calcext:value-type="string">
            <text:p>Швейцарская кираса</text:p>
          </table:table-cell>
        </table:table-row>
        <table:table-row table:style-name="ro1">
          <table:table-cell office:value-type="string" calcext:value-type="string">
            <text:p>$ACHV_HAVE_ALL_BOOKS_NORMAL_DESC</text:p>
          </table:table-cell>
          <table:table-cell office:value-type="string" calcext:value-type="string">
            <text:p>Получить все книги в бонусных испытаниях стандартной игры</text:p>
          </table:table-cell>
        </table:table-row>
        <table:table-row table:style-name="ro1">
          <table:table-cell office:value-type="string" calcext:value-type="string">
            <text:p>$ACHV_HAVE_ALL_BOOKS_NORMAL_TITLE</text:p>
          </table:table-cell>
          <table:table-cell office:value-type="string" calcext:value-type="string">
            <text:p>Книжный червь</text:p>
          </table:table-cell>
        </table:table-row>
        <table:table-row table:style-name="ro1">
          <table:table-cell office:value-type="string" calcext:value-type="string">
            <text:p>$ACHV_HAVE_ALL_BOOKS_PLUS_DESC</text:p>
          </table:table-cell>
          <table:table-cell office:value-type="string" calcext:value-type="string">
            <text:p>Получить все книги в бонусных испытаниях новой игры+</text:p>
          </table:table-cell>
        </table:table-row>
        <table:table-row table:style-name="ro1">
          <table:table-cell office:value-type="string" calcext:value-type="string">
            <text:p>$ACHV_HAVE_ALL_BOOKS_PLUS_TITLE</text:p>
          </table:table-cell>
          <table:table-cell office:value-type="string" calcext:value-type="string">
            <text:p>Книга дракона</text:p>
          </table:table-cell>
        </table:table-row>
        <table:table-row table:style-name="ro1">
          <table:table-cell office:value-type="string" calcext:value-type="string">
            <text:p>$ACHV_HAVE_ALL_CLASSES_DESC</text:p>
          </table:table-cell>
          <table:table-cell office:value-type="string" calcext:value-type="string">
            <text:p>Открыть все 6 классов (не считая библиотекаря)</text:p>
          </table:table-cell>
        </table:table-row>
        <table:table-row table:style-name="ro1">
          <table:table-cell office:value-type="string" calcext:value-type="string">
            <text:p>$ACHV_HAVE_ALL_CLASSES_TITLE</text:p>
          </table:table-cell>
          <table:table-cell office:value-type="string" calcext:value-type="string">
            <text:p>Моя собственная армия</text:p>
          </table:table-cell>
        </table:table-row>
        <table:table-row table:style-name="ro1">
          <table:table-cell office:value-type="string" calcext:value-type="string">
            <text:p>$ACHV_HAVE_ALL_WEAPONS_UNIQUE_DESC</text:p>
          </table:table-cell>
          <table:table-cell office:value-type="string" calcext:value-type="string">
            <text:p>Получить все уникальное оружие в стандартной игре</text:p>
          </table:table-cell>
        </table:table-row>
        <table:table-row table:style-name="ro1">
          <table:table-cell office:value-type="string" calcext:value-type="string">
            <text:p>$ACHV_HAVE_ALL_WEAPONS_UNIQUE_TITLE</text:p>
          </table:table-cell>
          <table:table-cell office:value-type="string" calcext:value-type="string">
            <text:p>Швейцарский меч</text:p>
          </table:table-cell>
        </table:table-row>
        <table:table-row table:style-name="ro1">
          <table:table-cell office:value-type="string" calcext:value-type="string">
            <text:p>$ACHV_HAVE_SKILL_LVL_20_DESC</text:p>
          </table:table-cell>
          <table:table-cell office:value-type="string" calcext:value-type="string">
            <text:p>Разблокировать навык 20-го уровня</text:p>
          </table:table-cell>
        </table:table-row>
        <table:table-row table:style-name="ro1">
          <table:table-cell office:value-type="string" calcext:value-type="string">
            <text:p>$ACHV_HAVE_SKILL_LVL_20_TITLE</text:p>
          </table:table-cell>
          <table:table-cell office:value-type="string" calcext:value-type="string">
            <text:p>Безумные навыки</text:p>
          </table:table-cell>
        </table:table-row>
        <table:table-row table:style-name="ro1">
          <table:table-cell office:value-type="string" calcext:value-type="string">
            <text:p>$ACHV_HERO_MODE_DESC</text:p>
          </table:table-cell>
          <table:table-cell office:value-type="string" calcext:value-type="string">
            <text:p>Пройти стандартную игру без наемников</text:p>
          </table:table-cell>
        </table:table-row>
        <table:table-row table:style-name="ro1">
          <table:table-cell office:value-type="string" calcext:value-type="string">
            <text:p>$ACHV_HERO_MODE_PLUS_DESC</text:p>
          </table:table-cell>
          <table:table-cell office:value-type="string" calcext:value-type="string">
            <text:p>Пройти новую игру+ без наемников</text:p>
          </table:table-cell>
        </table:table-row>
        <table:table-row table:style-name="ro1">
          <table:table-cell office:value-type="string" calcext:value-type="string">
            <text:p>$ACHV_HERO_MODE_PLUS_PLUS_DESC</text:p>
          </table:table-cell>
          <table:table-cell office:value-type="string" calcext:value-type="string">
            <text:p>Заработать 180 золотых звезд без наемников*Режим героя++ очень труден - мы рекомендуем увеличить получение опыта на 300% в меню настроек!</text:p>
          </table:table-cell>
        </table:table-row>
        <table:table-row table:style-name="ro1">
          <table:table-cell office:value-type="string" calcext:value-type="string">
            <text:p>$ACHV_HERO_MODE_PLUS_PLUS_TITLE</text:p>
          </table:table-cell>
          <table:table-cell office:value-type="string" calcext:value-type="string">
            <text:p>Режим Героя++</text:p>
          </table:table-cell>
        </table:table-row>
        <table:table-row table:style-name="ro1">
          <table:table-cell office:value-type="string" calcext:value-type="string">
            <text:p>$ACHV_HERO_MODE_PLUS_TITLE</text:p>
          </table:table-cell>
          <table:table-cell office:value-type="string" calcext:value-type="string">
            <text:p>Режим Героя+</text:p>
          </table:table-cell>
        </table:table-row>
        <table:table-row table:style-name="ro1">
          <table:table-cell office:value-type="string" calcext:value-type="string">
            <text:p>$ACHV_HERO_MODE_TITLE</text:p>
          </table:table-cell>
          <table:table-cell office:value-type="string" calcext:value-type="string">
            <text:p>Режим Героя</text:p>
          </table:table-cell>
        </table:table-row>
        <table:table-row table:style-name="ro1">
          <table:table-cell office:value-type="string" calcext:value-type="string">
            <text:p>$ACHV_MENU_ACCESS_DESC</text:p>
          </table:table-cell>
          <table:table-cell office:value-type="string" calcext:value-type="string">
            <text:p>Посетить меню ограничения&lt;N&gt;(опции-&gt;ограничения)</text:p>
          </table:table-cell>
        </table:table-row>
        <table:table-row table:style-name="ro1">
          <table:table-cell office:value-type="string" calcext:value-type="string">
            <text:p>$ACHV_MENU_ACCESS_TITLE</text:p>
          </table:table-cell>
          <table:table-cell office:value-type="string" calcext:value-type="string">
            <text:p>Полный доступ</text:p>
          </table:table-cell>
        </table:table-row>
        <table:table-row table:style-name="ro1">
          <table:table-cell office:value-type="string" calcext:value-type="string">
            <text:p>$ACHV_MENU_CONTROLS_DESC</text:p>
          </table:table-cell>
          <table:table-cell office:value-type="string" calcext:value-type="string">
            <text:p>Посетить меню управления&lt;N&gt;(опции-&gt;управление)</text:p>
          </table:table-cell>
        </table:table-row>
        <table:table-row table:style-name="ro1">
          <table:table-cell office:value-type="string" calcext:value-type="string">
            <text:p>$ACHV_MENU_CONTROLS_TITLE</text:p>
          </table:table-cell>
          <table:table-cell office:value-type="string" calcext:value-type="string">
            <text:p>Я неуправляем!</text:p>
          </table:table-cell>
        </table:table-row>
        <table:table-row table:style-name="ro1">
          <table:table-cell office:value-type="string" calcext:value-type="string">
            <text:p>$ACHV_MENU_NUL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$ACHV_MENU_TIPS_DESC</text:p>
          </table:table-cell>
          <table:table-cell office:value-type="string" calcext:value-type="string">
            <text:p>Посетить меню подсказок&lt;N&gt;(общий мир-&gt;подсказки)</text:p>
          </table:table-cell>
        </table:table-row>
        <table:table-row table:style-name="ro1">
          <table:table-cell office:value-type="string" calcext:value-type="string">
            <text:p>$ACHV_MENU_TIPS_TITLE</text:p>
          </table:table-cell>
          <table:table-cell office:value-type="string" calcext:value-type="string">
            <text:p>Засесть за книги</text:p>
          </table:table-cell>
        </table:table-row>
        <table:table-row table:style-name="ro1">
          <table:table-cell office:value-type="string" calcext:value-type="string">
            <text:p>$ACHV_UPGRADE_ALL_ARMOR_UNIQUE_DESC</text:p>
          </table:table-cell>
          <table:table-cell office:value-type="string" calcext:value-type="string">
            <text:p>Улучшить всю уникальную броню в новой игре+</text:p>
          </table:table-cell>
        </table:table-row>
        <table:table-row table:style-name="ro1">
          <table:table-cell office:value-type="string" calcext:value-type="string">
            <text:p>$ACHV_UPGRADE_ALL_ARMOR_UNIQUE_TITLE</text:p>
          </table:table-cell>
          <table:table-cell office:value-type="string" calcext:value-type="string">
            <text:p>Коробка бессмертия</text:p>
          </table:table-cell>
        </table:table-row>
        <table:table-row table:style-name="ro1">
          <table:table-cell office:value-type="string" calcext:value-type="string">
            <text:p>$ACHV_UPGRADE_ALL_WEAPONS_UNIQUE_DESC</text:p>
          </table:table-cell>
          <table:table-cell office:value-type="string" calcext:value-type="string">
            <text:p>Улучшить все уникальное оружие в новой игре+</text:p>
          </table:table-cell>
        </table:table-row>
        <table:table-row table:style-name="ro1">
          <table:table-cell office:value-type="string" calcext:value-type="string">
            <text:p>$ACHV_UPGRADE_ALL_WEAPONS_UNIQUE_TITLE</text:p>
          </table:table-cell>
          <table:table-cell office:value-type="string" calcext:value-type="string">
            <text:p>Коробка убийств</text:p>
          </table:table-cell>
        </table:table-row>
        <table:table-row table:style-name="ro1">
          <table:table-cell office:value-type="string" calcext:value-type="string">
            <text:p>$ACHV_USE_TARGETS_DESC</text:p>
          </table:table-cell>
          <table:table-cell office:value-type="string" calcext:value-type="string">
            <text:p>Использовать продвинутые настройки прицеливания</text:p>
          </table:table-cell>
        </table:table-row>
        <table:table-row table:style-name="ro1">
          <table:table-cell office:value-type="string" calcext:value-type="string">
            <text:p>$ACHV_USE_TARGETS_TITLE</text:p>
          </table:table-cell>
          <table:table-cell office:value-type="string" calcext:value-type="string">
            <text:p>Точное прицеливание</text:p>
          </table:table-cell>
        </table:table-row>
      </table:table>
      <table:table table:name="zh-CN" table:style-name="ta1">
        <table:table-column table:style-name="co26" table:number-columns-repeated="2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$ACHV_AZRA_LVL_10_DESC</text:p>
          </table:table-cell>
          <table:table-cell office:value-type="string" calcext:value-type="string">
            <text:p>将你的图书管理员升级到10级</text:p>
          </table:table-cell>
        </table:table-row>
        <table:table-row table:style-name="ro1">
          <table:table-cell office:value-type="string" calcext:value-type="string">
            <text:p>$ACHV_AZRA_LVL_10_TITLE</text:p>
          </table:table-cell>
          <table:table-cell office:value-type="string" calcext:value-type="string">
            <text:p>图书馆科学导论</text:p>
          </table:table-cell>
        </table:table-row>
        <table:table-row table:style-name="ro1">
          <table:table-cell office:value-type="string" calcext:value-type="string">
            <text:p>$ACHV_AZRA_LVL_25_DESC</text:p>
          </table:table-cell>
          <table:table-cell office:value-type="string" calcext:value-type="string">
            <text:p>将你的图书管理员升级到25级</text:p>
          </table:table-cell>
        </table:table-row>
        <table:table-row table:style-name="ro1">
          <table:table-cell office:value-type="string" calcext:value-type="string">
            <text:p>$ACHV_AZRA_LVL_25_TITLE</text:p>
          </table:table-cell>
          <table:table-cell office:value-type="string" calcext:value-type="string">
            <text:p>中级图书馆学</text:p>
          </table:table-cell>
        </table:table-row>
        <table:table-row table:style-name="ro1">
          <table:table-cell office:value-type="string" calcext:value-type="string">
            <text:p>$ACHV_AZRA_LVL_40_DESC</text:p>
          </table:table-cell>
          <table:table-cell office:value-type="string" calcext:value-type="string">
            <text:p>将你的图书管理员升级到40级</text:p>
          </table:table-cell>
        </table:table-row>
        <table:table-row table:style-name="ro1">
          <table:table-cell office:value-type="string" calcext:value-type="string">
            <text:p>$ACHV_AZRA_LVL_40_TITLE</text:p>
          </table:table-cell>
          <table:table-cell office:value-type="string" calcext:value-type="string">
            <text:p>高级图书管理学</text:p>
          </table:table-cell>
        </table:table-row>
        <table:table-row table:style-name="ro1">
          <table:table-cell office:value-type="string" calcext:value-type="string">
            <text:p>$ACHV_AZRA_LVL_60_DESC</text:p>
          </table:table-cell>
          <table:table-cell office:value-type="string" calcext:value-type="string">
            <text:p>将你的图书管理员升级到60级</text:p>
          </table:table-cell>
        </table:table-row>
        <table:table-row table:style-name="ro1">
          <table:table-cell office:value-type="string" calcext:value-type="string">
            <text:p>$ACHV_AZRA_LVL_60_TITLE</text:p>
          </table:table-cell>
          <table:table-cell office:value-type="string" calcext:value-type="string">
            <text:p>精英图书管理学</text:p>
          </table:table-cell>
        </table:table-row>
        <table:table-row table:style-name="ro1">
          <table:table-cell office:value-type="string" calcext:value-type="string">
            <text:p>$ACHV_BEAT_ALL_SIDEQUESTS_DESC</text:p>
          </table:table-cell>
          <table:table-cell office:value-type="string" calcext:value-type="string">
            <text:p>在新游戏+中完成所有支线任务</text:p>
          </table:table-cell>
        </table:table-row>
        <table:table-row table:style-name="ro1">
          <table:table-cell office:value-type="string" calcext:value-type="string">
            <text:p>$ACHV_BEAT_ALL_SIDEQUESTS_TITLE</text:p>
          </table:table-cell>
          <table:table-cell office:value-type="string" calcext:value-type="string">
            <text:p>了无牵挂</text:p>
          </table:table-cell>
        </table:table-row>
        <table:table-row table:style-name="ro1">
          <table:table-cell office:value-type="string" calcext:value-type="string">
            <text:p>$ACHV_BEAT_ANY_EXTREME_DESC</text:p>
          </table:table-cell>
          <table:table-cell office:value-type="string" calcext:value-type="string">
            <text:p>在终极难度下通过任意一关。</text:p>
          </table:table-cell>
        </table:table-row>
        <table:table-row table:style-name="ro1">
          <table:table-cell office:value-type="string" calcext:value-type="string">
            <text:p>$ACHV_BEAT_ANY_EXTREME_TITLE</text:p>
          </table:table-cell>
          <table:table-cell office:value-type="string" calcext:value-type="string">
            <text:p>获得一颗金星！</text:p>
          </table:table-cell>
        </table:table-row>
        <table:table-row table:style-name="ro1">
          <table:table-cell office:value-type="string" calcext:value-type="string">
            <text:p>$ACHV_BEAT_GAME_NORMAL_DESC</text:p>
          </table:table-cell>
          <table:table-cell office:value-type="string" calcext:value-type="string">
            <text:p>通关标准游戏</text:p>
          </table:table-cell>
        </table:table-row>
        <table:table-row table:style-name="ro1">
          <table:table-cell office:value-type="string" calcext:value-type="string">
            <text:p>$ACHV_BEAT_GAME_NORMAL_TITLE</text:p>
          </table:table-cell>
          <table:table-cell office:value-type="string" calcext:value-type="string">
            <text:p>大赢家！</text:p>
          </table:table-cell>
        </table:table-row>
        <table:table-row table:style-name="ro1">
          <table:table-cell office:value-type="string" calcext:value-type="string">
            <text:p>$ACHV_BEAT_GAME_PLUS_DESC</text:p>
          </table:table-cell>
          <table:table-cell office:value-type="string" calcext:value-type="string">
            <text:p>通关新游戏+</text:p>
          </table:table-cell>
        </table:table-row>
        <table:table-row table:style-name="ro1">
          <table:table-cell office:value-type="string" calcext:value-type="string">
            <text:p>$ACHV_BEAT_GAME_PLUS_TITLE</text:p>
          </table:table-cell>
          <table:table-cell office:value-type="string" calcext:value-type="string">
            <text:p>超级大赢家！</text:p>
          </table:table-cell>
        </table:table-row>
        <table:table-row table:style-name="ro1">
          <table:table-cell office:value-type="string" calcext:value-type="string">
            <text:p>$ACHV_BEAT_SUPER_SHEEP_NORMAL_DESC</text:p>
          </table:table-cell>
          <table:table-cell office:value-type="string" calcext:value-type="string">
            <text:p>在标准游戏击败超级绵羊</text:p>
          </table:table-cell>
        </table:table-row>
        <table:table-row table:style-name="ro1">
          <table:table-cell office:value-type="string" calcext:value-type="string">
            <text:p>$ACHV_BEAT_SUPER_SHEEP_NORMAL_TITLE</text:p>
          </table:table-cell>
          <table:table-cell office:value-type="string" calcext:value-type="string">
            <text:p>屠羊狂魔</text:p>
          </table:table-cell>
        </table:table-row>
        <table:table-row table:style-name="ro1">
          <table:table-cell office:value-type="string" calcext:value-type="string">
            <text:p>$ACHV_BEAT_SUPER_SHEEP_PLUS_DESC</text:p>
          </table:table-cell>
          <table:table-cell office:value-type="string" calcext:value-type="string">
            <text:p>在新游戏+击败超级绵羊</text:p>
          </table:table-cell>
        </table:table-row>
        <table:table-row table:style-name="ro1">
          <table:table-cell office:value-type="string" calcext:value-type="string">
            <text:p>$ACHV_BEAT_SUPER_SHEEP_PLUS_TITLE</text:p>
          </table:table-cell>
          <table:table-cell office:value-type="string" calcext:value-type="string">
            <text:p>超级屠羊狂魔</text:p>
          </table:table-cell>
        </table:table-row>
        <table:table-row table:style-name="ro1">
          <table:table-cell office:value-type="string" calcext:value-type="string">
            <text:p>$ACHV_BOOST_TECH_5_DESC</text:p>
          </table:table-cell>
          <table:table-cell office:value-type="string" calcext:value-type="string">
            <text:p>在战斗中，将一个角色强化到最高强化等级。</text:p>
          </table:table-cell>
        </table:table-row>
        <table:table-row table:style-name="ro1">
          <table:table-cell office:value-type="string" calcext:value-type="string">
            <text:p>$ACHV_BOOST_TECH_5_TITLE</text:p>
          </table:table-cell>
          <table:table-cell office:value-type="string" calcext:value-type="string">
            <text:p>我得到了力量！</text:p>
          </table:table-cell>
        </table:table-row>
        <table:table-row table:style-name="ro1">
          <table:table-cell office:value-type="string" calcext:value-type="string">
            <text:p>$ACHV_ENDLESS_100_NORMAL_DESC</text:p>
          </table:table-cell>
          <table:table-cell office:value-type="string" calcext:value-type="string">
            <text:p>在标准游戏的无尽挑战2中，击败100波敌人</text:p>
          </table:table-cell>
        </table:table-row>
        <table:table-row table:style-name="ro1">
          <table:table-cell office:value-type="string" calcext:value-type="string">
            <text:p>$ACHV_ENDLESS_100_NORMAL_TITLE</text:p>
          </table:table-cell>
          <table:table-cell office:value-type="string" calcext:value-type="string">
            <text:p>忍耐</text:p>
          </table:table-cell>
        </table:table-row>
        <table:table-row table:style-name="ro1">
          <table:table-cell office:value-type="string" calcext:value-type="string">
            <text:p>$ACHV_ENDLESS_100_PLUS_DESC</text:p>
          </table:table-cell>
          <table:table-cell office:value-type="string" calcext:value-type="string">
            <text:p>在新游戏+ 无尽挑战 2中，击败100波敌人</text:p>
          </table:table-cell>
        </table:table-row>
        <table:table-row table:style-name="ro1">
          <table:table-cell office:value-type="string" calcext:value-type="string">
            <text:p>$ACHV_ENDLESS_100_PLUS_TITLE</text:p>
          </table:table-cell>
          <table:table-cell office:value-type="string" calcext:value-type="string">
            <text:p>马拉松</text:p>
          </table:table-cell>
        </table:table-row>
        <table:table-row table:style-name="ro1">
          <table:table-cell office:value-type="string" calcext:value-type="string">
            <text:p>$ACHV_HAVE_201_STARS_BLUE_DESC</text:p>
          </table:table-cell>
          <table:table-cell office:value-type="string" calcext:value-type="string">
            <text:p>获得201颗蓝星星</text:p>
          </table:table-cell>
        </table:table-row>
        <table:table-row table:style-name="ro1">
          <table:table-cell office:value-type="string" calcext:value-type="string">
            <text:p>$ACHV_HAVE_201_STARS_BLUE_TITLE</text:p>
          </table:table-cell>
          <table:table-cell office:value-type="string" calcext:value-type="string">
            <text:p>尽善尽美</text:p>
          </table:table-cell>
        </table:table-row>
        <table:table-row table:style-name="ro1">
          <table:table-cell office:value-type="string" calcext:value-type="string">
            <text:p>$ACHV_HAVE_201_STARS_GOLD_DESC</text:p>
          </table:table-cell>
          <table:table-cell office:value-type="string" calcext:value-type="string">
            <text:p>取得201颗金星星</text:p>
          </table:table-cell>
        </table:table-row>
        <table:table-row table:style-name="ro1">
          <table:table-cell office:value-type="string" calcext:value-type="string">
            <text:p>$ACHV_HAVE_201_STARS_GOLD_TITLE</text:p>
          </table:table-cell>
          <table:table-cell office:value-type="string" calcext:value-type="string">
            <text:p>三百六十度尽善尽美</text:p>
          </table:table-cell>
        </table:table-row>
        <table:table-row table:style-name="ro1">
          <table:table-cell office:value-type="string" calcext:value-type="string">
            <text:p>$ACHV_HAVE_ALL_ARMOR_UNIQUE_DESC</text:p>
          </table:table-cell>
          <table:table-cell office:value-type="string" calcext:value-type="string">
            <text:p>在标准游戏获得所有独特护甲</text:p>
          </table:table-cell>
        </table:table-row>
        <table:table-row table:style-name="ro1">
          <table:table-cell office:value-type="string" calcext:value-type="string">
            <text:p>$ACHV_HAVE_ALL_ARMOR_UNIQUE_TITLE</text:p>
          </table:table-cell>
          <table:table-cell office:value-type="string" calcext:value-type="string">
            <text:p>瑞士军胸甲</text:p>
          </table:table-cell>
        </table:table-row>
        <table:table-row table:style-name="ro1">
          <table:table-cell office:value-type="string" calcext:value-type="string">
            <text:p>$ACHV_HAVE_ALL_BOOKS_NORMAL_DESC</text:p>
          </table:table-cell>
          <table:table-cell office:value-type="string" calcext:value-type="string">
            <text:p>在标准游戏的额外挑战中获得所有书籍</text:p>
          </table:table-cell>
        </table:table-row>
        <table:table-row table:style-name="ro1">
          <table:table-cell office:value-type="string" calcext:value-type="string">
            <text:p>$ACHV_HAVE_ALL_BOOKS_NORMAL_TITLE</text:p>
          </table:table-cell>
          <table:table-cell office:value-type="string" calcext:value-type="string">
            <text:p>书呆子</text:p>
          </table:table-cell>
        </table:table-row>
        <table:table-row table:style-name="ro1">
          <table:table-cell office:value-type="string" calcext:value-type="string">
            <text:p>$ACHV_HAVE_ALL_BOOKS_PLUS_DESC</text:p>
          </table:table-cell>
          <table:table-cell office:value-type="string" calcext:value-type="string">
            <text:p>在新游戏+ 的额外挑战中获得所有书籍</text:p>
          </table:table-cell>
        </table:table-row>
        <table:table-row table:style-name="ro1">
          <table:table-cell office:value-type="string" calcext:value-type="string">
            <text:p>$ACHV_HAVE_ALL_BOOKS_PLUS_TITLE</text:p>
          </table:table-cell>
          <table:table-cell office:value-type="string" calcext:value-type="string">
            <text:p>超级书呆子</text:p>
          </table:table-cell>
        </table:table-row>
        <table:table-row table:style-name="ro1">
          <table:table-cell office:value-type="string" calcext:value-type="string">
            <text:p>$ACHV_HAVE_ALL_CLASSES_DESC</text:p>
          </table:table-cell>
          <table:table-cell office:value-type="string" calcext:value-type="string">
            <text:p>解锁6种职业（不包括图书管理员）</text:p>
          </table:table-cell>
        </table:table-row>
        <table:table-row table:style-name="ro1">
          <table:table-cell office:value-type="string" calcext:value-type="string">
            <text:p>$ACHV_HAVE_ALL_CLASSES_TITLE</text:p>
          </table:table-cell>
          <table:table-cell office:value-type="string" calcext:value-type="string">
            <text:p>私人军队</text:p>
          </table:table-cell>
        </table:table-row>
        <table:table-row table:style-name="ro1">
          <table:table-cell office:value-type="string" calcext:value-type="string">
            <text:p>$ACHV_HAVE_ALL_WEAPONS_UNIQUE_DESC</text:p>
          </table:table-cell>
          <table:table-cell office:value-type="string" calcext:value-type="string">
            <text:p>在标准游戏获得所有独特武器</text:p>
          </table:table-cell>
        </table:table-row>
        <table:table-row table:style-name="ro1">
          <table:table-cell office:value-type="string" calcext:value-type="string">
            <text:p>$ACHV_HAVE_ALL_WEAPONS_UNIQUE_TITLE</text:p>
          </table:table-cell>
          <table:table-cell office:value-type="string" calcext:value-type="string">
            <text:p>瑞士军刀</text:p>
          </table:table-cell>
        </table:table-row>
        <table:table-row table:style-name="ro1">
          <table:table-cell office:value-type="string" calcext:value-type="string">
            <text:p>$ACHV_HAVE_SKILL_LVL_20_DESC</text:p>
          </table:table-cell>
          <table:table-cell office:value-type="string" calcext:value-type="string">
            <text:p>解锁一个20级的技能</text:p>
          </table:table-cell>
        </table:table-row>
        <table:table-row table:style-name="ro1">
          <table:table-cell office:value-type="string" calcext:value-type="string">
            <text:p>$ACHV_HAVE_SKILL_LVL_20_TITLE</text:p>
          </table:table-cell>
          <table:table-cell office:value-type="string" calcext:value-type="string">
            <text:p>疯狂技能</text:p>
          </table:table-cell>
        </table:table-row>
        <table:table-row table:style-name="ro1">
          <table:table-cell office:value-type="string" calcext:value-type="string">
            <text:p>$ACHV_HERO_MODE_DESC</text:p>
          </table:table-cell>
          <table:table-cell office:value-type="string" calcext:value-type="string">
            <text:p>在不招募任何人物的情况下通关标准游戏</text:p>
          </table:table-cell>
        </table:table-row>
        <table:table-row table:style-name="ro1">
          <table:table-cell office:value-type="string" calcext:value-type="string">
            <text:p>$ACHV_HERO_MODE_PLUS_DESC</text:p>
          </table:table-cell>
          <table:table-cell office:value-type="string" calcext:value-type="string">
            <text:p>在不招募任何人的情况下通关新游戏+</text:p>
          </table:table-cell>
        </table:table-row>
        <table:table-row table:style-name="ro1">
          <table:table-cell office:value-type="string" calcext:value-type="string">
            <text:p>$ACHV_HERO_MODE_PLUS_PLUS_DESC</text:p>
          </table:table-cell>
          <table:table-cell office:value-type="string" calcext:value-type="string">
            <text:p>在不招募任何人的情况下取得180颗金星星</text:p>
          </table:table-cell>
        </table:table-row>
        <table:table-row table:style-name="ro1">
          <table:table-cell office:value-type="string" calcext:value-type="string">
            <text:p>$ACHV_HERO_MODE_PLUS_PLUS_TITLE</text:p>
          </table:table-cell>
          <table:table-cell office:value-type="string" calcext:value-type="string">
            <text:p>英雄模式++</text:p>
          </table:table-cell>
        </table:table-row>
        <table:table-row table:style-name="ro1">
          <table:table-cell office:value-type="string" calcext:value-type="string">
            <text:p>$ACHV_HERO_MODE_PLUS_TITLE</text:p>
          </table:table-cell>
          <table:table-cell office:value-type="string" calcext:value-type="string">
            <text:p>英雄模式+</text:p>
          </table:table-cell>
        </table:table-row>
        <table:table-row table:style-name="ro1">
          <table:table-cell office:value-type="string" calcext:value-type="string">
            <text:p>$ACHV_HERO_MODE_TITLE</text:p>
          </table:table-cell>
          <table:table-cell office:value-type="string" calcext:value-type="string">
            <text:p>英雄模式</text:p>
          </table:table-cell>
        </table:table-row>
        <table:table-row table:style-name="ro1">
          <table:table-cell office:value-type="string" calcext:value-type="string">
            <text:p>$ACHV_MENU_ACCESS_DESC</text:p>
          </table:table-cell>
          <table:table-cell office:value-type="string" calcext:value-type="string">
            <text:p>进入技能菜单&lt;N&gt;（选项-&gt;技能菜单）</text:p>
          </table:table-cell>
        </table:table-row>
        <table:table-row table:style-name="ro1">
          <table:table-cell office:value-type="string" calcext:value-type="string">
            <text:p>$ACHV_MENU_ACCESS_TITLE</text:p>
          </table:table-cell>
          <table:table-cell office:value-type="string" calcext:value-type="string">
            <text:p>无孔不入</text:p>
          </table:table-cell>
        </table:table-row>
        <table:table-row table:style-name="ro1">
          <table:table-cell office:value-type="string" calcext:value-type="string">
            <text:p>$ACHV_MENU_CONTROLS_DESC</text:p>
          </table:table-cell>
          <table:table-cell office:value-type="string" calcext:value-type="string">
            <text:p>进入控制菜单&lt;N&gt;（选项-&gt;控制）</text:p>
          </table:table-cell>
        </table:table-row>
        <table:table-row table:style-name="ro1">
          <table:table-cell office:value-type="string" calcext:value-type="string">
            <text:p>$ACHV_MENU_CONTROLS_TITLE</text:p>
          </table:table-cell>
          <table:table-cell office:value-type="string" calcext:value-type="string">
            <text:p>休想控制我！</text:p>
          </table:table-cell>
        </table:table-row>
        <table:table-row table:style-name="ro1">
          <table:table-cell office:value-type="string" calcext:value-type="string">
            <text:p>$ACHV_MENU_NUL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$ACHV_MENU_TIPS_DESC</text:p>
          </table:table-cell>
          <table:table-cell office:value-type="string" calcext:value-type="string">
            <text:p>进入提示菜单&lt;N&gt;（世界-&gt;提示）</text:p>
          </table:table-cell>
        </table:table-row>
        <table:table-row table:style-name="ro1">
          <table:table-cell office:value-type="string" calcext:value-type="string">
            <text:p>$ACHV_MENU_TIPS_TITLE</text:p>
          </table:table-cell>
          <table:table-cell office:value-type="string" calcext:value-type="string">
            <text:p>努力学习</text:p>
          </table:table-cell>
        </table:table-row>
        <table:table-row table:style-name="ro1">
          <table:table-cell office:value-type="string" calcext:value-type="string">
            <text:p>$ACHV_UPGRADE_ALL_ARMOR_UNIQUE_DESC</text:p>
          </table:table-cell>
          <table:table-cell office:value-type="string" calcext:value-type="string">
            <text:p>在新游戏+ 中升级所有特殊护甲</text:p>
          </table:table-cell>
        </table:table-row>
        <table:table-row table:style-name="ro1">
          <table:table-cell office:value-type="string" calcext:value-type="string">
            <text:p>$ACHV_UPGRADE_ALL_ARMOR_UNIQUE_TITLE</text:p>
          </table:table-cell>
          <table:table-cell office:value-type="string" calcext:value-type="string">
            <text:p>大铠甲</text:p>
          </table:table-cell>
        </table:table-row>
        <table:table-row table:style-name="ro1">
          <table:table-cell office:value-type="string" calcext:value-type="string">
            <text:p>$ACHV_UPGRADE_ALL_WEAPONS_UNIQUE_DESC</text:p>
          </table:table-cell>
          <table:table-cell office:value-type="string" calcext:value-type="string">
            <text:p>在新游戏+ 中升级所有特殊武器</text:p>
          </table:table-cell>
        </table:table-row>
        <table:table-row table:style-name="ro1">
          <table:table-cell office:value-type="string" calcext:value-type="string">
            <text:p>$ACHV_UPGRADE_ALL_WEAPONS_UNIQUE_TITLE</text:p>
          </table:table-cell>
          <table:table-cell office:value-type="string" calcext:value-type="string">
            <text:p>大杀器</text:p>
          </table:table-cell>
        </table:table-row>
        <table:table-row table:style-name="ro1">
          <table:table-cell office:value-type="string" calcext:value-type="string">
            <text:p>$ACHV_USE_TARGETS_DESC</text:p>
          </table:table-cell>
          <table:table-cell office:value-type="string" calcext:value-type="string">
            <text:p>使用高级瞄准选项</text:p>
          </table:table-cell>
        </table:table-row>
        <table:table-row table:style-name="ro1">
          <table:table-cell office:value-type="string" calcext:value-type="string">
            <text:p>$ACHV_USE_TARGETS_TITLE</text:p>
          </table:table-cell>
          <table:table-cell office:value-type="string" calcext:value-type="string">
            <text:p>精确瞄准</text:p>
          </table:table-cell>
        </table:table-row>
      </table:table>
      <table:table table:name="zh-HK" table:style-name="ta1">
        <table:table-column table:style-name="co26" table:number-columns-repeated="2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$ACHV_AZRA_LVL_10_DESC</text:p>
          </table:table-cell>
          <table:table-cell office:value-type="string" calcext:value-type="string">
            <text:p>將你的圖書管理員升級到10級</text:p>
          </table:table-cell>
        </table:table-row>
        <table:table-row table:style-name="ro1">
          <table:table-cell office:value-type="string" calcext:value-type="string">
            <text:p>$ACHV_AZRA_LVL_10_TITLE</text:p>
          </table:table-cell>
          <table:table-cell office:value-type="string" calcext:value-type="string">
            <text:p>圖書館科學導論</text:p>
          </table:table-cell>
        </table:table-row>
        <table:table-row table:style-name="ro1">
          <table:table-cell office:value-type="string" calcext:value-type="string">
            <text:p>$ACHV_AZRA_LVL_25_DESC</text:p>
          </table:table-cell>
          <table:table-cell office:value-type="string" calcext:value-type="string">
            <text:p>將你的圖書管理員升級到25級</text:p>
          </table:table-cell>
        </table:table-row>
        <table:table-row table:style-name="ro1">
          <table:table-cell office:value-type="string" calcext:value-type="string">
            <text:p>$ACHV_AZRA_LVL_25_TITLE</text:p>
          </table:table-cell>
          <table:table-cell office:value-type="string" calcext:value-type="string">
            <text:p>中級圖書館學</text:p>
          </table:table-cell>
        </table:table-row>
        <table:table-row table:style-name="ro1">
          <table:table-cell office:value-type="string" calcext:value-type="string">
            <text:p>$ACHV_AZRA_LVL_40_DESC</text:p>
          </table:table-cell>
          <table:table-cell office:value-type="string" calcext:value-type="string">
            <text:p>將你的圖書管理員升級到40級</text:p>
          </table:table-cell>
        </table:table-row>
        <table:table-row table:style-name="ro1">
          <table:table-cell office:value-type="string" calcext:value-type="string">
            <text:p>$ACHV_AZRA_LVL_40_TITLE</text:p>
          </table:table-cell>
          <table:table-cell office:value-type="string" calcext:value-type="string">
            <text:p>高級圖書管理學</text:p>
          </table:table-cell>
        </table:table-row>
        <table:table-row table:style-name="ro1">
          <table:table-cell office:value-type="string" calcext:value-type="string">
            <text:p>$ACHV_AZRA_LVL_60_DESC</text:p>
          </table:table-cell>
          <table:table-cell office:value-type="string" calcext:value-type="string">
            <text:p>將你的圖書管理員升級到60級</text:p>
          </table:table-cell>
        </table:table-row>
        <table:table-row table:style-name="ro1">
          <table:table-cell office:value-type="string" calcext:value-type="string">
            <text:p>$ACHV_AZRA_LVL_60_TITLE</text:p>
          </table:table-cell>
          <table:table-cell office:value-type="string" calcext:value-type="string">
            <text:p>精英圖書管理學</text:p>
          </table:table-cell>
        </table:table-row>
        <table:table-row table:style-name="ro1">
          <table:table-cell office:value-type="string" calcext:value-type="string">
            <text:p>$ACHV_BEAT_ALL_SIDEQUESTS_DESC</text:p>
          </table:table-cell>
          <table:table-cell office:value-type="string" calcext:value-type="string">
            <text:p>在新遊戲+中完成所有支線任務</text:p>
          </table:table-cell>
        </table:table-row>
        <table:table-row table:style-name="ro1">
          <table:table-cell office:value-type="string" calcext:value-type="string">
            <text:p>$ACHV_BEAT_ALL_SIDEQUESTS_TITLE</text:p>
          </table:table-cell>
          <table:table-cell office:value-type="string" calcext:value-type="string">
            <text:p>了無牽掛</text:p>
          </table:table-cell>
        </table:table-row>
        <table:table-row table:style-name="ro1">
          <table:table-cell office:value-type="string" calcext:value-type="string">
            <text:p>$ACHV_BEAT_ANY_EXTREME_DESC</text:p>
          </table:table-cell>
          <table:table-cell office:value-type="string" calcext:value-type="string">
            <text:p>在終極難度下通過任意一關。</text:p>
          </table:table-cell>
        </table:table-row>
        <table:table-row table:style-name="ro1">
          <table:table-cell office:value-type="string" calcext:value-type="string">
            <text:p>$ACHV_BEAT_ANY_EXTREME_TITLE</text:p>
          </table:table-cell>
          <table:table-cell office:value-type="string" calcext:value-type="string">
            <text:p>獲得一顆金星！</text:p>
          </table:table-cell>
        </table:table-row>
        <table:table-row table:style-name="ro1">
          <table:table-cell office:value-type="string" calcext:value-type="string">
            <text:p>$ACHV_BEAT_GAME_NORMAL_DESC</text:p>
          </table:table-cell>
          <table:table-cell office:value-type="string" calcext:value-type="string">
            <text:p>通關標準遊戲</text:p>
          </table:table-cell>
        </table:table-row>
        <table:table-row table:style-name="ro1">
          <table:table-cell office:value-type="string" calcext:value-type="string">
            <text:p>$ACHV_BEAT_GAME_NORMAL_TITLE</text:p>
          </table:table-cell>
          <table:table-cell office:value-type="string" calcext:value-type="string">
            <text:p>大贏家！</text:p>
          </table:table-cell>
        </table:table-row>
        <table:table-row table:style-name="ro1">
          <table:table-cell office:value-type="string" calcext:value-type="string">
            <text:p>$ACHV_BEAT_GAME_PLUS_DESC</text:p>
          </table:table-cell>
          <table:table-cell office:value-type="string" calcext:value-type="string">
            <text:p>通關新遊戲+</text:p>
          </table:table-cell>
        </table:table-row>
        <table:table-row table:style-name="ro1">
          <table:table-cell office:value-type="string" calcext:value-type="string">
            <text:p>$ACHV_BEAT_GAME_PLUS_TITLE</text:p>
          </table:table-cell>
          <table:table-cell office:value-type="string" calcext:value-type="string">
            <text:p>超級大贏家！</text:p>
          </table:table-cell>
        </table:table-row>
        <table:table-row table:style-name="ro1">
          <table:table-cell office:value-type="string" calcext:value-type="string">
            <text:p>$ACHV_BEAT_SUPER_SHEEP_NORMAL_DESC</text:p>
          </table:table-cell>
          <table:table-cell office:value-type="string" calcext:value-type="string">
            <text:p>在標準遊戲擊敗超級綿羊</text:p>
          </table:table-cell>
        </table:table-row>
        <table:table-row table:style-name="ro1">
          <table:table-cell office:value-type="string" calcext:value-type="string">
            <text:p>$ACHV_BEAT_SUPER_SHEEP_NORMAL_TITLE</text:p>
          </table:table-cell>
          <table:table-cell office:value-type="string" calcext:value-type="string">
            <text:p>屠羊狂魔</text:p>
          </table:table-cell>
        </table:table-row>
        <table:table-row table:style-name="ro1">
          <table:table-cell office:value-type="string" calcext:value-type="string">
            <text:p>$ACHV_BEAT_SUPER_SHEEP_PLUS_DESC</text:p>
          </table:table-cell>
          <table:table-cell office:value-type="string" calcext:value-type="string">
            <text:p>在新遊戲+擊敗超級綿羊</text:p>
          </table:table-cell>
        </table:table-row>
        <table:table-row table:style-name="ro1">
          <table:table-cell office:value-type="string" calcext:value-type="string">
            <text:p>$ACHV_BEAT_SUPER_SHEEP_PLUS_TITLE</text:p>
          </table:table-cell>
          <table:table-cell office:value-type="string" calcext:value-type="string">
            <text:p>超級屠羊狂魔</text:p>
          </table:table-cell>
        </table:table-row>
        <table:table-row table:style-name="ro1">
          <table:table-cell office:value-type="string" calcext:value-type="string">
            <text:p>$ACHV_BOOST_TECH_5_DESC</text:p>
          </table:table-cell>
          <table:table-cell office:value-type="string" calcext:value-type="string">
            <text:p>在戰鬥中，將一個角色強化到最高強化等級。</text:p>
          </table:table-cell>
        </table:table-row>
        <table:table-row table:style-name="ro1">
          <table:table-cell office:value-type="string" calcext:value-type="string">
            <text:p>$ACHV_BOOST_TECH_5_TITLE</text:p>
          </table:table-cell>
          <table:table-cell office:value-type="string" calcext:value-type="string">
            <text:p>我得到了力量！</text:p>
          </table:table-cell>
        </table:table-row>
        <table:table-row table:style-name="ro1">
          <table:table-cell office:value-type="string" calcext:value-type="string">
            <text:p>$ACHV_ENDLESS_100_NORMAL_DESC</text:p>
          </table:table-cell>
          <table:table-cell office:value-type="string" calcext:value-type="string">
            <text:p>在標準遊戲的無盡挑戰2中，擊敗100波敵人</text:p>
          </table:table-cell>
        </table:table-row>
        <table:table-row table:style-name="ro1">
          <table:table-cell office:value-type="string" calcext:value-type="string">
            <text:p>$ACHV_ENDLESS_100_NORMAL_TITLE</text:p>
          </table:table-cell>
          <table:table-cell office:value-type="string" calcext:value-type="string">
            <text:p>忍耐</text:p>
          </table:table-cell>
        </table:table-row>
        <table:table-row table:style-name="ro1">
          <table:table-cell office:value-type="string" calcext:value-type="string">
            <text:p>$ACHV_ENDLESS_100_PLUS_DESC</text:p>
          </table:table-cell>
          <table:table-cell office:value-type="string" calcext:value-type="string">
            <text:p>在新遊戲+ 無盡挑戰 2中，擊敗100波敵人</text:p>
          </table:table-cell>
        </table:table-row>
        <table:table-row table:style-name="ro1">
          <table:table-cell office:value-type="string" calcext:value-type="string">
            <text:p>$ACHV_ENDLESS_100_PLUS_TITLE</text:p>
          </table:table-cell>
          <table:table-cell office:value-type="string" calcext:value-type="string">
            <text:p>馬拉松</text:p>
          </table:table-cell>
        </table:table-row>
        <table:table-row table:style-name="ro1">
          <table:table-cell office:value-type="string" calcext:value-type="string">
            <text:p>$ACHV_HAVE_201_STARS_BLUE_DESC</text:p>
          </table:table-cell>
          <table:table-cell office:value-type="string" calcext:value-type="string">
            <text:p>獲得201顆藍星星</text:p>
          </table:table-cell>
        </table:table-row>
        <table:table-row table:style-name="ro1">
          <table:table-cell office:value-type="string" calcext:value-type="string">
            <text:p>$ACHV_HAVE_201_STARS_BLUE_TITLE</text:p>
          </table:table-cell>
          <table:table-cell office:value-type="string" calcext:value-type="string">
            <text:p>盡善盡美</text:p>
          </table:table-cell>
        </table:table-row>
        <table:table-row table:style-name="ro1">
          <table:table-cell office:value-type="string" calcext:value-type="string">
            <text:p>$ACHV_HAVE_201_STARS_GOLD_DESC</text:p>
          </table:table-cell>
          <table:table-cell office:value-type="string" calcext:value-type="string">
            <text:p>取得201顆金星星</text:p>
          </table:table-cell>
        </table:table-row>
        <table:table-row table:style-name="ro1">
          <table:table-cell office:value-type="string" calcext:value-type="string">
            <text:p>$ACHV_HAVE_201_STARS_GOLD_TITLE</text:p>
          </table:table-cell>
          <table:table-cell office:value-type="string" calcext:value-type="string">
            <text:p>三百六十度盡善盡美</text:p>
          </table:table-cell>
        </table:table-row>
        <table:table-row table:style-name="ro1">
          <table:table-cell office:value-type="string" calcext:value-type="string">
            <text:p>$ACHV_HAVE_ALL_ARMOR_UNIQUE_DESC</text:p>
          </table:table-cell>
          <table:table-cell office:value-type="string" calcext:value-type="string">
            <text:p>在標準遊戲獲得所有獨特護甲</text:p>
          </table:table-cell>
        </table:table-row>
        <table:table-row table:style-name="ro1">
          <table:table-cell office:value-type="string" calcext:value-type="string">
            <text:p>$ACHV_HAVE_ALL_ARMOR_UNIQUE_TITLE</text:p>
          </table:table-cell>
          <table:table-cell office:value-type="string" calcext:value-type="string">
            <text:p>瑞士軍胸甲</text:p>
          </table:table-cell>
        </table:table-row>
        <table:table-row table:style-name="ro1">
          <table:table-cell office:value-type="string" calcext:value-type="string">
            <text:p>$ACHV_HAVE_ALL_BOOKS_NORMAL_DESC</text:p>
          </table:table-cell>
          <table:table-cell office:value-type="string" calcext:value-type="string">
            <text:p>在標準遊戲的額外挑戰中獲得所有書籍</text:p>
          </table:table-cell>
        </table:table-row>
        <table:table-row table:style-name="ro1">
          <table:table-cell office:value-type="string" calcext:value-type="string">
            <text:p>$ACHV_HAVE_ALL_BOOKS_NORMAL_TITLE</text:p>
          </table:table-cell>
          <table:table-cell office:value-type="string" calcext:value-type="string">
            <text:p>書呆子</text:p>
          </table:table-cell>
        </table:table-row>
        <table:table-row table:style-name="ro1">
          <table:table-cell office:value-type="string" calcext:value-type="string">
            <text:p>$ACHV_HAVE_ALL_BOOKS_PLUS_DESC</text:p>
          </table:table-cell>
          <table:table-cell office:value-type="string" calcext:value-type="string">
            <text:p>在新遊戲+ 的額外挑戰中獲得所有書籍</text:p>
          </table:table-cell>
        </table:table-row>
        <table:table-row table:style-name="ro1">
          <table:table-cell office:value-type="string" calcext:value-type="string">
            <text:p>$ACHV_HAVE_ALL_BOOKS_PLUS_TITLE</text:p>
          </table:table-cell>
          <table:table-cell office:value-type="string" calcext:value-type="string">
            <text:p>超級書呆子</text:p>
          </table:table-cell>
        </table:table-row>
        <table:table-row table:style-name="ro1">
          <table:table-cell office:value-type="string" calcext:value-type="string">
            <text:p>$ACHV_HAVE_ALL_CLASSES_DESC</text:p>
          </table:table-cell>
          <table:table-cell office:value-type="string" calcext:value-type="string">
            <text:p>解鎖6種職業（不包括圖書管理員）</text:p>
          </table:table-cell>
        </table:table-row>
        <table:table-row table:style-name="ro1">
          <table:table-cell office:value-type="string" calcext:value-type="string">
            <text:p>$ACHV_HAVE_ALL_CLASSES_TITLE</text:p>
          </table:table-cell>
          <table:table-cell office:value-type="string" calcext:value-type="string">
            <text:p>私人軍隊</text:p>
          </table:table-cell>
        </table:table-row>
        <table:table-row table:style-name="ro1">
          <table:table-cell office:value-type="string" calcext:value-type="string">
            <text:p>$ACHV_HAVE_ALL_WEAPONS_UNIQUE_DESC</text:p>
          </table:table-cell>
          <table:table-cell office:value-type="string" calcext:value-type="string">
            <text:p>在標準遊戲獲得所有獨特武器</text:p>
          </table:table-cell>
        </table:table-row>
        <table:table-row table:style-name="ro1">
          <table:table-cell office:value-type="string" calcext:value-type="string">
            <text:p>$ACHV_HAVE_ALL_WEAPONS_UNIQUE_TITLE</text:p>
          </table:table-cell>
          <table:table-cell office:value-type="string" calcext:value-type="string">
            <text:p>瑞士軍刀</text:p>
          </table:table-cell>
        </table:table-row>
        <table:table-row table:style-name="ro1">
          <table:table-cell office:value-type="string" calcext:value-type="string">
            <text:p>$ACHV_HAVE_SKILL_LVL_20_DESC</text:p>
          </table:table-cell>
          <table:table-cell office:value-type="string" calcext:value-type="string">
            <text:p>解鎖一個20級的技能</text:p>
          </table:table-cell>
        </table:table-row>
        <table:table-row table:style-name="ro1">
          <table:table-cell office:value-type="string" calcext:value-type="string">
            <text:p>$ACHV_HAVE_SKILL_LVL_20_TITLE</text:p>
          </table:table-cell>
          <table:table-cell office:value-type="string" calcext:value-type="string">
            <text:p>瘋狂技能</text:p>
          </table:table-cell>
        </table:table-row>
        <table:table-row table:style-name="ro1">
          <table:table-cell office:value-type="string" calcext:value-type="string">
            <text:p>$ACHV_HERO_MODE_DESC</text:p>
          </table:table-cell>
          <table:table-cell office:value-type="string" calcext:value-type="string">
            <text:p>在不招募任何人物的情況下通關標準遊戲</text:p>
          </table:table-cell>
        </table:table-row>
        <table:table-row table:style-name="ro1">
          <table:table-cell office:value-type="string" calcext:value-type="string">
            <text:p>$ACHV_HERO_MODE_PLUS_DESC</text:p>
          </table:table-cell>
          <table:table-cell office:value-type="string" calcext:value-type="string">
            <text:p>在不招募任何人的情況下通關新遊戲+</text:p>
          </table:table-cell>
        </table:table-row>
        <table:table-row table:style-name="ro1">
          <table:table-cell office:value-type="string" calcext:value-type="string">
            <text:p>$ACHV_HERO_MODE_PLUS_PLUS_DESC</text:p>
          </table:table-cell>
          <table:table-cell office:value-type="string" calcext:value-type="string">
            <text:p>在不招募任何人的情況下取得180顆金星星</text:p>
          </table:table-cell>
        </table:table-row>
        <table:table-row table:style-name="ro1">
          <table:table-cell office:value-type="string" calcext:value-type="string">
            <text:p>$ACHV_HERO_MODE_PLUS_PLUS_TITLE</text:p>
          </table:table-cell>
          <table:table-cell office:value-type="string" calcext:value-type="string">
            <text:p>英雄模式++</text:p>
          </table:table-cell>
        </table:table-row>
        <table:table-row table:style-name="ro1">
          <table:table-cell office:value-type="string" calcext:value-type="string">
            <text:p>$ACHV_HERO_MODE_PLUS_TITLE</text:p>
          </table:table-cell>
          <table:table-cell office:value-type="string" calcext:value-type="string">
            <text:p>英雄模式+</text:p>
          </table:table-cell>
        </table:table-row>
        <table:table-row table:style-name="ro1">
          <table:table-cell office:value-type="string" calcext:value-type="string">
            <text:p>$ACHV_HERO_MODE_TITLE</text:p>
          </table:table-cell>
          <table:table-cell office:value-type="string" calcext:value-type="string">
            <text:p>英雄模式</text:p>
          </table:table-cell>
        </table:table-row>
        <table:table-row table:style-name="ro1">
          <table:table-cell office:value-type="string" calcext:value-type="string">
            <text:p>$ACHV_MENU_ACCESS_DESC</text:p>
          </table:table-cell>
          <table:table-cell office:value-type="string" calcext:value-type="string">
            <text:p>進入技能功能表&lt;N&gt;（選項-&gt;技能功能表）</text:p>
          </table:table-cell>
        </table:table-row>
        <table:table-row table:style-name="ro1">
          <table:table-cell office:value-type="string" calcext:value-type="string">
            <text:p>$ACHV_MENU_ACCESS_TITLE</text:p>
          </table:table-cell>
          <table:table-cell office:value-type="string" calcext:value-type="string">
            <text:p>無孔不入</text:p>
          </table:table-cell>
        </table:table-row>
        <table:table-row table:style-name="ro1">
          <table:table-cell office:value-type="string" calcext:value-type="string">
            <text:p>$ACHV_MENU_CONTROLS_DESC</text:p>
          </table:table-cell>
          <table:table-cell office:value-type="string" calcext:value-type="string">
            <text:p>進入控制功能表&lt;N&gt;（選項-&gt;控制）</text:p>
          </table:table-cell>
        </table:table-row>
        <table:table-row table:style-name="ro1">
          <table:table-cell office:value-type="string" calcext:value-type="string">
            <text:p>$ACHV_MENU_CONTROLS_TITLE</text:p>
          </table:table-cell>
          <table:table-cell office:value-type="string" calcext:value-type="string">
            <text:p>休想控制我！</text:p>
          </table:table-cell>
        </table:table-row>
        <table:table-row table:style-name="ro1">
          <table:table-cell office:value-type="string" calcext:value-type="string">
            <text:p>$ACHV_MENU_NUL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$ACHV_MENU_TIPS_DESC</text:p>
          </table:table-cell>
          <table:table-cell office:value-type="string" calcext:value-type="string">
            <text:p>進入提示功能表&lt;N&gt;（世界-&gt;提示）</text:p>
          </table:table-cell>
        </table:table-row>
        <table:table-row table:style-name="ro1">
          <table:table-cell office:value-type="string" calcext:value-type="string">
            <text:p>$ACHV_MENU_TIPS_TITLE</text:p>
          </table:table-cell>
          <table:table-cell office:value-type="string" calcext:value-type="string">
            <text:p>努力學習</text:p>
          </table:table-cell>
        </table:table-row>
        <table:table-row table:style-name="ro1">
          <table:table-cell office:value-type="string" calcext:value-type="string">
            <text:p>$ACHV_UPGRADE_ALL_ARMOR_UNIQUE_DESC</text:p>
          </table:table-cell>
          <table:table-cell office:value-type="string" calcext:value-type="string">
            <text:p>在新遊戲+ 中升級所有特殊護甲</text:p>
          </table:table-cell>
        </table:table-row>
        <table:table-row table:style-name="ro1">
          <table:table-cell office:value-type="string" calcext:value-type="string">
            <text:p>$ACHV_UPGRADE_ALL_ARMOR_UNIQUE_TITLE</text:p>
          </table:table-cell>
          <table:table-cell office:value-type="string" calcext:value-type="string">
            <text:p>大鎧甲</text:p>
          </table:table-cell>
        </table:table-row>
        <table:table-row table:style-name="ro1">
          <table:table-cell office:value-type="string" calcext:value-type="string">
            <text:p>$ACHV_UPGRADE_ALL_WEAPONS_UNIQUE_DESC</text:p>
          </table:table-cell>
          <table:table-cell office:value-type="string" calcext:value-type="string">
            <text:p>在新遊戲+ 中升級所有特殊武器</text:p>
          </table:table-cell>
        </table:table-row>
        <table:table-row table:style-name="ro1">
          <table:table-cell office:value-type="string" calcext:value-type="string">
            <text:p>$ACHV_UPGRADE_ALL_WEAPONS_UNIQUE_TITLE</text:p>
          </table:table-cell>
          <table:table-cell office:value-type="string" calcext:value-type="string">
            <text:p>大殺器</text:p>
          </table:table-cell>
        </table:table-row>
        <table:table-row table:style-name="ro1">
          <table:table-cell office:value-type="string" calcext:value-type="string">
            <text:p>$ACHV_USE_TARGETS_DESC</text:p>
          </table:table-cell>
          <table:table-cell office:value-type="string" calcext:value-type="string">
            <text:p>使用高級瞄準選項</text:p>
          </table:table-cell>
        </table:table-row>
        <table:table-row table:style-name="ro1">
          <table:table-cell office:value-type="string" calcext:value-type="string">
            <text:p>$ACHV_USE_TARGETS_TITLE</text:p>
          </table:table-cell>
          <table:table-cell office:value-type="string" calcext:value-type="string">
            <text:p>精確瞄準</text:p>
          </table:table-cell>
        </table:table-row>
      </table:table>
      <table:named-expressions>
        <table:named-range table:name="DEFlag" table:base-cell-address="$'de-DE'.$A$62" table:cell-range-address="$'de-DE'.$A$1:.$A$62"/>
        <table:named-range table:name="DEValue" table:base-cell-address="$'de-DE'.$B$1" table:cell-range-address="$'de-DE'.$B$1:.$B$62"/>
        <table:named-range table:name="DEValues" table:base-cell-address="$'de-DE'.$B$1" table:cell-range-address="$'de-DE'.$B$1:.$B$62"/>
        <table:named-range table:name="ESFlag" table:base-cell-address="$'es-ES'.$A$1" table:cell-range-address="$'es-ES'.$A$1:.$A$62"/>
        <table:named-range table:name="ESFlags" table:base-cell-address="$'es-ES'.$A$1" table:cell-range-address="$'es-ES'.$A$1:.$A$62"/>
        <table:named-range table:name="Flag" table:base-cell-address="$'en-US'.$A$1" table:cell-range-address="$'en-US'.$A$1:.$A$1048576"/>
        <table:named-range table:name="FRFlag" table:base-cell-address="$'fr-FR'.$A$1" table:cell-range-address="$'fr-FR'.$A$1:.$A$62"/>
        <table:named-range table:name="ITFlag" table:base-cell-address="$'it-IT'.$A$62" table:cell-range-address="$'it-IT'.$A$1:.$A$62"/>
        <table:named-range table:name="JPFlag" table:base-cell-address="$'ja-JP'.$A$1" table:cell-range-address="$'ja-JP'.$A$1:.$A$62"/>
        <table:named-range table:name="KOFlag" table:base-cell-address="$'ko-KR'.$A$1" table:cell-range-address="$'ko-KR'.$A$1:.$A$62"/>
        <table:named-range table:name="RUFlag" table:base-cell-address="$'ru-RU'.$A$1" table:cell-range-address="$'ru-RU'.$A$1:.$A$62"/>
        <table:named-range table:name="Stuff" table:base-cell-address="$blah.$C$1" table:cell-range-address="$blah.$C$1:.$C$1048576"/>
        <table:named-range table:name="Value" table:base-cell-address="$'en-US'.$B$1" table:cell-range-address="$'en-US'.$B$1:.$B$1048576"/>
        <table:named-range table:name="ZHHansFlag" table:base-cell-address="$'zh-CN'.$A$1" table:cell-range-address="$'zh-CN'.$A$1:.$A$62"/>
        <table:named-range table:name="ZHHantFlag" table:base-cell-address="$'zh-HK'.$A$1" table:cell-range-address="$'zh-HK'.$A$1:.$A$62"/>
      </table:named-expressions>
      <table:database-ranges>
        <table:database-range table:name="__Anonymous_Sheet_DB__1" table:target-range-address="'en-US'.A1:'en-US'.B1048576">
          <table:sort>
            <table:sort-by table:field-number="1" table:data-type="automatic"/>
          </table:sort>
        </table:database-range>
        <table:database-range table:name="__Anonymous_Sheet_DB__2" table:target-range-address="'de-DE'.A1:'de-DE'.B1048576">
          <table:sort>
            <table:sort-by table:field-number="0" table:data-type="automatic"/>
          </table:sort>
        </table:database-range>
        <table:database-range table:name="__Anonymous_Sheet_DB__3" table:target-range-address="'es-ES'.A1:'es-ES'.B62">
          <table:sort>
            <table:sort-by table:field-number="0" table:data-type="automatic"/>
          </table:sort>
        </table:database-range>
        <table:database-range table:name="__Anonymous_Sheet_DB__4" table:target-range-address="'fr-FR'.A1:'fr-FR'.B62">
          <table:sort>
            <table:sort-by table:field-number="0" table:data-type="automatic"/>
          </table:sort>
        </table:database-range>
        <table:database-range table:name="__Anonymous_Sheet_DB__5" table:target-range-address="'it-IT'.A1:'it-IT'.B1048576">
          <table:sort>
            <table:sort-by table:field-number="0" table:data-type="automatic"/>
          </table:sort>
        </table:database-range>
        <table:database-range table:name="__Anonymous_Sheet_DB__6" table:target-range-address="'ja-JP'.A1:'ja-JP'.B1048576">
          <table:sort>
            <table:sort-by table:field-number="0" table:data-type="automatic"/>
          </table:sort>
        </table:database-range>
        <table:database-range table:name="__Anonymous_Sheet_DB__7" table:target-range-address="'ko-KR'.A2:'ko-KR'.B62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ru-RU'.A2:'ru-RU'.B62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'zh-CN'.A2:'zh-CN'.B62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zh-HK'.A2:'zh-HK'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/00/0000</text:date>, <text:time style:data-style-name="N2" text:time-value="17:04:36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8T17:14:18.908000000</dc:date>
    <meta:editing-duration>PT24M25S</meta:editing-duration>
    <meta:editing-cycles>3</meta:editing-cycles>
    <meta:generator>LibreOffice/5.4.1.2$Windows_x86 LibreOffice_project/ea7cb86e6eeb2bf3a5af73a8f7777ac570321527</meta:generator>
    <meta:document-statistic meta:table-count="11" meta:cell-count="5267" meta:object-count="0"/>
  </office:meta>
</office:document-meta>
</file>